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9" style:family="table-column">
      <style:table-column-properties fo:break-before="auto" style:column-width="4.166cm"/>
    </style:style>
    <style:style style:name="co24" style:family="table-column">
      <style:table-column-properties fo:break-before="auto" style:column-width="3.702cm"/>
    </style:style>
    <style:style style:name="co25" style:family="table-column">
      <style:table-column-properties fo:break-before="auto" style:column-width="7.923cm"/>
    </style:style>
    <style:style style:name="co26" style:family="table-column">
      <style:table-column-properties fo:break-before="auto" style:column-width="2.05cm"/>
    </style:style>
    <style:style style:name="co27" style:family="table-column">
      <style:table-column-properties fo:break-before="auto" style:column-width="2.159cm"/>
    </style:style>
    <style:style style:name="co28" style:family="table-column">
      <style:table-column-properties fo:break-before="auto" style:column-width="5.99cm"/>
    </style:style>
    <style:style style:name="co29" style:family="table-column">
      <style:table-column-properties fo:break-before="auto" style:column-width="4.383cm"/>
    </style:style>
    <style:style style:name="co30" style:family="table-column">
      <style:table-column-properties fo:break-before="auto" style:column-width="2.268cm"/>
    </style:style>
    <style:style style:name="co31" style:family="table-column">
      <style:table-column-properties fo:break-before="auto" style:column-width="2.459cm"/>
    </style:style>
    <style:style style:name="co32" style:family="table-column">
      <style:table-column-properties fo:break-before="auto" style:column-width="2.54cm"/>
    </style:style>
    <style:style style:name="co33" style:family="table-column">
      <style:table-column-properties fo:break-before="auto" style:column-width="1.669cm"/>
    </style:style>
    <style:style style:name="co34" style:family="table-column">
      <style:table-column-properties fo:break-before="auto" style:column-width="2.949cm"/>
    </style:style>
    <style:style style:name="co10" style:family="table-column">
      <style:table-column-properties fo:break-before="auto" style:column-width="1.723cm"/>
    </style:style>
    <style:style style:name="co35" style:family="table-column">
      <style:table-column-properties fo:break-before="auto" style:column-width="2.378cm"/>
    </style:style>
    <style:style style:name="co36" style:family="table-column">
      <style:table-column-properties fo:break-before="auto" style:column-width="1.423cm"/>
    </style:style>
    <style:style style:name="co37" style:family="table-column">
      <style:table-column-properties fo:break-before="auto" style:column-width="4.718cm"/>
    </style:style>
    <style:style style:name="co38" style:family="table-column">
      <style:table-column-properties fo:break-before="auto" style:column-width="3.076cm"/>
    </style:style>
    <style:style style:name="co39" style:family="table-column">
      <style:table-column-properties fo:break-before="auto" style:column-width="5.338cm"/>
    </style:style>
    <style:style style:name="co40" style:family="table-column">
      <style:table-column-properties fo:break-before="auto" style:column-width="2.614cm"/>
    </style:style>
    <style:style style:name="co41" style:family="table-column">
      <style:table-column-properties fo:break-before="auto" style:column-width="3.866cm"/>
    </style:style>
    <style:style style:name="co2" style:family="table-column">
      <style:table-column-properties fo:break-before="auto" style:column-width="2.258cm"/>
    </style:style>
    <style:style style:name="co42" style:family="table-column">
      <style:table-column-properties fo:break-before="auto" style:column-width="5.147cm"/>
    </style:style>
    <style:style style:name="co43" style:family="table-column">
      <style:table-column-properties fo:break-before="auto" style:column-width="5.528cm"/>
    </style:style>
    <style:style style:name="co44" style:family="table-column">
      <style:table-column-properties fo:break-before="auto" style:column-width="8.033cm"/>
    </style:style>
    <style:style style:name="co45" style:family="table-column">
      <style:table-column-properties fo:break-before="auto" style:column-width="7.652cm"/>
    </style:style>
    <style:style style:name="co46" style:family="table-column">
      <style:table-column-properties fo:break-before="auto" style:column-width="6.862cm"/>
    </style:style>
    <style:style style:name="co47" style:family="table-column">
      <style:table-column-properties fo:break-before="auto" style:column-width="2.868cm"/>
    </style:style>
    <style:style style:name="co48" style:family="table-column">
      <style:table-column-properties fo:break-before="auto" style:column-width="2.559cm"/>
    </style:style>
    <style:style style:name="co7" style:family="table-column">
      <style:table-column-properties fo:break-before="auto" style:column-width="1.261cm"/>
    </style:style>
    <style:style style:name="co50" style:family="table-column">
      <style:table-column-properties fo:break-before="auto" style:column-width="24.155cm"/>
    </style:style>
    <style:style style:name="co51" style:family="table-column">
      <style:table-column-properties fo:break-before="auto" style:column-width="7.733cm"/>
    </style:style>
    <style:style style:name="co52" style:family="table-column">
      <style:table-column-properties fo:break-before="auto" style:column-width="2.641cm"/>
    </style:style>
    <style:style style:name="co53" style:family="table-column">
      <style:table-column-properties fo:break-before="auto" style:column-width="2.704cm"/>
    </style:style>
    <style:style style:name="co54" style:family="table-column">
      <style:table-column-properties fo:break-before="auto" style:column-width="2.023cm"/>
    </style:style>
    <style:style style:name="co55" style:family="table-column">
      <style:table-column-properties fo:break-before="auto" style:column-width="1.969cm"/>
    </style:style>
    <style:style style:name="co56" style:family="table-column">
      <style:table-column-properties fo:break-before="auto" style:column-width="1.478cm"/>
    </style:style>
    <style:style style:name="co57" style:family="table-column">
      <style:table-column-properties fo:break-before="auto" style:column-width="6.535cm"/>
    </style:style>
    <style:style style:name="co58" style:family="table-column">
      <style:table-column-properties fo:break-before="auto" style:column-width="10.156cm"/>
    </style:style>
    <style:style style:name="co59" style:family="table-column">
      <style:table-column-properties fo:break-before="auto" style:column-width="4.083cm"/>
    </style:style>
    <style:style style:name="co60" style:family="table-column">
      <style:table-column-properties fo:break-before="auto" style:column-width="3.131cm"/>
    </style:style>
    <style:style style:name="co61" style:family="table-column">
      <style:table-column-properties fo:break-before="auto" style:column-width="3.157cm"/>
    </style:style>
    <style:style style:name="co62" style:family="table-column">
      <style:table-column-properties fo:break-before="auto" style:column-width="4.057cm"/>
    </style:style>
    <style:style style:name="co63" style:family="table-column">
      <style:table-column-properties fo:break-before="auto" style:column-width="1.769cm"/>
    </style:style>
    <style:style style:name="co64" style:family="table-column">
      <style:table-column-properties fo:break-before="auto" style:column-width="1.633cm"/>
    </style:style>
    <style:style style:name="co65" style:family="table-column">
      <style:table-column-properties fo:break-before="auto" style:column-width="2.914cm"/>
    </style:style>
    <style:style style:name="co66" style:family="table-column">
      <style:table-column-properties fo:break-before="auto" style:column-width="5.609cm"/>
    </style:style>
    <style:style style:name="co67" style:family="table-column">
      <style:table-column-properties fo:break-before="auto" style:column-width="3.022cm"/>
    </style:style>
    <style:style style:name="co68" style:family="table-column">
      <style:table-column-properties fo:break-before="auto" style:column-width="14.977cm"/>
    </style:style>
    <style:style style:name="ro2" style:family="table-row">
      <style:table-row-properties style:row-height="0.452cm" fo:break-before="auto" style:use-optimal-row-height="true"/>
    </style:style>
    <style:style style:name="ro10" style:family="table-row">
      <style:table-row-properties style:row-height="1.632cm" fo:break-before="auto" style:use-optimal-row-height="true"/>
    </style:style>
    <style:style style:name="ro4" style:family="table-row">
      <style:table-row-properties style:row-height="18.723cm" fo:break-before="auto" style:use-optimal-row-height="true"/>
    </style:style>
    <style:style style:name="ro5" style:family="table-row">
      <style:table-row-properties style:row-height="2.21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13.083cm" fo:break-before="auto" style:use-optimal-row-height="true"/>
    </style:style>
    <style:style style:name="ro8" style:family="table-row">
      <style:table-row-properties style:row-height="0.868cm" fo:break-before="auto" style:use-optimal-row-height="false"/>
    </style:style>
    <style:style style:name="ro9" style:family="table-row">
      <style:table-row-properties style:row-height="1.711cm" fo:break-before="auto" style:use-optimal-row-height="false"/>
    </style:style>
    <style:style style:name="ro11" style:family="table-row">
      <style:table-row-properties style:row-height="1.236cm" fo:break-before="auto" style:use-optimal-row-height="true"/>
    </style:style>
    <style:style style:name="ro12"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weight="bold" style:font-weight-asian="bold" style:font-weight-complex="bold"/>
    </style:style>
    <style:style style:name="ce30" style:family="table-cell" style:parent-style-name="Default">
      <style:text-properties style:text-position="" style:font-name="Liberation Sans" style:font-name-asian="Droid Sans Fallback" style:font-name-complex="FreeSans"/>
    </style:style>
    <style:style style:name="ce3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32" style:family="table-cell" style:parent-style-name="Default">
      <style:table-cell-properties fo:background-color="#c0c0c0"/>
      <style:text-properties style:text-position="" fo:font-style="normal" fo:font-weight="normal" style:font-style-asian="normal" style:font-weight-asian="normal" style:font-style-complex="normal" style:font-weight-complex="normal"/>
    </style:style>
    <style:style style:name="ce33" style:family="table-cell" style:parent-style-name="Default">
      <style:table-cell-properties fo:background-color="#c0c0c0"/>
      <style:text-properties style:text-position="" style:font-name="Liberation Sans" fo:font-style="normal" fo:font-weight="normal" style:font-name-asian="Droid Sans Fallback" style:font-style-asian="normal" style:font-weight-asian="normal" style:font-name-complex="FreeSans" style:font-style-complex="normal" style:font-weight-complex="normal"/>
    </style:style>
    <style:style style:name="ce34" style:family="table-cell" style:parent-style-name="Default">
      <style:table-cell-properties fo:background-color="#c0c0c0"/>
      <style:text-properties style:text-position=""/>
    </style:style>
    <style:style style:name="ce7" style:family="table-cell" style:parent-style-name="Default">
      <style:text-properties style:font-name="Courier 10 Pitch"/>
    </style:style>
    <style:style style:name="ce8" style:family="table-cell" style:parent-style-name="Default">
      <style:table-cell-properties fo:background-color="#99ccff"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99ccff" fo:wrap-option="wrap" fo:border="0.06pt solid #000000" style:vertical-align="middle"/>
    </style:style>
    <style:style style:name="ce10" style:family="table-cell" style:parent-style-name="Default">
      <style:table-cell-properties fo:background-color="#99ccff" fo:wrap-option="wrap" fo:border="0.06pt solid #000000" style:vertical-align="middle"/>
      <style:text-properties style:font-name="Liberation Sans" style:font-name-asian="Droid Sans Fallback" style:font-name-complex="FreeSans"/>
    </style:style>
    <style:style style:name="ce11" style:family="table-cell" style:parent-style-name="Default">
      <style:table-cell-properties fo:wrap-option="wrap" style:vertical-align="middle"/>
    </style:style>
    <style:style style:name="ce12" style:family="table-cell" style:parent-style-name="Default">
      <style:table-cell-properties fo:background-color="#99ccff" style:text-align-source="fix" style:repeat-content="false" fo:wrap-option="wrap" fo:border="0.06pt solid #000000" style:vertical-align="middle"/>
      <style:paragraph-properties fo:text-align="end" fo:margin-left="0cm"/>
    </style:style>
    <style:style style:name="ce13" style:family="table-cell" style:parent-style-name="Default">
      <style:table-cell-properties fo:background-color="#99ccff" style:text-align-source="fix" style:repeat-content="false" fo:wrap-option="wrap" fo:border="0.06pt solid #000000" style:vertical-align="middle"/>
      <style:paragraph-properties fo:text-align="end" fo:margin-left="0cm"/>
      <style:text-properties style:font-name="Liberation Sans" style:font-name-asian="Droid Sans Fallback" style:font-name-complex="FreeSans"/>
    </style:style>
    <style:style style:name="ce14" style:family="table-cell" style:parent-style-name="Default">
      <style:table-cell-properties fo:background-color="#ff9966" style:text-align-source="fix" style:repeat-content="false" fo:wrap-option="wrap" fo:border="0.06pt solid #000000" style:vertical-align="middle"/>
      <style:paragraph-properties fo:text-align="end" fo:margin-left="0cm"/>
    </style:style>
    <style:style style:name="ce15" style:family="table-cell" style:parent-style-name="Default">
      <style:table-cell-properties fo:background-color="#99ccff" style:text-align-source="fix" style:repeat-content="false" fo:wrap-option="wrap" fo:border="0.06pt solid #000000" style:vertical-align="middle"/>
      <style:paragraph-properties fo:text-align="center" fo:margin-left="0cm"/>
      <style:text-properties style:font-name="Liberation Sans" fo:font-weight="bold" style:font-name-asian="Droid Sans Fallback" style:font-weight-asian="bold" style:font-name-complex="FreeSans" style:font-weight-complex="bold"/>
    </style:style>
    <style:style style:name="ce16" style:family="table-cell" style:parent-style-name="Default">
      <style:table-cell-properties fo:background-color="#ff9966" style:text-align-source="fix" style:repeat-content="false" fo:wrap-option="wrap" fo:border="0.06pt solid #000000" style:vertical-align="middle"/>
      <style:paragraph-properties fo:text-align="end" fo:margin-left="0cm"/>
      <style:text-properties style:font-name="Liberation Sans" style:font-name-asian="Droid Sans Fallback" style:font-name-complex="FreeSans"/>
    </style:style>
    <style:style style:name="ce17" style:family="table-cell" style:parent-style-name="Default">
      <style:table-cell-properties fo:background-color="#cccccc"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background-color="#cccccc" style:text-align-source="fix" style:repeat-content="false" fo:wrap-option="wrap" fo:border="0.06pt solid #000000" style:vertical-align="middle"/>
      <style:paragraph-properties fo:text-align="start" fo:margin-left="0cm"/>
    </style:style>
    <style:style style:name="ce19" style:family="table-cell" style:parent-style-name="Default">
      <style:table-cell-properties fo:background-color="#cccccc" style:text-align-source="fix" style:repeat-content="false" fo:wrap-option="wrap" fo:border="0.06pt solid #000000" style:vertical-align="middle"/>
      <style:paragraph-properties fo:text-align="start" fo:margin-left="0cm"/>
      <style:text-properties style:font-name="Liberation Sans" style:font-name-asian="Droid Sans Fallback" style:font-name-complex="FreeSans"/>
    </style:style>
    <style:style style:name="ce20" style:family="table-cell" style:parent-style-name="Default">
      <style:table-cell-properties fo:background-color="#cccccc" style:text-align-source="fix" style:repeat-content="false" fo:wrap-option="wrap" fo:border="0.06pt solid #000000" style:vertical-align="middle"/>
      <style:paragraph-properties fo:text-align="start" fo:margin-left="0cm"/>
      <style:text-properties style:font-name="Liberation Sans" style:font-name-asian="Droid Sans Fallback"/>
    </style:style>
    <style:style style:name="ce21" style:family="table-cell" style:parent-style-name="Default">
      <style:table-cell-properties fo:background-color="#cccccc" style:text-align-source="fix" style:repeat-content="false" fo:wrap-option="wrap" fo:border="0.06pt solid #000000" style:vertical-align="middle"/>
      <style:paragraph-properties fo:text-align="end" fo:margin-left="0cm"/>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end" fo:margin-left="0cm"/>
      <style:text-properties style:font-name="Liberation Sans" style:font-name-asian="Droid Sans Fallback" style:font-name-complex="FreeSans"/>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fo:background-color="transparent" fo:wrap-option="wrap" fo:border="0.06pt solid #000000" style:vertical-align="middle"/>
      <style:paragraph-properties fo:text-align="end" fo:margin-left="0cm"/>
    </style:style>
    <style:style style:name="ce25" style:family="table-cell" style:parent-style-name="Default">
      <style:table-cell-properties style:text-align-source="fix" style:repeat-content="false" fo:background-color="transparent" fo:wrap-option="wrap" fo:border="0.06pt solid #000000" style:vertical-align="middle"/>
      <style:paragraph-properties fo:text-align="end" fo:margin-left="0cm"/>
      <style:text-properties style:font-name="Liberation Sans" style:font-name-asian="Droid Sans Fallback" style:font-name-complex="FreeSans"/>
    </style:style>
    <style:style style:name="ce26" style:family="table-cell" style:parent-style-name="Default">
      <style:table-cell-properties fo:background-color="transparent" fo:wrap-option="wrap" style:vertical-align="middle"/>
    </style:style>
    <style:style style:name="ce27"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Liberation Sans" style:font-name-asian="Droid Sans Fallback" style:font-name-complex="FreeSans"/>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style>
    <style:style style:name="ce36"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7"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8" style:family="table-cell" style:parent-style-name="Default">
      <style:table-cell-properties fo:wrap-option="wrap" fo:border="0.06pt solid #000000" style:vertical-align="middle"/>
      <style:text-properties style:font-name="Liberation Sans" style:font-name-asian="Droid Sans Fallback" style:font-name-complex="FreeSans"/>
    </style:style>
    <style:style style:name="ce39" style:family="table-cell" style:parent-style-name="Default">
      <style:table-cell-properties fo:wrap-option="wrap" fo:border="0.06pt solid #000000" style:vertical-align="middle"/>
    </style:style>
    <style:style style:name="ce40" style:family="table-cell" style:parent-style-name="Default">
      <style:table-cell-properties fo:wrap-option="wrap"/>
    </style:style>
    <style:style style:name="ce41" style:family="table-cell" style:parent-style-name="Default">
      <style:text-properties fo:font-weight="bold" style:font-weight-asian="bold" style:font-weight-complex="bold"/>
    </style:style>
    <style:style style:name="ce42" style:family="table-cell" style:parent-style-name="Default">
      <style:text-properties style:font-name="Liberation Sans" style:font-name-asian="Droid Sans Fallback" style:font-name-complex="FreeSans"/>
    </style:style>
    <style:style style:name="ce4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4" style:family="table-cell" style:parent-style-name="Default">
      <style:table-cell-properties fo:background-color="#c0c0c0"/>
      <style:text-properties fo:font-style="normal" fo:font-weight="normal" style:font-style-asian="normal" style:font-weight-asian="normal" style:font-style-complex="normal" style:font-weight-complex="normal"/>
    </style:style>
    <style:style style:name="ce45" style:family="table-cell" style:parent-style-name="Default">
      <style:table-cell-properties fo:background-color="#c0c0c0"/>
      <style:text-properties style:font-name="Liberation Sans" fo:font-style="normal" fo:font-weight="normal" style:font-name-asian="Droid Sans Fallback" style:font-style-asian="normal" style:font-weight-asian="normal" style:font-name-complex="FreeSans" style:font-style-complex="normal" style:font-weight-complex="normal"/>
    </style:style>
    <style:style style:name="ce46" style:family="table-cell" style:parent-style-name="Default">
      <style:table-cell-properties fo:background-color="#c0c0c0"/>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text-line-through-type="none" style:font-name="Liberation Sans" fo:font-size="10pt" fo:language="en" fo:country="NZ"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font-name-asian="Droid Sans Fallback"/>
    </style:style>
    <style:style style:name="T3" style:family="text">
      <style:text-properties style:font-name-asian="Droid Sans Fallback"/>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onfig" table:style-name="ta1">
        <office:forms form:automatic-focus="false" form:apply-design-mode="false">
          <form:form form:name="configRunn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doConfig" form:control-implementation="ooo:com.sun.star.form.component.CommandButton" xml:id="control1" form:id="control1" form:label="Generate Confi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reateConfig?language=Basic&amp;location=application" xlink:type="simple"/>
              </office:event-listeners>
            </form:button>
          </form:form>
        </office:forms>
        <table:shapes>
          <draw:control draw:z-index="0" draw:name="DoConfig" draw:text-style-name="P3" svg:width="3.82cm" svg:height="1.301cm" svg:x="25cm" svg:y="1.699cm" draw:control="control1">
            <svg:title>Generate Configuration</svg:title>
          </draw:control>
        </table:shapes>
        <table:table-column table:style-name="co50" table:default-cell-style-name="ce7"/>
        <table:table-column table:style-name="co2" table:number-columns-repeated="1022" table:default-cell-style-name="ce7"/>
        <table:table-row table:style-name="ro4">
          <table:table-cell table:style-name="Default" office:value-type="string" calcext:value-type="string">
            <text:p/>
            <text:p>@PART[toroidalFuelTank]:NEEDS[RealSolarSystem]:Final</text:p>
            <text:p>{</text:p>
            <text:p>@description = Volume and mass fraction adjusted to real life tanks. Volume Fraction: 0.78; Mass Fraction: 0.88</text:p>
            <text:p>@mass = 0.034</text:p>
            <text:p>@cost = 73 // Dry: 50; Resources: 22.671</text:p>
            <text:p>@RESOURCE[Oxidizer]</text:p>
            <text:p>{</text:p>
            <text:p>@maxAmount = 27.165</text:p>
            <text:p>@amount = 27.165</text:p>
            <text:p>}</text:p>
            <text:p>@RESOURCE[LiquidFuel]</text:p>
            <text:p>{</text:p>
            <text:p>@maxAmount = 22.226</text:p>
            <text:p>@amount = 22.226</text:p>
            <text:p>}</text:p>
            <text:p>}</text:p>
            <text:p/>
            <text:p>@PART[solidBooster_sm]:NEEDS[RealSolarSystem]:Final</text:p>
            <text:p>{</text:p>
            <text:p>@description = Rescaled GEM-46. 1.25mx1.260m case</text:p>
            <text:p>@mass = 0.932</text:p>
            <text:p>@cost = 271 // Dry: 80; Resources: 191.005</text:p>
            <text:p>@RESOURCE[SolidFuel]</text:p>
            <text:p>{</text:p>
            <text:p>@maxAmount = 318.341</text:p>
            <text:p>@amount = 318.341</text:p>
            <text:p>}</text:p>
            <text:p>@MODULE[ModuleEngines]</text:p>
            <text:p>{</text:p>
            <text:p>@minThrust = 0</text:p>
            <text:p>@maxThrust = 74.148</text:p>
            <text:p>@heatProduction = 30</text:p>
            <text:p>@atmosphereCurve</text:p>
            <text:p>{</text:p>
            <text:p>@key,0 = 0 284</text:p>
            <text:p>@key,1 = 1 242</text:p>
            <text:p>}</text:p>
            <text:p>}</text:p>
            <text:p>@MODULE[ModuleEnginesFX]</text:p>
            <text:p>{</text:p>
            <text:p>@minThrust = 0</text:p>
            <text:p>@maxThrust = 74.148</text:p>
            <text:p>@heatProduction = 30</text:p>
            <text:p>@atmosphereCurve</text:p>
            <text:p>{</text:p>
            <text:p>@key,0 = 0 284</text:p>
            <text:p>@key,1 = 1 242</text:p>
            <text:p>}</text:p>
            <text:p>}</text:p>
            <text:p>}</text:p>
            <text:p/>
            <text:p>@PART[solidBooster]:NEEDS[RealSolarSystem]:Final</text:p>
            <text:p>{</text:p>
            <text:p>@description = Rescaled GEM-46. 1.25mx2.395m case</text:p>
            <text:p>@mass = 1.035</text:p>
            <text:p>@cost = 511 // Dry: 150; Resources: 361.494</text:p>
            <text:p>@RESOURCE[SolidFuel]</text:p>
            <text:p>{</text:p>
            <text:p>@maxAmount = 602.49</text:p>
            <text:p>@amount = 602.49</text:p>
            <text:p>}</text:p>
            <text:p>@MODULE[ModuleEngines]</text:p>
            <text:p>{</text:p>
            <text:p>@minThrust = 0</text:p>
            <text:p>@maxThrust = 140.332</text:p>
            <text:p>@heatProduction = 52</text:p>
            <text:p>@atmosphereCurve</text:p>
            <text:p>{</text:p>
            <text:p>@key,0 = 0 284</text:p>
            <text:p>@key,1 = 1 242</text:p>
            <text:p>}</text:p>
            <text:p>}</text:p>
            <text:p>@MODULE[ModuleEnginesFX]</text:p>
            <text:p>{</text:p>
            <text:p>@minThrust = 0</text:p>
            <text:p>@maxThrust = 140.332</text:p>
            <text:p>@heatProduction = 52</text:p>
            <text:p>@atmosphereCurve</text:p>
            <text:p>{</text:p>
            <text:p>@key,0 = 0 284</text:p>
            <text:p>@key,1 = 1 242</text:p>
            <text:p>}</text:p>
            <text:p>}</text:p>
            <text:p>}</text:p>
            <text:p/>
            <text:p>@PART[fuelTankSmallFlat]:NEEDS[RealSolarSystem]:Final</text:p>
            <text:p>{</text:p>
            <text:p>@description = Volume and mass fraction adjusted to real life tanks. Volume Fraction: 0.81; Mass Fraction: 0.9</text:p>
            <text:p>@mass = 0.072</text:p>
            <text:p>@cost = 169 // Dry: 110; Resources: 59.496</text:p>
            <text:p>@RESOURCE[Oxidizer]</text:p>
            <text:p>{</text:p>
            <text:p>@maxAmount = 71.291</text:p>
            <text:p>@amount = 71.291</text:p>
            <text:p>}</text:p>
            <text:p>@RESOURCE[LiquidFuel]</text:p>
            <text:p>{</text:p>
            <text:p>@maxAmount = 58.329</text:p>
            <text:p>@amount = 58.329</text:p>
            <text:p>}</text:p>
            <text:p>}</text:p>
            <text:p/>
            <text:p>@PART[HeatShield1]:NEEDS[RealSolarSystem]:Final</text:p>
            <text:p>{</text:p>
            <text:p>@description = Mercury Heat Shield. Downscaled to 1.25m. Default amount of ablator appropriate for a LEO reentry with an MK1 pod</text:p>
            <text:p>@mass = 0.012</text:p>
            <text:p>@cost = 203 // Dry: 150; Resources: 52.978</text:p>
            <text:p>@RESOURCE[Ablator]</text:p>
            <text:p>{</text:p>
            <text:p>@maxAmount = 250</text:p>
            <text:p>@amount = 105.956</text:p>
            <text:p>}</text:p>
            <text:p>}</text:p>
            <text:p/>
            <text:p>@PART[RCSFuelTank]:NEEDS[RealSolarSystem]:Final</text:p>
            <text:p>{</text:p>
            <text:p>@description = Volume and mass fraction adjusted to real life tanks. Volume Fraction: 0.76; Mass Fraction: 0.87</text:p>
            <text:p>@mass = 0.081</text:p>
            <text:p>@cost = 323 // Dry: 160; Resources: 162.842</text:p>
            <text:p>@RESOURCE[MonoPropellant]</text:p>
            <text:p>{</text:p>
            <text:p>@maxAmount = 135.702</text:p>
            <text:p>@amount = 135.702</text:p>
            <text:p>}</text:p>
            <text:p>}</text:p>
            <text:p/>
            <text:p>@PART[fuelTankSmall]:NEEDS[RealSolarSystem]:Final</text:p>
            <text:p>{</text:p>
            <text:p>@description = Volume and mass fraction adjusted to real life tanks. Volume Fraction: 0.83; Mass Fraction: 0.91</text:p>
            <text:p>@mass = 0.115</text:p>
            <text:p>@cost = 277 // Dry: 170; Resources: 106.875</text:p>
            <text:p>@RESOURCE[Oxidizer]</text:p>
            <text:p>{</text:p>
            <text:p>@maxAmount = 128.064</text:p>
            <text:p>@amount = 128.064</text:p>
            <text:p>}</text:p>
            <text:p>@RESOURCE[LiquidFuel]</text:p>
            <text:p>{</text:p>
            <text:p>@maxAmount = 104.78</text:p>
            <text:p>@amount = 104.78</text:p>
            <text:p>}</text:p>
            <text:p>}</text:p>
            <text:p/>
            <text:p>@PART[parachuteDrogue]:NEEDS[RealSolarSystem]:Final</text:p>
            <text:p>{</text:p>
            <text:p>@description = Apollo recovery equipment – Drogue parachute. Mass scaled based on capsule proportions</text:p>
            <text:p>@mass = 0.067</text:p>
            <text:p>@cost = 190 // Dry: 190</text:p>
            <text:p>}</text:p>
            <text:p/>
            <text:p>@PART[parachuteLarge]:NEEDS[RealSolarSystem]:Final</text:p>
            <text:p>{</text:p>
            <text:p>@description = Apollo recovery equipment – Landing parachute. Mass scaled based on capsule proportions</text:p>
            <text:p>@mass = 0.101</text:p>
            <text:p>@cost = 210 // Dry: 210</text:p>
            <text:p>}</text:p>
            <text:p/>
            <text:p>@PART[stackDecoupler]:NEEDS[RealSolarSystem]:Final</text:p>
            <text:p>{</text:p>
            <text:p>@description = Adjusted to match LazyRSS tanks &amp; engines ratios</text:p>
            <text:p>@mass = 0.048</text:p>
            <text:p>@cost = 240 // Dry: 240</text:p>
            <text:p>}</text:p>
            <text:p/>
            <text:p>@PART[fuelTank]:NEEDS[RealSolarSystem]:Final</text:p>
            <text:p>{</text:p>
            <text:p>@description = Volume and mass fraction adjusted to real life tanks. Volume Fraction: 0.85; Mass Fraction: 0.92</text:p>
            <text:p>@mass = 0.173</text:p>
            <text:p>@cost = 433 // Dry: 250; Resources: 182.896</text:p>
            <text:p>@RESOURCE[Oxidizer]</text:p>
            <text:p>{</text:p>
            <text:p>@maxAmount = 219.157</text:p>
            <text:p>@amount = 219.157</text:p>
            <text:p>}</text:p>
            <text:p>@RESOURCE[LiquidFuel]</text:p>
            <text:p>{</text:p>
            <text:p>@maxAmount = 179.31</text:p>
            <text:p>@amount = 179.31</text:p>
            <text:p>}</text:p>
            <text:p>}</text:p>
            <text:p/>
            <text:p>@PART[solidBooster1-1]:NEEDS[RealSolarSystem]:Final</text:p>
            <text:p>{</text:p>
            <text:p>@description = Rescaled GEM-46. 1.25mx7.38m case</text:p>
            <text:p>@mass = 1.552</text:p>
            <text:p>@cost = 1359 // Dry: 275; Resources: 1084.156</text:p>
            <text:p>@RESOURCE[SolidFuel]</text:p>
            <text:p>{</text:p>
            <text:p>@maxAmount = 1806.926</text:p>
            <text:p>@amount = 1806.926</text:p>
            <text:p>}</text:p>
            <text:p>@MODULE[ModuleEngines]</text:p>
            <text:p>{</text:p>
            <text:p>@minThrust = 0</text:p>
            <text:p>@maxThrust = 420.868</text:p>
            <text:p>@heatProduction = 104</text:p>
            <text:p>@atmosphereCurve</text:p>
            <text:p>{</text:p>
            <text:p>@key,0 = 0 284</text:p>
            <text:p>@key,1 = 1 242</text:p>
            <text:p>}</text:p>
            <text:p>}</text:p>
            <text:p>@MODULE[ModuleEnginesFX]</text:p>
            <text:p>{</text:p>
            <text:p>@minThrust = 0</text:p>
            <text:p>@maxThrust = 420.868</text:p>
            <text:p>@heatProduction = 104</text:p>
            <text:p>@atmosphereCurve</text:p>
            <text:p>{</text:p>
            <text:p>@key,0 = 0 284</text:p>
            <text:p>@key,1 = 1 242</text:p>
            <text:p>}</text:p>
            <text:p>}</text:p>
            <text:p>}</text:p>
            <text:p/>
            <text:p>@PART[stackSeparator]:NEEDS[RealSolarSystem]:Final</text:p>
            <text:p>{</text:p>
            <text:p>@description = Adjusted to match LazyRSS tanks &amp; engines ratios</text:p>
            <text:p>@mass = 0.07</text:p>
            <text:p>@cost = 270 // Dry: 270</text:p>
            <text:p>}</text:p>
            <text:p/>
            <text:p>@PART[LaunchEscapeSystem]:NEEDS[RealSolarSystem]:Final</text:p>
            <text:p>{</text:p>
            <text:p>@description = Thrust reduced to more realistic levels. Basically an upscaled sepratron. Delivers 11g to an empty mk1-2 pod with 2 chutes</text:p>
            <text:p>@mass = 0.685</text:p>
            <text:p>@cost = 523 // Dry: 500; Resources: 23.491</text:p>
            <text:p>@RESOURCE[SolidFuel]</text:p>
            <text:p>{</text:p>
            <text:p>@maxAmount = 39.151</text:p>
            <text:p>@amount = 39.151</text:p>
            <text:p>}</text:p>
            <text:p>@MODULE[ModuleEngines]</text:p>
            <text:p>{</text:p>
            <text:p>@minThrust = 0</text:p>
            <text:p>@maxThrust = 364.763</text:p>
            <text:p>@heatProduction = 158</text:p>
            <text:p>@atmosphereCurve</text:p>
            <text:p>{</text:p>
            <text:p>@key,0 = 0 220</text:p>
            <text:p>@key,1 = 1 175</text:p>
            <text:p>}</text:p>
            <text:p>}</text:p>
            <text:p>@MODULE[ModuleEnginesFX]</text:p>
            <text:p>{</text:p>
            <text:p>@minThrust = 0</text:p>
            <text:p>@maxThrust = 364.763</text:p>
            <text:p>@heatProduction = 158</text:p>
            <text:p>@atmosphereCurve</text:p>
            <text:p>{</text:p>
            <text:p>@key,0 = 0 220</text:p>
            <text:p>@key,1 = 1 175</text:p>
            <text:p>}</text:p>
            <text:p>}</text:p>
            <text:p>}</text:p>
            <text:p/>
            <text:p>@PART[fuelTank_long]:NEEDS[RealSolarSystem]:Final</text:p>
            <text:p>{</text:p>
            <text:p>@description = Volume and mass fraction adjusted to real life tanks. Volume Fraction: 0.86; Mass Fraction: 0.925</text:p>
            <text:p>@mass = 0.324</text:p>
            <text:p>@cost = 827 // Dry: 460; Resources: 366.802</text:p>
            <text:p>@RESOURCE[Oxidizer]</text:p>
            <text:p>{</text:p>
            <text:p>@maxAmount = 439.523</text:p>
            <text:p>@amount = 439.523</text:p>
            <text:p>}</text:p>
            <text:p>@RESOURCE[LiquidFuel]</text:p>
            <text:p>{</text:p>
            <text:p>@maxAmount = 359.61</text:p>
            <text:p>@amount = 359.61</text:p>
            <text:p>}</text:p>
            <text:p>}</text:p>
            <text:p/>
            <text:p>@PART[MassiveBooster]:NEEDS[RealSolarSystem]:Final</text:p>
            <text:p>{</text:p>
            <text:p>@description = Rescaled GEM-46. 1.25mx13.76m case</text:p>
            <text:p>@mass = 2.28</text:p>
            <text:p>@cost = 2608 // Dry: 540; Resources: 2068.467</text:p>
            <text:p>@RESOURCE[SolidFuel]</text:p>
            <text:p>{</text:p>
            <text:p>@maxAmount = 3447.445</text:p>
            <text:p>@amount = 3447.445</text:p>
            <text:p>}</text:p>
            <text:p>@MODULE[ModuleEngines]</text:p>
            <text:p>{</text:p>
            <text:p>@minThrust = 0</text:p>
            <text:p>@maxThrust = 802.976</text:p>
            <text:p>@heatProduction = 135</text:p>
            <text:p>@atmosphereCurve</text:p>
            <text:p>{</text:p>
            <text:p>@key,0 = 0 284</text:p>
            <text:p>@key,1 = 1 242</text:p>
            <text:p>}</text:p>
            <text:p>}</text:p>
            <text:p>@MODULE[ModuleEnginesFX]</text:p>
            <text:p>{</text:p>
            <text:p>@minThrust = 0</text:p>
            <text:p>@maxThrust = 802.976</text:p>
            <text:p>@heatProduction = 135</text:p>
            <text:p>@atmosphereCurve</text:p>
            <text:p>{</text:p>
            <text:p>@key,0 = 0 284</text:p>
            <text:p>@key,1 = 1 242</text:p>
            <text:p>}</text:p>
            <text:p>}</text:p>
            <text:p>}</text:p>
            <text:p/>
            <text:p>@PART[mk1pod]:NEEDS[RealSolarSystem]:Final</text:p>
            <text:p>{</text:p>
            <text:p>@description = Mercury capsule. Downscaled to 1.25m, (heat shield and recovery equipment mass excluded), no retro pack.</text:p>
            <text:p>@mass = 0.311</text:p>
            <text:p>@cost = 602 // Dry: 600; Resources: 1.714</text:p>
            <text:p>@RESOURCE[MonoPropellant]</text:p>
            <text:p>{</text:p>
            <text:p>@maxAmount = 1.429</text:p>
            <text:p>@amount = 1.429</text:p>
            <text:p>}</text:p>
            <text:p>}</text:p>
            <text:p/>
            <text:p>@PART[landerCabinSmall]:NEEDS[RealSolarSystem]:Final</text:p>
            <text:p>{</text:p>
            <text:p>@description = 1-Seat LEM cabin. Monopropellant removed</text:p>
            <text:p>@mass = 0.249</text:p>
            <text:p>@cost = 660 // Dry: 660</text:p>
            <text:p>!RESOURCE[MonoPropellant]</text:p>
            <text:p>{</text:p>
            <text:p>@maxAmount = 0</text:p>
            <text:p>@amount = 0</text:p>
            <text:p>}</text:p>
            <text:p>}</text:p>
            <text:p/>
            <text:p>@PART[MK1Fuselage]:NEEDS[RealSolarSystem]:Final</text:p>
            <text:p>{</text:p>
            <text:p>@description = Volume and mass fraction adjusted to better suit “real” spaceplane needs. Volume Fraction: 0.88; Mass Fraction: 0.91</text:p>
            <text:p>@mass = 0.201</text:p>
            <text:p>@cost = 1025 // Dry: 700; Resources: 324.841</text:p>
            <text:p>@RESOURCE[LiquidFuel]</text:p>
            <text:p>{</text:p>
            <text:p>@maxAmount = 406.051</text:p>
            <text:p>@amount = 406.051</text:p>
            <text:p>}</text:p>
            <text:p>}</text:p>
            <text:p/>
            <text:p>@PART[nacelleBody]:NEEDS[RealSolarSystem]:Final</text:p>
            <text:p>{</text:p>
            <text:p>@description = Volume and mass fraction adjusted to better suit “real” spaceplane needs. Volume Fraction: 0.24; Mass Fraction: 0.65</text:p>
            <text:p>@mass = 0.298</text:p>
            <text:p>@cost = 938 // Dry: 850; Resources: 88.452</text:p>
            <text:p>@RESOURCE[LiquidFuel]</text:p>
            <text:p>{</text:p>
            <text:p>@maxAmount = 110.564</text:p>
            <text:p>@amount = 110.564</text:p>
            <text:p>}</text:p>
            <text:p>}</text:p>
            <text:p/>
            <text:p>@PART[liquidEngine]:NEEDS[RealSolarSystem]:Final</text:p>
            <text:p>{</text:p>
            <text:p>@description = RD-0216, no thrust vectoring. Hypergolic ICBM Booster for Kerbal-rated rockets. Like Jeb cared...</text:p>
            <text:p>@mass = 0.44</text:p>
            <text:p>@cost = 900 // Dry: 900</text:p>
            <text:p>@MODULE[ModuleEngines]</text:p>
            <text:p>{</text:p>
            <text:p>@minThrust = 0</text:p>
            <text:p>@maxThrust = 219</text:p>
            <text:p>@heatProduction = 105</text:p>
            <text:p>@atmosphereCurve</text:p>
            <text:p>{</text:p>
            <text:p>@key,0 = 0 313</text:p>
            <text:p>@key,1 = 1 280</text:p>
            <text:p>}</text:p>
            <text:p>}</text:p>
            <text:p>@MODULE[ModuleEnginesFX]</text:p>
            <text:p>{</text:p>
            <text:p>@minThrust = 0</text:p>
            <text:p>@maxThrust = 219</text:p>
            <text:p>@heatProduction = 105</text:p>
            <text:p>@atmosphereCurve</text:p>
            <text:p>{</text:p>
            <text:p>@key,0 = 0 313</text:p>
            <text:p>@key,1 = 1 280</text:p>
            <text:p>}</text:p>
            <text:p>}</text:p>
            <text:p>}</text:p>
            <text:p/>
            <text:p>@PART[liquidEngine2]:NEEDS[RealSolarSystem]:Final</text:p>
            <text:p>{</text:p>
            <text:p>@description = RD-0216. Hypergolic ICBM Booster for Kerbal-rated rockets. Like Jeb cared...</text:p>
            <text:p>@mass = 0.486</text:p>
            <text:p>@cost = 900 // Dry: 900</text:p>
            <text:p>@MODULE[ModuleEngines]</text:p>
            <text:p>{</text:p>
            <text:p>@minThrust = 0</text:p>
            <text:p>@maxThrust = 219</text:p>
            <text:p>@heatProduction = 95</text:p>
            <text:p>@atmosphereCurve</text:p>
            <text:p>{</text:p>
            <text:p>@key,0 = 0 313</text:p>
            <text:p>@key,1 = 1 280</text:p>
            <text:p>}</text:p>
            <text:p>}</text:p>
            <text:p>@MODULE[ModuleEnginesFX]</text:p>
            <text:p>{</text:p>
            <text:p>@minThrust = 0</text:p>
            <text:p>@maxThrust = 219</text:p>
            <text:p>@heatProduction = 95</text:p>
            <text:p>@atmosphereCurve</text:p>
            <text:p>{</text:p>
            <text:p>@key,0 = 0 313</text:p>
            <text:p>@key,1 = 1 280</text:p>
            <text:p>}</text:p>
            <text:p>}</text:p>
            <text:p>}</text:p>
            <text:p/>
            <text:p>@PART[liquidEngine3]:NEEDS[RealSolarSystem]:Final</text:p>
            <text:p>{</text:p>
            <text:p>@description = HM7B</text:p>
            <text:p>@mass = 0.165</text:p>
            <text:p>@cost = 950 // Dry: 950</text:p>
            <text:p>@MODULE[ModuleEngines]</text:p>
            <text:p>{</text:p>
            <text:p>@minThrust = 0</text:p>
            <text:p>@maxThrust = 64.8</text:p>
            <text:p>@heatProduction = 118</text:p>
            <text:p>@atmosphereCurve</text:p>
            <text:p>{</text:p>
            <text:p>@key,0 = 0 446</text:p>
            <text:p>@key,1 = 1 351</text:p>
            <text:p>}</text:p>
            <text:p>}</text:p>
            <text:p>@MODULE[ModuleEnginesFX]</text:p>
            <text:p>{</text:p>
            <text:p>@minThrust = 0</text:p>
            <text:p>@maxThrust = 64.8</text:p>
            <text:p>@heatProduction = 118</text:p>
            <text:p>@atmosphereCurve</text:p>
            <text:p>{</text:p>
            <text:p>@key,0 = 0 446</text:p>
            <text:p>@key,1 = 1 351</text:p>
            <text:p>}</text:p>
            <text:p>}</text:p>
            <text:p>}</text:p>
            <text:p/>
            <text:p>@PART[radialEngineBody]:NEEDS[RealSolarSystem]:Final</text:p>
            <text:p>{</text:p>
            <text:p>@description = Volume and mass fraction adjusted to better suit “real” spaceplane needs. Volume Fraction: 0.35; Mass Fraction: 0.68</text:p>
            <text:p>@mass = 0.403</text:p>
            <text:p>@cost = 1137 // Dry: 1000; Resources: 137.17</text:p>
            <text:p>@RESOURCE[LiquidFuel]</text:p>
            <text:p>{</text:p>
            <text:p>@maxAmount = 171.462</text:p>
            <text:p>@amount = 171.462</text:p>
            <text:p>}</text:p>
            <text:p>}</text:p>
            <text:p/>
            <text:p>@PART[Mark2Cockpit]:NEEDS[RealSolarSystem]:Final</text:p>
            <text:p>{</text:p>
            <text:p>@description = No real life counterpart. Monopropellant removed</text:p>
            <text:p>@mass = 0.485</text:p>
            <text:p>@cost = 1100 // Dry: 1100</text:p>
            <text:p>!RESOURCE[MonoPropellant]</text:p>
            <text:p>{</text:p>
            <text:p>@maxAmount = 0</text:p>
            <text:p>@amount = 0</text:p>
            <text:p>}</text:p>
            <text:p>}</text:p>
            <text:p/>
            <text:p>@PART[Mark1Cockpit]:NEEDS[RealSolarSystem]:Final</text:p>
            <text:p>{</text:p>
            <text:p>@description = No real life counterpart. Monopropellant removed</text:p>
            <text:p>@mass = 0.542</text:p>
            <text:p>@cost = 1100 // Dry: 1100</text:p>
            <text:p>!RESOURCE[MonoPropellant]</text:p>
            <text:p>{</text:p>
            <text:p>@maxAmount = 0</text:p>
            <text:p>@amount = 0</text:p>
            <text:p>}</text:p>
            <text:p>}</text:p>
            <text:p/>
            <text:p>@PART[xenonTankLarge]:NEEDS[RealSolarSystem]:Final</text:p>
            <text:p>{</text:p>
            <text:p>@description = Volume and mass fraction adjusted to real life tanks. Volume Fraction: 0.88; Mass Fraction: 0.86</text:p>
            <text:p>@mass = 0.124</text:p>
            <text:p>@cost = 31727 // Dry: 1360; Resources: 30367.42</text:p>
            <text:p>@RESOURCE[XenonGas]</text:p>
            <text:p>{</text:p>
            <text:p>@maxAmount = 7591.855</text:p>
            <text:p>@amount = 7591.855</text:p>
            <text:p>}</text:p>
            <text:p>}</text:p>
            <text:p/>
            <text:p>@PART[toroidalAerospike]:NEEDS[RealSolarSystem]:Final</text:p>
            <text:p>{</text:p>
            <text:p>@description = Theoretical aerospike, 1.25m</text:p>
            <text:p>@mass = 0.611</text:p>
            <text:p>@cost = 2800 // Dry: 2800</text:p>
            <text:p>@MODULE[ModuleEngines]</text:p>
            <text:p>{</text:p>
            <text:p>@minThrust = 0</text:p>
            <text:p>@maxThrust = 206.3</text:p>
            <text:p>@heatProduction = 138</text:p>
            <text:p>@atmosphereCurve</text:p>
            <text:p>{</text:p>
            <text:p>@key,0 = 0 434</text:p>
            <text:p>@key,1 = 1 344</text:p>
            <text:p>}</text:p>
            <text:p>}</text:p>
            <text:p>@MODULE[ModuleEnginesFX]</text:p>
            <text:p>{</text:p>
            <text:p>@minThrust = 0</text:p>
            <text:p>@maxThrust = 206.3</text:p>
            <text:p>@heatProduction = 138</text:p>
            <text:p>@atmosphereCurve</text:p>
            <text:p>{</text:p>
            <text:p>@key,0 = 0 434</text:p>
            <text:p>@key,1 = 1 344</text:p>
            <text:p>}</text:p>
            <text:p>}</text:p>
            <text:p>}</text:p>
            <text:p/>
            <text:p>@PART[RAPIER]:NEEDS[RealSolarSystem]:Final</text:p>
            <text:p>{</text:p>
            <text:p>@description = Downscaled S.A.B.R.E.. Downscaled from real life S.A.B.R.E. engine.</text:p>
            <text:p>@mass = 1.013</text:p>
            <text:p>@cost = 31000 // Dry: 31000</text:p>
            <text:p>@MODULE[ModuleEngines]:HAS[#engineID[ClosedCycle]]</text:p>
            <text:p>{</text:p>
            <text:p>@minThrust = 0</text:p>
            <text:p>@maxThrust = 287.109</text:p>
            <text:p>@heatProduction = 80</text:p>
            <text:p>@atmosphereCurve</text:p>
            <text:p>{</text:p>
            <text:p>@key,0 = 0 460</text:p>
            <text:p>@key,1 = 1 293</text:p>
            <text:p>}</text:p>
            <text:p>}</text:p>
            <text:p>@MODULE[ModuleEnginesFX]:HAS[#engineID[ClosedCycle]]</text:p>
            <text:p>{</text:p>
            <text:p>@minThrust = 0</text:p>
            <text:p>@maxThrust = 287.109</text:p>
            <text:p>@heatProduction = 80</text:p>
            <text:p>@atmosphereCurve</text:p>
            <text:p>{</text:p>
            <text:p>@key,0 = 0 460</text:p>
            <text:p>@key,1 = 1 293</text:p>
            <text:p>}</text:p>
            <text:p>}</text:p>
            <text:p>}</text:p>
            <text:p/>
            <text:p>@PART[RAPIER]:NEEDS[RealSolarSystem]:Final</text:p>
            <text:p>{</text:p>
            <text:p>@description = Downscaled S.A.B.R.E.. Downscaled from real life S.A.B.R.E. engine.</text:p>
            <text:p>@mass = 1.013</text:p>
            <text:p>@cost = 31000 // Dry: 31000</text:p>
            <text:p>@MODULE[ModuleEngines]:HAS[#engineID[AirBreathing]]</text:p>
            <text:p>{</text:p>
            <text:p>@minThrust = 0</text:p>
            <text:p>@maxThrust = 191.406</text:p>
            <text:p>@heatProduction = 80</text:p>
            <text:p>@atmosphereCurve</text:p>
            <text:p>{</text:p>
            <text:p>@key,0 = 0 3600 0 0</text:p>
            <text:p>}</text:p>
            <text:p>}</text:p>
            <text:p>@MODULE[ModuleEnginesFX]:HAS[#engineID[AirBreathing]]</text:p>
            <text:p>{</text:p>
            <text:p>@minThrust = 0</text:p>
            <text:p>@maxThrust = 191.406</text:p>
            <text:p>@heatProduction = 80</text:p>
            <text:p>@atmosphereCurve</text:p>
            <text:p>{</text:p>
            <text:p>@key,0 = 0 3600 0 0</text:p>
            <text:p>}</text:p>
            <text:p>}</text:p>
            <text:p>}</text:p>
            <text:p/>
            <text:p>@PART[nuclearEngine]:NEEDS[RealSolarSystem]:Final</text:p>
            <text:p>{</text:p>
            <text:p>@description = Downscaled N.E.R.V.A. Engine</text:p>
            <text:p>@mass = 0.955</text:p>
            <text:p>@cost = 26300 // Dry: 26300</text:p>
            <text:p>@MODULE[ModuleEngines]</text:p>
            <text:p>{</text:p>
            <text:p>@minThrust = 0</text:p>
            <text:p>@maxThrust = 39.334</text:p>
            <text:p>@heatProduction = 118</text:p>
            <text:p>@atmosphereCurve</text:p>
            <text:p>{</text:p>
            <text:p>@key,0 = 0 850</text:p>
            <text:p>@key,1 = 1 380</text:p>
            <text:p>}</text:p>
            <text:p>}</text:p>
            <text:p>@MODULE[ModuleEnginesFX]</text:p>
            <text:p>{</text:p>
            <text:p>@minThrust = 0</text:p>
            <text:p>@maxThrust = 39.334</text:p>
            <text:p>@heatProduction = 118</text:p>
            <text:p>@atmosphereCurve</text:p>
            <text:p>{</text:p>
            <text:p>@key,0 = 0 850</text:p>
            <text:p>@key,1 = 1 380</text:p>
            <text:p>}</text:p>
            <text:p>}</text:p>
            <text:p>}</text:p>
            <text:p/>
            <text:p>@PART[noseConeAdapter]:NEEDS[RealSolarSystem]:Final</text:p>
            <text:p>{</text:p>
            <text:p>@description = Volume and mass fraction adjusted to better suit “real” spaceplane needs. Volume Fraction: 0.6; Mass Fraction: 0.84. "puffiness"/"twistedness" has been accounted for by adding ~ 1% to the cross section. I didn't feel like guessing integrals...</text:p>
            <text:p>@mass = 0.171</text:p>
            <text:p>@cost = 804 // Dry: 660; Resources: 143.908</text:p>
            <text:p>@RESOURCE[LiquidFuel]</text:p>
            <text:p>{</text:p>
            <text:p>@maxAmount = 179.885</text:p>
            <text:p>@amount = 179.885</text:p>
            <text:p>}</text:p>
            <text:p>}</text:p>
            <text:p/>
            <text:p>@PART[HeatShield2]:NEEDS[RealSolarSystem]:Final</text:p>
            <text:p>{</text:p>
            <text:p>@description = Apollo Heat Shield. Downscaled to 2.5m. Default amount of ablator appropriate for a LEO reentry with an MK1-2 pod</text:p>
            <text:p>@mass = 0.035</text:p>
            <text:p>@cost = 557 // Dry: 400; Resources: 156.805</text:p>
            <text:p>@RESOURCE[Ablator]</text:p>
            <text:p>{</text:p>
            <text:p>@maxAmount = 1000</text:p>
            <text:p>@amount = 313.609</text:p>
            <text:p>}</text:p>
            <text:p>}</text:p>
            <text:p/>
            <text:p>@PART[fuelTank4-2]:NEEDS[RealSolarSystem]:Final</text:p>
            <text:p>{</text:p>
            <text:p>@description = Volume and mass fraction adjusted to real life tanks. Volume Fraction: 0.86; Mass Fraction: 0.925</text:p>
            <text:p>@mass = 0.34</text:p>
            <text:p>@cost = 865 // Dry: 480; Resources: 385.21</text:p>
            <text:p>@RESOURCE[Oxidizer]</text:p>
            <text:p>{</text:p>
            <text:p>@maxAmount = 461.58</text:p>
            <text:p>@amount = 461.58</text:p>
            <text:p>}</text:p>
            <text:p>@RESOURCE[LiquidFuel]</text:p>
            <text:p>{</text:p>
            <text:p>@maxAmount = 377.657</text:p>
            <text:p>@amount = 377.657</text:p>
            <text:p>}</text:p>
            <text:p>}</text:p>
            <text:p/>
            <text:p>@PART[decoupler1-2]:NEEDS[RealSolarSystem]:Final</text:p>
            <text:p>{</text:p>
            <text:p>@description = Adjusted to match LazyRSS tanks &amp; engines ratios</text:p>
            <text:p>@mass = 0.272</text:p>
            <text:p>@cost = 570 // Dry: 570</text:p>
            <text:p>}</text:p>
            <text:p/>
            <text:p>@PART[stackSeparatorBig]:NEEDS[RealSolarSystem]:Final</text:p>
            <text:p>{</text:p>
            <text:p>@description = Adjusted to match LazyRSS tanks &amp; engines ratios</text:p>
            <text:p>@mass = 0.399</text:p>
            <text:p>@cost = 760 // Dry: 760</text:p>
            <text:p>}</text:p>
            <text:p/>
            <text:p>@PART[fuelTank2-2]:NEEDS[RealSolarSystem]:Final</text:p>
            <text:p>{</text:p>
            <text:p>@description = Volume and mass fraction adjusted to real life tanks. Volume Fraction: 0.865; Mass Fraction: 0.935</text:p>
            <text:p>@mass = 0.588</text:p>
            <text:p>@cost = 1607 // Dry: 830; Resources: 776.848</text:p>
            <text:p>@RESOURCE[Oxidizer]</text:p>
            <text:p>{</text:p>
            <text:p>@maxAmount = 930.863</text:p>
            <text:p>@amount = 930.863</text:p>
            <text:p>}</text:p>
            <text:p>@RESOURCE[LiquidFuel]</text:p>
            <text:p>{</text:p>
            <text:p>@maxAmount = 761.616</text:p>
            <text:p>@amount = 761.616</text:p>
            <text:p>}</text:p>
            <text:p>}</text:p>
            <text:p/>
            <text:p>@PART[RCSTank1-2]:NEEDS[RealSolarSystem]:Final</text:p>
            <text:p>{</text:p>
            <text:p>@description = Volume and mass fraction adjusted to real life tanks. Volume Fraction: 0.78; Mass Fraction: 0.89</text:p>
            <text:p>@mass = 0.487</text:p>
            <text:p>@cost = 2113 // Dry: 930; Resources: 1183.104</text:p>
            <text:p>@RESOURCE[MonoPropellant]</text:p>
            <text:p>{</text:p>
            <text:p>@maxAmount = 985.92</text:p>
            <text:p>@amount = 985.92</text:p>
            <text:p>}</text:p>
            <text:p>}</text:p>
            <text:p/>
            <text:p>@PART[fuelTank1-2]:NEEDS[RealSolarSystem]:Final</text:p>
            <text:p>{</text:p>
            <text:p>@description = Volume and mass fraction adjusted to real life tanks. Volume Fraction: 0.87; Mass Fraction: 0.945</text:p>
            <text:p>@mass = 0.95</text:p>
            <text:p>@cost = 2828 // Dry: 1330; Resources: 1498.382</text:p>
            <text:p>@RESOURCE[Oxidizer]</text:p>
            <text:p>{</text:p>
            <text:p>@maxAmount = 1795.447</text:p>
            <text:p>@amount = 1795.447</text:p>
            <text:p>}</text:p>
            <text:p>@RESOURCE[LiquidFuel]</text:p>
            <text:p>{</text:p>
            <text:p>@maxAmount = 1469.002</text:p>
            <text:p>@amount = 1469.002</text:p>
            <text:p>}</text:p>
            <text:p>}</text:p>
            <text:p/>
            <text:p>@PART[fuelTank3-2]:NEEDS[RealSolarSystem]:Final</text:p>
            <text:p>{</text:p>
            <text:p>@description = Just like the Space Shuttle External Tank. Volume Fraction: 0.88; Mass Fraction: 0.96</text:p>
            <text:p>@mass = 1.361</text:p>
            <text:p>@cost = 4908 // Dry: 1910; Resources: 2998.296</text:p>
            <text:p>@RESOURCE[Oxidizer]</text:p>
            <text:p>{</text:p>
            <text:p>@maxAmount = 3592.729</text:p>
            <text:p>@amount = 3592.729</text:p>
            <text:p>}</text:p>
            <text:p>@RESOURCE[LiquidFuel]</text:p>
            <text:p>{</text:p>
            <text:p>@maxAmount = 2939.506</text:p>
            <text:p>@amount = 2939.506</text:p>
            <text:p>}</text:p>
            <text:p>}</text:p>
            <text:p/>
            <text:p>@PART[cupola]:NEEDS[RealSolarSystem]:Final</text:p>
            <text:p>{</text:p>
            <text:p>@description = ISS Cupola. Downscaled to 2.5. Monopropellant removed</text:p>
            <text:p>@mass = 1.35</text:p>
            <text:p>@cost = 2400 // Dry: 2400</text:p>
            <text:p>!RESOURCE[MonoPropellant]</text:p>
            <text:p>{</text:p>
            <text:p>@maxAmount = 0</text:p>
            <text:p>@amount = 0</text:p>
            <text:p>}</text:p>
            <text:p>}</text:p>
            <text:p/>
            <text:p>@PART[mk2LanderCabin]:NEEDS[RealSolarSystem]:Final</text:p>
            <text:p>{</text:p>
            <text:p>@description = LEM cabin. Monopropellant removed</text:p>
            <text:p>@mass = 0.63</text:p>
            <text:p>@cost = 2800 // Dry: 2800</text:p>
            <text:p>!RESOURCE[MonoPropellant]</text:p>
            <text:p>{</text:p>
            <text:p>@maxAmount = 0</text:p>
            <text:p>@amount = 0</text:p>
            <text:p>}</text:p>
            <text:p>}</text:p>
            <text:p/>
            <text:p>@PART[crewCabin]:NEEDS[RealSolarSystem]:Final</text:p>
            <text:p>{</text:p>
            <text:p>@description = ISS Harmony Module. Mass scaled based on volume ratio. ~200 Kg added to account for infrastructure</text:p>
            <text:p>@mass = 1.264</text:p>
            <text:p>@cost = 3400 // Dry: 3400</text:p>
            <text:p>}</text:p>
            <text:p/>
            <text:p>@PART[Mark1-2Pod]:NEEDS[RealSolarSystem]:Final</text:p>
            <text:p>{</text:p>
            <text:p>@description = Apollo capsule. Downscaled to 2.5m, (heat shield mass excluded)</text:p>
            <text:p>@mass = 1.417</text:p>
            <text:p>@cost = 3807 // Dry: 3800; Resources: 6.831</text:p>
            <text:p>@RESOURCE[MonoPropellant]</text:p>
            <text:p>{</text:p>
            <text:p>@maxAmount = 5.692</text:p>
            <text:p>@amount = 5.692</text:p>
            <text:p>}</text:p>
            <text:p>}</text:p>
            <text:p/>
            <text:p>@PART[liquidEngine2-2]:NEEDS[RealSolarSystem]:Final</text:p>
            <text:p>{</text:p>
            <text:p>@description = MB-60</text:p>
            <text:p>@mass = 0.591</text:p>
            <text:p>@cost = 4500 // Dry: 4500</text:p>
            <text:p>@MODULE[ModuleEngines]</text:p>
            <text:p>{</text:p>
            <text:p>@minThrust = 0</text:p>
            <text:p>@maxThrust = 266.7</text:p>
            <text:p>@heatProduction = 142</text:p>
            <text:p>@atmosphereCurve</text:p>
            <text:p>{</text:p>
            <text:p>@key,0 = 0 467</text:p>
            <text:p>@key,1 = 1 303</text:p>
            <text:p>}</text:p>
            <text:p>}</text:p>
            <text:p>@MODULE[ModuleEnginesFX]</text:p>
            <text:p>{</text:p>
            <text:p>@minThrust = 0</text:p>
            <text:p>@maxThrust = 266.7</text:p>
            <text:p>@heatProduction = 142</text:p>
            <text:p>@atmosphereCurve</text:p>
            <text:p>{</text:p>
            <text:p>@key,0 = 0 467</text:p>
            <text:p>@key,1 = 1 303</text:p>
            <text:p>}</text:p>
            <text:p>}</text:p>
            <text:p>}</text:p>
            <text:p/>
            <text:p>@PART[engineLargeSkipper]:NEEDS[RealSolarSystem]:Final</text:p>
            <text:p>{</text:p>
            <text:p>@description = RD-120M</text:p>
            <text:p>@mass = 1.08</text:p>
            <text:p>@cost = 6300 // Dry: 6300</text:p>
            <text:p>@MODULE[ModuleEngines]</text:p>
            <text:p>{</text:p>
            <text:p>@minThrust = 0</text:p>
            <text:p>@maxThrust = 850.4</text:p>
            <text:p>@heatProduction = 175</text:p>
            <text:p>@atmosphereCurve</text:p>
            <text:p>{</text:p>
            <text:p>@key,0 = 0 331</text:p>
            <text:p>@key,1 = 1 304</text:p>
            <text:p>}</text:p>
            <text:p>}</text:p>
            <text:p>@MODULE[ModuleEnginesFX]</text:p>
            <text:p>{</text:p>
            <text:p>@minThrust = 0</text:p>
            <text:p>@maxThrust = 850.4</text:p>
            <text:p>@heatProduction = 175</text:p>
            <text:p>@atmosphereCurve</text:p>
            <text:p>{</text:p>
            <text:p>@key,0 = 0 331</text:p>
            <text:p>@key,1 = 1 304</text:p>
            <text:p>}</text:p>
            <text:p>}</text:p>
            <text:p>}</text:p>
            <text:p/>
            <text:p>@PART[Large_Crewed_Lab]:NEEDS[RealSolarSystem]:Final</text:p>
            <text:p>{</text:p>
            <text:p>@description = ISS Destiny Module. Mass scaled based on volume ratio. ~250 Kg added to account for infrastructure and scientific equipment</text:p>
            <text:p>@mass = 2.323</text:p>
            <text:p>@cost = 8000 // Dry: 8000</text:p>
            <text:p>}</text:p>
            <text:p/>
            <text:p>@PART[liquidEngine1-2]:NEEDS[RealSolarSystem]:Final</text:p>
            <text:p>{</text:p>
            <text:p>@description = NK-33</text:p>
            <text:p>@mass = 1.24</text:p>
            <text:p>@cost = 15000 // Dry: 15000</text:p>
            <text:p>@MODULE[ModuleEngines]</text:p>
            <text:p>{</text:p>
            <text:p>@minThrust = 0</text:p>
            <text:p>@maxThrust = 1680</text:p>
            <text:p>@heatProduction = 302</text:p>
            <text:p>@atmosphereCurve</text:p>
            <text:p>{</text:p>
            <text:p>@key,0 = 0 331</text:p>
            <text:p>@key,1 = 1 297</text:p>
            <text:p>}</text:p>
            <text:p>}</text:p>
            <text:p>@MODULE[ModuleEnginesFX]</text:p>
            <text:p>{</text:p>
            <text:p>@minThrust = 0</text:p>
            <text:p>@maxThrust = 1680</text:p>
            <text:p>@heatProduction = 302</text:p>
            <text:p>@atmosphereCurve</text:p>
            <text:p>{</text:p>
            <text:p>@key,0 = 0 331</text:p>
            <text:p>@key,1 = 1 297</text:p>
            <text:p>}</text:p>
            <text:p>}</text:p>
            <text:p>}</text:p>
            <text:p/>
            <text:p>@PART[Size2LFB]:NEEDS[RealSolarSystem]:Final</text:p>
            <text:p>{</text:p>
            <text:p>@description = Jumbo fuel tank + 2xRS-27C Cluster. Thrust structure is ~210 Kg</text:p>
            <text:p>@mass = 3.74</text:p>
            <text:p>@MODULE[ModuleEngines]</text:p>
            <text:p>{</text:p>
            <text:p>@minThrust = 0</text:p>
            <text:p>@maxThrust = 2108.4</text:p>
            <text:p>@heatProduction = 115</text:p>
            <text:p>@atmosphereCurve</text:p>
            <text:p>{</text:p>
            <text:p>@key,0 = 0 302</text:p>
            <text:p>@key,1 = 1 255</text:p>
            <text:p>}</text:p>
            <text:p>}</text:p>
            <text:p>@MODULE[ModuleEnginesFX]</text:p>
            <text:p>{</text:p>
            <text:p>@minThrust = 0</text:p>
            <text:p>@maxThrust = 2108.4</text:p>
            <text:p>@heatProduction = 115</text:p>
            <text:p>@atmosphereCurve</text:p>
            <text:p>{</text:p>
            <text:p>@key,0 = 0 302</text:p>
            <text:p>@key,1 = 1 255</text:p>
            <text:p>}</text:p>
            <text:p>}</text:p>
            <text:p>}</text:p>
            <text:p/>
            <text:p>@PART[adapterSize2-Size1]:NEEDS[RealSolarSystem]:Final</text:p>
            <text:p>{</text:p>
            <text:p>@description = Volume and mass fraction adjusted to real life tanks. Volume Fraction: 0.62; Mass Fraction: 0.89</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Size1Slant]:NEEDS[RealSolarSystem]:Final</text:p>
            <text:p>{</text:p>
            <text:p>@description = Volume and mass fraction adjusted to real life tanks. Volume Fraction: 0.62; Mass Fraction: 0.89</text:p>
            <text:p>@mass = 0.542</text:p>
            <text:p>@cost = 1163 // Dry: 760; Resources: 402.606</text:p>
            <text:p>@RESOURCE[Oxidizer]</text:p>
            <text:p>{</text:p>
            <text:p>@maxAmount = 482.425</text:p>
            <text:p>@amount = 482.425</text:p>
            <text:p>}</text:p>
            <text:p>@RESOURCE[LiquidFuel]</text:p>
            <text:p>{</text:p>
            <text:p>@maxAmount = 394.711</text:p>
            <text:p>@amount = 394.711</text:p>
            <text:p>}</text:p>
            <text:p>}</text:p>
            <text:p/>
            <text:p>@PART[adapterSize2-Mk2]:NEEDS[RealSolarSystem]:Final</text:p>
            <text:p>{</text:p>
            <text:p>@description = Volume and mass fraction adjusted to better suit “real” spaceplane needs. Volume Fraction: 0.77; Mass Fraction: 0.91</text:p>
            <text:p>@mass = 1.071</text:p>
            <text:p>@cost = 2604 // Dry: 1610; Resources: 993.657</text:p>
            <text:p>@RESOURCE[Oxidizer]</text:p>
            <text:p>{</text:p>
            <text:p>@maxAmount = 1190.657</text:p>
            <text:p>@amount = 1190.657</text:p>
            <text:p>}</text:p>
            <text:p>@RESOURCE[LiquidFuel]</text:p>
            <text:p>{</text:p>
            <text:p>@maxAmount = 974.174</text:p>
            <text:p>@amount = 974.174</text:p>
            <text:p>}</text:p>
            <text:p>}</text:p>
            <text:p/>
            <text:p>@PART[HeatShield3]:NEEDS[RealSolarSystem]:Final</text:p>
            <text:p>{</text:p>
            <text:p>@description = Orion Heat Shield. Downscaled to 3.75m. Actually more like a downscaled Apollo HS. Default amount of ablator appropriate for a LEO reentry with an MK1-2 pod</text:p>
            <text:p>@mass = 0.078</text:p>
            <text:p>@cost = 1453 // Dry: 1100; Resources: 352.811</text:p>
            <text:p>@RESOURCE[Ablator]</text:p>
            <text:p>{</text:p>
            <text:p>@maxAmount = 2250</text:p>
            <text:p>@amount = 705.621</text:p>
            <text:p>}</text:p>
            <text:p>}</text:p>
            <text:p/>
            <text:p>@PART[Size3SmallTank]:NEEDS[RealSolarSystem]:Final</text:p>
            <text:p>{</text:p>
            <text:p>@description = Volume and mass fraction adjusted to real life tanks. Volume Fraction: 0.86; Mass Fraction: 0.94</text:p>
            <text:p>@mass = 1.18</text:p>
            <text:p>@cost = 3357 // Dry: 1660; Resources: 1696.822</text:p>
            <text:p>@RESOURCE[Oxidizer]</text:p>
            <text:p>{</text:p>
            <text:p>@maxAmount = 2033.229</text:p>
            <text:p>@amount = 2033.229</text:p>
            <text:p>}</text:p>
            <text:p>@RESOURCE[LiquidFuel]</text:p>
            <text:p>{</text:p>
            <text:p>@maxAmount = 1663.551</text:p>
            <text:p>@amount = 1663.551</text:p>
            <text:p>}</text:p>
            <text:p>}</text:p>
            <text:p/>
            <text:p>@PART[size3Decoupler]:NEEDS[RealSolarSystem]:Final</text:p>
            <text:p>{</text:p>
            <text:p>@description = Adjusted to match LazyRSS tanks &amp; engines ratios</text:p>
            <text:p>@mass = 1.243</text:p>
            <text:p>@cost = 2030 // Dry: 2030</text:p>
            <text:p>}</text:p>
            <text:p/>
            <text:p>@PART[Size3MediumTank]:NEEDS[RealSolarSystem]:Final</text:p>
            <text:p>{</text:p>
            <text:p>@description = Volume and mass fraction adjusted to real life tanks. Volume Fraction: 0.87; Mass Fraction: 0.95</text:p>
            <text:p>@mass = 1.956</text:p>
            <text:p>@cost = 6151 // Dry: 2740; Resources: 3411.053</text:p>
            <text:p>@RESOURCE[Oxidizer]</text:p>
            <text:p>{</text:p>
            <text:p>@maxAmount = 4087.319</text:p>
            <text:p>@amount = 4087.319</text:p>
            <text:p>}</text:p>
            <text:p>@RESOURCE[LiquidFuel]</text:p>
            <text:p>{</text:p>
            <text:p>@maxAmount = 3344.17</text:p>
            <text:p>@amount = 3344.17</text:p>
            <text:p>}</text:p>
            <text:p>}</text:p>
            <text:p/>
            <text:p>@PART[Size3LargeTank]:NEEDS[RealSolarSystem]:Final</text:p>
            <text:p>{</text:p>
            <text:p>@description = Just like the Space Shuttle External Tank. Volume Fraction: 0.88; Mass Fraction: 0.96</text:p>
            <text:p>@mass = 3.036</text:p>
            <text:p>@cost = 10949 // Dry: 4260; Resources: 6689.063</text:p>
            <text:p>@RESOURCE[Oxidizer]</text:p>
            <text:p>{</text:p>
            <text:p>@maxAmount = 8015.217</text:p>
            <text:p>@amount = 8015.217</text:p>
            <text:p>}</text:p>
            <text:p>@RESOURCE[LiquidFuel]</text:p>
            <text:p>{</text:p>
            <text:p>@maxAmount = 6557.905</text:p>
            <text:p>@amount = 6557.905</text:p>
            <text:p>}</text:p>
            <text:p>}</text:p>
            <text:p/>
            <text:p>@PART[Size3AdvancedEngine]:NEEDS[RealSolarSystem]:Final</text:p>
            <text:p>{</text:p>
            <text:p>@description = RS-68A</text:p>
            <text:p>@mass = 6.74</text:p>
            <text:p>@cost = 36000 // Dry: 36000</text:p>
            <text:p>@MODULE[ModuleEngines]</text:p>
            <text:p>{</text:p>
            <text:p>@minThrust = 0</text:p>
            <text:p>@maxThrust = 3562.582</text:p>
            <text:p>@heatProduction = 147</text:p>
            <text:p>@atmosphereCurve</text:p>
            <text:p>{</text:p>
            <text:p>@key,0 = 0 413</text:p>
            <text:p>@key,1 = 1 362</text:p>
            <text:p>}</text:p>
            <text:p>}</text:p>
            <text:p>@MODULE[ModuleEnginesFX]</text:p>
            <text:p>{</text:p>
            <text:p>@minThrust = 0</text:p>
            <text:p>@maxThrust = 3562.582</text:p>
            <text:p>@heatProduction = 147</text:p>
            <text:p>@atmosphereCurve</text:p>
            <text:p>{</text:p>
            <text:p>@key,0 = 0 413</text:p>
            <text:p>@key,1 = 1 362</text:p>
            <text:p>}</text:p>
            <text:p>}</text:p>
            <text:p>}</text:p>
            <text:p/>
            <text:p>@PART[Size3EngineCluster]:NEEDS[RealSolarSystem]:Final</text:p>
            <text:p>{</text:p>
            <text:p>@description = 4xNK-33 Cluster</text:p>
            <text:p>@mass = 5.24</text:p>
            <text:p>@cost = 47000 // Dry: 47000</text:p>
            <text:p>@MODULE[ModuleEngines]</text:p>
            <text:p>{</text:p>
            <text:p>@minThrust = 0</text:p>
            <text:p>@maxThrust = 6720</text:p>
            <text:p>@heatProduction = 286</text:p>
            <text:p>@atmosphereCurve</text:p>
            <text:p>{</text:p>
            <text:p>@key,0 = 0 331</text:p>
            <text:p>@key,1 = 1 297</text:p>
            <text:p>}</text:p>
            <text:p>}</text:p>
            <text:p>@MODULE[ModuleEnginesFX]</text:p>
            <text:p>{</text:p>
            <text:p>@minThrust = 0</text:p>
            <text:p>@maxThrust = 6720</text:p>
            <text:p>@heatProduction = 286</text:p>
            <text:p>@atmosphereCurve</text:p>
            <text:p>{</text:p>
            <text:p>@key,0 = 0 331</text:p>
            <text:p>@key,1 = 1 297</text:p>
            <text:p>}</text:p>
            <text:p>}</text:p>
            <text:p>}</text:p>
            <text:p/>
            <text:p>@PART[adapterSize3-Mk3]:NEEDS[RealSolarSystem]:Final</text:p>
            <text:p>{</text:p>
            <text:p>@description = Volume and mass fraction adjusted to better suit “real” spaceplane needs. Volume Fraction: 0.81; Mass Fraction: 0.91. "puffiness"/"twistedness" has been accounted for by adding ~ 1% to the cross section. I didn't feel like guessing integrals...</text:p>
            <text:p>@mass = 1.656</text:p>
            <text:p>@cost = 4107 // Dry: 2570; Resources: 1536.869</text:p>
            <text:p>@RESOURCE[Oxidizer]</text:p>
            <text:p>{</text:p>
            <text:p>@maxAmount = 1841.564</text:p>
            <text:p>@amount = 1841.564</text:p>
            <text:p>}</text:p>
            <text:p>@RESOURCE[LiquidFuel]</text:p>
            <text:p>{</text:p>
            <text:p>@maxAmount = 1506.734</text:p>
            <text:p>@amount = 1506.734</text:p>
            <text:p>}</text:p>
            <text:p>}</text:p>
            <text:p/>
            <text:p>@PART[miniFuelTank]:NEEDS[RealSolarSystem]:Final</text:p>
            <text:p>{</text:p>
            <text:p>@description = Volume and mass fraction adjusted to real life tanks. Volume Fraction: 0.76; Mass Fraction: 0.86</text:p>
            <text:p>@mass = 0.014</text:p>
            <text:p>@cost = 28 // Dry: 20; Resources: 7.684</text:p>
            <text:p>@RESOURCE[Oxidizer]</text:p>
            <text:p>{</text:p>
            <text:p>@maxAmount = 9.208</text:p>
            <text:p>@amount = 9.208</text:p>
            <text:p>}</text:p>
            <text:p>@RESOURCE[LiquidFuel]</text:p>
            <text:p>{</text:p>
            <text:p>@maxAmount = 7.534</text:p>
            <text:p>@amount = 7.534</text:p>
            <text:p>}</text:p>
            <text:p>}</text:p>
            <text:p/>
            <text:p>@PART[rcsTankMini]:NEEDS[RealSolarSystem]:Final</text:p>
            <text:p>{</text:p>
            <text:p>@description = Volume and mass fraction adjusted to real life tanks. Volume Fraction: 0.74; Mass Fraction: 0.85</text:p>
            <text:p>@mass = 0.015</text:p>
            <text:p>@cost = 55 // Dry: 30; Resources: 25.336</text:p>
            <text:p>@RESOURCE[MonoPropellant]</text:p>
            <text:p>{</text:p>
            <text:p>@maxAmount = 21.114</text:p>
            <text:p>@amount = 21.114</text:p>
            <text:p>}</text:p>
            <text:p>}</text:p>
            <text:p/>
            <text:p>@PART[parachuteSingle]:NEEDS[RealSolarSystem]:Final</text:p>
            <text:p>{</text:p>
            <text:p>@description = Mercury recovery equipment – Landing parachute. Mass scaled based on capsule proportions</text:p>
            <text:p>@mass = 0.026</text:p>
            <text:p>@cost = 80 // Dry: 80</text:p>
            <text:p>}</text:p>
            <text:p/>
            <text:p>@PART[microEngine]:NEEDS[RealSolarSystem]:Final</text:p>
            <text:p>{</text:p>
            <text:p>@description = R-40A</text:p>
            <text:p>@mass = 0.01</text:p>
            <text:p>@cost = 140 // Dry: 140</text:p>
            <text:p>@MODULE[ModuleEngines]</text:p>
            <text:p>{</text:p>
            <text:p>@minThrust = 0</text:p>
            <text:p>@maxThrust = 3.87</text:p>
            <text:p>@heatProduction = 80</text:p>
            <text:p>@atmosphereCurve</text:p>
            <text:p>{</text:p>
            <text:p>@key,0 = 0 306</text:p>
            <text:p>@key,1 = 1 280</text:p>
            <text:p>}</text:p>
            <text:p>}</text:p>
            <text:p>@MODULE[ModuleEnginesFX]</text:p>
            <text:p>{</text:p>
            <text:p>@minThrust = 0</text:p>
            <text:p>@maxThrust = 3.87</text:p>
            <text:p>@heatProduction = 80</text:p>
            <text:p>@atmosphereCurve</text:p>
            <text:p>{</text:p>
            <text:p>@key,0 = 0 306</text:p>
            <text:p>@key,1 = 1 280</text:p>
            <text:p>}</text:p>
            <text:p>}</text:p>
            <text:p>}</text:p>
            <text:p/>
            <text:p>@PART[xenonTank]:NEEDS[RealSolarSystem]:Final</text:p>
            <text:p>{</text:p>
            <text:p>@description = Volume and mass fraction adjusted to real life tanks. Volume Fraction: 0.86; Mass Fraction: 0.85</text:p>
            <text:p>@mass = 0.013</text:p>
            <text:p>@cost = 3168 // Dry: 150; Resources: 3018.383</text:p>
            <text:p>@RESOURCE[XenonGas]</text:p>
            <text:p>{</text:p>
            <text:p>@maxAmount = 754.596</text:p>
            <text:p>@amount = 754.596</text:p>
            <text:p>}</text:p>
            <text:p>}</text:p>
            <text:p/>
            <text:p>@PART[stackDecouplerMini]:NEEDS[RealSolarSystem]:Final</text:p>
            <text:p>{</text:p>
            <text:p>@description = Adjusted to match LazyRSS tanks &amp; engines ratios</text:p>
            <text:p>@mass = 0.013</text:p>
            <text:p>@cost = 180 // Dry: 180</text:p>
            <text:p>}</text:p>
            <text:p/>
            <text:p>@PART[stackSeparatorMini]:NEEDS[RealSolarSystem]:Final</text:p>
            <text:p>{</text:p>
            <text:p>@description = Adjusted to match LazyRSS tanks &amp; engines ratios</text:p>
            <text:p>@mass = 0.019</text:p>
            <text:p>@cost = 190 // Dry: 190</text:p>
            <text:p>}</text:p>
            <text:p/>
            <text:p>@PART[liquidEngineMini]:NEEDS[RealSolarSystem]:Final</text:p>
            <text:p>{</text:p>
            <text:p>@description = Rocketdyne ATE</text:p>
            <text:p>@mass = 0.058</text:p>
            <text:p>@cost = 320 // Dry: 320</text:p>
            <text:p>@MODULE[ModuleEngines]</text:p>
            <text:p>{</text:p>
            <text:p>@minThrust = 0</text:p>
            <text:p>@maxThrust = 20</text:p>
            <text:p>@heatProduction = 81</text:p>
            <text:p>@atmosphereCurve</text:p>
            <text:p>{</text:p>
            <text:p>@key,0 = 0 347</text:p>
            <text:p>@key,1 = 1 240</text:p>
            <text:p>}</text:p>
            <text:p>}</text:p>
            <text:p>@MODULE[ModuleEnginesFX]</text:p>
            <text:p>{</text:p>
            <text:p>@minThrust = 0</text:p>
            <text:p>@maxThrust = 20</text:p>
            <text:p>@heatProduction = 81</text:p>
            <text:p>@atmosphereCurve</text:p>
            <text:p>{</text:p>
            <text:p>@key,0 = 0 347</text:p>
            <text:p>@key,1 = 1 240</text:p>
            <text:p>}</text:p>
            <text:p>}</text:p>
            <text:p>}</text:p>
            <text:p/>
            <text:p>@PART[mk2FuselageShortLFO]:NEEDS[RealSolarSystem]:Final</text:p>
            <text:p>{</text:p>
            <text:p>@description = Volume and mass fraction adjusted to better suit “real” spaceplane needs. Volume Fraction: 0.75; Mass Fraction: 0.89</text:p>
            <text:p>@mass = 0.437</text:p>
            <text:p>@cost = 985 // Dry: 660; Resources: 324.639</text:p>
            <text:p>@RESOURCE[Oxidizer]</text:p>
            <text:p>{</text:p>
            <text:p>@maxAmount = 389.001</text:p>
            <text:p>@amount = 389.001</text:p>
            <text:p>}</text:p>
            <text:p>@RESOURCE[LiquidFuel]</text:p>
            <text:p>{</text:p>
            <text:p>@maxAmount = 318.274</text:p>
            <text:p>@amount = 318.274</text:p>
            <text:p>}</text:p>
            <text:p>}</text:p>
            <text:p/>
            <text:p>@PART[mk2FuselageShortLiquid]:NEEDS[RealSolarSystem]:Final</text:p>
            <text:p>{</text:p>
            <text:p>@description = Volume and mass fraction adjusted to better suit “real” spaceplane needs. Volume Fraction: 0.78; Mass Fraction: 0.9</text:p>
            <text:p>@mass = 0.409</text:p>
            <text:p>@cost = 1598 // Dry: 1010; Resources: 588.453</text:p>
            <text:p>@RESOURCE[LiquidFuel]</text:p>
            <text:p>{</text:p>
            <text:p>@maxAmount = 735.566</text:p>
            <text:p>@amount = 735.566</text:p>
            <text:p>}</text:p>
            <text:p>}</text:p>
            <text:p/>
            <text:p>@PART[mk2FuselageLongLFO]:NEEDS[RealSolarSystem]:Final</text:p>
            <text:p>{</text:p>
            <text:p>@description = Volume and mass fraction adjusted to better suit “real” spaceplane needs. Volume Fraction: 0.78; Mass Fraction: 0.91</text:p>
            <text:p>@mass = 0.728</text:p>
            <text:p>@cost = 1776 // Dry: 1100; Resources: 675.97</text:p>
            <text:p>@RESOURCE[Oxidizer]</text:p>
            <text:p>{</text:p>
            <text:p>@maxAmount = 809.986</text:p>
            <text:p>@amount = 809.986</text:p>
            <text:p>}</text:p>
            <text:p>@RESOURCE[LiquidFuel]</text:p>
            <text:p>{</text:p>
            <text:p>@maxAmount = 662.716</text:p>
            <text:p>@amount = 662.716</text:p>
            <text:p>}</text:p>
            <text:p>}</text:p>
            <text:p/>
            <text:p>@PART[mk2FuselageShortMono]:NEEDS[RealSolarSystem]:Final</text:p>
            <text:p>{</text:p>
            <text:p>@description = Volume and mass fraction adjusted to better suit “real” spaceplane needs. Volume Fraction: 0.73; Mass Fraction: 0.83</text:p>
            <text:p>@mass = 0.705</text:p>
            <text:p>@cost = 2433 // Dry: 1400; Resources: 1032.621</text:p>
            <text:p>@RESOURCE[MonoPropellant]</text:p>
            <text:p>{</text:p>
            <text:p>@maxAmount = 860.518</text:p>
            <text:p>@amount = 860.518</text:p>
            <text:p>}</text:p>
            <text:p>}</text:p>
            <text:p/>
            <text:p>@PART[mk2Fuselage]:NEEDS[RealSolarSystem]:Final</text:p>
            <text:p>{</text:p>
            <text:p>@description = Volume and mass fraction adjusted to better suit “real” spaceplane needs. Volume Fraction: 0.81; Mass Fraction: 0.91</text:p>
            <text:p>@mass = 0.756</text:p>
            <text:p>@cost = 2743 // Dry: 1520; Resources: 1223.475</text:p>
            <text:p>@RESOURCE[LiquidFuel]</text:p>
            <text:p>{</text:p>
            <text:p>@maxAmount = 1529.344</text:p>
            <text:p>@amount = 1529.344</text:p>
            <text:p>}</text:p>
            <text:p>}</text:p>
            <text:p/>
            <text:p>@PART[mk2SpacePlaneAdapter]:NEEDS[RealSolarSystem]:Final</text:p>
            <text:p>{</text:p>
            <text:p>@description = Volume and mass fraction adjusted to better suit “real” spaceplane needs. Volume Fraction: 0.74; Mass Fraction: 0.88. "puffiness"/"twistedness" has been accounted for by adding ~ 1% to the cross section. I didn't feel like guessing integrals...</text:p>
            <text:p>@mass = 0.364</text:p>
            <text:p>@cost = 795 // Dry: 550; Resources: 244.971</text:p>
            <text:p>@RESOURCE[Oxidizer]</text:p>
            <text:p>{</text:p>
            <text:p>@maxAmount = 293.538</text:p>
            <text:p>@amount = 293.538</text:p>
            <text:p>}</text:p>
            <text:p>@RESOURCE[LiquidFuel]</text:p>
            <text:p>{</text:p>
            <text:p>@maxAmount = 240.168</text:p>
            <text:p>@amount = 240.168</text:p>
            <text:p>}</text:p>
            <text:p>}</text:p>
            <text:p/>
            <text:p>@PART[mk2_1m_AdapterLong]:NEEDS[RealSolarSystem]:Final</text:p>
            <text:p>{</text:p>
            <text:p>@description = Volume and mass fraction adjusted to better suit “real” spaceplane needs. Volume Fraction: 0.76; Mass Fraction: 0.9. "puffiness"/"twistedness" has been accounted for by adding ~ 1% to the cross section. I didn't feel like guessing integrals...</text:p>
            <text:p>@mass = 0.603</text:p>
            <text:p>@cost = 1408 // Dry: 910; Resources: 498.437</text:p>
            <text:p>@RESOURCE[Oxidizer]</text:p>
            <text:p>{</text:p>
            <text:p>@maxAmount = 597.255</text:p>
            <text:p>@amount = 597.255</text:p>
            <text:p>}</text:p>
            <text:p>@RESOURCE[LiquidFuel]</text:p>
            <text:p>{</text:p>
            <text:p>@maxAmount = 488.663</text:p>
            <text:p>@amount = 488.663</text:p>
            <text:p>}</text:p>
            <text:p>}</text:p>
            <text:p/>
            <text:p>@PART[mk2_1m_Bicoupler]:NEEDS[RealSolarSystem]:Final</text:p>
            <text:p>{</text:p>
            <text:p>@description = Volume and mass fraction adjusted to better suit “real” spaceplane needs. Volume Fraction: 0.72; Mass Fraction: 0.83. "puffiness"/"twistedness" has been accounted for by adding ~ 1% to the cross section. I didn't feel like guessing integrals...</text:p>
            <text:p>@mass = 0.658</text:p>
            <text:p>@cost = 1285 // Dry: 990; Resources: 295.1</text:p>
            <text:p>@RESOURCE[Oxidizer]</text:p>
            <text:p>{</text:p>
            <text:p>@maxAmount = 353.606</text:p>
            <text:p>@amount = 353.606</text:p>
            <text:p>}</text:p>
            <text:p>@RESOURCE[LiquidFuel]</text:p>
            <text:p>{</text:p>
            <text:p>@maxAmount = 289.314</text:p>
            <text:p>@amount = 289.314</text:p>
            <text:p>}</text:p>
            <text:p>}</text:p>
            <text:p/>
            <text:p>@PART[mk3FuselageLF_25]:NEEDS[RealSolarSystem]:Final</text:p>
            <text:p>{</text:p>
            <text:p>@description = Volume and mass fraction adjusted to better suit “real” spaceplane needs. Volume Fraction: 0.83; Mass Fraction: 0.92</text:p>
            <text:p>@mass = 1.876</text:p>
            <text:p>@cost = 6232 // Dry: 2780; Resources: 3452.092</text:p>
            <text:p>@RESOURCE[LiquidFuel]</text:p>
            <text:p>{</text:p>
            <text:p>@maxAmount = 4315.115</text:p>
            <text:p>@amount = 4315.115</text:p>
            <text:p>}</text:p>
            <text:p>}</text:p>
            <text:p/>
            <text:p>@PART[mk3FuselageLFO_25]:NEEDS[RealSolarSystem]:Final</text:p>
            <text:p>{</text:p>
            <text:p>@description = Volume and mass fraction adjusted to better suit “real” spaceplane needs. Volume Fraction: 0.83; Mass Fraction: 0.92</text:p>
            <text:p>@mass = 1.876</text:p>
            <text:p>@cost = 4801 // Dry: 2820; Resources: 1980.638</text:p>
            <text:p>@RESOURCE[Oxidizer]</text:p>
            <text:p>{</text:p>
            <text:p>@maxAmount = 2373.313</text:p>
            <text:p>@amount = 2373.313</text:p>
            <text:p>}</text:p>
            <text:p>@RESOURCE[LiquidFuel]</text:p>
            <text:p>{</text:p>
            <text:p>@maxAmount = 1941.802</text:p>
            <text:p>@amount = 1941.802</text:p>
            <text:p>}</text:p>
            <text:p>}</text:p>
            <text:p/>
            <text:p>@PART[mk3FuselageMONO]:NEEDS[RealSolarSystem]:Final</text:p>
            <text:p>{</text:p>
            <text:p>@description = Volume and mass fraction adjusted to better suit “real” spaceplane needs. Volume Fraction: 0.75; Mass Fraction: 0.86</text:p>
            <text:p>@mass = 1.59</text:p>
            <text:p>@cost = 6080 // Dry: 3150; Resources: 2930.256</text:p>
            <text:p>@RESOURCE[MonoPropellant]</text:p>
            <text:p>{</text:p>
            <text:p>@maxAmount = 2441.88</text:p>
            <text:p>@amount = 2441.88</text:p>
            <text:p>}</text:p>
            <text:p>}</text:p>
            <text:p/>
            <text:p>@PART[mk3FuselageLF_50]:NEEDS[RealSolarSystem]:Final</text:p>
            <text:p>{</text:p>
            <text:p>@description = Volume and mass fraction adjusted to better suit “real” spaceplane needs. Volume Fraction: 0.84; Mass Fraction: 0.93</text:p>
            <text:p>@mass = 3.298</text:p>
            <text:p>@cost = 11900 // Dry: 4890; Resources: 7009.754</text:p>
            <text:p>@RESOURCE[LiquidFuel]</text:p>
            <text:p>{</text:p>
            <text:p>@maxAmount = 8762.192</text:p>
            <text:p>@amount = 8762.192</text:p>
            <text:p>}</text:p>
            <text:p>}</text:p>
            <text:p/>
            <text:p>@PART[mk3FuselageLFO_50]:NEEDS[RealSolarSystem]:Final</text:p>
            <text:p>{</text:p>
            <text:p>@description = Volume and mass fraction adjusted to better suit “real” spaceplane needs. Volume Fraction: 0.84; Mass Fraction: 0.93</text:p>
            <text:p>@mass = 3.298</text:p>
            <text:p>@cost = 9142 // Dry: 5120; Resources: 4021.846</text:p>
            <text:p>@RESOURCE[Oxidizer]</text:p>
            <text:p>{</text:p>
            <text:p>@maxAmount = 4819.206</text:p>
            <text:p>@amount = 4819.206</text:p>
            <text:p>}</text:p>
            <text:p>@RESOURCE[LiquidFuel]</text:p>
            <text:p>{</text:p>
            <text:p>@maxAmount = 3942.987</text:p>
            <text:p>@amount = 3942.987</text:p>
            <text:p>}</text:p>
            <text:p>}</text:p>
            <text:p/>
            <text:p>@PART[mk3FuselageLF_100]:NEEDS[RealSolarSystem]:Final</text:p>
            <text:p>{</text:p>
            <text:p>@description = Volume and mass fraction adjusted to better suit “real” spaceplane needs. Volume Fraction: 0.85; Mass Fraction: 0.94</text:p>
            <text:p>@mass = 5.656</text:p>
            <text:p>@cost = 22556 // Dry: 8380; Resources: 14176.496</text:p>
            <text:p>@RESOURCE[LiquidFuel]</text:p>
            <text:p>{</text:p>
            <text:p>@maxAmount = 17720.62</text:p>
            <text:p>@amount = 17720.62</text:p>
            <text:p>}</text:p>
            <text:p>}</text:p>
            <text:p/>
            <text:p>@PART[mk3FuselageLFO_100]:NEEDS[RealSolarSystem]:Final</text:p>
            <text:p>{</text:p>
            <text:p>@description = Volume and mass fraction adjusted to better suit “real” spaceplane needs. Volume Fraction: 0.85; Mass Fraction: 0.94</text:p>
            <text:p>@mass = 5.656</text:p>
            <text:p>@cost = 16904 // Dry: 8770; Resources: 8133.764</text:p>
            <text:p>@RESOURCE[Oxidizer]</text:p>
            <text:p>{</text:p>
            <text:p>@maxAmount = 9746.341</text:p>
            <text:p>@amount = 9746.341</text:p>
            <text:p>}</text:p>
            <text:p>@RESOURCE[LiquidFuel]</text:p>
            <text:p>{</text:p>
            <text:p>@maxAmount = 7974.279</text:p>
            <text:p>@amount = 7974.279</text:p>
            <text:p>}</text:p>
            <text:p>}</text:p>
            <text:p/>
            <text:p>@PART[adapterMk3-Size2]:NEEDS[RealSolarSystem]:Final</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Size2Slant]:NEEDS[RealSolarSystem]:Final</text:p>
            <text:p>{</text:p>
            <text:p>@description = Volume and mass fraction adjusted to better suit “real” spaceplane needs. Volume Fraction: 0.82; Mass Fraction: 0.92. "puffiness"/"twistedness" has been accounted for by adding ~ 1% to the cross section. I didn't feel like guessing integrals...</text:p>
            <text:p>@mass = 2.101</text:p>
            <text:p>@cost = 5378 // Dry: 3160; Resources: 2218.116</text:p>
            <text:p>@RESOURCE[Oxidizer]</text:p>
            <text:p>{</text:p>
            <text:p>@maxAmount = 2657.873</text:p>
            <text:p>@amount = 2657.873</text:p>
            <text:p>}</text:p>
            <text:p>@RESOURCE[LiquidFuel]</text:p>
            <text:p>{</text:p>
            <text:p>@maxAmount = 2174.623</text:p>
            <text:p>@amount = 2174.623</text:p>
            <text:p>}</text:p>
            <text:p>}</text:p>
            <text:p/>
            <text:p>@PART[adapterMk3-Mk2]:NEEDS[RealSolarSystem]:Final</text:p>
            <text:p>{</text:p>
            <text:p>@description = Volume and mass fraction adjusted to better suit “real” spaceplane needs. Volume Fraction: 0.81; Mass Fraction: 0.92. "puffiness"/"twistedness" has been accounted for by adding ~ 1% to the cross section. I didn't feel like guessing integrals...</text:p>
            <text:p>@mass = 2.316</text:p>
            <text:p>@cost = 5925 // Dry: 3480; Resources: 2445.497</text:p>
            <text:p>@RESOURCE[Oxidizer]</text:p>
            <text:p>{</text:p>
            <text:p>@maxAmount = 2930.334</text:p>
            <text:p>@amount = 2930.334</text:p>
            <text:p>}</text:p>
            <text:p>@RESOURCE[LiquidFuel]</text:p>
            <text:p>{</text:p>
            <text:p>@maxAmount = 2397.546</text:p>
            <text:p>@amount = 2397.546</text:p>
            <text:p>}</text:p>
            <text:p>}</text:p>
            <text:p/>
            <text:p>@PART[sepMotor1]:NEEDS[RealSolarSystem]:Final</text:p>
            <text:p>{</text:p>
            <text:p>@description = Thrust reduced to more realistic levels. Stock volume ratio would be ~8. Much less fuel fits in the part now, you'll have to add more</text:p>
            <text:p>@mass = 0.003</text:p>
            <text:p>@cost = 26 // Dry: 25; Resources: 0.732</text:p>
            <text:p>@RESOURCE[SolidFuel]</text:p>
            <text:p>{</text:p>
            <text:p>@maxAmount = 1.219</text:p>
            <text:p>@amount = 1.219</text:p>
            <text:p>}</text:p>
            <text:p>@MODULE[ModuleEngines]</text:p>
            <text:p>{</text:p>
            <text:p>@minThrust = 0</text:p>
            <text:p>@maxThrust = 11.359</text:p>
            <text:p>@heatProduction = 1232</text:p>
            <text:p>@atmosphereCurve</text:p>
            <text:p>{</text:p>
            <text:p>@key,0 = 0 220</text:p>
            <text:p>@key,1 = 1 175</text:p>
            <text:p>}</text:p>
            <text:p>}</text:p>
            <text:p>@MODULE[ModuleEnginesFX]</text:p>
            <text:p>{</text:p>
            <text:p>@minThrust = 0</text:p>
            <text:p>@maxThrust = 11.359</text:p>
            <text:p>@heatProduction = 1232</text:p>
            <text:p>@atmosphereCurve</text:p>
            <text:p>{</text:p>
            <text:p>@key,0 = 0 220</text:p>
            <text:p>@key,1 = 1 175</text:p>
            <text:p>}</text:p>
            <text:p>}</text:p>
            <text:p>}</text:p>
            <text:p/>
            <text:p>@PART[radialRCSTank]:NEEDS[RealSolarSystem]:Final</text:p>
            <text:p>{</text:p>
            <text:p>@description = Volume and mass fraction adjusted to real life tanks. Volume Fraction: 0.74; Mass Fraction: 0.85</text:p>
            <text:p>@mass = 0.013</text:p>
            <text:p>@cost = 52 // Dry: 30; Resources: 22.2</text:p>
            <text:p>@RESOURCE[MonoPropellant]</text:p>
            <text:p>{</text:p>
            <text:p>@maxAmount = 18.5</text:p>
            <text:p>@amount = 18.5</text:p>
            <text:p>}</text:p>
            <text:p>}</text:p>
            <text:p/>
            <text:p>@PART[xenonTankRadial]:NEEDS[RealSolarSystem]:Final</text:p>
            <text:p>{</text:p>
            <text:p>@description = Volume and mass fraction adjusted to real life tanks. Volume Fraction: 0.88; Mass Fraction: 0.84</text:p>
            <text:p>@mass = 0.006</text:p>
            <text:p>@cost = 1267 // Dry: 70; Resources: 1196.8</text:p>
            <text:p>@RESOURCE[XenonGas]</text:p>
            <text:p>{</text:p>
            <text:p>@maxAmount = 299.2</text:p>
            <text:p>@amount = 299.2</text:p>
            <text:p>}</text:p>
            <text:p>}</text:p>
            <text:p/>
            <text:p>@PART[omsEngine]:NEEDS[RealSolarSystem]:Final</text:p>
            <text:p>{</text:p>
            <text:p>@description = Aerojet-Rocketdyne MR-80B. Thrust structure is ~2.7 Kg</text:p>
            <text:p>@mass = 0.011</text:p>
            <text:p>@cost = 100 // Dry: 100</text:p>
            <text:p>@MODULE[ModuleEngines]</text:p>
            <text:p>{</text:p>
            <text:p>@minThrust = 0</text:p>
            <text:p>@maxThrust = 3.1</text:p>
            <text:p>@heatProduction = 42</text:p>
            <text:p>@atmosphereCurve</text:p>
            <text:p>{</text:p>
            <text:p>@key,0 = 0 225</text:p>
            <text:p>@key,1 = 1 149</text:p>
            <text:p>}</text:p>
            <text:p>}</text:p>
            <text:p>@MODULE[ModuleEnginesFX]</text:p>
            <text:p>{</text:p>
            <text:p>@minThrust = 0</text:p>
            <text:p>@maxThrust = 3.1</text:p>
            <text:p>@heatProduction = 42</text:p>
            <text:p>@atmosphereCurve</text:p>
            <text:p>{</text:p>
            <text:p>@key,0 = 0 225</text:p>
            <text:p>@key,1 = 1 149</text:p>
            <text:p>}</text:p>
            <text:p>}</text:p>
            <text:p>}</text:p>
            <text:p/>
            <text:p>@PART[rcsTankRadialLong]:NEEDS[RealSolarSystem]:Final</text:p>
            <text:p>{</text:p>
            <text:p>@description = Volume and mass fraction adjusted to real life tanks. Volume Fraction: 0.78; Mass Fraction: 0.84</text:p>
            <text:p>@mass = 0.048</text:p>
            <text:p>@cost = 175 // Dry: 100; Resources: 75.114</text:p>
            <text:p>@RESOURCE[MonoPropellant]</text:p>
            <text:p>{</text:p>
            <text:p>@maxAmount = 62.595</text:p>
            <text:p>@amount = 62.595</text:p>
            <text:p>}</text:p>
            <text:p>}</text:p>
            <text:p/>
            <text:p>@PART[linearRcs]:NEEDS[RealSolarSystem]:Final</text:p>
            <text:p>{</text:p>
            <text:p>@description = Aerojet-Rocketdyne MR-104. Thrust structure is ~0.4 kg</text:p>
            <text:p>@mass = 0.002</text:p>
            <text:p>@cost = 140 // Dry: 140</text:p>
            <text:p>@MODULE[ModuleRCS]</text:p>
            <text:p>{</text:p>
            <text:p>@thrusterPower = 0.44</text:p>
            <text:p>@heatProduction = 32</text:p>
            <text:p>@atmosphereCurve</text:p>
            <text:p>{</text:p>
            <text:p>@key,0 = 0 237</text:p>
            <text:p>@key,1 = 1 170</text:p>
            <text:p>}</text:p>
            <text:p>}</text:p>
            <text:p>}</text:p>
            <text:p/>
            <text:p>@PART[radialEngineMini]:NEEDS[RealSolarSystem]:Final</text:p>
            <text:p>{</text:p>
            <text:p>@description = R-40A. Heavier due to radial mount</text:p>
            <text:p>@mass = 0.013</text:p>
            <text:p>@cost = 160 // Dry: 160</text:p>
            <text:p>@MODULE[ModuleEngines]</text:p>
            <text:p>{</text:p>
            <text:p>@minThrust = 0</text:p>
            <text:p>@maxThrust = 3.87</text:p>
            <text:p>@heatProduction = 61</text:p>
            <text:p>@atmosphereCurve</text:p>
            <text:p>{</text:p>
            <text:p>@key,0 = 0 306</text:p>
            <text:p>@key,1 = 1 280</text:p>
            <text:p>}</text:p>
            <text:p>}</text:p>
            <text:p>@MODULE[ModuleEnginesFX]</text:p>
            <text:p>{</text:p>
            <text:p>@minThrust = 0</text:p>
            <text:p>@maxThrust = 3.87</text:p>
            <text:p>@heatProduction = 61</text:p>
            <text:p>@atmosphereCurve</text:p>
            <text:p>{</text:p>
            <text:p>@key,0 = 0 306</text:p>
            <text:p>@key,1 = 1 280</text:p>
            <text:p>}</text:p>
            <text:p>}</text:p>
            <text:p>}</text:p>
            <text:p/>
            <text:p>@PART[smallRadialEngine]:NEEDS[RealSolarSystem]:Final</text:p>
            <text:p>{</text:p>
            <text:p>@description = Rocketdyne ATE. Heavier due to radial mount</text:p>
            <text:p>@mass = 0.08</text:p>
            <text:p>@cost = 440 // Dry: 440</text:p>
            <text:p>@MODULE[ModuleEngines]</text:p>
            <text:p>{</text:p>
            <text:p>@minThrust = 0</text:p>
            <text:p>@maxThrust = 20</text:p>
            <text:p>@heatProduction = 58</text:p>
            <text:p>@atmosphereCurve</text:p>
            <text:p>{</text:p>
            <text:p>@key,0 = 0 347</text:p>
            <text:p>@key,1 = 1 240</text:p>
            <text:p>}</text:p>
            <text:p>}</text:p>
            <text:p>@MODULE[ModuleEnginesFX]</text:p>
            <text:p>{</text:p>
            <text:p>@minThrust = 0</text:p>
            <text:p>@maxThrust = 20</text:p>
            <text:p>@heatProduction = 58</text:p>
            <text:p>@atmosphereCurve</text:p>
            <text:p>{</text:p>
            <text:p>@key,0 = 0 347</text:p>
            <text:p>@key,1 = 1 240</text:p>
            <text:p>}</text:p>
            <text:p>}</text:p>
            <text:p>}</text:p>
            <text:p/>
            <text:p>@PART[radialDecoupler]:NEEDS[RealSolarSystem]:Final</text:p>
            <text:p>{</text:p>
            <text:p>@description = Adjusted to match LazyRSS tanks &amp; engines ratios</text:p>
            <text:p>@mass = 0.022</text:p>
            <text:p>@cost = 260 // Dry: 260</text:p>
            <text:p>}</text:p>
            <text:p/>
            <text:p>@PART[radialDecoupler2]:NEEDS[RealSolarSystem]:Final</text:p>
            <text:p>{</text:p>
            <text:p>@description = Adjusted to match LazyRSS tanks &amp; engines ratios</text:p>
            <text:p>@mass = 0.036</text:p>
            <text:p>@cost = 280 // Dry: 280</text:p>
            <text:p>}</text:p>
            <text:p/>
            <text:p>@PART[RCSBlock]:NEEDS[RealSolarSystem]:Final</text:p>
            <text:p>{</text:p>
            <text:p>@description = 4 x Aerojet-Rocketdyne MR-107 block. Thrust structure is ~4 kg</text:p>
            <text:p>@mass = 0.008</text:p>
            <text:p>@cost = 320 // Dry: 320</text:p>
            <text:p>@MODULE[ModuleRCS]</text:p>
            <text:p>{</text:p>
            <text:p>@thrusterPower = 0.275</text:p>
            <text:p>@heatProduction = 5</text:p>
            <text:p>@atmosphereCurve</text:p>
            <text:p>{</text:p>
            <text:p>@key,0 = 0 236</text:p>
            <text:p>@key,1 = 1 155</text:p>
            <text:p>}</text:p>
            <text:p>}</text:p>
            <text:p>}</text:p>
            <text:p/>
            <text:p>@PART[structuralPylon]:NEEDS[RealSolarSystem]:Final</text:p>
            <text:p>{</text:p>
            <text:p>@description = Adjusted to match LazyRSS tanks &amp; engines ratios</text:p>
            <text:p>@mass = 0.074</text:p>
            <text:p>@cost = 340 // Dry: 340</text:p>
            <text:p>}</text:p>
            <text:p/>
            <text:p>@PART[vernierEngine]:NEEDS[RealSolarSystem]:Final</text:p>
            <text:p>{</text:p>
            <text:p>@description = Aerojet-Rocketdyne R-40B. Thrust structure is ~2.3 kg</text:p>
            <text:p>@mass = 0.008</text:p>
            <text:p>@cost = 360 // Dry: 360</text:p>
            <text:p>@MODULE[ModuleRCS]</text:p>
            <text:p>{</text:p>
            <text:p>@thrusterPower = 4</text:p>
            <text:p>@heatProduction = 97</text:p>
            <text:p>@atmosphereCurve</text:p>
            <text:p>{</text:p>
            <text:p>@key,0 = 0 293</text:p>
            <text:p>@key,1 = 1 191</text:p>
            <text:p>}</text:p>
            <text:p>}</text:p>
            <text:p>}</text:p>
            <text:p/>
            <text:p>@PART[radialDecoupler1-2]:NEEDS[RealSolarSystem]:Final</text:p>
            <text:p>{</text:p>
            <text:p>@description = Adjusted to match LazyRSS tanks &amp; engines ratios</text:p>
            <text:p>@mass = 0.161</text:p>
            <text:p>@cost = 480 // Dry: 480</text:p>
            <text:p>}</text:p>
            <text:p/>
            <text:p>@PART[radialLiquidEngine1-2]:NEEDS[RealSolarSystem]:Final</text:p>
            <text:p>{</text:p>
            <text:p>@description = RD-0242. Heavier due to radial mount</text:p>
            <text:p>@mass = 0.23</text:p>
            <text:p>@cost = 740 // Dry: 740</text:p>
            <text:p>@MODULE[ModuleEngines]</text:p>
            <text:p>{</text:p>
            <text:p>@minThrust = 0</text:p>
            <text:p>@maxThrust = 123.6</text:p>
            <text:p>@heatProduction = 110</text:p>
            <text:p>@atmosphereCurve</text:p>
            <text:p>{</text:p>
            <text:p>@key,0 = 0 303</text:p>
            <text:p>@key,1 = 1 274</text:p>
            <text:p>}</text:p>
            <text:p>}</text:p>
            <text:p>@MODULE[ModuleEnginesFX]</text:p>
            <text:p>{</text:p>
            <text:p>@minThrust = 0</text:p>
            <text:p>@maxThrust = 123.6</text:p>
            <text:p>@heatProduction = 110</text:p>
            <text:p>@atmosphereCurve</text:p>
            <text:p>{</text:p>
            <text:p>@key,0 = 0 303</text:p>
            <text:p>@key,1 = 1 274</text:p>
            <text:p>}</text:p>
            <text:p>}</text:p>
            <text:p>}</text:p>
            <text:p/>
            <text:p>@PART[parachuteRadial]:NEEDS[RealSolarSystem]:Final</text:p>
            <text:p>{</text:p>
            <text:p>@description = Mercury recovery equipment – Landing parachute – Radial. Mass scaled based on capsule proportions. Added mass due to radial mount</text:p>
            <text:p>@mass = 0.03</text:p>
            <text:p>@cost = 110 // Dry: 110</text:p>
            <text:p>}</text:p>
            <text:p/>
            <text:p>@PART[radialDrogue]:NEEDS[RealSolarSystem]:Final</text:p>
            <text:p>{</text:p>
            <text:p>@description = Mercury recovery equipment – Drogue parachute – Radial. Mass scaled based on capsule proportions</text:p>
            <text:p>@mass = 0.02</text:p>
            <text:p>@cost = 160 // Dry: 160</text:p>
            <text:p>}</text:p>
            <text:p/>
            <text:p>@PART[mk2Cockpit_Standard]:NEEDS[RealSolarSystem]:Final</text:p>
            <text:p>{</text:p>
            <text:p>@description = No real life counterpart. Monopropellant removed</text:p>
            <text:p>@mass = 0.776</text:p>
            <text:p>@cost = 3100 // Dry: 3100</text:p>
            <text:p>!RESOURCE[MonoPropellant]</text:p>
            <text:p>{</text:p>
            <text:p>@maxAmount = 0</text:p>
            <text:p>@amount = 0</text:p>
            <text:p>}</text:p>
            <text:p>}</text:p>
            <text:p/>
            <text:p>@PART[mk2Cockpit_Inline]:NEEDS[RealSolarSystem]:Final</text:p>
            <text:p>{</text:p>
            <text:p>@description = No real life counterpart. Monopropellant removed</text:p>
            <text:p>@mass = 0.776</text:p>
            <text:p>@cost = 3100 // Dry: 3100</text:p>
            <text:p>!RESOURCE[MonoPropellant]</text:p>
            <text:p>{</text:p>
            <text:p>@maxAmount = 0</text:p>
            <text:p>@amount = 0</text:p>
            <text:p>}</text:p>
            <text:p>}</text:p>
            <text:p/>
            <text:p>@PART[mk3Cockpit_Shuttle]:NEEDS[RealSolarSystem]:Final</text:p>
            <text:p>{</text:p>
            <text:p>@description = No real life counterpart. Monopropellant removed</text:p>
            <text:p>@mass = 2.12</text:p>
            <text:p>@cost = 12400 // Dry: 12400</text:p>
            <text:p>!RESOURCE[MonoPropellant]</text:p>
            <text:p>{</text:p>
            <text:p>@maxAmount = 0</text:p>
            <text:p>@amount = 0</text:p>
            <text:p>}</text:p>
            <text:p>}</text:p>
            <text:p/>
            <text:p>@PART[mk2CrewCabin]:NEEDS[RealSolarSystem]:Final</text:p>
            <text:p>{</text:p>
            <text:p>@description = No real life counterpart. Mass scaled according to the same metrics as the Hitchhiker</text:p>
            <text:p>@mass = 0.712</text:p>
            <text:p>@cost = 3100 // Dry: 3100</text:p>
            <text:p>}</text:p>
            <text:p/>
            <text:p>@PART[mk3CrewCabin]:NEEDS[RealSolarSystem]:Final</text:p>
            <text:p>{</text:p>
            <text:p>@description = No real life counterpart. Mass scaled according to the same metrics as the Hitchhiker</text:p>
            <text:p>@mass = 5.056</text:p>
            <text:p>@cost = 21000 // Dry: 21000</text:p>
            <text:p>}</text:p>
            <text:p/>
            <text:p>@PART[mk3CargoBayS]:NEEDS[RealSolarSystem]:Final</text:p>
            <text:p>{</text:p>
            <text:p>@description = No real life counterpart. Slightly lighter than the same size fuel tank dry mass (not a pressure vessel)</text:p>
            <text:p>@mass = 1.56</text:p>
            <text:p>@cost = 1400 // Dry: 1400</text:p>
            <text:p>}</text:p>
            <text:p/>
            <text:p>@PART[mk3CargoBayM]:NEEDS[RealSolarSystem]:Final</text:p>
            <text:p>{</text:p>
            <text:p>@description = No real life counterpart. Slightly lighter than the same size fuel tank dry mass (not a pressure vessel)</text:p>
            <text:p>@mass = 2.72</text:p>
            <text:p>@cost = 2400 // Dry: 2400</text:p>
            <text:p>}</text:p>
            <text:p/>
            <text:p>@PART[mk3CargoBayL]:NEEDS[RealSolarSystem]:Final</text:p>
            <text:p>{</text:p>
            <text:p>@description = No real life counterpart. Slightly lighter than the same size fuel tank dry mass (not a pressure vessel)</text:p>
            <text:p>@mass = 4.902</text:p>
            <text:p>@cost = 4200 // Dry: 4200</text:p>
            <text:p>}</text:p>
            <text:p/>
            <text:p>@PART[mk2CargoBayS]:NEEDS[RealSolarSystem]:Final</text:p>
            <text:p>{</text:p>
            <text:p>@description = No real life counterpart. Slightly lighter than the same size fuel tank dry mass (not a pressure vessel). This means that this one is heavier than in stock due to higher volume fraction on the corresponding tank</text:p>
            <text:p>@mass = 0.363</text:p>
            <text:p>@cost = 420 // Dry: 420</text:p>
            <text:p>}</text:p>
            <text:p/>
            <text:p>@PART[mk2CargoBayL]:NEEDS[RealSolarSystem]:Final</text:p>
            <text:p>{</text:p>
            <text:p>@description = No real life counterpart. Slightly lighter than the same size fuel tank dry mass (not a pressure vessel). This means that this one is slightly heavier than in stock due to massively larger volume fraction on the corresponding tank</text:p>
            <text:p>@mass = 0.633</text:p>
            <text:p>@cost = 1100 // Dry: 1100</text:p>
            <text:p>}</text:p>
            <text:p/>
            <text:p>@PART[ServiceBay_125]:NEEDS[RealSolarSystem]:Final</text:p>
            <text:p>{</text:p>
            <text:p>@description = No real life counterpart. Slightly lighter than the same size fuel tank dry mass (not a pressure vessel)</text:p>
            <text:p>@mass = 0.063</text:p>
            <text:p>@cost = 250 // Dry: 250</text:p>
            <text:p>}</text:p>
            <text:p/>
            <text:p>@PART[ServiceBay_250]:NEEDS[RealSolarSystem]:Final</text:p>
            <text:p>{</text:p>
            <text:p>@description = No real life counterpart. Slightly lighter than the same size fuel tank dry mass (not a pressure vessel). This bay doesn't match any tank size. The closest thing is the Rockomax X200-8 Fuel Tank, so we added a 15% mass what came out of it. That makes this bay slightly heavier than stock</text:p>
            <text:p>@mass = 0.331</text:p>
            <text:p>@cost = 680 // Dry: 680</text:p>
            <text:p>}</text:p>
            <text:p/>
            <text:p>@PART[radPanelSm]:NEEDS[RealSolarSystem]:Final</text:p>
            <text:p>{</text:p>
            <text:p>@description = Generic fluidless radiative plate</text:p>
            <text:p>@mass = 0.006</text:p>
            <text:p>@cost = 90 // Dry: 90</text:p>
            <text:p>}</text:p>
            <text:p/>
            <text:p>@PART[radPanelLg]:NEEDS[RealSolarSystem]:Final</text:p>
            <text:p>{</text:p>
            <text:p>@description = Generic fluidless radiative plate</text:p>
            <text:p>@mass = 0.048</text:p>
            <text:p>@cost = 340 // Dry: 340</text:p>
            <text:p>}</text:p>
            <text:p/>
            <text:p>@PART[foldingRadSmall]:NEEDS[RealSolarSystem]:Final</text:p>
            <text:p>{</text:p>
            <text:p>@description = Downscaled ISS HRSR (Heat Rejection System Radiators)</text:p>
            <text:p>@mass = 0.015</text:p>
            <text:p>@cost = 600 // Dry: 600</text:p>
            <text:p>}</text:p>
            <text:p/>
            <text:p>@PART[foldingRadMed]:NEEDS[RealSolarSystem]:Final</text:p>
            <text:p>{</text:p>
            <text:p>@description = Downscaled ISS HRSR (Heat Rejection System Radiators)</text:p>
            <text:p>@mass = 0.074</text:p>
            <text:p>@cost = 2400 // Dry: 2400</text:p>
            <text:p>}</text:p>
            <text:p/>
            <text:p>@PART[foldingRadLarge]:NEEDS[RealSolarSystem]:Final</text:p>
            <text:p>{</text:p>
            <text:p>@description = Downscaled ISS HRSR (Heat Rejection System Radiators)</text:p>
            <text:p>@mass = 0.567</text:p>
            <text:p>@cost = 8100 // Dry: 8100</text:p>
            <text:p>}</text:p>
            <text:p/>
            <text:p>@PART[JetEngine]:NEEDS[RealSolarSystem]:Final</text:p>
            <text:p>{</text:p>
            <text:p>@description = Increased specific impulse and reduced heat generation to make it viable for cruising on larger bodies</text:p>
            <text:p>@mass = 0</text:p>
            <text:p>@cost = 1280 // Dry: 1280</text:p>
            <text:p>@MODULE[ModuleEngines]</text:p>
            <text:p>{</text:p>
            <text:p>@heatProduction = 31</text:p>
            <text:p>@atmosphereCurve</text:p>
            <text:p>{</text:p>
            <text:p>@key,0 = 0 13000 0 0</text:p>
            <text:p>}</text:p>
            <text:p>}</text:p>
            <text:p>@MODULE[ModuleEnginesFX]</text:p>
            <text:p>{</text:p>
            <text:p>@heatProduction = 31</text:p>
            <text:p>@atmosphereCurve</text:p>
            <text:p>{</text:p>
            <text:p>@key,0 = 0 13000 0 0</text:p>
            <text:p>}</text:p>
            <text:p>}</text:p>
            <text:p>}</text:p>
            <text:p/>
            <text:p>@PART[turboFanEngine]:NEEDS[RealSolarSystem]:Final</text:p>
            <text:p>{</text:p>
            <text:p>@description = Increased specific impulse and reduced heat generation to make it viable for cruising on larger bodies. Tweaked ISP and heat generation to achieve comparable range and cruising speed capabilities as a J58 given the same mass ratio (the stock J-X4 would overheat and explode during sustained mach 3+ flight). Couldn't use the same specs as the real J58 as that'd require AJE to work</text:p>
            <text:p>@mass = 0</text:p>
            <text:p>@cost = 3200 // Dry: 3200</text:p>
            <text:p>@MODULE[ModuleEngines]</text:p>
            <text:p>{</text:p>
            <text:p>@heatProduction = 55</text:p>
            <text:p>@atmosphereCurve</text:p>
            <text:p>{</text:p>
            <text:p>@key,0 = 0 6000 0 0</text:p>
            <text:p>}</text:p>
            <text:p>}</text:p>
            <text:p>@MODULE[ModuleEnginesFX]</text:p>
            <text:p>{</text:p>
            <text:p>@heatProduction = 55</text:p>
            <text:p>@atmosphereCurve</text:p>
            <text:p>{</text:p>
            <text:p>@key,0 = 0 6000 0 0</text:p>
            <text:p>}</text:p>
            <text:p>}</text:p>
            <text:p>}</text:p>
            <text:p/>
            <text:p>@PART[SSME]:NEEDS[RealSolarSystem]:Final</text:p>
            <text:p>{</text:p>
            <text:p>@description = Aerojet Rocketdyne RS-25 (Space Shuttle Main Engine). Thrust downscaled to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text:p>
            <text:p>@mass = 0.835</text:p>
            <text:p>@cost = 21000 // Dry: 21000</text:p>
            <text:p>@MODULE[ModuleEngines]</text:p>
            <text:p>{</text:p>
            <text:p>@minThrust = 0</text:p>
            <text:p>@maxThrust = 598.637</text:p>
            <text:p>@heatProduction = 179</text:p>
            <text:p>@atmosphereCurve</text:p>
            <text:p>{</text:p>
            <text:p>@key,0 = 0 453</text:p>
            <text:p>@key,1 = 1 363</text:p>
            <text:p>}</text:p>
            <text:p>}</text:p>
            <text:p>@MODULE[ModuleEnginesFX]</text:p>
            <text:p>{</text:p>
            <text:p>@minThrust = 0</text:p>
            <text:p>@maxThrust = 598.637</text:p>
            <text:p>@heatProduction = 179</text:p>
            <text:p>@atmosphereCurve</text:p>
            <text:p>{</text:p>
            <text:p>@key,0 = 0 453</text:p>
            <text:p>@key,1 = 1 363</text:p>
            <text:p>}</text:p>
            <text:p>}</text:p>
            <text:p>}</text:p>
            <text:p/>
            <text:p>@PART[MK1CrewCabin]:NEEDS[RealSolarSystem]:Final</text:p>
            <text:p>{</text:p>
            <text:p>@description = No real life counterpart. Mass scaled according to the same metrics as the Hitchhiker</text:p>
            <text:p>@mass = 0.416</text:p>
            <text:p>}</text:p>
            <text:p/>
          </table:table-cell>
          <table:table-cell table:number-columns-repeated="1022"/>
        </table:table-row>
        <table:table-row table:style-name="ro2" table:number-rows-repeated="1048574">
          <table:table-cell table:number-columns-repeated="1023"/>
        </table:table-row>
        <table:table-row table:style-name="ro2">
          <table:table-cell table:number-columns-repeated="1023"/>
        </table:table-row>
      </table:table>
      <table:table table:name="parts" table:style-name="ta1">
        <office:forms form:automatic-focus="false" form:apply-design-mode="false"/>
        <table:table-column table:style-name="co2" table:default-cell-style-name="ce11"/>
        <table:table-column table:style-name="co51" table:number-columns-repeated="2" table:default-cell-style-name="ce11"/>
        <table:table-column table:style-name="co52" table:default-cell-style-name="ce11"/>
        <table:table-column table:style-name="co53" table:number-columns-repeated="2" table:default-cell-style-name="ce11"/>
        <table:table-column table:style-name="co54" table:number-columns-repeated="3" table:default-cell-style-name="ce11"/>
        <table:table-column table:style-name="co7" table:default-cell-style-name="ce11"/>
        <table:table-column table:style-name="co55" table:number-columns-repeated="6" table:default-cell-style-name="ce11"/>
        <table:table-column table:style-name="co56" table:default-cell-style-name="ce11"/>
        <table:table-column table:style-name="co10" table:default-cell-style-name="ce11"/>
        <table:table-column table:style-name="co57" table:default-cell-style-name="ce11"/>
        <table:table-column table:style-name="co58" table:default-cell-style-name="ce11"/>
        <table:table-column table:style-name="co59" table:default-cell-style-name="ce11"/>
        <table:table-column table:style-name="co60" table:default-cell-style-name="ce11"/>
        <table:table-column table:style-name="co61" table:default-cell-style-name="ce11"/>
        <table:table-column table:style-name="co62" table:default-cell-style-name="ce11"/>
        <table:table-column table:style-name="co63" table:default-cell-style-name="ce11"/>
        <table:table-column table:style-name="co64" table:default-cell-style-name="ce11"/>
        <table:table-column table:style-name="co19" table:default-cell-style-name="ce11"/>
        <table:table-column table:style-name="co2" table:number-columns-repeated="2" table:default-cell-style-name="ce11"/>
        <table:table-column table:style-name="co65" table:default-cell-style-name="ce11"/>
        <table:table-column table:style-name="co60" table:default-cell-style-name="ce11"/>
        <table:table-column table:style-name="co66" table:default-cell-style-name="ce11"/>
        <table:table-column table:style-name="co67" table:number-columns-repeated="3" table:default-cell-style-name="ce11"/>
        <table:table-column table:style-name="co63" table:default-cell-style-name="ce26"/>
        <table:table-column table:style-name="co68" table:default-cell-style-name="ce36"/>
        <table:table-column table:style-name="co68" table:default-cell-style-name="ce11"/>
        <table:table-column table:style-name="co2" table:number-columns-repeated="986" table:default-cell-style-name="ce40"/>
        <table:table-row table:style-name="ro5">
          <table:table-cell table:style-name="ce8" office:value-type="string" calcext:value-type="string">
            <text:p>Active</text:p>
          </table:table-cell>
          <table:table-cell table:style-name="ce8" office:value-type="string" calcext:value-type="string">
            <text:p>Part</text:p>
            <text:p>(Stock)</text:p>
            <text:p>Format: name:advanced_mod_suffix:engineid</text:p>
          </table:table-cell>
          <table:table-cell table:style-name="ce8" office:value-type="string" calcext:value-type="string">
            <text:p>Title</text:p>
          </table:table-cell>
          <table:table-cell table:style-name="ce8" office:value-type="string" calcext:value-type="string">
            <text:p>Cross section</text:p>
            <text:p>format</text:p>
            <text:p><text:span text:style-name="T2">(If applicable)</text:span></text:p>
          </table:table-cell>
          <table:table-cell table:style-name="ce8" office:value-type="string" calcext:value-type="string">
            <text:p>Radius</text:p>
            <text:p>(m)</text:p>
            <text:p>If applicable</text:p>
          </table:table-cell>
          <table:table-cell table:style-name="ce15" office:value-type="string" calcext:value-type="string">
            <text:p><text:span text:style-name="T3">Average</text:span></text:p>
            <text:p><text:span text:style-name="T3">Cross Section Area</text:span></text:p>
            <text:p><text:span text:style-name="T3">(m2)</text:span></text:p>
            <text:p><text:span text:style-name="T3">If applicable</text:span></text:p>
          </table:table-cell>
          <table:table-cell table:style-name="ce8" office:value-type="string" calcext:value-type="string">
            <text:p>Height</text:p>
            <text:p>(m)</text:p>
            <text:p>If applicable</text:p>
          </table:table-cell>
          <table:table-cell table:style-name="ce8" office:value-type="string" calcext:value-type="string">
            <text:p>Total</text:p>
            <text:p>Volume</text:p>
            <text:p>(L)</text:p>
            <text:p>If applicable</text:p>
          </table:table-cell>
          <table:table-cell table:style-name="ce8" office:value-type="string" calcext:value-type="string">
            <text:p>Empty</text:p>
            <text:p>Mass</text:p>
            <text:p>(Kg)</text:p>
          </table:table-cell>
          <table:table-cell table:style-name="ce8" office:value-type="string" calcext:value-type="string">
            <text:p>Fuel</text:p>
            <text:p>Mass</text:p>
            <text:p>(Kg)</text:p>
          </table:table-cell>
          <table:table-cell table:style-name="ce8" office:value-type="string" calcext:value-type="string">
            <text:p>Average</text:p>
            <text:p>Fuel</text:p>
            <text:p>Density</text:p>
          </table:table-cell>
          <table:table-cell table:style-name="ce15" office:value-type="string" calcext:value-type="string">
            <text:p><text:span text:style-name="T3">Fuel</text:span></text:p>
            <text:p><text:span text:style-name="T3">Volume</text:span></text:p>
            <text:p><text:span text:style-name="T3">Fraction</text:span></text:p>
          </table:table-cell>
          <table:table-cell table:style-name="ce8" office:value-type="string" calcext:value-type="string">
            <text:p>Fuel</text:p>
            <text:p>Mass</text:p>
            <text:p>Fraction</text:p>
          </table:table-cell>
          <table:table-cell table:style-name="ce8" office:value-type="string" calcext:value-type="string">
            <text:p>Configure</text:p>
            <text:p>Engine</text:p>
          </table:table-cell>
          <table:table-cell table:style-name="ce8" office:value-type="string" calcext:value-type="string">
            <text:p>Configure</text:p>
            <text:p>RCS</text:p>
          </table:table-cell>
          <table:table-cell table:style-name="ce8" office:value-type="string" calcext:value-type="string">
            <text:p>Thrust</text:p>
            <text:p><text:span text:style-name="T2">Vacuum</text:span></text:p>
            <text:p>(N)</text:p>
          </table:table-cell>
          <table:table-cell table:style-name="ce8" office:value-type="string" calcext:value-type="string">
            <text:p>ISP</text:p>
            <text:p>Vacuum</text:p>
            <text:p>(S)</text:p>
          </table:table-cell>
          <table:table-cell table:style-name="ce8" office:value-type="string" calcext:value-type="string">
            <text:p>ISP</text:p>
            <text:p>ASL</text:p>
            <text:p>(S)</text:p>
          </table:table-cell>
          <table:table-cell table:style-name="ce8" office:value-type="string" calcext:value-type="string">
            <text:p>Fuel</text:p>
          </table:table-cell>
          <table:table-cell table:style-name="ce17" office:value-type="string" calcext:value-type="string">
            <text:p>Part</text:p>
            <text:p>(RL)</text:p>
          </table:table-cell>
          <table:table-cell table:style-name="ce17" office:value-type="string" calcext:value-type="string">
            <text:p>Real</text:p>
            <text:p>Diameter</text:p>
            <text:p>(m)</text:p>
            <text:p>If applicable</text:p>
          </table:table-cell>
          <table:table-cell table:style-name="ce17" office:value-type="string" calcext:value-type="string">
            <text:p>Real Height</text:p>
            <text:p>(m)</text:p>
            <text:p>If applicable</text:p>
          </table:table-cell>
          <table:table-cell table:style-name="ce17" office:value-type="string" calcext:value-type="string">
            <text:p>Real Total Volume</text:p>
            <text:p>(L)</text:p>
            <text:p>If applicable</text:p>
          </table:table-cell>
          <table:table-cell table:style-name="ce17" office:value-type="string" calcext:value-type="string">
            <text:p>Empty</text:p>
            <text:p>Mass</text:p>
            <text:p>(Kg)</text:p>
          </table:table-cell>
          <table:table-cell table:style-name="ce15" office:value-type="string" calcext:value-type="string">
            <text:p><text:span text:style-name="T3">Intended</text:span></text:p>
            <text:p><text:span text:style-name="T3">Fuel</text:span></text:p>
            <text:p><text:span text:style-name="T3">Volume</text:span></text:p>
            <text:p><text:span text:style-name="T3">Fraction</text:span></text:p>
          </table:table-cell>
          <table:table-cell table:style-name="ce8" office:value-type="string" calcext:value-type="string">
            <text:p>Intended</text:p>
            <text:p>Fuel</text:p>
            <text:p>Mass</text:p>
            <text:p>Fraction</text:p>
          </table:table-cell>
          <table:table-cell table:style-name="ce17" office:value-type="string" calcext:value-type="string">
            <text:p>Thrust</text:p>
            <text:p><text:span text:style-name="T2">Vacuum</text:span></text:p>
            <text:p>(N)</text:p>
          </table:table-cell>
          <table:table-cell table:style-name="ce17" office:value-type="string" calcext:value-type="string">
            <text:p>ISP</text:p>
            <text:p>Vacuum</text:p>
            <text:p>(S)</text:p>
          </table:table-cell>
          <table:table-cell table:style-name="ce17" office:value-type="string" calcext:value-type="string">
            <text:p>ISP</text:p>
            <text:p>ASL</text:p>
            <text:p>(S)</text:p>
          </table:table-cell>
          <table:table-cell table:style-name="ce17" office:value-type="string" calcext:value-type="string">
            <text:p>Fuel</text:p>
          </table:table-cell>
          <table:table-cell table:style-name="ce17" office:value-type="string" calcext:value-type="string">
            <text:p>Total</text:p>
            <text:p>Resources</text:p>
            <text:p>Mass</text:p>
          </table:table-cell>
          <table:table-cell table:style-name="ce17" office:value-type="string" calcext:value-type="string">
            <text:p>Resource masses</text:p>
            <text:p>(Value pairs list, format:</text:p>
            <text:p>k1=kg1_max[,kg1_quantity]</text:p>
            <text:p><text:span text:style-name="T2">k2=kg2_max[,kg2_quantity]</text:span></text:p>
            <text:p><text:span text:style-name="T2">k3=kg3_max[,kg3_quantity]</text:span></text:p>
            <text:p>…)</text:p>
            <text:p>(Negative amounts remove the resource)</text:p>
          </table:table-cell>
          <table:table-cell table:style-name="ce17" office:value-type="string" calcext:value-type="string">
            <text:p>Thrust</text:p>
            <text:p>to</text:p>
            <text:p>Weight</text:p>
            <text:p>Ratio</text:p>
          </table:table-cell>
          <table:table-cell table:style-name="ce17" office:value-type="string" calcext:value-type="string">
            <text:p>Heat Production</text:p>
            <text:p>Multiplier</text:p>
          </table:table-cell>
          <table:table-cell table:style-name="ce17" office:value-type="string" calcext:value-type="string">
            <text:p>Heat Production</text:p>
            <text:p>(Product of ISP and TWR)</text:p>
          </table:table-cell>
          <table:table-cell table:style-name="ce23" office:value-type="string" calcext:value-type="string">
            <text:p>Cost</text:p>
            <text:p>(Dry)</text:p>
          </table:table-cell>
          <table:table-cell table:style-name="ce27" office:value-type="string" calcext:value-type="string">
            <text:p>Info</text:p>
          </table:table-cell>
          <table:table-cell table:style-name="ce37" office:value-type="string" calcext:value-type="string">
            <text:p>Notes</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toroidalFuelTank</text:p>
          </table:table-cell>
          <table:table-cell table:style-name="ce9" office:value-type="string" calcext:value-type="string">
            <text:p>ROUND-8 Toroidal Fuel Tank</text:p>
          </table:table-cell>
          <table:table-cell table:style-name="ce12" office:value-type="string" calcext:value-type="string">
            <text:p>1250mm</text:p>
          </table:table-cell>
          <table:table-cell table:style-name="ce13" table:formula="of:=VLOOKUP(&quot;RADIUS&quot;; INDIRECT(&quot;$&quot; &amp; [.D2] &amp; &quot;.A1:$&quot; &amp; [.D2] &amp; &quot;.B64&quot;); 2; 0)" office:value-type="float" office:value="0.625" calcext:value-type="float">
            <text:p>0.625</text:p>
          </table:table-cell>
          <table:table-cell table:style-name="ce13" table:formula="of:=VLOOKUP(&quot;CROSS_SECTION_AREA&quot;; INDIRECT(&quot;$&quot; &amp; [.D2] &amp; &quot;.A1:$&quot; &amp; [.D2] &amp; &quot;.B64&quot;); 2; 0)" office:value-type="float" office:value="1.22718463030851" calcext:value-type="float">
            <text:p>1.2271846303</text:p>
          </table:table-cell>
          <table:table-cell table:style-name="ce12" office:value-type="float" office:value="0.258" calcext:value-type="float">
            <text:p>0.258</text:p>
          </table:table-cell>
          <table:table-cell table:style-name="ce12" table:formula="of:=1000 * [.F2] * [.G2]" office:value-type="float" office:value="316.613634619596" calcext:value-type="float">
            <text:p>316.6136346196</text:p>
          </table:table-cell>
          <table:table-cell table:style-name="ce12" office:value-type="float" office:value="37.5" calcext:value-type="float">
            <text:p>37.5</text:p>
          </table:table-cell>
          <table:table-cell table:style-name="ce12" office:value-type="float" office:value="240" calcext:value-type="float">
            <text:p>240</text:p>
          </table:table-cell>
          <table:table-cell table:style-name="ce12" office:value-type="float" office:value="1" calcext:value-type="float">
            <text:p>1</text:p>
          </table:table-cell>
          <table:table-cell table:style-name="ce12" table:formula="of:=([.J2] / [.K2]) / [.H2]" office:value-type="float" office:value="0.758021682446981" calcext:value-type="float">
            <text:p>0.7580216824</text:p>
          </table:table-cell>
          <table:table-cell table:style-name="ce12" table:formula="of:=[.J2] / ([.I2] + [.J2])" office:value-type="float" office:value="0.864864864864865" calcext:value-type="float">
            <text:p>0.864864864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2] / [.Z2]) - [.AE2]" office:value-type="float" office:value="33.676177500448" calcext:value-type="float">
            <text:p>33.6761775004</text:p>
          </table:table-cell>
          <table:table-cell table:style-name="ce21" office:value-type="float" office:value="0.78" calcext:value-type="float">
            <text:p>0.78</text:p>
          </table:table-cell>
          <table:table-cell table:style-name="ce21" office:value-type="float" office:value="0.88" calcext:value-type="float">
            <text:p>0.88</text:p>
          </table:table-cell>
          <table:table-cell table:style-name="ce21" table:number-columns-repeated="4"/>
          <table:table-cell table:style-name="ce22" table:formula="of:=[.K2] * [.H2] * [.Y2]" office:value-type="float" office:value="246.958635003285" calcext:value-type="float">
            <text:p>246.9586350033</text:p>
          </table:table-cell>
          <table:table-cell table:style-name="ce22" table:formula="of:= (&quot;O=&quot; &amp; ([.AE2] * 0.55)) &amp; CHAR(10) &amp; (&quot;LF=&quot; &amp; ([.AE2] * 0.45))" office:value-type="string" office:string-value="O=135.827249251807&#10;LF=111.131385751478" calcext:value-type="string">
            <text:p>O=135.827249251807</text:p>
            <text:p>LF=111.131385751478</text:p>
          </table:table-cell>
          <table:table-cell table:style-name="ce22" table:formula="of:= ([.AA2] / 9.80665) / [.X2]" office:value-type="float" office:value="0" calcext:value-type="float">
            <text:p>0</text:p>
          </table:table-cell>
          <table:table-cell table:style-name="ce22" office:value-type="float" office:value="1" calcext:value-type="float">
            <text:p>1</text:p>
          </table:table-cell>
          <table:table-cell table:style-name="ce22" table:formula="of:=(0.01 * [.AH2] * 0.66 * [.AB2]) * [.AG2]" office:value-type="float" office:value="0" calcext:value-type="float">
            <text:p>0</text:p>
          </table:table-cell>
          <table:table-cell table:style-name="ce24" table:formula="of:=CEILING(([.X2] + [.X2] * 0.4); 10)" office:value-type="float" office:value="50" calcext:value-type="float">
            <text:p>50</text:p>
          </table:table-cell>
          <table:table-cell table:style-name="ce28" table:formula="of:= &quot;Volume Fraction: &quot; &amp; [.Y2] &amp; &quot;; Mass Fraction: &quot; &amp; [.Z2]" office:value-type="string" office:string-value="Volume Fraction: 0.78; Mass Fraction: 0.88" calcext:value-type="string">
            <text:p>Volume Fraction: 0.78; Mass Fraction: 0.88</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_sm</text:p>
          </table:table-cell>
          <table:table-cell table:style-name="ce9" office:value-type="string" calcext:value-type="string">
            <text:p>RT-5 "Flea" Solid Fuel Booster</text:p>
          </table:table-cell>
          <table:table-cell table:style-name="ce12" office:value-type="string" calcext:value-type="string">
            <text:p>1250mm</text:p>
          </table:table-cell>
          <table:table-cell table:style-name="ce13" table:formula="of:=VLOOKUP(&quot;RADIUS&quot;; INDIRECT(&quot;$&quot; &amp; [.D3] &amp; &quot;.A1:$&quot; &amp; [.D3] &amp; &quot;.B64&quot;); 2; 0)" office:value-type="float" office:value="0.625" calcext:value-type="float">
            <text:p>0.625</text:p>
          </table:table-cell>
          <table:table-cell table:style-name="ce13" table:formula="of:=VLOOKUP(&quot;CROSS_SECTION_AREA&quot;; INDIRECT(&quot;$&quot; &amp; [.D3] &amp; &quot;.A1:$&quot; &amp; [.D3] &amp; &quot;.B64&quot;); 2; 0)" office:value-type="float" office:value="1.22718463030851" calcext:value-type="float">
            <text:p>1.2271846303</text:p>
          </table:table-cell>
          <table:table-cell table:style-name="ce12" office:value-type="float" office:value="1.702" calcext:value-type="float">
            <text:p>1.702</text:p>
          </table:table-cell>
          <table:table-cell table:style-name="ce12" table:formula="of:=1000 * [.F3] * [.G3]" office:value-type="float" office:value="2088.66824078509" calcext:value-type="float">
            <text:p>2088.6682407851</text:p>
          </table:table-cell>
          <table:table-cell table:style-name="ce12" office:value-type="float" office:value="450" calcext:value-type="float">
            <text:p>450</text:p>
          </table:table-cell>
          <table:table-cell table:style-name="ce12" office:value-type="float" office:value="1050" calcext:value-type="float">
            <text:p>1050</text:p>
          </table:table-cell>
          <table:table-cell table:style-name="ce12" office:value-type="float" office:value="1.61" calcext:value-type="float">
            <text:p>1.61</text:p>
          </table:table-cell>
          <table:table-cell table:style-name="ce12" table:formula="of:=([.J3] / [.K3]) / [.H3]" office:value-type="float" office:value="0.312243897957839" calcext:value-type="float">
            <text:p>0.312243898</text:p>
          </table:table-cell>
          <table:table-cell table:style-name="ce12" table:formula="of:=[.J3] / ([.I3] + [.J3])" office:value-type="float" office:value="0.7" calcext:value-type="float">
            <text:p>0.7</text:p>
          </table:table-cell>
          <table:table-cell table:style-name="ce12" office:value-type="string" calcext:value-type="string">
            <text:p>x</text:p>
          </table:table-cell>
          <table:table-cell table:style-name="ce12"/>
          <table:table-cell table:style-name="ce12" office:value-type="float" office:value="192000" calcext:value-type="float">
            <text:p>192000</text:p>
          </table:table-cell>
          <table:table-cell table:style-name="ce12" office:value-type="float" office:value="165" calcext:value-type="float">
            <text:p>165</text:p>
          </table:table-cell>
          <table:table-cell table:style-name="ce12" office:value-type="float" office:value="140" calcext:value-type="float">
            <text:p>140</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932.39" calcext:value-type="float">
            <text:p>932.39</text:p>
          </table:table-cell>
          <table:table-cell table:style-name="ce21" office:value-type="float" office:value="0.71" calcext:value-type="float">
            <text:p>0.71</text:p>
          </table:table-cell>
          <table:table-cell table:style-name="ce21" office:value-type="float" office:value="0.82" calcext:value-type="float">
            <text:p>0.82</text:p>
          </table:table-cell>
          <table:table-cell table:style-name="ce21" table:formula="of:= 50 * [.H3] * [.Y3]" office:value-type="float" office:value="74147.7225478707" calcext:value-type="float">
            <text:p>74147.7225478707</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3] * [.H3] * [.Y3]" office:value-type="float" office:value="2387.55666604143" calcext:value-type="float">
            <text:p>2387.5566660414</text:p>
          </table:table-cell>
          <table:table-cell table:style-name="ce22" table:formula="of:= (&quot;SF=&quot; &amp; [.AE3])" office:value-type="string" office:string-value="SF=2387.55666604143" calcext:value-type="string">
            <text:p>SF=2387.55666604143</text:p>
          </table:table-cell>
          <table:table-cell table:style-name="ce22" table:formula="of:= ([.AA3] / 9.80665) / [.X3]" office:value-type="float" office:value="8.10922841702" calcext:value-type="float">
            <text:p>8.109228417</text:p>
          </table:table-cell>
          <table:table-cell table:style-name="ce22" office:value-type="float" office:value="1" calcext:value-type="float">
            <text:p>1</text:p>
          </table:table-cell>
          <table:table-cell table:style-name="ce22" table:formula="of:=2 *(0.01 * [.AH3] * 0.66 * [.AB3]) * [.AG3]" office:value-type="float" office:value="30.3998754897246" calcext:value-type="float">
            <text:p>30.3998754897</text:p>
          </table:table-cell>
          <table:table-cell table:style-name="ce14" office:value-type="float" office:value="80" calcext:value-type="float">
            <text:p>80</text:p>
          </table:table-cell>
          <table:table-cell table:style-name="ce28" office:value-type="string" calcext:value-type="string">
            <text:p>1.25mx1.260m case</text:p>
          </table:table-cell>
          <table:table-cell table:style-name="ce38" office:value-type="string" calcext:value-type="string">
            <text:p>Stock height (Tank/Skirt+Nozzle, m): 1.260/0.420</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text:p>
          </table:table-cell>
          <table:table-cell table:style-name="ce9" office:value-type="string" calcext:value-type="string">
            <text:p>RT-10 "Hammer" Solid Fuel Booster</text:p>
          </table:table-cell>
          <table:table-cell table:style-name="ce12" office:value-type="string" calcext:value-type="string">
            <text:p>1250mm</text:p>
          </table:table-cell>
          <table:table-cell table:style-name="ce13" table:formula="of:=VLOOKUP(&quot;RADIUS&quot;; INDIRECT(&quot;$&quot; &amp; [.D4] &amp; &quot;.A1:$&quot; &amp; [.D4] &amp; &quot;.B64&quot;); 2; 0)" office:value-type="float" office:value="0.625" calcext:value-type="float">
            <text:p>0.625</text:p>
          </table:table-cell>
          <table:table-cell table:style-name="ce13" table:formula="of:=VLOOKUP(&quot;CROSS_SECTION_AREA&quot;; INDIRECT(&quot;$&quot; &amp; [.D4] &amp; &quot;.A1:$&quot; &amp; [.D4] &amp; &quot;.B64&quot;); 2; 0)" office:value-type="float" office:value="1.22718463030851" calcext:value-type="float">
            <text:p>1.2271846303</text:p>
          </table:table-cell>
          <table:table-cell table:style-name="ce12" office:value-type="float" office:value="2.895" calcext:value-type="float">
            <text:p>2.895</text:p>
          </table:table-cell>
          <table:table-cell table:style-name="ce12" table:formula="of:=1000 * [.F4] * [.G4]" office:value-type="float" office:value="3552.69950474315" calcext:value-type="float">
            <text:p>3552.6995047432</text:p>
          </table:table-cell>
          <table:table-cell table:style-name="ce12" office:value-type="float" office:value="750" calcext:value-type="float">
            <text:p>750</text:p>
          </table:table-cell>
          <table:table-cell table:style-name="ce12" office:value-type="float" office:value="2812" calcext:value-type="float">
            <text:p>2812</text:p>
          </table:table-cell>
          <table:table-cell table:style-name="ce12" office:value-type="float" office:value="1.61" calcext:value-type="float">
            <text:p>1.61</text:p>
          </table:table-cell>
          <table:table-cell table:style-name="ce12" table:formula="of:=([.J4] / [.K4]) / [.H4]" office:value-type="float" office:value="0.491621610158654" calcext:value-type="float">
            <text:p>0.4916216102</text:p>
          </table:table-cell>
          <table:table-cell table:style-name="ce12" table:formula="of:=[.J4] / ([.I4] + [.J4])" office:value-type="float" office:value="0.789444132509826" calcext:value-type="float">
            <text:p>0.7894441325</text:p>
          </table:table-cell>
          <table:table-cell table:style-name="ce12" office:value-type="string" calcext:value-type="string">
            <text:p>x</text:p>
          </table:table-cell>
          <table:table-cell table:style-name="ce12"/>
          <table:table-cell table:style-name="ce12" office:value-type="float" office:value="227000" calcext:value-type="float">
            <text:p>227000</text:p>
          </table:table-cell>
          <table:table-cell table:style-name="ce12" office:value-type="float" office:value="195" calcext:value-type="float">
            <text:p>195</text:p>
          </table:table-cell>
          <table:table-cell table:style-name="ce12" office:value-type="float" office:value="170" calcext:value-type="float">
            <text:p>170</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1034.563" calcext:value-type="float">
            <text:p>1034.563</text:p>
          </table:table-cell>
          <table:table-cell table:style-name="ce21" office:value-type="float" office:value="0.79" calcext:value-type="float">
            <text:p>0.79</text:p>
          </table:table-cell>
          <table:table-cell table:style-name="ce21" office:value-type="float" office:value="0.84" calcext:value-type="float">
            <text:p>0.84</text:p>
          </table:table-cell>
          <table:table-cell table:style-name="ce21" table:formula="of:= 50 * [.H4] * [.Y4]" office:value-type="float" office:value="140331.630437354" calcext:value-type="float">
            <text:p>140331.630437354</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4] * [.H4] * [.Y4]" office:value-type="float" office:value="4518.67850008281" calcext:value-type="float">
            <text:p>4518.6785000828</text:p>
          </table:table-cell>
          <table:table-cell table:style-name="ce22" table:formula="of:= (&quot;SF=&quot; &amp; [.AE4])" office:value-type="string" office:string-value="SF=4518.67850008281" calcext:value-type="string">
            <text:p>SF=4518.67850008281</text:p>
          </table:table-cell>
          <table:table-cell table:style-name="ce22" table:formula="of:= ([.AA4] / 9.80665) / [.X4]" office:value-type="float" office:value="13.8317761944509" calcext:value-type="float">
            <text:p>13.8317761945</text:p>
          </table:table-cell>
          <table:table-cell table:style-name="ce22" office:value-type="float" office:value="1" calcext:value-type="float">
            <text:p>1</text:p>
          </table:table-cell>
          <table:table-cell table:style-name="ce22" table:formula="of:=2 *(0.01 * [.AH4] * 0.66 * [.AB4]) * [.AG4]" office:value-type="float" office:value="51.8525625977575" calcext:value-type="float">
            <text:p>51.8525625978</text:p>
          </table:table-cell>
          <table:table-cell table:style-name="ce14" office:value-type="float" office:value="150" calcext:value-type="float">
            <text:p>150</text:p>
          </table:table-cell>
          <table:table-cell table:style-name="ce28" office:value-type="string" calcext:value-type="string">
            <text:p>1.25mx2.395m case</text:p>
          </table:table-cell>
          <table:table-cell table:style-name="ce38" office:value-type="string" calcext:value-type="string">
            <text:p>Stock height (Tank/Skirt+Nozzle, m): 2.268/0.616</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SmallFlat</text:p>
          </table:table-cell>
          <table:table-cell table:style-name="ce9" office:value-type="string" calcext:value-type="string">
            <text:p>FL-T100 Fuel Tank</text:p>
          </table:table-cell>
          <table:table-cell table:style-name="ce12" office:value-type="string" calcext:value-type="string">
            <text:p>1250mm</text:p>
          </table:table-cell>
          <table:table-cell table:style-name="ce13" table:formula="of:=VLOOKUP(&quot;RADIUS&quot;; INDIRECT(&quot;$&quot; &amp; [.D5] &amp; &quot;.A1:$&quot; &amp; [.D5] &amp; &quot;.B64&quot;); 2; 0)" office:value-type="float" office:value="0.625" calcext:value-type="float">
            <text:p>0.625</text:p>
          </table:table-cell>
          <table:table-cell table:style-name="ce13" table:formula="of:=VLOOKUP(&quot;CROSS_SECTION_AREA&quot;; INDIRECT(&quot;$&quot; &amp; [.D5] &amp; &quot;.A1:$&quot; &amp; [.D5] &amp; &quot;.B64&quot;); 2; 0)" office:value-type="float" office:value="1.22718463030851" calcext:value-type="float">
            <text:p>1.2271846303</text:p>
          </table:table-cell>
          <table:table-cell table:style-name="ce12" office:value-type="float" office:value="0.652" calcext:value-type="float">
            <text:p>0.652</text:p>
          </table:table-cell>
          <table:table-cell table:style-name="ce12" table:formula="of:=1000 * [.F5] * [.G5]" office:value-type="float" office:value="800.124378961151" calcext:value-type="float">
            <text:p>800.1243789612</text:p>
          </table:table-cell>
          <table:table-cell table:style-name="ce12" office:value-type="float" office:value="62.5" calcext:value-type="float">
            <text:p>62.5</text:p>
          </table:table-cell>
          <table:table-cell table:style-name="ce12" office:value-type="float" office:value="500" calcext:value-type="float">
            <text:p>500</text:p>
          </table:table-cell>
          <table:table-cell table:style-name="ce12" office:value-type="float" office:value="1" calcext:value-type="float">
            <text:p>1</text:p>
          </table:table-cell>
          <table:table-cell table:style-name="ce12" table:formula="of:=([.J5] / [.K5]) / [.H5]" office:value-type="float" office:value="0.624902844041798" calcext:value-type="float">
            <text:p>0.624902844</text:p>
          </table:table-cell>
          <table:table-cell table:style-name="ce12" table:formula="of:=[.J5] / ([.I5] + [.J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 / [.Z5]) - [.AE5]" office:value-type="float" office:value="72.0111941065036" calcext:value-type="float">
            <text:p>72.0111941065</text:p>
          </table:table-cell>
          <table:table-cell table:style-name="ce21" office:value-type="float" office:value="0.81" calcext:value-type="float">
            <text:p>0.81</text:p>
          </table:table-cell>
          <table:table-cell table:style-name="ce21" office:value-type="float" office:value="0.9" calcext:value-type="float">
            <text:p>0.9</text:p>
          </table:table-cell>
          <table:table-cell table:style-name="ce21" table:number-columns-repeated="4"/>
          <table:table-cell table:style-name="ce22" table:formula="of:=[.K5] * [.H5] * [.Y5]" office:value-type="float" office:value="648.100746958532" calcext:value-type="float">
            <text:p>648.1007469585</text:p>
          </table:table-cell>
          <table:table-cell table:style-name="ce22" table:formula="of:= (&quot;O=&quot; &amp; ([.AE5] * 0.55)) &amp; CHAR(10) &amp; (&quot;LF=&quot; &amp; ([.AE5] * 0.45))" office:value-type="string" office:string-value="O=356.455410827193&#10;LF=291.645336131339" calcext:value-type="string">
            <text:p>O=356.455410827193</text:p>
            <text:p>LF=291.645336131339</text:p>
          </table:table-cell>
          <table:table-cell table:style-name="ce22" table:formula="of:= ([.AA5] / 9.80665) / [.X5]" office:value-type="float" office:value="0" calcext:value-type="float">
            <text:p>0</text:p>
          </table:table-cell>
          <table:table-cell table:style-name="ce22" office:value-type="float" office:value="1" calcext:value-type="float">
            <text:p>1</text:p>
          </table:table-cell>
          <table:table-cell table:style-name="ce22" table:formula="of:=(0.01 * [.AH5] * 0.66 * [.AB5]) * [.AG5]" office:value-type="float" office:value="0" calcext:value-type="float">
            <text:p>0</text:p>
          </table:table-cell>
          <table:table-cell table:style-name="ce24" table:formula="of:=CEILING(([.X5] + [.X5] * 0.4); 10)" office:value-type="float" office:value="110" calcext:value-type="float">
            <text:p>110</text:p>
          </table:table-cell>
          <table:table-cell table:style-name="ce28" table:formula="of:= &quot;Volume Fraction: &quot; &amp; [.Y5] &amp; &quot;; Mass Fraction: &quot; &amp; [.Z5]" office:value-type="string" office:string-value="Volume Fraction: 0.81; Mass Fraction: 0.9" calcext:value-type="string">
            <text:p>Volume Fraction: 0.81; Mass Fraction: 0.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1</text:p>
          </table:table-cell>
          <table:table-cell table:style-name="ce9" office:value-type="string" calcext:value-type="string">
            <text:p>Heat Shield (1.25m)</text:p>
          </table:table-cell>
          <table:table-cell table:style-name="ce12" office:value-type="string" calcext:value-type="string">
            <text:p>1250mm</text:p>
          </table:table-cell>
          <table:table-cell table:style-name="ce13" table:formula="of:=VLOOKUP(&quot;RADIUS&quot;; INDIRECT(&quot;$&quot; &amp; [.D6] &amp; &quot;.A1:$&quot; &amp; [.D6] &amp; &quot;.B64&quot;); 2; 0)" office:value-type="float" office:value="0.625" calcext:value-type="float">
            <text:p>0.625</text:p>
          </table:table-cell>
          <table:table-cell table:style-name="ce13" table:formula="of:=VLOOKUP(&quot;CROSS_SECTION_AREA&quot;; INDIRECT(&quot;$&quot; &amp; [.D6] &amp; &quot;.A1:$&quot; &amp; [.D6] &amp; &quot;.B64&quot;); 2; 0)" office:value-type="float" office:value="1.22718463030851" calcext:value-type="float">
            <text:p>1.2271846303</text:p>
          </table:table-cell>
          <table:table-cell table:style-name="ce12"/>
          <table:table-cell table:style-name="ce12" table:formula="of:=1000 * [.F6] * [.G6]" office:value-type="float" office:value="0" calcext:value-type="float">
            <text:p>0</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6] / [.K6]) / [.H6]" office:value-type="string" office:string-value="" calcext:value-type="error">
            <text:p>#DIV/0!</text:p>
          </table:table-cell>
          <table:table-cell table:style-name="ce12" table:formula="of:=[.J6] / ([.I6] + [.J6])" office:value-type="float" office:value="0.666666666666667" calcext:value-type="float">
            <text:p>0.6666666667</text:p>
          </table:table-cell>
          <table:table-cell table:style-name="ce12" table:number-columns-repeated="6"/>
          <table:table-cell table:style-name="ce18" office:value-type="string" calcext:value-type="string">
            <text:p>Mercury Heat Shield</text:p>
          </table:table-cell>
          <table:table-cell table:style-name="ce21" office:value-type="float" office:value="1.9" calcext:value-type="float">
            <text:p>1.9</text:p>
          </table:table-cell>
          <table:table-cell table:style-name="ce21" table:number-columns-repeated="2"/>
          <table:table-cell table:style-name="ce21" office:value-type="float" office:value="11.773" calcext:value-type="float">
            <text:p>11.773</text:p>
          </table:table-cell>
          <table:table-cell table:style-name="ce21" table:number-columns-repeated="6"/>
          <table:table-cell table:style-name="ce22" table:formula="of:=[.K6] * [.H6] * [.Y6]" office:value-type="float" office:value="0" calcext:value-type="float">
            <text:p>0</text:p>
          </table:table-cell>
          <table:table-cell table:style-name="ce22" office:value-type="string" calcext:value-type="string">
            <text:p>ABLATOR=250,105.956</text:p>
          </table:table-cell>
          <table:table-cell table:style-name="ce22" table:formula="of:= ([.AA6] / 9.80665) / [.X6]" office:value-type="float" office:value="0" calcext:value-type="float">
            <text:p>0</text:p>
          </table:table-cell>
          <table:table-cell table:style-name="ce22" office:value-type="float" office:value="1" calcext:value-type="float">
            <text:p>1</text:p>
          </table:table-cell>
          <table:table-cell table:style-name="ce22" table:formula="of:=(0.01 * [.AH6] * 0.66 * [.AB6]) * [.AG6]" office:value-type="float" office:value="0" calcext:value-type="float">
            <text:p>0</text:p>
          </table:table-cell>
          <table:table-cell table:style-name="ce24" office:value-type="float" office:value="150" calcext:value-type="float">
            <text:p>150</text:p>
          </table:table-cell>
          <table:table-cell table:style-name="ce35" office:value-type="string" calcext:value-type="string">
            <text:p>Downscaled to 1.25m. Default amount of ablator appropriate for a LEO reentry with an MK1 pod</text:p>
          </table:table-cell>
          <table:table-cell table:style-name="ce39" office:value-type="string" calcext:value-type="string">
            <text:p>Mercury's heat shield mass is 272kg.</text:p>
            <text:p>Our wild guess it that the frame+empty honeycomb is 10% of tha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FuelTank</text:p>
          </table:table-cell>
          <table:table-cell table:style-name="ce9" office:value-type="string" calcext:value-type="string">
            <text:p>FL-R25 RCS Fuel Tank</text:p>
          </table:table-cell>
          <table:table-cell table:style-name="ce12" office:value-type="string" calcext:value-type="string">
            <text:p>1250mm</text:p>
          </table:table-cell>
          <table:table-cell table:style-name="ce13" table:formula="of:=VLOOKUP(&quot;RADIUS&quot;; INDIRECT(&quot;$&quot; &amp; [.D7] &amp; &quot;.A1:$&quot; &amp; [.D7] &amp; &quot;.B64&quot;); 2; 0)" office:value-type="float" office:value="0.625" calcext:value-type="float">
            <text:p>0.625</text:p>
          </table:table-cell>
          <table:table-cell table:style-name="ce13" table:formula="of:=VLOOKUP(&quot;CROSS_SECTION_AREA&quot;; INDIRECT(&quot;$&quot; &amp; [.D7] &amp; &quot;.A1:$&quot; &amp; [.D7] &amp; &quot;.B64&quot;); 2; 0)" office:value-type="float" office:value="1.22718463030851" calcext:value-type="float">
            <text:p>1.2271846303</text:p>
          </table:table-cell>
          <table:table-cell table:style-name="ce12" office:value-type="float" office:value="0.582" calcext:value-type="float">
            <text:p>0.582</text:p>
          </table:table-cell>
          <table:table-cell table:style-name="ce12" table:formula="of:=1000 * [.F7] * [.G7]" office:value-type="float" office:value="714.221454839555" calcext:value-type="float">
            <text:p>714.2214548396</text:p>
          </table:table-cell>
          <table:table-cell table:style-name="ce12" office:value-type="float" office:value="150" calcext:value-type="float">
            <text:p>150</text:p>
          </table:table-cell>
          <table:table-cell table:style-name="ce12" office:value-type="float" office:value="1000" calcext:value-type="float">
            <text:p>1000</text:p>
          </table:table-cell>
          <table:table-cell table:style-name="ce12" office:value-type="float" office:value="1" calcext:value-type="float">
            <text:p>1</text:p>
          </table:table-cell>
          <table:table-cell table:style-name="ce12" table:formula="of:=([.J7] / [.K7]) / [.H7]" office:value-type="float" office:value="1.40012595984623" calcext:value-type="float">
            <text:p>1.4001259598</text:p>
          </table:table-cell>
          <table:table-cell table:style-name="ce12" table:formula="of:=[.J7] / ([.I7] + [.J7])" office:value-type="float" office:value="0.869565217391304" calcext:value-type="float">
            <text:p>0.8695652174</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7] / [.Z7]) - [.AE7]" office:value-type="float" office:value="81.1092870553425" calcext:value-type="float">
            <text:p>81.1092870553</text:p>
          </table:table-cell>
          <table:table-cell table:style-name="ce21" office:value-type="float" office:value="0.76" calcext:value-type="float">
            <text:p>0.76</text:p>
          </table:table-cell>
          <table:table-cell table:style-name="ce21" office:value-type="float" office:value="0.87" calcext:value-type="float">
            <text:p>0.87</text:p>
          </table:table-cell>
          <table:table-cell table:style-name="ce21" table:number-columns-repeated="4"/>
          <table:table-cell table:style-name="ce22" table:formula="of:=[.K7] * [.H7] * [.Y7]" office:value-type="float" office:value="542.808305678062" calcext:value-type="float">
            <text:p>542.8083056781</text:p>
          </table:table-cell>
          <table:table-cell table:style-name="ce22" table:formula="of:= (&quot;MP=&quot; &amp; [.AE7])" office:value-type="string" office:string-value="MP=542.808305678062" calcext:value-type="string">
            <text:p>MP=542.808305678062</text:p>
          </table:table-cell>
          <table:table-cell table:style-name="ce22" table:formula="of:= ([.AA7] / 9.80665) / [.X7]" office:value-type="float" office:value="0" calcext:value-type="float">
            <text:p>0</text:p>
          </table:table-cell>
          <table:table-cell table:style-name="ce22" office:value-type="float" office:value="1" calcext:value-type="float">
            <text:p>1</text:p>
          </table:table-cell>
          <table:table-cell table:style-name="ce22" table:formula="of:=(0.01 * [.AH7] * 0.66 * [.AB7]) * [.AG7]" office:value-type="float" office:value="0" calcext:value-type="float">
            <text:p>0</text:p>
          </table:table-cell>
          <table:table-cell table:style-name="ce24" table:formula="of:=CEILING(([.X7] + [.X7] * 0.9); 10)" office:value-type="float" office:value="160" calcext:value-type="float">
            <text:p>160</text:p>
          </table:table-cell>
          <table:table-cell table:style-name="ce28" table:formula="of:= &quot;Volume Fraction: &quot; &amp; [.Y7] &amp; &quot;; Mass Fraction: &quot; &amp; [.Z7]" office:value-type="string" office:string-value="Volume Fraction: 0.76; Mass Fraction: 0.87" calcext:value-type="string">
            <text:p>Volume Fraction: 0.76; Mass Fraction: 0.87</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Small</text:p>
          </table:table-cell>
          <table:table-cell table:style-name="ce9" office:value-type="string" calcext:value-type="string">
            <text:p>FL-T200 Fuel Tank</text:p>
          </table:table-cell>
          <table:table-cell table:style-name="ce12" office:value-type="string" calcext:value-type="string">
            <text:p>1250mm</text:p>
          </table:table-cell>
          <table:table-cell table:style-name="ce13" table:formula="of:=VLOOKUP(&quot;RADIUS&quot;; INDIRECT(&quot;$&quot; &amp; [.D8] &amp; &quot;.A1:$&quot; &amp; [.D8] &amp; &quot;.B64&quot;); 2; 0)" office:value-type="float" office:value="0.625" calcext:value-type="float">
            <text:p>0.625</text:p>
          </table:table-cell>
          <table:table-cell table:style-name="ce13" table:formula="of:=VLOOKUP(&quot;CROSS_SECTION_AREA&quot;; INDIRECT(&quot;$&quot; &amp; [.D8] &amp; &quot;.A1:$&quot; &amp; [.D8] &amp; &quot;.B64&quot;); 2; 0)" office:value-type="float" office:value="1.22718463030851" calcext:value-type="float">
            <text:p>1.2271846303</text:p>
          </table:table-cell>
          <table:table-cell table:style-name="ce12" office:value-type="float" office:value="1.143" calcext:value-type="float">
            <text:p>1.143</text:p>
          </table:table-cell>
          <table:table-cell table:style-name="ce12" table:formula="of:=1000 * [.F8] * [.G8]" office:value-type="float" office:value="1402.67203244263" calcext:value-type="float">
            <text:p>1402.6720324426</text:p>
          </table:table-cell>
          <table:table-cell table:style-name="ce12" office:value-type="float" office:value="125" calcext:value-type="float">
            <text:p>125</text:p>
          </table:table-cell>
          <table:table-cell table:style-name="ce12" office:value-type="float" office:value="1000" calcext:value-type="float">
            <text:p>1000</text:p>
          </table:table-cell>
          <table:table-cell table:style-name="ce12" office:value-type="float" office:value="1" calcext:value-type="float">
            <text:p>1</text:p>
          </table:table-cell>
          <table:table-cell table:style-name="ce12" table:formula="of:=([.J8] / [.K8]) / [.H8]" office:value-type="float" office:value="0.712925029423013" calcext:value-type="float">
            <text:p>0.7129250294</text:p>
          </table:table-cell>
          <table:table-cell table:style-name="ce12" table:formula="of:=[.J8] / ([.I8] + [.J8])"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8] / [.Z8]) - [.AE8]" office:value-type="float" office:value="115.142418487324" calcext:value-type="float">
            <text:p>115.1424184873</text:p>
          </table:table-cell>
          <table:table-cell table:style-name="ce21" office:value-type="float" office:value="0.83" calcext:value-type="float">
            <text:p>0.83</text:p>
          </table:table-cell>
          <table:table-cell table:style-name="ce21" office:value-type="float" office:value="0.91" calcext:value-type="float">
            <text:p>0.91</text:p>
          </table:table-cell>
          <table:table-cell table:style-name="ce21" table:number-columns-repeated="4"/>
          <table:table-cell table:style-name="ce22" table:formula="of:=[.K8] * [.H8] * [.Y8]" office:value-type="float" office:value="1164.21778692738" calcext:value-type="float">
            <text:p>1164.2177869274</text:p>
          </table:table-cell>
          <table:table-cell table:style-name="ce22" table:formula="of:= (&quot;O=&quot; &amp; ([.AE8] * 0.55)) &amp; CHAR(10) &amp; (&quot;LF=&quot; &amp; ([.AE8] * 0.45))" office:value-type="string" office:string-value="O=640.319782810061&#10;LF=523.898004117323" calcext:value-type="string">
            <text:p>O=640.319782810061</text:p>
            <text:p>LF=523.898004117323</text:p>
          </table:table-cell>
          <table:table-cell table:style-name="ce22" table:formula="of:= ([.AA8] / 9.80665) / [.X8]" office:value-type="float" office:value="0" calcext:value-type="float">
            <text:p>0</text:p>
          </table:table-cell>
          <table:table-cell table:style-name="ce22" office:value-type="float" office:value="1" calcext:value-type="float">
            <text:p>1</text:p>
          </table:table-cell>
          <table:table-cell table:style-name="ce22" table:formula="of:=(0.01 * [.AH8] * 0.66 * [.AB8]) * [.AG8]" office:value-type="float" office:value="0" calcext:value-type="float">
            <text:p>0</text:p>
          </table:table-cell>
          <table:table-cell table:style-name="ce24" table:formula="of:=CEILING(([.X8] + [.X8] * 0.4); 10)" office:value-type="float" office:value="170" calcext:value-type="float">
            <text:p>170</text:p>
          </table:table-cell>
          <table:table-cell table:style-name="ce28" table:formula="of:= &quot;Volume Fraction: &quot; &amp; [.Y8] &amp; &quot;; Mass Fraction: &quot; &amp; [.Z8]" office:value-type="string" office:string-value="Volume Fraction: 0.83; Mass Fraction: 0.91" calcext:value-type="string">
            <text:p>Volume Fraction: 0.83; Mass Fraction: 0.91</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Drogue</text:p>
          </table:table-cell>
          <table:table-cell table:style-name="ce9" office:value-type="string" calcext:value-type="string">
            <text:p>Mk25 Parachute</text:p>
          </table:table-cell>
          <table:table-cell table:style-name="ce12" office:value-type="string" calcext:value-type="string">
            <text:p>1250mm</text:p>
          </table:table-cell>
          <table:table-cell table:style-name="ce13" table:formula="of:=VLOOKUP(&quot;RADIUS&quot;; INDIRECT(&quot;$&quot; &amp; [.D9] &amp; &quot;.A1:$&quot; &amp; [.D9] &amp; &quot;.B64&quot;); 2; 0)" office:value-type="float" office:value="0.625" calcext:value-type="float">
            <text:p>0.625</text:p>
          </table:table-cell>
          <table:table-cell table:style-name="ce13" table:formula="of:=VLOOKUP(&quot;CROSS_SECTION_AREA&quot;; INDIRECT(&quot;$&quot; &amp; [.D9] &amp; &quot;.A1:$&quot; &amp; [.D9] &amp; &quot;.B64&quot;); 2; 0)" office:value-type="float" office:value="1.22718463030851" calcext:value-type="float">
            <text:p>1.2271846303</text:p>
          </table:table-cell>
          <table:table-cell table:style-name="ce12"/>
          <table:table-cell table:style-name="ce12" table:formula="of:=1000 * [.F9] * [.G9]" office:value-type="float" office:value="0" calcext:value-type="float">
            <text:p>0</text:p>
          </table:table-cell>
          <table:table-cell table:style-name="ce12" office:value-type="float" office:value="200" calcext:value-type="float">
            <text:p>200</text:p>
          </table:table-cell>
          <table:table-cell table:style-name="ce12"/>
          <table:table-cell table:style-name="ce12" office:value-type="float" office:value="1" calcext:value-type="float">
            <text:p>1</text:p>
          </table:table-cell>
          <table:table-cell table:style-name="ce12" table:formula="of:=([.J9] / [.K9]) / [.H9]" office:value-type="string" office:string-value="" calcext:value-type="error">
            <text:p>#DIV/0!</text:p>
          </table:table-cell>
          <table:table-cell table:style-name="ce12" table:formula="of:=[.J9] / ([.I9] + [.J9])" office:value-type="float" office:value="0" calcext:value-type="float">
            <text:p>0</text:p>
          </table:table-cell>
          <table:table-cell table:style-name="ce12" table:number-columns-repeated="6"/>
          <table:table-cell table:style-name="ce18" office:value-type="string" calcext:value-type="string">
            <text:p>Apollo recovery equipment – Drogue parachute</text:p>
          </table:table-cell>
          <table:table-cell table:style-name="ce21" table:number-columns-repeated="3"/>
          <table:table-cell table:style-name="ce21" office:value-type="float" office:value="67" calcext:value-type="float">
            <text:p>67</text:p>
          </table:table-cell>
          <table:table-cell table:style-name="ce21" table:number-columns-repeated="6"/>
          <table:table-cell table:style-name="ce22" table:formula="of:=[.K9] * [.H9] * [.Y9]" office:value-type="float" office:value="0" calcext:value-type="float">
            <text:p>0</text:p>
          </table:table-cell>
          <table:table-cell table:style-name="ce21"/>
          <table:table-cell table:style-name="ce22" table:formula="of:= ([.AA9] / 9.80665) / [.X9]" office:value-type="float" office:value="0" calcext:value-type="float">
            <text:p>0</text:p>
          </table:table-cell>
          <table:table-cell table:style-name="ce22" office:value-type="float" office:value="1" calcext:value-type="float">
            <text:p>1</text:p>
          </table:table-cell>
          <table:table-cell table:style-name="ce22" table:formula="of:=(0.01 * [.AH9] * 0.66 * [.AB9]) * [.AG9]" office:value-type="float" office:value="0" calcext:value-type="float">
            <text:p>0</text:p>
          </table:table-cell>
          <table:table-cell table:style-name="ce24" office:value-type="float" office:value="190" calcext:value-type="float">
            <text:p>190</text:p>
          </table:table-cell>
          <table:table-cell table:style-name="ce35" office:value-type="string" calcext:value-type="string">
            <text:p>Mass scaled based on capsule proportion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Large</text:p>
          </table:table-cell>
          <table:table-cell table:style-name="ce9" office:value-type="string" calcext:value-type="string">
            <text:p>Mk16-XL Parachute</text:p>
          </table:table-cell>
          <table:table-cell table:style-name="ce12" office:value-type="string" calcext:value-type="string">
            <text:p>1250mm</text:p>
          </table:table-cell>
          <table:table-cell table:style-name="ce13" table:formula="of:=VLOOKUP(&quot;RADIUS&quot;; INDIRECT(&quot;$&quot; &amp; [.D10] &amp; &quot;.A1:$&quot; &amp; [.D10] &amp; &quot;.B64&quot;); 2; 0)" office:value-type="float" office:value="0.625" calcext:value-type="float">
            <text:p>0.625</text:p>
          </table:table-cell>
          <table:table-cell table:style-name="ce13" table:formula="of:=VLOOKUP(&quot;CROSS_SECTION_AREA&quot;; INDIRECT(&quot;$&quot; &amp; [.D10] &amp; &quot;.A1:$&quot; &amp; [.D10] &amp; &quot;.B64&quot;); 2; 0)" office:value-type="float" office:value="1.22718463030851" calcext:value-type="float">
            <text:p>1.2271846303</text:p>
          </table:table-cell>
          <table:table-cell table:style-name="ce12"/>
          <table:table-cell table:style-name="ce12" table:formula="of:=1000 * [.F10] * [.G10]" office:value-type="float" office:value="0" calcext:value-type="float">
            <text:p>0</text:p>
          </table:table-cell>
          <table:table-cell table:style-name="ce12" office:value-type="float" office:value="300" calcext:value-type="float">
            <text:p>300</text:p>
          </table:table-cell>
          <table:table-cell table:style-name="ce12"/>
          <table:table-cell table:style-name="ce12" office:value-type="float" office:value="1" calcext:value-type="float">
            <text:p>1</text:p>
          </table:table-cell>
          <table:table-cell table:style-name="ce12" table:formula="of:=([.J10] / [.K10]) / [.H10]" office:value-type="string" office:string-value="" calcext:value-type="error">
            <text:p>#DIV/0!</text:p>
          </table:table-cell>
          <table:table-cell table:style-name="ce12" table:formula="of:=[.J10] / ([.I10] + [.J10])" office:value-type="float" office:value="0" calcext:value-type="float">
            <text:p>0</text:p>
          </table:table-cell>
          <table:table-cell table:style-name="ce12" table:number-columns-repeated="6"/>
          <table:table-cell table:style-name="ce18" office:value-type="string" calcext:value-type="string">
            <text:p>Apollo recovery equipment – Landing parachute</text:p>
          </table:table-cell>
          <table:table-cell table:style-name="ce21" table:number-columns-repeated="3"/>
          <table:table-cell table:style-name="ce21" office:value-type="float" office:value="100.674" calcext:value-type="float">
            <text:p>100.674</text:p>
          </table:table-cell>
          <table:table-cell table:style-name="ce21" table:number-columns-repeated="6"/>
          <table:table-cell table:style-name="ce22" table:formula="of:=[.K10] * [.H10] * [.Y10]" office:value-type="float" office:value="0" calcext:value-type="float">
            <text:p>0</text:p>
          </table:table-cell>
          <table:table-cell table:style-name="ce21"/>
          <table:table-cell table:style-name="ce22" table:formula="of:= ([.AA10] / 9.80665) / [.X10]" office:value-type="float" office:value="0" calcext:value-type="float">
            <text:p>0</text:p>
          </table:table-cell>
          <table:table-cell table:style-name="ce22" office:value-type="float" office:value="1" calcext:value-type="float">
            <text:p>1</text:p>
          </table:table-cell>
          <table:table-cell table:style-name="ce22" table:formula="of:=(0.01 * [.AH10] * 0.66 * [.AB10]) * [.AG10]" office:value-type="float" office:value="0" calcext:value-type="float">
            <text:p>0</text:p>
          </table:table-cell>
          <table:table-cell table:style-name="ce24" office:value-type="float" office:value="210" calcext:value-type="float">
            <text:p>210</text:p>
          </table:table-cell>
          <table:table-cell table:style-name="ce35" office:value-type="string" calcext:value-type="string">
            <text:p>Mass scaled based on capsule proportions</text:p>
          </table:table-cell>
          <table:table-cell table:style-name="ce39" office:value-type="string" calcext:value-type="string">
            <text:p>Calculated from the 245kg “recovery equipmen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Decoupler</text:p>
          </table:table-cell>
          <table:table-cell table:style-name="ce9" office:value-type="string" calcext:value-type="string">
            <text:p>TR-18A Stack Decoupler</text:p>
          </table:table-cell>
          <table:table-cell table:style-name="ce12" office:value-type="string" calcext:value-type="string">
            <text:p>1250mm</text:p>
          </table:table-cell>
          <table:table-cell table:style-name="ce13" table:formula="of:=VLOOKUP(&quot;RADIUS&quot;; INDIRECT(&quot;$&quot; &amp; [.D11] &amp; &quot;.A1:$&quot; &amp; [.D11] &amp; &quot;.B64&quot;); 2; 0)" office:value-type="float" office:value="0.625" calcext:value-type="float">
            <text:p>0.625</text:p>
          </table:table-cell>
          <table:table-cell table:style-name="ce13" table:formula="of:=VLOOKUP(&quot;CROSS_SECTION_AREA&quot;; INDIRECT(&quot;$&quot; &amp; [.D11] &amp; &quot;.A1:$&quot; &amp; [.D11] &amp; &quot;.B64&quot;); 2; 0)" office:value-type="float" office:value="1.22718463030851" calcext:value-type="float">
            <text:p>1.2271846303</text:p>
          </table:table-cell>
          <table:table-cell table:style-name="ce12"/>
          <table:table-cell table:style-name="ce12" table:formula="of:=1000 * [.F11] * [.G11]" office:value-type="float" office:value="0" calcext:value-type="float">
            <text:p>0</text:p>
          </table:table-cell>
          <table:table-cell table:style-name="ce12" office:value-type="float" office:value="50" calcext:value-type="float">
            <text:p>50</text:p>
          </table:table-cell>
          <table:table-cell table:style-name="ce12" table:number-columns-repeated="2"/>
          <table:table-cell table:style-name="ce12" table:formula="of:=([.J11] / [.K11]) / [.H11]" office:value-type="string" office:string-value="" calcext:value-type="error">
            <text:p>#DIV/0!</text:p>
          </table:table-cell>
          <table:table-cell table:style-name="ce12" table:formula="of:=[.J11] / ([.I11] + [.J11])"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11] * 2)) + ((([.E11] * 2) ^ 3) * 15)" office:value-type="float" office:value="48.046875" calcext:value-type="float">
            <text:p>48.046875</text:p>
          </table:table-cell>
          <table:table-cell table:style-name="ce21" table:number-columns-repeated="6"/>
          <table:table-cell table:style-name="ce22" table:formula="of:=[.K11] * [.H11] * [.Y11]" office:value-type="float" office:value="0" calcext:value-type="float">
            <text:p>0</text:p>
          </table:table-cell>
          <table:table-cell table:style-name="ce21"/>
          <table:table-cell table:style-name="ce22" table:formula="of:= ([.AA11] / 9.80665) / [.X11]" office:value-type="float" office:value="0" calcext:value-type="float">
            <text:p>0</text:p>
          </table:table-cell>
          <table:table-cell table:style-name="ce22" office:value-type="float" office:value="1" calcext:value-type="float">
            <text:p>1</text:p>
          </table:table-cell>
          <table:table-cell table:style-name="ce22" table:formula="of:=(0.01 * [.AH11] * 0.66 * [.AB11]) * [.AG11]" office:value-type="float" office:value="0" calcext:value-type="float">
            <text:p>0</text:p>
          </table:table-cell>
          <table:table-cell table:style-name="ce25" table:formula="of:=CEILING((160 + (1.5 * [.X11])); 10)" office:value-type="float" office:value="240" calcext:value-type="float">
            <text:p>24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text:p>
          </table:table-cell>
          <table:table-cell table:style-name="ce9" office:value-type="string" calcext:value-type="string">
            <text:p>FL-T400 Fuel Tank</text:p>
          </table:table-cell>
          <table:table-cell table:style-name="ce12" office:value-type="string" calcext:value-type="string">
            <text:p>1250mm</text:p>
          </table:table-cell>
          <table:table-cell table:style-name="ce13" table:formula="of:=VLOOKUP(&quot;RADIUS&quot;; INDIRECT(&quot;$&quot; &amp; [.D12] &amp; &quot;.A1:$&quot; &amp; [.D12] &amp; &quot;.B64&quot;); 2; 0)" office:value-type="float" office:value="0.625" calcext:value-type="float">
            <text:p>0.625</text:p>
          </table:table-cell>
          <table:table-cell table:style-name="ce13" table:formula="of:=VLOOKUP(&quot;CROSS_SECTION_AREA&quot;; INDIRECT(&quot;$&quot; &amp; [.D12] &amp; &quot;.A1:$&quot; &amp; [.D12] &amp; &quot;.B64&quot;); 2; 0)" office:value-type="float" office:value="1.22718463030851" calcext:value-type="float">
            <text:p>1.2271846303</text:p>
          </table:table-cell>
          <table:table-cell table:style-name="ce12" office:value-type="float" office:value="1.91" calcext:value-type="float">
            <text:p>1.91</text:p>
          </table:table-cell>
          <table:table-cell table:style-name="ce12" table:formula="of:=1000 * [.F12] * [.G12]" office:value-type="float" office:value="2343.92264388926" calcext:value-type="float">
            <text:p>2343.9226438893</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12] / [.K12]) / [.H12]" office:value-type="float" office:value="0.853270480241365" calcext:value-type="float">
            <text:p>0.8532704802</text:p>
          </table:table-cell>
          <table:table-cell table:style-name="ce12" table:formula="of:=[.J12] / ([.I12] + [.J12])"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12] / [.Z12]) - [.AE12]" office:value-type="float" office:value="173.246456287467" calcext:value-type="float">
            <text:p>173.2464562875</text:p>
          </table:table-cell>
          <table:table-cell table:style-name="ce21" office:value-type="float" office:value="0.85" calcext:value-type="float">
            <text:p>0.85</text:p>
          </table:table-cell>
          <table:table-cell table:style-name="ce21" office:value-type="float" office:value="0.92" calcext:value-type="float">
            <text:p>0.92</text:p>
          </table:table-cell>
          <table:table-cell table:style-name="ce21" table:number-columns-repeated="4"/>
          <table:table-cell table:style-name="ce22" table:formula="of:=[.K12] * [.H12] * [.Y12]" office:value-type="float" office:value="1992.33424730587" calcext:value-type="float">
            <text:p>1992.3342473059</text:p>
          </table:table-cell>
          <table:table-cell table:style-name="ce22" table:formula="of:= (&quot;O=&quot; &amp; ([.AE12] * 0.55)) &amp; CHAR(10) &amp; (&quot;LF=&quot; &amp; ([.AE12] * 0.45))" office:value-type="string" office:string-value="O=1095.78383601823&#10;LF=896.550411287642" calcext:value-type="string">
            <text:p>O=1095.78383601823</text:p>
            <text:p>LF=896.550411287642</text:p>
          </table:table-cell>
          <table:table-cell table:style-name="ce22" table:formula="of:= ([.AA12] / 9.80665) / [.X12]" office:value-type="float" office:value="0" calcext:value-type="float">
            <text:p>0</text:p>
          </table:table-cell>
          <table:table-cell table:style-name="ce22" office:value-type="float" office:value="1" calcext:value-type="float">
            <text:p>1</text:p>
          </table:table-cell>
          <table:table-cell table:style-name="ce22" table:formula="of:=(0.01 * [.AH12] * 0.66 * [.AB12]) * [.AG12]" office:value-type="float" office:value="0" calcext:value-type="float">
            <text:p>0</text:p>
          </table:table-cell>
          <table:table-cell table:style-name="ce24" table:formula="of:=CEILING(([.X12] + [.X12] * 0.4); 10)" office:value-type="float" office:value="250" calcext:value-type="float">
            <text:p>250</text:p>
          </table:table-cell>
          <table:table-cell table:style-name="ce28" table:formula="of:= &quot;Volume Fraction: &quot; &amp; [.Y12] &amp; &quot;; Mass Fraction: &quot; &amp; [.Z12]" office:value-type="string" office:string-value="Volume Fraction: 0.85; Mass Fraction: 0.92" calcext:value-type="string">
            <text:p>Volume Fraction: 0.85; Mass Fraction: 0.92</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olidBooster1-1</text:p>
          </table:table-cell>
          <table:table-cell table:style-name="ce9" office:value-type="string" calcext:value-type="string">
            <text:p>BACC "Thumper" Solid Fuel Booster</text:p>
          </table:table-cell>
          <table:table-cell table:style-name="ce12" office:value-type="string" calcext:value-type="string">
            <text:p>1250mm</text:p>
          </table:table-cell>
          <table:table-cell table:style-name="ce13" table:formula="of:=VLOOKUP(&quot;RADIUS&quot;; INDIRECT(&quot;$&quot; &amp; [.D13] &amp; &quot;.A1:$&quot; &amp; [.D13] &amp; &quot;.B64&quot;); 2; 0)" office:value-type="float" office:value="0.625" calcext:value-type="float">
            <text:p>0.625</text:p>
          </table:table-cell>
          <table:table-cell table:style-name="ce13" table:formula="of:=VLOOKUP(&quot;CROSS_SECTION_AREA&quot;; INDIRECT(&quot;$&quot; &amp; [.D13] &amp; &quot;.A1:$&quot; &amp; [.D13] &amp; &quot;.B64&quot;); 2; 0)" office:value-type="float" office:value="1.22718463030851" calcext:value-type="float">
            <text:p>1.2271846303</text:p>
          </table:table-cell>
          <table:table-cell table:style-name="ce12" office:value-type="float" office:value="7.884" calcext:value-type="float">
            <text:p>7.884</text:p>
          </table:table-cell>
          <table:table-cell table:style-name="ce12" table:formula="of:=1000 * [.F13] * [.G13]" office:value-type="float" office:value="9675.12362535232" calcext:value-type="float">
            <text:p>9675.1236253523</text:p>
          </table:table-cell>
          <table:table-cell table:style-name="ce12" office:value-type="float" office:value="1500" calcext:value-type="float">
            <text:p>1500</text:p>
          </table:table-cell>
          <table:table-cell table:style-name="ce12" office:value-type="float" office:value="6150" calcext:value-type="float">
            <text:p>6150</text:p>
          </table:table-cell>
          <table:table-cell table:style-name="ce12" office:value-type="float" office:value="1.61" calcext:value-type="float">
            <text:p>1.61</text:p>
          </table:table-cell>
          <table:table-cell table:style-name="ce12" table:formula="of:=([.J13] / [.K13]) / [.H13]" office:value-type="float" office:value="0.394814156832897" calcext:value-type="float">
            <text:p>0.3948141568</text:p>
          </table:table-cell>
          <table:table-cell table:style-name="ce12" table:formula="of:=[.J13] / ([.I13] + [.J13])" office:value-type="float" office:value="0.803921568627451" calcext:value-type="float">
            <text:p>0.8039215686</text:p>
          </table:table-cell>
          <table:table-cell table:style-name="ce12" office:value-type="string" calcext:value-type="string">
            <text:p>x</text:p>
          </table:table-cell>
          <table:table-cell table:style-name="ce12"/>
          <table:table-cell table:style-name="ce12" office:value-type="float" office:value="300000" calcext:value-type="float">
            <text:p>300000</text:p>
          </table:table-cell>
          <table:table-cell table:style-name="ce12" office:value-type="float" office:value="210" calcext:value-type="float">
            <text:p>210</text:p>
          </table:table-cell>
          <table:table-cell table:style-name="ce12" office:value-type="float" office:value="175" calcext:value-type="float">
            <text:p>175</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1552.323" calcext:value-type="float">
            <text:p>1552.323</text:p>
          </table:table-cell>
          <table:table-cell table:style-name="ce21" office:value-type="float" office:value="0.87" calcext:value-type="float">
            <text:p>0.87</text:p>
          </table:table-cell>
          <table:table-cell table:style-name="ce21" office:value-type="float" office:value="0.865" calcext:value-type="float">
            <text:p>0.865</text:p>
          </table:table-cell>
          <table:table-cell table:style-name="ce21" table:formula="of:= 50 * [.H13] * [.Y13]" office:value-type="float" office:value="420867.877702826" calcext:value-type="float">
            <text:p>420867.877702826</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13] * [.H13] * [.Y13]" office:value-type="float" office:value="13551.945662031" calcext:value-type="float">
            <text:p>13551.945662031</text:p>
          </table:table-cell>
          <table:table-cell table:style-name="ce22" table:formula="of:= (&quot;SF=&quot; &amp; [.AE13])" office:value-type="string" office:string-value="SF=13551.945662031" calcext:value-type="string">
            <text:p>SF=13551.945662031</text:p>
          </table:table-cell>
          <table:table-cell table:style-name="ce22" table:formula="of:= ([.AA13] / 9.80665) / [.X13]" office:value-type="float" office:value="27.6466816774076" calcext:value-type="float">
            <text:p>27.6466816774</text:p>
          </table:table-cell>
          <table:table-cell table:style-name="ce22" office:value-type="float" office:value="1" calcext:value-type="float">
            <text:p>1</text:p>
          </table:table-cell>
          <table:table-cell table:style-name="ce22" table:formula="of:=2 *(0.01 * [.AH13] * 0.66 * [.AB13]) * [.AG13]" office:value-type="float" office:value="103.641880272265" calcext:value-type="float">
            <text:p>103.6418802723</text:p>
          </table:table-cell>
          <table:table-cell table:style-name="ce14" office:value-type="float" office:value="275" calcext:value-type="float">
            <text:p>275</text:p>
          </table:table-cell>
          <table:table-cell table:style-name="ce28" office:value-type="string" calcext:value-type="string">
            <text:p>1.25mx7.38m case</text:p>
          </table:table-cell>
          <table:table-cell table:style-name="ce38" office:value-type="string" calcext:value-type="string">
            <text:p>Stock height (Tank/Skirt+Nozzle, m): 7.376/0.466</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text:p>
          </table:table-cell>
          <table:table-cell table:style-name="ce9" office:value-type="string" calcext:value-type="string">
            <text:p>TR-18D Stack Separator</text:p>
          </table:table-cell>
          <table:table-cell table:style-name="ce12" office:value-type="string" calcext:value-type="string">
            <text:p>1250mm</text:p>
          </table:table-cell>
          <table:table-cell table:style-name="ce13" table:formula="of:=VLOOKUP(&quot;RADIUS&quot;; INDIRECT(&quot;$&quot; &amp; [.D14] &amp; &quot;.A1:$&quot; &amp; [.D14] &amp; &quot;.B64&quot;); 2; 0)" office:value-type="float" office:value="0.625" calcext:value-type="float">
            <text:p>0.625</text:p>
          </table:table-cell>
          <table:table-cell table:style-name="ce13" table:formula="of:=VLOOKUP(&quot;CROSS_SECTION_AREA&quot;; INDIRECT(&quot;$&quot; &amp; [.D14] &amp; &quot;.A1:$&quot; &amp; [.D14] &amp; &quot;.B64&quot;); 2; 0)" office:value-type="float" office:value="1.22718463030851" calcext:value-type="float">
            <text:p>1.2271846303</text:p>
          </table:table-cell>
          <table:table-cell table:style-name="ce12"/>
          <table:table-cell table:style-name="ce12" table:formula="of:=1000 * [.F14] * [.G14]" office:value-type="float" office:value="0" calcext:value-type="float">
            <text:p>0</text:p>
          </table:table-cell>
          <table:table-cell table:style-name="ce12" office:value-type="float" office:value="75" calcext:value-type="float">
            <text:p>75</text:p>
          </table:table-cell>
          <table:table-cell table:style-name="ce12" table:number-columns-repeated="2"/>
          <table:table-cell table:style-name="ce12" table:formula="of:=([.J14] / [.K14]) / [.H14]" office:value-type="string" office:string-value="" calcext:value-type="error">
            <text:p>#DIV/0!</text:p>
          </table:table-cell>
          <table:table-cell table:style-name="ce12" table:formula="of:=[.J14] / ([.I14] + [.J14])"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14] * 2)) + ((([.E14] * 2) ^ 3) * 22)" office:value-type="float" office:value="70.46875" calcext:value-type="float">
            <text:p>70.46875</text:p>
          </table:table-cell>
          <table:table-cell table:style-name="ce21" table:number-columns-repeated="6"/>
          <table:table-cell table:style-name="ce22" table:formula="of:=[.K14] * [.H14] * [.Y14]" office:value-type="float" office:value="0" calcext:value-type="float">
            <text:p>0</text:p>
          </table:table-cell>
          <table:table-cell table:style-name="ce21"/>
          <table:table-cell table:style-name="ce22" table:formula="of:= ([.AA14] / 9.80665) / [.X14]" office:value-type="float" office:value="0" calcext:value-type="float">
            <text:p>0</text:p>
          </table:table-cell>
          <table:table-cell table:style-name="ce22" office:value-type="float" office:value="1" calcext:value-type="float">
            <text:p>1</text:p>
          </table:table-cell>
          <table:table-cell table:style-name="ce22" table:formula="of:=(0.01 * [.AH14] * 0.66 * [.AB14]) * [.AG14]" office:value-type="float" office:value="0" calcext:value-type="float">
            <text:p>0</text:p>
          </table:table-cell>
          <table:table-cell table:style-name="ce25" table:formula="of:=CEILING((160 + (1.5 * [.X14])); 10)" office:value-type="float" office:value="270" calcext:value-type="float">
            <text:p>27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aunchEscapeSystem</text:p>
          </table:table-cell>
          <table:table-cell table:style-name="ce9" office:value-type="string" calcext:value-type="string">
            <text:p>Launch Escape System</text:p>
          </table:table-cell>
          <table:table-cell table:style-name="ce12" office:value-type="string" calcext:value-type="string">
            <text:p>1250mm</text:p>
          </table:table-cell>
          <table:table-cell table:style-name="ce13" table:formula="of:=VLOOKUP(&quot;RADIUS&quot;; INDIRECT(&quot;$&quot; &amp; [.D15] &amp; &quot;.A1:$&quot; &amp; [.D15] &amp; &quot;.B64&quot;); 2; 0)" office:value-type="float" office:value="0.625" calcext:value-type="float">
            <text:p>0.625</text:p>
          </table:table-cell>
          <table:table-cell table:style-name="ce13" table:formula="of:=VLOOKUP(&quot;CROSS_SECTION_AREA&quot;; INDIRECT(&quot;$&quot; &amp; [.D15] &amp; &quot;.A1:$&quot; &amp; [.D15] &amp; &quot;.B64&quot;); 2; 0)" office:value-type="float" office:value="1.22718463030851" calcext:value-type="float">
            <text:p>1.2271846303</text:p>
          </table:table-cell>
          <table:table-cell table:style-name="ce12" office:value-type="float" office:value="3.911" calcext:value-type="float">
            <text:p>3.911</text:p>
          </table:table-cell>
          <table:table-cell table:style-name="ce12" table:formula="of:=1000 * [.F15] * [.G15]" office:value-type="float" office:value="4799.51908913659" calcext:value-type="float">
            <text:p>4799.5190891366</text:p>
          </table:table-cell>
          <table:table-cell table:style-name="ce12" office:value-type="float" office:value="900" calcext:value-type="float">
            <text:p>900</text:p>
          </table:table-cell>
          <table:table-cell table:style-name="ce12" office:value-type="float" office:value="225" calcext:value-type="float">
            <text:p>225</text:p>
          </table:table-cell>
          <table:table-cell table:style-name="ce12" office:value-type="float" office:value="1.61" calcext:value-type="float">
            <text:p>1.61</text:p>
          </table:table-cell>
          <table:table-cell table:style-name="ce12" table:formula="of:=([.J15] / [.K15]) / [.H15]" office:value-type="float" office:value="0.0291178241402039" calcext:value-type="float">
            <text:p>0.0291178241</text:p>
          </table:table-cell>
          <table:table-cell table:style-name="ce12" table:formula="of:=[.J15] / ([.I15] + [.J15])" office:value-type="float" office:value="0.2" calcext:value-type="float">
            <text:p>0.2</text:p>
          </table:table-cell>
          <table:table-cell table:style-name="ce12" office:value-type="string" calcext:value-type="string">
            <text:p>x</text:p>
          </table:table-cell>
          <table:table-cell table:style-name="ce12"/>
          <table:table-cell table:style-name="ce12" office:value-type="float" office:value="750000" calcext:value-type="float">
            <text:p>750000</text:p>
          </table:table-cell>
          <table:table-cell table:style-name="ce12" office:value-type="float" office:value="180" calcext:value-type="float">
            <text:p>180</text:p>
          </table:table-cell>
          <table:table-cell table:style-name="ce12" office:value-type="float" office:value="160" calcext:value-type="float">
            <text:p>160</text:p>
          </table:table-cell>
          <table:table-cell table:style-name="ce12" office:value-type="string" calcext:value-type="string">
            <text:p>SF</text:p>
          </table:table-cell>
          <table:table-cell table:style-name="ce19" office:value-type="string" calcext:value-type="string">
            <text:p>Thrust reduced to more realistic levels</text:p>
          </table:table-cell>
          <table:table-cell table:style-name="ce21" table:number-columns-repeated="3"/>
          <table:table-cell table:style-name="ce21" table:formula="of:=([.AE15] / [.Z15]) - [.AE15]" office:value-type="float" office:value="685.147348371213" calcext:value-type="float">
            <text:p>685.1473483712</text:p>
          </table:table-cell>
          <table:table-cell table:style-name="ce21" office:value-type="float" office:value="0.038" calcext:value-type="float">
            <text:p>0.038</text:p>
          </table:table-cell>
          <table:table-cell table:style-name="ce21" office:value-type="float" office:value="0.3" calcext:value-type="float">
            <text:p>0.3</text:p>
          </table:table-cell>
          <table:table-cell table:style-name="ce21" table:formula="of:= 2000 * [.H15] * [.Y15]" office:value-type="float" office:value="364763.450774381" calcext:value-type="float">
            <text:p>364763.450774381</text:p>
          </table:table-cell>
          <table:table-cell table:style-name="ce21" office:value-type="float" office:value="220" calcext:value-type="float">
            <text:p>220</text:p>
          </table:table-cell>
          <table:table-cell table:style-name="ce21" office:value-type="float" office:value="175" calcext:value-type="float">
            <text:p>175</text:p>
          </table:table-cell>
          <table:table-cell table:style-name="ce21"/>
          <table:table-cell table:style-name="ce22" table:formula="of:=[.K15] * [.H15] * [.Y15]" office:value-type="float" office:value="293.634577873377" calcext:value-type="float">
            <text:p>293.6345778734</text:p>
          </table:table-cell>
          <table:table-cell table:style-name="ce22" table:formula="of:= (&quot;SF=&quot; &amp; [.AE15])" office:value-type="string" office:string-value="SF=293.634577873377" calcext:value-type="string">
            <text:p>SF=293.634577873377</text:p>
          </table:table-cell>
          <table:table-cell table:style-name="ce22" table:formula="of:= ([.AA15] / 9.80665) / [.X15]" office:value-type="float" office:value="54.2883520662606" calcext:value-type="float">
            <text:p>54.2883520663</text:p>
          </table:table-cell>
          <table:table-cell table:style-name="ce22" office:value-type="float" office:value="1" calcext:value-type="float">
            <text:p>1</text:p>
          </table:table-cell>
          <table:table-cell table:style-name="ce22" table:formula="of:=2 *(0.01 * [.AH15] * 0.66 * [.AB15]) * [.AG15]" office:value-type="float" office:value="157.653374400421" calcext:value-type="float">
            <text:p>157.6533744004</text:p>
          </table:table-cell>
          <table:table-cell table:style-name="ce24" office:value-type="float" office:value="500" calcext:value-type="float">
            <text:p>500</text:p>
          </table:table-cell>
          <table:table-cell table:style-name="ce35" office:value-type="string" calcext:value-type="string">
            <text:p>Basically an upscaled sepratron. Delivers 11g to an empty mk1-2 pod with 2 chute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_long</text:p>
          </table:table-cell>
          <table:table-cell table:style-name="ce9" office:value-type="string" calcext:value-type="string">
            <text:p>FL-T800 Fuel Tank</text:p>
          </table:table-cell>
          <table:table-cell table:style-name="ce12" office:value-type="string" calcext:value-type="string">
            <text:p>1250mm</text:p>
          </table:table-cell>
          <table:table-cell table:style-name="ce13" table:formula="of:=VLOOKUP(&quot;RADIUS&quot;; INDIRECT(&quot;$&quot; &amp; [.D16] &amp; &quot;.A1:$&quot; &amp; [.D16] &amp; &quot;.B64&quot;); 2; 0)" office:value-type="float" office:value="0.625" calcext:value-type="float">
            <text:p>0.625</text:p>
          </table:table-cell>
          <table:table-cell table:style-name="ce13" table:formula="of:=VLOOKUP(&quot;CROSS_SECTION_AREA&quot;; INDIRECT(&quot;$&quot; &amp; [.D16] &amp; &quot;.A1:$&quot; &amp; [.D16] &amp; &quot;.B64&quot;); 2; 0)" office:value-type="float" office:value="1.22718463030851" calcext:value-type="float">
            <text:p>1.2271846303</text:p>
          </table:table-cell>
          <table:table-cell table:style-name="ce12" office:value-type="float" office:value="3.786" calcext:value-type="float">
            <text:p>3.786</text:p>
          </table:table-cell>
          <table:table-cell table:style-name="ce12" table:formula="of:=1000 * [.F16] * [.G16]" office:value-type="float" office:value="4646.12101034803" calcext:value-type="float">
            <text:p>4646.121010348</text:p>
          </table:table-cell>
          <table:table-cell table:style-name="ce12" office:value-type="float" office:value="500" calcext:value-type="float">
            <text:p>50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16] / [.K16]) / [.H16]" office:value-type="float" office:value="0.860933236799265" calcext:value-type="float">
            <text:p>0.8609332368</text:p>
          </table:table-cell>
          <table:table-cell table:style-name="ce12" table:formula="of:=[.J16] / ([.I16] + [.J16])"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16] / [.Z16]) - [.AE16]" office:value-type="float" office:value="323.972762343187" calcext:value-type="float">
            <text:p>323.9727623432</text:p>
          </table:table-cell>
          <table:table-cell table:style-name="ce21" office:value-type="float" office:value="0.86" calcext:value-type="float">
            <text:p>0.86</text:p>
          </table:table-cell>
          <table:table-cell table:style-name="ce21" office:value-type="float" office:value="0.925" calcext:value-type="float">
            <text:p>0.925</text:p>
          </table:table-cell>
          <table:table-cell table:style-name="ce21" table:number-columns-repeated="4"/>
          <table:table-cell table:style-name="ce22" table:formula="of:=[.K16] * [.H16] * [.Y16]" office:value-type="float" office:value="3995.66406889931" calcext:value-type="float">
            <text:p>3995.6640688993</text:p>
          </table:table-cell>
          <table:table-cell table:style-name="ce22" table:formula="of:= (&quot;O=&quot; &amp; ([.AE16] * 0.55)) &amp; CHAR(10) &amp; (&quot;LF=&quot; &amp; ([.AE16] * 0.45))" office:value-type="string" office:string-value="O=2197.61523789462&#10;LF=1798.04883100469" calcext:value-type="string">
            <text:p>O=2197.61523789462</text:p>
            <text:p>LF=1798.04883100469</text:p>
          </table:table-cell>
          <table:table-cell table:style-name="ce22" table:formula="of:= ([.AA16] / 9.80665) / [.X16]" office:value-type="float" office:value="0" calcext:value-type="float">
            <text:p>0</text:p>
          </table:table-cell>
          <table:table-cell table:style-name="ce22" office:value-type="float" office:value="1" calcext:value-type="float">
            <text:p>1</text:p>
          </table:table-cell>
          <table:table-cell table:style-name="ce22" table:formula="of:=(0.01 * [.AH16] * 0.66 * [.AB16]) * [.AG16]" office:value-type="float" office:value="0" calcext:value-type="float">
            <text:p>0</text:p>
          </table:table-cell>
          <table:table-cell table:style-name="ce24" table:formula="of:=CEILING(([.X16] + [.X16] * 0.4); 10)" office:value-type="float" office:value="460" calcext:value-type="float">
            <text:p>460</text:p>
          </table:table-cell>
          <table:table-cell table:style-name="ce28" table:formula="of:= &quot;Volume Fraction: &quot; &amp; [.Y16] &amp; &quot;; Mass Fraction: &quot; &amp; [.Z16]" office:value-type="string" office:string-value="Volume Fraction: 0.86; Mass Fraction: 0.925" calcext:value-type="string">
            <text:p>Volume Fraction: 0.86; Mass Fraction: 0.925</text:p>
          </table:table-cell>
          <table:table-cell table:style-name="ce35"/>
          <table:table-cell table:number-columns-repeated="986"/>
        </table:table-row>
        <table:table-row table:style-name="ro7">
          <table:table-cell table:style-name="ce9" office:value-type="string" calcext:value-type="string">
            <text:p>x</text:p>
          </table:table-cell>
          <table:table-cell table:style-name="ce9" office:value-type="string" calcext:value-type="string">
            <text:p>MassiveBooster:FX</text:p>
          </table:table-cell>
          <table:table-cell table:style-name="ce9" office:value-type="string" calcext:value-type="string">
            <text:p>S1 SRB-KD25k "Kickback" Solid Fuel Booster</text:p>
          </table:table-cell>
          <table:table-cell table:style-name="ce12" office:value-type="string" calcext:value-type="string">
            <text:p>1250mm</text:p>
          </table:table-cell>
          <table:table-cell table:style-name="ce13" table:formula="of:=VLOOKUP(&quot;RADIUS&quot;; INDIRECT(&quot;$&quot; &amp; [.D17] &amp; &quot;.A1:$&quot; &amp; [.D17] &amp; &quot;.B64&quot;); 2; 0)" office:value-type="float" office:value="0.625" calcext:value-type="float">
            <text:p>0.625</text:p>
          </table:table-cell>
          <table:table-cell table:style-name="ce13" table:formula="of:=VLOOKUP(&quot;CROSS_SECTION_AREA&quot;; INDIRECT(&quot;$&quot; &amp; [.D17] &amp; &quot;.A1:$&quot; &amp; [.D17] &amp; &quot;.B64&quot;); 2; 0)" office:value-type="float" office:value="1.22718463030851" calcext:value-type="float">
            <text:p>1.2271846303</text:p>
          </table:table-cell>
          <table:table-cell table:style-name="ce12" office:value-type="float" office:value="14.871" calcext:value-type="float">
            <text:p>14.871</text:p>
          </table:table-cell>
          <table:table-cell table:style-name="ce12" table:formula="of:=1000 * [.F17] * [.G17]" office:value-type="float" office:value="18249.4626373179" calcext:value-type="float">
            <text:p>18249.4626373179</text:p>
          </table:table-cell>
          <table:table-cell table:style-name="ce12" office:value-type="float" office:value="4500" calcext:value-type="float">
            <text:p>4500</text:p>
          </table:table-cell>
          <table:table-cell table:style-name="ce12" office:value-type="float" office:value="24000" calcext:value-type="float">
            <text:p>24000</text:p>
          </table:table-cell>
          <table:table-cell table:style-name="ce12" office:value-type="float" office:value="1.61" calcext:value-type="float">
            <text:p>1.61</text:p>
          </table:table-cell>
          <table:table-cell table:style-name="ce12" table:formula="of:=([.J17] / [.K17]) / [.H17]" office:value-type="float" office:value="0.816836780040526" calcext:value-type="float">
            <text:p>0.81683678</text:p>
          </table:table-cell>
          <table:table-cell table:style-name="ce12" table:formula="of:=[.J17] / ([.I17] + [.J17])" office:value-type="float" office:value="0.842105263157895" calcext:value-type="float">
            <text:p>0.8421052632</text:p>
          </table:table-cell>
          <table:table-cell table:style-name="ce12" office:value-type="string" calcext:value-type="string">
            <text:p>x</text:p>
          </table:table-cell>
          <table:table-cell table:style-name="ce12"/>
          <table:table-cell table:style-name="ce12" office:value-type="float" office:value="670000" calcext:value-type="float">
            <text:p>670000</text:p>
          </table:table-cell>
          <table:table-cell table:style-name="ce12" office:value-type="float" office:value="220" calcext:value-type="float">
            <text:p>220</text:p>
          </table:table-cell>
          <table:table-cell table:style-name="ce12" office:value-type="float" office:value="195" calcext:value-type="float">
            <text:p>195</text:p>
          </table:table-cell>
          <table:table-cell table:style-name="ce12" office:value-type="string" calcext:value-type="string">
            <text:p>SF</text:p>
          </table:table-cell>
          <table:table-cell table:style-name="ce19" office:value-type="string" calcext:value-type="string">
            <text:p>Rescaled GEM-46</text:p>
          </table:table-cell>
          <table:table-cell table:style-name="ce21" office:value-type="float" office:value="1.1684" calcext:value-type="float">
            <text:p>1.1684</text:p>
          </table:table-cell>
          <table:table-cell table:style-name="ce21" table:number-columns-repeated="2"/>
          <table:table-cell table:style-name="ce21" office:value-type="float" office:value="2280" calcext:value-type="float">
            <text:p>2280</text:p>
          </table:table-cell>
          <table:table-cell table:style-name="ce21" office:value-type="float" office:value="0.88" calcext:value-type="float">
            <text:p>0.88</text:p>
          </table:table-cell>
          <table:table-cell table:style-name="ce21" office:value-type="float" office:value="0.89" calcext:value-type="float">
            <text:p>0.89</text:p>
          </table:table-cell>
          <table:table-cell table:style-name="ce21" table:formula="of:= 50 * [.H17] * [.Y17]" office:value-type="float" office:value="802976.356041988" calcext:value-type="float">
            <text:p>802976.356041988</text:p>
          </table:table-cell>
          <table:table-cell table:style-name="ce21" office:value-type="float" office:value="284" calcext:value-type="float">
            <text:p>284</text:p>
          </table:table-cell>
          <table:table-cell table:style-name="ce21" office:value-type="float" office:value="242" calcext:value-type="float">
            <text:p>242</text:p>
          </table:table-cell>
          <table:table-cell table:style-name="ce21" office:value-type="string" calcext:value-type="string">
            <text:p>HTPB</text:p>
          </table:table-cell>
          <table:table-cell table:style-name="ce22" table:formula="of:=[.K17] * [.H17] * [.Y17]" office:value-type="float" office:value="25855.838664552" calcext:value-type="float">
            <text:p>25855.838664552</text:p>
          </table:table-cell>
          <table:table-cell table:style-name="ce22" table:formula="of:= (&quot;SF=&quot; &amp; [.AE17])" office:value-type="string" office:string-value="SF=25855.838664552" calcext:value-type="string">
            <text:p>SF=25855.838664552</text:p>
          </table:table-cell>
          <table:table-cell table:style-name="ce22" table:formula="of:= ([.AA17] / 9.80665) / [.X17]" office:value-type="float" office:value="35.912631969033" calcext:value-type="float">
            <text:p>35.912631969</text:p>
          </table:table-cell>
          <table:table-cell table:style-name="ce22" office:value-type="float" office:value="1" calcext:value-type="float">
            <text:p>1</text:p>
          </table:table-cell>
          <table:table-cell table:style-name="ce22" table:formula="of:=2 *(0.01 * [.AH17] * 0.66 * [.AB17]) * [.AG17]" office:value-type="float" office:value="134.629274725511" calcext:value-type="float">
            <text:p>134.6292747255</text:p>
          </table:table-cell>
          <table:table-cell table:style-name="ce14" office:value-type="float" office:value="540" calcext:value-type="float">
            <text:p>540</text:p>
          </table:table-cell>
          <table:table-cell table:style-name="ce28" office:value-type="string" calcext:value-type="string">
            <text:p>1.25mx13.76m case</text:p>
          </table:table-cell>
          <table:table-cell table:style-name="ce38" office:value-type="string" calcext:value-type="string">
            <text:p>Stock height (Tank/Skirt+Nozzle, m): 13.760/1.074.</text:p>
            <text:p>Ground level, nonvectoring GEM-46:</text:p>
            <text:p>Diameter (m): 1.168</text:p>
            <text:p>Chamber length (m): 11.796</text:p>
            <text:p>Nose Cone Length(m): 2.235</text:p>
            <text:p>Nozzle Length(m): 0.779</text:p>
            <text:p>Burn time (s): 75.9</text:p>
            <text:p>Thrust(N): 610740.828</text:p>
            <text:p>Empty Mass: 2000.342 (case only: 1195.67, other: 804.672)</text:p>
            <text:p>Fuel mass: 16864.564</text:p>
            <text:p>Presumed case thickness(mm): 36</text:p>
            <text:p/>
            <text:p>Inferred RL thrust per chamber meter (N): 51772.196</text:p>
            <text:p>Inferred RL case mass per meter(Kg): 101.363</text:p>
            <text:p>Inferred RL fuel mass per meter (Kg): 1429.69</text:p>
            <text:p/>
            <text:p>Hardware mass formula:</text:p>
            <text:p>({stock diameter} ÷ {RL diameter}) ^ 2 * {RL case mass-per-meter} * {stock chamber length} + ({stock diameter} ÷ {RL diameter}) ^ 3 * {other hardware weight}</text:p>
            <text:p/>
            <text:p>Fuel mass formula:</text:p>
            <text:p>({stock diameter} ÷ {RL diameter}) ^ 2 * {RL fuel mass-per-meter} * {stock chamber length}</text:p>
            <text:p/>
            <text:p>Thrust formula:</text:p>
            <text:p>({stock diameter} ÷ {RL diameter}) ^ 2 * {RL thrust-per-meter} * {stock chamber length}</text:p>
            <text:p/>
            <text:p/>
            <text:p/>
            <text:p>info from <text:a xlink:href="http://www.alternatewars.com/BBOW/Space_Engines/ATK_Solid_Catalog_2008.pdf" xlink:type="simple">http://www.alternatewars.com/BBOW/Space_Engines/ATK_Solid_Catalog_2008.pdf</text:a> (length doesn't include the nose cone)</text:p>
            <text:p/>
            <text:p>Nose cone and nozzle length from <text:a xlink:href="http://www.rocketryforum.com/showthread.php?22306-Need-Accurate-ATK-GEM-46-Booster-Dimensions" xlink:type="simple">http://www.rocketryforum.com/showthread.php?22306-Need-Accurate-ATK-GEM-46-Booster-Dimensions</text:a></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pod</text:p>
          </table:table-cell>
          <table:table-cell table:style-name="ce9" office:value-type="string" calcext:value-type="string">
            <text:p>Mk1 Command Pod</text:p>
          </table:table-cell>
          <table:table-cell table:style-name="ce12" office:value-type="string" calcext:value-type="string">
            <text:p>1250mm</text:p>
          </table:table-cell>
          <table:table-cell table:style-name="ce13" table:formula="of:=VLOOKUP(&quot;RADIUS&quot;; INDIRECT(&quot;$&quot; &amp; [.D18] &amp; &quot;.A1:$&quot; &amp; [.D18] &amp; &quot;.B64&quot;); 2; 0)" office:value-type="float" office:value="0.625" calcext:value-type="float">
            <text:p>0.625</text:p>
          </table:table-cell>
          <table:table-cell table:style-name="ce13" table:formula="of:=VLOOKUP(&quot;CROSS_SECTION_AREA&quot;; INDIRECT(&quot;$&quot; &amp; [.D18] &amp; &quot;.A1:$&quot; &amp; [.D18] &amp; &quot;.B64&quot;); 2; 0)" office:value-type="float" office:value="1.22718463030851" calcext:value-type="float">
            <text:p>1.2271846303</text:p>
          </table:table-cell>
          <table:table-cell table:style-name="ce12"/>
          <table:table-cell table:style-name="ce12" table:formula="of:=1000 * [.F18] * [.G18]" office:value-type="float" office:value="0" calcext:value-type="float">
            <text:p>0</text:p>
          </table:table-cell>
          <table:table-cell table:style-name="ce12" table:number-columns-repeated="2"/>
          <table:table-cell table:style-name="ce12" office:value-type="float" office:value="1" calcext:value-type="float">
            <text:p>1</text:p>
          </table:table-cell>
          <table:table-cell table:style-name="ce12" table:formula="of:=([.J18] / [.K18]) / [.H18]" office:value-type="string" office:string-value="" calcext:value-type="error">
            <text:p>#DIV/0!</text:p>
          </table:table-cell>
          <table:table-cell table:style-name="ce12" table:formula="of:=[.J18] / ([.I18] + [.J18])" office:value-type="string" office:string-value="" calcext:value-type="error">
            <text:p>#DIV/0!</text:p>
          </table:table-cell>
          <table:table-cell table:style-name="ce12" table:number-columns-repeated="6"/>
          <table:table-cell table:style-name="ce18" office:value-type="string" calcext:value-type="string">
            <text:p>Mercury capsule</text:p>
          </table:table-cell>
          <table:table-cell table:style-name="ce21" office:value-type="float" office:value="1.892" calcext:value-type="float">
            <text:p>1.892</text:p>
          </table:table-cell>
          <table:table-cell table:style-name="ce21" table:number-columns-repeated="2"/>
          <table:table-cell table:style-name="ce22" office:value-type="float" office:value="311" calcext:value-type="float">
            <text:p>311</text:p>
          </table:table-cell>
          <table:table-cell table:style-name="ce22" table:number-columns-repeated="2"/>
          <table:table-cell table:style-name="ce21" table:number-columns-repeated="4"/>
          <table:table-cell table:style-name="ce22" table:formula="of:=[.K18] * [.H18] * [.Y18]" office:value-type="float" office:value="0" calcext:value-type="float">
            <text:p>0</text:p>
          </table:table-cell>
          <table:table-cell table:style-name="ce14" office:value-type="string" calcext:value-type="string">
            <text:p>MP=5.714</text:p>
          </table:table-cell>
          <table:table-cell table:style-name="ce22" table:formula="of:= ([.AA18] / 9.80665) / [.X18]" office:value-type="float" office:value="0" calcext:value-type="float">
            <text:p>0</text:p>
          </table:table-cell>
          <table:table-cell table:style-name="ce22" office:value-type="float" office:value="1" calcext:value-type="float">
            <text:p>1</text:p>
          </table:table-cell>
          <table:table-cell table:style-name="ce22" table:formula="of:=(0.01 * [.AH18] * 0.66 * [.AB18]) * [.AG18]" office:value-type="float" office:value="0" calcext:value-type="float">
            <text:p>0</text:p>
          </table:table-cell>
          <table:table-cell table:style-name="ce24" office:value-type="float" office:value="600" calcext:value-type="float">
            <text:p>600</text:p>
          </table:table-cell>
          <table:table-cell table:style-name="ce28" office:value-type="string" calcext:value-type="string">
            <text:p>Downscaled to 1.25m, (heat shield and recovery equipment mass excluded), no retro pack.</text:p>
          </table:table-cell>
          <table:table-cell table:style-name="ce38" office:value-type="string" calcext:value-type="string">
            <text:p>Formula for downscaling: 75 times the diameter + square cube rule downscaled mass. Mass of propellant, recovery equipment and crew removed before downscaling</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anderCabinSmall</text:p>
          </table:table-cell>
          <table:table-cell table:style-name="ce9" office:value-type="string" calcext:value-type="string">
            <text:p>Mk1 Lander Can</text:p>
          </table:table-cell>
          <table:table-cell table:style-name="ce12" office:value-type="string" calcext:value-type="string">
            <text:p>1250mm</text:p>
          </table:table-cell>
          <table:table-cell table:style-name="ce13" table:formula="of:=VLOOKUP(&quot;RADIUS&quot;; INDIRECT(&quot;$&quot; &amp; [.D19] &amp; &quot;.A1:$&quot; &amp; [.D19] &amp; &quot;.B64&quot;); 2; 0)" office:value-type="float" office:value="0.625" calcext:value-type="float">
            <text:p>0.625</text:p>
          </table:table-cell>
          <table:table-cell table:style-name="ce13" table:formula="of:=VLOOKUP(&quot;CROSS_SECTION_AREA&quot;; INDIRECT(&quot;$&quot; &amp; [.D19] &amp; &quot;.A1:$&quot; &amp; [.D19] &amp; &quot;.B64&quot;); 2; 0)" office:value-type="float" office:value="1.22718463030851" calcext:value-type="float">
            <text:p>1.2271846303</text:p>
          </table:table-cell>
          <table:table-cell table:style-name="ce12"/>
          <table:table-cell table:style-name="ce12" table:formula="of:=1000 * [.F19] * [.G19]" office:value-type="float" office:value="0" calcext:value-type="float">
            <text:p>0</text:p>
          </table:table-cell>
          <table:table-cell table:style-name="ce12" office:value-type="float" office:value="600" calcext:value-type="float">
            <text:p>600</text:p>
          </table:table-cell>
          <table:table-cell table:style-name="ce12"/>
          <table:table-cell table:style-name="ce12" office:value-type="float" office:value="1" calcext:value-type="float">
            <text:p>1</text:p>
          </table:table-cell>
          <table:table-cell table:style-name="ce12" table:formula="of:=([.J19] / [.K19]) / [.H19]" office:value-type="string" office:string-value="" calcext:value-type="error">
            <text:p>#DIV/0!</text:p>
          </table:table-cell>
          <table:table-cell table:style-name="ce12" table:formula="of:=[.J19] / ([.I19] + [.J19])" office:value-type="float" office:value="0" calcext:value-type="float">
            <text:p>0</text:p>
          </table:table-cell>
          <table:table-cell table:style-name="ce12" table:number-columns-repeated="6"/>
          <table:table-cell table:style-name="ce18" office:value-type="string" calcext:value-type="string">
            <text:p>1-Seat LEM cabin</text:p>
          </table:table-cell>
          <table:table-cell table:style-name="ce21" office:value-type="float" office:value="1.25" calcext:value-type="float">
            <text:p>1.25</text:p>
          </table:table-cell>
          <table:table-cell table:style-name="ce21" table:number-columns-repeated="2"/>
          <table:table-cell table:style-name="ce21" office:value-type="float" office:value="249" calcext:value-type="float">
            <text:p>249</text:p>
          </table:table-cell>
          <table:table-cell table:style-name="ce21" table:number-columns-repeated="6"/>
          <table:table-cell table:style-name="ce22" table:formula="of:=[.K19] * [.H19] * [.Y19]" office:value-type="float" office:value="0" calcext:value-type="float">
            <text:p>0</text:p>
          </table:table-cell>
          <table:table-cell table:style-name="ce14" office:value-type="string" calcext:value-type="string">
            <text:p>MP=-1</text:p>
          </table:table-cell>
          <table:table-cell table:style-name="ce22" table:formula="of:= ([.AA19] / 9.80665) / [.X19]" office:value-type="float" office:value="0" calcext:value-type="float">
            <text:p>0</text:p>
          </table:table-cell>
          <table:table-cell table:style-name="ce22" office:value-type="float" office:value="1" calcext:value-type="float">
            <text:p>1</text:p>
          </table:table-cell>
          <table:table-cell table:style-name="ce22" table:formula="of:=(0.01 * [.AH19] * 0.66 * [.AB19]) * [.AG19]" office:value-type="float" office:value="0" calcext:value-type="float">
            <text:p>0</text:p>
          </table:table-cell>
          <table:table-cell table:style-name="ce24" office:value-type="float" office:value="660" calcext:value-type="float">
            <text:p>660</text:p>
          </table:table-cell>
          <table:table-cell table:style-name="ce28" office:value-type="string" calcext:value-type="string">
            <text:p>Monopropellant removed</text:p>
          </table:table-cell>
          <table:table-cell table:style-name="ce39" office:value-type="string" calcext:value-type="string">
            <text:p>80% of MK1 pod's mass</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Fuselage</text:p>
          </table:table-cell>
          <table:table-cell table:style-name="ce9" office:value-type="string" calcext:value-type="string">
            <text:p>Mk1 Liquid Fuel Fuselage</text:p>
          </table:table-cell>
          <table:table-cell table:style-name="ce12" office:value-type="string" calcext:value-type="string">
            <text:p>1250mm</text:p>
          </table:table-cell>
          <table:table-cell table:style-name="ce13" table:formula="of:=VLOOKUP(&quot;RADIUS&quot;; INDIRECT(&quot;$&quot; &amp; [.D20] &amp; &quot;.A1:$&quot; &amp; [.D20] &amp; &quot;.B64&quot;); 2; 0)" office:value-type="float" office:value="0.625" calcext:value-type="float">
            <text:p>0.625</text:p>
          </table:table-cell>
          <table:table-cell table:style-name="ce13" table:formula="of:=VLOOKUP(&quot;CROSS_SECTION_AREA&quot;; INDIRECT(&quot;$&quot; &amp; [.D20] &amp; &quot;.A1:$&quot; &amp; [.D20] &amp; &quot;.B64&quot;); 2; 0)" office:value-type="float" office:value="1.22718463030851" calcext:value-type="float">
            <text:p>1.2271846303</text:p>
          </table:table-cell>
          <table:table-cell table:style-name="ce12" office:value-type="float" office:value="1.88" calcext:value-type="float">
            <text:p>1.88</text:p>
          </table:table-cell>
          <table:table-cell table:style-name="ce12" table:formula="of:=1000 * [.F20] * [.G20]" office:value-type="float" office:value="2307.10710498" calcext:value-type="float">
            <text:p>2307.10710498</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20] / [.K20]) / [.H20]" office:value-type="float" office:value="0.86688649854309" calcext:value-type="float">
            <text:p>0.8668864985</text:p>
          </table:table-cell>
          <table:table-cell table:style-name="ce12" table:formula="of:=[.J20] / ([.I20] + [.J20])"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0] / [.Z20]) - [.AE20]" office:value-type="float" office:value="200.794376609249" calcext:value-type="float">
            <text:p>200.7943766092</text:p>
          </table:table-cell>
          <table:table-cell table:style-name="ce21" office:value-type="float" office:value="0.88" calcext:value-type="float">
            <text:p>0.88</text:p>
          </table:table-cell>
          <table:table-cell table:style-name="ce21" office:value-type="float" office:value="0.91" calcext:value-type="float">
            <text:p>0.91</text:p>
          </table:table-cell>
          <table:table-cell table:style-name="ce21" table:number-columns-repeated="4"/>
          <table:table-cell table:style-name="ce22" table:formula="of:=[.K20] * [.H20] * [.Y20]" office:value-type="float" office:value="2030.2542523824" calcext:value-type="float">
            <text:p>2030.2542523824</text:p>
          </table:table-cell>
          <table:table-cell table:style-name="ce22" table:formula="of:= &quot;LF=&quot; &amp; [.AE20]" office:value-type="string" office:string-value="LF=2030.2542523824" calcext:value-type="string">
            <text:p>LF=2030.2542523824</text:p>
          </table:table-cell>
          <table:table-cell table:style-name="ce22" table:formula="of:= ([.AA20] / 9.80665) / [.X20]" office:value-type="float" office:value="0" calcext:value-type="float">
            <text:p>0</text:p>
          </table:table-cell>
          <table:table-cell table:style-name="ce22" office:value-type="float" office:value="1" calcext:value-type="float">
            <text:p>1</text:p>
          </table:table-cell>
          <table:table-cell table:style-name="ce22" table:formula="of:=(0.01 * [.AH20] * 0.66 * [.AB20]) * [.AG20]" office:value-type="float" office:value="0" calcext:value-type="float">
            <text:p>0</text:p>
          </table:table-cell>
          <table:table-cell table:style-name="ce24" table:formula="of:=400 + CEILING(([.X20] + [.X20] * 0.48); 10)" office:value-type="float" office:value="700" calcext:value-type="float">
            <text:p>700</text:p>
          </table:table-cell>
          <table:table-cell table:style-name="ce28" table:formula="of:= &quot;Volume Fraction: &quot; &amp; [.Y20] &amp; &quot;; Mass Fraction: &quot; &amp; [.Z20]" office:value-type="string" office:string-value="Volume Fraction: 0.88; Mass Fraction: 0.91" calcext:value-type="string">
            <text:p>Volume Fraction: 0.88;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acelleBody</text:p>
          </table:table-cell>
          <table:table-cell table:style-name="ce9" office:value-type="string" calcext:value-type="string">
            <text:p>Engine Nacelle</text:p>
          </table:table-cell>
          <table:table-cell table:style-name="ce12" office:value-type="string" calcext:value-type="string">
            <text:p>1250mm</text:p>
          </table:table-cell>
          <table:table-cell table:style-name="ce13" table:formula="of:=VLOOKUP(&quot;RADIUS&quot;; INDIRECT(&quot;$&quot; &amp; [.D21] &amp; &quot;.A1:$&quot; &amp; [.D21] &amp; &quot;.B64&quot;); 2; 0)" office:value-type="float" office:value="0.625" calcext:value-type="float">
            <text:p>0.625</text:p>
          </table:table-cell>
          <table:table-cell table:style-name="ce13" table:formula="of:=VLOOKUP(&quot;CROSS_SECTION_AREA&quot;; INDIRECT(&quot;$&quot; &amp; [.D21] &amp; &quot;.A1:$&quot; &amp; [.D21] &amp; &quot;.B64&quot;); 2; 0)" office:value-type="float" office:value="1.22718463030851" calcext:value-type="float">
            <text:p>1.2271846303</text:p>
          </table:table-cell>
          <table:table-cell table:style-name="ce12" office:value-type="float" office:value="1.877" calcext:value-type="float">
            <text:p>1.877</text:p>
          </table:table-cell>
          <table:table-cell table:style-name="ce12" table:formula="of:=1000 * [.F21] * [.G21]" office:value-type="float" office:value="2303.42555108908" calcext:value-type="float">
            <text:p>2303.4255510891</text:p>
          </table:table-cell>
          <table:table-cell table:style-name="ce12" office:value-type="float" office:value="150" calcext:value-type="float">
            <text:p>15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21] / [.K21]) / [.H21]" office:value-type="float" office:value="0.0868272039030905" calcext:value-type="float">
            <text:p>0.0868272039</text:p>
          </table:table-cell>
          <table:table-cell table:style-name="ce12" table:formula="of:=[.J21] / ([.I21] + [.J21])" office:value-type="float" office:value="0.571428571428571" calcext:value-type="float">
            <text:p>0.571428571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1] / [.Z21]) - [.AE21]" office:value-type="float" office:value="297.67345583305" calcext:value-type="float">
            <text:p>297.6734558331</text:p>
          </table:table-cell>
          <table:table-cell table:style-name="ce21" office:value-type="float" office:value="0.24" calcext:value-type="float">
            <text:p>0.24</text:p>
          </table:table-cell>
          <table:table-cell table:style-name="ce21" office:value-type="float" office:value="0.65" calcext:value-type="float">
            <text:p>0.65</text:p>
          </table:table-cell>
          <table:table-cell table:style-name="ce21" table:number-columns-repeated="4"/>
          <table:table-cell table:style-name="ce22" table:formula="of:=[.K21] * [.H21] * [.Y21]" office:value-type="float" office:value="552.822132261379" calcext:value-type="float">
            <text:p>552.8221322614</text:p>
          </table:table-cell>
          <table:table-cell table:style-name="ce22" table:formula="of:= &quot;LF=&quot; &amp; [.AE21]" office:value-type="string" office:string-value="LF=552.822132261379" calcext:value-type="string">
            <text:p>LF=552.822132261379</text:p>
          </table:table-cell>
          <table:table-cell table:style-name="ce22" table:formula="of:= ([.AA21] / 9.80665) / [.X21]" office:value-type="float" office:value="0" calcext:value-type="float">
            <text:p>0</text:p>
          </table:table-cell>
          <table:table-cell table:style-name="ce22" office:value-type="float" office:value="1" calcext:value-type="float">
            <text:p>1</text:p>
          </table:table-cell>
          <table:table-cell table:style-name="ce22" table:formula="of:=(0.01 * [.AH21] * 0.66 * [.AB21]) * [.AG21]" office:value-type="float" office:value="0" calcext:value-type="float">
            <text:p>0</text:p>
          </table:table-cell>
          <table:table-cell table:style-name="ce24" table:formula="of:=400 + CEILING(([.X21] + [.X21] * 0.48); 10)" office:value-type="float" office:value="850" calcext:value-type="float">
            <text:p>850</text:p>
          </table:table-cell>
          <table:table-cell table:style-name="ce28" table:formula="of:= &quot;Volume Fraction: &quot; &amp; [.Y21] &amp; &quot;; Mass Fraction: &quot; &amp; [.Z21]" office:value-type="string" office:string-value="Volume Fraction: 0.24; Mass Fraction: 0.65" calcext:value-type="string">
            <text:p>Volume Fraction: 0.24; Mass Fraction: 0.65</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text:p>
          </table:table-cell>
          <table:table-cell table:style-name="ce9" office:value-type="string" calcext:value-type="string">
            <text:p>LV-T30 "Reliant" Liquid Fuel Engine</text:p>
          </table:table-cell>
          <table:table-cell table:style-name="ce12" office:value-type="string" calcext:value-type="string">
            <text:p>1250mm</text:p>
          </table:table-cell>
          <table:table-cell table:style-name="ce13" table:formula="of:=VLOOKUP(&quot;RADIUS&quot;; INDIRECT(&quot;$&quot; &amp; [.D22] &amp; &quot;.A1:$&quot; &amp; [.D22] &amp; &quot;.B64&quot;); 2; 0)" office:value-type="float" office:value="0.625" calcext:value-type="float">
            <text:p>0.625</text:p>
          </table:table-cell>
          <table:table-cell table:style-name="ce13" table:formula="of:=VLOOKUP(&quot;CROSS_SECTION_AREA&quot;; INDIRECT(&quot;$&quot; &amp; [.D22] &amp; &quot;.A1:$&quot; &amp; [.D22] &amp; &quot;.B64&quot;); 2; 0)" office:value-type="float" office:value="1.22718463030851" calcext:value-type="float">
            <text:p>1.2271846303</text:p>
          </table:table-cell>
          <table:table-cell table:style-name="ce12"/>
          <table:table-cell table:style-name="ce12" table:formula="of:=1000 * [.F22] * [.G22]" office:value-type="float" office:value="0" calcext:value-type="float">
            <text:p>0</text:p>
          </table:table-cell>
          <table:table-cell table:style-name="ce12" office:value-type="float" office:value="1250" calcext:value-type="float">
            <text:p>1250</text:p>
          </table:table-cell>
          <table:table-cell table:style-name="ce12"/>
          <table:table-cell table:style-name="ce12" office:value-type="float" office:value="1" calcext:value-type="float">
            <text:p>1</text:p>
          </table:table-cell>
          <table:table-cell table:style-name="ce12" table:formula="of:=([.J22] / [.K22]) / [.H22]" office:value-type="string" office:string-value="" calcext:value-type="error">
            <text:p>#DIV/0!</text:p>
          </table:table-cell>
          <table:table-cell table:style-name="ce12" table:formula="of:=[.J22] / ([.I22] + [.J2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15000" calcext:value-type="float">
            <text:p>215000</text:p>
          </table:table-cell>
          <table:table-cell table:style-name="ce12" office:value-type="float" office:value="300" calcext:value-type="float">
            <text:p>30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RD-0216, no thrust vectoring</text:p>
          </table:table-cell>
          <table:table-cell table:style-name="ce21" office:value-type="float" office:value="1.4" calcext:value-type="float">
            <text:p>1.4</text:p>
          </table:table-cell>
          <table:table-cell table:style-name="ce21" table:number-columns-repeated="2"/>
          <table:table-cell table:style-name="ce21" office:value-type="float" office:value="440" calcext:value-type="float">
            <text:p>440</text:p>
          </table:table-cell>
          <table:table-cell table:style-name="ce21" table:number-columns-repeated="2"/>
          <table:table-cell table:style-name="ce21" office:value-type="float" office:value="219000" calcext:value-type="float">
            <text:p>219000</text:p>
          </table:table-cell>
          <table:table-cell table:style-name="ce21" office:value-type="float" office:value="313" calcext:value-type="float">
            <text:p>313</text:p>
          </table:table-cell>
          <table:table-cell table:style-name="ce21" office:value-type="float" office:value="280" calcext:value-type="float">
            <text:p>280</text:p>
          </table:table-cell>
          <table:table-cell table:style-name="ce21" office:value-type="string" calcext:value-type="string">
            <text:p>N2O4/UDMH</text:p>
          </table:table-cell>
          <table:table-cell table:style-name="ce22" table:formula="of:=[.K22] * [.H22] * [.Y22]" office:value-type="float" office:value="0" calcext:value-type="float">
            <text:p>0</text:p>
          </table:table-cell>
          <table:table-cell table:style-name="ce21"/>
          <table:table-cell table:style-name="ce22" table:formula="of:= ([.AA22] / 9.80665) / [.X22]" office:value-type="float" office:value="50.7540569641287" calcext:value-type="float">
            <text:p>50.7540569641</text:p>
          </table:table-cell>
          <table:table-cell table:style-name="ce22" office:value-type="float" office:value="1" calcext:value-type="float">
            <text:p>1</text:p>
          </table:table-cell>
          <table:table-cell table:style-name="ce22" table:formula="of:=(0.01 * [.AH22] * 0.66 * [.AB22]) * [.AG22]" office:value-type="float" office:value="104.847730876497" calcext:value-type="float">
            <text:p>104.8477308765</text:p>
          </table:table-cell>
          <table:table-cell table:style-name="ce24" office:value-type="float" office:value="900" calcext:value-type="float">
            <text:p>900</text:p>
          </table:table-cell>
          <table:table-cell table:style-name="ce28" office:value-type="string" calcext:value-type="string">
            <text:p>Hypergolic ICBM Booster for Kerbal-rated rockets. Like Jeb cared...</text:p>
          </table:table-cell>
          <table:table-cell table:style-name="ce39" office:value-type="string" calcext:value-type="string">
            <text:p>Mass was inferred from similar engines</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2</text:p>
          </table:table-cell>
          <table:table-cell table:style-name="ce9" office:value-type="string" calcext:value-type="string">
            <text:p>LV-T45 "Swivel" Liquid Fuel Engine</text:p>
          </table:table-cell>
          <table:table-cell table:style-name="ce12" office:value-type="string" calcext:value-type="string">
            <text:p>1250mm</text:p>
          </table:table-cell>
          <table:table-cell table:style-name="ce13" table:formula="of:=VLOOKUP(&quot;RADIUS&quot;; INDIRECT(&quot;$&quot; &amp; [.D23] &amp; &quot;.A1:$&quot; &amp; [.D23] &amp; &quot;.B64&quot;); 2; 0)" office:value-type="float" office:value="0.625" calcext:value-type="float">
            <text:p>0.625</text:p>
          </table:table-cell>
          <table:table-cell table:style-name="ce13" table:formula="of:=VLOOKUP(&quot;CROSS_SECTION_AREA&quot;; INDIRECT(&quot;$&quot; &amp; [.D23] &amp; &quot;.A1:$&quot; &amp; [.D23] &amp; &quot;.B64&quot;); 2; 0)" office:value-type="float" office:value="1.22718463030851" calcext:value-type="float">
            <text:p>1.2271846303</text:p>
          </table:table-cell>
          <table:table-cell table:style-name="ce12"/>
          <table:table-cell table:style-name="ce12" table:formula="of:=1000 * [.F23] * [.G23]" office:value-type="float" office:value="0" calcext:value-type="float">
            <text:p>0</text:p>
          </table:table-cell>
          <table:table-cell table:style-name="ce12" office:value-type="float" office:value="1500" calcext:value-type="float">
            <text:p>1500</text:p>
          </table:table-cell>
          <table:table-cell table:style-name="ce12"/>
          <table:table-cell table:style-name="ce12" office:value-type="float" office:value="1" calcext:value-type="float">
            <text:p>1</text:p>
          </table:table-cell>
          <table:table-cell table:style-name="ce12" table:formula="of:=([.J23] / [.K23]) / [.H23]" office:value-type="string" office:string-value="" calcext:value-type="error">
            <text:p>#DIV/0!</text:p>
          </table:table-cell>
          <table:table-cell table:style-name="ce12" table:formula="of:=[.J23] / ([.I23] + [.J23])"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0" calcext:value-type="float">
            <text:p>200000</text:p>
          </table:table-cell>
          <table:table-cell table:style-name="ce12" office:value-type="float" office:value="320" calcext:value-type="float">
            <text:p>320</text:p>
          </table:table-cell>
          <table:table-cell table:style-name="ce12" office:value-type="float" office:value="270" calcext:value-type="float">
            <text:p>270</text:p>
          </table:table-cell>
          <table:table-cell table:style-name="ce12" office:value-type="string" calcext:value-type="string">
            <text:p>LF+O</text:p>
          </table:table-cell>
          <table:table-cell table:style-name="ce18" office:value-type="string" calcext:value-type="string">
            <text:p>RD-0216</text:p>
          </table:table-cell>
          <table:table-cell table:style-name="ce21" office:value-type="float" office:value="1.4" calcext:value-type="float">
            <text:p>1.4</text:p>
          </table:table-cell>
          <table:table-cell table:style-name="ce21" table:number-columns-repeated="2"/>
          <table:table-cell table:style-name="ce21" office:value-type="float" office:value="486" calcext:value-type="float">
            <text:p>486</text:p>
          </table:table-cell>
          <table:table-cell table:style-name="ce21" table:number-columns-repeated="2"/>
          <table:table-cell table:style-name="ce21" office:value-type="float" office:value="219000" calcext:value-type="float">
            <text:p>219000</text:p>
          </table:table-cell>
          <table:table-cell table:style-name="ce21" office:value-type="float" office:value="313" calcext:value-type="float">
            <text:p>313</text:p>
          </table:table-cell>
          <table:table-cell table:style-name="ce21" office:value-type="float" office:value="280" calcext:value-type="float">
            <text:p>280</text:p>
          </table:table-cell>
          <table:table-cell table:style-name="ce21" office:value-type="string" calcext:value-type="string">
            <text:p>N2O4/UDMH</text:p>
          </table:table-cell>
          <table:table-cell table:style-name="ce22" table:formula="of:=[.K23] * [.H23] * [.Y23]" office:value-type="float" office:value="0" calcext:value-type="float">
            <text:p>0</text:p>
          </table:table-cell>
          <table:table-cell table:style-name="ce21"/>
          <table:table-cell table:style-name="ce22" table:formula="of:= ([.AA23] / 9.80665) / [.X23]" office:value-type="float" office:value="45.9501750292523" calcext:value-type="float">
            <text:p>45.9501750293</text:p>
          </table:table-cell>
          <table:table-cell table:style-name="ce22" office:value-type="float" office:value="1" calcext:value-type="float">
            <text:p>1</text:p>
          </table:table-cell>
          <table:table-cell table:style-name="ce22" table:formula="of:=(0.01 * [.AH23] * 0.66 * [.AB23]) * [.AG23]" office:value-type="float" office:value="94.9238715754295" calcext:value-type="float">
            <text:p>94.9238715754</text:p>
          </table:table-cell>
          <table:table-cell table:style-name="ce24" office:value-type="float" office:value="900" calcext:value-type="float">
            <text:p>900</text:p>
          </table:table-cell>
          <table:table-cell table:style-name="ce28" office:value-type="string" calcext:value-type="string">
            <text:p>Hypergolic ICBM Booster for Kerbal-rated rockets. Like Jeb cared...</text:p>
          </table:table-cell>
          <table:table-cell table:style-name="ce39" office:value-type="string" calcext:value-type="string">
            <text:p>Mass was inferred from similar engines</text:p>
          </table:table-cell>
          <table:table-cell table:number-columns-repeated="986"/>
        </table:table-row>
        <table:table-row table:style-name="ro8">
          <table:table-cell table:style-name="ce9" office:value-type="string" calcext:value-type="string">
            <text:p>x</text:p>
          </table:table-cell>
          <table:table-cell table:style-name="ce9" office:value-type="string" calcext:value-type="string">
            <text:p>liquidEngine3</text:p>
          </table:table-cell>
          <table:table-cell table:style-name="ce9" office:value-type="string" calcext:value-type="string">
            <text:p>LV-909 "Terrier" Liquid Fuel Engine</text:p>
          </table:table-cell>
          <table:table-cell table:style-name="ce12" office:value-type="string" calcext:value-type="string">
            <text:p>1250mm</text:p>
          </table:table-cell>
          <table:table-cell table:style-name="ce13" table:formula="of:=VLOOKUP(&quot;RADIUS&quot;; INDIRECT(&quot;$&quot; &amp; [.D24] &amp; &quot;.A1:$&quot; &amp; [.D24] &amp; &quot;.B64&quot;); 2; 0)" office:value-type="float" office:value="0.625" calcext:value-type="float">
            <text:p>0.625</text:p>
          </table:table-cell>
          <table:table-cell table:style-name="ce13" table:formula="of:=VLOOKUP(&quot;CROSS_SECTION_AREA&quot;; INDIRECT(&quot;$&quot; &amp; [.D24] &amp; &quot;.A1:$&quot; &amp; [.D24] &amp; &quot;.B64&quot;); 2; 0)" office:value-type="float" office:value="1.22718463030851" calcext:value-type="float">
            <text:p>1.2271846303</text:p>
          </table:table-cell>
          <table:table-cell table:style-name="ce12"/>
          <table:table-cell table:style-name="ce12" table:formula="of:=1000 * [.F24] * [.G24]" office:value-type="float" office:value="0" calcext:value-type="float">
            <text:p>0</text:p>
          </table:table-cell>
          <table:table-cell table:style-name="ce12" office:value-type="float" office:value="500" calcext:value-type="float">
            <text:p>500</text:p>
          </table:table-cell>
          <table:table-cell table:style-name="ce12"/>
          <table:table-cell table:style-name="ce12" office:value-type="float" office:value="1" calcext:value-type="float">
            <text:p>1</text:p>
          </table:table-cell>
          <table:table-cell table:style-name="ce12" table:formula="of:=([.J24] / [.K24]) / [.H24]" office:value-type="string" office:string-value="" calcext:value-type="error">
            <text:p>#DIV/0!</text:p>
          </table:table-cell>
          <table:table-cell table:style-name="ce12" table:formula="of:=[.J24] / ([.I24] + [.J2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0000" calcext:value-type="float">
            <text:p>60000</text:p>
          </table:table-cell>
          <table:table-cell table:style-name="ce12" office:value-type="float" office:value="345" calcext:value-type="float">
            <text:p>345</text:p>
          </table:table-cell>
          <table:table-cell table:style-name="ce12" office:value-type="float" office:value="85" calcext:value-type="float">
            <text:p>85</text:p>
          </table:table-cell>
          <table:table-cell table:style-name="ce12" office:value-type="string" calcext:value-type="string">
            <text:p>LF+O</text:p>
          </table:table-cell>
          <table:table-cell table:style-name="ce18" office:value-type="string" calcext:value-type="string">
            <text:p>HM7B</text:p>
          </table:table-cell>
          <table:table-cell table:style-name="ce21" office:value-type="float" office:value="1" calcext:value-type="float">
            <text:p>1</text:p>
          </table:table-cell>
          <table:table-cell table:style-name="ce21" table:number-columns-repeated="2"/>
          <table:table-cell table:style-name="ce21" office:value-type="float" office:value="165" calcext:value-type="float">
            <text:p>165</text:p>
          </table:table-cell>
          <table:table-cell table:style-name="ce21" table:number-columns-repeated="2"/>
          <table:table-cell table:style-name="ce21" office:value-type="float" office:value="64800" calcext:value-type="float">
            <text:p>64800</text:p>
          </table:table-cell>
          <table:table-cell table:style-name="ce21" office:value-type="float" office:value="446" calcext:value-type="float">
            <text:p>446</text:p>
          </table:table-cell>
          <table:table-cell table:style-name="ce21" office:value-type="float" office:value="351" calcext:value-type="float">
            <text:p>351</text:p>
          </table:table-cell>
          <table:table-cell table:style-name="ce21" office:value-type="string" calcext:value-type="string">
            <text:p>LH2+LOX</text:p>
          </table:table-cell>
          <table:table-cell table:style-name="ce22" table:formula="of:=[.K24] * [.H24] * [.Y24]" office:value-type="float" office:value="0" calcext:value-type="float">
            <text:p>0</text:p>
          </table:table-cell>
          <table:table-cell table:style-name="ce21"/>
          <table:table-cell table:style-name="ce22" table:formula="of:= ([.AA24] / 9.80665) / [.X24]" office:value-type="float" office:value="40.0470367278605" calcext:value-type="float">
            <text:p>40.0470367279</text:p>
          </table:table-cell>
          <table:table-cell table:style-name="ce22" office:value-type="float" office:value="1" calcext:value-type="float">
            <text:p>1</text:p>
          </table:table-cell>
          <table:table-cell table:style-name="ce22" table:formula="of:=(0.01 * [.AH24] * 0.66 * [.AB24]) * [.AG24]" office:value-type="float" office:value="117.88245731213" calcext:value-type="float">
            <text:p>117.8824573121</text:p>
          </table:table-cell>
          <table:table-cell table:style-name="ce24" office:value-type="float" office:value="950" calcext:value-type="float">
            <text:p>950</text:p>
          </table:table-cell>
          <table:table-cell table:style-name="ce35"/>
          <table:table-cell table:style-name="ce39" office:value-type="string" calcext:value-type="string">
            <text:p>ASL ISP Is made up due to lack of data</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dialEngineBody</text:p>
          </table:table-cell>
          <table:table-cell table:style-name="ce9" office:value-type="string" calcext:value-type="string">
            <text:p>Engine Pre-cooler</text:p>
          </table:table-cell>
          <table:table-cell table:style-name="ce12" office:value-type="string" calcext:value-type="string">
            <text:p>1250mm</text:p>
          </table:table-cell>
          <table:table-cell table:style-name="ce13" table:formula="of:=VLOOKUP(&quot;RADIUS&quot;; INDIRECT(&quot;$&quot; &amp; [.D25] &amp; &quot;.A1:$&quot; &amp; [.D25] &amp; &quot;.B64&quot;); 2; 0)" office:value-type="float" office:value="0.625" calcext:value-type="float">
            <text:p>0.625</text:p>
          </table:table-cell>
          <table:table-cell table:style-name="ce13" table:formula="of:=VLOOKUP(&quot;CROSS_SECTION_AREA&quot;; INDIRECT(&quot;$&quot; &amp; [.D25] &amp; &quot;.A1:$&quot; &amp; [.D25] &amp; &quot;.B64&quot;); 2; 0)" office:value-type="float" office:value="1.22718463030851" calcext:value-type="float">
            <text:p>1.2271846303</text:p>
          </table:table-cell>
          <table:table-cell table:style-name="ce12" office:value-type="float" office:value="1.996" calcext:value-type="float">
            <text:p>1.996</text:p>
          </table:table-cell>
          <table:table-cell table:style-name="ce12" table:formula="of:=1000 * [.F25] * [.G25]" office:value-type="float" office:value="2449.46052209579" calcext:value-type="float">
            <text:p>2449.4605220958</text:p>
          </table:table-cell>
          <table:table-cell table:style-name="ce12" office:value-type="float" office:value="150" calcext:value-type="float">
            <text:p>150</text:p>
          </table:table-cell>
          <table:table-cell table:style-name="ce12" office:value-type="float" office:value="200" calcext:value-type="float">
            <text:p>200</text:p>
          </table:table-cell>
          <table:table-cell table:style-name="ce12" office:value-type="float" office:value="1" calcext:value-type="float">
            <text:p>1</text:p>
          </table:table-cell>
          <table:table-cell table:style-name="ce12" table:formula="of:=([.J25] / [.K25]) / [.H25]" office:value-type="float" office:value="0.081650632127305" calcext:value-type="float">
            <text:p>0.0816506321</text:p>
          </table:table-cell>
          <table:table-cell table:style-name="ce12" table:formula="of:=[.J25] / ([.I25] + [.J25])" office:value-type="float" office:value="0.571428571428571" calcext:value-type="float">
            <text:p>0.571428571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25] / [.Z25]) - [.AE25]" office:value-type="float" office:value="403.440556580483" calcext:value-type="float">
            <text:p>403.4405565805</text:p>
          </table:table-cell>
          <table:table-cell table:style-name="ce21" office:value-type="float" office:value="0.35" calcext:value-type="float">
            <text:p>0.35</text:p>
          </table:table-cell>
          <table:table-cell table:style-name="ce21" office:value-type="float" office:value="0.68" calcext:value-type="float">
            <text:p>0.68</text:p>
          </table:table-cell>
          <table:table-cell table:style-name="ce21" table:number-columns-repeated="4"/>
          <table:table-cell table:style-name="ce22" table:formula="of:=[.K25] * [.H25] * [.Y25]" office:value-type="float" office:value="857.311182733527" calcext:value-type="float">
            <text:p>857.3111827335</text:p>
          </table:table-cell>
          <table:table-cell table:style-name="ce22" table:formula="of:= &quot;LF=&quot; &amp; [.AE25]" office:value-type="string" office:string-value="LF=857.311182733527" calcext:value-type="string">
            <text:p>LF=857.311182733527</text:p>
          </table:table-cell>
          <table:table-cell table:style-name="ce22" table:formula="of:= ([.AA25] / 9.80665) / [.X25]" office:value-type="float" office:value="0" calcext:value-type="float">
            <text:p>0</text:p>
          </table:table-cell>
          <table:table-cell table:style-name="ce22" office:value-type="float" office:value="1" calcext:value-type="float">
            <text:p>1</text:p>
          </table:table-cell>
          <table:table-cell table:style-name="ce22" table:formula="of:=(0.01 * [.AH25] * 0.66 * [.AB25]) * [.AG25]" office:value-type="float" office:value="0" calcext:value-type="float">
            <text:p>0</text:p>
          </table:table-cell>
          <table:table-cell table:style-name="ce24" table:formula="of:=400 + CEILING(([.X25] + [.X25] * 0.48); 10)" office:value-type="float" office:value="1000" calcext:value-type="float">
            <text:p>1000</text:p>
          </table:table-cell>
          <table:table-cell table:style-name="ce28" table:formula="of:= &quot;Volume Fraction: &quot; &amp; [.Y25] &amp; &quot;; Mass Fraction: &quot; &amp; [.Z25]" office:value-type="string" office:string-value="Volume Fraction: 0.35; Mass Fraction: 0.68" calcext:value-type="string">
            <text:p>Volume Fraction: 0.35; Mass Fraction: 0.68</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2Cockpit</text:p>
          </table:table-cell>
          <table:table-cell table:style-name="ce9" office:value-type="string" calcext:value-type="string">
            <text:p>Mk1 Inline Cockpit</text:p>
          </table:table-cell>
          <table:table-cell table:style-name="ce12" office:value-type="string" calcext:value-type="string">
            <text:p>1250mm</text:p>
          </table:table-cell>
          <table:table-cell table:style-name="ce13" table:formula="of:=VLOOKUP(&quot;RADIUS&quot;; INDIRECT(&quot;$&quot; &amp; [.D26] &amp; &quot;.A1:$&quot; &amp; [.D26] &amp; &quot;.B64&quot;); 2; 0)" office:value-type="float" office:value="0.625" calcext:value-type="float">
            <text:p>0.625</text:p>
          </table:table-cell>
          <table:table-cell table:style-name="ce13" table:formula="of:=VLOOKUP(&quot;CROSS_SECTION_AREA&quot;; INDIRECT(&quot;$&quot; &amp; [.D26] &amp; &quot;.A1:$&quot; &amp; [.D26] &amp; &quot;.B64&quot;); 2; 0)" office:value-type="float" office:value="1.22718463030851" calcext:value-type="float">
            <text:p>1.2271846303</text:p>
          </table:table-cell>
          <table:table-cell table:style-name="ce12"/>
          <table:table-cell table:style-name="ce12" table:formula="of:=1000 * [.F26] * [.G26]" office:value-type="float" office:value="0" calcext:value-type="float">
            <text:p>0</text:p>
          </table:table-cell>
          <table:table-cell table:style-name="ce12" office:value-type="float" office:value="1000" calcext:value-type="float">
            <text:p>1000</text:p>
          </table:table-cell>
          <table:table-cell table:style-name="ce12"/>
          <table:table-cell table:style-name="ce12" office:value-type="float" office:value="1" calcext:value-type="float">
            <text:p>1</text:p>
          </table:table-cell>
          <table:table-cell table:style-name="ce12" table:formula="of:=([.J26] / [.K26]) / [.H26]" office:value-type="string" office:string-value="" calcext:value-type="error">
            <text:p>#DIV/0!</text:p>
          </table:table-cell>
          <table:table-cell table:style-name="ce12" table:formula="of:=[.J26] / ([.I26] + [.J26])"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85" calcext:value-type="float">
            <text:p>485</text:p>
          </table:table-cell>
          <table:table-cell table:style-name="ce21" table:number-columns-repeated="6"/>
          <table:table-cell table:style-name="ce22" table:formula="of:=[.K26] * [.H26] * [.Y26]" office:value-type="float" office:value="0" calcext:value-type="float">
            <text:p>0</text:p>
          </table:table-cell>
          <table:table-cell table:style-name="ce14" office:value-type="string" calcext:value-type="string">
            <text:p>MP=-1</text:p>
          </table:table-cell>
          <table:table-cell table:style-name="ce22" table:formula="of:= ([.AA26] / 9.80665) / [.X26]" office:value-type="float" office:value="0" calcext:value-type="float">
            <text:p>0</text:p>
          </table:table-cell>
          <table:table-cell table:style-name="ce22" office:value-type="float" office:value="1" calcext:value-type="float">
            <text:p>1</text:p>
          </table:table-cell>
          <table:table-cell table:style-name="ce22" table:formula="of:=(0.01 * [.AH26] * 0.66 * [.AB26]) * [.AG26]" office:value-type="float" office:value="0" calcext:value-type="float">
            <text:p>0</text:p>
          </table:table-cell>
          <table:table-cell table:style-name="ce24" office:value-type="float" office:value="1100" calcext:value-type="float">
            <text:p>1100</text:p>
          </table:table-cell>
          <table:table-cell table:style-name="ce28"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1Cockpit</text:p>
          </table:table-cell>
          <table:table-cell table:style-name="ce9" office:value-type="string" calcext:value-type="string">
            <text:p>Mk1 Cockpit</text:p>
          </table:table-cell>
          <table:table-cell table:style-name="ce12" office:value-type="string" calcext:value-type="string">
            <text:p>1250mm</text:p>
          </table:table-cell>
          <table:table-cell table:style-name="ce13" table:formula="of:=VLOOKUP(&quot;RADIUS&quot;; INDIRECT(&quot;$&quot; &amp; [.D27] &amp; &quot;.A1:$&quot; &amp; [.D27] &amp; &quot;.B64&quot;); 2; 0)" office:value-type="float" office:value="0.625" calcext:value-type="float">
            <text:p>0.625</text:p>
          </table:table-cell>
          <table:table-cell table:style-name="ce13" table:formula="of:=VLOOKUP(&quot;CROSS_SECTION_AREA&quot;; INDIRECT(&quot;$&quot; &amp; [.D27] &amp; &quot;.A1:$&quot; &amp; [.D27] &amp; &quot;.B64&quot;); 2; 0)" office:value-type="float" office:value="1.22718463030851" calcext:value-type="float">
            <text:p>1.2271846303</text:p>
          </table:table-cell>
          <table:table-cell table:style-name="ce12"/>
          <table:table-cell table:style-name="ce12" table:formula="of:=1000 * [.F27] * [.G27]" office:value-type="float" office:value="0" calcext:value-type="float">
            <text:p>0</text:p>
          </table:table-cell>
          <table:table-cell table:style-name="ce12" office:value-type="float" office:value="1250" calcext:value-type="float">
            <text:p>1250</text:p>
          </table:table-cell>
          <table:table-cell table:style-name="ce12"/>
          <table:table-cell table:style-name="ce12" office:value-type="float" office:value="1" calcext:value-type="float">
            <text:p>1</text:p>
          </table:table-cell>
          <table:table-cell table:style-name="ce12" table:formula="of:=([.J27] / [.K27]) / [.H27]" office:value-type="string" office:string-value="" calcext:value-type="error">
            <text:p>#DIV/0!</text:p>
          </table:table-cell>
          <table:table-cell table:style-name="ce12" table:formula="of:=[.J27] / ([.I27] + [.J27])"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542" calcext:value-type="float">
            <text:p>542</text:p>
          </table:table-cell>
          <table:table-cell table:style-name="ce21" table:number-columns-repeated="6"/>
          <table:table-cell table:style-name="ce22" table:formula="of:=[.K27] * [.H27] * [.Y27]" office:value-type="float" office:value="0" calcext:value-type="float">
            <text:p>0</text:p>
          </table:table-cell>
          <table:table-cell table:style-name="ce14" office:value-type="string" calcext:value-type="string">
            <text:p>MP=-1</text:p>
          </table:table-cell>
          <table:table-cell table:style-name="ce22" table:formula="of:= ([.AA27] / 9.80665) / [.X27]" office:value-type="float" office:value="0" calcext:value-type="float">
            <text:p>0</text:p>
          </table:table-cell>
          <table:table-cell table:style-name="ce22" office:value-type="float" office:value="1" calcext:value-type="float">
            <text:p>1</text:p>
          </table:table-cell>
          <table:table-cell table:style-name="ce22" table:formula="of:=(0.01 * [.AH27] * 0.66 * [.AB27]) * [.AG27]"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Large</text:p>
          </table:table-cell>
          <table:table-cell table:style-name="ce9" office:value-type="string" calcext:value-type="string">
            <text:p>PB-X750 Xenon Container</text:p>
          </table:table-cell>
          <table:table-cell table:style-name="ce12" office:value-type="string" calcext:value-type="string">
            <text:p>1250mm</text:p>
          </table:table-cell>
          <table:table-cell table:style-name="ce13" table:formula="of:=VLOOKUP(&quot;RADIUS&quot;; INDIRECT(&quot;$&quot; &amp; [.D28] &amp; &quot;.A1:$&quot; &amp; [.D28] &amp; &quot;.B64&quot;); 2; 0)" office:value-type="float" office:value="0.625" calcext:value-type="float">
            <text:p>0.625</text:p>
          </table:table-cell>
          <table:table-cell table:style-name="ce13" table:formula="of:=VLOOKUP(&quot;CROSS_SECTION_AREA&quot;; INDIRECT(&quot;$&quot; &amp; [.D28] &amp; &quot;.A1:$&quot; &amp; [.D28] &amp; &quot;.B64&quot;); 2; 0)" office:value-type="float" office:value="1.22718463030851" calcext:value-type="float">
            <text:p>1.2271846303</text:p>
          </table:table-cell>
          <table:table-cell table:style-name="ce12" office:value-type="float" office:value="0.703" calcext:value-type="float">
            <text:p>0.703</text:p>
          </table:table-cell>
          <table:table-cell table:style-name="ce12" table:formula="of:=1000 * [.F28] * [.G28]" office:value-type="float" office:value="862.710795106885" calcext:value-type="float">
            <text:p>862.7107951069</text:p>
          </table:table-cell>
          <table:table-cell table:style-name="ce12" office:value-type="float" office:value="412.5" calcext:value-type="float">
            <text:p>412.5</text:p>
          </table:table-cell>
          <table:table-cell table:style-name="ce12" office:value-type="float" office:value="525" calcext:value-type="float">
            <text:p>525</text:p>
          </table:table-cell>
          <table:table-cell table:style-name="ce12" office:value-type="float" office:value="1" calcext:value-type="float">
            <text:p>1</text:p>
          </table:table-cell>
          <table:table-cell table:style-name="ce12" table:formula="of:=([.J28] / [.K28]) / [.H28]" office:value-type="float" office:value="0.608546923230462" calcext:value-type="float">
            <text:p>0.6085469232</text:p>
          </table:table-cell>
          <table:table-cell table:style-name="ce12" table:formula="of:=[.J28] / ([.I28] + [.J28])" office:value-type="float" office:value="0.56" calcext:value-type="float">
            <text:p>0.56</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28] / [.Z28]) - [.AE28]" office:value-type="float" office:value="123.588337159498" calcext:value-type="float">
            <text:p>123.5883371595</text:p>
          </table:table-cell>
          <table:table-cell table:style-name="ce21" office:value-type="float" office:value="0.88" calcext:value-type="float">
            <text:p>0.88</text:p>
          </table:table-cell>
          <table:table-cell table:style-name="ce21" office:value-type="float" office:value="0.86" calcext:value-type="float">
            <text:p>0.86</text:p>
          </table:table-cell>
          <table:table-cell table:style-name="ce21" table:number-columns-repeated="4"/>
          <table:table-cell table:style-name="ce22" table:formula="of:=[.K28] * [.H28] * [.Y28]" office:value-type="float" office:value="759.185499694059" calcext:value-type="float">
            <text:p>759.1854996941</text:p>
          </table:table-cell>
          <table:table-cell table:style-name="ce22" table:formula="of:= (&quot;X=&quot; &amp; [.AE28])" office:value-type="string" office:string-value="X=759.185499694059" calcext:value-type="string">
            <text:p>X=759.185499694059</text:p>
          </table:table-cell>
          <table:table-cell table:style-name="ce22" table:formula="of:= ([.AA28] / 9.80665) / [.X28]" office:value-type="float" office:value="0" calcext:value-type="float">
            <text:p>0</text:p>
          </table:table-cell>
          <table:table-cell table:style-name="ce22" office:value-type="float" office:value="1" calcext:value-type="float">
            <text:p>1</text:p>
          </table:table-cell>
          <table:table-cell table:style-name="ce22" table:formula="of:=(0.01 * [.AH28] * 0.66 * [.AB28]) * [.AG28]" office:value-type="float" office:value="0" calcext:value-type="float">
            <text:p>0</text:p>
          </table:table-cell>
          <table:table-cell table:style-name="ce24" table:formula="of:=CEILING(([.X28] + [.X28] * 10); 10)" office:value-type="float" office:value="1360" calcext:value-type="float">
            <text:p>1360</text:p>
          </table:table-cell>
          <table:table-cell table:style-name="ce28" table:formula="of:= &quot;Volume Fraction: &quot; &amp; [.Y28] &amp; &quot;; Mass Fraction: &quot; &amp; [.Z28]" office:value-type="string" office:string-value="Volume Fraction: 0.88; Mass Fraction: 0.86" calcext:value-type="string">
            <text:p>Volume Fraction: 0.88; Mass Fraction: 0.86</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toroidalAerospike</text:p>
          </table:table-cell>
          <table:table-cell table:style-name="ce9" office:value-type="string" calcext:value-type="string">
            <text:p>T-1 Toroidal "Aerospike" Liquid Fuel Engine</text:p>
          </table:table-cell>
          <table:table-cell table:style-name="ce12" office:value-type="string" calcext:value-type="string">
            <text:p>1250mm</text:p>
          </table:table-cell>
          <table:table-cell table:style-name="ce13" table:formula="of:=VLOOKUP(&quot;RADIUS&quot;; INDIRECT(&quot;$&quot; &amp; [.D29] &amp; &quot;.A1:$&quot; &amp; [.D29] &amp; &quot;.B64&quot;); 2; 0)" office:value-type="float" office:value="0.625" calcext:value-type="float">
            <text:p>0.625</text:p>
          </table:table-cell>
          <table:table-cell table:style-name="ce13" table:formula="of:=VLOOKUP(&quot;CROSS_SECTION_AREA&quot;; INDIRECT(&quot;$&quot; &amp; [.D29] &amp; &quot;.A1:$&quot; &amp; [.D29] &amp; &quot;.B64&quot;); 2; 0)" office:value-type="float" office:value="1.22718463030851" calcext:value-type="float">
            <text:p>1.2271846303</text:p>
          </table:table-cell>
          <table:table-cell table:style-name="ce12"/>
          <table:table-cell table:style-name="ce12" table:formula="of:=1000 * [.F29] * [.G29]" office:value-type="float" office:value="0" calcext:value-type="float">
            <text:p>0</text:p>
          </table:table-cell>
          <table:table-cell table:style-name="ce12" office:value-type="float" office:value="1000" calcext:value-type="float">
            <text:p>1000</text:p>
          </table:table-cell>
          <table:table-cell table:style-name="ce12"/>
          <table:table-cell table:style-name="ce12" office:value-type="float" office:value="1" calcext:value-type="float">
            <text:p>1</text:p>
          </table:table-cell>
          <table:table-cell table:style-name="ce12" table:formula="of:=([.J29] / [.K29]) / [.H29]" office:value-type="string" office:string-value="" calcext:value-type="error">
            <text:p>#DIV/0!</text:p>
          </table:table-cell>
          <table:table-cell table:style-name="ce12" table:formula="of:=[.J29] / ([.I29] + [.J2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0" calcext:value-type="float">
            <text:p>180000</text:p>
          </table:table-cell>
          <table:table-cell table:style-name="ce12" office:value-type="float" office:value="340" calcext:value-type="float">
            <text:p>340</text:p>
          </table:table-cell>
          <table:table-cell table:style-name="ce12" office:value-type="float" office:value="290" calcext:value-type="float">
            <text:p>290</text:p>
          </table:table-cell>
          <table:table-cell table:style-name="ce12" office:value-type="string" calcext:value-type="string">
            <text:p>LF+O</text:p>
          </table:table-cell>
          <table:table-cell table:style-name="ce18" office:value-type="string" calcext:value-type="string">
            <text:p>Theoretical aerospike, 1.25m</text:p>
          </table:table-cell>
          <table:table-cell table:style-name="ce21" office:value-type="float" office:value="1.25" calcext:value-type="float">
            <text:p>1.25</text:p>
          </table:table-cell>
          <table:table-cell table:style-name="ce21" table:number-columns-repeated="2"/>
          <table:table-cell table:style-name="ce21" office:value-type="float" office:value="611" calcext:value-type="float">
            <text:p>611</text:p>
          </table:table-cell>
          <table:table-cell table:style-name="ce21" table:number-columns-repeated="2"/>
          <table:table-cell table:style-name="ce21" office:value-type="float" office:value="206300" calcext:value-type="float">
            <text:p>206300</text:p>
          </table:table-cell>
          <table:table-cell table:style-name="ce21" office:value-type="float" office:value="434" calcext:value-type="float">
            <text:p>434</text:p>
          </table:table-cell>
          <table:table-cell table:style-name="ce21" office:value-type="float" office:value="344" calcext:value-type="float">
            <text:p>344</text:p>
          </table:table-cell>
          <table:table-cell table:style-name="ce21" office:value-type="string" calcext:value-type="string">
            <text:p>LH2+LOX</text:p>
          </table:table-cell>
          <table:table-cell table:style-name="ce22" table:formula="of:=[.K29] * [.H29] * [.Y29]" office:value-type="float" office:value="0" calcext:value-type="float">
            <text:p>0</text:p>
          </table:table-cell>
          <table:table-cell table:style-name="ce21"/>
          <table:table-cell table:style-name="ce22" table:formula="of:= ([.AA29] / 9.80665) / [.X29]" office:value-type="float" office:value="34.4300253252613" calcext:value-type="float">
            <text:p>34.4300253253</text:p>
          </table:table-cell>
          <table:table-cell table:style-name="ce22" office:value-type="float" office:value="1.4" calcext:value-type="float">
            <text:p>1.4</text:p>
          </table:table-cell>
          <table:table-cell table:style-name="ce22" table:formula="of:=(0.01 * [.AH29] * 0.66 * [.AB29]) * [.AG29]" office:value-type="float" office:value="138.06991035835" calcext:value-type="float">
            <text:p>138.0699103584</text:p>
          </table:table-cell>
          <table:table-cell table:style-name="ce24" office:value-type="float" office:value="2800" calcext:value-type="float">
            <text:p>2800</text:p>
          </table:table-cell>
          <table:table-cell table:style-name="ce35"/>
          <table:table-cell table:style-name="ce39" office:value-type="string" calcext:value-type="string">
            <text:p>Ballpark prediction of downscaled SSME-based aerospik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PIER:FX:ClosedCycle</text:p>
          </table:table-cell>
          <table:table-cell table:style-name="ce9" office:value-type="string" calcext:value-type="string">
            <text:p>CR-7 R.A.P.I.E.R. Engine (Closed Cycle mode)</text:p>
          </table:table-cell>
          <table:table-cell table:style-name="ce12" office:value-type="string" calcext:value-type="string">
            <text:p>1250mm</text:p>
          </table:table-cell>
          <table:table-cell table:style-name="ce13" table:formula="of:=VLOOKUP(&quot;RADIUS&quot;; INDIRECT(&quot;$&quot; &amp; [.D30] &amp; &quot;.A1:$&quot; &amp; [.D30] &amp; &quot;.B64&quot;); 2; 0)" office:value-type="float" office:value="0.625" calcext:value-type="float">
            <text:p>0.625</text:p>
          </table:table-cell>
          <table:table-cell table:style-name="ce13" table:formula="of:=VLOOKUP(&quot;CROSS_SECTION_AREA&quot;; INDIRECT(&quot;$&quot; &amp; [.D30] &amp; &quot;.A1:$&quot; &amp; [.D30] &amp; &quot;.B64&quot;); 2; 0)" office:value-type="float" office:value="1.22718463030851" calcext:value-type="float">
            <text:p>1.2271846303</text:p>
          </table:table-cell>
          <table:table-cell table:style-name="ce12"/>
          <table:table-cell table:style-name="ce12" table:formula="of:=1000 * [.F30] * [.G30]" office:value-type="float" office:value="0" calcext:value-type="float">
            <text:p>0</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30] / [.K30]) / [.H30]" office:value-type="string" office:string-value="" calcext:value-type="error">
            <text:p>#DIV/0!</text:p>
          </table:table-cell>
          <table:table-cell table:style-name="ce12" table:formula="of:=[.J30] / ([.I30] + [.J30])"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0" calcext:value-type="float">
            <text:p>180000</text:p>
          </table:table-cell>
          <table:table-cell table:style-name="ce12" office:value-type="float" office:value="305" calcext:value-type="float">
            <text:p>305</text:p>
          </table:table-cell>
          <table:table-cell table:style-name="ce12" office:value-type="float" office:value="275" calcext:value-type="float">
            <text:p>275</text:p>
          </table:table-cell>
          <table:table-cell table:style-name="ce12" office:value-type="string" calcext:value-type="string">
            <text:p>LF+O</text:p>
          </table:table-cell>
          <table:table-cell table:style-name="ce18" office:value-type="string" calcext:value-type="string">
            <text:p>Downscaled S.A.B.R.E.</text:p>
          </table:table-cell>
          <table:table-cell table:style-name="ce21" office:value-type="float" office:value="1.25" calcext:value-type="float">
            <text:p>1.25</text:p>
          </table:table-cell>
          <table:table-cell table:style-name="ce21" table:number-columns-repeated="2"/>
          <table:table-cell table:style-name="ce21" office:value-type="float" office:value="1013" calcext:value-type="float">
            <office:annotation draw:style-name="gr1" draw:text-style-name="P2" svg:width="2.899cm" svg:height="3.361cm" svg:x="79.835cm" svg:y="26.254cm" draw:caption-point-x="-0.61cm" draw:caption-point-y="5.555cm">
              <dc:date>2016-04-18T00:00:00</dc:date>
              <text:p text:style-name="P2"><text:span text:style-name="T1">Scaling down by the cube law would have yielded a ridiculously low mass. A fixed footprint has been added</text:span></text:p>
            </office:annotation>
            <text:p>1013</text:p>
          </table:table-cell>
          <table:table-cell table:style-name="ce21" table:number-columns-repeated="2"/>
          <table:table-cell table:style-name="ce21" office:value-type="float" office:value="287109" calcext:value-type="float">
            <text:p>287109</text:p>
          </table:table-cell>
          <table:table-cell table:style-name="ce21" office:value-type="float" office:value="460" calcext:value-type="float">
            <text:p>460</text:p>
          </table:table-cell>
          <table:table-cell table:style-name="ce21" office:value-type="float" office:value="293" calcext:value-type="float">
            <text:p>293</text:p>
          </table:table-cell>
          <table:table-cell table:style-name="ce21" office:value-type="string" calcext:value-type="string">
            <text:p>LH2+LOX</text:p>
          </table:table-cell>
          <table:table-cell table:style-name="ce22" table:formula="of:=[.K30] * [.H30] * [.Y30]" office:value-type="float" office:value="0" calcext:value-type="float">
            <text:p>0</text:p>
          </table:table-cell>
          <table:table-cell table:style-name="ce21"/>
          <table:table-cell table:style-name="ce22" table:formula="of:= ([.AA30] / 9.80665) / [.X30]" office:value-type="float" office:value="28.9012539182507" calcext:value-type="float">
            <text:p>28.9012539183</text:p>
          </table:table-cell>
          <table:table-cell table:style-name="ce22" office:value-type="float" office:value="1.6" calcext:value-type="float">
            <text:p>1.6</text:p>
          </table:table-cell>
          <table:table-cell table:style-name="ce16" office:value-type="float" office:value="80" calcext:value-type="float">
            <text:p>80</text:p>
          </table:table-cell>
          <table:table-cell table:style-name="ce24" office:value-type="float" office:value="31000" calcext:value-type="float">
            <text:p>31000</text:p>
          </table:table-cell>
          <table:table-cell table:style-name="ce28" office:value-type="string" calcext:value-type="string">
            <text:p>Downscaled from real life S.A.B.R.E. engine.</text:p>
          </table:table-cell>
          <table:table-cell table:style-name="ce39" office:value-type="string" calcext:value-type="string">
            <text:p>Downscaled from real life S.A.B.R.E (Closed Cycle mode):</text:p>
            <text:p>RL: 4m, 14276Kg, 2940000N, 460Isp-V, 290Isp-ASL (TWR: 18.57)</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RAPIER:FX:AirBreathing</text:p>
          </table:table-cell>
          <table:table-cell table:style-name="ce9" office:value-type="string" calcext:value-type="string">
            <text:p>CR-7 R.A.P.I.E.R. Engine (Air Breathing Mode)</text:p>
          </table:table-cell>
          <table:table-cell table:style-name="ce12" office:value-type="string" calcext:value-type="string">
            <text:p>1250mm</text:p>
          </table:table-cell>
          <table:table-cell table:style-name="ce13" table:formula="of:=VLOOKUP(&quot;RADIUS&quot;; INDIRECT(&quot;$&quot; &amp; [.D31] &amp; &quot;.A1:$&quot; &amp; [.D31] &amp; &quot;.B64&quot;); 2; 0)" office:value-type="float" office:value="0.625" calcext:value-type="float">
            <text:p>0.625</text:p>
          </table:table-cell>
          <table:table-cell table:style-name="ce13" table:formula="of:=VLOOKUP(&quot;CROSS_SECTION_AREA&quot;; INDIRECT(&quot;$&quot; &amp; [.D31] &amp; &quot;.A1:$&quot; &amp; [.D31] &amp; &quot;.B64&quot;); 2; 0)" office:value-type="float" office:value="1.22718463030851" calcext:value-type="float">
            <text:p>1.2271846303</text:p>
          </table:table-cell>
          <table:table-cell table:style-name="ce12"/>
          <table:table-cell table:style-name="ce12" table:formula="of:=1000 * [.F31] * [.G31]" office:value-type="float" office:value="0" calcext:value-type="float">
            <text:p>0</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31] / [.K31]) / [.H31]" office:value-type="string" office:string-value="" calcext:value-type="error">
            <text:p>#DIV/0!</text:p>
          </table:table-cell>
          <table:table-cell table:style-name="ce12" table:formula="of:=[.J31] / ([.I31] + [.J31])"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05000" calcext:value-type="float">
            <text:p>105000</text:p>
          </table:table-cell>
          <table:table-cell table:style-name="ce12" office:value-type="float" office:value="0" calcext:value-type="float">
            <text:p>0</text:p>
          </table:table-cell>
          <table:table-cell table:style-name="ce12" office:value-type="float" office:value="3200" calcext:value-type="float">
            <text:p>3200</text:p>
          </table:table-cell>
          <table:table-cell table:style-name="ce12" office:value-type="string" calcext:value-type="string">
            <text:p>LF</text:p>
          </table:table-cell>
          <table:table-cell table:style-name="ce18" office:value-type="string" calcext:value-type="string">
            <text:p>Downscaled S.A.B.R.E.</text:p>
          </table:table-cell>
          <table:table-cell table:style-name="ce21" office:value-type="float" office:value="1.25" calcext:value-type="float">
            <text:p>1.25</text:p>
          </table:table-cell>
          <table:table-cell table:style-name="ce21" table:number-columns-repeated="2"/>
          <table:table-cell table:style-name="ce21" office:value-type="float" office:value="1013" calcext:value-type="float">
            <office:annotation draw:style-name="gr1" draw:text-style-name="P2" svg:width="2.899cm" svg:height="3.361cm" svg:x="79.835cm" svg:y="27.095cm" draw:caption-point-x="-0.61cm" draw:caption-point-y="5.555cm">
              <dc:date>2016-04-18T00:00:00</dc:date>
              <text:p text:style-name="P2"><text:span text:style-name="T1">Scaling down by the cube law would have yielded a ridiculously low mass. A fixed footprint has been added</text:span></text:p>
            </office:annotation>
            <text:p>1013</text:p>
          </table:table-cell>
          <table:table-cell table:style-name="ce21" table:number-columns-repeated="2"/>
          <table:table-cell table:style-name="ce21" office:value-type="float" office:value="191406" calcext:value-type="float">
            <text:p>191406</text:p>
          </table:table-cell>
          <table:table-cell table:number-columns-repeated="2" table:style-name="ce21" office:value-type="float" office:value="3600" calcext:value-type="float">
            <text:p>3600</text:p>
          </table:table-cell>
          <table:table-cell table:style-name="ce21" office:value-type="string" calcext:value-type="string">
            <text:p>LH2</text:p>
          </table:table-cell>
          <table:table-cell table:style-name="ce22" table:formula="of:=[.K31] * [.H31] * [.Y31]" office:value-type="float" office:value="0" calcext:value-type="float">
            <text:p>0</text:p>
          </table:table-cell>
          <table:table-cell table:style-name="ce21"/>
          <table:table-cell table:style-name="ce22" table:formula="of:= ([.AA31] / 9.80665) / [.X31]" office:value-type="float" office:value="19.2675026121672" calcext:value-type="float">
            <text:p>19.2675026122</text:p>
          </table:table-cell>
          <table:table-cell table:style-name="ce22" office:value-type="float" office:value="1.6" calcext:value-type="float">
            <text:p>1.6</text:p>
          </table:table-cell>
          <table:table-cell table:style-name="ce16" office:value-type="float" office:value="80" calcext:value-type="float">
            <text:p>80</text:p>
          </table:table-cell>
          <table:table-cell table:style-name="ce24" office:value-type="float" office:value="31000" calcext:value-type="float">
            <text:p>31000</text:p>
          </table:table-cell>
          <table:table-cell table:style-name="ce28" office:value-type="string" calcext:value-type="string">
            <text:p>Downscaled from real life S.A.B.R.E. engine.</text:p>
          </table:table-cell>
          <table:table-cell table:style-name="ce39" office:value-type="string" calcext:value-type="string">
            <text:p>Downscaled from real life S.A.B.R.E (Closed Cycle mode):</text:p>
            <text:p>RL: 4m, 14276Kg, 1960000N, 3600Isp-ASL (TWR: 14)</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uclearEngine</text:p>
          </table:table-cell>
          <table:table-cell table:style-name="ce9" office:value-type="string" calcext:value-type="string">
            <text:p>LV-N "Nerv" Atomic Rocket Motor</text:p>
          </table:table-cell>
          <table:table-cell table:style-name="ce12" office:value-type="string" calcext:value-type="string">
            <text:p>1250mm</text:p>
          </table:table-cell>
          <table:table-cell table:style-name="ce13" table:formula="of:=VLOOKUP(&quot;RADIUS&quot;; INDIRECT(&quot;$&quot; &amp; [.D32] &amp; &quot;.A1:$&quot; &amp; [.D32] &amp; &quot;.B64&quot;); 2; 0)" office:value-type="float" office:value="0.625" calcext:value-type="float">
            <text:p>0.625</text:p>
          </table:table-cell>
          <table:table-cell table:style-name="ce13" table:formula="of:=VLOOKUP(&quot;CROSS_SECTION_AREA&quot;; INDIRECT(&quot;$&quot; &amp; [.D32] &amp; &quot;.A1:$&quot; &amp; [.D32] &amp; &quot;.B64&quot;); 2; 0)" office:value-type="float" office:value="1.22718463030851" calcext:value-type="float">
            <text:p>1.2271846303</text:p>
          </table:table-cell>
          <table:table-cell table:style-name="ce12"/>
          <table:table-cell table:style-name="ce12" table:formula="of:=1000 * [.F32] * [.G32]" office:value-type="float" office:value="0" calcext:value-type="float">
            <text:p>0</text:p>
          </table:table-cell>
          <table:table-cell table:style-name="ce12" office:value-type="float" office:value="3000" calcext:value-type="float">
            <text:p>3000</text:p>
          </table:table-cell>
          <table:table-cell table:style-name="ce12"/>
          <table:table-cell table:style-name="ce12" office:value-type="float" office:value="1" calcext:value-type="float">
            <text:p>1</text:p>
          </table:table-cell>
          <table:table-cell table:style-name="ce12" table:formula="of:=([.J32] / [.K32]) / [.H32]" office:value-type="string" office:string-value="" calcext:value-type="error">
            <text:p>#DIV/0!</text:p>
          </table:table-cell>
          <table:table-cell table:style-name="ce12" table:formula="of:=[.J32] / ([.I32] + [.J3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0000" calcext:value-type="float">
            <text:p>60000</text:p>
          </table:table-cell>
          <table:table-cell table:style-name="ce12" office:value-type="float" office:value="800" calcext:value-type="float">
            <text:p>800</text:p>
          </table:table-cell>
          <table:table-cell table:style-name="ce12" office:value-type="float" office:value="185" calcext:value-type="float">
            <text:p>185</text:p>
          </table:table-cell>
          <table:table-cell table:style-name="ce12" office:value-type="string" calcext:value-type="string">
            <text:p>LF</text:p>
          </table:table-cell>
          <table:table-cell table:style-name="ce18" office:value-type="string" calcext:value-type="string">
            <text:p>Downscaled N.E.R.V.A. Engine</text:p>
          </table:table-cell>
          <table:table-cell table:style-name="ce21" office:value-type="float" office:value="10.55" calcext:value-type="float">
            <text:p>10.55</text:p>
          </table:table-cell>
          <table:table-cell table:style-name="ce21" table:number-columns-repeated="2"/>
          <table:table-cell table:style-name="ce21" office:value-type="float" office:value="955" calcext:value-type="float">
            <text:p>955</text:p>
          </table:table-cell>
          <table:table-cell table:style-name="ce21" table:number-columns-repeated="2"/>
          <table:table-cell table:style-name="ce21" table:formula="of:= ROUND(9.80665 * 4.2 * [.X32]; 0)" office:value-type="float" office:value="39334" calcext:value-type="float">
            <text:p>39334</text:p>
          </table:table-cell>
          <table:table-cell table:style-name="ce21" office:value-type="float" office:value="850" calcext:value-type="float">
            <text:p>850</text:p>
          </table:table-cell>
          <table:table-cell table:style-name="ce21" office:value-type="float" office:value="380" calcext:value-type="float">
            <text:p>380</text:p>
          </table:table-cell>
          <table:table-cell table:style-name="ce21" office:value-type="string" calcext:value-type="string">
            <text:p>LH2</text:p>
          </table:table-cell>
          <table:table-cell table:style-name="ce22" table:formula="of:=[.K32] * [.H32] * [.Y32]" office:value-type="float" office:value="0" calcext:value-type="float">
            <text:p>0</text:p>
          </table:table-cell>
          <table:table-cell table:style-name="ce21"/>
          <table:table-cell table:style-name="ce22" table:formula="of:= ([.AA32] / 9.80665) / [.X32]" office:value-type="float" office:value="4.19994947866742" calcext:value-type="float">
            <text:p>4.1999494787</text:p>
          </table:table-cell>
          <table:table-cell table:style-name="ce22" office:value-type="float" office:value="5" calcext:value-type="float">
            <text:p>5</text:p>
          </table:table-cell>
          <table:table-cell table:style-name="ce22" table:formula="of:=(0.01 * [.AH32] * 0.66 * [.AB32]) * [.AG32]" office:value-type="float" office:value="117.808582876621" calcext:value-type="float">
            <text:p>117.8085828766</text:p>
          </table:table-cell>
          <table:table-cell table:style-name="ce24" office:value-type="float" office:value="26300" calcext:value-type="float">
            <text:p>26300</text:p>
          </table:table-cell>
          <table:table-cell table:style-name="ce35"/>
          <table:table-cell table:style-name="ce38" office:value-type="string" calcext:value-type="string">
            <text:p><text:span text:style-name="T3">Downscaled from real life N.E.R.V.A. but roughly kept mass and set to TWR to ~2x stock:</text:span></text:p>
            <text:p><text:span text:style-name="T3">RL: 10.55m, 34019Kg, 336600N, 850Isp-V, 380Isp-ASL (TWR: 1.0)</text:span></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noseConeAdapter</text:p>
          </table:table-cell>
          <table:table-cell table:style-name="ce9" office:value-type="string" calcext:value-type="string">
            <text:p>NCS Adapter</text:p>
          </table:table-cell>
          <table:table-cell table:style-name="ce12" office:value-type="string" calcext:value-type="string">
            <text:p>1250mm&lt;-&gt;625mm</text:p>
          </table:table-cell>
          <table:table-cell table:style-name="ce13" table:formula="of:=VLOOKUP(&quot;RADIUS&quot;; INDIRECT(&quot;$&quot; &amp; [.D33] &amp; &quot;.A1:$&quot; &amp; [.D33] &amp; &quot;.B64&quot;); 2; 0)" office:value-type="string" office:string-value="" calcext:value-type="error">
            <text:p>#REF!</text:p>
          </table:table-cell>
          <table:table-cell table:style-name="ce16" office:value-type="float" office:value="0.7747" calcext:value-type="float">
            <text:p>0.7747</text:p>
          </table:table-cell>
          <table:table-cell table:style-name="ce12" office:value-type="float" office:value="1.935" calcext:value-type="float">
            <text:p>1.935</text:p>
          </table:table-cell>
          <table:table-cell table:style-name="ce12" table:formula="of:=1000 * [.F33] * [.G33]" office:value-type="float" office:value="1499.0445" calcext:value-type="float">
            <text:p>1499.0445</text:p>
          </table:table-cell>
          <table:table-cell table:style-name="ce12" office:value-type="float" office:value="100" calcext:value-type="float">
            <text:p>100</text:p>
          </table:table-cell>
          <table:table-cell table:style-name="ce12" office:value-type="float" office:value="400" calcext:value-type="float">
            <text:p>400</text:p>
          </table:table-cell>
          <table:table-cell table:style-name="ce12" office:value-type="float" office:value="1" calcext:value-type="float">
            <text:p>1</text:p>
          </table:table-cell>
          <table:table-cell table:style-name="ce12" table:formula="of:=([.J33] / [.K33]) / [.H33]" office:value-type="float" office:value="0.26683664160737" calcext:value-type="float">
            <text:p>0.2668366416</text:p>
          </table:table-cell>
          <table:table-cell table:style-name="ce12" table:formula="of:=[.J33] / ([.I33] + [.J33])" office:value-type="float" office:value="0.8" calcext:value-type="float">
            <text:p>0.8</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33] / [.Z33]) - [.AE33]" office:value-type="float" office:value="171.319371428571" calcext:value-type="float">
            <text:p>171.3193714286</text:p>
          </table:table-cell>
          <table:table-cell table:style-name="ce21" office:value-type="float" office:value="0.6" calcext:value-type="float">
            <text:p>0.6</text:p>
          </table:table-cell>
          <table:table-cell table:style-name="ce21" office:value-type="float" office:value="0.84" calcext:value-type="float">
            <text:p>0.84</text:p>
          </table:table-cell>
          <table:table-cell table:style-name="ce21" table:number-columns-repeated="4"/>
          <table:table-cell table:style-name="ce22" table:formula="of:=[.K33] * [.H33] * [.Y33]" office:value-type="float" office:value="899.4267" calcext:value-type="float">
            <text:p>899.4267</text:p>
          </table:table-cell>
          <table:table-cell table:style-name="ce22" table:formula="of:= &quot;LF=&quot; &amp; [.AE33]" office:value-type="string" office:string-value="LF=899.4267" calcext:value-type="string">
            <text:p>LF=899.4267</text:p>
          </table:table-cell>
          <table:table-cell table:style-name="ce22" table:formula="of:= ([.AA33] / 9.80665) / [.X33]" office:value-type="float" office:value="0" calcext:value-type="float">
            <text:p>0</text:p>
          </table:table-cell>
          <table:table-cell table:style-name="ce22" office:value-type="float" office:value="1" calcext:value-type="float">
            <text:p>1</text:p>
          </table:table-cell>
          <table:table-cell table:style-name="ce22" table:formula="of:=(0.01 * [.AH33] * 0.66 * [.AB33]) * [.AG33]" office:value-type="float" office:value="0" calcext:value-type="float">
            <text:p>0</text:p>
          </table:table-cell>
          <table:table-cell table:style-name="ce24" table:formula="of:=400 + CEILING(([.X33] + [.X33] * 0.48); 10)" office:value-type="float" office:value="660" calcext:value-type="float">
            <text:p>660</text:p>
          </table:table-cell>
          <table:table-cell table:style-name="ce28" table:formula="of:= &quot;Volume Fraction: &quot; &amp; [.Y33] &amp; &quot;; Mass Fraction: &quot; &amp; [.Z33] &amp; &quot;. &quot;&quot;puffiness&quot;&quot;/&quot;&quot;twistedness&quot;&quot; has been accounted for by adding ~ 1% to the cross section. I didn't feel like guessing integrals...&quot;" office:value-type="string" office:string-value="Volume Fraction: 0.6; Mass Fraction: 0.84. &quot;puffiness&quot;/&quot;twistedness&quot; has been accounted for by adding ~ 1% to the cross section. I didn't feel like guessing integrals..." calcext:value-type="string">
            <text:p>Volume Fraction: 0.6; Mass Fraction: 0.84.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2</text:p>
          </table:table-cell>
          <table:table-cell table:style-name="ce9" office:value-type="string" calcext:value-type="string">
            <text:p>Heat Shield (2.5m)</text:p>
          </table:table-cell>
          <table:table-cell table:style-name="ce12" office:value-type="string" calcext:value-type="string">
            <text:p>2500mm</text:p>
          </table:table-cell>
          <table:table-cell table:style-name="ce13" table:formula="of:=VLOOKUP(&quot;RADIUS&quot;; INDIRECT(&quot;$&quot; &amp; [.D34] &amp; &quot;.A1:$&quot; &amp; [.D34] &amp; &quot;.B64&quot;); 2; 0)" office:value-type="float" office:value="1.25" calcext:value-type="float">
            <text:p>1.25</text:p>
          </table:table-cell>
          <table:table-cell table:style-name="ce13" table:formula="of:=VLOOKUP(&quot;CROSS_SECTION_AREA&quot;; INDIRECT(&quot;$&quot; &amp; [.D34] &amp; &quot;.A1:$&quot; &amp; [.D34] &amp; &quot;.B64&quot;); 2; 0)" office:value-type="float" office:value="4.90873852123405" calcext:value-type="float">
            <text:p>4.9087385212</text:p>
          </table:table-cell>
          <table:table-cell table:style-name="ce12"/>
          <table:table-cell table:style-name="ce12" table:formula="of:=1000 * [.F34] * [.G34]" office:value-type="float" office:value="0" calcext:value-type="float">
            <text:p>0</text:p>
          </table:table-cell>
          <table:table-cell table:style-name="ce12" office:value-type="float" office:value="500" calcext:value-type="float">
            <text:p>500</text:p>
          </table:table-cell>
          <table:table-cell table:style-name="ce12" office:value-type="float" office:value="800" calcext:value-type="float">
            <text:p>800</text:p>
          </table:table-cell>
          <table:table-cell table:style-name="ce12" office:value-type="float" office:value="1" calcext:value-type="float">
            <text:p>1</text:p>
          </table:table-cell>
          <table:table-cell table:style-name="ce12" table:formula="of:=([.J34] / [.K34]) / [.H34]" office:value-type="string" office:string-value="" calcext:value-type="error">
            <text:p>#DIV/0!</text:p>
          </table:table-cell>
          <table:table-cell table:style-name="ce12" table:formula="of:=[.J34] / ([.I34] + [.J34])" office:value-type="float" office:value="0.615384615384615" calcext:value-type="float">
            <text:p>0.6153846154</text:p>
          </table:table-cell>
          <table:table-cell table:style-name="ce12" table:number-columns-repeated="6"/>
          <table:table-cell table:style-name="ce18" office:value-type="string" calcext:value-type="string">
            <text:p>Apollo Heat Shield</text:p>
          </table:table-cell>
          <table:table-cell table:style-name="ce21" office:value-type="float" office:value="3.9" calcext:value-type="float">
            <text:p>3.9</text:p>
          </table:table-cell>
          <table:table-cell table:style-name="ce21" table:number-columns-repeated="2"/>
          <table:table-cell table:style-name="ce21" office:value-type="float" office:value="34.845" calcext:value-type="float">
            <text:p>34.845</text:p>
          </table:table-cell>
          <table:table-cell table:style-name="ce21" table:number-columns-repeated="6"/>
          <table:table-cell table:style-name="ce22" table:formula="of:=[.K34] * [.H34] * [.Y34]" office:value-type="float" office:value="0" calcext:value-type="float">
            <text:p>0</text:p>
          </table:table-cell>
          <table:table-cell table:style-name="ce21" office:value-type="string" calcext:value-type="string">
            <text:p>ABLATOR=1000,313.609</text:p>
          </table:table-cell>
          <table:table-cell table:style-name="ce22" table:formula="of:= ([.AA34] / 9.80665) / [.X34]" office:value-type="float" office:value="0" calcext:value-type="float">
            <text:p>0</text:p>
          </table:table-cell>
          <table:table-cell table:style-name="ce22" office:value-type="float" office:value="1" calcext:value-type="float">
            <text:p>1</text:p>
          </table:table-cell>
          <table:table-cell table:style-name="ce22" table:formula="of:=(0.01 * [.AH34] * 0.66 * [.AB34]) * [.AG34]" office:value-type="float" office:value="0" calcext:value-type="float">
            <text:p>0</text:p>
          </table:table-cell>
          <table:table-cell table:style-name="ce24" office:value-type="float" office:value="400" calcext:value-type="float">
            <text:p>400</text:p>
          </table:table-cell>
          <table:table-cell table:style-name="ce35" office:value-type="string" calcext:value-type="string">
            <text:p>Downscaled to 2.5m. Default amount of ablator appropriate for a LEO reentry with an MK1-2 pod</text:p>
          </table:table-cell>
          <table:table-cell table:style-name="ce39" office:value-type="string" calcext:value-type="string">
            <text:p>Apollo's head shield mass is 848kg.</text:p>
            <text:p>See notes on the 1.25m</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4-2</text:p>
          </table:table-cell>
          <table:table-cell table:style-name="ce9" office:value-type="string" calcext:value-type="string">
            <text:p>Rockomax X200-8 Fuel Tank</text:p>
          </table:table-cell>
          <table:table-cell table:style-name="ce12" office:value-type="string" calcext:value-type="string">
            <text:p>2500mm</text:p>
          </table:table-cell>
          <table:table-cell table:style-name="ce13" table:formula="of:=VLOOKUP(&quot;RADIUS&quot;; INDIRECT(&quot;$&quot; &amp; [.D35] &amp; &quot;.A1:$&quot; &amp; [.D35] &amp; &quot;.B64&quot;); 2; 0)" office:value-type="float" office:value="1.25" calcext:value-type="float">
            <text:p>1.25</text:p>
          </table:table-cell>
          <table:table-cell table:style-name="ce13" table:formula="of:=VLOOKUP(&quot;CROSS_SECTION_AREA&quot;; INDIRECT(&quot;$&quot; &amp; [.D35] &amp; &quot;.A1:$&quot; &amp; [.D35] &amp; &quot;.B64&quot;); 2; 0)" office:value-type="float" office:value="4.90873852123405" calcext:value-type="float">
            <text:p>4.9087385212</text:p>
          </table:table-cell>
          <table:table-cell table:style-name="ce12" office:value-type="float" office:value="0.994" calcext:value-type="float">
            <text:p>0.994</text:p>
          </table:table-cell>
          <table:table-cell table:style-name="ce12" table:formula="of:=1000 * [.F35] * [.G35]" office:value-type="float" office:value="4879.28609010665" calcext:value-type="float">
            <text:p>4879.2860901067</text:p>
          </table:table-cell>
          <table:table-cell table:style-name="ce12" office:value-type="float" office:value="500" calcext:value-type="float">
            <text:p>50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35] / [.K35]) / [.H35]" office:value-type="float" office:value="0.819792060996483" calcext:value-type="float">
            <text:p>0.819792061</text:p>
          </table:table-cell>
          <table:table-cell table:style-name="ce12" table:formula="of:=[.J35] / ([.I35] + [.J3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5] / [.Z35]) - [.AE35]" office:value-type="float" office:value="340.231300337166" calcext:value-type="float">
            <text:p>340.2313003372</text:p>
          </table:table-cell>
          <table:table-cell table:style-name="ce21" office:value-type="float" office:value="0.86" calcext:value-type="float">
            <text:p>0.86</text:p>
          </table:table-cell>
          <table:table-cell table:style-name="ce21" office:value-type="float" office:value="0.925" calcext:value-type="float">
            <text:p>0.925</text:p>
          </table:table-cell>
          <table:table-cell table:style-name="ce21" table:number-columns-repeated="4"/>
          <table:table-cell table:style-name="ce22" table:formula="of:=[.K35] * [.H35] * [.Y35]" office:value-type="float" office:value="4196.18603749172" calcext:value-type="float">
            <text:p>4196.1860374917</text:p>
          </table:table-cell>
          <table:table-cell table:style-name="ce22" table:formula="of:= (&quot;O=&quot; &amp; ([.AE35] * 0.55)) &amp; CHAR(10) &amp; (&quot;LF=&quot; &amp; ([.AE35] * 0.45))" office:value-type="string" office:string-value="O=2307.90232062044&#10;LF=1888.28371687127" calcext:value-type="string">
            <text:p>O=2307.90232062044</text:p>
            <text:p>LF=1888.28371687127</text:p>
          </table:table-cell>
          <table:table-cell table:style-name="ce22" table:formula="of:= ([.AA35] / 9.80665) / [.X35]" office:value-type="float" office:value="0" calcext:value-type="float">
            <text:p>0</text:p>
          </table:table-cell>
          <table:table-cell table:style-name="ce22" office:value-type="float" office:value="1" calcext:value-type="float">
            <text:p>1</text:p>
          </table:table-cell>
          <table:table-cell table:style-name="ce22" table:formula="of:=(0.01 * [.AH35] * 0.66 * [.AB35]) * [.AG35]" office:value-type="float" office:value="0" calcext:value-type="float">
            <text:p>0</text:p>
          </table:table-cell>
          <table:table-cell table:style-name="ce24" table:formula="of:=CEILING(([.X35] + [.X35] * 0.4); 10)" office:value-type="float" office:value="480" calcext:value-type="float">
            <text:p>480</text:p>
          </table:table-cell>
          <table:table-cell table:style-name="ce28" table:formula="of:= &quot;Volume Fraction: &quot; &amp; [.Y35] &amp; &quot;; Mass Fraction: &quot; &amp; [.Z35]" office:value-type="string" office:string-value="Volume Fraction: 0.86; Mass Fraction: 0.925" calcext:value-type="string">
            <text:p>Volume Fraction: 0.86; Mass Fraction: 0.92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decoupler1-2</text:p>
          </table:table-cell>
          <table:table-cell table:style-name="ce9" office:value-type="string" calcext:value-type="string">
            <text:p>Rockomax Brand Decoupler</text:p>
          </table:table-cell>
          <table:table-cell table:style-name="ce12" office:value-type="string" calcext:value-type="string">
            <text:p>2500mm</text:p>
          </table:table-cell>
          <table:table-cell table:style-name="ce13" table:formula="of:=VLOOKUP(&quot;RADIUS&quot;; INDIRECT(&quot;$&quot; &amp; [.D36] &amp; &quot;.A1:$&quot; &amp; [.D36] &amp; &quot;.B64&quot;); 2; 0)" office:value-type="float" office:value="1.25" calcext:value-type="float">
            <text:p>1.25</text:p>
          </table:table-cell>
          <table:table-cell table:style-name="ce13" table:formula="of:=VLOOKUP(&quot;CROSS_SECTION_AREA&quot;; INDIRECT(&quot;$&quot; &amp; [.D36] &amp; &quot;.A1:$&quot; &amp; [.D36] &amp; &quot;.B64&quot;); 2; 0)" office:value-type="float" office:value="4.90873852123405" calcext:value-type="float">
            <text:p>4.9087385212</text:p>
          </table:table-cell>
          <table:table-cell table:style-name="ce12"/>
          <table:table-cell table:style-name="ce12" table:formula="of:=1000 * [.F36] * [.G36]" office:value-type="float" office:value="0" calcext:value-type="float">
            <text:p>0</text:p>
          </table:table-cell>
          <table:table-cell table:style-name="ce12" office:value-type="float" office:value="400" calcext:value-type="float">
            <text:p>400</text:p>
          </table:table-cell>
          <table:table-cell table:style-name="ce12" table:number-columns-repeated="2"/>
          <table:table-cell table:style-name="ce12" table:formula="of:=([.J36] / [.K36]) / [.H36]" office:value-type="string" office:string-value="" calcext:value-type="error">
            <text:p>#DIV/0!</text:p>
          </table:table-cell>
          <table:table-cell table:style-name="ce12" table:formula="of:=[.J36] / ([.I36] + [.J3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36] * 2)) + ((([.E36] * 2) ^ 3) * 15)" office:value-type="float" office:value="271.875" calcext:value-type="float">
            <text:p>271.875</text:p>
          </table:table-cell>
          <table:table-cell table:style-name="ce21" table:number-columns-repeated="6"/>
          <table:table-cell table:style-name="ce22" table:formula="of:=[.K36] * [.H36] * [.Y36]" office:value-type="float" office:value="0" calcext:value-type="float">
            <text:p>0</text:p>
          </table:table-cell>
          <table:table-cell table:style-name="ce21"/>
          <table:table-cell table:style-name="ce22" table:formula="of:= ([.AA36] / 9.80665) / [.X36]" office:value-type="float" office:value="0" calcext:value-type="float">
            <text:p>0</text:p>
          </table:table-cell>
          <table:table-cell table:style-name="ce22" office:value-type="float" office:value="1" calcext:value-type="float">
            <text:p>1</text:p>
          </table:table-cell>
          <table:table-cell table:style-name="ce22" table:formula="of:=(0.01 * [.AH36] * 0.66 * [.AB36]) * [.AG36]" office:value-type="float" office:value="0" calcext:value-type="float">
            <text:p>0</text:p>
          </table:table-cell>
          <table:table-cell table:style-name="ce25" table:formula="of:=CEILING((160 + (1.5 * [.X36])); 10)" office:value-type="float" office:value="570" calcext:value-type="float">
            <text:p>57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Big</text:p>
          </table:table-cell>
          <table:table-cell table:style-name="ce9" office:value-type="string" calcext:value-type="string">
            <text:p>TR-XL Stack Separator</text:p>
          </table:table-cell>
          <table:table-cell table:style-name="ce12" office:value-type="string" calcext:value-type="string">
            <text:p>2500mm</text:p>
          </table:table-cell>
          <table:table-cell table:style-name="ce13" table:formula="of:=VLOOKUP(&quot;RADIUS&quot;; INDIRECT(&quot;$&quot; &amp; [.D37] &amp; &quot;.A1:$&quot; &amp; [.D37] &amp; &quot;.B64&quot;); 2; 0)" office:value-type="float" office:value="1.25" calcext:value-type="float">
            <text:p>1.25</text:p>
          </table:table-cell>
          <table:table-cell table:style-name="ce13" table:formula="of:=VLOOKUP(&quot;CROSS_SECTION_AREA&quot;; INDIRECT(&quot;$&quot; &amp; [.D37] &amp; &quot;.A1:$&quot; &amp; [.D37] &amp; &quot;.B64&quot;); 2; 0)" office:value-type="float" office:value="4.90873852123405" calcext:value-type="float">
            <text:p>4.9087385212</text:p>
          </table:table-cell>
          <table:table-cell table:style-name="ce12"/>
          <table:table-cell table:style-name="ce12" table:formula="of:=1000 * [.F37] * [.G37]" office:value-type="float" office:value="0" calcext:value-type="float">
            <text:p>0</text:p>
          </table:table-cell>
          <table:table-cell table:style-name="ce12" office:value-type="float" office:value="450" calcext:value-type="float">
            <text:p>450</text:p>
          </table:table-cell>
          <table:table-cell table:style-name="ce12" table:number-columns-repeated="2"/>
          <table:table-cell table:style-name="ce12" table:formula="of:=([.J37] / [.K37]) / [.H37]" office:value-type="string" office:string-value="" calcext:value-type="error">
            <text:p>#DIV/0!</text:p>
          </table:table-cell>
          <table:table-cell table:style-name="ce12" table:formula="of:=[.J37] / ([.I37] + [.J3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37] * 2)) + ((([.E37] * 2) ^ 3) * 22)" office:value-type="float" office:value="398.75" calcext:value-type="float">
            <text:p>398.75</text:p>
          </table:table-cell>
          <table:table-cell table:style-name="ce21" table:number-columns-repeated="6"/>
          <table:table-cell table:style-name="ce22" table:formula="of:=[.K37] * [.H37] * [.Y37]" office:value-type="float" office:value="0" calcext:value-type="float">
            <text:p>0</text:p>
          </table:table-cell>
          <table:table-cell table:style-name="ce21"/>
          <table:table-cell table:style-name="ce22" table:formula="of:= ([.AA37] / 9.80665) / [.X37]" office:value-type="float" office:value="0" calcext:value-type="float">
            <text:p>0</text:p>
          </table:table-cell>
          <table:table-cell table:style-name="ce22" office:value-type="float" office:value="1" calcext:value-type="float">
            <text:p>1</text:p>
          </table:table-cell>
          <table:table-cell table:style-name="ce22" table:formula="of:=(0.01 * [.AH37] * 0.66 * [.AB37]) * [.AG37]" office:value-type="float" office:value="0" calcext:value-type="float">
            <text:p>0</text:p>
          </table:table-cell>
          <table:table-cell table:style-name="ce25" table:formula="of:=CEILING((160 + (1.5 * [.X37])); 10)" office:value-type="float" office:value="760" calcext:value-type="float">
            <text:p>76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2-2</text:p>
          </table:table-cell>
          <table:table-cell table:style-name="ce9" office:value-type="string" calcext:value-type="string">
            <text:p>Rockomax X200-16 Fuel Tank</text:p>
          </table:table-cell>
          <table:table-cell table:style-name="ce12" office:value-type="string" calcext:value-type="string">
            <text:p>2500mm</text:p>
          </table:table-cell>
          <table:table-cell table:style-name="ce13" table:formula="of:=VLOOKUP(&quot;RADIUS&quot;; INDIRECT(&quot;$&quot; &amp; [.D38] &amp; &quot;.A1:$&quot; &amp; [.D38] &amp; &quot;.B64&quot;); 2; 0)" office:value-type="float" office:value="1.25" calcext:value-type="float">
            <text:p>1.25</text:p>
          </table:table-cell>
          <table:table-cell table:style-name="ce13" table:formula="of:=VLOOKUP(&quot;CROSS_SECTION_AREA&quot;; INDIRECT(&quot;$&quot; &amp; [.D38] &amp; &quot;.A1:$&quot; &amp; [.D38] &amp; &quot;.B64&quot;); 2; 0)" office:value-type="float" office:value="4.90873852123405" calcext:value-type="float">
            <text:p>4.9087385212</text:p>
          </table:table-cell>
          <table:table-cell table:style-name="ce12" office:value-type="float" office:value="1.993" calcext:value-type="float">
            <text:p>1.993</text:p>
          </table:table-cell>
          <table:table-cell table:style-name="ce12" table:formula="of:=1000 * [.F38] * [.G38]" office:value-type="float" office:value="9783.11587281947" calcext:value-type="float">
            <text:p>9783.1158728195</text:p>
          </table:table-cell>
          <table:table-cell table:style-name="ce12" office:value-type="float" office:value="1000" calcext:value-type="float">
            <text:p>1000</text:p>
          </table:table-cell>
          <table:table-cell table:style-name="ce12" office:value-type="float" office:value="8000" calcext:value-type="float">
            <text:p>8000</text:p>
          </table:table-cell>
          <table:table-cell table:style-name="ce12" office:value-type="float" office:value="1" calcext:value-type="float">
            <text:p>1</text:p>
          </table:table-cell>
          <table:table-cell table:style-name="ce12" table:formula="of:=([.J38] / [.K38]) / [.H38]" office:value-type="float" office:value="0.817735382469146" calcext:value-type="float">
            <text:p>0.8177353825</text:p>
          </table:table-cell>
          <table:table-cell table:style-name="ce12" table:formula="of:=[.J38] / ([.I38] + [.J38])"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8] / [.Z38]) - [.AE38]" office:value-type="float" office:value="588.294855560722" calcext:value-type="float">
            <text:p>588.2948555607</text:p>
          </table:table-cell>
          <table:table-cell table:style-name="ce21" office:value-type="float" office:value="0.865" calcext:value-type="float">
            <text:p>0.865</text:p>
          </table:table-cell>
          <table:table-cell table:style-name="ce21" office:value-type="float" office:value="0.935" calcext:value-type="float">
            <text:p>0.935</text:p>
          </table:table-cell>
          <table:table-cell table:style-name="ce21" table:number-columns-repeated="4"/>
          <table:table-cell table:style-name="ce22" table:formula="of:=[.K38] * [.H38] * [.Y38]" office:value-type="float" office:value="8462.39522998884" calcext:value-type="float">
            <text:p>8462.3952299888</text:p>
          </table:table-cell>
          <table:table-cell table:style-name="ce22" table:formula="of:= (&quot;O=&quot; &amp; ([.AE38] * 0.55)) &amp; CHAR(10) &amp; (&quot;LF=&quot; &amp; ([.AE38] * 0.45))" office:value-type="string" office:string-value="O=4654.31737649386&#10;LF=3808.07785349498" calcext:value-type="string">
            <text:p>O=4654.31737649386</text:p>
            <text:p>LF=3808.07785349498</text:p>
          </table:table-cell>
          <table:table-cell table:style-name="ce22" table:formula="of:= ([.AA38] / 9.80665) / [.X38]" office:value-type="float" office:value="0" calcext:value-type="float">
            <text:p>0</text:p>
          </table:table-cell>
          <table:table-cell table:style-name="ce22" office:value-type="float" office:value="1" calcext:value-type="float">
            <text:p>1</text:p>
          </table:table-cell>
          <table:table-cell table:style-name="ce22" table:formula="of:=(0.01 * [.AH38] * 0.66 * [.AB38]) * [.AG38]" office:value-type="float" office:value="0" calcext:value-type="float">
            <text:p>0</text:p>
          </table:table-cell>
          <table:table-cell table:style-name="ce24" table:formula="of:=CEILING(([.X38] + [.X38] * 0.4); 10)" office:value-type="float" office:value="830" calcext:value-type="float">
            <text:p>830</text:p>
          </table:table-cell>
          <table:table-cell table:style-name="ce28" table:formula="of:= &quot;Volume Fraction: &quot; &amp; [.Y38] &amp; &quot;; Mass Fraction: &quot; &amp; [.Z38]" office:value-type="string" office:string-value="Volume Fraction: 0.865; Mass Fraction: 0.935" calcext:value-type="string">
            <text:p>Volume Fraction: 0.865; Mass Fraction: 0.93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1-2</text:p>
          </table:table-cell>
          <table:table-cell table:style-name="ce9" office:value-type="string" calcext:value-type="string">
            <text:p>FL-R1 RCS Fuel Tank</text:p>
          </table:table-cell>
          <table:table-cell table:style-name="ce12" office:value-type="string" calcext:value-type="string">
            <text:p>2500mm</text:p>
          </table:table-cell>
          <table:table-cell table:style-name="ce13" table:formula="of:=VLOOKUP(&quot;RADIUS&quot;; INDIRECT(&quot;$&quot; &amp; [.D39] &amp; &quot;.A1:$&quot; &amp; [.D39] &amp; &quot;.B64&quot;); 2; 0)" office:value-type="float" office:value="1.25" calcext:value-type="float">
            <text:p>1.25</text:p>
          </table:table-cell>
          <table:table-cell table:style-name="ce13" table:formula="of:=VLOOKUP(&quot;CROSS_SECTION_AREA&quot;; INDIRECT(&quot;$&quot; &amp; [.D39] &amp; &quot;.A1:$&quot; &amp; [.D39] &amp; &quot;.B64&quot;); 2; 0)" office:value-type="float" office:value="4.90873852123405" calcext:value-type="float">
            <text:p>4.9087385212</text:p>
          </table:table-cell>
          <table:table-cell table:style-name="ce12" office:value-type="float" office:value="1.03" calcext:value-type="float">
            <text:p>1.03</text:p>
          </table:table-cell>
          <table:table-cell table:style-name="ce12" table:formula="of:=1000 * [.F39] * [.G39]" office:value-type="float" office:value="5056.00067687107" calcext:value-type="float">
            <text:p>5056.0006768711</text:p>
          </table:table-cell>
          <table:table-cell table:style-name="ce12" office:value-type="float" office:value="400" calcext:value-type="float">
            <text:p>400</text:p>
          </table:table-cell>
          <table:table-cell table:style-name="ce12" office:value-type="float" office:value="3000" calcext:value-type="float">
            <text:p>3000</text:p>
          </table:table-cell>
          <table:table-cell table:style-name="ce12" office:value-type="float" office:value="1" calcext:value-type="float">
            <text:p>1</text:p>
          </table:table-cell>
          <table:table-cell table:style-name="ce12" table:formula="of:=([.J39] / [.K39]) / [.H39]" office:value-type="float" office:value="0.593354350944542" calcext:value-type="float">
            <text:p>0.5933543509</text:p>
          </table:table-cell>
          <table:table-cell table:style-name="ce12" table:formula="of:=[.J39] / ([.I39] + [.J39])" office:value-type="float" office:value="0.882352941176471" calcext:value-type="float">
            <text:p>0.8823529412</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39] / [.Z39]) - [.AE39]" office:value-type="float" office:value="487.421188848919" calcext:value-type="float">
            <text:p>487.4211888489</text:p>
          </table:table-cell>
          <table:table-cell table:style-name="ce21" office:value-type="float" office:value="0.78" calcext:value-type="float">
            <text:p>0.78</text:p>
          </table:table-cell>
          <table:table-cell table:style-name="ce21" office:value-type="float" office:value="0.89" calcext:value-type="float">
            <text:p>0.89</text:p>
          </table:table-cell>
          <table:table-cell table:style-name="ce21" table:number-columns-repeated="4"/>
          <table:table-cell table:style-name="ce22" table:formula="of:=[.K39] * [.H39] * [.Y39]" office:value-type="float" office:value="3943.68052795944" calcext:value-type="float">
            <text:p>3943.6805279594</text:p>
          </table:table-cell>
          <table:table-cell table:style-name="ce22" table:formula="of:= (&quot;MP=&quot; &amp; [.AE39])" office:value-type="string" office:string-value="MP=3943.68052795944" calcext:value-type="string">
            <text:p>MP=3943.68052795944</text:p>
          </table:table-cell>
          <table:table-cell table:style-name="ce22" table:formula="of:= ([.AA39] / 9.80665) / [.X39]" office:value-type="float" office:value="0" calcext:value-type="float">
            <text:p>0</text:p>
          </table:table-cell>
          <table:table-cell table:style-name="ce22" office:value-type="float" office:value="1" calcext:value-type="float">
            <text:p>1</text:p>
          </table:table-cell>
          <table:table-cell table:style-name="ce22" table:formula="of:=(0.01 * [.AH39] * 0.66 * [.AB39]) * [.AG39]" office:value-type="float" office:value="0" calcext:value-type="float">
            <text:p>0</text:p>
          </table:table-cell>
          <table:table-cell table:style-name="ce24" table:formula="of:=CEILING(([.X39] + [.X39] * 0.9); 10)" office:value-type="float" office:value="930" calcext:value-type="float">
            <text:p>930</text:p>
          </table:table-cell>
          <table:table-cell table:style-name="ce28" table:formula="of:= &quot;Volume Fraction: &quot; &amp; [.Y39] &amp; &quot;; Mass Fraction: &quot; &amp; [.Z39]" office:value-type="string" office:string-value="Volume Fraction: 0.78; Mass Fraction: 0.89" calcext:value-type="string">
            <text:p>Volume Fraction: 0.78;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1-2</text:p>
          </table:table-cell>
          <table:table-cell table:style-name="ce9" office:value-type="string" calcext:value-type="string">
            <text:p>Rockomax X200-32 Fuel Tank</text:p>
          </table:table-cell>
          <table:table-cell table:style-name="ce12" office:value-type="string" calcext:value-type="string">
            <text:p>2500mm</text:p>
          </table:table-cell>
          <table:table-cell table:style-name="ce13" table:formula="of:=VLOOKUP(&quot;RADIUS&quot;; INDIRECT(&quot;$&quot; &amp; [.D40] &amp; &quot;.A1:$&quot; &amp; [.D40] &amp; &quot;.B64&quot;); 2; 0)" office:value-type="float" office:value="1.25" calcext:value-type="float">
            <text:p>1.25</text:p>
          </table:table-cell>
          <table:table-cell table:style-name="ce13" table:formula="of:=VLOOKUP(&quot;CROSS_SECTION_AREA&quot;; INDIRECT(&quot;$&quot; &amp; [.D40] &amp; &quot;.A1:$&quot; &amp; [.D40] &amp; &quot;.B64&quot;); 2; 0)" office:value-type="float" office:value="4.90873852123405" calcext:value-type="float">
            <text:p>4.9087385212</text:p>
          </table:table-cell>
          <table:table-cell table:style-name="ce12" office:value-type="float" office:value="3.822" calcext:value-type="float">
            <text:p>3.822</text:p>
          </table:table-cell>
          <table:table-cell table:style-name="ce12" table:formula="of:=1000 * [.F40] * [.G40]" office:value-type="float" office:value="18761.1986281565" calcext:value-type="float">
            <text:p>18761.1986281565</text:p>
          </table:table-cell>
          <table:table-cell table:style-name="ce12" office:value-type="float" office:value="2000" calcext:value-type="float">
            <text:p>2000</text:p>
          </table:table-cell>
          <table:table-cell table:style-name="ce12" office:value-type="float" office:value="16000" calcext:value-type="float">
            <text:p>16000</text:p>
          </table:table-cell>
          <table:table-cell table:style-name="ce12" office:value-type="float" office:value="1" calcext:value-type="float">
            <text:p>1</text:p>
          </table:table-cell>
          <table:table-cell table:style-name="ce12" table:formula="of:=([.J40] / [.K40]) / [.H40]" office:value-type="float" office:value="0.852823975542129" calcext:value-type="float">
            <text:p>0.8528239755</text:p>
          </table:table-cell>
          <table:table-cell table:style-name="ce12" table:formula="of:=[.J40] / ([.I40] + [.J40])"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40] / [.Z40]) - [.AE40]" office:value-type="float" office:value="949.971803552689" calcext:value-type="float">
            <text:p>949.9718035527</text:p>
          </table:table-cell>
          <table:table-cell table:style-name="ce21" office:value-type="float" office:value="0.87" calcext:value-type="float">
            <text:p>0.87</text:p>
          </table:table-cell>
          <table:table-cell table:style-name="ce21" office:value-type="float" office:value="0.945" calcext:value-type="float">
            <text:p>0.945</text:p>
          </table:table-cell>
          <table:table-cell table:style-name="ce21" table:number-columns-repeated="4"/>
          <table:table-cell table:style-name="ce22" table:formula="of:=[.K40] * [.H40] * [.Y40]" office:value-type="float" office:value="16322.2428064962" calcext:value-type="float">
            <text:p>16322.2428064962</text:p>
          </table:table-cell>
          <table:table-cell table:style-name="ce22" table:formula="of:= (&quot;O=&quot; &amp; ([.AE40] * 0.55)) &amp; CHAR(10) &amp; (&quot;LF=&quot; &amp; ([.AE40] * 0.45))" office:value-type="string" office:string-value="O=8977.23354357291&#10;LF=7345.00926292329" calcext:value-type="string">
            <text:p>O=8977.23354357291</text:p>
            <text:p>LF=7345.00926292329</text:p>
          </table:table-cell>
          <table:table-cell table:style-name="ce22" table:formula="of:= ([.AA40] / 9.80665) / [.X40]" office:value-type="float" office:value="0" calcext:value-type="float">
            <text:p>0</text:p>
          </table:table-cell>
          <table:table-cell table:style-name="ce22" office:value-type="float" office:value="1" calcext:value-type="float">
            <text:p>1</text:p>
          </table:table-cell>
          <table:table-cell table:style-name="ce22" table:formula="of:=(0.01 * [.AH40] * 0.66 * [.AB40]) * [.AG40]" office:value-type="float" office:value="0" calcext:value-type="float">
            <text:p>0</text:p>
          </table:table-cell>
          <table:table-cell table:style-name="ce24" table:formula="of:=CEILING(([.X40] + [.X40] * 0.4); 10)" office:value-type="float" office:value="1330" calcext:value-type="float">
            <text:p>1330</text:p>
          </table:table-cell>
          <table:table-cell table:style-name="ce28" table:formula="of:= &quot;Volume Fraction: &quot; &amp; [.Y40] &amp; &quot;; Mass Fraction: &quot; &amp; [.Z40]" office:value-type="string" office:string-value="Volume Fraction: 0.87; Mass Fraction: 0.945" calcext:value-type="string">
            <text:p>Volume Fraction: 0.87; Mass Fraction: 0.945</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fuelTank3-2</text:p>
          </table:table-cell>
          <table:table-cell table:style-name="ce9" office:value-type="string" calcext:value-type="string">
            <text:p>la polse di zuglio</text:p>
          </table:table-cell>
          <table:table-cell table:style-name="ce12" office:value-type="string" calcext:value-type="string">
            <text:p>2500mm</text:p>
          </table:table-cell>
          <table:table-cell table:style-name="ce13" table:formula="of:=VLOOKUP(&quot;RADIUS&quot;; INDIRECT(&quot;$&quot; &amp; [.D41] &amp; &quot;.A1:$&quot; &amp; [.D41] &amp; &quot;.B64&quot;); 2; 0)" office:value-type="float" office:value="1.25" calcext:value-type="float">
            <text:p>1.25</text:p>
          </table:table-cell>
          <table:table-cell table:style-name="ce13" table:formula="of:=VLOOKUP(&quot;CROSS_SECTION_AREA&quot;; INDIRECT(&quot;$&quot; &amp; [.D41] &amp; &quot;.A1:$&quot; &amp; [.D41] &amp; &quot;.B64&quot;); 2; 0)" office:value-type="float" office:value="4.90873852123405" calcext:value-type="float">
            <text:p>4.9087385212</text:p>
          </table:table-cell>
          <table:table-cell table:style-name="ce12" office:value-type="float" office:value="7.561" calcext:value-type="float">
            <text:p>7.561</text:p>
          </table:table-cell>
          <table:table-cell table:style-name="ce12" table:formula="of:=1000 * [.F41] * [.G41]" office:value-type="float" office:value="37114.9719590507" calcext:value-type="float">
            <text:p>37114.9719590507</text:p>
          </table:table-cell>
          <table:table-cell table:style-name="ce12" office:value-type="float" office:value="4000" calcext:value-type="float">
            <text:p>4000</text:p>
          </table:table-cell>
          <table:table-cell table:style-name="ce12" office:value-type="float" office:value="32000" calcext:value-type="float">
            <text:p>32000</text:p>
          </table:table-cell>
          <table:table-cell table:style-name="ce12" office:value-type="float" office:value="1" calcext:value-type="float">
            <text:p>1</text:p>
          </table:table-cell>
          <table:table-cell table:style-name="ce12" table:formula="of:=([.J41] / [.K41]) / [.H41]" office:value-type="float" office:value="0.862185751758237" calcext:value-type="float">
            <text:p>0.8621857518</text:p>
          </table:table-cell>
          <table:table-cell table:style-name="ce12" table:formula="of:=[.J41] / ([.I41] + [.J41])" office:value-type="float" office:value="0.888888888888889" calcext:value-type="float">
            <text:p>0.8888888889</text:p>
          </table:table-cell>
          <table:table-cell table:style-name="ce12" table:number-columns-repeated="6"/>
          <table:table-cell table:style-name="ce18" office:value-type="string" calcext:value-type="string">
            <text:p>Just like the Space Shuttle External Tank</text:p>
          </table:table-cell>
          <table:table-cell table:style-name="ce21" table:number-columns-repeated="3"/>
          <table:table-cell table:style-name="ce21" table:formula="of:=([.AE41] / [.Z41]) - [.AE41]" office:value-type="float" office:value="1360.88230516519" calcext:value-type="float">
            <text:p>1360.8823051652</text:p>
          </table:table-cell>
          <table:table-cell table:style-name="ce21" office:value-type="float" office:value="0.88" calcext:value-type="float">
            <text:p>0.88</text:p>
          </table:table-cell>
          <table:table-cell table:style-name="ce21" office:value-type="float" office:value="0.96" calcext:value-type="float">
            <text:p>0.96</text:p>
          </table:table-cell>
          <table:table-cell table:style-name="ce21" table:number-columns-repeated="4"/>
          <table:table-cell table:style-name="ce22" table:formula="of:=[.K41] * [.H41] * [.Y41]" office:value-type="float" office:value="32661.1753239646" calcext:value-type="float">
            <text:p>32661.1753239646</text:p>
          </table:table-cell>
          <table:table-cell table:style-name="ce22" table:formula="of:= (&quot;O=&quot; &amp; ([.AE41] * 0.55)) &amp; CHAR(10) &amp; (&quot;LF=&quot; &amp; ([.AE41] * 0.45))" office:value-type="string" office:string-value="O=17963.6464281805&#10;LF=14697.5288957841" calcext:value-type="string">
            <text:p>O=17963.6464281805</text:p>
            <text:p>LF=14697.5288957841</text:p>
          </table:table-cell>
          <table:table-cell table:style-name="ce22" table:formula="of:= ([.AA41] / 9.80665) / [.X41]" office:value-type="float" office:value="0" calcext:value-type="float">
            <text:p>0</text:p>
          </table:table-cell>
          <table:table-cell table:style-name="ce22" office:value-type="float" office:value="1" calcext:value-type="float">
            <text:p>1</text:p>
          </table:table-cell>
          <table:table-cell table:style-name="ce22" table:formula="of:=(0.01 * [.AH41] * 0.66 * [.AB41]) * [.AG41]" office:value-type="float" office:value="0" calcext:value-type="float">
            <text:p>0</text:p>
          </table:table-cell>
          <table:table-cell table:style-name="ce24" table:formula="of:=CEILING(([.X41] + [.X41] * 0.4); 10)" office:value-type="float" office:value="1910" calcext:value-type="float">
            <text:p>1910</text:p>
          </table:table-cell>
          <table:table-cell table:style-name="ce28" table:formula="of:= &quot;Volume Fraction: &quot; &amp; [.Y41] &amp; &quot;; Mass Fraction: &quot; &amp; [.Z41]" office:value-type="string" office:string-value="Volume Fraction: 0.88; Mass Fraction: 0.96" calcext:value-type="string">
            <text:p>Volume Fraction: 0.88; Mass Fraction: 0.9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cupola</text:p>
          </table:table-cell>
          <table:table-cell table:style-name="ce9" office:value-type="string" calcext:value-type="string">
            <text:p>PPD-12 Cupola Module</text:p>
          </table:table-cell>
          <table:table-cell table:style-name="ce12" office:value-type="string" calcext:value-type="string">
            <text:p>2500mm</text:p>
          </table:table-cell>
          <table:table-cell table:style-name="ce13" table:formula="of:=VLOOKUP(&quot;RADIUS&quot;; INDIRECT(&quot;$&quot; &amp; [.D42] &amp; &quot;.A1:$&quot; &amp; [.D42] &amp; &quot;.B64&quot;); 2; 0)" office:value-type="float" office:value="1.25" calcext:value-type="float">
            <text:p>1.25</text:p>
          </table:table-cell>
          <table:table-cell table:style-name="ce13" table:formula="of:=VLOOKUP(&quot;CROSS_SECTION_AREA&quot;; INDIRECT(&quot;$&quot; &amp; [.D42] &amp; &quot;.A1:$&quot; &amp; [.D42] &amp; &quot;.B64&quot;); 2; 0)" office:value-type="float" office:value="4.90873852123405" calcext:value-type="float">
            <text:p>4.9087385212</text:p>
          </table:table-cell>
          <table:table-cell table:style-name="ce12"/>
          <table:table-cell table:style-name="ce12" table:formula="of:=1000 * [.F42] * [.G42]" office:value-type="float" office:value="0" calcext:value-type="float">
            <text:p>0</text:p>
          </table:table-cell>
          <table:table-cell table:style-name="ce12" office:value-type="float" office:value="1760" calcext:value-type="float">
            <text:p>1760</text:p>
          </table:table-cell>
          <table:table-cell table:style-name="ce12"/>
          <table:table-cell table:style-name="ce12" office:value-type="float" office:value="1" calcext:value-type="float">
            <text:p>1</text:p>
          </table:table-cell>
          <table:table-cell table:style-name="ce12" table:formula="of:=([.J42] / [.K42]) / [.H42]" office:value-type="string" office:string-value="" calcext:value-type="error">
            <text:p>#DIV/0!</text:p>
          </table:table-cell>
          <table:table-cell table:style-name="ce12" table:formula="of:=[.J42] / ([.I42] + [.J42])" office:value-type="float" office:value="0" calcext:value-type="float">
            <text:p>0</text:p>
          </table:table-cell>
          <table:table-cell table:style-name="ce12" table:number-columns-repeated="6"/>
          <table:table-cell table:style-name="ce18" office:value-type="string" calcext:value-type="string">
            <text:p>ISS Cupola</text:p>
          </table:table-cell>
          <table:table-cell table:style-name="ce21" office:value-type="float" office:value="2.95" calcext:value-type="float">
            <text:p>2.95</text:p>
          </table:table-cell>
          <table:table-cell table:style-name="ce21" table:number-columns-repeated="2"/>
          <table:table-cell table:style-name="ce21" office:value-type="float" office:value="1350" calcext:value-type="float">
            <text:p>1350</text:p>
          </table:table-cell>
          <table:table-cell table:style-name="ce21" table:number-columns-repeated="6"/>
          <table:table-cell table:style-name="ce22" table:formula="of:=[.K42] * [.H42] * [.Y42]" office:value-type="float" office:value="0" calcext:value-type="float">
            <text:p>0</text:p>
          </table:table-cell>
          <table:table-cell table:style-name="ce14" office:value-type="string" calcext:value-type="string">
            <text:p>MP=-1</text:p>
          </table:table-cell>
          <table:table-cell table:style-name="ce22" table:formula="of:= ([.AA42] / 9.80665) / [.X42]" office:value-type="float" office:value="0" calcext:value-type="float">
            <text:p>0</text:p>
          </table:table-cell>
          <table:table-cell table:style-name="ce22" office:value-type="float" office:value="1" calcext:value-type="float">
            <text:p>1</text:p>
          </table:table-cell>
          <table:table-cell table:style-name="ce22" table:formula="of:=(0.01 * [.AH42] * 0.66 * [.AB42]) * [.AG42]" office:value-type="float" office:value="0" calcext:value-type="float">
            <text:p>0</text:p>
          </table:table-cell>
          <table:table-cell table:style-name="ce24" office:value-type="float" office:value="2400" calcext:value-type="float">
            <text:p>2400</text:p>
          </table:table-cell>
          <table:table-cell table:style-name="ce35" office:value-type="string" calcext:value-type="string">
            <text:p>Downscaled to 2.5. Monopropellant removed</text:p>
          </table:table-cell>
          <table:table-cell table:style-name="ce39"/>
          <table:table-cell table:number-columns-repeated="986"/>
        </table:table-row>
        <table:table-row table:style-name="ro9">
          <table:table-cell table:style-name="ce9" office:value-type="string" calcext:value-type="string">
            <text:p>x</text:p>
          </table:table-cell>
          <table:table-cell table:style-name="ce9" office:value-type="string" calcext:value-type="string">
            <text:p>mk2LanderCabin</text:p>
          </table:table-cell>
          <table:table-cell table:style-name="ce9" office:value-type="string" calcext:value-type="string">
            <text:p>Mk2 Lander Can</text:p>
          </table:table-cell>
          <table:table-cell table:style-name="ce12" office:value-type="string" calcext:value-type="string">
            <text:p>2500mm</text:p>
          </table:table-cell>
          <table:table-cell table:style-name="ce13" table:formula="of:=VLOOKUP(&quot;RADIUS&quot;; INDIRECT(&quot;$&quot; &amp; [.D43] &amp; &quot;.A1:$&quot; &amp; [.D43] &amp; &quot;.B64&quot;); 2; 0)" office:value-type="float" office:value="1.25" calcext:value-type="float">
            <text:p>1.25</text:p>
          </table:table-cell>
          <table:table-cell table:style-name="ce13" table:formula="of:=VLOOKUP(&quot;CROSS_SECTION_AREA&quot;; INDIRECT(&quot;$&quot; &amp; [.D43] &amp; &quot;.A1:$&quot; &amp; [.D43] &amp; &quot;.B64&quot;); 2; 0)" office:value-type="float" office:value="4.90873852123405" calcext:value-type="float">
            <text:p>4.9087385212</text:p>
          </table:table-cell>
          <table:table-cell table:style-name="ce12"/>
          <table:table-cell table:style-name="ce12" table:formula="of:=1000 * [.F43] * [.G43]" office:value-type="float" office:value="0" calcext:value-type="float">
            <text:p>0</text:p>
          </table:table-cell>
          <table:table-cell table:style-name="ce12" office:value-type="float" office:value="2500" calcext:value-type="float">
            <text:p>2500</text:p>
          </table:table-cell>
          <table:table-cell table:style-name="ce12"/>
          <table:table-cell table:style-name="ce12" office:value-type="float" office:value="1" calcext:value-type="float">
            <text:p>1</text:p>
          </table:table-cell>
          <table:table-cell table:style-name="ce12" table:formula="of:=([.J43] / [.K43]) / [.H43]" office:value-type="string" office:string-value="" calcext:value-type="error">
            <text:p>#DIV/0!</text:p>
          </table:table-cell>
          <table:table-cell table:style-name="ce12" table:formula="of:=[.J43] / ([.I43] + [.J43])" office:value-type="float" office:value="0" calcext:value-type="float">
            <text:p>0</text:p>
          </table:table-cell>
          <table:table-cell table:style-name="ce12" table:number-columns-repeated="6"/>
          <table:table-cell table:style-name="ce18" office:value-type="string" calcext:value-type="string">
            <text:p>LEM cabin</text:p>
          </table:table-cell>
          <table:table-cell table:style-name="ce21" office:value-type="float" office:value="2.5" calcext:value-type="float">
            <text:p>2.5</text:p>
          </table:table-cell>
          <table:table-cell table:style-name="ce21" table:number-columns-repeated="2"/>
          <table:table-cell table:style-name="ce21" office:value-type="float" office:value="630" calcext:value-type="float">
            <text:p>630</text:p>
          </table:table-cell>
          <table:table-cell table:style-name="ce21" table:number-columns-repeated="6"/>
          <table:table-cell table:style-name="ce22" table:formula="of:=[.K43] * [.H43] * [.Y43]" office:value-type="float" office:value="0" calcext:value-type="float">
            <text:p>0</text:p>
          </table:table-cell>
          <table:table-cell table:style-name="ce14" office:value-type="string" calcext:value-type="string">
            <text:p>MP=-1</text:p>
          </table:table-cell>
          <table:table-cell table:style-name="ce22" table:formula="of:= ([.AA43] / 9.80665) / [.X43]" office:value-type="float" office:value="0" calcext:value-type="float">
            <text:p>0</text:p>
          </table:table-cell>
          <table:table-cell table:style-name="ce22" office:value-type="float" office:value="1" calcext:value-type="float">
            <text:p>1</text:p>
          </table:table-cell>
          <table:table-cell table:style-name="ce22" table:formula="of:=(0.01 * [.AH43] * 0.66 * [.AB43]) * [.AG43]" office:value-type="float" office:value="0" calcext:value-type="float">
            <text:p>0</text:p>
          </table:table-cell>
          <table:table-cell table:style-name="ce24" office:value-type="float" office:value="2800" calcext:value-type="float">
            <text:p>2800</text:p>
          </table:table-cell>
          <table:table-cell table:style-name="ce28" office:value-type="string" calcext:value-type="string">
            <text:p>Monopropellant removed</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crewCabin</text:p>
          </table:table-cell>
          <table:table-cell table:style-name="ce9" office:value-type="string" calcext:value-type="string">
            <text:p>PPD-10 Hitchhiker Storage Container</text:p>
          </table:table-cell>
          <table:table-cell table:style-name="ce12" office:value-type="string" calcext:value-type="string">
            <text:p>2500mm</text:p>
          </table:table-cell>
          <table:table-cell table:style-name="ce13" table:formula="of:=VLOOKUP(&quot;RADIUS&quot;; INDIRECT(&quot;$&quot; &amp; [.D44] &amp; &quot;.A1:$&quot; &amp; [.D44] &amp; &quot;.B64&quot;); 2; 0)" office:value-type="float" office:value="1.25" calcext:value-type="float">
            <text:p>1.25</text:p>
          </table:table-cell>
          <table:table-cell table:style-name="ce13" table:formula="of:=VLOOKUP(&quot;CROSS_SECTION_AREA&quot;; INDIRECT(&quot;$&quot; &amp; [.D44] &amp; &quot;.A1:$&quot; &amp; [.D44] &amp; &quot;.B64&quot;); 2; 0)" office:value-type="float" office:value="4.90873852123405" calcext:value-type="float">
            <text:p>4.9087385212</text:p>
          </table:table-cell>
          <table:table-cell table:style-name="ce12" office:value-type="float" office:value="1.926" calcext:value-type="float">
            <text:p>1.926</text:p>
          </table:table-cell>
          <table:table-cell table:style-name="ce12" table:formula="of:=1000 * [.F44] * [.G44]" office:value-type="float" office:value="9454.23039189679" calcext:value-type="float">
            <text:p>9454.2303918968</text:p>
          </table:table-cell>
          <table:table-cell table:style-name="ce12" office:value-type="float" office:value="2500" calcext:value-type="float">
            <text:p>2500</text:p>
          </table:table-cell>
          <table:table-cell table:style-name="ce12"/>
          <table:table-cell table:style-name="ce12" office:value-type="float" office:value="1" calcext:value-type="float">
            <text:p>1</text:p>
          </table:table-cell>
          <table:table-cell table:style-name="ce12" table:formula="of:=([.J44] / [.K44]) / [.H44]" office:value-type="float" office:value="0" calcext:value-type="float">
            <text:p>0</text:p>
          </table:table-cell>
          <table:table-cell table:style-name="ce12" table:formula="of:=[.J44] / ([.I44] + [.J44])" office:value-type="float" office:value="0" calcext:value-type="float">
            <text:p>0</text:p>
          </table:table-cell>
          <table:table-cell table:style-name="ce12" table:number-columns-repeated="6"/>
          <table:table-cell table:style-name="ce18" office:value-type="string" calcext:value-type="string">
            <text:p>ISS Harmony Module</text:p>
          </table:table-cell>
          <table:table-cell table:style-name="ce21" office:value-type="float" office:value="4.4" calcext:value-type="float">
            <text:p>4.4</text:p>
          </table:table-cell>
          <table:table-cell table:style-name="ce21" office:value-type="float" office:value="7.2" calcext:value-type="float">
            <text:p>7.2</text:p>
          </table:table-cell>
          <table:table-cell table:style-name="ce21" office:value-type="float" office:value="109478" calcext:value-type="float">
            <text:p>109478</text:p>
          </table:table-cell>
          <table:table-cell table:style-name="ce21" office:value-type="float" office:value="1264" calcext:value-type="float">
            <text:p>1264</text:p>
          </table:table-cell>
          <table:table-cell table:style-name="ce21" table:number-columns-repeated="6"/>
          <table:table-cell table:style-name="ce22" table:formula="of:=[.K44] * [.H44] * [.Y44]" office:value-type="float" office:value="0" calcext:value-type="float">
            <text:p>0</text:p>
          </table:table-cell>
          <table:table-cell table:style-name="ce21"/>
          <table:table-cell table:style-name="ce22" table:formula="of:= ([.AA44] / 9.80665) / [.X44]" office:value-type="float" office:value="0" calcext:value-type="float">
            <text:p>0</text:p>
          </table:table-cell>
          <table:table-cell table:style-name="ce22" office:value-type="float" office:value="1" calcext:value-type="float">
            <text:p>1</text:p>
          </table:table-cell>
          <table:table-cell table:style-name="ce22" table:formula="of:=(0.01 * [.AH44] * 0.66 * [.AB44]) * [.AG44]" office:value-type="float" office:value="0" calcext:value-type="float">
            <text:p>0</text:p>
          </table:table-cell>
          <table:table-cell table:style-name="ce24" office:value-type="float" office:value="3400" calcext:value-type="float">
            <text:p>3400</text:p>
          </table:table-cell>
          <table:table-cell table:style-name="ce35" office:value-type="string" calcext:value-type="string">
            <text:p>Mass scaled based on volume ratio. ~200 Kg added to account for infrastructure</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ark1-2Pod</text:p>
          </table:table-cell>
          <table:table-cell table:style-name="ce9" office:value-type="string" calcext:value-type="string">
            <text:p>Mk1-2 Command Pod</text:p>
          </table:table-cell>
          <table:table-cell table:style-name="ce12" office:value-type="string" calcext:value-type="string">
            <text:p>2500mm</text:p>
          </table:table-cell>
          <table:table-cell table:style-name="ce13" table:formula="of:=VLOOKUP(&quot;RADIUS&quot;; INDIRECT(&quot;$&quot; &amp; [.D45] &amp; &quot;.A1:$&quot; &amp; [.D45] &amp; &quot;.B64&quot;); 2; 0)" office:value-type="float" office:value="1.25" calcext:value-type="float">
            <text:p>1.25</text:p>
          </table:table-cell>
          <table:table-cell table:style-name="ce13" table:formula="of:=VLOOKUP(&quot;CROSS_SECTION_AREA&quot;; INDIRECT(&quot;$&quot; &amp; [.D45] &amp; &quot;.A1:$&quot; &amp; [.D45] &amp; &quot;.B64&quot;); 2; 0)" office:value-type="float" office:value="4.90873852123405" calcext:value-type="float">
            <text:p>4.9087385212</text:p>
          </table:table-cell>
          <table:table-cell table:style-name="ce12"/>
          <table:table-cell table:style-name="ce12" table:formula="of:=1000 * [.F45] * [.G45]" office:value-type="float" office:value="0" calcext:value-type="float">
            <text:p>0</text:p>
          </table:table-cell>
          <table:table-cell table:style-name="ce12" table:number-columns-repeated="2"/>
          <table:table-cell table:style-name="ce12" office:value-type="float" office:value="1" calcext:value-type="float">
            <text:p>1</text:p>
          </table:table-cell>
          <table:table-cell table:style-name="ce12" table:formula="of:=([.J45] / [.K45]) / [.H45]" office:value-type="string" office:string-value="" calcext:value-type="error">
            <text:p>#DIV/0!</text:p>
          </table:table-cell>
          <table:table-cell table:style-name="ce12" table:formula="of:=[.J45] / ([.I45] + [.J45])" office:value-type="string" office:string-value="" calcext:value-type="error">
            <text:p>#DIV/0!</text:p>
          </table:table-cell>
          <table:table-cell table:style-name="ce12" table:number-columns-repeated="6"/>
          <table:table-cell table:style-name="ce18" office:value-type="string" calcext:value-type="string">
            <text:p>Apollo capsule</text:p>
          </table:table-cell>
          <table:table-cell table:style-name="ce21" office:value-type="float" office:value="3.912" calcext:value-type="float">
            <text:p>3.912</text:p>
          </table:table-cell>
          <table:table-cell table:style-name="ce21" table:number-columns-repeated="2"/>
          <table:table-cell table:style-name="ce21" office:value-type="float" office:value="1417" calcext:value-type="float">
            <text:p>1417</text:p>
          </table:table-cell>
          <table:table-cell table:style-name="ce21" table:number-columns-repeated="6"/>
          <table:table-cell table:style-name="ce22" table:formula="of:=[.K45] * [.H45] * [.Y45]" office:value-type="float" office:value="0" calcext:value-type="float">
            <text:p>0</text:p>
          </table:table-cell>
          <table:table-cell table:style-name="ce14" office:value-type="string" calcext:value-type="string">
            <text:p>MP=22.769</text:p>
          </table:table-cell>
          <table:table-cell table:style-name="ce22" table:formula="of:= ([.AA45] / 9.80665) / [.X45]" office:value-type="float" office:value="0" calcext:value-type="float">
            <text:p>0</text:p>
          </table:table-cell>
          <table:table-cell table:style-name="ce22" office:value-type="float" office:value="1" calcext:value-type="float">
            <text:p>1</text:p>
          </table:table-cell>
          <table:table-cell table:style-name="ce22" table:formula="of:=(0.01 * [.AH45] * 0.66 * [.AB45]) * [.AG45]" office:value-type="float" office:value="0" calcext:value-type="float">
            <text:p>0</text:p>
          </table:table-cell>
          <table:table-cell table:style-name="ce24" office:value-type="float" office:value="3800" calcext:value-type="float">
            <text:p>3800</text:p>
          </table:table-cell>
          <table:table-cell table:style-name="ce28" office:value-type="string" calcext:value-type="string">
            <text:p>Downscaled to 2.5m, (heat shield mass excluded)</text:p>
          </table:table-cell>
          <table:table-cell table:style-name="ce38" office:value-type="string" calcext:value-type="string">
            <text:p>See Mercury</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2-2</text:p>
          </table:table-cell>
          <table:table-cell table:style-name="ce9" office:value-type="string" calcext:value-type="string">
            <text:p>RE-L10 "Poodle" Liquid Fuel Engine</text:p>
          </table:table-cell>
          <table:table-cell table:style-name="ce12" office:value-type="string" calcext:value-type="string">
            <text:p>2500mm</text:p>
          </table:table-cell>
          <table:table-cell table:style-name="ce13" table:formula="of:=VLOOKUP(&quot;RADIUS&quot;; INDIRECT(&quot;$&quot; &amp; [.D46] &amp; &quot;.A1:$&quot; &amp; [.D46] &amp; &quot;.B64&quot;); 2; 0)" office:value-type="float" office:value="1.25" calcext:value-type="float">
            <text:p>1.25</text:p>
          </table:table-cell>
          <table:table-cell table:style-name="ce13" table:formula="of:=VLOOKUP(&quot;CROSS_SECTION_AREA&quot;; INDIRECT(&quot;$&quot; &amp; [.D46] &amp; &quot;.A1:$&quot; &amp; [.D46] &amp; &quot;.B64&quot;); 2; 0)" office:value-type="float" office:value="4.90873852123405" calcext:value-type="float">
            <text:p>4.9087385212</text:p>
          </table:table-cell>
          <table:table-cell table:style-name="ce12"/>
          <table:table-cell table:style-name="ce12" table:formula="of:=1000 * [.F46] * [.G46]" office:value-type="float" office:value="0" calcext:value-type="float">
            <text:p>0</text:p>
          </table:table-cell>
          <table:table-cell table:style-name="ce12" office:value-type="float" office:value="1750" calcext:value-type="float">
            <text:p>1750</text:p>
          </table:table-cell>
          <table:table-cell table:style-name="ce12"/>
          <table:table-cell table:style-name="ce12" office:value-type="float" office:value="1" calcext:value-type="float">
            <text:p>1</text:p>
          </table:table-cell>
          <table:table-cell table:style-name="ce12" table:formula="of:=([.J46] / [.K46]) / [.H46]" office:value-type="string" office:string-value="" calcext:value-type="error">
            <text:p>#DIV/0!</text:p>
          </table:table-cell>
          <table:table-cell table:style-name="ce12" table:formula="of:=[.J46] / ([.I46] + [.J46])"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50000" calcext:value-type="float">
            <text:p>250000</text:p>
          </table:table-cell>
          <table:table-cell table:style-name="ce12" office:value-type="float" office:value="350" calcext:value-type="float">
            <text:p>350</text:p>
          </table:table-cell>
          <table:table-cell table:style-name="ce12" office:value-type="float" office:value="90" calcext:value-type="float">
            <text:p>90</text:p>
          </table:table-cell>
          <table:table-cell table:style-name="ce12" office:value-type="string" calcext:value-type="string">
            <text:p>LF+O</text:p>
          </table:table-cell>
          <table:table-cell table:style-name="ce18" office:value-type="string" calcext:value-type="string">
            <text:p>MB-60</text:p>
          </table:table-cell>
          <table:table-cell table:style-name="ce21" office:value-type="float" office:value="2.2" calcext:value-type="float">
            <text:p>2.2</text:p>
          </table:table-cell>
          <table:table-cell table:style-name="ce21" table:number-columns-repeated="2"/>
          <table:table-cell table:style-name="ce21" office:value-type="float" office:value="591" calcext:value-type="float">
            <text:p>591</text:p>
          </table:table-cell>
          <table:table-cell table:style-name="ce21" table:number-columns-repeated="2"/>
          <table:table-cell table:style-name="ce21" office:value-type="float" office:value="266700" calcext:value-type="float">
            <text:p>266700</text:p>
          </table:table-cell>
          <table:table-cell table:style-name="ce21" office:value-type="float" office:value="467" calcext:value-type="float">
            <text:p>467</text:p>
          </table:table-cell>
          <table:table-cell table:style-name="ce21" office:value-type="float" office:value="303" calcext:value-type="float">
            <text:p>303</text:p>
          </table:table-cell>
          <table:table-cell table:style-name="ce21" office:value-type="string" calcext:value-type="string">
            <text:p>LH2+LOX</text:p>
          </table:table-cell>
          <table:table-cell table:style-name="ce22" table:formula="of:=[.K46] * [.H46] * [.Y46]" office:value-type="float" office:value="0" calcext:value-type="float">
            <text:p>0</text:p>
          </table:table-cell>
          <table:table-cell table:style-name="ce21"/>
          <table:table-cell table:style-name="ce22" table:formula="of:= ([.AA46] / 9.80665) / [.X46]" office:value-type="float" office:value="46.0166351947908" calcext:value-type="float">
            <text:p>46.0166351948</text:p>
          </table:table-cell>
          <table:table-cell table:style-name="ce22" office:value-type="float" office:value="1" calcext:value-type="float">
            <text:p>1</text:p>
          </table:table-cell>
          <table:table-cell table:style-name="ce22" table:formula="of:=(0.01 * [.AH46] * 0.66 * [.AB46]) * [.AG46]" office:value-type="float" office:value="141.832472997384" calcext:value-type="float">
            <text:p>141.8324729974</text:p>
          </table:table-cell>
          <table:table-cell table:style-name="ce24" office:value-type="float" office:value="4500" calcext:value-type="float">
            <text:p>4500</text:p>
          </table:table-cell>
          <table:table-cell table:style-name="ce35"/>
          <table:table-cell table:style-name="Default" office:value-type="string" calcext:value-type="string">
            <text:p>ASL ISP Is made up due to lack of data, but with that expansion ratio it's gonna suck</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engineLargeSkipper</text:p>
          </table:table-cell>
          <table:table-cell table:style-name="ce10" office:value-type="string" calcext:value-type="string">
            <text:p>RE-I5 "Skipper" Liquid Fuel Engine</text:p>
          </table:table-cell>
          <table:table-cell table:style-name="ce12" office:value-type="string" calcext:value-type="string">
            <text:p>2500mm</text:p>
          </table:table-cell>
          <table:table-cell table:style-name="ce13" table:formula="of:=VLOOKUP(&quot;RADIUS&quot;; INDIRECT(&quot;$&quot; &amp; [.D47] &amp; &quot;.A1:$&quot; &amp; [.D47] &amp; &quot;.B64&quot;); 2; 0)" office:value-type="float" office:value="1.25" calcext:value-type="float">
            <text:p>1.25</text:p>
          </table:table-cell>
          <table:table-cell table:style-name="ce13" table:formula="of:=VLOOKUP(&quot;CROSS_SECTION_AREA&quot;; INDIRECT(&quot;$&quot; &amp; [.D47] &amp; &quot;.A1:$&quot; &amp; [.D47] &amp; &quot;.B64&quot;); 2; 0)" office:value-type="float" office:value="4.90873852123405" calcext:value-type="float">
            <text:p>4.9087385212</text:p>
          </table:table-cell>
          <table:table-cell table:style-name="ce12"/>
          <table:table-cell table:style-name="ce12" table:formula="of:=1000 * [.F47] * [.G47]" office:value-type="float" office:value="0" calcext:value-type="float">
            <text:p>0</text:p>
          </table:table-cell>
          <table:table-cell table:style-name="ce12" office:value-type="float" office:value="3000" calcext:value-type="float">
            <text:p>3000</text:p>
          </table:table-cell>
          <table:table-cell table:style-name="ce12"/>
          <table:table-cell table:style-name="ce12" office:value-type="float" office:value="1" calcext:value-type="float">
            <text:p>1</text:p>
          </table:table-cell>
          <table:table-cell table:style-name="ce12" table:formula="of:=([.J47] / [.K47]) / [.H47]" office:value-type="string" office:string-value="" calcext:value-type="error">
            <text:p>#DIV/0!</text:p>
          </table:table-cell>
          <table:table-cell table:style-name="ce12" table:formula="of:=[.J47] / ([.I47] + [.J47])"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650000" calcext:value-type="float">
            <text:p>650000</text:p>
          </table:table-cell>
          <table:table-cell table:style-name="ce12" office:value-type="float" office:value="320" calcext:value-type="float">
            <text:p>32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RD-120M</text:p>
          </table:table-cell>
          <table:table-cell table:style-name="ce21" office:value-type="float" office:value="1.4" calcext:value-type="float">
            <text:p>1.4</text:p>
          </table:table-cell>
          <table:table-cell table:style-name="ce21" table:number-columns-repeated="2"/>
          <table:table-cell table:style-name="ce21" office:value-type="float" office:value="1080" calcext:value-type="float">
            <text:p>1080</text:p>
          </table:table-cell>
          <table:table-cell table:style-name="ce21" table:number-columns-repeated="2"/>
          <table:table-cell table:style-name="ce21" office:value-type="float" office:value="850400" calcext:value-type="float">
            <text:p>850400</text:p>
          </table:table-cell>
          <table:table-cell table:style-name="ce21" office:value-type="float" office:value="331" calcext:value-type="float">
            <text:p>331</text:p>
          </table:table-cell>
          <table:table-cell table:style-name="ce21" office:value-type="float" office:value="304" calcext:value-type="float">
            <text:p>304</text:p>
          </table:table-cell>
          <table:table-cell table:style-name="ce21" office:value-type="string" calcext:value-type="string">
            <text:p>KER+LOX</text:p>
          </table:table-cell>
          <table:table-cell table:style-name="ce22" table:formula="of:=[.K47] * [.H47] * [.Y47]" office:value-type="float" office:value="0" calcext:value-type="float">
            <text:p>0</text:p>
          </table:table-cell>
          <table:table-cell table:style-name="ce21"/>
          <table:table-cell table:style-name="ce22" table:formula="of:= ([.AA47] / 9.80665) / [.X47]" office:value-type="float" office:value="80.293209955225" calcext:value-type="float">
            <text:p>80.2932099552</text:p>
          </table:table-cell>
          <table:table-cell table:style-name="ce22" office:value-type="float" office:value="1" calcext:value-type="float">
            <text:p>1</text:p>
          </table:table-cell>
          <table:table-cell table:style-name="ce22" table:formula="of:=(0.01 * [.AH47] * 0.66 * [.AB47]) * [.AG47]" office:value-type="float" office:value="175.408546468185" calcext:value-type="float">
            <text:p>175.4085464682</text:p>
          </table:table-cell>
          <table:table-cell table:style-name="ce24" office:value-type="float" office:value="6300" calcext:value-type="float">
            <text:p>630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Large_Crewed_Lab</text:p>
          </table:table-cell>
          <table:table-cell table:style-name="ce9" office:value-type="string" calcext:value-type="string">
            <text:p>Mobile Processing Lab MPL-LG-2</text:p>
          </table:table-cell>
          <table:table-cell table:style-name="ce12" office:value-type="string" calcext:value-type="string">
            <text:p>2500mm</text:p>
          </table:table-cell>
          <table:table-cell table:style-name="ce13" table:formula="of:=VLOOKUP(&quot;RADIUS&quot;; INDIRECT(&quot;$&quot; &amp; [.D48] &amp; &quot;.A1:$&quot; &amp; [.D48] &amp; &quot;.B64&quot;); 2; 0)" office:value-type="float" office:value="1.25" calcext:value-type="float">
            <text:p>1.25</text:p>
          </table:table-cell>
          <table:table-cell table:style-name="ce13" table:formula="of:=VLOOKUP(&quot;CROSS_SECTION_AREA&quot;; INDIRECT(&quot;$&quot; &amp; [.D48] &amp; &quot;.A1:$&quot; &amp; [.D48] &amp; &quot;.B64&quot;); 2; 0)" office:value-type="float" office:value="4.90873852123405" calcext:value-type="float">
            <text:p>4.9087385212</text:p>
          </table:table-cell>
          <table:table-cell table:style-name="ce12" office:value-type="float" office:value="3.552" calcext:value-type="float">
            <text:p>3.552</text:p>
          </table:table-cell>
          <table:table-cell table:style-name="ce12" table:formula="of:=1000 * [.F48] * [.G48]" office:value-type="float" office:value="17435.8392274234" calcext:value-type="float">
            <text:p>17435.8392274234</text:p>
          </table:table-cell>
          <table:table-cell table:style-name="ce12" office:value-type="float" office:value="3500" calcext:value-type="float">
            <text:p>3500</text:p>
          </table:table-cell>
          <table:table-cell table:style-name="ce12" table:number-columns-repeated="2"/>
          <table:table-cell table:style-name="ce12" table:formula="of:=([.J48] / [.K48]) / [.H48]" office:value-type="string" office:string-value="" calcext:value-type="error">
            <text:p>#DIV/0!</text:p>
          </table:table-cell>
          <table:table-cell table:style-name="ce12" table:formula="of:=[.J48] / ([.I48] + [.J48])" office:value-type="float" office:value="0" calcext:value-type="float">
            <text:p>0</text:p>
          </table:table-cell>
          <table:table-cell table:style-name="ce12" table:number-columns-repeated="6"/>
          <table:table-cell table:style-name="ce18" office:value-type="string" calcext:value-type="string">
            <text:p>ISS Destiny Module</text:p>
          </table:table-cell>
          <table:table-cell table:style-name="ce21" office:value-type="float" office:value="4.27" calcext:value-type="float">
            <text:p>4.27</text:p>
          </table:table-cell>
          <table:table-cell table:style-name="ce21" office:value-type="float" office:value="8.53" calcext:value-type="float">
            <text:p>8.53</text:p>
          </table:table-cell>
          <table:table-cell table:style-name="ce21" office:value-type="float" office:value="122150" calcext:value-type="float">
            <text:p>122150</text:p>
          </table:table-cell>
          <table:table-cell table:style-name="ce21" office:value-type="float" office:value="2322.502660663" calcext:value-type="float">
            <text:p>2322.502660663</text:p>
          </table:table-cell>
          <table:table-cell table:style-name="ce21" table:number-columns-repeated="6"/>
          <table:table-cell table:style-name="ce22" table:formula="of:=[.K48] * [.H48] * [.Y48]" office:value-type="float" office:value="0" calcext:value-type="float">
            <text:p>0</text:p>
          </table:table-cell>
          <table:table-cell table:style-name="ce21"/>
          <table:table-cell table:style-name="ce22" table:formula="of:= ([.AA48] / 9.80665) / [.X48]" office:value-type="float" office:value="0" calcext:value-type="float">
            <text:p>0</text:p>
          </table:table-cell>
          <table:table-cell table:style-name="ce22" office:value-type="float" office:value="1" calcext:value-type="float">
            <text:p>1</text:p>
          </table:table-cell>
          <table:table-cell table:style-name="ce22" table:formula="of:=(0.01 * [.AH48] * 0.66 * [.AB48]) * [.AG48]" office:value-type="float" office:value="0" calcext:value-type="float">
            <text:p>0</text:p>
          </table:table-cell>
          <table:table-cell table:style-name="ce24" office:value-type="float" office:value="8000" calcext:value-type="float">
            <text:p>8000</text:p>
          </table:table-cell>
          <table:table-cell table:style-name="ce35" office:value-type="string" calcext:value-type="string">
            <text:p>Mass scaled based on volume ratio. ~250 Kg added to account for infrastructure and scientific equipment</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1-2</text:p>
          </table:table-cell>
          <table:table-cell table:style-name="ce9" office:value-type="string" calcext:value-type="string">
            <text:p>RE-M3 "Mainsail" Liquid Engine</text:p>
          </table:table-cell>
          <table:table-cell table:style-name="ce12" office:value-type="string" calcext:value-type="string">
            <text:p>2500mm</text:p>
          </table:table-cell>
          <table:table-cell table:style-name="ce13" table:formula="of:=VLOOKUP(&quot;RADIUS&quot;; INDIRECT(&quot;$&quot; &amp; [.D49] &amp; &quot;.A1:$&quot; &amp; [.D49] &amp; &quot;.B64&quot;); 2; 0)" office:value-type="float" office:value="1.25" calcext:value-type="float">
            <text:p>1.25</text:p>
          </table:table-cell>
          <table:table-cell table:style-name="ce13" table:formula="of:=VLOOKUP(&quot;CROSS_SECTION_AREA&quot;; INDIRECT(&quot;$&quot; &amp; [.D49] &amp; &quot;.A1:$&quot; &amp; [.D49] &amp; &quot;.B64&quot;); 2; 0)" office:value-type="float" office:value="4.90873852123405" calcext:value-type="float">
            <text:p>4.9087385212</text:p>
          </table:table-cell>
          <table:table-cell table:style-name="ce12"/>
          <table:table-cell table:style-name="ce12" table:formula="of:=1000 * [.F49] * [.G49]" office:value-type="float" office:value="0" calcext:value-type="float">
            <text:p>0</text:p>
          </table:table-cell>
          <table:table-cell table:style-name="ce12" office:value-type="float" office:value="6000" calcext:value-type="float">
            <text:p>6000</text:p>
          </table:table-cell>
          <table:table-cell table:style-name="ce12"/>
          <table:table-cell table:style-name="ce12" office:value-type="float" office:value="1" calcext:value-type="float">
            <text:p>1</text:p>
          </table:table-cell>
          <table:table-cell table:style-name="ce12" table:formula="of:=([.J49] / [.K49]) / [.H49]" office:value-type="string" office:string-value="" calcext:value-type="error">
            <text:p>#DIV/0!</text:p>
          </table:table-cell>
          <table:table-cell table:style-name="ce12" table:formula="of:=[.J49] / ([.I49] + [.J4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379000" calcext:value-type="float">
            <text:p>1379000</text:p>
          </table:table-cell>
          <table:table-cell table:style-name="ce12" office:value-type="float" office:value="310" calcext:value-type="float">
            <text:p>310</text:p>
          </table:table-cell>
          <table:table-cell table:style-name="ce12" office:value-type="float" office:value="285" calcext:value-type="float">
            <text:p>285</text:p>
          </table:table-cell>
          <table:table-cell table:style-name="ce12" office:value-type="string" calcext:value-type="string">
            <text:p>LF+O</text:p>
          </table:table-cell>
          <table:table-cell table:style-name="ce18" office:value-type="string" calcext:value-type="string">
            <text:p>NK-33</text:p>
          </table:table-cell>
          <table:table-cell table:style-name="ce21" office:value-type="float" office:value="1.9" calcext:value-type="float">
            <text:p>1.9</text:p>
          </table:table-cell>
          <table:table-cell table:style-name="ce21" table:number-columns-repeated="2"/>
          <table:table-cell table:style-name="ce21" office:value-type="float" office:value="1240" calcext:value-type="float">
            <text:p>1240</text:p>
          </table:table-cell>
          <table:table-cell table:style-name="ce21" table:number-columns-repeated="2"/>
          <table:table-cell table:style-name="ce21" office:value-type="float" office:value="1680000" calcext:value-type="float">
            <text:p>1680000</text:p>
          </table:table-cell>
          <table:table-cell table:style-name="ce21" office:value-type="float" office:value="331" calcext:value-type="float">
            <text:p>331</text:p>
          </table:table-cell>
          <table:table-cell table:style-name="ce21" office:value-type="float" office:value="297" calcext:value-type="float">
            <text:p>297</text:p>
          </table:table-cell>
          <table:table-cell table:style-name="ce21" office:value-type="string" calcext:value-type="string">
            <text:p>KER+LOX</text:p>
          </table:table-cell>
          <table:table-cell table:style-name="ce22" table:formula="of:=[.K49] * [.H49] * [.Y49]" office:value-type="float" office:value="0" calcext:value-type="float">
            <text:p>0</text:p>
          </table:table-cell>
          <table:table-cell table:style-name="ce21"/>
          <table:table-cell table:style-name="ce22" table:formula="of:= ([.AA49] / 9.80665) / [.X49]" office:value-type="float" office:value="138.155099822816" calcext:value-type="float">
            <text:p>138.1550998228</text:p>
          </table:table-cell>
          <table:table-cell table:style-name="ce22" office:value-type="float" office:value="1" calcext:value-type="float">
            <text:p>1</text:p>
          </table:table-cell>
          <table:table-cell table:style-name="ce22" table:formula="of:=(0.01 * [.AH49] * 0.66 * [.AB49]) * [.AG49]" office:value-type="float" office:value="301.813631072924" calcext:value-type="float">
            <text:p>301.8136310729</text:p>
          </table:table-cell>
          <table:table-cell table:style-name="ce24" office:value-type="float" office:value="15000" calcext:value-type="float">
            <text:p>1500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2LFB:FX</text:p>
          </table:table-cell>
          <table:table-cell table:style-name="ce9" office:value-type="string" calcext:value-type="string">
            <text:p>LFB KR-1x2 "Twin-Boar" Liquid Fuel Engine</text:p>
          </table:table-cell>
          <table:table-cell table:style-name="ce12" office:value-type="string" calcext:value-type="string">
            <text:p>2500mm</text:p>
          </table:table-cell>
          <table:table-cell table:style-name="ce13" table:formula="of:=VLOOKUP(&quot;RADIUS&quot;; INDIRECT(&quot;$&quot; &amp; [.D50] &amp; &quot;.A1:$&quot; &amp; [.D50] &amp; &quot;.B64&quot;); 2; 0)" office:value-type="float" office:value="1.25" calcext:value-type="float">
            <text:p>1.25</text:p>
          </table:table-cell>
          <table:table-cell table:style-name="ce13" table:formula="of:=VLOOKUP(&quot;CROSS_SECTION_AREA&quot;; INDIRECT(&quot;$&quot; &amp; [.D50] &amp; &quot;.A1:$&quot; &amp; [.D50] &amp; &quot;.B64&quot;); 2; 0)" office:value-type="float" office:value="4.90873852123405" calcext:value-type="float">
            <text:p>4.9087385212</text:p>
          </table:table-cell>
          <table:table-cell table:style-name="ce12" office:value-type="float" office:value="7.956" calcext:value-type="float">
            <text:p>7.956</text:p>
          </table:table-cell>
          <table:table-cell table:style-name="ce12" table:formula="of:=1000 * [.F50] * [.G50]" office:value-type="float" office:value="39053.9236749381" calcext:value-type="float">
            <text:p>39053.9236749381</text:p>
          </table:table-cell>
          <table:table-cell table:style-name="ce12" office:value-type="float" office:value="10500" calcext:value-type="float">
            <text:p>10500</text:p>
          </table:table-cell>
          <table:table-cell table:style-name="ce12" office:value-type="float" office:value="32000" calcext:value-type="float">
            <text:p>32000</text:p>
          </table:table-cell>
          <table:table-cell table:style-name="ce12" office:value-type="float" office:value="1" calcext:value-type="float">
            <text:p>1</text:p>
          </table:table-cell>
          <table:table-cell table:style-name="ce12" table:formula="of:=([.J50] / [.K50]) / [.H50]" office:value-type="float" office:value="0.819379898069888" calcext:value-type="float">
            <text:p>0.8193798981</text:p>
          </table:table-cell>
          <table:table-cell table:style-name="ce12" table:formula="of:=[.J50] / ([.I50] + [.J50])" office:value-type="float" office:value="0.752941176470588" calcext:value-type="float">
            <text:p>0.7529411765</text:p>
          </table:table-cell>
          <table:table-cell table:style-name="ce12" office:value-type="string" calcext:value-type="string">
            <text:p>x</text:p>
          </table:table-cell>
          <table:table-cell table:style-name="ce12"/>
          <table:table-cell table:style-name="ce12" office:value-type="float" office:value="2000000" calcext:value-type="float">
            <text:p>2000000</text:p>
          </table:table-cell>
          <table:table-cell table:style-name="ce12" office:value-type="float" office:value="300" calcext:value-type="float">
            <text:p>300</text:p>
          </table:table-cell>
          <table:table-cell table:style-name="ce12" office:value-type="float" office:value="280" calcext:value-type="float">
            <text:p>280</text:p>
          </table:table-cell>
          <table:table-cell table:style-name="ce12" office:value-type="string" calcext:value-type="string">
            <text:p>LF+O</text:p>
          </table:table-cell>
          <table:table-cell table:style-name="ce18" office:value-type="string" calcext:value-type="string">
            <text:p>Jumbo fuel tank + 2xRS-27C Cluster</text:p>
          </table:table-cell>
          <table:table-cell table:style-name="ce21" office:value-type="float" office:value="2.44" calcext:value-type="float">
            <text:p>2.44</text:p>
          </table:table-cell>
          <table:table-cell table:style-name="ce21" table:number-columns-repeated="2"/>
          <table:table-cell table:style-name="ce21" office:value-type="float" office:value="3740" calcext:value-type="float">
            <text:p>3740</text:p>
          </table:table-cell>
          <table:table-cell table:style-name="ce21" table:number-columns-repeated="2"/>
          <table:table-cell table:style-name="ce21" office:value-type="float" office:value="2108400" calcext:value-type="float">
            <text:p>2108400</text:p>
          </table:table-cell>
          <table:table-cell table:style-name="ce21" office:value-type="float" office:value="302" calcext:value-type="float">
            <text:p>302</text:p>
          </table:table-cell>
          <table:table-cell table:style-name="ce21" office:value-type="float" office:value="255" calcext:value-type="float">
            <text:p>255</text:p>
          </table:table-cell>
          <table:table-cell table:style-name="ce21" office:value-type="string" calcext:value-type="string">
            <text:p>KER+LOX</text:p>
          </table:table-cell>
          <table:table-cell table:style-name="ce22" table:formula="of:=[.K50] * [.H50] * [.Y50]" office:value-type="float" office:value="0" calcext:value-type="float">
            <text:p>0</text:p>
          </table:table-cell>
          <table:table-cell table:style-name="ce21"/>
          <table:table-cell table:style-name="ce22" table:formula="of:= ([.AA50] / 9.80665) / [.X50]" office:value-type="float" office:value="57.4858198781461" calcext:value-type="float">
            <text:p>57.4858198781</text:p>
          </table:table-cell>
          <table:table-cell table:style-name="ce22" office:value-type="float" office:value="1" calcext:value-type="float">
            <text:p>1</text:p>
          </table:table-cell>
          <table:table-cell table:style-name="ce22" table:formula="of:=(0.01 * [.AH50] * 0.66 * [.AB50]) * [.AG50]" office:value-type="float" office:value="114.580736181121" calcext:value-type="float">
            <text:p>114.5807361811</text:p>
          </table:table-cell>
          <table:table-cell table:style-name="ce24"/>
          <table:table-cell table:style-name="ce35" office:value-type="string" calcext:value-type="string">
            <text:p>Thrust structure is ~210 Kg</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Size1</text:p>
          </table:table-cell>
          <table:table-cell table:style-name="ce9" office:value-type="string" calcext:value-type="string">
            <text:p>C7 Brand Adapter - 2.5m to 1.25m</text:p>
          </table:table-cell>
          <table:table-cell table:style-name="ce12" office:value-type="string" calcext:value-type="string">
            <text:p>2500mm&lt;-&gt;1250mm</text:p>
          </table:table-cell>
          <table:table-cell table:style-name="ce13" table:formula="of:=VLOOKUP(&quot;RADIUS&quot;; INDIRECT(&quot;$&quot; &amp; [.D51] &amp; &quot;.A1:$&quot; &amp; [.D51] &amp; &quot;.B64&quot;); 2; 0)" office:value-type="string" office:string-value="" calcext:value-type="error">
            <text:p>#REF!</text:p>
          </table:table-cell>
          <table:table-cell table:style-name="ce16" office:value-type="float" office:value="2.761" calcext:value-type="float">
            <text:p>2.761</text:p>
          </table:table-cell>
          <table:table-cell table:style-name="ce12" office:value-type="float" office:value="2.562" calcext:value-type="float">
            <text:p>2.562</text:p>
          </table:table-cell>
          <table:table-cell table:style-name="ce12" table:formula="of:=1000 * [.F51] * [.G51]" office:value-type="float" office:value="7073.682" calcext:value-type="float">
            <text:p>7073.68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1] / [.K51]) / [.H51]" office:value-type="float" office:value="0.565476367187555" calcext:value-type="float">
            <text:p>0.5654763672</text:p>
          </table:table-cell>
          <table:table-cell table:style-name="ce12" table:formula="of:=[.J51] / ([.I51] + [.J51])"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1] / [.Z51]) - [.AE51]" office:value-type="float" office:value="542.050688089887" calcext:value-type="float">
            <text:p>542.0506880899</text:p>
          </table:table-cell>
          <table:table-cell table:style-name="ce21" office:value-type="float" office:value="0.62" calcext:value-type="float">
            <text:p>0.62</text:p>
          </table:table-cell>
          <table:table-cell table:style-name="ce21" office:value-type="float" office:value="0.89" calcext:value-type="float">
            <text:p>0.89</text:p>
          </table:table-cell>
          <table:table-cell table:style-name="ce21" table:number-columns-repeated="4"/>
          <table:table-cell table:style-name="ce22" table:formula="of:=[.K51] * [.H51] * [.Y51]" office:value-type="float" office:value="4385.68284" calcext:value-type="float">
            <text:p>4385.68284</text:p>
          </table:table-cell>
          <table:table-cell table:style-name="ce22" table:formula="of:= (&quot;O=&quot; &amp; ([.AE51] * 0.55)) &amp; CHAR(10) &amp; (&quot;LF=&quot; &amp; ([.AE51] * 0.45))" office:value-type="string" office:string-value="O=2412.125562&#10;LF=1973.557278" calcext:value-type="string">
            <text:p>O=2412.125562</text:p>
            <text:p>LF=1973.557278</text:p>
          </table:table-cell>
          <table:table-cell table:style-name="ce22" table:formula="of:= ([.AA51] / 9.80665) / [.X51]" office:value-type="float" office:value="0" calcext:value-type="float">
            <text:p>0</text:p>
          </table:table-cell>
          <table:table-cell table:style-name="ce22" office:value-type="float" office:value="1" calcext:value-type="float">
            <text:p>1</text:p>
          </table:table-cell>
          <table:table-cell table:style-name="ce22" table:formula="of:=(0.01 * [.AH51] * 0.66 * [.AB51]) * [.AG51]" office:value-type="float" office:value="0" calcext:value-type="float">
            <text:p>0</text:p>
          </table:table-cell>
          <table:table-cell table:style-name="ce24" table:formula="of:=CEILING(([.X51] + [.X51] * 0.4); 10)" office:value-type="float" office:value="760" calcext:value-type="float">
            <text:p>760</text:p>
          </table:table-cell>
          <table:table-cell table:style-name="ce28" table:formula="of:= &quot;Volume Fraction: &quot; &amp; [.Y51] &amp; &quot;; Mass Fraction: &quot; &amp; [.Z51]" office:value-type="string" office:string-value="Volume Fraction: 0.62; Mass Fraction: 0.89" calcext:value-type="string">
            <text:p>Volume Fraction: 0.62;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Size1Slant</text:p>
          </table:table-cell>
          <table:table-cell table:style-name="ce9" office:value-type="string" calcext:value-type="string">
            <text:p>C7 Brand Adapter Slanted - 2.5m to 1.25m</text:p>
          </table:table-cell>
          <table:table-cell table:style-name="ce12" office:value-type="string" calcext:value-type="string">
            <text:p>2500mm&lt;-&gt;1250mm</text:p>
          </table:table-cell>
          <table:table-cell table:style-name="ce13" table:formula="of:=VLOOKUP(&quot;RADIUS&quot;; INDIRECT(&quot;$&quot; &amp; [.D52] &amp; &quot;.A1:$&quot; &amp; [.D52] &amp; &quot;.B64&quot;); 2; 0)" office:value-type="string" office:string-value="" calcext:value-type="error">
            <text:p>#REF!</text:p>
          </table:table-cell>
          <table:table-cell table:style-name="ce16" office:value-type="float" office:value="2.761" calcext:value-type="float">
            <text:p>2.761</text:p>
          </table:table-cell>
          <table:table-cell table:style-name="ce12" office:value-type="float" office:value="2.562" calcext:value-type="float">
            <text:p>2.562</text:p>
          </table:table-cell>
          <table:table-cell table:style-name="ce12" table:formula="of:=1000 * [.F52] * [.G52]" office:value-type="float" office:value="7073.682" calcext:value-type="float">
            <text:p>7073.68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2] / [.K52]) / [.H52]" office:value-type="float" office:value="0.565476367187555" calcext:value-type="float">
            <text:p>0.5654763672</text:p>
          </table:table-cell>
          <table:table-cell table:style-name="ce12" table:formula="of:=[.J52] / ([.I52] + [.J52])"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2] / [.Z52]) - [.AE52]" office:value-type="float" office:value="542.050688089887" calcext:value-type="float">
            <text:p>542.0506880899</text:p>
          </table:table-cell>
          <table:table-cell table:style-name="ce21" office:value-type="float" office:value="0.62" calcext:value-type="float">
            <text:p>0.62</text:p>
          </table:table-cell>
          <table:table-cell table:style-name="ce21" office:value-type="float" office:value="0.89" calcext:value-type="float">
            <text:p>0.89</text:p>
          </table:table-cell>
          <table:table-cell table:style-name="ce21" table:number-columns-repeated="4"/>
          <table:table-cell table:style-name="ce22" table:formula="of:=[.K52] * [.H52] * [.Y52]" office:value-type="float" office:value="4385.68284" calcext:value-type="float">
            <text:p>4385.68284</text:p>
          </table:table-cell>
          <table:table-cell table:style-name="ce22" table:formula="of:= (&quot;O=&quot; &amp; ([.AE52] * 0.55)) &amp; CHAR(10) &amp; (&quot;LF=&quot; &amp; ([.AE52] * 0.45))" office:value-type="string" office:string-value="O=2412.125562&#10;LF=1973.557278" calcext:value-type="string">
            <text:p>O=2412.125562</text:p>
            <text:p>LF=1973.557278</text:p>
          </table:table-cell>
          <table:table-cell table:style-name="ce22" table:formula="of:= ([.AA52] / 9.80665) / [.X52]" office:value-type="float" office:value="0" calcext:value-type="float">
            <text:p>0</text:p>
          </table:table-cell>
          <table:table-cell table:style-name="ce22" office:value-type="float" office:value="1" calcext:value-type="float">
            <text:p>1</text:p>
          </table:table-cell>
          <table:table-cell table:style-name="ce22" table:formula="of:=(0.01 * [.AH52] * 0.66 * [.AB52]) * [.AG52]" office:value-type="float" office:value="0" calcext:value-type="float">
            <text:p>0</text:p>
          </table:table-cell>
          <table:table-cell table:style-name="ce24" table:formula="of:=CEILING(([.X52] + [.X52] * 0.4); 10)" office:value-type="float" office:value="760" calcext:value-type="float">
            <text:p>760</text:p>
          </table:table-cell>
          <table:table-cell table:style-name="ce28" table:formula="of:= &quot;Volume Fraction: &quot; &amp; [.Y52] &amp; &quot;; Mass Fraction: &quot; &amp; [.Z52]" office:value-type="string" office:string-value="Volume Fraction: 0.62; Mass Fraction: 0.89" calcext:value-type="string">
            <text:p>Volume Fraction: 0.62; Mass Fraction: 0.89</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2-Mk2</text:p>
          </table:table-cell>
          <table:table-cell table:style-name="ce9" office:value-type="string" calcext:value-type="string">
            <text:p>2.5m to Mk2 Adapter</text:p>
          </table:table-cell>
          <table:table-cell table:style-name="ce12" office:value-type="string" calcext:value-type="string">
            <text:p>2500mm&lt;-&gt;mk2</text:p>
          </table:table-cell>
          <table:table-cell table:style-name="ce13" table:formula="of:=VLOOKUP(&quot;RADIUS&quot;; INDIRECT(&quot;$&quot; &amp; [.D53] &amp; &quot;.A1:$&quot; &amp; [.D53] &amp; &quot;.B64&quot;); 2; 0)" office:value-type="string" office:string-value="" calcext:value-type="error">
            <text:p>#REF!</text:p>
          </table:table-cell>
          <table:table-cell table:style-name="ce16" office:value-type="float" office:value="3.712" calcext:value-type="float">
            <text:p>3.712</text:p>
          </table:table-cell>
          <table:table-cell table:style-name="ce13" office:value-type="float" office:value="3.787" calcext:value-type="float">
            <text:p>3.787</text:p>
          </table:table-cell>
          <table:table-cell table:style-name="ce12" table:formula="of:=1000 * [.F53] * [.G53]" office:value-type="float" office:value="14057.344" calcext:value-type="float">
            <text:p>14057.344</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53] / [.K53]) / [.H53]" office:value-type="float" office:value="0.284548773936243" calcext:value-type="float">
            <text:p>0.2845487739</text:p>
          </table:table-cell>
          <table:table-cell table:style-name="ce12" table:formula="of:=[.J53] / ([.I53] + [.J53])"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53] / [.Z53]) - [.AE53]" office:value-type="float" office:value="1070.52081230769" calcext:value-type="float">
            <text:p>1070.5208123077</text:p>
          </table:table-cell>
          <table:table-cell table:style-name="ce21" office:value-type="float" office:value="0.77" calcext:value-type="float">
            <text:p>0.77</text:p>
          </table:table-cell>
          <table:table-cell table:style-name="ce21" office:value-type="float" office:value="0.91" calcext:value-type="float">
            <text:p>0.91</text:p>
          </table:table-cell>
          <table:table-cell table:style-name="ce21" table:number-columns-repeated="4"/>
          <table:table-cell table:style-name="ce22" table:formula="of:=[.K53] * [.H53] * [.Y53]" office:value-type="float" office:value="10824.15488" calcext:value-type="float">
            <text:p>10824.15488</text:p>
          </table:table-cell>
          <table:table-cell table:style-name="ce22" table:formula="of:= (&quot;O=&quot; &amp; ([.AE53] * 0.55)) &amp; CHAR(10) &amp; (&quot;LF=&quot; &amp; ([.AE53] * 0.45))" office:value-type="string" office:string-value="O=5953.285184&#10;LF=4870.869696" calcext:value-type="string">
            <text:p>O=5953.285184</text:p>
            <text:p>LF=4870.869696</text:p>
          </table:table-cell>
          <table:table-cell table:style-name="ce22" table:formula="of:= ([.AA53] / 9.80665) / [.X53]" office:value-type="float" office:value="0" calcext:value-type="float">
            <text:p>0</text:p>
          </table:table-cell>
          <table:table-cell table:style-name="ce22" office:value-type="float" office:value="1" calcext:value-type="float">
            <text:p>1</text:p>
          </table:table-cell>
          <table:table-cell table:style-name="ce22" table:formula="of:=(0.01 * [.AH53] * 0.66 * [.AB53]) * [.AG53]" office:value-type="float" office:value="0" calcext:value-type="float">
            <text:p>0</text:p>
          </table:table-cell>
          <table:table-cell table:style-name="ce24" table:formula="of:=CEILING(([.X53] + [.X53] * 0.5); 10)" office:value-type="float" office:value="1610" calcext:value-type="float">
            <text:p>1610</text:p>
          </table:table-cell>
          <table:table-cell table:style-name="ce28" table:formula="of:= &quot;Volume Fraction: &quot; &amp; [.Y53] &amp; &quot;; Mass Fraction: &quot; &amp; [.Z53]" office:value-type="string" office:string-value="Volume Fraction: 0.77; Mass Fraction: 0.91" calcext:value-type="string">
            <text:p>Volume Fraction: 0.77;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HeatShield3</text:p>
          </table:table-cell>
          <table:table-cell table:style-name="ce10" office:value-type="string" calcext:value-type="string">
            <text:p>Heat Shield (3.75m)</text:p>
          </table:table-cell>
          <table:table-cell table:style-name="ce12" office:value-type="string" calcext:value-type="string">
            <text:p>3750mm</text:p>
          </table:table-cell>
          <table:table-cell table:style-name="ce13" table:formula="of:=VLOOKUP(&quot;RADIUS&quot;; INDIRECT(&quot;$&quot; &amp; [.D54] &amp; &quot;.A1:$&quot; &amp; [.D54] &amp; &quot;.B64&quot;); 2; 0)" office:value-type="float" office:value="1.875" calcext:value-type="float">
            <text:p>1.875</text:p>
          </table:table-cell>
          <table:table-cell table:style-name="ce13" table:formula="of:=VLOOKUP(&quot;CROSS_SECTION_AREA&quot;; INDIRECT(&quot;$&quot; &amp; [.D54] &amp; &quot;.A1:$&quot; &amp; [.D54] &amp; &quot;.B64&quot;); 2; 0)" office:value-type="float" office:value="11.0446616727766" calcext:value-type="float">
            <text:p>11.0446616728</text:p>
          </table:table-cell>
          <table:table-cell table:style-name="ce12"/>
          <table:table-cell table:style-name="ce12" table:formula="of:=1000 * [.F54] * [.G54]" office:value-type="float" office:value="0" calcext:value-type="float">
            <text:p>0</text:p>
          </table:table-cell>
          <table:table-cell table:style-name="ce12" office:value-type="float" office:value="1000" calcext:value-type="float">
            <text:p>1000</text:p>
          </table:table-cell>
          <table:table-cell table:style-name="ce12" office:value-type="float" office:value="1800" calcext:value-type="float">
            <text:p>1800</text:p>
          </table:table-cell>
          <table:table-cell table:style-name="ce12" office:value-type="float" office:value="1" calcext:value-type="float">
            <text:p>1</text:p>
          </table:table-cell>
          <table:table-cell table:style-name="ce12" table:formula="of:=([.J54] / [.K54]) / [.H54]" office:value-type="string" office:string-value="" calcext:value-type="error">
            <text:p>#DIV/0!</text:p>
          </table:table-cell>
          <table:table-cell table:style-name="ce12" table:formula="of:=[.J54] / ([.I54] + [.J54])" office:value-type="float" office:value="0.642857142857143" calcext:value-type="float">
            <text:p>0.6428571429</text:p>
          </table:table-cell>
          <table:table-cell table:style-name="ce12" table:number-columns-repeated="6"/>
          <table:table-cell table:style-name="ce18" office:value-type="string" calcext:value-type="string">
            <text:p>Orion Heat Shield</text:p>
          </table:table-cell>
          <table:table-cell table:style-name="ce21" office:value-type="float" office:value="5.03" calcext:value-type="float">
            <text:p>5.03</text:p>
          </table:table-cell>
          <table:table-cell table:style-name="ce21" table:number-columns-repeated="2"/>
          <table:table-cell table:style-name="ce21" office:value-type="float" office:value="78.402" calcext:value-type="float">
            <text:p>78.402</text:p>
          </table:table-cell>
          <table:table-cell table:style-name="ce21" table:number-columns-repeated="6"/>
          <table:table-cell table:style-name="ce22" table:formula="of:=[.K54] * [.H54] * [.Y54]" office:value-type="float" office:value="0" calcext:value-type="float">
            <text:p>0</text:p>
          </table:table-cell>
          <table:table-cell table:style-name="ce14" office:value-type="string" calcext:value-type="string">
            <text:p>ABLATOR=2250,705.621</text:p>
          </table:table-cell>
          <table:table-cell table:style-name="ce22" table:formula="of:= ([.AA54] / 9.80665) / [.X54]" office:value-type="float" office:value="0" calcext:value-type="float">
            <text:p>0</text:p>
          </table:table-cell>
          <table:table-cell table:style-name="ce22" office:value-type="float" office:value="1" calcext:value-type="float">
            <text:p>1</text:p>
          </table:table-cell>
          <table:table-cell table:style-name="ce22" table:formula="of:=(0.01 * [.AH54] * 0.66 * [.AB54]) * [.AG54]"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Downscaled to 3.75m. Actually more like a downscaled Apollo HS. Default amount of ablator appropriate for a LEO reentry with an MK1-2 pod</text:p>
          </table:table-cell>
          <table:table-cell table:style-name="ce39" office:value-type="string" calcext:value-type="string">
            <text:p><text:span text:style-name="T2">Mass was inferred from the quadratically upscaled Apollo heat shield</text:span></text:p>
            <text:p><text:span text:style-name="T2">See notes on the 1.25m</text:span></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SmallTank</text:p>
          </table:table-cell>
          <table:table-cell table:style-name="ce9" office:value-type="string" calcext:value-type="string">
            <text:p>Kerbodyne S3-3600 Tank</text:p>
          </table:table-cell>
          <table:table-cell table:style-name="ce12" office:value-type="string" calcext:value-type="string">
            <text:p>3750mm</text:p>
          </table:table-cell>
          <table:table-cell table:style-name="ce13" table:formula="of:=VLOOKUP(&quot;RADIUS&quot;; INDIRECT(&quot;$&quot; &amp; [.D55] &amp; &quot;.A1:$&quot; &amp; [.D55] &amp; &quot;.B64&quot;); 2; 0)" office:value-type="float" office:value="1.875" calcext:value-type="float">
            <text:p>1.875</text:p>
          </table:table-cell>
          <table:table-cell table:style-name="ce13" table:formula="of:=VLOOKUP(&quot;CROSS_SECTION_AREA&quot;; INDIRECT(&quot;$&quot; &amp; [.D55] &amp; &quot;.A1:$&quot; &amp; [.D55] &amp; &quot;.B64&quot;); 2; 0)" office:value-type="float" office:value="11.0446616727766" calcext:value-type="float">
            <text:p>11.0446616728</text:p>
          </table:table-cell>
          <table:table-cell table:style-name="ce12" office:value-type="float" office:value="1.946" calcext:value-type="float">
            <text:p>1.946</text:p>
          </table:table-cell>
          <table:table-cell table:style-name="ce12" table:formula="of:=1000 * [.F55] * [.G55]" office:value-type="float" office:value="21492.9116152233" calcext:value-type="float">
            <text:p>21492.9116152233</text:p>
          </table:table-cell>
          <table:table-cell table:style-name="ce12" office:value-type="float" office:value="2250" calcext:value-type="float">
            <text:p>2250</text:p>
          </table:table-cell>
          <table:table-cell table:style-name="ce12" office:value-type="float" office:value="18000" calcext:value-type="float">
            <text:p>18000</text:p>
          </table:table-cell>
          <table:table-cell table:style-name="ce12" office:value-type="float" office:value="1" calcext:value-type="float">
            <text:p>1</text:p>
          </table:table-cell>
          <table:table-cell table:style-name="ce12" table:formula="of:=([.J55] / [.K55]) / [.H55]" office:value-type="float" office:value="0.837485414830939" calcext:value-type="float">
            <text:p>0.8374854148</text:p>
          </table:table-cell>
          <table:table-cell table:style-name="ce12" table:formula="of:=[.J55] / ([.I55] + [.J55])"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5] / [.Z55]) - [.AE55]" office:value-type="float" office:value="1179.82365887821" calcext:value-type="float">
            <text:p>1179.8236588782</text:p>
          </table:table-cell>
          <table:table-cell table:style-name="ce21" office:value-type="float" office:value="0.86" calcext:value-type="float">
            <text:p>0.86</text:p>
          </table:table-cell>
          <table:table-cell table:style-name="ce21" office:value-type="float" office:value="0.94" calcext:value-type="float">
            <text:p>0.94</text:p>
          </table:table-cell>
          <table:table-cell table:style-name="ce21" table:number-columns-repeated="4"/>
          <table:table-cell table:style-name="ce22" table:formula="of:=[.K55] * [.H55] * [.Y55]" office:value-type="float" office:value="18483.903989092" calcext:value-type="float">
            <text:p>18483.903989092</text:p>
          </table:table-cell>
          <table:table-cell table:style-name="ce22" table:formula="of:= (&quot;O=&quot; &amp; ([.AE55] * 0.55)) &amp; CHAR(10) &amp; (&quot;LF=&quot; &amp; ([.AE55] * 0.45))" office:value-type="string" office:string-value="O=10166.1471940006&#10;LF=8317.75679509142" calcext:value-type="string">
            <text:p>O=10166.1471940006</text:p>
            <text:p>LF=8317.75679509142</text:p>
          </table:table-cell>
          <table:table-cell table:style-name="ce22" table:formula="of:= ([.AA55] / 9.80665) / [.X55]" office:value-type="float" office:value="0" calcext:value-type="float">
            <text:p>0</text:p>
          </table:table-cell>
          <table:table-cell table:style-name="ce22" office:value-type="float" office:value="1" calcext:value-type="float">
            <text:p>1</text:p>
          </table:table-cell>
          <table:table-cell table:style-name="ce22" table:formula="of:=(0.01 * [.AH55] * 0.66 * [.AB55]) * [.AG55]" office:value-type="float" office:value="0" calcext:value-type="float">
            <text:p>0</text:p>
          </table:table-cell>
          <table:table-cell table:style-name="ce24" table:formula="of:=CEILING(([.X55] + [.X55] * 0.4); 10)" office:value-type="float" office:value="1660" calcext:value-type="float">
            <text:p>1660</text:p>
          </table:table-cell>
          <table:table-cell table:style-name="ce28" table:formula="of:= &quot;Volume Fraction: &quot; &amp; [.Y55] &amp; &quot;; Mass Fraction: &quot; &amp; [.Z55]" office:value-type="string" office:string-value="Volume Fraction: 0.86; Mass Fraction: 0.94" calcext:value-type="string">
            <text:p>Volume Fraction: 0.86; Mass Fraction: 0.94</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3Decoupler</text:p>
          </table:table-cell>
          <table:table-cell table:style-name="ce9" office:value-type="string" calcext:value-type="string">
            <text:p>TR-38-D</text:p>
          </table:table-cell>
          <table:table-cell table:style-name="ce12" office:value-type="string" calcext:value-type="string">
            <text:p>3750mm</text:p>
          </table:table-cell>
          <table:table-cell table:style-name="ce13" table:formula="of:=VLOOKUP(&quot;RADIUS&quot;; INDIRECT(&quot;$&quot; &amp; [.D56] &amp; &quot;.A1:$&quot; &amp; [.D56] &amp; &quot;.B64&quot;); 2; 0)" office:value-type="float" office:value="1.875" calcext:value-type="float">
            <text:p>1.875</text:p>
          </table:table-cell>
          <table:table-cell table:style-name="ce13" table:formula="of:=VLOOKUP(&quot;CROSS_SECTION_AREA&quot;; INDIRECT(&quot;$&quot; &amp; [.D56] &amp; &quot;.A1:$&quot; &amp; [.D56] &amp; &quot;.B64&quot;); 2; 0)" office:value-type="float" office:value="11.0446616727766" calcext:value-type="float">
            <text:p>11.0446616728</text:p>
          </table:table-cell>
          <table:table-cell table:style-name="ce12"/>
          <table:table-cell table:style-name="ce12" table:formula="of:=1000 * [.F56] * [.G56]" office:value-type="float" office:value="0" calcext:value-type="float">
            <text:p>0</text:p>
          </table:table-cell>
          <table:table-cell table:style-name="ce12" office:value-type="float" office:value="800" calcext:value-type="float">
            <text:p>800</text:p>
          </table:table-cell>
          <table:table-cell table:style-name="ce12" table:number-columns-repeated="2"/>
          <table:table-cell table:style-name="ce12" table:formula="of:=([.J56] / [.K56]) / [.H56]" office:value-type="string" office:string-value="" calcext:value-type="error">
            <text:p>#DIV/0!</text:p>
          </table:table-cell>
          <table:table-cell table:style-name="ce12" table:formula="of:=[.J56] / ([.I56] + [.J5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56] * 2)) + ((([.E56] * 2) ^ 3) * 22)" office:value-type="float" office:value="1242.65625" calcext:value-type="float">
            <text:p>1242.65625</text:p>
          </table:table-cell>
          <table:table-cell table:style-name="ce21" table:number-columns-repeated="6"/>
          <table:table-cell table:style-name="ce22" table:formula="of:=[.K56] * [.H56] * [.Y56]" office:value-type="float" office:value="0" calcext:value-type="float">
            <text:p>0</text:p>
          </table:table-cell>
          <table:table-cell table:style-name="ce21"/>
          <table:table-cell table:style-name="ce22" table:formula="of:= ([.AA56] / 9.80665) / [.X56]" office:value-type="float" office:value="0" calcext:value-type="float">
            <text:p>0</text:p>
          </table:table-cell>
          <table:table-cell table:style-name="ce22" office:value-type="float" office:value="1" calcext:value-type="float">
            <text:p>1</text:p>
          </table:table-cell>
          <table:table-cell table:style-name="ce22" table:formula="of:=(0.01 * [.AH56] * 0.66 * [.AB56]) * [.AG56]" office:value-type="float" office:value="0" calcext:value-type="float">
            <text:p>0</text:p>
          </table:table-cell>
          <table:table-cell table:style-name="ce25" table:formula="of:=CEILING((160 + (1.5 * [.X56])); 10)" office:value-type="float" office:value="2030" calcext:value-type="float">
            <text:p>2030</text:p>
          </table:table-cell>
          <table:table-cell table:style-name="ce35"/>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MediumTank</text:p>
          </table:table-cell>
          <table:table-cell table:style-name="ce9" office:value-type="string" calcext:value-type="string">
            <text:p>Kerbodyne S3-7200 Tank</text:p>
          </table:table-cell>
          <table:table-cell table:style-name="ce12" office:value-type="string" calcext:value-type="string">
            <text:p>3750mm</text:p>
          </table:table-cell>
          <table:table-cell table:style-name="ce13" table:formula="of:=VLOOKUP(&quot;RADIUS&quot;; INDIRECT(&quot;$&quot; &amp; [.D57] &amp; &quot;.A1:$&quot; &amp; [.D57] &amp; &quot;.B64&quot;); 2; 0)" office:value-type="float" office:value="1.875" calcext:value-type="float">
            <text:p>1.875</text:p>
          </table:table-cell>
          <table:table-cell table:style-name="ce13" table:formula="of:=VLOOKUP(&quot;CROSS_SECTION_AREA&quot;; INDIRECT(&quot;$&quot; &amp; [.D57] &amp; &quot;.A1:$&quot; &amp; [.D57] &amp; &quot;.B64&quot;); 2; 0)" office:value-type="float" office:value="11.0446616727766" calcext:value-type="float">
            <text:p>11.0446616728</text:p>
          </table:table-cell>
          <table:table-cell table:style-name="ce12" office:value-type="float" office:value="3.867" calcext:value-type="float">
            <text:p>3.867</text:p>
          </table:table-cell>
          <table:table-cell table:style-name="ce12" table:formula="of:=1000 * [.F57] * [.G57]" office:value-type="float" office:value="42709.7066886272" calcext:value-type="float">
            <text:p>42709.7066886272</text:p>
          </table:table-cell>
          <table:table-cell table:style-name="ce12" office:value-type="float" office:value="4500" calcext:value-type="float">
            <text:p>4500</text:p>
          </table:table-cell>
          <table:table-cell table:style-name="ce12" office:value-type="float" office:value="36000" calcext:value-type="float">
            <text:p>36000</text:p>
          </table:table-cell>
          <table:table-cell table:style-name="ce12" office:value-type="float" office:value="1" calcext:value-type="float">
            <text:p>1</text:p>
          </table:table-cell>
          <table:table-cell table:style-name="ce12" table:formula="of:=([.J57] / [.K57]) / [.H57]" office:value-type="float" office:value="0.842899724469102" calcext:value-type="float">
            <text:p>0.8428997245</text:p>
          </table:table-cell>
          <table:table-cell table:style-name="ce12" table:formula="of:=[.J57] / ([.I57] + [.J57])"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57] / [.Z57]) - [.AE57]" office:value-type="float" office:value="1955.65499047924" calcext:value-type="float">
            <text:p>1955.6549904792</text:p>
          </table:table-cell>
          <table:table-cell table:style-name="ce21" office:value-type="float" office:value="0.87" calcext:value-type="float">
            <text:p>0.87</text:p>
          </table:table-cell>
          <table:table-cell table:style-name="ce21" office:value-type="float" office:value="0.95" calcext:value-type="float">
            <text:p>0.95</text:p>
          </table:table-cell>
          <table:table-cell table:style-name="ce21" table:number-columns-repeated="4"/>
          <table:table-cell table:style-name="ce22" table:formula="of:=[.K57] * [.H57] * [.Y57]" office:value-type="float" office:value="37157.4448191056" calcext:value-type="float">
            <text:p>37157.4448191056</text:p>
          </table:table-cell>
          <table:table-cell table:style-name="ce22" table:formula="of:= (&quot;O=&quot; &amp; ([.AE57] * 0.55)) &amp; CHAR(10) &amp; (&quot;LF=&quot; &amp; ([.AE57] * 0.45))" office:value-type="string" office:string-value="O=20436.5946505081&#10;LF=16720.8501685975" calcext:value-type="string">
            <text:p>O=20436.5946505081</text:p>
            <text:p>LF=16720.8501685975</text:p>
          </table:table-cell>
          <table:table-cell table:style-name="ce22" table:formula="of:= ([.AA57] / 9.80665) / [.X57]" office:value-type="float" office:value="0" calcext:value-type="float">
            <text:p>0</text:p>
          </table:table-cell>
          <table:table-cell table:style-name="ce22" office:value-type="float" office:value="1" calcext:value-type="float">
            <text:p>1</text:p>
          </table:table-cell>
          <table:table-cell table:style-name="ce22" table:formula="of:=(0.01 * [.AH57] * 0.66 * [.AB57]) * [.AG57]" office:value-type="float" office:value="0" calcext:value-type="float">
            <text:p>0</text:p>
          </table:table-cell>
          <table:table-cell table:style-name="ce24" table:formula="of:=CEILING(([.X57] + [.X57] * 0.4); 10)" office:value-type="float" office:value="2740" calcext:value-type="float">
            <text:p>2740</text:p>
          </table:table-cell>
          <table:table-cell table:style-name="ce28" table:formula="of:= &quot;Volume Fraction: &quot; &amp; [.Y57] &amp; &quot;; Mass Fraction: &quot; &amp; [.Z57]" office:value-type="string" office:string-value="Volume Fraction: 0.87; Mass Fraction: 0.95" calcext:value-type="string">
            <text:p>Volume Fraction: 0.87; Mass Fraction: 0.95</text:p>
          </table:table-cell>
          <table:table-cell table:style-name="ce35"/>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Size3LargeTank</text:p>
          </table:table-cell>
          <table:table-cell table:style-name="ce9" office:value-type="string" calcext:value-type="string">
            <text:p>Kerbodyne S3-14400 Tank</text:p>
          </table:table-cell>
          <table:table-cell table:style-name="ce12" office:value-type="string" calcext:value-type="string">
            <text:p>3750mm</text:p>
          </table:table-cell>
          <table:table-cell table:style-name="ce13" table:formula="of:=VLOOKUP(&quot;RADIUS&quot;; INDIRECT(&quot;$&quot; &amp; [.D58] &amp; &quot;.A1:$&quot; &amp; [.D58] &amp; &quot;.B64&quot;); 2; 0)" office:value-type="float" office:value="1.875" calcext:value-type="float">
            <text:p>1.875</text:p>
          </table:table-cell>
          <table:table-cell table:style-name="ce13" table:formula="of:=VLOOKUP(&quot;CROSS_SECTION_AREA&quot;; INDIRECT(&quot;$&quot; &amp; [.D58] &amp; &quot;.A1:$&quot; &amp; [.D58] &amp; &quot;.B64&quot;); 2; 0)" office:value-type="float" office:value="11.0446616727766" calcext:value-type="float">
            <text:p>11.0446616728</text:p>
          </table:table-cell>
          <table:table-cell table:style-name="ce12" office:value-type="float" office:value="7.497" calcext:value-type="float">
            <text:p>7.497</text:p>
          </table:table-cell>
          <table:table-cell table:style-name="ce12" table:formula="of:=1000 * [.F58] * [.G58]" office:value-type="float" office:value="82801.8285608063" calcext:value-type="float">
            <text:p>82801.8285608063</text:p>
          </table:table-cell>
          <table:table-cell table:style-name="ce12" office:value-type="float" office:value="9000" calcext:value-type="float">
            <text:p>9000</text:p>
          </table:table-cell>
          <table:table-cell table:style-name="ce12" office:value-type="float" office:value="72000" calcext:value-type="float">
            <text:p>72000</text:p>
          </table:table-cell>
          <table:table-cell table:style-name="ce12" office:value-type="float" office:value="1" calcext:value-type="float">
            <text:p>1</text:p>
          </table:table-cell>
          <table:table-cell table:style-name="ce12" table:formula="of:=([.J58] / [.K58]) / [.H58]" office:value-type="float" office:value="0.869546014278249" calcext:value-type="float">
            <text:p>0.8695460143</text:p>
          </table:table-cell>
          <table:table-cell table:style-name="ce12" table:formula="of:=[.J58] / ([.I58] + [.J58])" office:value-type="float" office:value="0.888888888888889" calcext:value-type="float">
            <text:p>0.8888888889</text:p>
          </table:table-cell>
          <table:table-cell table:style-name="ce12" table:number-columns-repeated="6"/>
          <table:table-cell table:style-name="ce18" office:value-type="string" calcext:value-type="string">
            <text:p>Just like the Space Shuttle External Tank</text:p>
          </table:table-cell>
          <table:table-cell table:style-name="ce21" table:number-columns-repeated="3"/>
          <table:table-cell table:style-name="ce21" table:formula="of:=([.AE58] / [.Z58]) - [.AE58]" office:value-type="float" office:value="3036.06704722956" calcext:value-type="float">
            <text:p>3036.0670472296</text:p>
          </table:table-cell>
          <table:table-cell table:style-name="ce21" office:value-type="float" office:value="0.88" calcext:value-type="float">
            <text:p>0.88</text:p>
          </table:table-cell>
          <table:table-cell table:style-name="ce21" office:value-type="float" office:value="0.96" calcext:value-type="float">
            <text:p>0.96</text:p>
          </table:table-cell>
          <table:table-cell table:style-name="ce21" table:number-columns-repeated="4"/>
          <table:table-cell table:style-name="ce22" table:formula="of:=[.K58] * [.H58] * [.Y58]" office:value-type="float" office:value="72865.6091335095" calcext:value-type="float">
            <text:p>72865.6091335095</text:p>
          </table:table-cell>
          <table:table-cell table:style-name="ce22" table:formula="of:= (&quot;O=&quot; &amp; ([.AE58] * 0.55)) &amp; CHAR(10) &amp; (&quot;LF=&quot; &amp; ([.AE58] * 0.45))" office:value-type="string" office:string-value="O=40076.0850234302&#10;LF=32789.5241100793" calcext:value-type="string">
            <text:p>O=40076.0850234302</text:p>
            <text:p>LF=32789.5241100793</text:p>
          </table:table-cell>
          <table:table-cell table:style-name="ce22" table:formula="of:= ([.AA58] / 9.80665) / [.X58]" office:value-type="float" office:value="0" calcext:value-type="float">
            <text:p>0</text:p>
          </table:table-cell>
          <table:table-cell table:style-name="ce22" office:value-type="float" office:value="1" calcext:value-type="float">
            <text:p>1</text:p>
          </table:table-cell>
          <table:table-cell table:style-name="ce22" table:formula="of:=(0.01 * [.AH58] * 0.66 * [.AB58]) * [.AG58]" office:value-type="float" office:value="0" calcext:value-type="float">
            <text:p>0</text:p>
          </table:table-cell>
          <table:table-cell table:style-name="ce24" table:formula="of:=CEILING(([.X58] + [.X58] * 0.4); 10)" office:value-type="float" office:value="4260" calcext:value-type="float">
            <text:p>4260</text:p>
          </table:table-cell>
          <table:table-cell table:style-name="ce28" table:formula="of:= &quot;Volume Fraction: &quot; &amp; [.Y58] &amp; &quot;; Mass Fraction: &quot; &amp; [.Z58]" office:value-type="string" office:string-value="Volume Fraction: 0.88; Mass Fraction: 0.96" calcext:value-type="string">
            <text:p>Volume Fraction: 0.88; Mass Fraction: 0.9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ize3AdvancedEngine:FX</text:p>
          </table:table-cell>
          <table:table-cell table:style-name="ce9" office:value-type="string" calcext:value-type="string">
            <text:p>Kerbodyne KR-2L+ "Rhino" Liquid Fuel Engine</text:p>
          </table:table-cell>
          <table:table-cell table:style-name="ce12" office:value-type="string" calcext:value-type="string">
            <text:p>3750mm</text:p>
          </table:table-cell>
          <table:table-cell table:style-name="ce13" table:formula="of:=VLOOKUP(&quot;RADIUS&quot;; INDIRECT(&quot;$&quot; &amp; [.D59] &amp; &quot;.A1:$&quot; &amp; [.D59] &amp; &quot;.B64&quot;); 2; 0)" office:value-type="float" office:value="1.875" calcext:value-type="float">
            <text:p>1.875</text:p>
          </table:table-cell>
          <table:table-cell table:style-name="ce13" table:formula="of:=VLOOKUP(&quot;CROSS_SECTION_AREA&quot;; INDIRECT(&quot;$&quot; &amp; [.D59] &amp; &quot;.A1:$&quot; &amp; [.D59] &amp; &quot;.B64&quot;); 2; 0)" office:value-type="float" office:value="11.0446616727766" calcext:value-type="float">
            <text:p>11.0446616728</text:p>
          </table:table-cell>
          <table:table-cell table:style-name="ce12"/>
          <table:table-cell table:style-name="ce12" table:formula="of:=1000 * [.F59] * [.G59]" office:value-type="float" office:value="0" calcext:value-type="float">
            <text:p>0</text:p>
          </table:table-cell>
          <table:table-cell table:style-name="ce12" office:value-type="float" office:value="9000" calcext:value-type="float">
            <text:p>9000</text:p>
          </table:table-cell>
          <table:table-cell table:style-name="ce12"/>
          <table:table-cell table:style-name="ce12" office:value-type="float" office:value="1" calcext:value-type="float">
            <text:p>1</text:p>
          </table:table-cell>
          <table:table-cell table:style-name="ce12" table:formula="of:=([.J59] / [.K59]) / [.H59]" office:value-type="string" office:string-value="" calcext:value-type="error">
            <text:p>#DIV/0!</text:p>
          </table:table-cell>
          <table:table-cell table:style-name="ce12" table:formula="of:=[.J59] / ([.I59] + [.J5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00" calcext:value-type="float">
            <text:p>2000000</text:p>
          </table:table-cell>
          <table:table-cell table:style-name="ce12" office:value-type="float" office:value="340" calcext:value-type="float">
            <text:p>340</text:p>
          </table:table-cell>
          <table:table-cell table:style-name="ce12" office:value-type="float" office:value="255" calcext:value-type="float">
            <text:p>255</text:p>
          </table:table-cell>
          <table:table-cell table:style-name="ce12" office:value-type="string" calcext:value-type="string">
            <text:p>LF+O</text:p>
          </table:table-cell>
          <table:table-cell table:style-name="ce18" office:value-type="string" calcext:value-type="string">
            <text:p>RS-68A</text:p>
          </table:table-cell>
          <table:table-cell table:style-name="ce21" office:value-type="float" office:value="2.43" calcext:value-type="float">
            <text:p>2.43</text:p>
          </table:table-cell>
          <table:table-cell table:style-name="ce21" table:number-columns-repeated="2"/>
          <table:table-cell table:style-name="ce21" office:value-type="float" office:value="6740" calcext:value-type="float">
            <text:p>6740</text:p>
          </table:table-cell>
          <table:table-cell table:style-name="ce21" table:number-columns-repeated="2"/>
          <table:table-cell table:style-name="ce21" office:value-type="float" office:value="3562582" calcext:value-type="float">
            <text:p>3562582</text:p>
          </table:table-cell>
          <table:table-cell table:style-name="ce21" office:value-type="float" office:value="413" calcext:value-type="float">
            <text:p>413</text:p>
          </table:table-cell>
          <table:table-cell table:style-name="ce21" office:value-type="float" office:value="362" calcext:value-type="float">
            <text:p>362</text:p>
          </table:table-cell>
          <table:table-cell table:style-name="ce21" office:value-type="string" calcext:value-type="string">
            <text:p>LH2+LOX</text:p>
          </table:table-cell>
          <table:table-cell table:style-name="ce22" table:formula="of:=[.K59] * [.H59] * [.Y59]" office:value-type="float" office:value="0" calcext:value-type="float">
            <text:p>0</text:p>
          </table:table-cell>
          <table:table-cell table:style-name="ce21"/>
          <table:table-cell table:style-name="ce22" table:formula="of:= ([.AA59] / 9.80665) / [.X59]" office:value-type="float" office:value="53.8994454816518" calcext:value-type="float">
            <text:p>53.8994454817</text:p>
          </table:table-cell>
          <table:table-cell table:style-name="ce22" office:value-type="float" office:value="1" calcext:value-type="float">
            <text:p>1</text:p>
          </table:table-cell>
          <table:table-cell table:style-name="ce22" table:formula="of:=(0.01 * [.AH59] * 0.66 * [.AB59]) * [.AG59]" office:value-type="float" office:value="146.919108493887" calcext:value-type="float">
            <text:p>146.9191084939</text:p>
          </table:table-cell>
          <table:table-cell table:style-name="ce24" office:value-type="float" office:value="36000" calcext:value-type="float">
            <text:p>36000</text:p>
          </table:table-cell>
          <table:table-cell table:style-name="ce35"/>
          <table:table-cell table:style-name="ce39" office:value-type="string" calcext:value-type="string">
            <text:p>The high efficiency 3.75 core</text:p>
          </table:table-cell>
          <table:table-cell table:number-columns-repeated="986"/>
        </table:table-row>
        <table:table-row table:style-name="ro2">
          <table:table-cell table:style-name="ce10" office:value-type="string" calcext:value-type="string">
            <text:p>x</text:p>
          </table:table-cell>
          <table:table-cell table:style-name="ce10" office:value-type="string" calcext:value-type="string">
            <text:p>Size3EngineCluster:FX</text:p>
          </table:table-cell>
          <table:table-cell table:style-name="ce10" office:value-type="string" calcext:value-type="string">
            <text:p>S3 KS-25x4 "Mammoth" Liquid Fuel Engine</text:p>
          </table:table-cell>
          <table:table-cell table:style-name="ce12" office:value-type="string" calcext:value-type="string">
            <text:p>3750mm</text:p>
          </table:table-cell>
          <table:table-cell table:style-name="ce13" table:formula="of:=VLOOKUP(&quot;RADIUS&quot;; INDIRECT(&quot;$&quot; &amp; [.D60] &amp; &quot;.A1:$&quot; &amp; [.D60] &amp; &quot;.B64&quot;); 2; 0)" office:value-type="float" office:value="1.875" calcext:value-type="float">
            <text:p>1.875</text:p>
          </table:table-cell>
          <table:table-cell table:style-name="ce13" table:formula="of:=VLOOKUP(&quot;CROSS_SECTION_AREA&quot;; INDIRECT(&quot;$&quot; &amp; [.D60] &amp; &quot;.A1:$&quot; &amp; [.D60] &amp; &quot;.B64&quot;); 2; 0)" office:value-type="float" office:value="11.0446616727766" calcext:value-type="float">
            <text:p>11.0446616728</text:p>
          </table:table-cell>
          <table:table-cell table:style-name="ce12"/>
          <table:table-cell table:style-name="ce12" table:formula="of:=1000 * [.F60] * [.G60]" office:value-type="float" office:value="0" calcext:value-type="float">
            <text:p>0</text:p>
          </table:table-cell>
          <table:table-cell table:style-name="ce13" office:value-type="float" office:value="15000" calcext:value-type="float">
            <text:p>15000</text:p>
          </table:table-cell>
          <table:table-cell table:style-name="ce13"/>
          <table:table-cell table:style-name="ce13" office:value-type="float" office:value="1" calcext:value-type="float">
            <text:p>1</text:p>
          </table:table-cell>
          <table:table-cell table:style-name="ce12" table:formula="of:=([.J60] / [.K60]) / [.H60]" office:value-type="string" office:string-value="" calcext:value-type="error">
            <text:p>#DIV/0!</text:p>
          </table:table-cell>
          <table:table-cell table:style-name="ce12" table:formula="of:=[.J60] / ([.I60] + [.J60])" office:value-type="float" office:value="0" calcext:value-type="float">
            <text:p>0</text:p>
          </table:table-cell>
          <table:table-cell table:style-name="ce12" office:value-type="string" calcext:value-type="string">
            <text:p>x</text:p>
          </table:table-cell>
          <table:table-cell table:style-name="ce12"/>
          <table:table-cell table:style-name="ce13" office:value-type="float" office:value="4000000" calcext:value-type="float">
            <text:p>4000000</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2" office:value-type="string" calcext:value-type="string">
            <text:p>LF+O</text:p>
          </table:table-cell>
          <table:table-cell table:style-name="ce19" office:value-type="string" calcext:value-type="string">
            <text:p>4xNK-33 Cluster</text:p>
          </table:table-cell>
          <table:table-cell table:style-name="ce22" office:value-type="float" office:value="4.2" calcext:value-type="float">
            <text:p>4.2</text:p>
          </table:table-cell>
          <table:table-cell table:style-name="ce22" table:number-columns-repeated="2"/>
          <table:table-cell table:style-name="ce21" office:value-type="float" office:value="5240" calcext:value-type="float">
            <text:p>5240</text:p>
          </table:table-cell>
          <table:table-cell table:style-name="ce21" table:number-columns-repeated="2"/>
          <table:table-cell table:style-name="ce21" office:value-type="float" office:value="6720000" calcext:value-type="float">
            <text:p>6720000</text:p>
          </table:table-cell>
          <table:table-cell table:style-name="ce21" office:value-type="float" office:value="331" calcext:value-type="float">
            <text:p>331</text:p>
          </table:table-cell>
          <table:table-cell table:style-name="ce21" office:value-type="float" office:value="297" calcext:value-type="float">
            <text:p>297</text:p>
          </table:table-cell>
          <table:table-cell table:style-name="ce21" office:value-type="string" calcext:value-type="string">
            <text:p>KER+LOX</text:p>
          </table:table-cell>
          <table:table-cell table:style-name="ce22" table:formula="of:=[.K60] * [.H60] * [.Y60]" office:value-type="float" office:value="0" calcext:value-type="float">
            <text:p>0</text:p>
          </table:table-cell>
          <table:table-cell table:style-name="ce21"/>
          <table:table-cell table:style-name="ce22" table:formula="of:= ([.AA60] / 9.80665) / [.X60]" office:value-type="float" office:value="130.772766244498" calcext:value-type="float">
            <text:p>130.7727662445</text:p>
          </table:table-cell>
          <table:table-cell table:style-name="ce22" office:value-type="float" office:value="1" calcext:value-type="float">
            <text:p>1</text:p>
          </table:table-cell>
          <table:table-cell table:style-name="ce22" table:formula="of:=(0.01 * [.AH60] * 0.66 * [.AB60]) * [.AG60]" office:value-type="float" office:value="285.68618513773" calcext:value-type="float">
            <text:p>285.6861851377</text:p>
          </table:table-cell>
          <table:table-cell table:style-name="ce24" office:value-type="float" office:value="47000" calcext:value-type="float">
            <text:p>47000</text:p>
          </table:table-cell>
          <table:table-cell table:style-name="ce35"/>
          <table:table-cell table:style-name="ce39" office:value-type="string" calcext:value-type="string">
            <text:p>Much more powerful than stock. 3.75 cores are an aerodinamic waste otherwis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Size3-Mk3</text:p>
          </table:table-cell>
          <table:table-cell table:style-name="ce9" office:value-type="string" calcext:value-type="string">
            <text:p>Mk3 to 3.75m Adapter</text:p>
          </table:table-cell>
          <table:table-cell table:style-name="ce12" office:value-type="string" calcext:value-type="string">
            <text:p>3750mm&lt;-&gt;mk3</text:p>
          </table:table-cell>
          <table:table-cell table:style-name="ce13" table:formula="of:=VLOOKUP(&quot;RADIUS&quot;; INDIRECT(&quot;$&quot; &amp; [.D61] &amp; &quot;.A1:$&quot; &amp; [.D61] &amp; &quot;.B64&quot;); 2; 0)" office:value-type="string" office:string-value="" calcext:value-type="error">
            <text:p>#REF!</text:p>
          </table:table-cell>
          <table:table-cell table:style-name="ce13" office:value-type="float" office:value="10.935720349" calcext:value-type="float">
            <text:p>10.935720349</text:p>
          </table:table-cell>
          <table:table-cell table:style-name="ce12" office:value-type="float" office:value="1.89" calcext:value-type="float">
            <text:p>1.89</text:p>
          </table:table-cell>
          <table:table-cell table:style-name="ce12" table:formula="of:=1000 * [.F61] * [.G61]" office:value-type="float" office:value="20668.51145961" calcext:value-type="float">
            <text:p>20668.51145961</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61] / [.K61]) / [.H61]" office:value-type="float" office:value="0.604784724068168" calcext:value-type="float">
            <text:p>0.6047847241</text:p>
          </table:table-cell>
          <table:table-cell table:style-name="ce12" table:formula="of:=[.J61] / ([.I61] + [.J61])"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61] / [.Z61]) - [.AE61]" office:value-type="float" office:value="1655.75218176436" calcext:value-type="float">
            <text:p>1655.7521817644</text:p>
          </table:table-cell>
          <table:table-cell table:style-name="ce21" office:value-type="float" office:value="0.81" calcext:value-type="float">
            <text:p>0.81</text:p>
          </table:table-cell>
          <table:table-cell table:style-name="ce21" office:value-type="float" office:value="0.91" calcext:value-type="float">
            <text:p>0.91</text:p>
          </table:table-cell>
          <table:table-cell table:style-name="ce21" table:number-columns-repeated="4"/>
          <table:table-cell table:style-name="ce22" table:formula="of:=[.K61] * [.H61] * [.Y61]" office:value-type="float" office:value="16741.4942822841" calcext:value-type="float">
            <text:p>16741.4942822841</text:p>
          </table:table-cell>
          <table:table-cell table:style-name="ce22" table:formula="of:= (&quot;O=&quot; &amp; ([.AE61] * 0.55)) &amp; CHAR(10) &amp; (&quot;LF=&quot; &amp; ([.AE61] * 0.45))" office:value-type="string" office:string-value="O=9207.82185525626&#10;LF=7533.67242702785" calcext:value-type="string">
            <text:p>O=9207.82185525626</text:p>
            <text:p>LF=7533.67242702785</text:p>
          </table:table-cell>
          <table:table-cell table:style-name="ce22" table:formula="of:= ([.AA61] / 9.80665) / [.X61]" office:value-type="float" office:value="0" calcext:value-type="float">
            <text:p>0</text:p>
          </table:table-cell>
          <table:table-cell table:style-name="ce22" office:value-type="float" office:value="1" calcext:value-type="float">
            <text:p>1</text:p>
          </table:table-cell>
          <table:table-cell table:style-name="ce22" table:formula="of:=(0.01 * [.AH61] * 0.66 * [.AB61]) * [.AG61]" office:value-type="float" office:value="0" calcext:value-type="float">
            <text:p>0</text:p>
          </table:table-cell>
          <table:table-cell table:style-name="ce24" table:formula="of:=CEILING(([.X61] + [.X61] * 0.55); 10)" office:value-type="float" office:value="2570" calcext:value-type="float">
            <text:p>2570</text:p>
          </table:table-cell>
          <table:table-cell table:style-name="ce28" table:formula="of:= &quot;Volume Fraction: &quot; &amp; [.Y61] &amp; &quot;; Mass Fraction: &quot; &amp; [.Z61] &amp; &quot;. &quot;&quot;puffiness&quot;&quot;/&quot;&quot;twistedness&quot;&quot; has been accounted for by adding ~ 1% to the cross section. I didn't feel like guessing integrals...&quot;" office:value-type="string" office:string-value="Volume Fraction: 0.81; Mass Fraction: 0.91. &quot;puffiness&quot;/&quot;twistedness&quot; has been accounted for by adding ~ 1% to the cross section. I didn't feel like guessing integrals..." calcext:value-type="string">
            <text:p>Volume Fraction: 0.81; Mass Fraction: 0.91.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iniFuelTank</text:p>
          </table:table-cell>
          <table:table-cell table:style-name="ce9" office:value-type="string" calcext:value-type="string">
            <text:p>Oscar-B Fuel Tank</text:p>
          </table:table-cell>
          <table:table-cell table:style-name="ce12" office:value-type="string" calcext:value-type="string">
            <text:p>625mm</text:p>
          </table:table-cell>
          <table:table-cell table:style-name="ce13" table:formula="of:=VLOOKUP(&quot;RADIUS&quot;; INDIRECT(&quot;$&quot; &amp; [.D62] &amp; &quot;.A1:$&quot; &amp; [.D62] &amp; &quot;.B64&quot;); 2; 0)" office:value-type="float" office:value="0.3125" calcext:value-type="float">
            <text:p>0.3125</text:p>
          </table:table-cell>
          <table:table-cell table:style-name="ce13" table:formula="of:=VLOOKUP(&quot;CROSS_SECTION_AREA&quot;; INDIRECT(&quot;$&quot; &amp; [.D62] &amp; &quot;.A1:$&quot; &amp; [.D62] &amp; &quot;.B64&quot;); 2; 0)" office:value-type="float" office:value="0.306796157577128" calcext:value-type="float">
            <text:p>0.3067961576</text:p>
          </table:table-cell>
          <table:table-cell table:style-name="ce12" office:value-type="float" office:value="0.359" calcext:value-type="float">
            <text:p>0.359</text:p>
          </table:table-cell>
          <table:table-cell table:style-name="ce12" table:formula="of:=1000 * [.F62] * [.G62]" office:value-type="float" office:value="110.139820570189" calcext:value-type="float">
            <text:p>110.1398205702</text:p>
          </table:table-cell>
          <table:table-cell table:style-name="ce12" office:value-type="float" office:value="25" calcext:value-type="float">
            <text:p>25</text:p>
          </table:table-cell>
          <table:table-cell table:style-name="ce12" office:value-type="float" office:value="150" calcext:value-type="float">
            <text:p>150</text:p>
          </table:table-cell>
          <table:table-cell table:style-name="ce12" office:value-type="float" office:value="1" calcext:value-type="float">
            <text:p>1</text:p>
          </table:table-cell>
          <table:table-cell table:style-name="ce12" table:formula="of:=([.J62] / [.K62]) / [.H62]" office:value-type="float" office:value="1.36190525119304" calcext:value-type="float">
            <text:p>1.3619052512</text:p>
          </table:table-cell>
          <table:table-cell table:style-name="ce12" table:formula="of:=[.J62] / ([.I62] + [.J62])" office:value-type="float" office:value="0.857142857142857" calcext:value-type="float">
            <text:p>0.8571428571</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62] / [.Z62]) - [.AE62]" office:value-type="float" office:value="13.6266010565908" calcext:value-type="float">
            <text:p>13.6266010566</text:p>
          </table:table-cell>
          <table:table-cell table:style-name="ce21" office:value-type="float" office:value="0.76" calcext:value-type="float">
            <text:p>0.76</text:p>
          </table:table-cell>
          <table:table-cell table:style-name="ce21" office:value-type="float" office:value="0.86" calcext:value-type="float">
            <text:p>0.86</text:p>
          </table:table-cell>
          <table:table-cell table:style-name="ce21" table:number-columns-repeated="4"/>
          <table:table-cell table:style-name="ce22" table:formula="of:=[.K62] * [.H62] * [.Y62]" office:value-type="float" office:value="83.7062636333437" calcext:value-type="float">
            <text:p>83.7062636333</text:p>
          </table:table-cell>
          <table:table-cell table:style-name="ce22" table:formula="of:= (&quot;O=&quot; &amp; ([.AE62] * 0.55)) &amp; CHAR(10) &amp; (&quot;LF=&quot; &amp; ([.AE62] * 0.45))" office:value-type="string" office:string-value="O=46.038444998339&#10;LF=37.6678186350047" calcext:value-type="string">
            <text:p>O=46.038444998339</text:p>
            <text:p>LF=37.6678186350047</text:p>
          </table:table-cell>
          <table:table-cell table:style-name="ce22" table:formula="of:= ([.AA62] / 9.80665) / [.X62]" office:value-type="float" office:value="0" calcext:value-type="float">
            <text:p>0</text:p>
          </table:table-cell>
          <table:table-cell table:style-name="ce22" office:value-type="float" office:value="1" calcext:value-type="float">
            <text:p>1</text:p>
          </table:table-cell>
          <table:table-cell table:style-name="ce22" table:formula="of:=(0.01 * [.AH62] * 0.66 * [.AB62]) * [.AG62]" office:value-type="float" office:value="0" calcext:value-type="float">
            <text:p>0</text:p>
          </table:table-cell>
          <table:table-cell table:style-name="ce24" table:formula="of:=CEILING(([.X62] + [.X62] * 0.4); 10)" office:value-type="float" office:value="20" calcext:value-type="float">
            <text:p>20</text:p>
          </table:table-cell>
          <table:table-cell table:style-name="ce28" table:formula="of:= &quot;Volume Fraction: &quot; &amp; [.Y62] &amp; &quot;; Mass Fraction: &quot; &amp; [.Z62]" office:value-type="string" office:string-value="Volume Fraction: 0.76; Mass Fraction: 0.86" calcext:value-type="string">
            <text:p>Volume Fraction: 0.76; Mass Fraction: 0.86</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Mini</text:p>
          </table:table-cell>
          <table:table-cell table:style-name="ce9" office:value-type="string" calcext:value-type="string">
            <text:p>FL-R10 RCS Fuel Tank</text:p>
          </table:table-cell>
          <table:table-cell table:style-name="ce12" office:value-type="string" calcext:value-type="string">
            <text:p>625mm</text:p>
          </table:table-cell>
          <table:table-cell table:style-name="ce13" table:formula="of:=VLOOKUP(&quot;RADIUS&quot;; INDIRECT(&quot;$&quot; &amp; [.D63] &amp; &quot;.A1:$&quot; &amp; [.D63] &amp; &quot;.B64&quot;); 2; 0)" office:value-type="float" office:value="0.3125" calcext:value-type="float">
            <text:p>0.3125</text:p>
          </table:table-cell>
          <table:table-cell table:style-name="ce13" table:formula="of:=VLOOKUP(&quot;CROSS_SECTION_AREA&quot;; INDIRECT(&quot;$&quot; &amp; [.D63] &amp; &quot;.A1:$&quot; &amp; [.D63] &amp; &quot;.B64&quot;); 2; 0)" office:value-type="float" office:value="0.306796157577128" calcext:value-type="float">
            <text:p>0.3067961576</text:p>
          </table:table-cell>
          <table:table-cell table:style-name="ce12" office:value-type="float" office:value="0.372" calcext:value-type="float">
            <text:p>0.372</text:p>
          </table:table-cell>
          <table:table-cell table:style-name="ce12" table:formula="of:=1000 * [.F63] * [.G63]" office:value-type="float" office:value="114.128170618692" calcext:value-type="float">
            <text:p>114.1281706187</text:p>
          </table:table-cell>
          <table:table-cell table:style-name="ce12" office:value-type="float" office:value="50" calcext:value-type="float">
            <text:p>50</text:p>
          </table:table-cell>
          <table:table-cell table:style-name="ce12" office:value-type="float" office:value="320" calcext:value-type="float">
            <text:p>320</text:p>
          </table:table-cell>
          <table:table-cell table:style-name="ce12" office:value-type="float" office:value="1" calcext:value-type="float">
            <text:p>1</text:p>
          </table:table-cell>
          <table:table-cell table:style-name="ce12" table:formula="of:=([.J63] / [.K63]) / [.H63]" office:value-type="float" office:value="2.80386514797593" calcext:value-type="float">
            <text:p>2.803865148</text:p>
          </table:table-cell>
          <table:table-cell table:style-name="ce12" table:formula="of:=[.J63] / ([.I63] + [.J63])" office:value-type="float" office:value="0.864864864864865" calcext:value-type="float">
            <text:p>0.864864864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63] / [.Z63]) - [.AE63]" office:value-type="float" office:value="14.9037963984409" calcext:value-type="float">
            <text:p>14.9037963984</text:p>
          </table:table-cell>
          <table:table-cell table:style-name="ce21" office:value-type="float" office:value="0.74" calcext:value-type="float">
            <text:p>0.74</text:p>
          </table:table-cell>
          <table:table-cell table:style-name="ce21" office:value-type="float" office:value="0.85" calcext:value-type="float">
            <text:p>0.85</text:p>
          </table:table-cell>
          <table:table-cell table:style-name="ce21" table:number-columns-repeated="4"/>
          <table:table-cell table:style-name="ce22" table:formula="of:=[.K63] * [.H63] * [.Y63]" office:value-type="float" office:value="84.4548462578319" calcext:value-type="float">
            <text:p>84.4548462578</text:p>
          </table:table-cell>
          <table:table-cell table:style-name="ce22" table:formula="of:= (&quot;MP=&quot; &amp; [.AE63])" office:value-type="string" office:string-value="MP=84.4548462578319" calcext:value-type="string">
            <text:p>MP=84.4548462578319</text:p>
          </table:table-cell>
          <table:table-cell table:style-name="ce22" table:formula="of:= ([.AA63] / 9.80665) / [.X63]" office:value-type="float" office:value="0" calcext:value-type="float">
            <text:p>0</text:p>
          </table:table-cell>
          <table:table-cell table:style-name="ce22" office:value-type="float" office:value="1" calcext:value-type="float">
            <text:p>1</text:p>
          </table:table-cell>
          <table:table-cell table:style-name="ce22" table:formula="of:=(0.01 * [.AH63] * 0.66 * [.AB63]) * [.AG63]" office:value-type="float" office:value="0" calcext:value-type="float">
            <text:p>0</text:p>
          </table:table-cell>
          <table:table-cell table:style-name="ce24" table:formula="of:=CEILING(([.X63] + [.X63] * 0.9); 10)" office:value-type="float" office:value="30" calcext:value-type="float">
            <text:p>30</text:p>
          </table:table-cell>
          <table:table-cell table:style-name="ce28" table:formula="of:= &quot;Volume Fraction: &quot; &amp; [.Y63] &amp; &quot;; Mass Fraction: &quot; &amp; [.Z63]" office:value-type="string" office:string-value="Volume Fraction: 0.74; Mass Fraction: 0.85" calcext:value-type="string">
            <text:p>Volume Fraction: 0.74; Mass Fraction: 0.8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Single</text:p>
          </table:table-cell>
          <table:table-cell table:style-name="ce9" office:value-type="string" calcext:value-type="string">
            <text:p>Mk16 Parachute</text:p>
          </table:table-cell>
          <table:table-cell table:style-name="ce12" office:value-type="string" calcext:value-type="string">
            <text:p>625mm</text:p>
          </table:table-cell>
          <table:table-cell table:style-name="ce13" table:formula="of:=VLOOKUP(&quot;RADIUS&quot;; INDIRECT(&quot;$&quot; &amp; [.D64] &amp; &quot;.A1:$&quot; &amp; [.D64] &amp; &quot;.B64&quot;); 2; 0)" office:value-type="float" office:value="0.3125" calcext:value-type="float">
            <text:p>0.3125</text:p>
          </table:table-cell>
          <table:table-cell table:style-name="ce13" table:formula="of:=VLOOKUP(&quot;CROSS_SECTION_AREA&quot;; INDIRECT(&quot;$&quot; &amp; [.D64] &amp; &quot;.A1:$&quot; &amp; [.D64] &amp; &quot;.B64&quot;); 2; 0)" office:value-type="float" office:value="0.306796157577128" calcext:value-type="float">
            <text:p>0.3067961576</text:p>
          </table:table-cell>
          <table:table-cell table:style-name="ce12"/>
          <table:table-cell table:style-name="ce12" table:formula="of:=1000 * [.F64] * [.G64]" office:value-type="float" office:value="0" calcext:value-type="float">
            <text:p>0</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64] / [.K64]) / [.H64]" office:value-type="string" office:string-value="" calcext:value-type="error">
            <text:p>#DIV/0!</text:p>
          </table:table-cell>
          <table:table-cell table:style-name="ce12" table:formula="of:=[.J64] / ([.I64] + [.J64])" office:value-type="float" office:value="0" calcext:value-type="float">
            <text:p>0</text:p>
          </table:table-cell>
          <table:table-cell table:style-name="ce12" table:number-columns-repeated="6"/>
          <table:table-cell table:style-name="ce18" office:value-type="string" calcext:value-type="string">
            <text:p>Mercury recovery equipment – Landing parachute</text:p>
          </table:table-cell>
          <table:table-cell table:style-name="ce21" table:number-columns-repeated="3"/>
          <table:table-cell table:style-name="ce21" office:value-type="float" office:value="26" calcext:value-type="float">
            <text:p>26</text:p>
          </table:table-cell>
          <table:table-cell table:style-name="ce21" table:number-columns-repeated="6"/>
          <table:table-cell table:style-name="ce22" table:formula="of:=[.K64] * [.H64] * [.Y64]" office:value-type="float" office:value="0" calcext:value-type="float">
            <text:p>0</text:p>
          </table:table-cell>
          <table:table-cell table:style-name="ce21"/>
          <table:table-cell table:style-name="ce22" table:formula="of:= ([.AA64] / 9.80665) / [.X64]" office:value-type="float" office:value="0" calcext:value-type="float">
            <text:p>0</text:p>
          </table:table-cell>
          <table:table-cell table:style-name="ce22" office:value-type="float" office:value="1" calcext:value-type="float">
            <text:p>1</text:p>
          </table:table-cell>
          <table:table-cell table:style-name="ce22" table:formula="of:=(0.01 * [.AH64] * 0.66 * [.AB64]) * [.AG64]" office:value-type="float" office:value="0" calcext:value-type="float">
            <text:p>0</text:p>
          </table:table-cell>
          <table:table-cell table:style-name="ce24" office:value-type="float" office:value="80" calcext:value-type="float">
            <text:p>80</text:p>
          </table:table-cell>
          <table:table-cell table:style-name="ce35" office:value-type="string" calcext:value-type="string">
            <text:p>Mass scaled based on capsule proportions</text:p>
          </table:table-cell>
          <table:table-cell table:style-name="ce39" office:value-type="string" calcext:value-type="string">
            <text:p>Calculated from the 60kg “recovery equipment”</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icroEngine</text:p>
          </table:table-cell>
          <table:table-cell table:style-name="ce9" office:value-type="string" calcext:value-type="string">
            <text:p>LV-1 "Ant" Liquid Fuel Engine</text:p>
          </table:table-cell>
          <table:table-cell table:style-name="ce12" office:value-type="string" calcext:value-type="string">
            <text:p>625mm</text:p>
          </table:table-cell>
          <table:table-cell table:style-name="ce13" table:formula="of:=VLOOKUP(&quot;RADIUS&quot;; INDIRECT(&quot;$&quot; &amp; [.D65] &amp; &quot;.A1:$&quot; &amp; [.D65] &amp; &quot;.B64&quot;); 2; 0)" office:value-type="float" office:value="0.3125" calcext:value-type="float">
            <text:p>0.3125</text:p>
          </table:table-cell>
          <table:table-cell table:style-name="ce13" table:formula="of:=VLOOKUP(&quot;CROSS_SECTION_AREA&quot;; INDIRECT(&quot;$&quot; &amp; [.D65] &amp; &quot;.A1:$&quot; &amp; [.D65] &amp; &quot;.B64&quot;); 2; 0)" office:value-type="float" office:value="0.306796157577128" calcext:value-type="float">
            <text:p>0.3067961576</text:p>
          </table:table-cell>
          <table:table-cell table:style-name="ce12"/>
          <table:table-cell table:style-name="ce12" table:formula="of:=1000 * [.F65] * [.G65]" office:value-type="float" office:value="0" calcext:value-type="float">
            <text:p>0</text:p>
          </table:table-cell>
          <table:table-cell table:style-name="ce12" office:value-type="float" office:value="20" calcext:value-type="float">
            <text:p>20</text:p>
          </table:table-cell>
          <table:table-cell table:style-name="ce12"/>
          <table:table-cell table:style-name="ce12" office:value-type="float" office:value="1" calcext:value-type="float">
            <text:p>1</text:p>
          </table:table-cell>
          <table:table-cell table:style-name="ce12" table:formula="of:=([.J65] / [.K65]) / [.H65]" office:value-type="string" office:string-value="" calcext:value-type="error">
            <text:p>#DIV/0!</text:p>
          </table:table-cell>
          <table:table-cell table:style-name="ce12" table:formula="of:=[.J65] / ([.I65] + [.J65])"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 calcext:value-type="float">
            <text:p>2000</text:p>
          </table:table-cell>
          <table:table-cell table:style-name="ce12" office:value-type="float" office:value="315" calcext:value-type="float">
            <text:p>315</text:p>
          </table:table-cell>
          <table:table-cell table:style-name="ce12" office:value-type="float" office:value="80" calcext:value-type="float">
            <text:p>80</text:p>
          </table:table-cell>
          <table:table-cell table:style-name="ce12" office:value-type="string" calcext:value-type="string">
            <text:p>LF+O</text:p>
          </table:table-cell>
          <table:table-cell table:style-name="ce18" office:value-type="string" calcext:value-type="string">
            <text:p>R-40A</text:p>
          </table:table-cell>
          <table:table-cell table:style-name="ce21" office:value-type="float" office:value="0.52" calcext:value-type="float">
            <text:p>0.52</text:p>
          </table:table-cell>
          <table:table-cell table:style-name="ce21" table:number-columns-repeated="2"/>
          <table:table-cell table:style-name="ce21" office:value-type="float" office:value="10" calcext:value-type="float">
            <text:p>10</text:p>
          </table:table-cell>
          <table:table-cell table:style-name="ce21" table:number-columns-repeated="2"/>
          <table:table-cell table:style-name="ce21" office:value-type="float" office:value="3870" calcext:value-type="float">
            <text:p>3870</text:p>
          </table:table-cell>
          <table:table-cell table:style-name="ce21" office:value-type="float" office:value="306" calcext:value-type="float">
            <text:p>306</text:p>
          </table:table-cell>
          <table:table-cell table:style-name="ce21" office:value-type="float" office:value="280" calcext:value-type="float">
            <text:p>280</text:p>
          </table:table-cell>
          <table:table-cell table:style-name="ce21" office:value-type="string" calcext:value-type="string">
            <text:p>N2O4/MMH</text:p>
          </table:table-cell>
          <table:table-cell table:style-name="ce22" table:formula="of:=[.K65] * [.H65] * [.Y65]" office:value-type="float" office:value="0" calcext:value-type="float">
            <text:p>0</text:p>
          </table:table-cell>
          <table:table-cell table:style-name="ce21"/>
          <table:table-cell table:style-name="ce22" table:formula="of:= ([.AA65] / 9.80665) / [.X65]" office:value-type="float" office:value="39.4630174422458" calcext:value-type="float">
            <text:p>39.4630174422</text:p>
          </table:table-cell>
          <table:table-cell table:style-name="ce22" office:value-type="float" office:value="1" calcext:value-type="float">
            <text:p>1</text:p>
          </table:table-cell>
          <table:table-cell table:style-name="ce22" table:formula="of:=(0.01 * [.AH65] * 0.66 * [.AB65]) * [.AG65]" office:value-type="float" office:value="79.6995100263597" calcext:value-type="float">
            <text:p>79.6995100264</text:p>
          </table:table-cell>
          <table:table-cell table:style-name="ce24" office:value-type="float" office:value="140" calcext:value-type="float">
            <text:p>140</text:p>
          </table:table-cell>
          <table:table-cell table:style-name="ce35"/>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text:p>
          </table:table-cell>
          <table:table-cell table:style-name="ce9" office:value-type="string" calcext:value-type="string">
            <text:p>PB-X150 Xenon Container</text:p>
          </table:table-cell>
          <table:table-cell table:style-name="ce12" office:value-type="string" calcext:value-type="string">
            <text:p>625mm</text:p>
          </table:table-cell>
          <table:table-cell table:style-name="ce13" table:formula="of:=VLOOKUP(&quot;RADIUS&quot;; INDIRECT(&quot;$&quot; &amp; [.D66] &amp; &quot;.A1:$&quot; &amp; [.D66] &amp; &quot;.B64&quot;); 2; 0)" office:value-type="float" office:value="0.3125" calcext:value-type="float">
            <text:p>0.3125</text:p>
          </table:table-cell>
          <table:table-cell table:style-name="ce13" table:formula="of:=VLOOKUP(&quot;CROSS_SECTION_AREA&quot;; INDIRECT(&quot;$&quot; &amp; [.D66] &amp; &quot;.A1:$&quot; &amp; [.D66] &amp; &quot;.B64&quot;); 2; 0)" office:value-type="float" office:value="0.306796157577128" calcext:value-type="float">
            <text:p>0.3067961576</text:p>
          </table:table-cell>
          <table:table-cell table:style-name="ce12" office:value-type="float" office:value="0.286" calcext:value-type="float">
            <text:p>0.286</text:p>
          </table:table-cell>
          <table:table-cell table:style-name="ce12" table:formula="of:=1000 * [.F66] * [.G66]" office:value-type="float" office:value="87.7437010670587" calcext:value-type="float">
            <text:p>87.7437010671</text:p>
          </table:table-cell>
          <table:table-cell table:style-name="ce12" office:value-type="float" office:value="55" calcext:value-type="float">
            <text:p>55</text:p>
          </table:table-cell>
          <table:table-cell table:style-name="ce12" office:value-type="float" office:value="70" calcext:value-type="float">
            <text:p>70</text:p>
          </table:table-cell>
          <table:table-cell table:style-name="ce12" office:value-type="float" office:value="1" calcext:value-type="float">
            <text:p>1</text:p>
          </table:table-cell>
          <table:table-cell table:style-name="ce12" table:formula="of:=([.J66] / [.K66]) / [.H66]" office:value-type="float" office:value="0.7977780643935" calcext:value-type="float">
            <text:p>0.7977780644</text:p>
          </table:table-cell>
          <table:table-cell table:style-name="ce12" table:formula="of:=[.J66] / ([.I66] + [.J66])" office:value-type="float" office:value="0.56" calcext:value-type="float">
            <text:p>0.56</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66] / [.Z66]) - [.AE66]" office:value-type="float" office:value="13.3163969854713" calcext:value-type="float">
            <text:p>13.3163969855</text:p>
          </table:table-cell>
          <table:table-cell table:style-name="ce21" office:value-type="float" office:value="0.86" calcext:value-type="float">
            <text:p>0.86</text:p>
          </table:table-cell>
          <table:table-cell table:style-name="ce21" office:value-type="float" office:value="0.85" calcext:value-type="float">
            <text:p>0.85</text:p>
          </table:table-cell>
          <table:table-cell table:style-name="ce21" table:number-columns-repeated="4"/>
          <table:table-cell table:style-name="ce22" table:formula="of:=[.K66] * [.H66] * [.Y66]" office:value-type="float" office:value="75.4595829176705" calcext:value-type="float">
            <text:p>75.4595829177</text:p>
          </table:table-cell>
          <table:table-cell table:style-name="ce22" table:formula="of:= (&quot;X=&quot; &amp; [.AE66])" office:value-type="string" office:string-value="X=75.4595829176705" calcext:value-type="string">
            <text:p>X=75.4595829176705</text:p>
          </table:table-cell>
          <table:table-cell table:style-name="ce22" table:formula="of:= ([.AA66] / 9.80665) / [.X66]" office:value-type="float" office:value="0" calcext:value-type="float">
            <text:p>0</text:p>
          </table:table-cell>
          <table:table-cell table:style-name="ce22" office:value-type="float" office:value="1" calcext:value-type="float">
            <text:p>1</text:p>
          </table:table-cell>
          <table:table-cell table:style-name="ce22" table:formula="of:=(0.01 * [.AH66] * 0.66 * [.AB66]) * [.AG66]" office:value-type="float" office:value="0" calcext:value-type="float">
            <text:p>0</text:p>
          </table:table-cell>
          <table:table-cell table:style-name="ce24" table:formula="of:=CEILING(([.X66] + [.X66] * 10); 10)" office:value-type="float" office:value="150" calcext:value-type="float">
            <text:p>150</text:p>
          </table:table-cell>
          <table:table-cell table:style-name="ce28" table:formula="of:= &quot;Volume Fraction: &quot; &amp; [.Y66] &amp; &quot;; Mass Fraction: &quot; &amp; [.Z66]" office:value-type="string" office:string-value="Volume Fraction: 0.86; Mass Fraction: 0.85" calcext:value-type="string">
            <text:p>Volume Fraction: 0.86; Mass Fraction: 0.85</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DecouplerMini</text:p>
          </table:table-cell>
          <table:table-cell table:style-name="ce9" office:value-type="string" calcext:value-type="string">
            <text:p>TR-2V Stack Decoupler</text:p>
          </table:table-cell>
          <table:table-cell table:style-name="ce12" office:value-type="string" calcext:value-type="string">
            <text:p>625mm</text:p>
          </table:table-cell>
          <table:table-cell table:style-name="ce13" table:formula="of:=VLOOKUP(&quot;RADIUS&quot;; INDIRECT(&quot;$&quot; &amp; [.D67] &amp; &quot;.A1:$&quot; &amp; [.D67] &amp; &quot;.B64&quot;); 2; 0)" office:value-type="float" office:value="0.3125" calcext:value-type="float">
            <text:p>0.3125</text:p>
          </table:table-cell>
          <table:table-cell table:style-name="ce13" table:formula="of:=VLOOKUP(&quot;CROSS_SECTION_AREA&quot;; INDIRECT(&quot;$&quot; &amp; [.D67] &amp; &quot;.A1:$&quot; &amp; [.D67] &amp; &quot;.B64&quot;); 2; 0)" office:value-type="float" office:value="0.306796157577128" calcext:value-type="float">
            <text:p>0.3067961576</text:p>
          </table:table-cell>
          <table:table-cell table:style-name="ce12"/>
          <table:table-cell table:style-name="ce12" table:formula="of:=1000 * [.F67] * [.G67]" office:value-type="float" office:value="0" calcext:value-type="float">
            <text:p>0</text:p>
          </table:table-cell>
          <table:table-cell table:style-name="ce12" office:value-type="float" office:value="15" calcext:value-type="float">
            <text:p>15</text:p>
          </table:table-cell>
          <table:table-cell table:style-name="ce12" table:number-columns-repeated="2"/>
          <table:table-cell table:style-name="ce12" table:formula="of:=([.J67] / [.K67]) / [.H67]" office:value-type="string" office:string-value="" calcext:value-type="error">
            <text:p>#DIV/0!</text:p>
          </table:table-cell>
          <table:table-cell table:style-name="ce12" table:formula="of:=[.J67] / ([.I67] + [.J6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15 * ([.E67] * 2)) + ((([.E67] * 2) ^ 3) * 15)" office:value-type="float" office:value="13.037109375" calcext:value-type="float">
            <text:p>13.037109375</text:p>
          </table:table-cell>
          <table:table-cell table:style-name="ce21" table:number-columns-repeated="6"/>
          <table:table-cell table:style-name="ce22" table:formula="of:=[.K67] * [.H67] * [.Y67]" office:value-type="float" office:value="0" calcext:value-type="float">
            <text:p>0</text:p>
          </table:table-cell>
          <table:table-cell table:style-name="ce21"/>
          <table:table-cell table:style-name="ce22" table:formula="of:= ([.AA67] / 9.80665) / [.X67]" office:value-type="float" office:value="0" calcext:value-type="float">
            <text:p>0</text:p>
          </table:table-cell>
          <table:table-cell table:style-name="ce22" office:value-type="float" office:value="1" calcext:value-type="float">
            <text:p>1</text:p>
          </table:table-cell>
          <table:table-cell table:style-name="ce22" table:formula="of:=(0.01 * [.AH67] * 0.66 * [.AB67]) * [.AG67]" office:value-type="float" office:value="0" calcext:value-type="float">
            <text:p>0</text:p>
          </table:table-cell>
          <table:table-cell table:style-name="ce25" table:formula="of:=CEILING((160 + (1.5 * [.X67])); 10)" office:value-type="float" office:value="180" calcext:value-type="float">
            <text:p>1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ackSeparatorMini</text:p>
          </table:table-cell>
          <table:table-cell table:style-name="ce9" office:value-type="string" calcext:value-type="string">
            <text:p>TR-2C Stack Separator</text:p>
          </table:table-cell>
          <table:table-cell table:style-name="ce12" office:value-type="string" calcext:value-type="string">
            <text:p>625mm</text:p>
          </table:table-cell>
          <table:table-cell table:style-name="ce13" table:formula="of:=VLOOKUP(&quot;RADIUS&quot;; INDIRECT(&quot;$&quot; &amp; [.D68] &amp; &quot;.A1:$&quot; &amp; [.D68] &amp; &quot;.B64&quot;); 2; 0)" office:value-type="float" office:value="0.3125" calcext:value-type="float">
            <text:p>0.3125</text:p>
          </table:table-cell>
          <table:table-cell table:style-name="ce13" table:formula="of:=VLOOKUP(&quot;CROSS_SECTION_AREA&quot;; INDIRECT(&quot;$&quot; &amp; [.D68] &amp; &quot;.A1:$&quot; &amp; [.D68] &amp; &quot;.B64&quot;); 2; 0)" office:value-type="float" office:value="0.306796157577128" calcext:value-type="float">
            <text:p>0.3067961576</text:p>
          </table:table-cell>
          <table:table-cell table:style-name="ce12"/>
          <table:table-cell table:style-name="ce12" table:formula="of:=1000 * [.F68] * [.G68]" office:value-type="float" office:value="0" calcext:value-type="float">
            <text:p>0</text:p>
          </table:table-cell>
          <table:table-cell table:style-name="ce12" office:value-type="float" office:value="20" calcext:value-type="float">
            <text:p>20</text:p>
          </table:table-cell>
          <table:table-cell table:style-name="ce12" table:number-columns-repeated="2"/>
          <table:table-cell table:style-name="ce12" table:formula="of:=([.J68] / [.K68]) / [.H68]" office:value-type="string" office:string-value="" calcext:value-type="error">
            <text:p>#DIV/0!</text:p>
          </table:table-cell>
          <table:table-cell table:style-name="ce12" table:formula="of:=[.J68] / ([.I68] + [.J68])"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2" table:formula="of:=(22 * ([.E68] * 2)) + ((([.E68] * 2) ^ 3) * 22)" office:value-type="float" office:value="19.12109375" calcext:value-type="float">
            <text:p>19.12109375</text:p>
          </table:table-cell>
          <table:table-cell table:style-name="ce21" table:number-columns-repeated="6"/>
          <table:table-cell table:style-name="ce22" table:formula="of:=[.K68] * [.H68] * [.Y68]" office:value-type="float" office:value="0" calcext:value-type="float">
            <text:p>0</text:p>
          </table:table-cell>
          <table:table-cell table:style-name="ce21"/>
          <table:table-cell table:style-name="ce22" table:formula="of:= ([.AA68] / 9.80665) / [.X68]" office:value-type="float" office:value="0" calcext:value-type="float">
            <text:p>0</text:p>
          </table:table-cell>
          <table:table-cell table:style-name="ce22" office:value-type="float" office:value="1" calcext:value-type="float">
            <text:p>1</text:p>
          </table:table-cell>
          <table:table-cell table:style-name="ce22" table:formula="of:=(0.01 * [.AH68] * 0.66 * [.AB68]) * [.AG68]" office:value-type="float" office:value="0" calcext:value-type="float">
            <text:p>0</text:p>
          </table:table-cell>
          <table:table-cell table:style-name="ce25" table:formula="of:=CEILING((160 + (1.5 * [.X68])); 10)" office:value-type="float" office:value="190" calcext:value-type="float">
            <text:p>19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quidEngineMini:FX</text:p>
          </table:table-cell>
          <table:table-cell table:style-name="ce9" office:value-type="string" calcext:value-type="string">
            <text:p>48-7S "Spark" Liquid Fuel Engine</text:p>
          </table:table-cell>
          <table:table-cell table:style-name="ce12" office:value-type="string" calcext:value-type="string">
            <text:p>625mm</text:p>
          </table:table-cell>
          <table:table-cell table:style-name="ce13" table:formula="of:=VLOOKUP(&quot;RADIUS&quot;; INDIRECT(&quot;$&quot; &amp; [.D69] &amp; &quot;.A1:$&quot; &amp; [.D69] &amp; &quot;.B64&quot;); 2; 0)" office:value-type="float" office:value="0.3125" calcext:value-type="float">
            <text:p>0.3125</text:p>
          </table:table-cell>
          <table:table-cell table:style-name="ce13" table:formula="of:=VLOOKUP(&quot;CROSS_SECTION_AREA&quot;; INDIRECT(&quot;$&quot; &amp; [.D69] &amp; &quot;.A1:$&quot; &amp; [.D69] &amp; &quot;.B64&quot;); 2; 0)" office:value-type="float" office:value="0.306796157577128" calcext:value-type="float">
            <text:p>0.3067961576</text:p>
          </table:table-cell>
          <table:table-cell table:style-name="ce12"/>
          <table:table-cell table:style-name="ce12" table:formula="of:=1000 * [.F69] * [.G69]" office:value-type="float" office:value="0" calcext:value-type="float">
            <text:p>0</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69] / [.K69]) / [.H69]" office:value-type="string" office:string-value="" calcext:value-type="error">
            <text:p>#DIV/0!</text:p>
          </table:table-cell>
          <table:table-cell table:style-name="ce12" table:formula="of:=[.J69] / ([.I69] + [.J69])"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8000" calcext:value-type="float">
            <text:p>18000</text:p>
          </table:table-cell>
          <table:table-cell table:style-name="ce12" office:value-type="float" office:value="300" calcext:value-type="float">
            <text:p>300</text:p>
          </table:table-cell>
          <table:table-cell table:style-name="ce12" office:value-type="float" office:value="270" calcext:value-type="float">
            <text:p>270</text:p>
          </table:table-cell>
          <table:table-cell table:style-name="ce12" office:value-type="string" calcext:value-type="string">
            <text:p>LF+O</text:p>
          </table:table-cell>
          <table:table-cell table:style-name="ce19" office:value-type="string" calcext:value-type="string">
            <text:p>Rocketdyne ATE</text:p>
          </table:table-cell>
          <table:table-cell table:style-name="ce21" office:value-type="float" office:value="0.76" calcext:value-type="float">
            <text:p>0.76</text:p>
          </table:table-cell>
          <table:table-cell table:style-name="ce21" table:number-columns-repeated="2"/>
          <table:table-cell table:style-name="ce21" office:value-type="float" office:value="58" calcext:value-type="float">
            <text:p>58</text:p>
          </table:table-cell>
          <table:table-cell table:style-name="ce21" table:number-columns-repeated="2"/>
          <table:table-cell table:style-name="ce21" office:value-type="float" office:value="20000" calcext:value-type="float">
            <text:p>20000</text:p>
          </table:table-cell>
          <table:table-cell table:style-name="ce21" office:value-type="float" office:value="347" calcext:value-type="float">
            <text:p>347</text:p>
          </table:table-cell>
          <table:table-cell table:style-name="ce21" office:value-type="float" office:value="240" calcext:value-type="float">
            <text:p>240</text:p>
          </table:table-cell>
          <table:table-cell table:style-name="ce21" office:value-type="string" calcext:value-type="string">
            <text:p>N2O4/MMH</text:p>
          </table:table-cell>
          <table:table-cell table:style-name="ce22" table:formula="of:=[.K69] * [.H69] * [.Y69]" office:value-type="float" office:value="0" calcext:value-type="float">
            <text:p>0</text:p>
          </table:table-cell>
          <table:table-cell table:style-name="ce21"/>
          <table:table-cell table:style-name="ce22" table:formula="of:= ([.AA69] / 9.80665) / [.X69]" office:value-type="float" office:value="35.1626280337217" calcext:value-type="float">
            <text:p>35.1626280337</text:p>
          </table:table-cell>
          <table:table-cell table:style-name="ce22" office:value-type="float" office:value="1" calcext:value-type="float">
            <text:p>1</text:p>
          </table:table-cell>
          <table:table-cell table:style-name="ce22" table:formula="of:=(0.01 * [.AH69] * 0.66 * [.AB69]) * [.AG69]" office:value-type="float" office:value="80.5294507228294" calcext:value-type="float">
            <text:p>80.5294507228</text:p>
          </table:table-cell>
          <table:table-cell table:style-name="ce24" office:value-type="float" office:value="320" calcext:value-type="float">
            <text:p>320</text:p>
          </table:table-cell>
          <table:table-cell table:style-name="ce35"/>
          <table:table-cell table:style-name="ce39" office:value-type="string" calcext:value-type="string">
            <text:p>Sea level XP is made up, and kept very low on purpose</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LFO</text:p>
          </table:table-cell>
          <table:table-cell table:style-name="ce9" office:value-type="string" calcext:value-type="string">
            <text:p>Mk2 Rocket Fuel Fuselage Short</text:p>
          </table:table-cell>
          <table:table-cell table:style-name="ce12" office:value-type="string" calcext:value-type="string">
            <text:p>mk2</text:p>
          </table:table-cell>
          <table:table-cell table:style-name="ce13" table:formula="of:=VLOOKUP(&quot;RADIUS&quot;; INDIRECT(&quot;$&quot; &amp; [.D70] &amp; &quot;.A1:$&quot; &amp; [.D70] &amp; &quot;.B64&quot;); 2; 0)" office:value-type="string" office:string-value="" calcext:value-type="error">
            <text:p>#N/A</text:p>
          </table:table-cell>
          <table:table-cell table:style-name="ce13" table:formula="of:=VLOOKUP(&quot;CROSS_SECTION_AREA&quot;; INDIRECT(&quot;$&quot; &amp; [.D70] &amp; &quot;.A1:$&quot; &amp; [.D70]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0] * [.G70]"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0] / [.K70]) / [.H70]" office:value-type="float" office:value="0.424163251911442" calcext:value-type="float">
            <text:p>0.4241632519</text:p>
          </table:table-cell>
          <table:table-cell table:style-name="ce12" table:formula="of:=[.J70] / ([.I70] + [.J70])"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0] / [.Z70]) - [.AE70]" office:value-type="float" office:value="437.079962942366" calcext:value-type="float">
            <text:p>437.0799629424</text:p>
          </table:table-cell>
          <table:table-cell table:style-name="ce21" office:value-type="float" office:value="0.75" calcext:value-type="float">
            <text:p>0.75</text:p>
          </table:table-cell>
          <table:table-cell table:style-name="ce21" office:value-type="float" office:value="0.89" calcext:value-type="float">
            <text:p>0.89</text:p>
          </table:table-cell>
          <table:table-cell table:style-name="ce21" table:number-columns-repeated="4"/>
          <table:table-cell table:style-name="ce22" table:formula="of:=[.K70] * [.H70] * [.Y70]" office:value-type="float" office:value="3536.3742456246" calcext:value-type="float">
            <text:p>3536.3742456246</text:p>
          </table:table-cell>
          <table:table-cell table:style-name="ce22" table:formula="of:= (&quot;O=&quot; &amp; ([.AE70] * 0.55)) &amp; CHAR(10) &amp; (&quot;LF=&quot; &amp; ([.AE70] * 0.45))" office:value-type="string" office:string-value="O=1945.00583509353&#10;LF=1591.36841053107" calcext:value-type="string">
            <text:p>O=1945.00583509353</text:p>
            <text:p>LF=1591.36841053107</text:p>
          </table:table-cell>
          <table:table-cell table:style-name="ce22" table:formula="of:= ([.AA70] / 9.80665) / [.X70]" office:value-type="float" office:value="0" calcext:value-type="float">
            <text:p>0</text:p>
          </table:table-cell>
          <table:table-cell table:style-name="ce22" office:value-type="float" office:value="1" calcext:value-type="float">
            <text:p>1</text:p>
          </table:table-cell>
          <table:table-cell table:style-name="ce22" table:formula="of:=(0.01 * [.AH70] * 0.66 * [.AB70]) * [.AG70]" office:value-type="float" office:value="0" calcext:value-type="float">
            <text:p>0</text:p>
          </table:table-cell>
          <table:table-cell table:style-name="ce24" table:formula="of:=CEILING(([.X70] + [.X70] * 0.5); 10)" office:value-type="float" office:value="660" calcext:value-type="float">
            <text:p>660</text:p>
          </table:table-cell>
          <table:table-cell table:style-name="ce28" table:formula="of:= &quot;Volume Fraction: &quot; &amp; [.Y70] &amp; &quot;; Mass Fraction: &quot; &amp; [.Z70]" office:value-type="string" office:string-value="Volume Fraction: 0.75; Mass Fraction: 0.89" calcext:value-type="string">
            <text:p>Volume Fraction: 0.75; Mass Fraction: 0.89</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Liquid</text:p>
          </table:table-cell>
          <table:table-cell table:style-name="ce9" office:value-type="string" calcext:value-type="string">
            <text:p>Mk2 Liquid Fuel Fuselage Short</text:p>
          </table:table-cell>
          <table:table-cell table:style-name="ce12" office:value-type="string" calcext:value-type="string">
            <text:p>mk2</text:p>
          </table:table-cell>
          <table:table-cell table:style-name="ce13" table:formula="of:=VLOOKUP(&quot;RADIUS&quot;; INDIRECT(&quot;$&quot; &amp; [.D71] &amp; &quot;.A1:$&quot; &amp; [.D71] &amp; &quot;.B64&quot;); 2; 0)" office:value-type="string" office:string-value="" calcext:value-type="error">
            <text:p>#N/A</text:p>
          </table:table-cell>
          <table:table-cell table:style-name="ce13" table:formula="of:=VLOOKUP(&quot;CROSS_SECTION_AREA&quot;; INDIRECT(&quot;$&quot; &amp; [.D71] &amp; &quot;.A1:$&quot; &amp; [.D71]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1] * [.G71]"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1] / [.K71]) / [.H71]" office:value-type="float" office:value="0.424163251911442" calcext:value-type="float">
            <text:p>0.4241632519</text:p>
          </table:table-cell>
          <table:table-cell table:style-name="ce12" table:formula="of:=[.J71] / ([.I71] + [.J71])"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1] / [.Z71]) - [.AE71]" office:value-type="float" office:value="408.647690605509" calcext:value-type="float">
            <text:p>408.6476906055</text:p>
          </table:table-cell>
          <table:table-cell table:style-name="ce21" office:value-type="float" office:value="0.78" calcext:value-type="float">
            <text:p>0.78</text:p>
          </table:table-cell>
          <table:table-cell table:style-name="ce21" office:value-type="float" office:value="0.9" calcext:value-type="float">
            <text:p>0.9</text:p>
          </table:table-cell>
          <table:table-cell table:style-name="ce21" table:number-columns-repeated="4"/>
          <table:table-cell table:style-name="ce22" table:formula="of:=[.K71] * [.H71] * [.Y71]" office:value-type="float" office:value="3677.82921544958" calcext:value-type="float">
            <text:p>3677.8292154496</text:p>
          </table:table-cell>
          <table:table-cell table:style-name="ce22" table:formula="of:= &quot;LF=&quot; &amp; [.AE71]" office:value-type="string" office:string-value="LF=3677.82921544958" calcext:value-type="string">
            <text:p>LF=3677.82921544958</text:p>
          </table:table-cell>
          <table:table-cell table:style-name="ce22" table:formula="of:= ([.AA71] / 9.80665) / [.X71]" office:value-type="float" office:value="0" calcext:value-type="float">
            <text:p>0</text:p>
          </table:table-cell>
          <table:table-cell table:style-name="ce22" office:value-type="float" office:value="1" calcext:value-type="float">
            <text:p>1</text:p>
          </table:table-cell>
          <table:table-cell table:style-name="ce22" table:formula="of:=(0.01 * [.AH71] * 0.66 * [.AB71]) * [.AG71]" office:value-type="float" office:value="0" calcext:value-type="float">
            <text:p>0</text:p>
          </table:table-cell>
          <table:table-cell table:style-name="ce24" table:formula="of:=400 + CEILING(([.X71] + [.X71] * 0.48); 10)" office:value-type="float" office:value="1010" calcext:value-type="float">
            <text:p>1010</text:p>
          </table:table-cell>
          <table:table-cell table:style-name="ce28" table:formula="of:= &quot;Volume Fraction: &quot; &amp; [.Y71] &amp; &quot;; Mass Fraction: &quot; &amp; [.Z71]" office:value-type="string" office:string-value="Volume Fraction: 0.78; Mass Fraction: 0.9" calcext:value-type="string">
            <text:p>Volume Fraction: 0.78; Mass Fraction: 0.9</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LongLFO</text:p>
          </table:table-cell>
          <table:table-cell table:style-name="ce9" office:value-type="string" calcext:value-type="string">
            <text:p>Mk2 Rocket Fuel Fuselage</text:p>
          </table:table-cell>
          <table:table-cell table:style-name="ce12" office:value-type="string" calcext:value-type="string">
            <text:p>mk2</text:p>
          </table:table-cell>
          <table:table-cell table:style-name="ce13" table:formula="of:=VLOOKUP(&quot;RADIUS&quot;; INDIRECT(&quot;$&quot; &amp; [.D72] &amp; &quot;.A1:$&quot; &amp; [.D72] &amp; &quot;.B64&quot;); 2; 0)" office:value-type="string" office:string-value="" calcext:value-type="error">
            <text:p>#N/A</text:p>
          </table:table-cell>
          <table:table-cell table:style-name="ce13" table:formula="of:=VLOOKUP(&quot;CROSS_SECTION_AREA&quot;; INDIRECT(&quot;$&quot; &amp; [.D72] &amp; &quot;.A1:$&quot; &amp; [.D72]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72] * [.G72]" office:value-type="float" office:value="9440.3957094155" calcext:value-type="float">
            <text:p>9440.3957094155</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72] / [.K72]) / [.H72]" office:value-type="float" office:value="0.423711052282538" calcext:value-type="float">
            <text:p>0.4237110523</text:p>
          </table:table-cell>
          <table:table-cell table:style-name="ce12" table:formula="of:=[.J72] / ([.I72] + [.J72])"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2] / [.Z72]) - [.AE72]" office:value-type="float" office:value="728.259097583481" calcext:value-type="float">
            <text:p>728.2590975835</text:p>
          </table:table-cell>
          <table:table-cell table:style-name="ce21" office:value-type="float" office:value="0.78" calcext:value-type="float">
            <text:p>0.78</text:p>
          </table:table-cell>
          <table:table-cell table:style-name="ce21" office:value-type="float" office:value="0.91" calcext:value-type="float">
            <text:p>0.91</text:p>
          </table:table-cell>
          <table:table-cell table:style-name="ce21" table:number-columns-repeated="4"/>
          <table:table-cell table:style-name="ce22" table:formula="of:=[.K72] * [.H72] * [.Y72]" office:value-type="float" office:value="7363.50865334409" calcext:value-type="float">
            <text:p>7363.5086533441</text:p>
          </table:table-cell>
          <table:table-cell table:style-name="ce22" table:formula="of:= (&quot;O=&quot; &amp; ([.AE72] * 0.55)) &amp; CHAR(10) &amp; (&quot;LF=&quot; &amp; ([.AE72] * 0.45))" office:value-type="string" office:string-value="O=4049.92975933925&#10;LF=3313.57889400484" calcext:value-type="string">
            <text:p>O=4049.92975933925</text:p>
            <text:p>LF=3313.57889400484</text:p>
          </table:table-cell>
          <table:table-cell table:style-name="ce22" table:formula="of:= ([.AA72] / 9.80665) / [.X72]" office:value-type="float" office:value="0" calcext:value-type="float">
            <text:p>0</text:p>
          </table:table-cell>
          <table:table-cell table:style-name="ce22" office:value-type="float" office:value="1" calcext:value-type="float">
            <text:p>1</text:p>
          </table:table-cell>
          <table:table-cell table:style-name="ce22" table:formula="of:=(0.01 * [.AH72] * 0.66 * [.AB72]) * [.AG72]" office:value-type="float" office:value="0" calcext:value-type="float">
            <text:p>0</text:p>
          </table:table-cell>
          <table:table-cell table:style-name="ce24" table:formula="of:=CEILING(([.X72] + [.X72] * 0.5); 10)" office:value-type="float" office:value="1100" calcext:value-type="float">
            <text:p>1100</text:p>
          </table:table-cell>
          <table:table-cell table:style-name="ce28" table:formula="of:= &quot;Volume Fraction: &quot; &amp; [.Y72] &amp; &quot;; Mass Fraction: &quot; &amp; [.Z72]" office:value-type="string" office:string-value="Volume Fraction: 0.78; Mass Fraction: 0.91" calcext:value-type="string">
            <text:p>Volume Fraction: 0.78;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ShortMono</text:p>
          </table:table-cell>
          <table:table-cell table:style-name="ce9" office:value-type="string" calcext:value-type="string">
            <text:p>Mk2 Monopropellant Tank</text:p>
          </table:table-cell>
          <table:table-cell table:style-name="ce12" office:value-type="string" calcext:value-type="string">
            <text:p>mk2</text:p>
          </table:table-cell>
          <table:table-cell table:style-name="ce13" table:formula="of:=VLOOKUP(&quot;RADIUS&quot;; INDIRECT(&quot;$&quot; &amp; [.D73] &amp; &quot;.A1:$&quot; &amp; [.D73] &amp; &quot;.B64&quot;); 2; 0)" office:value-type="string" office:string-value="" calcext:value-type="error">
            <text:p>#N/A</text:p>
          </table:table-cell>
          <table:table-cell table:style-name="ce13" table:formula="of:=VLOOKUP(&quot;CROSS_SECTION_AREA&quot;; INDIRECT(&quot;$&quot; &amp; [.D73] &amp; &quot;.A1:$&quot; &amp; [.D73]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73] * [.G73]" office:value-type="float" office:value="4715.1656608328" calcext:value-type="float">
            <text:p>4715.1656608328</text:p>
          </table:table-cell>
          <table:table-cell table:style-name="ce12" office:value-type="float" office:value="290" calcext:value-type="float">
            <text:p>290</text:p>
          </table:table-cell>
          <table:table-cell table:style-name="ce12" office:value-type="float" office:value="1600" calcext:value-type="float">
            <text:p>1600</text:p>
          </table:table-cell>
          <table:table-cell table:style-name="ce12" office:value-type="float" office:value="1" calcext:value-type="float">
            <text:p>1</text:p>
          </table:table-cell>
          <table:table-cell table:style-name="ce12" table:formula="of:=([.J73] / [.K73]) / [.H73]" office:value-type="float" office:value="0.339330601529153" calcext:value-type="float">
            <text:p>0.3393306015</text:p>
          </table:table-cell>
          <table:table-cell table:style-name="ce12" table:formula="of:=[.J73] / ([.I73] + [.J73])" office:value-type="float" office:value="0.846560846560847" calcext:value-type="float">
            <text:p>0.8465608466</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3] / [.Z73]) - [.AE73]" office:value-type="float" office:value="705.002480131747" calcext:value-type="float">
            <text:p>705.0024801317</text:p>
          </table:table-cell>
          <table:table-cell table:style-name="ce21" office:value-type="float" office:value="0.73" calcext:value-type="float">
            <text:p>0.73</text:p>
          </table:table-cell>
          <table:table-cell table:style-name="ce21" office:value-type="float" office:value="0.83" calcext:value-type="float">
            <text:p>0.83</text:p>
          </table:table-cell>
          <table:table-cell table:style-name="ce21" table:number-columns-repeated="4"/>
          <table:table-cell table:style-name="ce22" table:formula="of:=[.K73] * [.H73] * [.Y73]" office:value-type="float" office:value="3442.07093240794" calcext:value-type="float">
            <text:p>3442.070932408</text:p>
          </table:table-cell>
          <table:table-cell table:style-name="ce22" table:formula="of:= (&quot;MP=&quot; &amp; [.AE73])" office:value-type="string" office:string-value="MP=3442.07093240794" calcext:value-type="string">
            <text:p>MP=3442.07093240794</text:p>
          </table:table-cell>
          <table:table-cell table:style-name="ce22" table:formula="of:= ([.AA73] / 9.80665) / [.X73]" office:value-type="float" office:value="0" calcext:value-type="float">
            <text:p>0</text:p>
          </table:table-cell>
          <table:table-cell table:style-name="ce22" office:value-type="float" office:value="1" calcext:value-type="float">
            <text:p>1</text:p>
          </table:table-cell>
          <table:table-cell table:style-name="ce22" table:formula="of:=(0.01 * [.AH73] * 0.66 * [.AB73]) * [.AG73]" office:value-type="float" office:value="0" calcext:value-type="float">
            <text:p>0</text:p>
          </table:table-cell>
          <table:table-cell table:style-name="ce24" table:formula="of:=CEILING(([.X73] + [.X73] * 0.98); 10)" office:value-type="float" office:value="1400" calcext:value-type="float">
            <text:p>1400</text:p>
          </table:table-cell>
          <table:table-cell table:style-name="ce28" table:formula="of:= &quot;Volume Fraction: &quot; &amp; [.Y73] &amp; &quot;; Mass Fraction: &quot; &amp; [.Z73]" office:value-type="string" office:string-value="Volume Fraction: 0.73; Mass Fraction: 0.83" calcext:value-type="string">
            <text:p>Volume Fraction: 0.73; Mass Fraction: 0.8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Fuselage</text:p>
          </table:table-cell>
          <table:table-cell table:style-name="ce9" office:value-type="string" calcext:value-type="string">
            <text:p>Mk2 Liquid Fuel Fuselage</text:p>
          </table:table-cell>
          <table:table-cell table:style-name="ce12" office:value-type="string" calcext:value-type="string">
            <text:p>mk2</text:p>
          </table:table-cell>
          <table:table-cell table:style-name="ce13" table:formula="of:=VLOOKUP(&quot;RADIUS&quot;; INDIRECT(&quot;$&quot; &amp; [.D74] &amp; &quot;.A1:$&quot; &amp; [.D74] &amp; &quot;.B64&quot;); 2; 0)" office:value-type="string" office:string-value="" calcext:value-type="error">
            <text:p>#N/A</text:p>
          </table:table-cell>
          <table:table-cell table:style-name="ce13" table:formula="of:=VLOOKUP(&quot;CROSS_SECTION_AREA&quot;; INDIRECT(&quot;$&quot; &amp; [.D74] &amp; &quot;.A1:$&quot; &amp; [.D74]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74] * [.G74]" office:value-type="float" office:value="9440.3957094155" calcext:value-type="float">
            <text:p>9440.3957094155</text:p>
          </table:table-cell>
          <table:table-cell table:style-name="ce12" office:value-type="float" office:value="250" calcext:value-type="float">
            <text:p>25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4] / [.K74]) / [.H74]" office:value-type="float" office:value="0.211855526141269" calcext:value-type="float">
            <text:p>0.2118555261</text:p>
          </table:table-cell>
          <table:table-cell table:style-name="ce12" table:formula="of:=[.J74] / ([.I74] + [.J74])" office:value-type="float" office:value="0.888888888888889" calcext:value-type="float">
            <text:p>0.8888888889</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4] / [.Z74]) - [.AE74]" office:value-type="float" office:value="756.269062875153" calcext:value-type="float">
            <text:p>756.2690628752</text:p>
          </table:table-cell>
          <table:table-cell table:style-name="ce21" office:value-type="float" office:value="0.81" calcext:value-type="float">
            <text:p>0.81</text:p>
          </table:table-cell>
          <table:table-cell table:style-name="ce21" office:value-type="float" office:value="0.91" calcext:value-type="float">
            <text:p>0.91</text:p>
          </table:table-cell>
          <table:table-cell table:style-name="ce21" table:number-columns-repeated="4"/>
          <table:table-cell table:style-name="ce22" table:formula="of:=[.K74] * [.H74] * [.Y74]" office:value-type="float" office:value="7646.72052462656" calcext:value-type="float">
            <text:p>7646.7205246266</text:p>
          </table:table-cell>
          <table:table-cell table:style-name="ce22" table:formula="of:= &quot;LF=&quot; &amp; [.AE74]" office:value-type="string" office:string-value="LF=7646.72052462656" calcext:value-type="string">
            <text:p>LF=7646.72052462656</text:p>
          </table:table-cell>
          <table:table-cell table:style-name="ce22" table:formula="of:= ([.AA74] / 9.80665) / [.X74]" office:value-type="float" office:value="0" calcext:value-type="float">
            <text:p>0</text:p>
          </table:table-cell>
          <table:table-cell table:style-name="ce22" office:value-type="float" office:value="1" calcext:value-type="float">
            <text:p>1</text:p>
          </table:table-cell>
          <table:table-cell table:style-name="ce22" table:formula="of:=(0.01 * [.AH74] * 0.66 * [.AB74]) * [.AG74]" office:value-type="float" office:value="0" calcext:value-type="float">
            <text:p>0</text:p>
          </table:table-cell>
          <table:table-cell table:style-name="ce24" table:formula="of:=400 + CEILING(([.X74] + [.X74] * 0.48); 10)" office:value-type="float" office:value="1520" calcext:value-type="float">
            <text:p>1520</text:p>
          </table:table-cell>
          <table:table-cell table:style-name="ce28" table:formula="of:= &quot;Volume Fraction: &quot; &amp; [.Y74] &amp; &quot;; Mass Fraction: &quot; &amp; [.Z74]" office:value-type="string" office:string-value="Volume Fraction: 0.81; Mass Fraction: 0.91" calcext:value-type="string">
            <text:p>Volume Fraction: 0.81; Mass Fraction: 0.91</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SpacePlaneAdapter</text:p>
          </table:table-cell>
          <table:table-cell table:style-name="ce9" office:value-type="string" calcext:value-type="string">
            <text:p>Mk2 to 1.25m Adapter</text:p>
          </table:table-cell>
          <table:table-cell table:style-name="ce12" office:value-type="string" calcext:value-type="string">
            <text:p>Mk2&lt;-&gt;1250mm</text:p>
          </table:table-cell>
          <table:table-cell table:style-name="ce13" table:formula="of:=VLOOKUP(&quot;RADIUS&quot;; INDIRECT(&quot;$&quot; &amp; [.D75] &amp; &quot;.A1:$&quot; &amp; [.D75] &amp; &quot;.B64&quot;); 2; 0)" office:value-type="string" office:string-value="" calcext:value-type="error">
            <text:p>#REF!</text:p>
          </table:table-cell>
          <table:table-cell table:style-name="ce16" office:value-type="float" office:value="1.89" calcext:value-type="float">
            <text:p>1.89</text:p>
          </table:table-cell>
          <table:table-cell table:style-name="ce12" office:value-type="float" office:value="1.908" calcext:value-type="float">
            <text:p>1.908</text:p>
          </table:table-cell>
          <table:table-cell table:style-name="ce12" table:formula="of:=1000 * [.F75] * [.G75]" office:value-type="float" office:value="3606.12" calcext:value-type="float">
            <text:p>3606.12</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5] / [.K75]) / [.H75]" office:value-type="float" office:value="0.554612713941854" calcext:value-type="float">
            <text:p>0.5546127139</text:p>
          </table:table-cell>
          <table:table-cell table:style-name="ce12" table:formula="of:=[.J75] / ([.I75] + [.J75])"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5] / [.Z75]) - [.AE75]" office:value-type="float" office:value="363.890290909091" calcext:value-type="float">
            <text:p>363.8902909091</text:p>
          </table:table-cell>
          <table:table-cell table:style-name="ce21" office:value-type="float" office:value="0.74" calcext:value-type="float">
            <text:p>0.74</text:p>
          </table:table-cell>
          <table:table-cell table:style-name="ce21" office:value-type="float" office:value="0.88" calcext:value-type="float">
            <text:p>0.88</text:p>
          </table:table-cell>
          <table:table-cell table:style-name="ce21" table:number-columns-repeated="4"/>
          <table:table-cell table:style-name="ce22" table:formula="of:=[.K75] * [.H75] * [.Y75]" office:value-type="float" office:value="2668.5288" calcext:value-type="float">
            <text:p>2668.5288</text:p>
          </table:table-cell>
          <table:table-cell table:style-name="ce22" table:formula="of:= (&quot;O=&quot; &amp; ([.AE75] * 0.55)) &amp; CHAR(10) &amp; (&quot;LF=&quot; &amp; ([.AE75] * 0.45))" office:value-type="string" office:string-value="O=1467.69084&#10;LF=1200.83796" calcext:value-type="string">
            <text:p>O=1467.69084</text:p>
            <text:p>LF=1200.83796</text:p>
          </table:table-cell>
          <table:table-cell table:style-name="ce22" table:formula="of:= ([.AA75] / 9.80665) / [.X75]" office:value-type="float" office:value="0" calcext:value-type="float">
            <text:p>0</text:p>
          </table:table-cell>
          <table:table-cell table:style-name="ce22" office:value-type="float" office:value="1" calcext:value-type="float">
            <text:p>1</text:p>
          </table:table-cell>
          <table:table-cell table:style-name="ce22" table:formula="of:=(0.01 * [.AH75] * 0.66 * [.AB75]) * [.AG75]" office:value-type="float" office:value="0" calcext:value-type="float">
            <text:p>0</text:p>
          </table:table-cell>
          <table:table-cell table:style-name="ce24" table:formula="of:=CEILING(([.X75] + [.X75] * 0.5); 10)" office:value-type="float" office:value="550" calcext:value-type="float">
            <text:p>550</text:p>
          </table:table-cell>
          <table:table-cell table:style-name="ce28" table:formula="of:= &quot;Volume Fraction: &quot; &amp; [.Y75] &amp; &quot;; Mass Fraction: &quot; &amp; [.Z75] &amp; &quot;. &quot;&quot;puffiness&quot;&quot;/&quot;&quot;twistedness&quot;&quot; has been accounted for by adding ~ 1% to the cross section. I didn't feel like guessing integrals...&quot;" office:value-type="string" office:string-value="Volume Fraction: 0.74; Mass Fraction: 0.88. &quot;puffiness&quot;/&quot;twistedness&quot; has been accounted for by adding ~ 1% to the cross section. I didn't feel like guessing integrals..." calcext:value-type="string">
            <text:p>Volume Fraction: 0.74; Mass Fraction: 0.88.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_1m_AdapterLong</text:p>
          </table:table-cell>
          <table:table-cell table:style-name="ce9" office:value-type="string" calcext:value-type="string">
            <text:p>Mk2 to 1.25m Adapter Long</text:p>
          </table:table-cell>
          <table:table-cell table:style-name="ce12" office:value-type="string" calcext:value-type="string">
            <text:p>Mk2&lt;-&gt;1250mm</text:p>
          </table:table-cell>
          <table:table-cell table:style-name="ce13" table:formula="of:=VLOOKUP(&quot;RADIUS&quot;; INDIRECT(&quot;$&quot; &amp; [.D76] &amp; &quot;.A1:$&quot; &amp; [.D76] &amp; &quot;.B64&quot;); 2; 0)" office:value-type="string" office:string-value="" calcext:value-type="error">
            <text:p>#REF!</text:p>
          </table:table-cell>
          <table:table-cell table:style-name="ce16" office:value-type="float" office:value="1.89" calcext:value-type="float">
            <text:p>1.89</text:p>
          </table:table-cell>
          <table:table-cell table:style-name="ce12" office:value-type="float" office:value="3.78" calcext:value-type="float">
            <text:p>3.78</text:p>
          </table:table-cell>
          <table:table-cell table:style-name="ce12" table:formula="of:=1000 * [.F76] * [.G76]" office:value-type="float" office:value="7144.2" calcext:value-type="float">
            <text:p>7144.2</text:p>
          </table:table-cell>
          <table:table-cell table:style-name="ce12" office:value-type="float" office:value="570" calcext:value-type="float">
            <text:p>57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76] / [.K76]) / [.H76]" office:value-type="float" office:value="0.55989473978892" calcext:value-type="float">
            <text:p>0.5598947398</text:p>
          </table:table-cell>
          <table:table-cell table:style-name="ce12" table:formula="of:=[.J76] / ([.I76] + [.J76])" office:value-type="float" office:value="0.87527352297593" calcext:value-type="float">
            <text:p>0.875273523</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6] / [.Z76]) - [.AE76]" office:value-type="float" office:value="603.288000000001" calcext:value-type="float">
            <text:p>603.288</text:p>
          </table:table-cell>
          <table:table-cell table:style-name="ce21" office:value-type="float" office:value="0.76" calcext:value-type="float">
            <text:p>0.76</text:p>
          </table:table-cell>
          <table:table-cell table:style-name="ce21" office:value-type="float" office:value="0.9" calcext:value-type="float">
            <text:p>0.9</text:p>
          </table:table-cell>
          <table:table-cell table:style-name="ce21" table:number-columns-repeated="4"/>
          <table:table-cell table:style-name="ce22" table:formula="of:=[.K76] * [.H76] * [.Y76]" office:value-type="float" office:value="5429.592" calcext:value-type="float">
            <text:p>5429.592</text:p>
          </table:table-cell>
          <table:table-cell table:style-name="ce22" table:formula="of:= (&quot;O=&quot; &amp; ([.AE76] * 0.55)) &amp; CHAR(10) &amp; (&quot;LF=&quot; &amp; ([.AE76] * 0.45))" office:value-type="string" office:string-value="O=2986.2756&#10;LF=2443.3164" calcext:value-type="string">
            <text:p>O=2986.2756</text:p>
            <text:p>LF=2443.3164</text:p>
          </table:table-cell>
          <table:table-cell table:style-name="ce22" table:formula="of:= ([.AA76] / 9.80665) / [.X76]" office:value-type="float" office:value="0" calcext:value-type="float">
            <text:p>0</text:p>
          </table:table-cell>
          <table:table-cell table:style-name="ce22" office:value-type="float" office:value="1" calcext:value-type="float">
            <text:p>1</text:p>
          </table:table-cell>
          <table:table-cell table:style-name="ce22" table:formula="of:=(0.01 * [.AH76] * 0.66 * [.AB76]) * [.AG76]" office:value-type="float" office:value="0" calcext:value-type="float">
            <text:p>0</text:p>
          </table:table-cell>
          <table:table-cell table:style-name="ce24" table:formula="of:=CEILING(([.X76] + [.X76] * 0.5); 10)" office:value-type="float" office:value="910" calcext:value-type="float">
            <text:p>910</text:p>
          </table:table-cell>
          <table:table-cell table:style-name="ce28" table:formula="of:= &quot;Volume Fraction: &quot; &amp; [.Y76] &amp; &quot;; Mass Fraction: &quot; &amp; [.Z76] &amp; &quot;. &quot;&quot;puffiness&quot;&quot;/&quot;&quot;twistedness&quot;&quot; has been accounted for by adding ~ 1% to the cross section. I didn't feel like guessing integrals...&quot;" office:value-type="string" office:string-value="Volume Fraction: 0.76; Mass Fraction: 0.9. &quot;puffiness&quot;/&quot;twistedness&quot; has been accounted for by adding ~ 1% to the cross section. I didn't feel like guessing integrals..." calcext:value-type="string">
            <text:p>Volume Fraction: 0.76; Mass Fraction: 0.9.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_1m_Bicoupler</text:p>
          </table:table-cell>
          <table:table-cell table:style-name="ce9" office:value-type="string" calcext:value-type="string">
            <text:p>Mk2 Bicoupler</text:p>
          </table:table-cell>
          <table:table-cell table:style-name="ce12" office:value-type="string" calcext:value-type="string">
            <text:p>mk2&lt;-&gt;2x1250mm</text:p>
          </table:table-cell>
          <table:table-cell table:style-name="ce13" table:formula="of:=VLOOKUP(&quot;RADIUS&quot;; INDIRECT(&quot;$&quot; &amp; [.D77] &amp; &quot;.A1:$&quot; &amp; [.D77] &amp; &quot;.B64&quot;); 2; 0)" office:value-type="string" office:string-value="" calcext:value-type="error">
            <text:p>#REF!</text:p>
          </table:table-cell>
          <table:table-cell table:style-name="ce16" office:value-type="float" office:value="2.34" calcext:value-type="float">
            <text:p>2.34</text:p>
          </table:table-cell>
          <table:table-cell table:style-name="ce12" office:value-type="float" office:value="1.908" calcext:value-type="float">
            <text:p>1.908</text:p>
          </table:table-cell>
          <table:table-cell table:style-name="ce12" table:formula="of:=1000 * [.F77] * [.G77]" office:value-type="float" office:value="4464.72" calcext:value-type="float">
            <text:p>4464.72</text:p>
          </table:table-cell>
          <table:table-cell table:style-name="ce12" office:value-type="float" office:value="290" calcext:value-type="float">
            <text:p>290</text:p>
          </table:table-cell>
          <table:table-cell table:style-name="ce12" office:value-type="float" office:value="2000" calcext:value-type="float">
            <text:p>2000</text:p>
          </table:table-cell>
          <table:table-cell table:style-name="ce12" office:value-type="float" office:value="1" calcext:value-type="float">
            <text:p>1</text:p>
          </table:table-cell>
          <table:table-cell table:style-name="ce12" table:formula="of:=([.J77] / [.K77]) / [.H77]" office:value-type="float" office:value="0.44795642279919" calcext:value-type="float">
            <text:p>0.4479564228</text:p>
          </table:table-cell>
          <table:table-cell table:style-name="ce12" table:formula="of:=[.J77] / ([.I77] + [.J77])" office:value-type="float" office:value="0.873362445414847" calcext:value-type="float">
            <text:p>0.8733624454</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7] / [.Z77]) - [.AE77]" office:value-type="float" office:value="658.411720481927" calcext:value-type="float">
            <text:p>658.4117204819</text:p>
          </table:table-cell>
          <table:table-cell table:style-name="ce21" office:value-type="float" office:value="0.72" calcext:value-type="float">
            <text:p>0.72</text:p>
          </table:table-cell>
          <table:table-cell table:style-name="ce21" office:value-type="float" office:value="0.83" calcext:value-type="float">
            <text:p>0.83</text:p>
          </table:table-cell>
          <table:table-cell table:style-name="ce21" table:number-columns-repeated="4"/>
          <table:table-cell table:style-name="ce22" table:formula="of:=[.K77] * [.H77] * [.Y77]" office:value-type="float" office:value="3214.5984" calcext:value-type="float">
            <text:p>3214.5984</text:p>
          </table:table-cell>
          <table:table-cell table:style-name="ce22" table:formula="of:= (&quot;O=&quot; &amp; ([.AE77] * 0.55)) &amp; CHAR(10) &amp; (&quot;LF=&quot; &amp; ([.AE77] * 0.45))" office:value-type="string" office:string-value="O=1768.02912&#10;LF=1446.56928" calcext:value-type="string">
            <text:p>O=1768.02912</text:p>
            <text:p>LF=1446.56928</text:p>
          </table:table-cell>
          <table:table-cell table:style-name="ce22" table:formula="of:= ([.AA77] / 9.80665) / [.X77]" office:value-type="float" office:value="0" calcext:value-type="float">
            <text:p>0</text:p>
          </table:table-cell>
          <table:table-cell table:style-name="ce22" office:value-type="float" office:value="1" calcext:value-type="float">
            <text:p>1</text:p>
          </table:table-cell>
          <table:table-cell table:style-name="ce22" table:formula="of:=(0.01 * [.AH77] * 0.66 * [.AB77]) * [.AG77]" office:value-type="float" office:value="0" calcext:value-type="float">
            <text:p>0</text:p>
          </table:table-cell>
          <table:table-cell table:style-name="ce24" table:formula="of:=CEILING(([.X77] + [.X77] * 0.5); 10)" office:value-type="float" office:value="990" calcext:value-type="float">
            <text:p>990</text:p>
          </table:table-cell>
          <table:table-cell table:style-name="ce28" table:formula="of:= &quot;Volume Fraction: &quot; &amp; [.Y77] &amp; &quot;; Mass Fraction: &quot; &amp; [.Z77] &amp; &quot;. &quot;&quot;puffiness&quot;&quot;/&quot;&quot;twistedness&quot;&quot; has been accounted for by adding ~ 1% to the cross section. I didn't feel like guessing integrals...&quot;" office:value-type="string" office:string-value="Volume Fraction: 0.72; Mass Fraction: 0.83. &quot;puffiness&quot;/&quot;twistedness&quot; has been accounted for by adding ~ 1% to the cross section. I didn't feel like guessing integrals..." calcext:value-type="string">
            <text:p>Volume Fraction: 0.72; Mass Fraction: 0.83.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mk3FuselageLF_25</text:p>
          </table:table-cell>
          <table:table-cell table:style-name="ce9" office:value-type="string" calcext:value-type="string">
            <text:p>Mk3 Liquid Fuel Fuselage Short</text:p>
          </table:table-cell>
          <table:table-cell table:style-name="ce12" office:value-type="string" calcext:value-type="string">
            <text:p>mk3</text:p>
          </table:table-cell>
          <table:table-cell table:style-name="ce13" table:formula="of:=VLOOKUP(&quot;RADIUS&quot;; INDIRECT(&quot;$&quot; &amp; [.D78] &amp; &quot;.A1:$&quot; &amp; [.D78] &amp; &quot;.B64&quot;); 2; 0)" office:value-type="string" office:string-value="" calcext:value-type="error">
            <text:p>#N/A</text:p>
          </table:table-cell>
          <table:table-cell table:style-name="ce13" table:formula="of:=VLOOKUP(&quot;CROSS_SECTION_AREA&quot;; INDIRECT(&quot;$&quot; &amp; [.D78] &amp; &quot;.A1:$&quot; &amp; [.D78]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78] * [.G78]" office:value-type="float" office:value="25994.6701978945" calcext:value-type="float">
            <text:p>25994.6701978945</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78] / [.K78]) / [.H78]" office:value-type="float" office:value="0.480867805009215" calcext:value-type="float">
            <text:p>0.480867805</text:p>
          </table:table-cell>
          <table:table-cell table:style-name="ce12" table:formula="of:=[.J78] / ([.I78] + [.J78])"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8] / [.Z78]) - [.AE78]" office:value-type="float" office:value="1876.13706645673" calcext:value-type="float">
            <text:p>1876.1370664567</text:p>
          </table:table-cell>
          <table:table-cell table:style-name="ce21" office:value-type="float" office:value="0.83" calcext:value-type="float">
            <text:p>0.83</text:p>
          </table:table-cell>
          <table:table-cell table:style-name="ce21" office:value-type="float" office:value="0.92" calcext:value-type="float">
            <text:p>0.92</text:p>
          </table:table-cell>
          <table:table-cell table:style-name="ce21" table:number-columns-repeated="4"/>
          <table:table-cell table:style-name="ce22" table:formula="of:=[.K78] * [.H78] * [.Y78]" office:value-type="float" office:value="21575.5762642524" calcext:value-type="float">
            <text:p>21575.5762642524</text:p>
          </table:table-cell>
          <table:table-cell table:style-name="ce22" table:formula="of:= &quot;LF=&quot; &amp; [.AE78]" office:value-type="string" office:string-value="LF=21575.5762642524" calcext:value-type="string">
            <text:p>LF=21575.5762642524</text:p>
          </table:table-cell>
          <table:table-cell table:style-name="ce22" table:formula="of:= ([.AA78] / 9.80665) / [.X78]" office:value-type="float" office:value="0" calcext:value-type="float">
            <text:p>0</text:p>
          </table:table-cell>
          <table:table-cell table:style-name="ce22" office:value-type="float" office:value="1" calcext:value-type="float">
            <text:p>1</text:p>
          </table:table-cell>
          <table:table-cell table:style-name="ce22" table:formula="of:=(0.01 * [.AH78] * 0.66 * [.AB78]) * [.AG78]" office:value-type="float" office:value="0" calcext:value-type="float">
            <text:p>0</text:p>
          </table:table-cell>
          <table:table-cell table:style-name="ce24" table:formula="of:=CEILING(([.X78] + [.X78] * 0.48); 10)" office:value-type="float" office:value="2780" calcext:value-type="float">
            <text:p>2780</text:p>
          </table:table-cell>
          <table:table-cell table:style-name="ce28" table:formula="of:= &quot;Volume Fraction: &quot; &amp; [.Y78] &amp; &quot;; Mass Fraction: &quot; &amp; [.Z78]" office:value-type="string" office:string-value="Volume Fraction: 0.83; Mass Fraction: 0.92" calcext:value-type="string">
            <text:p>Volume Fraction: 0.83; Mass Fraction: 0.92</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25</text:p>
          </table:table-cell>
          <table:table-cell table:style-name="ce9" office:value-type="string" calcext:value-type="string">
            <text:p>Mk3 Rocket Fuel Fuselage Short</text:p>
          </table:table-cell>
          <table:table-cell table:style-name="ce12" office:value-type="string" calcext:value-type="string">
            <text:p>mk3</text:p>
          </table:table-cell>
          <table:table-cell table:style-name="ce13" table:formula="of:=VLOOKUP(&quot;RADIUS&quot;; INDIRECT(&quot;$&quot; &amp; [.D79] &amp; &quot;.A1:$&quot; &amp; [.D79] &amp; &quot;.B64&quot;); 2; 0)" office:value-type="string" office:string-value="" calcext:value-type="error">
            <text:p>#N/A</text:p>
          </table:table-cell>
          <table:table-cell table:style-name="ce13" table:formula="of:=VLOOKUP(&quot;CROSS_SECTION_AREA&quot;; INDIRECT(&quot;$&quot; &amp; [.D79] &amp; &quot;.A1:$&quot; &amp; [.D79]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79] * [.G79]" office:value-type="float" office:value="25994.6701978945" calcext:value-type="float">
            <text:p>25994.6701978945</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79] / [.K79]) / [.H79]" office:value-type="float" office:value="0.480867805009215" calcext:value-type="float">
            <text:p>0.480867805</text:p>
          </table:table-cell>
          <table:table-cell table:style-name="ce12" table:formula="of:=[.J79] / ([.I79] + [.J79])"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79] / [.Z79]) - [.AE79]" office:value-type="float" office:value="1876.13706645673" calcext:value-type="float">
            <text:p>1876.1370664567</text:p>
          </table:table-cell>
          <table:table-cell table:style-name="ce21" office:value-type="float" office:value="0.83" calcext:value-type="float">
            <text:p>0.83</text:p>
          </table:table-cell>
          <table:table-cell table:style-name="ce21" office:value-type="float" office:value="0.92" calcext:value-type="float">
            <text:p>0.92</text:p>
          </table:table-cell>
          <table:table-cell table:style-name="ce21" table:number-columns-repeated="4"/>
          <table:table-cell table:style-name="ce22" table:formula="of:=[.K79] * [.H79] * [.Y79]" office:value-type="float" office:value="21575.5762642524" calcext:value-type="float">
            <text:p>21575.5762642524</text:p>
          </table:table-cell>
          <table:table-cell table:style-name="ce22" table:formula="of:= (&quot;O=&quot; &amp; ([.AE79] * 0.55)) &amp; CHAR(10) &amp; (&quot;LF=&quot; &amp; ([.AE79] * 0.45))" office:value-type="string" office:string-value="O=11866.5669453388&#10;LF=9709.0093189136" calcext:value-type="string">
            <text:p>O=11866.5669453388</text:p>
            <text:p>LF=9709.0093189136</text:p>
          </table:table-cell>
          <table:table-cell table:style-name="ce22" table:formula="of:= ([.AA79] / 9.80665) / [.X79]" office:value-type="float" office:value="0" calcext:value-type="float">
            <text:p>0</text:p>
          </table:table-cell>
          <table:table-cell table:style-name="ce22" office:value-type="float" office:value="1" calcext:value-type="float">
            <text:p>1</text:p>
          </table:table-cell>
          <table:table-cell table:style-name="ce22" table:formula="of:=(0.01 * [.AH79] * 0.66 * [.AB79]) * [.AG79]" office:value-type="float" office:value="0" calcext:value-type="float">
            <text:p>0</text:p>
          </table:table-cell>
          <table:table-cell table:style-name="ce24" table:formula="of:=CEILING(([.X79] + [.X79] * 0.5); 10)" office:value-type="float" office:value="2820" calcext:value-type="float">
            <text:p>2820</text:p>
          </table:table-cell>
          <table:table-cell table:style-name="ce28" table:formula="of:= &quot;Volume Fraction: &quot; &amp; [.Y79] &amp; &quot;; Mass Fraction: &quot; &amp; [.Z79]" office:value-type="string" office:string-value="Volume Fraction: 0.83; Mass Fraction: 0.92" calcext:value-type="string">
            <text:p>Volume Fraction: 0.83; Mass Fraction: 0.92</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MONO</text:p>
          </table:table-cell>
          <table:table-cell table:style-name="ce9" office:value-type="string" calcext:value-type="string">
            <text:p>Mk3 Monopropellant Tank</text:p>
          </table:table-cell>
          <table:table-cell table:style-name="ce12" office:value-type="string" calcext:value-type="string">
            <text:p>mk3</text:p>
          </table:table-cell>
          <table:table-cell table:style-name="ce13" table:formula="of:=VLOOKUP(&quot;RADIUS&quot;; INDIRECT(&quot;$&quot; &amp; [.D80] &amp; &quot;.A1:$&quot; &amp; [.D80] &amp; &quot;.B64&quot;); 2; 0)" office:value-type="string" office:string-value="" calcext:value-type="error">
            <text:p>#N/A</text:p>
          </table:table-cell>
          <table:table-cell table:style-name="ce13" table:formula="of:=VLOOKUP(&quot;CROSS_SECTION_AREA&quot;; INDIRECT(&quot;$&quot; &amp; [.D80] &amp; &quot;.A1:$&quot; &amp; [.D80] &amp; &quot;.B64&quot;); 2; 0)" office:value-type="float" office:value="10.4103605117719" calcext:value-type="float">
            <text:p>10.4103605118</text:p>
          </table:table-cell>
          <table:table-cell table:style-name="ce12" office:value-type="float" office:value="1.251" calcext:value-type="float">
            <text:p>1.251</text:p>
          </table:table-cell>
          <table:table-cell table:style-name="ce12" table:formula="of:=1000 * [.F80] * [.G80]" office:value-type="float" office:value="13023.3610002267" calcext:value-type="float">
            <text:p>13023.3610002267</text:p>
          </table:table-cell>
          <table:table-cell table:style-name="ce12" office:value-type="float" office:value="710" calcext:value-type="float">
            <text:p>710</text:p>
          </table:table-cell>
          <table:table-cell table:style-name="ce12" office:value-type="float" office:value="4000" calcext:value-type="float">
            <text:p>4000</text:p>
          </table:table-cell>
          <table:table-cell table:style-name="ce12" office:value-type="float" office:value="1" calcext:value-type="float">
            <text:p>1</text:p>
          </table:table-cell>
          <table:table-cell table:style-name="ce12" table:formula="of:=([.J80] / [.K80]) / [.H80]" office:value-type="float" office:value="0.307140376430506" calcext:value-type="float">
            <text:p>0.3071403764</text:p>
          </table:table-cell>
          <table:table-cell table:style-name="ce12" table:formula="of:=[.J80] / ([.I80] + [.J80])" office:value-type="float" office:value="0.849256900212314" calcext:value-type="float">
            <text:p>0.849256900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0] / [.Z80]) - [.AE80]" office:value-type="float" office:value="1590.06151746954" calcext:value-type="float">
            <text:p>1590.0615174695</text:p>
          </table:table-cell>
          <table:table-cell table:style-name="ce21" office:value-type="float" office:value="0.75" calcext:value-type="float">
            <text:p>0.75</text:p>
          </table:table-cell>
          <table:table-cell table:style-name="ce21" office:value-type="float" office:value="0.86" calcext:value-type="float">
            <text:p>0.86</text:p>
          </table:table-cell>
          <table:table-cell table:style-name="ce21" table:number-columns-repeated="4"/>
          <table:table-cell table:style-name="ce22" table:formula="of:=[.K80] * [.H80] * [.Y80]" office:value-type="float" office:value="9767.52075017001" calcext:value-type="float">
            <text:p>9767.52075017</text:p>
          </table:table-cell>
          <table:table-cell table:style-name="ce22" table:formula="of:= (&quot;MP=&quot; &amp; [.AE80])" office:value-type="string" office:string-value="MP=9767.52075017001" calcext:value-type="string">
            <text:p>MP=9767.52075017001</text:p>
          </table:table-cell>
          <table:table-cell table:style-name="ce22" table:formula="of:= ([.AA80] / 9.80665) / [.X80]" office:value-type="float" office:value="0" calcext:value-type="float">
            <text:p>0</text:p>
          </table:table-cell>
          <table:table-cell table:style-name="ce22" office:value-type="float" office:value="1" calcext:value-type="float">
            <text:p>1</text:p>
          </table:table-cell>
          <table:table-cell table:style-name="ce22" table:formula="of:=(0.01 * [.AH80] * 0.66 * [.AB80]) * [.AG80]" office:value-type="float" office:value="0" calcext:value-type="float">
            <text:p>0</text:p>
          </table:table-cell>
          <table:table-cell table:style-name="ce24" table:formula="of:=CEILING(([.X80] + [.X80] * 0.98); 10)" office:value-type="float" office:value="3150" calcext:value-type="float">
            <text:p>3150</text:p>
          </table:table-cell>
          <table:table-cell table:style-name="ce28" table:formula="of:= &quot;Volume Fraction: &quot; &amp; [.Y80] &amp; &quot;; Mass Fraction: &quot; &amp; [.Z80]" office:value-type="string" office:string-value="Volume Fraction: 0.75; Mass Fraction: 0.86" calcext:value-type="string">
            <text:p>Volume Fraction: 0.75; Mass Fraction: 0.86</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_50</text:p>
          </table:table-cell>
          <table:table-cell table:style-name="ce9" office:value-type="string" calcext:value-type="string">
            <text:p>Mk3 Liquid Fuel Fuselage</text:p>
          </table:table-cell>
          <table:table-cell table:style-name="ce12" office:value-type="string" calcext:value-type="string">
            <text:p>mk3</text:p>
          </table:table-cell>
          <table:table-cell table:style-name="ce13" table:formula="of:=VLOOKUP(&quot;RADIUS&quot;; INDIRECT(&quot;$&quot; &amp; [.D81] &amp; &quot;.A1:$&quot; &amp; [.D81] &amp; &quot;.B64&quot;); 2; 0)" office:value-type="string" office:string-value="" calcext:value-type="error">
            <text:p>#N/A</text:p>
          </table:table-cell>
          <table:table-cell table:style-name="ce13" table:formula="of:=VLOOKUP(&quot;CROSS_SECTION_AREA&quot;; INDIRECT(&quot;$&quot; &amp; [.D81] &amp; &quot;.A1:$&quot; &amp; [.D81]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81] * [.G81]" office:value-type="float" office:value="52155.9061639774" calcext:value-type="float">
            <text:p>52155.9061639774</text:p>
          </table:table-cell>
          <table:table-cell table:style-name="ce12" office:value-type="float" office:value="3570" calcext:value-type="float">
            <text:p>3570</text:p>
          </table:table-cell>
          <table:table-cell table:style-name="ce12" office:value-type="float" office:value="25000" calcext:value-type="float">
            <text:p>25000</text:p>
          </table:table-cell>
          <table:table-cell table:style-name="ce12" office:value-type="float" office:value="1" calcext:value-type="float">
            <text:p>1</text:p>
          </table:table-cell>
          <table:table-cell table:style-name="ce12" table:formula="of:=([.J81] / [.K81]) / [.H81]" office:value-type="float" office:value="0.479332099444316" calcext:value-type="float">
            <text:p>0.4793320994</text:p>
          </table:table-cell>
          <table:table-cell table:style-name="ce12" table:formula="of:=[.J81] / ([.I81] + [.J81])"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1] / [.Z81]) - [.AE81]" office:value-type="float" office:value="3297.59922843212" calcext:value-type="float">
            <text:p>3297.5992284321</text:p>
          </table:table-cell>
          <table:table-cell table:style-name="ce21" office:value-type="float" office:value="0.84" calcext:value-type="float">
            <text:p>0.84</text:p>
          </table:table-cell>
          <table:table-cell table:style-name="ce21" office:value-type="float" office:value="0.93" calcext:value-type="float">
            <text:p>0.93</text:p>
          </table:table-cell>
          <table:table-cell table:style-name="ce21" table:number-columns-repeated="4"/>
          <table:table-cell table:style-name="ce22" table:formula="of:=[.K81] * [.H81] * [.Y81]" office:value-type="float" office:value="43810.961177741" calcext:value-type="float">
            <text:p>43810.961177741</text:p>
          </table:table-cell>
          <table:table-cell table:style-name="ce22" table:formula="of:= &quot;LF=&quot; &amp; [.AE81]" office:value-type="string" office:string-value="LF=43810.961177741" calcext:value-type="string">
            <text:p>LF=43810.961177741</text:p>
          </table:table-cell>
          <table:table-cell table:style-name="ce22" table:formula="of:= ([.AA81] / 9.80665) / [.X81]" office:value-type="float" office:value="0" calcext:value-type="float">
            <text:p>0</text:p>
          </table:table-cell>
          <table:table-cell table:style-name="ce22" office:value-type="float" office:value="1" calcext:value-type="float">
            <text:p>1</text:p>
          </table:table-cell>
          <table:table-cell table:style-name="ce22" table:formula="of:=(0.01 * [.AH81] * 0.66 * [.AB81]) * [.AG81]" office:value-type="float" office:value="0" calcext:value-type="float">
            <text:p>0</text:p>
          </table:table-cell>
          <table:table-cell table:style-name="ce24" table:formula="of:=CEILING(([.X81] + [.X81] * 0.48); 10)" office:value-type="float" office:value="4890" calcext:value-type="float">
            <text:p>4890</text:p>
          </table:table-cell>
          <table:table-cell table:style-name="ce28" table:formula="of:= &quot;Volume Fraction: &quot; &amp; [.Y81] &amp; &quot;; Mass Fraction: &quot; &amp; [.Z81]" office:value-type="string" office:string-value="Volume Fraction: 0.84; Mass Fraction: 0.93" calcext:value-type="string">
            <text:p>Volume Fraction: 0.84; Mass Fraction: 0.9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50</text:p>
          </table:table-cell>
          <table:table-cell table:style-name="ce9" office:value-type="string" calcext:value-type="string">
            <text:p>Mk3 Rocket Fuel Fuselage</text:p>
          </table:table-cell>
          <table:table-cell table:style-name="ce12" office:value-type="string" calcext:value-type="string">
            <text:p>mk3</text:p>
          </table:table-cell>
          <table:table-cell table:style-name="ce13" table:formula="of:=VLOOKUP(&quot;RADIUS&quot;; INDIRECT(&quot;$&quot; &amp; [.D82] &amp; &quot;.A1:$&quot; &amp; [.D82] &amp; &quot;.B64&quot;); 2; 0)" office:value-type="string" office:string-value="" calcext:value-type="error">
            <text:p>#N/A</text:p>
          </table:table-cell>
          <table:table-cell table:style-name="ce13" table:formula="of:=VLOOKUP(&quot;CROSS_SECTION_AREA&quot;; INDIRECT(&quot;$&quot; &amp; [.D82] &amp; &quot;.A1:$&quot; &amp; [.D82]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82] * [.G82]" office:value-type="float" office:value="52155.9061639774" calcext:value-type="float">
            <text:p>52155.9061639774</text:p>
          </table:table-cell>
          <table:table-cell table:style-name="ce12" office:value-type="float" office:value="3570" calcext:value-type="float">
            <text:p>3570</text:p>
          </table:table-cell>
          <table:table-cell table:style-name="ce12" office:value-type="float" office:value="25000" calcext:value-type="float">
            <text:p>25000</text:p>
          </table:table-cell>
          <table:table-cell table:style-name="ce12" office:value-type="float" office:value="1" calcext:value-type="float">
            <text:p>1</text:p>
          </table:table-cell>
          <table:table-cell table:style-name="ce12" table:formula="of:=([.J82] / [.K82]) / [.H82]" office:value-type="float" office:value="0.479332099444316" calcext:value-type="float">
            <text:p>0.4793320994</text:p>
          </table:table-cell>
          <table:table-cell table:style-name="ce12" table:formula="of:=[.J82] / ([.I82] + [.J82])"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2] / [.Z82]) - [.AE82]" office:value-type="float" office:value="3297.59922843212" calcext:value-type="float">
            <text:p>3297.5992284321</text:p>
          </table:table-cell>
          <table:table-cell table:style-name="ce21" office:value-type="float" office:value="0.84" calcext:value-type="float">
            <text:p>0.84</text:p>
          </table:table-cell>
          <table:table-cell table:style-name="ce21" office:value-type="float" office:value="0.93" calcext:value-type="float">
            <text:p>0.93</text:p>
          </table:table-cell>
          <table:table-cell table:style-name="ce21" table:number-columns-repeated="4"/>
          <table:table-cell table:style-name="ce22" table:formula="of:=[.K82] * [.H82] * [.Y82]" office:value-type="float" office:value="43810.961177741" calcext:value-type="float">
            <text:p>43810.961177741</text:p>
          </table:table-cell>
          <table:table-cell table:style-name="ce22" table:formula="of:= (&quot;O=&quot; &amp; ([.AE82] * 0.55)) &amp; CHAR(10) &amp; (&quot;LF=&quot; &amp; ([.AE82] * 0.45))" office:value-type="string" office:string-value="O=24096.0286477575&#10;LF=19714.9325299834" calcext:value-type="string">
            <text:p>O=24096.0286477575</text:p>
            <text:p>LF=19714.9325299834</text:p>
          </table:table-cell>
          <table:table-cell table:style-name="ce22" table:formula="of:= ([.AA82] / 9.80665) / [.X82]" office:value-type="float" office:value="0" calcext:value-type="float">
            <text:p>0</text:p>
          </table:table-cell>
          <table:table-cell table:style-name="ce22" office:value-type="float" office:value="1" calcext:value-type="float">
            <text:p>1</text:p>
          </table:table-cell>
          <table:table-cell table:style-name="ce22" table:formula="of:=(0.01 * [.AH82] * 0.66 * [.AB82]) * [.AG82]" office:value-type="float" office:value="0" calcext:value-type="float">
            <text:p>0</text:p>
          </table:table-cell>
          <table:table-cell table:style-name="ce24" table:formula="of:=CEILING(([.X82] + [.X82] * 0.55); 10)" office:value-type="float" office:value="5120" calcext:value-type="float">
            <text:p>5120</text:p>
          </table:table-cell>
          <table:table-cell table:style-name="ce28" table:formula="of:= &quot;Volume Fraction: &quot; &amp; [.Y82] &amp; &quot;; Mass Fraction: &quot; &amp; [.Z82]" office:value-type="string" office:string-value="Volume Fraction: 0.84; Mass Fraction: 0.93" calcext:value-type="string">
            <text:p>Volume Fraction: 0.84; Mass Fraction: 0.93</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_100</text:p>
          </table:table-cell>
          <table:table-cell table:style-name="ce9" office:value-type="string" calcext:value-type="string">
            <text:p>Mk3 Liquid Fuel Fuselage Long</text:p>
          </table:table-cell>
          <table:table-cell table:style-name="ce12" office:value-type="string" calcext:value-type="string">
            <text:p>mk3</text:p>
          </table:table-cell>
          <table:table-cell table:style-name="ce13" table:formula="of:=VLOOKUP(&quot;RADIUS&quot;; INDIRECT(&quot;$&quot; &amp; [.D83] &amp; &quot;.A1:$&quot; &amp; [.D83] &amp; &quot;.B64&quot;); 2; 0)" office:value-type="string" office:string-value="" calcext:value-type="error">
            <text:p>#N/A</text:p>
          </table:table-cell>
          <table:table-cell table:style-name="ce13" table:formula="of:=VLOOKUP(&quot;CROSS_SECTION_AREA&quot;; INDIRECT(&quot;$&quot; &amp; [.D83] &amp; &quot;.A1:$&quot; &amp; [.D83]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83] * [.G83]" office:value-type="float" office:value="104238.939804372" calcext:value-type="float">
            <text:p>104238.939804372</text:p>
          </table:table-cell>
          <table:table-cell table:style-name="ce12" office:value-type="float" office:value="7140" calcext:value-type="float">
            <text:p>7140</text:p>
          </table:table-cell>
          <table:table-cell table:style-name="ce12" office:value-type="float" office:value="50000" calcext:value-type="float">
            <text:p>50000</text:p>
          </table:table-cell>
          <table:table-cell table:style-name="ce12" office:value-type="float" office:value="1" calcext:value-type="float">
            <text:p>1</text:p>
          </table:table-cell>
          <table:table-cell table:style-name="ce12" table:formula="of:=([.J83] / [.K83]) / [.H83]" office:value-type="float" office:value="0.47966719628803" calcext:value-type="float">
            <text:p>0.4796671963</text:p>
          </table:table-cell>
          <table:table-cell table:style-name="ce12" table:formula="of:=[.J83] / ([.I83] + [.J83])"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3] / [.Z83]) - [.AE83]" office:value-type="float" office:value="5655.51694683297" calcext:value-type="float">
            <text:p>5655.516946833</text:p>
          </table:table-cell>
          <table:table-cell table:style-name="ce21" office:value-type="float" office:value="0.85" calcext:value-type="float">
            <text:p>0.85</text:p>
          </table:table-cell>
          <table:table-cell table:style-name="ce21" office:value-type="float" office:value="0.94" calcext:value-type="float">
            <text:p>0.94</text:p>
          </table:table-cell>
          <table:table-cell table:style-name="ce21" table:number-columns-repeated="4"/>
          <table:table-cell table:style-name="ce22" table:formula="of:=[.K83] * [.H83] * [.Y83]" office:value-type="float" office:value="88603.0988337165" calcext:value-type="float">
            <text:p>88603.0988337165</text:p>
          </table:table-cell>
          <table:table-cell table:style-name="ce22" table:formula="of:= &quot;LF=&quot; &amp; [.AE83]" office:value-type="string" office:string-value="LF=88603.0988337165" calcext:value-type="string">
            <text:p>LF=88603.0988337165</text:p>
          </table:table-cell>
          <table:table-cell table:style-name="ce22" table:formula="of:= ([.AA83] / 9.80665) / [.X83]" office:value-type="float" office:value="0" calcext:value-type="float">
            <text:p>0</text:p>
          </table:table-cell>
          <table:table-cell table:style-name="ce22" office:value-type="float" office:value="1" calcext:value-type="float">
            <text:p>1</text:p>
          </table:table-cell>
          <table:table-cell table:style-name="ce22" table:formula="of:=(0.01 * [.AH83] * 0.66 * [.AB83]) * [.AG83]" office:value-type="float" office:value="0" calcext:value-type="float">
            <text:p>0</text:p>
          </table:table-cell>
          <table:table-cell table:style-name="ce24" table:formula="of:=CEILING(([.X83] + [.X83] * 0.48); 10)" office:value-type="float" office:value="8380" calcext:value-type="float">
            <text:p>8380</text:p>
          </table:table-cell>
          <table:table-cell table:style-name="ce28" table:formula="of:= &quot;Volume Fraction: &quot; &amp; [.Y83] &amp; &quot;; Mass Fraction: &quot; &amp; [.Z83]" office:value-type="string" office:string-value="Volume Fraction: 0.85; Mass Fraction: 0.94" calcext:value-type="string">
            <text:p>Volume Fraction: 0.85; Mass Fraction: 0.94</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3FuselageLFO_100</text:p>
          </table:table-cell>
          <table:table-cell table:style-name="ce9" office:value-type="string" calcext:value-type="string">
            <text:p>Mk3 Rocket Fuel Fuselage Long</text:p>
          </table:table-cell>
          <table:table-cell table:style-name="ce12" office:value-type="string" calcext:value-type="string">
            <text:p>mk3</text:p>
          </table:table-cell>
          <table:table-cell table:style-name="ce13" table:formula="of:=VLOOKUP(&quot;RADIUS&quot;; INDIRECT(&quot;$&quot; &amp; [.D84] &amp; &quot;.A1:$&quot; &amp; [.D84] &amp; &quot;.B64&quot;); 2; 0)" office:value-type="string" office:string-value="" calcext:value-type="error">
            <text:p>#N/A</text:p>
          </table:table-cell>
          <table:table-cell table:style-name="ce13" table:formula="of:=VLOOKUP(&quot;CROSS_SECTION_AREA&quot;; INDIRECT(&quot;$&quot; &amp; [.D84] &amp; &quot;.A1:$&quot; &amp; [.D84]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84] * [.G84]" office:value-type="float" office:value="104238.939804372" calcext:value-type="float">
            <text:p>104238.939804372</text:p>
          </table:table-cell>
          <table:table-cell table:style-name="ce12" office:value-type="float" office:value="7140" calcext:value-type="float">
            <text:p>7140</text:p>
          </table:table-cell>
          <table:table-cell table:style-name="ce12" office:value-type="float" office:value="50000" calcext:value-type="float">
            <text:p>50000</text:p>
          </table:table-cell>
          <table:table-cell table:style-name="ce12" office:value-type="float" office:value="1" calcext:value-type="float">
            <text:p>1</text:p>
          </table:table-cell>
          <table:table-cell table:style-name="ce12" table:formula="of:=([.J84] / [.K84]) / [.H84]" office:value-type="float" office:value="0.47966719628803" calcext:value-type="float">
            <text:p>0.4796671963</text:p>
          </table:table-cell>
          <table:table-cell table:style-name="ce12" table:formula="of:=[.J84] / ([.I84] + [.J84])" office:value-type="float" office:value="0.875043752187609" calcext:value-type="float">
            <text:p>0.8750437522</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4] / [.Z84]) - [.AE84]" office:value-type="float" office:value="5655.51694683297" calcext:value-type="float">
            <text:p>5655.516946833</text:p>
          </table:table-cell>
          <table:table-cell table:style-name="ce21" office:value-type="float" office:value="0.85" calcext:value-type="float">
            <text:p>0.85</text:p>
          </table:table-cell>
          <table:table-cell table:style-name="ce21" office:value-type="float" office:value="0.94" calcext:value-type="float">
            <text:p>0.94</text:p>
          </table:table-cell>
          <table:table-cell table:style-name="ce21" table:number-columns-repeated="4"/>
          <table:table-cell table:style-name="ce22" table:formula="of:=[.K84] * [.H84] * [.Y84]" office:value-type="float" office:value="88603.0988337165" calcext:value-type="float">
            <text:p>88603.0988337165</text:p>
          </table:table-cell>
          <table:table-cell table:style-name="ce22" table:formula="of:= (&quot;O=&quot; &amp; ([.AE84] * 0.55)) &amp; CHAR(10) &amp; (&quot;LF=&quot; &amp; ([.AE84] * 0.45))" office:value-type="string" office:string-value="O=48731.7043585441&#10;LF=39871.3944751724" calcext:value-type="string">
            <text:p>O=48731.7043585441</text:p>
            <text:p>LF=39871.3944751724</text:p>
          </table:table-cell>
          <table:table-cell table:style-name="ce22" table:formula="of:= ([.AA84] / 9.80665) / [.X84]" office:value-type="float" office:value="0" calcext:value-type="float">
            <text:p>0</text:p>
          </table:table-cell>
          <table:table-cell table:style-name="ce22" office:value-type="float" office:value="1" calcext:value-type="float">
            <text:p>1</text:p>
          </table:table-cell>
          <table:table-cell table:style-name="ce22" table:formula="of:=(0.01 * [.AH84] * 0.66 * [.AB84]) * [.AG84]" office:value-type="float" office:value="0" calcext:value-type="float">
            <text:p>0</text:p>
          </table:table-cell>
          <table:table-cell table:style-name="ce24" table:formula="of:=CEILING(([.X84] + [.X84] * 0.55); 10)" office:value-type="float" office:value="8770" calcext:value-type="float">
            <text:p>8770</text:p>
          </table:table-cell>
          <table:table-cell table:style-name="ce28" table:formula="of:= &quot;Volume Fraction: &quot; &amp; [.Y84] &amp; &quot;; Mass Fraction: &quot; &amp; [.Z84]" office:value-type="string" office:string-value="Volume Fraction: 0.85; Mass Fraction: 0.94" calcext:value-type="string">
            <text:p>Volume Fraction: 0.85; Mass Fraction: 0.94</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adapterMk3-Size2</text:p>
          </table:table-cell>
          <table:table-cell table:style-name="ce9" office:value-type="string" calcext:value-type="string">
            <text:p>Mk3 to 2.5m Adapter</text:p>
          </table:table-cell>
          <table:table-cell table:style-name="ce12" office:value-type="string" calcext:value-type="string">
            <text:p>mk3&lt;-&gt;2500mm</text:p>
          </table:table-cell>
          <table:table-cell table:style-name="ce13" table:formula="of:=VLOOKUP(&quot;RADIUS&quot;; INDIRECT(&quot;$&quot; &amp; [.D85] &amp; &quot;.A1:$&quot; &amp; [.D85] &amp; &quot;.B64&quot;); 2; 0)" office:value-type="string" office:string-value="" calcext:value-type="error">
            <text:p>#REF!</text:p>
          </table:table-cell>
          <table:table-cell table:style-name="ce16" office:value-type="float" office:value="7.783" calcext:value-type="float">
            <text:p>7.783</text:p>
          </table:table-cell>
          <table:table-cell table:style-name="ce13" office:value-type="float" office:value="3.786" calcext:value-type="float">
            <text:p>3.786</text:p>
          </table:table-cell>
          <table:table-cell table:style-name="ce12" table:formula="of:=1000 * [.F85] * [.G85]" office:value-type="float" office:value="29466.438" calcext:value-type="float">
            <text:p>29466.438</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85] / [.K85]) / [.H85]" office:value-type="float" office:value="0.42421143675391" calcext:value-type="float">
            <text:p>0.4242114368</text:p>
          </table:table-cell>
          <table:table-cell table:style-name="ce12" table:formula="of:=[.J85] / ([.I85] + [.J85])"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5] / [.Z85]) - [.AE85]" office:value-type="float" office:value="2101.08514434782" calcext:value-type="float">
            <text:p>2101.0851443478</text:p>
          </table:table-cell>
          <table:table-cell table:style-name="ce21" office:value-type="float" office:value="0.82" calcext:value-type="float">
            <text:p>0.82</text:p>
          </table:table-cell>
          <table:table-cell table:style-name="ce21" office:value-type="float" office:value="0.92" calcext:value-type="float">
            <text:p>0.92</text:p>
          </table:table-cell>
          <table:table-cell table:style-name="ce21" table:number-columns-repeated="4"/>
          <table:table-cell table:style-name="ce22" table:formula="of:=[.K85] * [.H85] * [.Y85]" office:value-type="float" office:value="24162.47916" calcext:value-type="float">
            <text:p>24162.47916</text:p>
          </table:table-cell>
          <table:table-cell table:style-name="ce22" table:formula="of:= (&quot;O=&quot; &amp; ([.AE85] * 0.55)) &amp; CHAR(10) &amp; (&quot;LF=&quot; &amp; ([.AE85] * 0.45))" office:value-type="string" office:string-value="O=13289.363538&#10;LF=10873.115622" calcext:value-type="string">
            <text:p>O=13289.363538</text:p>
            <text:p>LF=10873.115622</text:p>
          </table:table-cell>
          <table:table-cell table:style-name="ce22" table:formula="of:= ([.AA85] / 9.80665) / [.X85]" office:value-type="float" office:value="0" calcext:value-type="float">
            <text:p>0</text:p>
          </table:table-cell>
          <table:table-cell table:style-name="ce22" office:value-type="float" office:value="1" calcext:value-type="float">
            <text:p>1</text:p>
          </table:table-cell>
          <table:table-cell table:style-name="ce22" table:formula="of:=(0.01 * [.AH85] * 0.66 * [.AB85]) * [.AG85]" office:value-type="float" office:value="0" calcext:value-type="float">
            <text:p>0</text:p>
          </table:table-cell>
          <table:table-cell table:style-name="ce24" table:formula="of:=CEILING(([.X85] + [.X85] * 0.5); 10)" office:value-type="float" office:value="3160" calcext:value-type="float">
            <text:p>3160</text:p>
          </table:table-cell>
          <table:table-cell table:style-name="ce28" table:formula="of:= &quot;Volume Fraction: &quot; &amp; [.Y85] &amp; &quot;; Mass Fraction: &quot; &amp; [.Z85]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10" office:value-type="string" calcext:value-type="string">
            <text:p>adapterMk3-Size2Slant</text:p>
          </table:table-cell>
          <table:table-cell table:style-name="ce9" office:value-type="string" calcext:value-type="string">
            <text:p>Mk3 to 2.5m Adapter Slanted</text:p>
          </table:table-cell>
          <table:table-cell table:style-name="ce12" office:value-type="string" calcext:value-type="string">
            <text:p>mk3&lt;-&gt;2500mm</text:p>
          </table:table-cell>
          <table:table-cell table:style-name="ce13" table:formula="of:=VLOOKUP(&quot;RADIUS&quot;; INDIRECT(&quot;$&quot; &amp; [.D86] &amp; &quot;.A1:$&quot; &amp; [.D86] &amp; &quot;.B64&quot;); 2; 0)" office:value-type="string" office:string-value="" calcext:value-type="error">
            <text:p>#REF!</text:p>
          </table:table-cell>
          <table:table-cell table:style-name="ce16" office:value-type="float" office:value="7.783" calcext:value-type="float">
            <text:p>7.783</text:p>
          </table:table-cell>
          <table:table-cell table:style-name="ce13" office:value-type="float" office:value="3.786" calcext:value-type="float">
            <text:p>3.786</text:p>
          </table:table-cell>
          <table:table-cell table:style-name="ce12" table:formula="of:=1000 * [.F86] * [.G86]" office:value-type="float" office:value="29466.438" calcext:value-type="float">
            <text:p>29466.438</text:p>
          </table:table-cell>
          <table:table-cell table:style-name="ce12" office:value-type="float" office:value="1790" calcext:value-type="float">
            <text:p>1790</text:p>
          </table:table-cell>
          <table:table-cell table:style-name="ce12" office:value-type="float" office:value="12500" calcext:value-type="float">
            <text:p>12500</text:p>
          </table:table-cell>
          <table:table-cell table:style-name="ce12" office:value-type="float" office:value="1" calcext:value-type="float">
            <text:p>1</text:p>
          </table:table-cell>
          <table:table-cell table:style-name="ce12" table:formula="of:=([.J86] / [.K86]) / [.H86]" office:value-type="float" office:value="0.42421143675391" calcext:value-type="float">
            <text:p>0.4242114368</text:p>
          </table:table-cell>
          <table:table-cell table:style-name="ce12" table:formula="of:=[.J86] / ([.I86] + [.J86])" office:value-type="float" office:value="0.874737578726382" calcext:value-type="float">
            <text:p>0.87473757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6] / [.Z86]) - [.AE86]" office:value-type="float" office:value="2101.08514434782" calcext:value-type="float">
            <text:p>2101.0851443478</text:p>
          </table:table-cell>
          <table:table-cell table:style-name="ce21" office:value-type="float" office:value="0.82" calcext:value-type="float">
            <text:p>0.82</text:p>
          </table:table-cell>
          <table:table-cell table:style-name="ce21" office:value-type="float" office:value="0.92" calcext:value-type="float">
            <text:p>0.92</text:p>
          </table:table-cell>
          <table:table-cell table:style-name="ce21" table:number-columns-repeated="4"/>
          <table:table-cell table:style-name="ce22" table:formula="of:=[.K86] * [.H86] * [.Y86]" office:value-type="float" office:value="24162.47916" calcext:value-type="float">
            <text:p>24162.47916</text:p>
          </table:table-cell>
          <table:table-cell table:style-name="ce22" table:formula="of:= (&quot;O=&quot; &amp; ([.AE86] * 0.55)) &amp; CHAR(10) &amp; (&quot;LF=&quot; &amp; ([.AE86] * 0.45))" office:value-type="string" office:string-value="O=13289.363538&#10;LF=10873.115622" calcext:value-type="string">
            <text:p>O=13289.363538</text:p>
            <text:p>LF=10873.115622</text:p>
          </table:table-cell>
          <table:table-cell table:style-name="ce22" table:formula="of:= ([.AA86] / 9.80665) / [.X86]" office:value-type="float" office:value="0" calcext:value-type="float">
            <text:p>0</text:p>
          </table:table-cell>
          <table:table-cell table:style-name="ce22" office:value-type="float" office:value="1" calcext:value-type="float">
            <text:p>1</text:p>
          </table:table-cell>
          <table:table-cell table:style-name="ce22" table:formula="of:=(0.01 * [.AH86] * 0.66 * [.AB86]) * [.AG86]" office:value-type="float" office:value="0" calcext:value-type="float">
            <text:p>0</text:p>
          </table:table-cell>
          <table:table-cell table:style-name="ce24" table:formula="of:=CEILING(([.X86] + [.X86] * 0.5); 10)" office:value-type="float" office:value="3160" calcext:value-type="float">
            <text:p>3160</text:p>
          </table:table-cell>
          <table:table-cell table:style-name="ce28" table:formula="of:= &quot;Volume Fraction: &quot; &amp; [.Y86] &amp; &quot;; Mass Fraction: &quot; &amp; [.Z86] &amp; &quot;. &quot;&quot;puffiness&quot;&quot;/&quot;&quot;twistedness&quot;&quot; has been accounted for by adding ~ 1% to the cross section. I didn't feel like guessing integrals...&quot;" office:value-type="string" office:string-value="Volume Fraction: 0.82; Mass Fraction: 0.92. &quot;puffiness&quot;/&quot;twistedness&quot; has been accounted for by adding ~ 1% to the cross section. I didn't feel like guessing integrals..." calcext:value-type="string">
            <text:p>Volume Fraction: 0.82; Mass Fraction: 0.92. "puffiness"/"twistedness" has been accounted for by adding ~ 1% to the cross section. I didn't feel like guessing integrals...</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adapterMk3-Mk2</text:p>
          </table:table-cell>
          <table:table-cell table:style-name="ce9" office:value-type="string" calcext:value-type="string">
            <text:p>Mk3 to Mk2 Adapter</text:p>
          </table:table-cell>
          <table:table-cell table:style-name="ce12" office:value-type="string" calcext:value-type="string">
            <text:p>mk3&lt;-&gt;mk2</text:p>
          </table:table-cell>
          <table:table-cell table:style-name="ce13" table:formula="of:=VLOOKUP(&quot;RADIUS&quot;; INDIRECT(&quot;$&quot; &amp; [.D87] &amp; &quot;.A1:$&quot; &amp; [.D87] &amp; &quot;.B64&quot;); 2; 0)" office:value-type="string" office:string-value="" calcext:value-type="error">
            <text:p>#REF!</text:p>
          </table:table-cell>
          <table:table-cell table:style-name="ce16" office:value-type="float" office:value="6.575" calcext:value-type="float">
            <text:p>6.575</text:p>
          </table:table-cell>
          <table:table-cell table:style-name="ce13" office:value-type="float" office:value="5.002" calcext:value-type="float">
            <text:p>5.002</text:p>
          </table:table-cell>
          <table:table-cell table:style-name="ce12" table:formula="of:=1000 * [.F87] * [.G87]" office:value-type="float" office:value="32888.15" calcext:value-type="float">
            <text:p>32888.15</text:p>
          </table:table-cell>
          <table:table-cell table:style-name="ce12" office:value-type="float" office:value="1430" calcext:value-type="float">
            <text:p>1430</text:p>
          </table:table-cell>
          <table:table-cell table:style-name="ce12" office:value-type="float" office:value="10000" calcext:value-type="float">
            <text:p>10000</text:p>
          </table:table-cell>
          <table:table-cell table:style-name="ce12" office:value-type="float" office:value="1" calcext:value-type="float">
            <text:p>1</text:p>
          </table:table-cell>
          <table:table-cell table:style-name="ce12" table:formula="of:=([.J87] / [.K87]) / [.H87]" office:value-type="float" office:value="0.304060885151643" calcext:value-type="float">
            <text:p>0.3040608852</text:p>
          </table:table-cell>
          <table:table-cell table:style-name="ce12" table:formula="of:=[.J87] / ([.I87] + [.J87])" office:value-type="float" office:value="0.874890638670166" calcext:value-type="float">
            <text:p>0.8748906387</text:p>
          </table:table-cell>
          <table:table-cell table:style-name="ce12" table:number-columns-repeated="6"/>
          <table:table-cell table:style-name="ce18" office:value-type="string" calcext:value-type="string">
            <text:p>Volume and mass fraction adjusted to better suit “real” spaceplane needs</text:p>
          </table:table-cell>
          <table:table-cell table:style-name="ce21" table:number-columns-repeated="3"/>
          <table:table-cell table:style-name="ce21" table:formula="of:=([.AE87] / [.Z87]) - [.AE87]" office:value-type="float" office:value="2316.46969565217" calcext:value-type="float">
            <text:p>2316.4696956522</text:p>
          </table:table-cell>
          <table:table-cell table:style-name="ce21" office:value-type="float" office:value="0.81" calcext:value-type="float">
            <text:p>0.81</text:p>
          </table:table-cell>
          <table:table-cell table:style-name="ce21" office:value-type="float" office:value="0.92" calcext:value-type="float">
            <text:p>0.92</text:p>
          </table:table-cell>
          <table:table-cell table:style-name="ce21" table:number-columns-repeated="4"/>
          <table:table-cell table:style-name="ce22" table:formula="of:=[.K87] * [.H87] * [.Y87]" office:value-type="float" office:value="26639.4015" calcext:value-type="float">
            <text:p>26639.4015</text:p>
          </table:table-cell>
          <table:table-cell table:style-name="ce22" table:formula="of:= (&quot;O=&quot; &amp; ([.AE87] * 0.55)) &amp; CHAR(10) &amp; (&quot;LF=&quot; &amp; ([.AE87] * 0.45))" office:value-type="string" office:string-value="O=14651.670825&#10;LF=11987.730675" calcext:value-type="string">
            <text:p>O=14651.670825</text:p>
            <text:p>LF=11987.730675</text:p>
          </table:table-cell>
          <table:table-cell table:style-name="ce22" table:formula="of:= ([.AA87] / 9.80665) / [.X87]" office:value-type="float" office:value="0" calcext:value-type="float">
            <text:p>0</text:p>
          </table:table-cell>
          <table:table-cell table:style-name="ce22" office:value-type="float" office:value="1" calcext:value-type="float">
            <text:p>1</text:p>
          </table:table-cell>
          <table:table-cell table:style-name="ce22" table:formula="of:=(0.01 * [.AH87] * 0.66 * [.AB87]) * [.AG87]" office:value-type="float" office:value="0" calcext:value-type="float">
            <text:p>0</text:p>
          </table:table-cell>
          <table:table-cell table:style-name="ce24" table:formula="of:=CEILING(([.X87] + [.X87] * 0.5); 10)" office:value-type="float" office:value="3480" calcext:value-type="float">
            <text:p>3480</text:p>
          </table:table-cell>
          <table:table-cell table:style-name="ce28" table:formula="of:= &quot;Volume Fraction: &quot; &amp; [.Y87] &amp; &quot;; Mass Fraction: &quot; &amp; [.Z87] &amp; &quot;. &quot;&quot;puffiness&quot;&quot;/&quot;&quot;twistedness&quot;&quot; has been accounted for by adding ~ 1% to the cross section. I didn't feel like guessing integrals...&quot;" office:value-type="string" office:string-value="Volume Fraction: 0.81; Mass Fraction: 0.92. &quot;puffiness&quot;/&quot;twistedness&quot; has been accounted for by adding ~ 1% to the cross section. I didn't feel like guessing integrals..." calcext:value-type="string">
            <text:p>Volume Fraction: 0.81; Mass Fraction: 0.92. "puffiness"/"twistedness" has been accounted for by adding ~ 1% to the cross section. I didn't feel like guessing integral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epMotor1</text:p>
          </table:table-cell>
          <table:table-cell table:style-name="ce9" office:value-type="string" calcext:value-type="string">
            <text:p>Sepratron I</text:p>
          </table:table-cell>
          <table:table-cell table:style-name="ce12" office:value-type="string" calcext:value-type="string">
            <text:p>Radial</text:p>
          </table:table-cell>
          <table:table-cell table:style-name="ce14" table:formula="of:=0.135 * 0.5" office:value-type="float" office:value="0.0675" calcext:value-type="float">
            <text:p>0.0675</text:p>
          </table:table-cell>
          <table:table-cell table:style-name="ce13" table:formula="of:=PI() * ([.E88] ^ 2)" office:value-type="float" office:value="0.0143138815279185" calcext:value-type="float">
            <text:p>0.0143138815</text:p>
          </table:table-cell>
          <table:table-cell table:style-name="ce12" office:value-type="float" office:value="0.496" calcext:value-type="float">
            <text:p>0.496</text:p>
          </table:table-cell>
          <table:table-cell table:style-name="ce12" table:formula="of:=1000 * [.F88] * [.G88]" office:value-type="float" office:value="7.09968523784757" calcext:value-type="float">
            <text:p>7.0996852378</text:p>
          </table:table-cell>
          <table:table-cell table:style-name="ce12" office:value-type="float" office:value="12" calcext:value-type="float">
            <text:p>12</text:p>
          </table:table-cell>
          <table:table-cell table:style-name="ce12" office:value-type="float" office:value="60" calcext:value-type="float">
            <text:p>60</text:p>
          </table:table-cell>
          <table:table-cell table:style-name="ce12" office:value-type="float" office:value="1.61" calcext:value-type="float">
            <text:p>1.61</text:p>
          </table:table-cell>
          <table:table-cell table:style-name="ce12" table:formula="of:=([.J88] / [.K88]) / [.H88]" office:value-type="float" office:value="5.24911731955035" calcext:value-type="float">
            <text:p>5.2491173196</text:p>
          </table:table-cell>
          <table:table-cell table:style-name="ce12" table:formula="of:=[.J88] / ([.I88] + [.J88])" office:value-type="float" office:value="0.833333333333333" calcext:value-type="float">
            <text:p>0.8333333333</text:p>
          </table:table-cell>
          <table:table-cell table:style-name="ce12" office:value-type="string" calcext:value-type="string">
            <text:p>x</text:p>
          </table:table-cell>
          <table:table-cell table:style-name="ce12"/>
          <table:table-cell table:style-name="ce12" office:value-type="float" office:value="18000" calcext:value-type="float">
            <text:p>18000</text:p>
          </table:table-cell>
          <table:table-cell table:style-name="ce12" office:value-type="float" office:value="154" calcext:value-type="float">
            <text:p>154</text:p>
          </table:table-cell>
          <table:table-cell table:style-name="ce12" office:value-type="float" office:value="118" calcext:value-type="float">
            <text:p>118</text:p>
          </table:table-cell>
          <table:table-cell table:style-name="ce12" office:value-type="string" calcext:value-type="string">
            <text:p>SF</text:p>
          </table:table-cell>
          <table:table-cell table:style-name="ce19" office:value-type="string" calcext:value-type="string">
            <text:p>Thrust reduced to more realistic levels</text:p>
          </table:table-cell>
          <table:table-cell table:style-name="ce21" table:number-columns-repeated="3"/>
          <table:table-cell table:style-name="ce21" table:formula="of:=([.AE88] / [.Z88]) - [.AE88]" office:value-type="float" office:value="2.73144253877918" calcext:value-type="float">
            <text:p>2.7314425388</text:p>
          </table:table-cell>
          <table:table-cell table:style-name="ce21" office:value-type="float" office:value="0.8" calcext:value-type="float">
            <text:p>0.8</text:p>
          </table:table-cell>
          <table:table-cell table:style-name="ce21" office:value-type="float" office:value="0.77" calcext:value-type="float">
            <text:p>0.77</text:p>
          </table:table-cell>
          <table:table-cell table:style-name="ce21" table:formula="of:= 2000 * [.H88] * [.Y88]" office:value-type="float" office:value="11359.4963805561" calcext:value-type="float">
            <text:p>11359.4963805561</text:p>
          </table:table-cell>
          <table:table-cell table:style-name="ce21" office:value-type="float" office:value="220" calcext:value-type="float">
            <text:p>220</text:p>
          </table:table-cell>
          <table:table-cell table:style-name="ce21" office:value-type="float" office:value="175" calcext:value-type="float">
            <text:p>175</text:p>
          </table:table-cell>
          <table:table-cell table:style-name="ce21"/>
          <table:table-cell table:style-name="ce22" table:formula="of:=[.K88] * [.H88] * [.Y88]" office:value-type="float" office:value="9.14439458634768" calcext:value-type="float">
            <text:p>9.1443945863</text:p>
          </table:table-cell>
          <table:table-cell table:style-name="ce22" table:formula="of:= (&quot;SF=&quot; &amp; [.AE88])" office:value-type="string" office:string-value="SF=9.14439458634768" calcext:value-type="string">
            <text:p>SF=9.14439458634768</text:p>
          </table:table-cell>
          <table:table-cell table:style-name="ce22" table:formula="of:= ([.AA88] / 9.80665) / [.X88]" office:value-type="float" office:value="424.078576285717" calcext:value-type="float">
            <text:p>424.0785762857</text:p>
          </table:table-cell>
          <table:table-cell table:style-name="ce22" office:value-type="float" office:value="1" calcext:value-type="float">
            <text:p>1</text:p>
          </table:table-cell>
          <table:table-cell table:style-name="ce22" table:formula="of:=2 *(0.01 * [.AH88] * 0.66 * [.AB88]) * [.AG88]" office:value-type="float" office:value="1231.52418553372" calcext:value-type="float">
            <text:p>1231.5241855337</text:p>
          </table:table-cell>
          <table:table-cell table:style-name="ce24" office:value-type="float" office:value="25" calcext:value-type="float">
            <text:p>25</text:p>
          </table:table-cell>
          <table:table-cell table:style-name="ce35" office:value-type="string" calcext:value-type="string">
            <text:p>Stock volume ratio would be ~8. Much less fuel fits in the part now, you'll have to add more</text:p>
          </table:table-cell>
          <table:table-cell table:style-name="ce40"/>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RCSTank</text:p>
          </table:table-cell>
          <table:table-cell table:style-name="ce9" office:value-type="string" calcext:value-type="string">
            <text:p>Stratus-V Roundified Monopropellant Tank</text:p>
          </table:table-cell>
          <table:table-cell table:style-name="ce12" office:value-type="string" calcext:value-type="string">
            <text:p>Radial</text:p>
          </table:table-cell>
          <table:table-cell table:style-name="ce13" table:formula="of:=VLOOKUP(&quot;RADIUS&quot;; INDIRECT(&quot;$&quot; &amp; [.D89] &amp; &quot;.A1:$&quot; &amp; [.D89] &amp; &quot;.B64&quot;); 2; 0)" office:value-type="string" office:string-value="" calcext:value-type="error">
            <text:p>#REF!</text:p>
          </table:table-cell>
          <table:table-cell table:style-name="ce13" table:formula="of:=VLOOKUP(&quot;CROSS_SECTION_AREA&quot;; INDIRECT(&quot;$&quot; &amp; [.D89] &amp; &quot;.A1:$&quot; &amp; [.D89] &amp; &quot;.B64&quot;); 2; 0)" office:value-type="string" office:string-value="" calcext:value-type="error">
            <text:p>#REF!</text:p>
          </table:table-cell>
          <table:table-cell table:style-name="ce12"/>
          <table:table-cell table:style-name="ce16" office:value-type="float" office:value="100" calcext:value-type="float">
            <text:p>100</text:p>
          </table:table-cell>
          <table:table-cell table:style-name="ce12" office:value-type="float" office:value="75" calcext:value-type="float">
            <text:p>75</text:p>
          </table:table-cell>
          <table:table-cell table:style-name="ce12" office:value-type="float" office:value="240" calcext:value-type="float">
            <text:p>240</text:p>
          </table:table-cell>
          <table:table-cell table:style-name="ce12" office:value-type="float" office:value="1" calcext:value-type="float">
            <text:p>1</text:p>
          </table:table-cell>
          <table:table-cell table:style-name="ce12" table:formula="of:=([.J89] / [.K89]) / [.H89]" office:value-type="float" office:value="2.4" calcext:value-type="float">
            <text:p>2.4</text:p>
          </table:table-cell>
          <table:table-cell table:style-name="ce12" table:formula="of:=[.J89] / ([.I89] + [.J89])" office:value-type="float" office:value="0.761904761904762" calcext:value-type="float">
            <text:p>0.7619047619</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89] / [.Z89]) - [.AE89]" office:value-type="float" office:value="13.0588235294118" calcext:value-type="float">
            <text:p>13.0588235294</text:p>
          </table:table-cell>
          <table:table-cell table:style-name="ce21" office:value-type="float" office:value="0.74" calcext:value-type="float">
            <text:p>0.74</text:p>
          </table:table-cell>
          <table:table-cell table:style-name="ce21" office:value-type="float" office:value="0.85" calcext:value-type="float">
            <text:p>0.85</text:p>
          </table:table-cell>
          <table:table-cell table:style-name="ce21" table:number-columns-repeated="4"/>
          <table:table-cell table:style-name="ce22" table:formula="of:=[.K89] * [.H89] * [.Y89]" office:value-type="float" office:value="74" calcext:value-type="float">
            <text:p>74</text:p>
          </table:table-cell>
          <table:table-cell table:style-name="ce22" table:formula="of:= (&quot;MP=&quot; &amp; [.AE89])" office:value-type="string" office:string-value="MP=74" calcext:value-type="string">
            <text:p>MP=74</text:p>
          </table:table-cell>
          <table:table-cell table:style-name="ce22" table:formula="of:= ([.AA89] / 9.80665) / [.X89]" office:value-type="float" office:value="0" calcext:value-type="float">
            <text:p>0</text:p>
          </table:table-cell>
          <table:table-cell table:style-name="ce22" office:value-type="float" office:value="1" calcext:value-type="float">
            <text:p>1</text:p>
          </table:table-cell>
          <table:table-cell table:style-name="ce22" table:formula="of:=(0.01 * [.AH89] * 0.66 * [.AB89]) * [.AG89]" office:value-type="float" office:value="0" calcext:value-type="float">
            <text:p>0</text:p>
          </table:table-cell>
          <table:table-cell table:style-name="ce24" table:formula="of:=CEILING(([.X89] + [.X89] * 0.9); 10)" office:value-type="float" office:value="30" calcext:value-type="float">
            <text:p>30</text:p>
          </table:table-cell>
          <table:table-cell table:style-name="ce28" table:formula="of:= &quot;Volume Fraction: &quot; &amp; [.Y89] &amp; &quot;; Mass Fraction: &quot; &amp; [.Z89]" office:value-type="string" office:string-value="Volume Fraction: 0.74; Mass Fraction: 0.85" calcext:value-type="string">
            <text:p>Volume Fraction: 0.74; Mass Fraction: 0.85</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xenonTankRadial</text:p>
          </table:table-cell>
          <table:table-cell table:style-name="ce9" office:value-type="string" calcext:value-type="string">
            <text:p>PB-X50R Xenon Container</text:p>
          </table:table-cell>
          <table:table-cell table:style-name="ce12" office:value-type="string" calcext:value-type="string">
            <text:p>Radial</text:p>
          </table:table-cell>
          <table:table-cell table:style-name="ce13" table:formula="of:=VLOOKUP(&quot;RADIUS&quot;; INDIRECT(&quot;$&quot; &amp; [.D90] &amp; &quot;.A1:$&quot; &amp; [.D90] &amp; &quot;.B64&quot;); 2; 0)" office:value-type="string" office:string-value="" calcext:value-type="error">
            <text:p>#REF!</text:p>
          </table:table-cell>
          <table:table-cell table:style-name="ce13" table:formula="of:=VLOOKUP(&quot;CROSS_SECTION_AREA&quot;; INDIRECT(&quot;$&quot; &amp; [.D90] &amp; &quot;.A1:$&quot; &amp; [.D90] &amp; &quot;.B64&quot;); 2; 0)" office:value-type="string" office:string-value="" calcext:value-type="error">
            <text:p>#REF!</text:p>
          </table:table-cell>
          <table:table-cell table:style-name="ce12"/>
          <table:table-cell table:style-name="ce16" office:value-type="float" office:value="34" calcext:value-type="float">
            <text:p>34</text:p>
          </table:table-cell>
          <table:table-cell table:style-name="ce12" office:value-type="float" office:value="31" calcext:value-type="float">
            <text:p>31</text:p>
          </table:table-cell>
          <table:table-cell table:style-name="ce12" office:value-type="float" office:value="40" calcext:value-type="float">
            <text:p>40</text:p>
          </table:table-cell>
          <table:table-cell table:style-name="ce12" office:value-type="float" office:value="1" calcext:value-type="float">
            <text:p>1</text:p>
          </table:table-cell>
          <table:table-cell table:style-name="ce12" table:formula="of:=([.J90] / [.K90]) / [.H90]" office:value-type="float" office:value="1.17647058823529" calcext:value-type="float">
            <text:p>1.1764705882</text:p>
          </table:table-cell>
          <table:table-cell table:style-name="ce12" table:formula="of:=[.J90] / ([.I90] + [.J90])" office:value-type="float" office:value="0.563380281690141" calcext:value-type="float">
            <text:p>0.5633802817</text:p>
          </table:table-cell>
          <table:table-cell table:style-name="ce12" table:number-columns-repeated="6"/>
          <table:table-cell table:style-name="ce19" office:value-type="string" calcext:value-type="string">
            <text:p>Volume and mass fraction adjusted to real life tanks</text:p>
          </table:table-cell>
          <table:table-cell table:style-name="ce21" table:number-columns-repeated="3"/>
          <table:table-cell table:style-name="ce21" table:formula="of:=([.AE90] / [.Z90]) - [.AE90]" office:value-type="float" office:value="5.69904761904762" calcext:value-type="float">
            <text:p>5.699047619</text:p>
          </table:table-cell>
          <table:table-cell table:style-name="ce21" office:value-type="float" office:value="0.88" calcext:value-type="float">
            <text:p>0.88</text:p>
          </table:table-cell>
          <table:table-cell table:style-name="ce21" office:value-type="float" office:value="0.84" calcext:value-type="float">
            <text:p>0.84</text:p>
          </table:table-cell>
          <table:table-cell table:style-name="ce21" table:number-columns-repeated="4"/>
          <table:table-cell table:style-name="ce22" table:formula="of:=[.K90] * [.H90] * [.Y90]" office:value-type="float" office:value="29.92" calcext:value-type="float">
            <text:p>29.92</text:p>
          </table:table-cell>
          <table:table-cell table:style-name="ce22" table:formula="of:= (&quot;X=&quot; &amp; [.AE90])" office:value-type="string" office:string-value="X=29.92" calcext:value-type="string">
            <text:p>X=29.92</text:p>
          </table:table-cell>
          <table:table-cell table:style-name="ce22" table:formula="of:= ([.AA90] / 9.80665) / [.X90]" office:value-type="float" office:value="0" calcext:value-type="float">
            <text:p>0</text:p>
          </table:table-cell>
          <table:table-cell table:style-name="ce22" office:value-type="float" office:value="1" calcext:value-type="float">
            <text:p>1</text:p>
          </table:table-cell>
          <table:table-cell table:style-name="ce22" table:formula="of:=(0.01 * [.AH90] * 0.66 * [.AB90]) * [.AG90]" office:value-type="float" office:value="0" calcext:value-type="float">
            <text:p>0</text:p>
          </table:table-cell>
          <table:table-cell table:style-name="ce24" table:formula="of:=CEILING(([.X90] + [.X90] * 10); 10)" office:value-type="float" office:value="70" calcext:value-type="float">
            <text:p>70</text:p>
          </table:table-cell>
          <table:table-cell table:style-name="ce28" table:formula="of:= &quot;Volume Fraction: &quot; &amp; [.Y90] &amp; &quot;; Mass Fraction: &quot; &amp; [.Z90]" office:value-type="string" office:string-value="Volume Fraction: 0.88; Mass Fraction: 0.84" calcext:value-type="string">
            <text:p>Volume Fraction: 0.88; Mass Fraction: 0.84</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omsEngine</text:p>
          </table:table-cell>
          <table:table-cell table:style-name="ce9" office:value-type="string" calcext:value-type="string">
            <text:p>O-10 "Puff" MonoPropellant Fuel Engine</text:p>
          </table:table-cell>
          <table:table-cell table:style-name="ce12" office:value-type="string" calcext:value-type="string">
            <text:p>Radial</text:p>
          </table:table-cell>
          <table:table-cell table:style-name="ce13" table:formula="of:=VLOOKUP(&quot;RADIUS&quot;; INDIRECT(&quot;$&quot; &amp; [.D91] &amp; &quot;.A1:$&quot; &amp; [.D91] &amp; &quot;.B64&quot;); 2; 0)" office:value-type="string" office:string-value="" calcext:value-type="error">
            <text:p>#REF!</text:p>
          </table:table-cell>
          <table:table-cell table:style-name="ce13" table:formula="of:=VLOOKUP(&quot;CROSS_SECTION_AREA&quot;; INDIRECT(&quot;$&quot; &amp; [.D91] &amp; &quot;.A1:$&quot; &amp; [.D91] &amp; &quot;.B64&quot;); 2; 0)" office:value-type="string" office:string-value="" calcext:value-type="error">
            <text:p>#REF!</text:p>
          </table:table-cell>
          <table:table-cell table:style-name="ce12"/>
          <table:table-cell table:style-name="ce12" table:formula="of:=1000 * [.F91] * [.G91]" office:value-type="string" office:string-value="" calcext:value-type="error">
            <text:p>#REF!</text:p>
          </table:table-cell>
          <table:table-cell table:style-name="ce12" office:value-type="float" office:value="90" calcext:value-type="float">
            <text:p>90</text:p>
          </table:table-cell>
          <table:table-cell table:style-name="ce12"/>
          <table:table-cell table:style-name="ce12" office:value-type="float" office:value="1" calcext:value-type="float">
            <text:p>1</text:p>
          </table:table-cell>
          <table:table-cell table:style-name="ce12" table:formula="of:=([.J91] / [.K91]) / [.H91]" office:value-type="string" office:string-value="" calcext:value-type="error">
            <text:p>#REF!</text:p>
          </table:table-cell>
          <table:table-cell table:style-name="ce12" table:formula="of:=[.J91] / ([.I91] + [.J91])"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0" calcext:value-type="float">
            <text:p>20000</text:p>
          </table:table-cell>
          <table:table-cell table:style-name="ce12" office:value-type="float" office:value="250" calcext:value-type="float">
            <text:p>250</text:p>
          </table:table-cell>
          <table:table-cell table:style-name="ce12" office:value-type="float" office:value="120" calcext:value-type="float">
            <text:p>120</text:p>
          </table:table-cell>
          <table:table-cell table:style-name="ce12" office:value-type="string" calcext:value-type="string">
            <text:p>MP</text:p>
          </table:table-cell>
          <table:table-cell table:style-name="ce20" office:value-type="string" calcext:value-type="string">
            <text:p>Aerojet-Rocketdyne MR-80B</text:p>
          </table:table-cell>
          <table:table-cell table:style-name="ce21" office:value-type="float" office:value="0.067" calcext:value-type="float">
            <text:p>0.067</text:p>
          </table:table-cell>
          <table:table-cell table:style-name="ce21" table:number-columns-repeated="2"/>
          <table:table-cell table:style-name="ce21" office:value-type="float" office:value="11.2" calcext:value-type="float">
            <text:p>11.2</text:p>
          </table:table-cell>
          <table:table-cell table:style-name="ce21" table:number-columns-repeated="2"/>
          <table:table-cell table:style-name="ce21" office:value-type="float" office:value="3100" calcext:value-type="float">
            <text:p>3100</text:p>
          </table:table-cell>
          <table:table-cell table:style-name="ce21" office:value-type="float" office:value="225" calcext:value-type="float">
            <text:p>225</text:p>
          </table:table-cell>
          <table:table-cell table:style-name="ce21" office:value-type="float" office:value="149" calcext:value-type="float">
            <text:p>149</text:p>
          </table:table-cell>
          <table:table-cell table:style-name="ce21" office:value-type="string" calcext:value-type="string">
            <text:p>N2H4</text:p>
          </table:table-cell>
          <table:table-cell table:style-name="ce22" table:formula="of:=[.K91] * [.H91] * [.Y91]" office:value-type="string" office:string-value="" calcext:value-type="error">
            <text:p>#REF!</text:p>
          </table:table-cell>
          <table:table-cell table:style-name="ce21"/>
          <table:table-cell table:style-name="ce22" table:formula="of:= ([.AA91] / 9.80665) / [.X91]" office:value-type="float" office:value="28.2242880377819" calcext:value-type="float">
            <text:p>28.2242880378</text:p>
          </table:table-cell>
          <table:table-cell table:style-name="ce22" office:value-type="float" office:value="1" calcext:value-type="float">
            <text:p>1</text:p>
          </table:table-cell>
          <table:table-cell table:style-name="ce22" table:formula="of:=(0.01 * [.AH91] * 0.66 * [.AB91]) * [.AG91]" office:value-type="float" office:value="41.9130677361062" calcext:value-type="float">
            <text:p>41.9130677361</text:p>
          </table:table-cell>
          <table:table-cell table:style-name="ce24" office:value-type="float" office:value="100" calcext:value-type="float">
            <text:p>100</text:p>
          </table:table-cell>
          <table:table-cell table:style-name="ce28" office:value-type="string" calcext:value-type="string">
            <text:p>Thrust structure is ~2.7 Kg</text:p>
          </table:table-cell>
          <table:table-cell table:style-name="ce38" office:value-type="string" calcext:value-type="string">
            <text:p>1/50 the thrust that stock provides. Monopropellant is for maneuvering. Period</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TankRadialLong</text:p>
          </table:table-cell>
          <table:table-cell table:style-name="ce9" office:value-type="string" calcext:value-type="string">
            <text:p>Stratus-V Cylindrified Monopropellant Tank</text:p>
          </table:table-cell>
          <table:table-cell table:style-name="ce12" office:value-type="string" calcext:value-type="string">
            <text:p>Radial</text:p>
          </table:table-cell>
          <table:table-cell table:style-name="ce13" table:formula="of:=VLOOKUP(&quot;RADIUS&quot;; INDIRECT(&quot;$&quot; &amp; [.D92] &amp; &quot;.A1:$&quot; &amp; [.D92] &amp; &quot;.B64&quot;); 2; 0)" office:value-type="string" office:string-value="" calcext:value-type="error">
            <text:p>#REF!</text:p>
          </table:table-cell>
          <table:table-cell table:style-name="ce13" table:formula="of:=VLOOKUP(&quot;CROSS_SECTION_AREA&quot;; INDIRECT(&quot;$&quot; &amp; [.D92] &amp; &quot;.A1:$&quot; &amp; [.D92] &amp; &quot;.B64&quot;); 2; 0)" office:value-type="string" office:string-value="" calcext:value-type="error">
            <text:p>#REF!</text:p>
          </table:table-cell>
          <table:table-cell table:style-name="ce12"/>
          <table:table-cell table:style-name="ce16" office:value-type="float" office:value="321" calcext:value-type="float">
            <text:p>321</text:p>
          </table:table-cell>
          <table:table-cell table:style-name="ce12" office:value-type="float" office:value="150" calcext:value-type="float">
            <text:p>150</text:p>
          </table:table-cell>
          <table:table-cell table:style-name="ce12" office:value-type="float" office:value="600" calcext:value-type="float">
            <text:p>600</text:p>
          </table:table-cell>
          <table:table-cell table:style-name="ce12" office:value-type="float" office:value="1" calcext:value-type="float">
            <text:p>1</text:p>
          </table:table-cell>
          <table:table-cell table:style-name="ce12" table:formula="of:=([.J92] / [.K92]) / [.H92]" office:value-type="float" office:value="1.86915887850467" calcext:value-type="float">
            <text:p>1.8691588785</text:p>
          </table:table-cell>
          <table:table-cell table:style-name="ce12" table:formula="of:=[.J92] / ([.I92] + [.J92])" office:value-type="float" office:value="0.8" calcext:value-type="float">
            <text:p>0.8</text:p>
          </table:table-cell>
          <table:table-cell table:style-name="ce12" table:number-columns-repeated="6"/>
          <table:table-cell table:style-name="ce18" office:value-type="string" calcext:value-type="string">
            <text:p>Volume and mass fraction adjusted to real life tanks</text:p>
          </table:table-cell>
          <table:table-cell table:style-name="ce21" table:number-columns-repeated="3"/>
          <table:table-cell table:style-name="ce21" table:formula="of:=([.AE92] / [.Z92]) - [.AE92]" office:value-type="float" office:value="47.6914285714286" calcext:value-type="float">
            <text:p>47.6914285714</text:p>
          </table:table-cell>
          <table:table-cell table:style-name="ce21" office:value-type="float" office:value="0.78" calcext:value-type="float">
            <text:p>0.78</text:p>
          </table:table-cell>
          <table:table-cell table:style-name="ce21" office:value-type="float" office:value="0.84" calcext:value-type="float">
            <text:p>0.84</text:p>
          </table:table-cell>
          <table:table-cell table:style-name="ce21" table:number-columns-repeated="4"/>
          <table:table-cell table:style-name="ce22" table:formula="of:=[.K92] * [.H92] * [.Y92]" office:value-type="float" office:value="250.38" calcext:value-type="float">
            <text:p>250.38</text:p>
          </table:table-cell>
          <table:table-cell table:style-name="ce22" table:formula="of:= (&quot;MP=&quot; &amp; [.AE92])" office:value-type="string" office:string-value="MP=250.38" calcext:value-type="string">
            <text:p>MP=250.38</text:p>
          </table:table-cell>
          <table:table-cell table:style-name="ce22" table:formula="of:= ([.AA92] / 9.80665) / [.X92]" office:value-type="float" office:value="0" calcext:value-type="float">
            <text:p>0</text:p>
          </table:table-cell>
          <table:table-cell table:style-name="ce22" office:value-type="float" office:value="1" calcext:value-type="float">
            <text:p>1</text:p>
          </table:table-cell>
          <table:table-cell table:style-name="ce22" table:formula="of:=(0.01 * [.AH92] * 0.66 * [.AB92]) * [.AG92]" office:value-type="float" office:value="0" calcext:value-type="float">
            <text:p>0</text:p>
          </table:table-cell>
          <table:table-cell table:style-name="ce24" table:formula="of:=CEILING(([.X92] + [.X92] * 0.9); 10)" office:value-type="float" office:value="100" calcext:value-type="float">
            <text:p>100</text:p>
          </table:table-cell>
          <table:table-cell table:style-name="ce28" table:formula="of:= &quot;Volume Fraction: &quot; &amp; [.Y92] &amp; &quot;; Mass Fraction: &quot; &amp; [.Z92]" office:value-type="string" office:string-value="Volume Fraction: 0.78; Mass Fraction: 0.84" calcext:value-type="string">
            <text:p>Volume Fraction: 0.78; Mass Fraction: 0.84</text:p>
          </table:table-cell>
          <table:table-cell table:style-name="ce35"/>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linearRcs</text:p>
          </table:table-cell>
          <table:table-cell table:style-name="ce9" office:value-type="string" calcext:value-type="string">
            <text:p>Place-Anywhere 7 Linear RCS Port</text:p>
          </table:table-cell>
          <table:table-cell table:style-name="ce12" office:value-type="string" calcext:value-type="string">
            <text:p>Radial</text:p>
          </table:table-cell>
          <table:table-cell table:style-name="ce13" table:formula="of:=VLOOKUP(&quot;RADIUS&quot;; INDIRECT(&quot;$&quot; &amp; [.D93] &amp; &quot;.A1:$&quot; &amp; [.D93] &amp; &quot;.B64&quot;); 2; 0)" office:value-type="string" office:string-value="" calcext:value-type="error">
            <text:p>#REF!</text:p>
          </table:table-cell>
          <table:table-cell table:style-name="ce13" table:formula="of:=VLOOKUP(&quot;CROSS_SECTION_AREA&quot;; INDIRECT(&quot;$&quot; &amp; [.D93] &amp; &quot;.A1:$&quot; &amp; [.D93] &amp; &quot;.B64&quot;); 2; 0)" office:value-type="string" office:string-value="" calcext:value-type="error">
            <text:p>#REF!</text:p>
          </table:table-cell>
          <table:table-cell table:style-name="ce12"/>
          <table:table-cell table:style-name="ce12" table:formula="of:=1000 * [.F93] * [.G93]" office:value-type="string" office:string-value="" calcext:value-type="error">
            <text:p>#REF!</text:p>
          </table:table-cell>
          <table:table-cell table:style-name="ce12" office:value-type="float" office:value="30" calcext:value-type="float">
            <text:p>30</text:p>
          </table:table-cell>
          <table:table-cell table:style-name="ce12" table:number-columns-repeated="2"/>
          <table:table-cell table:style-name="ce12" table:formula="of:=([.J93] / [.K93]) / [.H93]" office:value-type="string" office:string-value="" calcext:value-type="error">
            <text:p>#DIV/0!</text:p>
          </table:table-cell>
          <table:table-cell table:style-name="ce12" table:formula="of:=[.J93] / ([.I93] + [.J93])"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2000" calcext:value-type="float">
            <text:p>2000</text:p>
          </table:table-cell>
          <table:table-cell table:style-name="ce12" office:value-type="float" office:value="240" calcext:value-type="float">
            <text:p>240</text:p>
          </table:table-cell>
          <table:table-cell table:style-name="ce12" office:value-type="float" office:value="100" calcext:value-type="float">
            <text:p>100</text:p>
          </table:table-cell>
          <table:table-cell table:style-name="ce12"/>
          <table:table-cell table:style-name="ce19" office:value-type="string" calcext:value-type="string">
            <text:p>Aerojet-Rocketdyne MR-104</text:p>
          </table:table-cell>
          <table:table-cell table:style-name="ce21" table:number-columns-repeated="3"/>
          <table:table-cell table:style-name="ce21" office:value-type="float" office:value="2.2" calcext:value-type="float">
            <text:p>2.2</text:p>
          </table:table-cell>
          <table:table-cell table:style-name="ce21" table:number-columns-repeated="2"/>
          <table:table-cell table:style-name="ce21" office:value-type="float" office:value="440" calcext:value-type="float">
            <text:p>440</text:p>
          </table:table-cell>
          <table:table-cell table:style-name="ce21" office:value-type="float" office:value="237" calcext:value-type="float">
            <text:p>237</text:p>
          </table:table-cell>
          <table:table-cell table:style-name="ce21" office:value-type="float" office:value="170" calcext:value-type="float">
            <text:p>170</text:p>
          </table:table-cell>
          <table:table-cell table:style-name="ce21" office:value-type="string" calcext:value-type="string">
            <text:p>N2H4</text:p>
          </table:table-cell>
          <table:table-cell table:style-name="ce22" table:formula="of:=[.K93] * [.H93] * [.Y93]" office:value-type="string" office:string-value="" calcext:value-type="error">
            <text:p>#REF!</text:p>
          </table:table-cell>
          <table:table-cell table:style-name="ce21"/>
          <table:table-cell table:style-name="ce22" table:formula="of:= ([.AA93] / 9.80665) / [.X93]" office:value-type="float" office:value="20.3943242595586" calcext:value-type="float">
            <text:p>20.3943242596</text:p>
          </table:table-cell>
          <table:table-cell table:style-name="ce22" office:value-type="float" office:value="1" calcext:value-type="float">
            <text:p>1</text:p>
          </table:table-cell>
          <table:table-cell table:style-name="ce22" table:formula="of:=(0.01 * [.AH93] * 0.66 * [.AB93]) * [.AG93]" office:value-type="float" office:value="31.9008020068015" calcext:value-type="float">
            <text:p>31.9008020068</text:p>
          </table:table-cell>
          <table:table-cell table:style-name="ce24" office:value-type="float" office:value="140" calcext:value-type="float">
            <text:p>140</text:p>
          </table:table-cell>
          <table:table-cell table:style-name="ce28" office:value-type="string" calcext:value-type="string">
            <text:p>Thrust structure is ~0.4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EngineMini</text:p>
          </table:table-cell>
          <table:table-cell table:style-name="ce9" office:value-type="string" calcext:value-type="string">
            <text:p>LV-1R "Spider" Liquid Fuel Engine</text:p>
          </table:table-cell>
          <table:table-cell table:style-name="ce12" office:value-type="string" calcext:value-type="string">
            <text:p>Radial</text:p>
          </table:table-cell>
          <table:table-cell table:style-name="ce13" table:formula="of:=VLOOKUP(&quot;RADIUS&quot;; INDIRECT(&quot;$&quot; &amp; [.D94] &amp; &quot;.A1:$&quot; &amp; [.D94] &amp; &quot;.B64&quot;); 2; 0)" office:value-type="string" office:string-value="" calcext:value-type="error">
            <text:p>#REF!</text:p>
          </table:table-cell>
          <table:table-cell table:style-name="ce13" table:formula="of:=VLOOKUP(&quot;CROSS_SECTION_AREA&quot;; INDIRECT(&quot;$&quot; &amp; [.D94] &amp; &quot;.A1:$&quot; &amp; [.D94] &amp; &quot;.B64&quot;); 2; 0)" office:value-type="string" office:string-value="" calcext:value-type="error">
            <text:p>#REF!</text:p>
          </table:table-cell>
          <table:table-cell table:style-name="ce12"/>
          <table:table-cell table:style-name="ce12" table:formula="of:=1000 * [.F94] * [.G94]" office:value-type="string" office:string-value="" calcext:value-type="error">
            <text:p>#REF!</text:p>
          </table:table-cell>
          <table:table-cell table:style-name="ce12" office:value-type="float" office:value="20" calcext:value-type="float">
            <text:p>20</text:p>
          </table:table-cell>
          <table:table-cell table:style-name="ce12"/>
          <table:table-cell table:style-name="ce12" office:value-type="float" office:value="1" calcext:value-type="float">
            <text:p>1</text:p>
          </table:table-cell>
          <table:table-cell table:style-name="ce12" table:formula="of:=([.J94] / [.K94]) / [.H94]" office:value-type="string" office:string-value="" calcext:value-type="error">
            <text:p>#REF!</text:p>
          </table:table-cell>
          <table:table-cell table:style-name="ce12" table:formula="of:=[.J94] / ([.I94] + [.J9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2000" calcext:value-type="float">
            <text:p>2000</text:p>
          </table:table-cell>
          <table:table-cell table:style-name="ce12" office:value-type="float" office:value="290" calcext:value-type="float">
            <text:p>290</text:p>
          </table:table-cell>
          <table:table-cell table:style-name="ce12" office:value-type="float" office:value="260" calcext:value-type="float">
            <text:p>260</text:p>
          </table:table-cell>
          <table:table-cell table:style-name="ce12" office:value-type="string" calcext:value-type="string">
            <text:p>LF+O</text:p>
          </table:table-cell>
          <table:table-cell table:style-name="ce18" office:value-type="string" calcext:value-type="string">
            <text:p>R-40A</text:p>
          </table:table-cell>
          <table:table-cell table:style-name="ce21" office:value-type="float" office:value="0.52" calcext:value-type="float">
            <text:p>0.52</text:p>
          </table:table-cell>
          <table:table-cell table:style-name="ce21" table:number-columns-repeated="2"/>
          <table:table-cell table:style-name="ce21" office:value-type="float" office:value="13" calcext:value-type="float">
            <text:p>13</text:p>
          </table:table-cell>
          <table:table-cell table:style-name="ce21" table:number-columns-repeated="2"/>
          <table:table-cell table:style-name="ce21" office:value-type="float" office:value="3870" calcext:value-type="float">
            <text:p>3870</text:p>
          </table:table-cell>
          <table:table-cell table:style-name="ce21" office:value-type="float" office:value="306" calcext:value-type="float">
            <text:p>306</text:p>
          </table:table-cell>
          <table:table-cell table:style-name="ce21" office:value-type="float" office:value="280" calcext:value-type="float">
            <text:p>280</text:p>
          </table:table-cell>
          <table:table-cell table:style-name="ce21" office:value-type="string" calcext:value-type="string">
            <text:p>N2O4/MMH</text:p>
          </table:table-cell>
          <table:table-cell table:style-name="ce22" table:formula="of:=[.K94] * [.H94] * [.Y94]" office:value-type="string" office:string-value="" calcext:value-type="error">
            <text:p>#REF!</text:p>
          </table:table-cell>
          <table:table-cell table:style-name="ce21"/>
          <table:table-cell table:style-name="ce22" table:formula="of:= ([.AA94] / 9.80665) / [.X94]" office:value-type="float" office:value="30.356167263266" calcext:value-type="float">
            <text:p>30.3561672633</text:p>
          </table:table-cell>
          <table:table-cell table:style-name="ce22" office:value-type="float" office:value="1" calcext:value-type="float">
            <text:p>1</text:p>
          </table:table-cell>
          <table:table-cell table:style-name="ce22" table:formula="of:=(0.01 * [.AH94] * 0.66 * [.AB94]) * [.AG94]" office:value-type="float" office:value="61.3073154048921" calcext:value-type="float">
            <text:p>61.3073154049</text:p>
          </table:table-cell>
          <table:table-cell table:style-name="ce24" office:value-type="float" office:value="160" calcext:value-type="float">
            <text:p>160</text:p>
          </table:table-cell>
          <table:table-cell table:style-name="ce28" office:value-type="string" calcext:value-type="string">
            <text:p>Heavier due to radial mount</text:p>
          </table:table-cell>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mallRadialEngine:FX</text:p>
          </table:table-cell>
          <table:table-cell table:style-name="ce9" office:value-type="string" calcext:value-type="string">
            <text:p>24-77 "Twitch" Liquid Fuel Engine</text:p>
          </table:table-cell>
          <table:table-cell table:style-name="ce12" office:value-type="string" calcext:value-type="string">
            <text:p>Radial</text:p>
          </table:table-cell>
          <table:table-cell table:style-name="ce13" table:formula="of:=VLOOKUP(&quot;RADIUS&quot;; INDIRECT(&quot;$&quot; &amp; [.D95] &amp; &quot;.A1:$&quot; &amp; [.D95] &amp; &quot;.B64&quot;); 2; 0)" office:value-type="string" office:string-value="" calcext:value-type="error">
            <text:p>#REF!</text:p>
          </table:table-cell>
          <table:table-cell table:style-name="ce13" table:formula="of:=VLOOKUP(&quot;CROSS_SECTION_AREA&quot;; INDIRECT(&quot;$&quot; &amp; [.D95] &amp; &quot;.A1:$&quot; &amp; [.D95] &amp; &quot;.B64&quot;); 2; 0)" office:value-type="string" office:string-value="" calcext:value-type="error">
            <text:p>#REF!</text:p>
          </table:table-cell>
          <table:table-cell table:style-name="ce12"/>
          <table:table-cell table:style-name="ce12" table:formula="of:=1000 * [.F95] * [.G95]" office:value-type="string" office:string-value="" calcext:value-type="error">
            <text:p>#REF!</text:p>
          </table:table-cell>
          <table:table-cell table:style-name="ce12" office:value-type="float" office:value="90" calcext:value-type="float">
            <text:p>90</text:p>
          </table:table-cell>
          <table:table-cell table:style-name="ce12"/>
          <table:table-cell table:style-name="ce12" office:value-type="float" office:value="1" calcext:value-type="float">
            <text:p>1</text:p>
          </table:table-cell>
          <table:table-cell table:style-name="ce12" table:formula="of:=([.J95] / [.K95]) / [.H95]" office:value-type="string" office:string-value="" calcext:value-type="error">
            <text:p>#REF!</text:p>
          </table:table-cell>
          <table:table-cell table:style-name="ce12" table:formula="of:=[.J95] / ([.I95] + [.J95])"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6000" calcext:value-type="float">
            <text:p>160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2" office:value-type="string" calcext:value-type="string">
            <text:p>LF+O</text:p>
          </table:table-cell>
          <table:table-cell table:style-name="ce19" office:value-type="string" calcext:value-type="string">
            <text:p>Rocketdyne ATE</text:p>
          </table:table-cell>
          <table:table-cell table:style-name="ce21" office:value-type="float" office:value="0.76" calcext:value-type="float">
            <text:p>0.76</text:p>
          </table:table-cell>
          <table:table-cell table:style-name="ce21" table:number-columns-repeated="2"/>
          <table:table-cell table:style-name="ce21" office:value-type="float" office:value="80" calcext:value-type="float">
            <text:p>80</text:p>
          </table:table-cell>
          <table:table-cell table:style-name="ce21" table:number-columns-repeated="2"/>
          <table:table-cell table:style-name="ce21" office:value-type="float" office:value="20000" calcext:value-type="float">
            <text:p>20000</text:p>
          </table:table-cell>
          <table:table-cell table:style-name="ce21" office:value-type="float" office:value="347" calcext:value-type="float">
            <text:p>347</text:p>
          </table:table-cell>
          <table:table-cell table:style-name="ce21" office:value-type="float" office:value="240" calcext:value-type="float">
            <text:p>240</text:p>
          </table:table-cell>
          <table:table-cell table:style-name="ce21" office:value-type="string" calcext:value-type="string">
            <text:p>N2O4/MMH</text:p>
          </table:table-cell>
          <table:table-cell table:style-name="ce22" table:formula="of:=[.K95] * [.H95] * [.Y95]" office:value-type="string" office:string-value="" calcext:value-type="error">
            <text:p>#REF!</text:p>
          </table:table-cell>
          <table:table-cell table:style-name="ce21"/>
          <table:table-cell table:style-name="ce22" table:formula="of:= ([.AA95] / 9.80665) / [.X95]" office:value-type="float" office:value="25.4929053244482" calcext:value-type="float">
            <text:p>25.4929053244</text:p>
          </table:table-cell>
          <table:table-cell table:style-name="ce22" office:value-type="float" office:value="1" calcext:value-type="float">
            <text:p>1</text:p>
          </table:table-cell>
          <table:table-cell table:style-name="ce22" table:formula="of:=(0.01 * [.AH95] * 0.66 * [.AB95]) * [.AG95]" office:value-type="float" office:value="58.3838517740513" calcext:value-type="float">
            <text:p>58.3838517741</text:p>
          </table:table-cell>
          <table:table-cell table:style-name="ce24" office:value-type="float" office:value="440" calcext:value-type="float">
            <text:p>440</text:p>
          </table:table-cell>
          <table:table-cell table:style-name="ce28" office:value-type="string" calcext:value-type="string">
            <text:p>Heavier due to radial mount</text:p>
          </table:table-cell>
          <table:table-cell table:style-name="ce39" office:value-type="string" calcext:value-type="string">
            <text:p>Sea level XP is made up, and kept very low on purpos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text:p>
          </table:table-cell>
          <table:table-cell table:style-name="ce9" office:value-type="string" calcext:value-type="string">
            <text:p>TT-38K Radial Decoupler</text:p>
          </table:table-cell>
          <table:table-cell table:style-name="ce12" office:value-type="string" calcext:value-type="string">
            <text:p>Radial</text:p>
          </table:table-cell>
          <table:table-cell table:style-name="ce13" table:formula="of:=VLOOKUP(&quot;RADIUS&quot;; INDIRECT(&quot;$&quot; &amp; [.D96] &amp; &quot;.A1:$&quot; &amp; [.D96] &amp; &quot;.B64&quot;); 2; 0)" office:value-type="string" office:string-value="" calcext:value-type="error">
            <text:p>#REF!</text:p>
          </table:table-cell>
          <table:table-cell table:style-name="ce13" table:formula="of:=VLOOKUP(&quot;CROSS_SECTION_AREA&quot;; INDIRECT(&quot;$&quot; &amp; [.D96] &amp; &quot;.A1:$&quot; &amp; [.D96] &amp; &quot;.B64&quot;); 2; 0)" office:value-type="string" office:string-value="" calcext:value-type="error">
            <text:p>#REF!</text:p>
          </table:table-cell>
          <table:table-cell table:style-name="ce12"/>
          <table:table-cell table:style-name="ce12" table:formula="of:=1000 * [.F96] * [.G96]" office:value-type="string" office:string-value="" calcext:value-type="error">
            <text:p>#REF!</text:p>
          </table:table-cell>
          <table:table-cell table:style-name="ce12" office:value-type="float" office:value="25" calcext:value-type="float">
            <text:p>25</text:p>
          </table:table-cell>
          <table:table-cell table:style-name="ce12" table:number-columns-repeated="2"/>
          <table:table-cell table:style-name="ce12" table:formula="of:=([.J96] / [.K96]) / [.H96]" office:value-type="string" office:string-value="" calcext:value-type="error">
            <text:p>#DIV/0!</text:p>
          </table:table-cell>
          <table:table-cell table:style-name="ce12" table:formula="of:=[.J96] / ([.I96] + [.J96])"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22.3" calcext:value-type="float">
            <text:p>22.3</text:p>
          </table:table-cell>
          <table:table-cell table:style-name="ce21" table:number-columns-repeated="6"/>
          <table:table-cell table:style-name="ce22" table:formula="of:=[.K96] * [.H96] * [.Y96]" office:value-type="string" office:string-value="" calcext:value-type="error">
            <text:p>#REF!</text:p>
          </table:table-cell>
          <table:table-cell table:style-name="ce21"/>
          <table:table-cell table:style-name="ce22" table:formula="of:= ([.AA96] / 9.80665) / [.X96]" office:value-type="float" office:value="0" calcext:value-type="float">
            <text:p>0</text:p>
          </table:table-cell>
          <table:table-cell table:style-name="ce22" office:value-type="float" office:value="1" calcext:value-type="float">
            <text:p>1</text:p>
          </table:table-cell>
          <table:table-cell table:style-name="ce22" table:formula="of:=(0.01 * [.AH96] * 0.66 * [.AB96]) * [.AG96]" office:value-type="float" office:value="0" calcext:value-type="float">
            <text:p>0</text:p>
          </table:table-cell>
          <table:table-cell table:style-name="ce25" table:formula="of:=CEILING((220 + (1.6 * [.X96])); 10)" office:value-type="float" office:value="260" calcext:value-type="float">
            <text:p>26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2</text:p>
          </table:table-cell>
          <table:table-cell table:style-name="ce9" office:value-type="string" calcext:value-type="string">
            <text:p>TT-70 Radial Decoupler</text:p>
          </table:table-cell>
          <table:table-cell table:style-name="ce12" office:value-type="string" calcext:value-type="string">
            <text:p>Radial</text:p>
          </table:table-cell>
          <table:table-cell table:style-name="ce13" table:formula="of:=VLOOKUP(&quot;RADIUS&quot;; INDIRECT(&quot;$&quot; &amp; [.D97] &amp; &quot;.A1:$&quot; &amp; [.D97] &amp; &quot;.B64&quot;); 2; 0)" office:value-type="string" office:string-value="" calcext:value-type="error">
            <text:p>#REF!</text:p>
          </table:table-cell>
          <table:table-cell table:style-name="ce13" table:formula="of:=VLOOKUP(&quot;CROSS_SECTION_AREA&quot;; INDIRECT(&quot;$&quot; &amp; [.D97] &amp; &quot;.A1:$&quot; &amp; [.D97] &amp; &quot;.B64&quot;); 2; 0)" office:value-type="string" office:string-value="" calcext:value-type="error">
            <text:p>#REF!</text:p>
          </table:table-cell>
          <table:table-cell table:style-name="ce12"/>
          <table:table-cell table:style-name="ce12" table:formula="of:=1000 * [.F97] * [.G97]" office:value-type="string" office:string-value="" calcext:value-type="error">
            <text:p>#REF!</text:p>
          </table:table-cell>
          <table:table-cell table:style-name="ce12" office:value-type="float" office:value="50" calcext:value-type="float">
            <text:p>50</text:p>
          </table:table-cell>
          <table:table-cell table:style-name="ce12" table:number-columns-repeated="2"/>
          <table:table-cell table:style-name="ce12" table:formula="of:=([.J97] / [.K97]) / [.H97]" office:value-type="string" office:string-value="" calcext:value-type="error">
            <text:p>#DIV/0!</text:p>
          </table:table-cell>
          <table:table-cell table:style-name="ce12" table:formula="of:=[.J97] / ([.I97] + [.J97])"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36.4" calcext:value-type="float">
            <text:p>36.4</text:p>
          </table:table-cell>
          <table:table-cell table:style-name="ce21" table:number-columns-repeated="6"/>
          <table:table-cell table:style-name="ce22" table:formula="of:=[.K97] * [.H97] * [.Y97]" office:value-type="string" office:string-value="" calcext:value-type="error">
            <text:p>#REF!</text:p>
          </table:table-cell>
          <table:table-cell table:style-name="ce21"/>
          <table:table-cell table:style-name="ce22" table:formula="of:= ([.AA97] / 9.80665) / [.X97]" office:value-type="float" office:value="0" calcext:value-type="float">
            <text:p>0</text:p>
          </table:table-cell>
          <table:table-cell table:style-name="ce22" office:value-type="float" office:value="1" calcext:value-type="float">
            <text:p>1</text:p>
          </table:table-cell>
          <table:table-cell table:style-name="ce22" table:formula="of:=(0.01 * [.AH97] * 0.66 * [.AB97]) * [.AG97]" office:value-type="float" office:value="0" calcext:value-type="float">
            <text:p>0</text:p>
          </table:table-cell>
          <table:table-cell table:style-name="ce25" table:formula="of:=CEILING((220 + (1.6 * [.X97])); 10)" office:value-type="float" office:value="280" calcext:value-type="float">
            <text:p>2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CSBlock</text:p>
          </table:table-cell>
          <table:table-cell table:style-name="ce9" office:value-type="string" calcext:value-type="string">
            <text:p>RV-105 RCS Thruster Block</text:p>
          </table:table-cell>
          <table:table-cell table:style-name="ce12" office:value-type="string" calcext:value-type="string">
            <text:p>Radial</text:p>
          </table:table-cell>
          <table:table-cell table:style-name="ce13" table:formula="of:=VLOOKUP(&quot;RADIUS&quot;; INDIRECT(&quot;$&quot; &amp; [.D98] &amp; &quot;.A1:$&quot; &amp; [.D98] &amp; &quot;.B64&quot;); 2; 0)" office:value-type="string" office:string-value="" calcext:value-type="error">
            <text:p>#REF!</text:p>
          </table:table-cell>
          <table:table-cell table:style-name="ce13" table:formula="of:=VLOOKUP(&quot;CROSS_SECTION_AREA&quot;; INDIRECT(&quot;$&quot; &amp; [.D98] &amp; &quot;.A1:$&quot; &amp; [.D98] &amp; &quot;.B64&quot;); 2; 0)" office:value-type="string" office:string-value="" calcext:value-type="error">
            <text:p>#REF!</text:p>
          </table:table-cell>
          <table:table-cell table:style-name="ce12"/>
          <table:table-cell table:style-name="ce12" table:formula="of:=1000 * [.F98] * [.G98]" office:value-type="string" office:string-value="" calcext:value-type="error">
            <text:p>#REF!</text:p>
          </table:table-cell>
          <table:table-cell table:style-name="ce12" office:value-type="float" office:value="50" calcext:value-type="float">
            <text:p>50</text:p>
          </table:table-cell>
          <table:table-cell table:style-name="ce12" table:number-columns-repeated="2"/>
          <table:table-cell table:style-name="ce12" table:formula="of:=([.J98] / [.K98]) / [.H98]" office:value-type="string" office:string-value="" calcext:value-type="error">
            <text:p>#DIV/0!</text:p>
          </table:table-cell>
          <table:table-cell table:style-name="ce12" table:formula="of:=[.J98] / ([.I98] + [.J98])"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1000" calcext:value-type="float">
            <text:p>1000</text:p>
          </table:table-cell>
          <table:table-cell table:style-name="ce12" office:value-type="float" office:value="240" calcext:value-type="float">
            <text:p>240</text:p>
          </table:table-cell>
          <table:table-cell table:style-name="ce12" office:value-type="float" office:value="100" calcext:value-type="float">
            <text:p>100</text:p>
          </table:table-cell>
          <table:table-cell table:style-name="ce12"/>
          <table:table-cell table:style-name="ce18" office:value-type="string" calcext:value-type="string">
            <text:p>4 x Aerojet-Rocketdyne MR-107 block</text:p>
          </table:table-cell>
          <table:table-cell table:style-name="ce21" table:number-columns-repeated="3"/>
          <table:table-cell table:style-name="ce21" office:value-type="float" office:value="8.2" calcext:value-type="float">
            <text:p>8.2</text:p>
          </table:table-cell>
          <table:table-cell table:style-name="ce21" table:number-columns-repeated="2"/>
          <table:table-cell table:style-name="ce21" office:value-type="float" office:value="275" calcext:value-type="float">
            <text:p>275</text:p>
          </table:table-cell>
          <table:table-cell table:style-name="ce21" office:value-type="float" office:value="236" calcext:value-type="float">
            <text:p>236</text:p>
          </table:table-cell>
          <table:table-cell table:style-name="ce21" office:value-type="float" office:value="155" calcext:value-type="float">
            <text:p>155</text:p>
          </table:table-cell>
          <table:table-cell table:style-name="ce21" office:value-type="string" calcext:value-type="string">
            <text:p>N2H4</text:p>
          </table:table-cell>
          <table:table-cell table:style-name="ce22" table:formula="of:=[.K98] * [.H98] * [.Y98]" office:value-type="string" office:string-value="" calcext:value-type="error">
            <text:p>#REF!</text:p>
          </table:table-cell>
          <table:table-cell table:style-name="ce21"/>
          <table:table-cell table:style-name="ce22" table:formula="of:= ([.AA98] / 9.80665) / [.X98]" office:value-type="float" office:value="3.41977998254793" calcext:value-type="float">
            <text:p>3.4197799825</text:p>
          </table:table-cell>
          <table:table-cell table:style-name="ce22" office:value-type="float" office:value="1" calcext:value-type="float">
            <text:p>1</text:p>
          </table:table-cell>
          <table:table-cell table:style-name="ce22" table:formula="of:=(0.01 * [.AH98] * 0.66 * [.AB98]) * [.AG98]" office:value-type="float" office:value="5.32664930081666" calcext:value-type="float">
            <text:p>5.3266493008</text:p>
          </table:table-cell>
          <table:table-cell table:style-name="ce24" office:value-type="float" office:value="320" calcext:value-type="float">
            <text:p>320</text:p>
          </table:table-cell>
          <table:table-cell table:style-name="ce35" office:value-type="string" calcext:value-type="string">
            <text:p>Thrust structure is ~4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tructuralPylon</text:p>
          </table:table-cell>
          <table:table-cell table:style-name="ce9" office:value-type="string" calcext:value-type="string">
            <text:p>Structural Pylon</text:p>
          </table:table-cell>
          <table:table-cell table:style-name="ce12" office:value-type="string" calcext:value-type="string">
            <text:p>Radial</text:p>
          </table:table-cell>
          <table:table-cell table:style-name="ce13" table:formula="of:=VLOOKUP(&quot;RADIUS&quot;; INDIRECT(&quot;$&quot; &amp; [.D99] &amp; &quot;.A1:$&quot; &amp; [.D99] &amp; &quot;.B64&quot;); 2; 0)" office:value-type="string" office:string-value="" calcext:value-type="error">
            <text:p>#REF!</text:p>
          </table:table-cell>
          <table:table-cell table:style-name="ce13" table:formula="of:=VLOOKUP(&quot;CROSS_SECTION_AREA&quot;; INDIRECT(&quot;$&quot; &amp; [.D99] &amp; &quot;.A1:$&quot; &amp; [.D99] &amp; &quot;.B64&quot;); 2; 0)" office:value-type="string" office:string-value="" calcext:value-type="error">
            <text:p>#REF!</text:p>
          </table:table-cell>
          <table:table-cell table:style-name="ce12"/>
          <table:table-cell table:style-name="ce12" table:formula="of:=1000 * [.F99] * [.G99]" office:value-type="string" office:string-value="" calcext:value-type="error">
            <text:p>#REF!</text:p>
          </table:table-cell>
          <table:table-cell table:style-name="ce12" office:value-type="float" office:value="200" calcext:value-type="float">
            <text:p>200</text:p>
          </table:table-cell>
          <table:table-cell table:style-name="ce12" table:number-columns-repeated="2"/>
          <table:table-cell table:style-name="ce12" table:formula="of:=([.J99] / [.K99]) / [.H99]" office:value-type="string" office:string-value="" calcext:value-type="error">
            <text:p>#DIV/0!</text:p>
          </table:table-cell>
          <table:table-cell table:style-name="ce12" table:formula="of:=[.J99] / ([.I99] + [.J99])"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73.82" calcext:value-type="float">
            <text:p>73.82</text:p>
          </table:table-cell>
          <table:table-cell table:style-name="ce21" table:number-columns-repeated="6"/>
          <table:table-cell table:style-name="ce22" table:formula="of:=[.K99] * [.H99] * [.Y99]" office:value-type="string" office:string-value="" calcext:value-type="error">
            <text:p>#REF!</text:p>
          </table:table-cell>
          <table:table-cell table:style-name="ce21"/>
          <table:table-cell table:style-name="ce22" table:formula="of:= ([.AA99] / 9.80665) / [.X99]" office:value-type="float" office:value="0" calcext:value-type="float">
            <text:p>0</text:p>
          </table:table-cell>
          <table:table-cell table:style-name="ce22" office:value-type="float" office:value="1" calcext:value-type="float">
            <text:p>1</text:p>
          </table:table-cell>
          <table:table-cell table:style-name="ce22" table:formula="of:=(0.01 * [.AH99] * 0.66 * [.AB99]) * [.AG99]" office:value-type="float" office:value="0" calcext:value-type="float">
            <text:p>0</text:p>
          </table:table-cell>
          <table:table-cell table:style-name="ce25" table:formula="of:=CEILING((220 + (1.6 * [.X99])); 10)" office:value-type="float" office:value="340" calcext:value-type="float">
            <text:p>34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vernierEngine</text:p>
          </table:table-cell>
          <table:table-cell table:style-name="ce9" office:value-type="string" calcext:value-type="string">
            <text:p>Vernor Engine</text:p>
          </table:table-cell>
          <table:table-cell table:style-name="ce12" office:value-type="string" calcext:value-type="string">
            <text:p>Radial</text:p>
          </table:table-cell>
          <table:table-cell table:style-name="ce13" table:formula="of:=VLOOKUP(&quot;RADIUS&quot;; INDIRECT(&quot;$&quot; &amp; [.D100] &amp; &quot;.A1:$&quot; &amp; [.D100] &amp; &quot;.B64&quot;); 2; 0)" office:value-type="string" office:string-value="" calcext:value-type="error">
            <text:p>#REF!</text:p>
          </table:table-cell>
          <table:table-cell table:style-name="ce13" table:formula="of:=VLOOKUP(&quot;CROSS_SECTION_AREA&quot;; INDIRECT(&quot;$&quot; &amp; [.D100] &amp; &quot;.A1:$&quot; &amp; [.D100] &amp; &quot;.B64&quot;); 2; 0)" office:value-type="string" office:string-value="" calcext:value-type="error">
            <text:p>#REF!</text:p>
          </table:table-cell>
          <table:table-cell table:style-name="ce12"/>
          <table:table-cell table:style-name="ce12" table:formula="of:=1000 * [.F100] * [.G100]" office:value-type="string" office:string-value="" calcext:value-type="error">
            <text:p>#REF!</text:p>
          </table:table-cell>
          <table:table-cell table:style-name="ce12" office:value-type="float" office:value="80" calcext:value-type="float">
            <text:p>80</text:p>
          </table:table-cell>
          <table:table-cell table:style-name="ce12" table:number-columns-repeated="2"/>
          <table:table-cell table:style-name="ce12" table:formula="of:=([.J100] / [.K100]) / [.H100]" office:value-type="string" office:string-value="" calcext:value-type="error">
            <text:p>#DIV/0!</text:p>
          </table:table-cell>
          <table:table-cell table:style-name="ce12" table:formula="of:=[.J100] / ([.I100] + [.J100])" office:value-type="float" office:value="0" calcext:value-type="float">
            <text:p>0</text:p>
          </table:table-cell>
          <table:table-cell table:number-columns-repeated="2" table:style-name="ce12" office:value-type="string" calcext:value-type="string">
            <text:p>x</text:p>
          </table:table-cell>
          <table:table-cell table:style-name="ce12" office:value-type="float" office:value="12000" calcext:value-type="float">
            <text:p>12000</text:p>
          </table:table-cell>
          <table:table-cell table:style-name="ce12" office:value-type="float" office:value="260" calcext:value-type="float">
            <text:p>260</text:p>
          </table:table-cell>
          <table:table-cell table:style-name="ce12" office:value-type="float" office:value="140" calcext:value-type="float">
            <text:p>140</text:p>
          </table:table-cell>
          <table:table-cell table:style-name="ce12"/>
          <table:table-cell table:style-name="ce19" office:value-type="string" calcext:value-type="string">
            <text:p>Aerojet-Rocketdyne R-40B</text:p>
          </table:table-cell>
          <table:table-cell table:style-name="ce21" table:number-columns-repeated="3"/>
          <table:table-cell table:style-name="ce21" office:value-type="float" office:value="8.1" calcext:value-type="float">
            <text:p>8.1</text:p>
          </table:table-cell>
          <table:table-cell table:style-name="ce21" table:number-columns-repeated="2"/>
          <table:table-cell table:style-name="ce21" office:value-type="float" office:value="4000" calcext:value-type="float">
            <text:p>4000</text:p>
          </table:table-cell>
          <table:table-cell table:style-name="ce21" office:value-type="float" office:value="293" calcext:value-type="float">
            <text:p>293</text:p>
          </table:table-cell>
          <table:table-cell table:style-name="ce21" office:value-type="float" office:value="191" calcext:value-type="float">
            <text:p>191</text:p>
          </table:table-cell>
          <table:table-cell table:style-name="ce21" office:value-type="string" calcext:value-type="string">
            <text:p>N2O4/MMH</text:p>
          </table:table-cell>
          <table:table-cell table:style-name="ce22" table:formula="of:=[.K100] * [.H100] * [.Y100]" office:value-type="string" office:string-value="" calcext:value-type="error">
            <text:p>#REF!</text:p>
          </table:table-cell>
          <table:table-cell table:style-name="ce21"/>
          <table:table-cell table:style-name="ce22" table:formula="of:= ([.AA100] / 9.80665) / [.X100]" office:value-type="float" office:value="50.3563561964409" calcext:value-type="float">
            <text:p>50.3563561964</text:p>
          </table:table-cell>
          <table:table-cell table:style-name="ce22" office:value-type="float" office:value="1" calcext:value-type="float">
            <text:p>1</text:p>
          </table:table-cell>
          <table:table-cell table:style-name="ce22" table:formula="of:=(0.01 * [.AH100] * 0.66 * [.AB100]) * [.AG100]" office:value-type="float" office:value="97.3791216126774" calcext:value-type="float">
            <text:p>97.3791216127</text:p>
          </table:table-cell>
          <table:table-cell table:style-name="ce24" office:value-type="float" office:value="360" calcext:value-type="float">
            <text:p>360</text:p>
          </table:table-cell>
          <table:table-cell table:style-name="ce28" office:value-type="string" calcext:value-type="string">
            <text:p>Thrust structure is ~2.3 kg</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ecoupler1-2</text:p>
          </table:table-cell>
          <table:table-cell table:style-name="ce9" office:value-type="string" calcext:value-type="string">
            <text:p>Hydraulic Detachment Manifold</text:p>
          </table:table-cell>
          <table:table-cell table:style-name="ce12" office:value-type="string" calcext:value-type="string">
            <text:p>Radial</text:p>
          </table:table-cell>
          <table:table-cell table:style-name="ce13" table:formula="of:=VLOOKUP(&quot;RADIUS&quot;; INDIRECT(&quot;$&quot; &amp; [.D101] &amp; &quot;.A1:$&quot; &amp; [.D101] &amp; &quot;.B64&quot;); 2; 0)" office:value-type="string" office:string-value="" calcext:value-type="error">
            <text:p>#REF!</text:p>
          </table:table-cell>
          <table:table-cell table:style-name="ce13" table:formula="of:=VLOOKUP(&quot;CROSS_SECTION_AREA&quot;; INDIRECT(&quot;$&quot; &amp; [.D101] &amp; &quot;.A1:$&quot; &amp; [.D101] &amp; &quot;.B64&quot;); 2; 0)" office:value-type="string" office:string-value="" calcext:value-type="error">
            <text:p>#REF!</text:p>
          </table:table-cell>
          <table:table-cell table:style-name="ce12"/>
          <table:table-cell table:style-name="ce12" table:formula="of:=1000 * [.F101] * [.G101]" office:value-type="string" office:string-value="" calcext:value-type="error">
            <text:p>#REF!</text:p>
          </table:table-cell>
          <table:table-cell table:style-name="ce12" office:value-type="float" office:value="400" calcext:value-type="float">
            <text:p>400</text:p>
          </table:table-cell>
          <table:table-cell table:style-name="ce12" table:number-columns-repeated="2"/>
          <table:table-cell table:style-name="ce12" table:formula="of:=([.J101] / [.K101]) / [.H101]" office:value-type="string" office:string-value="" calcext:value-type="error">
            <text:p>#DIV/0!</text:p>
          </table:table-cell>
          <table:table-cell table:style-name="ce12" table:formula="of:=[.J101] / ([.I101] + [.J101])" office:value-type="float" office:value="0" calcext:value-type="float">
            <text:p>0</text:p>
          </table:table-cell>
          <table:table-cell table:style-name="ce12" table:number-columns-repeated="6"/>
          <table:table-cell table:style-name="ce18" office:value-type="string" calcext:value-type="string">
            <text:p>Adjusted to match LazyRSS tanks &amp; engines ratios</text:p>
          </table:table-cell>
          <table:table-cell table:style-name="ce21" table:number-columns-repeated="3"/>
          <table:table-cell table:style-name="ce21" office:value-type="float" office:value="161.4" calcext:value-type="float">
            <text:p>161.4</text:p>
          </table:table-cell>
          <table:table-cell table:style-name="ce21" table:number-columns-repeated="6"/>
          <table:table-cell table:style-name="ce22" table:formula="of:=[.K101] * [.H101] * [.Y101]" office:value-type="string" office:string-value="" calcext:value-type="error">
            <text:p>#REF!</text:p>
          </table:table-cell>
          <table:table-cell table:style-name="ce21"/>
          <table:table-cell table:style-name="ce22" table:formula="of:= ([.AA101] / 9.80665) / [.X101]" office:value-type="float" office:value="0" calcext:value-type="float">
            <text:p>0</text:p>
          </table:table-cell>
          <table:table-cell table:style-name="ce22" office:value-type="float" office:value="1" calcext:value-type="float">
            <text:p>1</text:p>
          </table:table-cell>
          <table:table-cell table:style-name="ce22" table:formula="of:=(0.01 * [.AH101] * 0.66 * [.AB101]) * [.AG101]" office:value-type="float" office:value="0" calcext:value-type="float">
            <text:p>0</text:p>
          </table:table-cell>
          <table:table-cell table:style-name="ce25" table:formula="of:=CEILING((220 + (1.6 * [.X101])); 10)" office:value-type="float" office:value="480" calcext:value-type="float">
            <text:p>48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LiquidEngine1-2</text:p>
          </table:table-cell>
          <table:table-cell table:style-name="ce9" office:value-type="string" calcext:value-type="string">
            <text:p>Mk-55 "Thud" Liquid Fuel Engine</text:p>
          </table:table-cell>
          <table:table-cell table:style-name="ce12" office:value-type="string" calcext:value-type="string">
            <text:p>Radial</text:p>
          </table:table-cell>
          <table:table-cell table:style-name="ce13" table:formula="of:=VLOOKUP(&quot;RADIUS&quot;; INDIRECT(&quot;$&quot; &amp; [.D102] &amp; &quot;.A1:$&quot; &amp; [.D102] &amp; &quot;.B64&quot;); 2; 0)" office:value-type="string" office:string-value="" calcext:value-type="error">
            <text:p>#REF!</text:p>
          </table:table-cell>
          <table:table-cell table:style-name="ce13" table:formula="of:=VLOOKUP(&quot;CROSS_SECTION_AREA&quot;; INDIRECT(&quot;$&quot; &amp; [.D102] &amp; &quot;.A1:$&quot; &amp; [.D102] &amp; &quot;.B64&quot;); 2; 0)" office:value-type="string" office:string-value="" calcext:value-type="error">
            <text:p>#REF!</text:p>
          </table:table-cell>
          <table:table-cell table:style-name="ce12"/>
          <table:table-cell table:style-name="ce12" table:formula="of:=1000 * [.F102] * [.G102]" office:value-type="string" office:string-value="" calcext:value-type="error">
            <text:p>#REF!</text:p>
          </table:table-cell>
          <table:table-cell table:style-name="ce12" office:value-type="float" office:value="900" calcext:value-type="float">
            <text:p>900</text:p>
          </table:table-cell>
          <table:table-cell table:style-name="ce12"/>
          <table:table-cell table:style-name="ce12" office:value-type="float" office:value="1" calcext:value-type="float">
            <text:p>1</text:p>
          </table:table-cell>
          <table:table-cell table:style-name="ce12" table:formula="of:=([.J102] / [.K102]) / [.H102]" office:value-type="string" office:string-value="" calcext:value-type="error">
            <text:p>#REF!</text:p>
          </table:table-cell>
          <table:table-cell table:style-name="ce12" table:formula="of:=[.J102] / ([.I102] + [.J10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20000" calcext:value-type="float">
            <text:p>120000</text:p>
          </table:table-cell>
          <table:table-cell table:style-name="ce12" office:value-type="float" office:value="305" calcext:value-type="float">
            <text:p>305</text:p>
          </table:table-cell>
          <table:table-cell table:style-name="ce12" office:value-type="float" office:value="275" calcext:value-type="float">
            <text:p>275</text:p>
          </table:table-cell>
          <table:table-cell table:style-name="ce12" office:value-type="string" calcext:value-type="string">
            <text:p>LF+O</text:p>
          </table:table-cell>
          <table:table-cell table:style-name="ce19" office:value-type="string" calcext:value-type="string">
            <text:p>RD-0242</text:p>
          </table:table-cell>
          <table:table-cell table:style-name="ce21" office:value-type="float" office:value="0.27" calcext:value-type="float">
            <text:p>0.27</text:p>
          </table:table-cell>
          <table:table-cell table:style-name="ce21" table:number-columns-repeated="2"/>
          <table:table-cell table:style-name="ce21" table:formula="of:= 90 + ((490 - 90) * 0.25) + 40" office:value-type="float" office:value="230" calcext:value-type="float">
            <text:p>230</text:p>
          </table:table-cell>
          <table:table-cell table:style-name="ce21" table:number-columns-repeated="2"/>
          <table:table-cell table:style-name="ce21" office:value-type="float" office:value="123600" calcext:value-type="float">
            <text:p>123600</text:p>
          </table:table-cell>
          <table:table-cell table:style-name="ce21" office:value-type="float" office:value="303" calcext:value-type="float">
            <text:p>303</text:p>
          </table:table-cell>
          <table:table-cell table:style-name="ce21" office:value-type="float" office:value="274" calcext:value-type="float">
            <text:p>274</text:p>
          </table:table-cell>
          <table:table-cell table:style-name="ce21" office:value-type="string" calcext:value-type="string">
            <text:p>N2O4/UDMH</text:p>
          </table:table-cell>
          <table:table-cell table:style-name="ce22" table:formula="of:=[.K102] * [.H102] * [.Y102]" office:value-type="string" office:string-value="" calcext:value-type="error">
            <text:p>#REF!</text:p>
          </table:table-cell>
          <table:table-cell table:style-name="ce21"/>
          <table:table-cell table:style-name="ce22" table:formula="of:= ([.AA102] / 9.80665) / [.X102]" office:value-type="float" office:value="54.7986625756835" calcext:value-type="float">
            <text:p>54.7986625757</text:p>
          </table:table-cell>
          <table:table-cell table:style-name="ce22" office:value-type="float" office:value="1" calcext:value-type="float">
            <text:p>1</text:p>
          </table:table-cell>
          <table:table-cell table:style-name="ce22" table:formula="of:=(0.01 * [.AH102] * 0.66 * [.AB102]) * [.AG102]" office:value-type="float" office:value="109.586365418852" calcext:value-type="float">
            <text:p>109.5863654189</text:p>
          </table:table-cell>
          <table:table-cell table:style-name="ce24" office:value-type="float" office:value="740" calcext:value-type="float">
            <text:p>740</text:p>
          </table:table-cell>
          <table:table-cell table:style-name="ce28" office:value-type="string" calcext:value-type="string">
            <text:p>Heavier due to radial mount</text:p>
          </table:table-cell>
          <table:table-cell table:style-name="ce38" office:value-type="string" calcext:value-type="string">
            <text:p>See other notes for modified Merlins. Also, note the effects of the smaller nozzle here</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parachuteRadial</text:p>
          </table:table-cell>
          <table:table-cell table:style-name="ce9" office:value-type="string" calcext:value-type="string">
            <text:p>Mk2-R Radial-Mount Parachute</text:p>
          </table:table-cell>
          <table:table-cell table:style-name="ce12"/>
          <table:table-cell table:style-name="ce13" table:formula="of:=VLOOKUP(&quot;RADIUS&quot;; INDIRECT(&quot;$&quot; &amp; [.D103] &amp; &quot;.A1:$&quot; &amp; [.D103] &amp; &quot;.B64&quot;); 2; 0)" office:value-type="string" office:string-value="" calcext:value-type="error">
            <text:p>#REF!</text:p>
          </table:table-cell>
          <table:table-cell table:style-name="ce13" table:formula="of:=VLOOKUP(&quot;CROSS_SECTION_AREA&quot;; INDIRECT(&quot;$&quot; &amp; [.D103] &amp; &quot;.A1:$&quot; &amp; [.D103] &amp; &quot;.B64&quot;); 2; 0)" office:value-type="string" office:string-value="" calcext:value-type="error">
            <text:p>#REF!</text:p>
          </table:table-cell>
          <table:table-cell table:style-name="ce12"/>
          <table:table-cell table:style-name="ce12" table:formula="of:=1000 * [.F103] * [.G103]" office:value-type="string" office:string-value="" calcext:value-type="error">
            <text:p>#REF!</text:p>
          </table:table-cell>
          <table:table-cell table:style-name="ce12" office:value-type="float" office:value="100" calcext:value-type="float">
            <text:p>100</text:p>
          </table:table-cell>
          <table:table-cell table:style-name="ce12"/>
          <table:table-cell table:style-name="ce12" office:value-type="float" office:value="1" calcext:value-type="float">
            <text:p>1</text:p>
          </table:table-cell>
          <table:table-cell table:style-name="ce12" table:formula="of:=([.J103] / [.K103]) / [.H103]" office:value-type="string" office:string-value="" calcext:value-type="error">
            <text:p>#REF!</text:p>
          </table:table-cell>
          <table:table-cell table:style-name="ce12" table:formula="of:=[.J103] / ([.I103] + [.J103])" office:value-type="float" office:value="0" calcext:value-type="float">
            <text:p>0</text:p>
          </table:table-cell>
          <table:table-cell table:style-name="ce12" table:number-columns-repeated="6"/>
          <table:table-cell table:style-name="ce19" office:value-type="string" calcext:value-type="string">
            <text:p>Mercury recovery equipment – Landing parachute – Radial</text:p>
          </table:table-cell>
          <table:table-cell table:style-name="ce21" table:number-columns-repeated="3"/>
          <table:table-cell table:style-name="ce21" office:value-type="float" office:value="30" calcext:value-type="float">
            <text:p>30</text:p>
          </table:table-cell>
          <table:table-cell table:style-name="ce21" table:number-columns-repeated="6"/>
          <table:table-cell table:style-name="ce22" table:formula="of:=[.K103] * [.H103] * [.Y103]" office:value-type="string" office:string-value="" calcext:value-type="error">
            <text:p>#REF!</text:p>
          </table:table-cell>
          <table:table-cell table:style-name="ce21"/>
          <table:table-cell table:style-name="ce22" table:formula="of:= ([.AA103] / 9.80665) / [.X103]" office:value-type="float" office:value="0" calcext:value-type="float">
            <text:p>0</text:p>
          </table:table-cell>
          <table:table-cell table:style-name="ce22" office:value-type="float" office:value="1" calcext:value-type="float">
            <text:p>1</text:p>
          </table:table-cell>
          <table:table-cell table:style-name="ce22" table:formula="of:=(0.01 * [.AH103] * 0.66 * [.AB103]) * [.AG103]" office:value-type="float" office:value="0" calcext:value-type="float">
            <text:p>0</text:p>
          </table:table-cell>
          <table:table-cell table:style-name="ce24" office:value-type="float" office:value="110" calcext:value-type="float">
            <text:p>110</text:p>
          </table:table-cell>
          <table:table-cell table:style-name="ce28" office:value-type="string" calcext:value-type="string">
            <text:p>Mass scaled based on capsule proportions. Added mass due to radial mount</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ialDrogue</text:p>
          </table:table-cell>
          <table:table-cell table:style-name="ce9" office:value-type="string" calcext:value-type="string">
            <text:p>Mk12-R Radial-Mount Drogue Chute</text:p>
          </table:table-cell>
          <table:table-cell table:style-name="ce12"/>
          <table:table-cell table:style-name="ce13" table:formula="of:=VLOOKUP(&quot;RADIUS&quot;; INDIRECT(&quot;$&quot; &amp; [.D104] &amp; &quot;.A1:$&quot; &amp; [.D104] &amp; &quot;.B64&quot;); 2; 0)" office:value-type="string" office:string-value="" calcext:value-type="error">
            <text:p>#REF!</text:p>
          </table:table-cell>
          <table:table-cell table:style-name="ce13" table:formula="of:=VLOOKUP(&quot;CROSS_SECTION_AREA&quot;; INDIRECT(&quot;$&quot; &amp; [.D104] &amp; &quot;.A1:$&quot; &amp; [.D104] &amp; &quot;.B64&quot;); 2; 0)" office:value-type="string" office:string-value="" calcext:value-type="error">
            <text:p>#REF!</text:p>
          </table:table-cell>
          <table:table-cell table:style-name="ce12"/>
          <table:table-cell table:style-name="ce12" table:formula="of:=1000 * [.F104] * [.G104]" office:value-type="string" office:string-value="" calcext:value-type="error">
            <text:p>#REF!</text:p>
          </table:table-cell>
          <table:table-cell table:style-name="ce12" office:value-type="float" office:value="75" calcext:value-type="float">
            <text:p>75</text:p>
          </table:table-cell>
          <table:table-cell table:style-name="ce12"/>
          <table:table-cell table:style-name="ce12" office:value-type="float" office:value="1" calcext:value-type="float">
            <text:p>1</text:p>
          </table:table-cell>
          <table:table-cell table:style-name="ce12" table:formula="of:=([.J104] / [.K104]) / [.H104]" office:value-type="string" office:string-value="" calcext:value-type="error">
            <text:p>#REF!</text:p>
          </table:table-cell>
          <table:table-cell table:style-name="ce12" table:formula="of:=[.J104] / ([.I104] + [.J104])" office:value-type="float" office:value="0" calcext:value-type="float">
            <text:p>0</text:p>
          </table:table-cell>
          <table:table-cell table:style-name="ce12" table:number-columns-repeated="6"/>
          <table:table-cell table:style-name="ce19" office:value-type="string" calcext:value-type="string">
            <text:p>Mercury recovery equipment – Drogue parachute – Radial</text:p>
          </table:table-cell>
          <table:table-cell table:style-name="ce21" table:number-columns-repeated="3"/>
          <table:table-cell table:style-name="ce21" office:value-type="float" office:value="20" calcext:value-type="float">
            <text:p>20</text:p>
          </table:table-cell>
          <table:table-cell table:style-name="ce21" table:number-columns-repeated="6"/>
          <table:table-cell table:style-name="ce22" table:formula="of:=[.K104] * [.H104] * [.Y104]" office:value-type="string" office:string-value="" calcext:value-type="error">
            <text:p>#REF!</text:p>
          </table:table-cell>
          <table:table-cell table:style-name="ce21"/>
          <table:table-cell table:style-name="ce22" table:formula="of:= ([.AA104] / 9.80665) / [.X104]" office:value-type="float" office:value="0" calcext:value-type="float">
            <text:p>0</text:p>
          </table:table-cell>
          <table:table-cell table:style-name="ce22" office:value-type="float" office:value="1" calcext:value-type="float">
            <text:p>1</text:p>
          </table:table-cell>
          <table:table-cell table:style-name="ce22" table:formula="of:=(0.01 * [.AH104] * 0.66 * [.AB104]) * [.AG104]" office:value-type="float" office:value="0" calcext:value-type="float">
            <text:p>0</text:p>
          </table:table-cell>
          <table:table-cell table:style-name="ce24" office:value-type="float" office:value="160" calcext:value-type="float">
            <text:p>160</text:p>
          </table:table-cell>
          <table:table-cell table:style-name="ce35" office:value-type="string" calcext:value-type="string">
            <text:p>Mass scaled based on capsule proportions</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ockpit_Standard</text:p>
          </table:table-cell>
          <table:table-cell table:style-name="ce9" office:value-type="string" calcext:value-type="string">
            <text:p>Mk2 Cockpit</text:p>
          </table:table-cell>
          <table:table-cell table:style-name="ce12" office:value-type="string" calcext:value-type="string">
            <text:p>mk2</text:p>
          </table:table-cell>
          <table:table-cell table:style-name="ce13"/>
          <table:table-cell table:style-name="ce13" table:formula="of:=VLOOKUP(&quot;CROSS_SECTION_AREA&quot;; INDIRECT(&quot;$&quot; &amp; [.D105] &amp; &quot;.A1:$&quot; &amp; [.D105] &amp; &quot;.B64&quot;); 2; 0)" office:value-type="float" office:value="2.51609693747748" calcext:value-type="float">
            <text:p>2.5160969375</text:p>
          </table:table-cell>
          <table:table-cell table:style-name="ce12"/>
          <table:table-cell table:style-name="ce12" table:formula="of:=1000 * [.F105] * [.G105]" office:value-type="float" office:value="0" calcext:value-type="float">
            <text:p>0</text:p>
          </table:table-cell>
          <table:table-cell table:style-name="ce12" office:value-type="float" office:value="2000" calcext:value-type="float">
            <text:p>2000</text:p>
          </table:table-cell>
          <table:table-cell table:style-name="ce12" office:value-type="float" office:value="60" calcext:value-type="float">
            <text:p>60</text:p>
          </table:table-cell>
          <table:table-cell table:style-name="ce12" office:value-type="float" office:value="1" calcext:value-type="float">
            <text:p>1</text:p>
          </table:table-cell>
          <table:table-cell table:style-name="ce12" table:formula="of:=([.J105] / [.K105]) / [.H105]" office:value-type="string" office:string-value="" calcext:value-type="error">
            <text:p>#DIV/0!</text:p>
          </table:table-cell>
          <table:table-cell table:style-name="ce12" table:formula="of:=[.J105] / ([.I105] + [.J105])" office:value-type="float" office:value="0.029126213592233" calcext:value-type="float">
            <text:p>0.029126213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76" calcext:value-type="float">
            <text:p>776</text:p>
          </table:table-cell>
          <table:table-cell table:style-name="ce21" table:number-columns-repeated="6"/>
          <table:table-cell table:style-name="ce22" table:formula="of:=[.K105] * [.H105] * [.Y105]" office:value-type="float" office:value="0" calcext:value-type="float">
            <text:p>0</text:p>
          </table:table-cell>
          <table:table-cell table:style-name="ce14" office:value-type="string" calcext:value-type="string">
            <text:p>MP=-1</text:p>
          </table:table-cell>
          <table:table-cell table:style-name="ce22" table:formula="of:= ([.AA105] / 9.80665) / [.X105]" office:value-type="float" office:value="0" calcext:value-type="float">
            <text:p>0</text:p>
          </table:table-cell>
          <table:table-cell table:style-name="ce22" office:value-type="float" office:value="1" calcext:value-type="float">
            <text:p>1</text:p>
          </table:table-cell>
          <table:table-cell table:style-name="ce22" table:formula="of:=(0.01 * [.AH105] * 0.66 * [.AB105]) * [.AG105]" office:value-type="float" office:value="0" calcext:value-type="float">
            <text:p>0</text:p>
          </table:table-cell>
          <table:table-cell table:style-name="ce24" office:value-type="float" office:value="3100" calcext:value-type="float">
            <text:p>3100</text:p>
          </table:table-cell>
          <table:table-cell table:style-name="ce28"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ockpit_Inline</text:p>
          </table:table-cell>
          <table:table-cell table:style-name="ce9" office:value-type="string" calcext:value-type="string">
            <text:p>Mk2 Inline Cockpit</text:p>
          </table:table-cell>
          <table:table-cell table:style-name="ce12" office:value-type="string" calcext:value-type="string">
            <text:p>mk2</text:p>
          </table:table-cell>
          <table:table-cell table:style-name="ce13"/>
          <table:table-cell table:style-name="ce13" table:formula="of:=VLOOKUP(&quot;CROSS_SECTION_AREA&quot;; INDIRECT(&quot;$&quot; &amp; [.D106] &amp; &quot;.A1:$&quot; &amp; [.D106] &amp; &quot;.B64&quot;); 2; 0)" office:value-type="float" office:value="2.51609693747748" calcext:value-type="float">
            <text:p>2.5160969375</text:p>
          </table:table-cell>
          <table:table-cell table:style-name="ce12"/>
          <table:table-cell table:style-name="ce12" table:formula="of:=1000 * [.F106] * [.G106]" office:value-type="float" office:value="0" calcext:value-type="float">
            <text:p>0</text:p>
          </table:table-cell>
          <table:table-cell table:style-name="ce12" office:value-type="float" office:value="2000" calcext:value-type="float">
            <text:p>2000</text:p>
          </table:table-cell>
          <table:table-cell table:style-name="ce12" office:value-type="float" office:value="100" calcext:value-type="float">
            <text:p>100</text:p>
          </table:table-cell>
          <table:table-cell table:style-name="ce12" office:value-type="float" office:value="1" calcext:value-type="float">
            <text:p>1</text:p>
          </table:table-cell>
          <table:table-cell table:style-name="ce12" table:formula="of:=([.J106] / [.K106]) / [.H106]" office:value-type="string" office:string-value="" calcext:value-type="error">
            <text:p>#DIV/0!</text:p>
          </table:table-cell>
          <table:table-cell table:style-name="ce12" table:formula="of:=[.J106] / ([.I106] + [.J106])" office:value-type="float" office:value="0.0476190476190476" calcext:value-type="float">
            <text:p>0.047619047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76" calcext:value-type="float">
            <text:p>776</text:p>
          </table:table-cell>
          <table:table-cell table:style-name="ce21" table:number-columns-repeated="6"/>
          <table:table-cell table:style-name="ce22" table:formula="of:=[.K106] * [.H106] * [.Y106]" office:value-type="float" office:value="0" calcext:value-type="float">
            <text:p>0</text:p>
          </table:table-cell>
          <table:table-cell table:style-name="ce14" office:value-type="string" calcext:value-type="string">
            <text:p>MP=-1</text:p>
          </table:table-cell>
          <table:table-cell table:style-name="ce22" table:formula="of:= ([.AA106] / 9.80665) / [.X106]" office:value-type="float" office:value="0" calcext:value-type="float">
            <text:p>0</text:p>
          </table:table-cell>
          <table:table-cell table:style-name="ce22" office:value-type="float" office:value="1" calcext:value-type="float">
            <text:p>1</text:p>
          </table:table-cell>
          <table:table-cell table:style-name="ce22" table:formula="of:=(0.01 * [.AH106] * 0.66 * [.AB106]) * [.AG106]" office:value-type="float" office:value="0" calcext:value-type="float">
            <text:p>0</text:p>
          </table:table-cell>
          <table:table-cell table:style-name="ce24" office:value-type="float" office:value="3100" calcext:value-type="float">
            <text:p>31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ockpit_Shuttle</text:p>
          </table:table-cell>
          <table:table-cell table:style-name="ce9" office:value-type="string" calcext:value-type="string">
            <text:p>Mk3 Cockpit</text:p>
          </table:table-cell>
          <table:table-cell table:style-name="ce12" office:value-type="string" calcext:value-type="string">
            <text:p>mk3</text:p>
          </table:table-cell>
          <table:table-cell table:style-name="ce13"/>
          <table:table-cell table:style-name="ce13" table:formula="of:=VLOOKUP(&quot;CROSS_SECTION_AREA&quot;; INDIRECT(&quot;$&quot; &amp; [.D107] &amp; &quot;.A1:$&quot; &amp; [.D107] &amp; &quot;.B64&quot;); 2; 0)" office:value-type="float" office:value="10.4103605117719" calcext:value-type="float">
            <text:p>10.4103605118</text:p>
          </table:table-cell>
          <table:table-cell table:style-name="ce12"/>
          <table:table-cell table:style-name="ce12" table:formula="of:=1000 * [.F107] * [.G107]" office:value-type="float" office:value="0" calcext:value-type="float">
            <text:p>0</text:p>
          </table:table-cell>
          <table:table-cell table:style-name="ce12" office:value-type="float" office:value="3500" calcext:value-type="float">
            <text:p>3500</text:p>
          </table:table-cell>
          <table:table-cell table:style-name="ce12" office:value-type="float" office:value="400" calcext:value-type="float">
            <text:p>400</text:p>
          </table:table-cell>
          <table:table-cell table:style-name="ce12" office:value-type="float" office:value="1" calcext:value-type="float">
            <text:p>1</text:p>
          </table:table-cell>
          <table:table-cell table:style-name="ce12" table:formula="of:=([.J107] / [.K107]) / [.H107]" office:value-type="string" office:string-value="" calcext:value-type="error">
            <text:p>#DIV/0!</text:p>
          </table:table-cell>
          <table:table-cell table:style-name="ce12" table:formula="of:=[.J107] / ([.I107] + [.J107])" office:value-type="float" office:value="0.102564102564103" calcext:value-type="float">
            <text:p>0.1025641026</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2120" calcext:value-type="float">
            <text:p>2120</text:p>
          </table:table-cell>
          <table:table-cell table:style-name="ce21" table:number-columns-repeated="6"/>
          <table:table-cell table:style-name="ce22" table:formula="of:=[.K107] * [.H107] * [.Y107]" office:value-type="float" office:value="0" calcext:value-type="float">
            <text:p>0</text:p>
          </table:table-cell>
          <table:table-cell table:style-name="ce14" office:value-type="string" calcext:value-type="string">
            <text:p>MP=-1</text:p>
          </table:table-cell>
          <table:table-cell table:style-name="ce22" table:formula="of:= ([.AA107] / 9.80665) / [.X107]" office:value-type="float" office:value="0" calcext:value-type="float">
            <text:p>0</text:p>
          </table:table-cell>
          <table:table-cell table:style-name="ce22" office:value-type="float" office:value="1" calcext:value-type="float">
            <text:p>1</text:p>
          </table:table-cell>
          <table:table-cell table:style-name="ce22" table:formula="of:=(0.01 * [.AH107] * 0.66 * [.AB107]) * [.AG107]" office:value-type="float" office:value="0" calcext:value-type="float">
            <text:p>0</text:p>
          </table:table-cell>
          <table:table-cell table:style-name="ce24" office:value-type="float" office:value="12400" calcext:value-type="float">
            <text:p>12400</text:p>
          </table:table-cell>
          <table:table-cell table:style-name="ce35" office:value-type="string" calcext:value-type="string">
            <text:p>Monopropellant removed</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2CrewCabin</text:p>
          </table:table-cell>
          <table:table-cell table:style-name="ce9" office:value-type="string" calcext:value-type="string">
            <text:p>MK2 Crew Cabin</text:p>
          </table:table-cell>
          <table:table-cell table:style-name="ce12" office:value-type="string" calcext:value-type="string">
            <text:p>mk2</text:p>
          </table:table-cell>
          <table:table-cell table:style-name="ce13"/>
          <table:table-cell table:style-name="ce13" table:formula="of:=VLOOKUP(&quot;CROSS_SECTION_AREA&quot;; INDIRECT(&quot;$&quot; &amp; [.D108] &amp; &quot;.A1:$&quot; &amp; [.D108]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108] * [.G108]" office:value-type="float" office:value="4715.1656608328" calcext:value-type="float">
            <text:p>4715.1656608328</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108] / [.K108]) / [.H108]" office:value-type="float" office:value="0" calcext:value-type="float">
            <text:p>0</text:p>
          </table:table-cell>
          <table:table-cell table:style-name="ce12" table:formula="of:=[.J108] / ([.I108] + [.J108])"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712" calcext:value-type="float">
            <text:p>712</text:p>
          </table:table-cell>
          <table:table-cell table:style-name="ce21" table:number-columns-repeated="6"/>
          <table:table-cell table:style-name="ce22" table:formula="of:=[.K108] * [.H108] * [.Y108]" office:value-type="float" office:value="0" calcext:value-type="float">
            <text:p>0</text:p>
          </table:table-cell>
          <table:table-cell table:style-name="ce21"/>
          <table:table-cell table:style-name="ce22" table:formula="of:= ([.AA108] / 9.80665) / [.X108]" office:value-type="float" office:value="0" calcext:value-type="float">
            <text:p>0</text:p>
          </table:table-cell>
          <table:table-cell table:style-name="ce22" office:value-type="float" office:value="1" calcext:value-type="float">
            <text:p>1</text:p>
          </table:table-cell>
          <table:table-cell table:style-name="ce22" table:formula="of:=(0.01 * [.AH108] * 0.66 * [.AB108]) * [.AG108]" office:value-type="float" office:value="0" calcext:value-type="float">
            <text:p>0</text:p>
          </table:table-cell>
          <table:table-cell table:style-name="ce24" office:value-type="float" office:value="3100" calcext:value-type="float">
            <text:p>3100</text:p>
          </table:table-cell>
          <table:table-cell table:style-name="ce35" office:value-type="string" calcext:value-type="string">
            <text:p>Mass scaled according to the same metrics as the Hitchhiker</text:p>
          </table:table-cell>
          <table:table-cell table:style-name="ce39" office:value-type="string" calcext:value-type="string">
            <text:p>Had to make this one up</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rewCabin</text:p>
          </table:table-cell>
          <table:table-cell table:style-name="ce9" office:value-type="string" calcext:value-type="string">
            <text:p>Mk3 Passenger Module</text:p>
          </table:table-cell>
          <table:table-cell table:style-name="ce12" office:value-type="string" calcext:value-type="string">
            <text:p>mk3</text:p>
          </table:table-cell>
          <table:table-cell table:style-name="ce13"/>
          <table:table-cell table:style-name="ce13" table:formula="of:=VLOOKUP(&quot;CROSS_SECTION_AREA&quot;; INDIRECT(&quot;$&quot; &amp; [.D109] &amp; &quot;.A1:$&quot; &amp; [.D109] &amp; &quot;.B64&quot;); 2; 0)" office:value-type="float" office:value="10.4103605117719" calcext:value-type="float">
            <text:p>10.4103605118</text:p>
          </table:table-cell>
          <table:table-cell table:style-name="ce12" office:value-type="float" office:value="3.822" calcext:value-type="float">
            <text:p>3.822</text:p>
          </table:table-cell>
          <table:table-cell table:style-name="ce12" table:formula="of:=1000 * [.F109] * [.G109]" office:value-type="float" office:value="39788.3978759923" calcext:value-type="float">
            <text:p>39788.3978759923</text:p>
          </table:table-cell>
          <table:table-cell table:style-name="ce12" office:value-type="float" office:value="2000" calcext:value-type="float">
            <text:p>2000</text:p>
          </table:table-cell>
          <table:table-cell table:style-name="ce12"/>
          <table:table-cell table:style-name="ce12" office:value-type="float" office:value="1" calcext:value-type="float">
            <text:p>1</text:p>
          </table:table-cell>
          <table:table-cell table:style-name="ce12" table:formula="of:=([.J109] / [.K109]) / [.H109]" office:value-type="float" office:value="0" calcext:value-type="float">
            <text:p>0</text:p>
          </table:table-cell>
          <table:table-cell table:style-name="ce12" table:formula="of:=[.J109] / ([.I109] + [.J109])"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5056" calcext:value-type="float">
            <text:p>5056</text:p>
          </table:table-cell>
          <table:table-cell table:style-name="ce21" table:number-columns-repeated="6"/>
          <table:table-cell table:style-name="ce22" table:formula="of:=[.K109] * [.H109] * [.Y109]" office:value-type="float" office:value="0" calcext:value-type="float">
            <text:p>0</text:p>
          </table:table-cell>
          <table:table-cell table:style-name="ce21"/>
          <table:table-cell table:style-name="ce22" table:formula="of:= ([.AA109] / 9.80665) / [.X109]" office:value-type="float" office:value="0" calcext:value-type="float">
            <text:p>0</text:p>
          </table:table-cell>
          <table:table-cell table:style-name="ce22" office:value-type="float" office:value="1" calcext:value-type="float">
            <text:p>1</text:p>
          </table:table-cell>
          <table:table-cell table:style-name="ce22" table:formula="of:=(0.01 * [.AH109] * 0.66 * [.AB109]) * [.AG109]" office:value-type="float" office:value="0" calcext:value-type="float">
            <text:p>0</text:p>
          </table:table-cell>
          <table:table-cell table:style-name="ce24" office:value-type="float" office:value="21000" calcext:value-type="float">
            <text:p>21000</text:p>
          </table:table-cell>
          <table:table-cell table:style-name="ce35" office:value-type="string" calcext:value-type="string">
            <text:p>Mass scaled according to the same metrics as the Hitchhiker</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S</text:p>
          </table:table-cell>
          <table:table-cell table:style-name="ce9" office:value-type="string" calcext:value-type="string">
            <text:p>Mk3 Cargo Bay CRG-25</text:p>
          </table:table-cell>
          <table:table-cell table:style-name="ce12" office:value-type="string" calcext:value-type="string">
            <text:p>mk3</text:p>
          </table:table-cell>
          <table:table-cell table:style-name="ce13"/>
          <table:table-cell table:style-name="ce13" table:formula="of:=VLOOKUP(&quot;CROSS_SECTION_AREA&quot;; INDIRECT(&quot;$&quot; &amp; [.D110] &amp; &quot;.A1:$&quot; &amp; [.D110] &amp; &quot;.B64&quot;); 2; 0)" office:value-type="float" office:value="10.4103605117719" calcext:value-type="float">
            <text:p>10.4103605118</text:p>
          </table:table-cell>
          <table:table-cell table:style-name="ce12" office:value-type="float" office:value="2.497" calcext:value-type="float">
            <text:p>2.497</text:p>
          </table:table-cell>
          <table:table-cell table:style-name="ce12" table:formula="of:=1000 * [.F110] * [.G110]" office:value-type="float" office:value="25994.6701978945" calcext:value-type="float">
            <text:p>25994.6701978945</text:p>
          </table:table-cell>
          <table:table-cell table:style-name="ce12" office:value-type="float" office:value="6000" calcext:value-type="float">
            <text:p>6000</text:p>
          </table:table-cell>
          <table:table-cell table:style-name="ce12" table:number-columns-repeated="2"/>
          <table:table-cell table:style-name="ce12" table:formula="of:=([.J110] / [.K110]) / [.H110]" office:value-type="string" office:string-value="" calcext:value-type="error">
            <text:p>#DIV/0!</text:p>
          </table:table-cell>
          <table:table-cell table:style-name="ce12" table:formula="of:=[.J110] / ([.I110] + [.J110])"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1560" calcext:value-type="float">
            <text:p>1560</text:p>
          </table:table-cell>
          <table:table-cell table:style-name="ce21" table:number-columns-repeated="6"/>
          <table:table-cell table:style-name="ce22" table:formula="of:=[.K110] * [.H110] * [.Y110]" office:value-type="float" office:value="0" calcext:value-type="float">
            <text:p>0</text:p>
          </table:table-cell>
          <table:table-cell table:style-name="ce21"/>
          <table:table-cell table:style-name="ce22" table:formula="of:= ([.AA110] / 9.80665) / [.X110]" office:value-type="float" office:value="0" calcext:value-type="float">
            <text:p>0</text:p>
          </table:table-cell>
          <table:table-cell table:style-name="ce22" office:value-type="float" office:value="1" calcext:value-type="float">
            <text:p>1</text:p>
          </table:table-cell>
          <table:table-cell table:style-name="ce22" table:formula="of:=(0.01 * [.AH110] * 0.66 * [.AB110]) * [.AG110]" office:value-type="float" office:value="0" calcext:value-type="float">
            <text:p>0</text:p>
          </table:table-cell>
          <table:table-cell table:style-name="ce24" office:value-type="float" office:value="1400" calcext:value-type="float">
            <text:p>14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M</text:p>
          </table:table-cell>
          <table:table-cell table:style-name="ce9" office:value-type="string" calcext:value-type="string">
            <text:p>Mk3 Cargo Bay CRG-50</text:p>
          </table:table-cell>
          <table:table-cell table:style-name="ce12" office:value-type="string" calcext:value-type="string">
            <text:p>mk3</text:p>
          </table:table-cell>
          <table:table-cell table:style-name="ce13"/>
          <table:table-cell table:style-name="ce13" table:formula="of:=VLOOKUP(&quot;CROSS_SECTION_AREA&quot;; INDIRECT(&quot;$&quot; &amp; [.D111] &amp; &quot;.A1:$&quot; &amp; [.D111] &amp; &quot;.B64&quot;); 2; 0)" office:value-type="float" office:value="10.4103605117719" calcext:value-type="float">
            <text:p>10.4103605118</text:p>
          </table:table-cell>
          <table:table-cell table:style-name="ce12" office:value-type="float" office:value="5.01" calcext:value-type="float">
            <text:p>5.01</text:p>
          </table:table-cell>
          <table:table-cell table:style-name="ce12" table:formula="of:=1000 * [.F111] * [.G111]" office:value-type="float" office:value="52155.9061639774" calcext:value-type="float">
            <text:p>52155.9061639774</text:p>
          </table:table-cell>
          <table:table-cell table:style-name="ce12" office:value-type="float" office:value="6000" calcext:value-type="float">
            <text:p>6000</text:p>
          </table:table-cell>
          <table:table-cell table:style-name="ce12" table:number-columns-repeated="2"/>
          <table:table-cell table:style-name="ce12" table:formula="of:=([.J111] / [.K111]) / [.H111]" office:value-type="string" office:string-value="" calcext:value-type="error">
            <text:p>#DIV/0!</text:p>
          </table:table-cell>
          <table:table-cell table:style-name="ce12" table:formula="of:=[.J111] / ([.I111] + [.J111])"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2720" calcext:value-type="float">
            <text:p>2720</text:p>
          </table:table-cell>
          <table:table-cell table:style-name="ce21" table:number-columns-repeated="6"/>
          <table:table-cell table:style-name="ce22" table:formula="of:=[.K111] * [.H111] * [.Y111]" office:value-type="float" office:value="0" calcext:value-type="float">
            <text:p>0</text:p>
          </table:table-cell>
          <table:table-cell table:style-name="ce21"/>
          <table:table-cell table:style-name="ce22" table:formula="of:= ([.AA111] / 9.80665) / [.X111]" office:value-type="float" office:value="0" calcext:value-type="float">
            <text:p>0</text:p>
          </table:table-cell>
          <table:table-cell table:style-name="ce22" office:value-type="float" office:value="1" calcext:value-type="float">
            <text:p>1</text:p>
          </table:table-cell>
          <table:table-cell table:style-name="ce22" table:formula="of:=(0.01 * [.AH111] * 0.66 * [.AB111]) * [.AG111]" office:value-type="float" office:value="0" calcext:value-type="float">
            <text:p>0</text:p>
          </table:table-cell>
          <table:table-cell table:style-name="ce24" office:value-type="float" office:value="2400" calcext:value-type="float">
            <text:p>24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mk3CargoBayL</text:p>
          </table:table-cell>
          <table:table-cell table:style-name="ce9" office:value-type="string" calcext:value-type="string">
            <text:p>Mk3 Cargo Bay CRG-100</text:p>
          </table:table-cell>
          <table:table-cell table:style-name="ce12" office:value-type="string" calcext:value-type="string">
            <text:p>mk3</text:p>
          </table:table-cell>
          <table:table-cell table:style-name="ce13"/>
          <table:table-cell table:style-name="ce13" table:formula="of:=VLOOKUP(&quot;CROSS_SECTION_AREA&quot;; INDIRECT(&quot;$&quot; &amp; [.D112] &amp; &quot;.A1:$&quot; &amp; [.D112] &amp; &quot;.B64&quot;); 2; 0)" office:value-type="float" office:value="10.4103605117719" calcext:value-type="float">
            <text:p>10.4103605118</text:p>
          </table:table-cell>
          <table:table-cell table:style-name="ce12" office:value-type="float" office:value="10.013" calcext:value-type="float">
            <text:p>10.013</text:p>
          </table:table-cell>
          <table:table-cell table:style-name="ce12" table:formula="of:=1000 * [.F112] * [.G112]" office:value-type="float" office:value="104238.939804372" calcext:value-type="float">
            <text:p>104238.939804372</text:p>
          </table:table-cell>
          <table:table-cell table:style-name="ce12" office:value-type="float" office:value="6000" calcext:value-type="float">
            <text:p>6000</text:p>
          </table:table-cell>
          <table:table-cell table:style-name="ce12" table:number-columns-repeated="2"/>
          <table:table-cell table:style-name="ce12" table:formula="of:=([.J112] / [.K112]) / [.H112]" office:value-type="string" office:string-value="" calcext:value-type="error">
            <text:p>#DIV/0!</text:p>
          </table:table-cell>
          <table:table-cell table:style-name="ce12" table:formula="of:=[.J112] / ([.I112] + [.J112])"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902" calcext:value-type="float">
            <text:p>4902</text:p>
          </table:table-cell>
          <table:table-cell table:style-name="ce21" table:number-columns-repeated="6"/>
          <table:table-cell table:style-name="ce22" table:formula="of:=[.K112] * [.H112] * [.Y112]" office:value-type="float" office:value="0" calcext:value-type="float">
            <text:p>0</text:p>
          </table:table-cell>
          <table:table-cell table:style-name="ce21"/>
          <table:table-cell table:style-name="ce22" table:formula="of:= ([.AA112] / 9.80665) / [.X112]" office:value-type="float" office:value="0" calcext:value-type="float">
            <text:p>0</text:p>
          </table:table-cell>
          <table:table-cell table:style-name="ce22" office:value-type="float" office:value="1" calcext:value-type="float">
            <text:p>1</text:p>
          </table:table-cell>
          <table:table-cell table:style-name="ce22" table:formula="of:=(0.01 * [.AH112] * 0.66 * [.AB112]) * [.AG112]" office:value-type="float" office:value="0" calcext:value-type="float">
            <text:p>0</text:p>
          </table:table-cell>
          <table:table-cell table:style-name="ce24" office:value-type="float" office:value="4200" calcext:value-type="float">
            <text:p>420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2CargoBayS</text:p>
          </table:table-cell>
          <table:table-cell table:style-name="ce9" office:value-type="string" calcext:value-type="string">
            <text:p>Mk2 Cargo Bay CRG-04</text:p>
          </table:table-cell>
          <table:table-cell table:style-name="ce12" office:value-type="string" calcext:value-type="string">
            <text:p>mk2</text:p>
          </table:table-cell>
          <table:table-cell table:style-name="ce13"/>
          <table:table-cell table:style-name="ce13" table:formula="of:=VLOOKUP(&quot;CROSS_SECTION_AREA&quot;; INDIRECT(&quot;$&quot; &amp; [.D113] &amp; &quot;.A1:$&quot; &amp; [.D113] &amp; &quot;.B64&quot;); 2; 0)" office:value-type="float" office:value="2.51609693747748" calcext:value-type="float">
            <text:p>2.5160969375</text:p>
          </table:table-cell>
          <table:table-cell table:style-name="ce12" office:value-type="float" office:value="1.874" calcext:value-type="float">
            <text:p>1.874</text:p>
          </table:table-cell>
          <table:table-cell table:style-name="ce12" table:formula="of:=1000 * [.F113] * [.G113]" office:value-type="float" office:value="4715.1656608328" calcext:value-type="float">
            <text:p>4715.1656608328</text:p>
          </table:table-cell>
          <table:table-cell table:style-name="ce12" table:number-columns-repeated="3"/>
          <table:table-cell table:style-name="ce12" table:formula="of:=([.J113] / [.K113]) / [.H113]" office:value-type="string" office:string-value="" calcext:value-type="error">
            <text:p>#DIV/0!</text:p>
          </table:table-cell>
          <table:table-cell table:style-name="ce12" table:formula="of:=[.J113] / ([.I113] + [.J113])"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363" calcext:value-type="float">
            <text:p>363</text:p>
          </table:table-cell>
          <table:table-cell table:style-name="ce21" table:number-columns-repeated="6"/>
          <table:table-cell table:style-name="ce22" table:formula="of:=[.K113] * [.H113] * [.Y113]" office:value-type="float" office:value="0" calcext:value-type="float">
            <text:p>0</text:p>
          </table:table-cell>
          <table:table-cell table:style-name="ce21"/>
          <table:table-cell table:style-name="ce22" table:formula="of:= ([.AA113] / 9.80665) / [.X113]" office:value-type="float" office:value="0" calcext:value-type="float">
            <text:p>0</text:p>
          </table:table-cell>
          <table:table-cell table:style-name="ce22" office:value-type="float" office:value="1" calcext:value-type="float">
            <text:p>1</text:p>
          </table:table-cell>
          <table:table-cell table:style-name="ce22" table:formula="of:=(0.01 * [.AH113] * 0.66 * [.AB113]) * [.AG113]" office:value-type="float" office:value="0" calcext:value-type="float">
            <text:p>0</text:p>
          </table:table-cell>
          <table:table-cell table:style-name="ce24" office:value-type="float" office:value="420" calcext:value-type="float">
            <text:p>420</text:p>
          </table:table-cell>
          <table:table-cell table:style-name="ce35" office:value-type="string" calcext:value-type="string">
            <text:p>Slightly lighter than the same size fuel tank dry mass (not a pressure vessel). This means that this one is heavier than in stock due to higher volume fraction on the corresponding tank</text:p>
          </table:table-cell>
          <table:table-cell table:style-name="ce39"/>
          <table:table-cell table:number-columns-repeated="986"/>
        </table:table-row>
        <table:table-row table:style-name="ro11">
          <table:table-cell table:style-name="ce9" office:value-type="string" calcext:value-type="string">
            <text:p>x</text:p>
          </table:table-cell>
          <table:table-cell table:style-name="ce9" office:value-type="string" calcext:value-type="string">
            <text:p>mk2CargoBayL</text:p>
          </table:table-cell>
          <table:table-cell table:style-name="ce9" office:value-type="string" calcext:value-type="string">
            <text:p>Mk2 Cargo Bay CRG-08</text:p>
          </table:table-cell>
          <table:table-cell table:style-name="ce12" office:value-type="string" calcext:value-type="string">
            <text:p>mk2</text:p>
          </table:table-cell>
          <table:table-cell table:style-name="ce13"/>
          <table:table-cell table:style-name="ce13" table:formula="of:=VLOOKUP(&quot;CROSS_SECTION_AREA&quot;; INDIRECT(&quot;$&quot; &amp; [.D114] &amp; &quot;.A1:$&quot; &amp; [.D114] &amp; &quot;.B64&quot;); 2; 0)" office:value-type="float" office:value="2.51609693747748" calcext:value-type="float">
            <text:p>2.5160969375</text:p>
          </table:table-cell>
          <table:table-cell table:style-name="ce12" office:value-type="float" office:value="3.752" calcext:value-type="float">
            <text:p>3.752</text:p>
          </table:table-cell>
          <table:table-cell table:style-name="ce12" table:formula="of:=1000 * [.F114] * [.G114]" office:value-type="float" office:value="9440.3957094155" calcext:value-type="float">
            <text:p>9440.3957094155</text:p>
          </table:table-cell>
          <table:table-cell table:style-name="ce12" table:number-columns-repeated="3"/>
          <table:table-cell table:style-name="ce12" table:formula="of:=([.J114] / [.K114]) / [.H114]" office:value-type="string" office:string-value="" calcext:value-type="error">
            <text:p>#DIV/0!</text:p>
          </table:table-cell>
          <table:table-cell table:style-name="ce12" table:formula="of:=[.J114] / ([.I114] + [.J114])"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633" calcext:value-type="float">
            <text:p>633</text:p>
          </table:table-cell>
          <table:table-cell table:style-name="ce21" table:number-columns-repeated="6"/>
          <table:table-cell table:style-name="ce22" table:formula="of:=[.K114] * [.H114] * [.Y114]" office:value-type="float" office:value="0" calcext:value-type="float">
            <text:p>0</text:p>
          </table:table-cell>
          <table:table-cell table:style-name="ce21"/>
          <table:table-cell table:style-name="ce22" table:formula="of:= ([.AA114] / 9.80665) / [.X114]" office:value-type="float" office:value="0" calcext:value-type="float">
            <text:p>0</text:p>
          </table:table-cell>
          <table:table-cell table:style-name="ce22" office:value-type="float" office:value="1" calcext:value-type="float">
            <text:p>1</text:p>
          </table:table-cell>
          <table:table-cell table:style-name="ce22" table:formula="of:=(0.01 * [.AH114] * 0.66 * [.AB114]) * [.AG114]" office:value-type="float" office:value="0" calcext:value-type="float">
            <text:p>0</text:p>
          </table:table-cell>
          <table:table-cell table:style-name="ce24" office:value-type="float" office:value="1100" calcext:value-type="float">
            <text:p>1100</text:p>
          </table:table-cell>
          <table:table-cell table:style-name="ce35" office:value-type="string" calcext:value-type="string">
            <text:p>Slightly lighter than the same size fuel tank dry mass (not a pressure vessel). This means that this one is slightly heavier than in stock due to massively larger volume fraction on the corresponding tank</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ServiceBay_125</text:p>
          </table:table-cell>
          <table:table-cell table:style-name="ce9" office:value-type="string" calcext:value-type="string">
            <text:p>Service Bay (1.25m)</text:p>
          </table:table-cell>
          <table:table-cell table:style-name="ce12" office:value-type="string" calcext:value-type="string">
            <text:p>1250mm</text:p>
          </table:table-cell>
          <table:table-cell table:style-name="ce12"/>
          <table:table-cell table:style-name="ce13" table:formula="of:=VLOOKUP(&quot;CROSS_SECTION_AREA&quot;; INDIRECT(&quot;$&quot; &amp; [.D115] &amp; &quot;.A1:$&quot; &amp; [.D115] &amp; &quot;.B64&quot;); 2; 0)" office:value-type="float" office:value="1.22718463030851" calcext:value-type="float">
            <text:p>1.2271846303</text:p>
          </table:table-cell>
          <table:table-cell table:style-name="ce12" office:value-type="float" office:value="0.652" calcext:value-type="float">
            <text:p>0.652</text:p>
          </table:table-cell>
          <table:table-cell table:style-name="ce12" table:formula="of:=1000 * [.F115] * [.G115]" office:value-type="float" office:value="800.124378961151" calcext:value-type="float">
            <text:p>800.1243789612</text:p>
          </table:table-cell>
          <table:table-cell table:style-name="ce12" table:number-columns-repeated="3"/>
          <table:table-cell table:style-name="ce12" table:formula="of:=([.J115] / [.K115]) / [.H115]" office:value-type="string" office:string-value="" calcext:value-type="error">
            <text:p>#DIV/0!</text:p>
          </table:table-cell>
          <table:table-cell table:style-name="ce12" table:formula="of:=[.J115] / ([.I115] + [.J115])"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2" office:value-type="float" office:value="63" calcext:value-type="float">
            <text:p>63</text:p>
          </table:table-cell>
          <table:table-cell table:style-name="ce21" table:number-columns-repeated="6"/>
          <table:table-cell table:style-name="ce22" table:formula="of:=[.K115] * [.H115] * [.Y115]" office:value-type="float" office:value="0" calcext:value-type="float">
            <text:p>0</text:p>
          </table:table-cell>
          <table:table-cell table:style-name="ce21"/>
          <table:table-cell table:style-name="ce22" table:formula="of:= ([.AA115] / 9.80665) / [.X115]" office:value-type="float" office:value="0" calcext:value-type="float">
            <text:p>0</text:p>
          </table:table-cell>
          <table:table-cell table:style-name="ce22" office:value-type="float" office:value="1" calcext:value-type="float">
            <text:p>1</text:p>
          </table:table-cell>
          <table:table-cell table:style-name="ce22" table:formula="of:=(0.01 * [.AH115] * 0.66 * [.AB115]) * [.AG115]" office:value-type="float" office:value="0" calcext:value-type="float">
            <text:p>0</text:p>
          </table:table-cell>
          <table:table-cell table:style-name="ce24" office:value-type="float" office:value="250" calcext:value-type="float">
            <text:p>250</text:p>
          </table:table-cell>
          <table:table-cell table:style-name="ce35" office:value-type="string" calcext:value-type="string">
            <text:p>Slightly lighter than the same size fuel tank dry mass (not a pressure vessel)</text:p>
          </table:table-cell>
          <table:table-cell table:style-name="ce39"/>
          <table:table-cell table:number-columns-repeated="986"/>
        </table:table-row>
        <table:table-row table:style-name="ro11">
          <table:table-cell table:style-name="ce9" office:value-type="string" calcext:value-type="string">
            <text:p>x</text:p>
          </table:table-cell>
          <table:table-cell table:style-name="ce9" office:value-type="string" calcext:value-type="string">
            <text:p>ServiceBay_250</text:p>
          </table:table-cell>
          <table:table-cell table:style-name="ce9" office:value-type="string" calcext:value-type="string">
            <text:p>Service Bay (2.5m)</text:p>
          </table:table-cell>
          <table:table-cell table:style-name="ce12" office:value-type="string" calcext:value-type="string">
            <text:p>2500mm</text:p>
          </table:table-cell>
          <table:table-cell table:style-name="ce12"/>
          <table:table-cell table:style-name="ce13" table:formula="of:=VLOOKUP(&quot;CROSS_SECTION_AREA&quot;; INDIRECT(&quot;$&quot; &amp; [.D116] &amp; &quot;.A1:$&quot; &amp; [.D116] &amp; &quot;.B64&quot;); 2; 0)" office:value-type="float" office:value="4.90873852123405" calcext:value-type="float">
            <text:p>4.9087385212</text:p>
          </table:table-cell>
          <table:table-cell table:style-name="ce12" table:formula="of:= 0.994 + 0.346" office:value-type="float" office:value="1.34" calcext:value-type="float">
            <text:p>1.34</text:p>
          </table:table-cell>
          <table:table-cell table:style-name="ce12" table:formula="of:=1000 * [.F116] * [.G116]" office:value-type="float" office:value="6577.70961845363" calcext:value-type="float">
            <text:p>6577.7096184536</text:p>
          </table:table-cell>
          <table:table-cell table:style-name="ce12" table:number-columns-repeated="3"/>
          <table:table-cell table:style-name="ce12" table:formula="of:=([.J116] / [.K116]) / [.H116]" office:value-type="string" office:string-value="" calcext:value-type="error">
            <text:p>#DIV/0!</text:p>
          </table:table-cell>
          <table:table-cell table:style-name="ce12" table:formula="of:=[.J116] / ([.I116] + [.J116])" office:value-type="string" office:string-value="" calcext:value-type="error">
            <text:p>#DIV/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2" office:value-type="float" office:value="331" calcext:value-type="float">
            <text:p>331</text:p>
          </table:table-cell>
          <table:table-cell table:style-name="ce21" table:number-columns-repeated="6"/>
          <table:table-cell table:style-name="ce22" table:formula="of:=[.K116] * [.H116] * [.Y116]" office:value-type="float" office:value="0" calcext:value-type="float">
            <text:p>0</text:p>
          </table:table-cell>
          <table:table-cell table:style-name="ce21"/>
          <table:table-cell table:style-name="ce22" table:formula="of:= ([.AA116] / 9.80665) / [.X116]" office:value-type="float" office:value="0" calcext:value-type="float">
            <text:p>0</text:p>
          </table:table-cell>
          <table:table-cell table:style-name="ce22" office:value-type="float" office:value="1" calcext:value-type="float">
            <text:p>1</text:p>
          </table:table-cell>
          <table:table-cell table:style-name="ce22" table:formula="of:=(0.01 * [.AH116] * 0.66 * [.AB116]) * [.AG116]" office:value-type="float" office:value="0" calcext:value-type="float">
            <text:p>0</text:p>
          </table:table-cell>
          <table:table-cell table:style-name="ce24" office:value-type="float" office:value="680" calcext:value-type="float">
            <text:p>680</text:p>
          </table:table-cell>
          <table:table-cell table:style-name="ce35" office:value-type="string" calcext:value-type="string">
            <text:p>Slightly lighter than the same size fuel tank dry mass (not a pressure vessel). This bay doesn't match any tank size. The closest thing is the Rockomax X200-8 Fuel Tank, so we added a 15% mass what came out of it. That makes this bay slightly heavier than stock</text:p>
          </table:table-cell>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PanelSm</text:p>
          </table:table-cell>
          <table:table-cell table:style-name="ce9" office:value-type="string" calcext:value-type="string">
            <text:p>Radiator Panel (small)</text:p>
          </table:table-cell>
          <table:table-cell table:style-name="ce12" office:value-type="string" calcext:value-type="string">
            <text:p>Radial</text:p>
          </table:table-cell>
          <table:table-cell table:style-name="ce12"/>
          <table:table-cell table:style-name="ce13" table:formula="of:=VLOOKUP(&quot;CROSS_SECTION_AREA&quot;; INDIRECT(&quot;$&quot; &amp; [.D117] &amp; &quot;.A1:$&quot; &amp; [.D117] &amp; &quot;.B64&quot;); 2; 0)" office:value-type="string" office:string-value="" calcext:value-type="error">
            <text:p>#REF!</text:p>
          </table:table-cell>
          <table:table-cell table:style-name="ce12"/>
          <table:table-cell table:style-name="ce12" table:formula="of:=1000 * [.F117] * [.G117]" office:value-type="string" office:string-value="" calcext:value-type="error">
            <text:p>#REF!</text:p>
          </table:table-cell>
          <table:table-cell table:style-name="ce12" table:number-columns-repeated="3"/>
          <table:table-cell table:style-name="ce12" table:formula="of:=([.J117] / [.K117]) / [.H117]" office:value-type="string" office:string-value="" calcext:value-type="error">
            <text:p>#DIV/0!</text:p>
          </table:table-cell>
          <table:table-cell table:style-name="ce12" table:formula="of:=[.J117] / ([.I117] + [.J117])" office:value-type="string" office:string-value="" calcext:value-type="error">
            <text:p>#DIV/0!</text:p>
          </table:table-cell>
          <table:table-cell table:style-name="ce12" table:number-columns-repeated="6"/>
          <table:table-cell table:style-name="ce19" office:value-type="string" calcext:value-type="string">
            <text:p>Generic fluidless radiative plate</text:p>
          </table:table-cell>
          <table:table-cell table:style-name="ce21" table:number-columns-repeated="3"/>
          <table:table-cell table:style-name="ce21" office:value-type="float" office:value="6" calcext:value-type="float">
            <text:p>6</text:p>
          </table:table-cell>
          <table:table-cell table:style-name="ce21" table:number-columns-repeated="6"/>
          <table:table-cell table:style-name="ce22" table:formula="of:=[.K117] * [.H117] * [.Y117]" office:value-type="string" office:string-value="" calcext:value-type="error">
            <text:p>#REF!</text:p>
          </table:table-cell>
          <table:table-cell table:style-name="ce21"/>
          <table:table-cell table:style-name="ce22" table:formula="of:= ([.AA117] / 9.80665) / [.X117]" office:value-type="float" office:value="0" calcext:value-type="float">
            <text:p>0</text:p>
          </table:table-cell>
          <table:table-cell table:style-name="ce22" office:value-type="float" office:value="1" calcext:value-type="float">
            <text:p>1</text:p>
          </table:table-cell>
          <table:table-cell table:style-name="ce22" table:formula="of:=(0.01 * [.AH117] * 0.66 * [.AB117]) * [.AG117]" office:value-type="float" office:value="0" calcext:value-type="float">
            <text:p>0</text:p>
          </table:table-cell>
          <table:table-cell table:style-name="ce24" office:value-type="float" office:value="90" calcext:value-type="float">
            <text:p>90</text:p>
          </table:table-cell>
          <table:table-cell table:style-name="ce35"/>
          <table:table-cell table:style-name="ce39"/>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radPanelLg</text:p>
          </table:table-cell>
          <table:table-cell table:style-name="ce9" office:value-type="string" calcext:value-type="string">
            <text:p>Radiator Panel (large)</text:p>
          </table:table-cell>
          <table:table-cell table:style-name="ce12" office:value-type="string" calcext:value-type="string">
            <text:p>Radial</text:p>
          </table:table-cell>
          <table:table-cell table:style-name="ce12"/>
          <table:table-cell table:style-name="ce13" table:formula="of:=VLOOKUP(&quot;CROSS_SECTION_AREA&quot;; INDIRECT(&quot;$&quot; &amp; [.D118] &amp; &quot;.A1:$&quot; &amp; [.D118] &amp; &quot;.B64&quot;); 2; 0)" office:value-type="string" office:string-value="" calcext:value-type="error">
            <text:p>#REF!</text:p>
          </table:table-cell>
          <table:table-cell table:style-name="ce12"/>
          <table:table-cell table:style-name="ce12" table:formula="of:=1000 * [.F118] * [.G118]" office:value-type="string" office:string-value="" calcext:value-type="error">
            <text:p>#REF!</text:p>
          </table:table-cell>
          <table:table-cell table:style-name="ce12" table:number-columns-repeated="3"/>
          <table:table-cell table:style-name="ce12" table:formula="of:=([.J118] / [.K118]) / [.H118]" office:value-type="string" office:string-value="" calcext:value-type="error">
            <text:p>#DIV/0!</text:p>
          </table:table-cell>
          <table:table-cell table:style-name="ce12" table:formula="of:=[.J118] / ([.I118] + [.J118])" office:value-type="string" office:string-value="" calcext:value-type="error">
            <text:p>#DIV/0!</text:p>
          </table:table-cell>
          <table:table-cell table:style-name="ce12" table:number-columns-repeated="6"/>
          <table:table-cell table:style-name="ce19" office:value-type="string" calcext:value-type="string">
            <text:p>Generic fluidless radiative plate</text:p>
          </table:table-cell>
          <table:table-cell table:style-name="ce21" table:number-columns-repeated="3"/>
          <table:table-cell table:style-name="ce21" office:value-type="float" office:value="48" calcext:value-type="float">
            <text:p>48</text:p>
          </table:table-cell>
          <table:table-cell table:style-name="ce21" table:number-columns-repeated="6"/>
          <table:table-cell table:style-name="ce22" table:formula="of:=[.K118] * [.H118] * [.Y118]" office:value-type="string" office:string-value="" calcext:value-type="error">
            <text:p>#REF!</text:p>
          </table:table-cell>
          <table:table-cell table:style-name="ce21"/>
          <table:table-cell table:style-name="ce22" table:formula="of:= ([.AA118] / 9.80665) / [.X118]" office:value-type="float" office:value="0" calcext:value-type="float">
            <text:p>0</text:p>
          </table:table-cell>
          <table:table-cell table:style-name="ce22" office:value-type="float" office:value="1" calcext:value-type="float">
            <text:p>1</text:p>
          </table:table-cell>
          <table:table-cell table:style-name="ce22" table:formula="of:=(0.01 * [.AH118] * 0.66 * [.AB118]) * [.AG118]" office:value-type="float" office:value="0" calcext:value-type="float">
            <text:p>0</text:p>
          </table:table-cell>
          <table:table-cell table:style-name="ce24" office:value-type="float" office:value="340" calcext:value-type="float">
            <text:p>340</text:p>
          </table:table-cell>
          <table:table-cell table:style-name="ce35"/>
          <table:table-cell table:style-name="ce39"/>
          <table:table-cell table:number-columns-repeated="986"/>
        </table:table-row>
        <table:table-row table:style-name="ro12">
          <table:table-cell table:style-name="ce9" office:value-type="string" calcext:value-type="string">
            <text:p>x</text:p>
          </table:table-cell>
          <table:table-cell table:style-name="ce9" office:value-type="string" calcext:value-type="string">
            <text:p>foldingRadSmall</text:p>
          </table:table-cell>
          <table:table-cell table:style-name="ce9" office:value-type="string" calcext:value-type="string">
            <text:p>Thermal Control System (small)</text:p>
          </table:table-cell>
          <table:table-cell table:style-name="ce12" office:value-type="string" calcext:value-type="string">
            <text:p>Radial</text:p>
          </table:table-cell>
          <table:table-cell table:style-name="ce12"/>
          <table:table-cell table:style-name="ce13" table:formula="of:=VLOOKUP(&quot;CROSS_SECTION_AREA&quot;; INDIRECT(&quot;$&quot; &amp; [.D119] &amp; &quot;.A1:$&quot; &amp; [.D119] &amp; &quot;.B64&quot;); 2; 0)" office:value-type="string" office:string-value="" calcext:value-type="error">
            <text:p>#REF!</text:p>
          </table:table-cell>
          <table:table-cell table:style-name="ce12"/>
          <table:table-cell table:style-name="ce12" table:formula="of:=1000 * [.F119] * [.G119]" office:value-type="string" office:string-value="" calcext:value-type="error">
            <text:p>#REF!</text:p>
          </table:table-cell>
          <table:table-cell table:style-name="ce12" table:number-columns-repeated="3"/>
          <table:table-cell table:style-name="ce12" table:formula="of:=([.J119] / [.K119]) / [.H119]" office:value-type="string" office:string-value="" calcext:value-type="error">
            <text:p>#DIV/0!</text:p>
          </table:table-cell>
          <table:table-cell table:style-name="ce12" table:formula="of:=[.J119] / ([.I119] + [.J119])"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15" calcext:value-type="float">
            <text:p>15</text:p>
          </table:table-cell>
          <table:table-cell table:style-name="ce21" table:number-columns-repeated="6"/>
          <table:table-cell table:style-name="ce22" table:formula="of:=[.K119] * [.H119] * [.Y119]" office:value-type="string" office:string-value="" calcext:value-type="error">
            <text:p>#REF!</text:p>
          </table:table-cell>
          <table:table-cell table:style-name="ce21"/>
          <table:table-cell table:style-name="ce22" table:formula="of:= ([.AA119] / 9.80665) / [.X119]" office:value-type="float" office:value="0" calcext:value-type="float">
            <text:p>0</text:p>
          </table:table-cell>
          <table:table-cell table:style-name="ce22" office:value-type="float" office:value="1" calcext:value-type="float">
            <text:p>1</text:p>
          </table:table-cell>
          <table:table-cell table:style-name="ce22" table:formula="of:=(0.01 * [.AH119] * 0.66 * [.AB119]) * [.AG119]" office:value-type="float" office:value="0" calcext:value-type="float">
            <text:p>0</text:p>
          </table:table-cell>
          <table:table-cell table:style-name="ce24" office:value-type="float" office:value="600" calcext:value-type="float">
            <text:p>600</text:p>
          </table:table-cell>
          <table:table-cell table:style-name="ce28"/>
          <table:table-cell table:style-name="ce39" office:value-type="string" calcext:value-type="string">
            <text:p>Cube root rule was followed with some rounding up (see the “radiators” sheet).</text:p>
            <text:p/>
            <text:p><text:span text:style-name="T2">From http://www.nasa.gov/pdf/473486main_iss_atcs_overview.pdf:</text:span></text:p>
            <text:p/>
            <text:p><text:span text:style-name="T2">Heat collected by the EATCS ammonia loops is radiated to space by two sets of rotating radiator</text:span></text:p>
            <text:p><text:span text:style-name="T2">wings—each composed of three separate radiator ORUs. Each radiator ORU is composed of</text:span></text:p>
            <text:p><text:span text:style-name="T2">eight panels, squib units, squib unit firmware controller, Integrated Motor Controller Assemblies</text:span></text:p>
            <text:p><text:span text:style-name="T2">(IMCAs), instrumentation, and QDs. Each Radiator ORU measures 76.4 feet (23.3 meters) by</text:span></text:p>
            <text:p><text:span text:style-name="T2">11.2 feet (3.4 meters) and weighs 2,475 pounds (1,122.64 kilograms)</text:span></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foldingRadMed</text:p>
          </table:table-cell>
          <table:table-cell table:style-name="ce9" office:value-type="string" calcext:value-type="string">
            <text:p>Thermal Control System (medium)</text:p>
          </table:table-cell>
          <table:table-cell table:style-name="ce12" office:value-type="string" calcext:value-type="string">
            <text:p>Radial</text:p>
          </table:table-cell>
          <table:table-cell table:style-name="ce12"/>
          <table:table-cell table:style-name="ce13" table:formula="of:=VLOOKUP(&quot;CROSS_SECTION_AREA&quot;; INDIRECT(&quot;$&quot; &amp; [.D120] &amp; &quot;.A1:$&quot; &amp; [.D120] &amp; &quot;.B64&quot;); 2; 0)" office:value-type="string" office:string-value="" calcext:value-type="error">
            <text:p>#REF!</text:p>
          </table:table-cell>
          <table:table-cell table:style-name="ce12"/>
          <table:table-cell table:style-name="ce12" table:formula="of:=1000 * [.F120] * [.G120]" office:value-type="string" office:string-value="" calcext:value-type="error">
            <text:p>#REF!</text:p>
          </table:table-cell>
          <table:table-cell table:style-name="ce12" table:number-columns-repeated="3"/>
          <table:table-cell table:style-name="ce12" table:formula="of:=([.J120] / [.K120]) / [.H120]" office:value-type="string" office:string-value="" calcext:value-type="error">
            <text:p>#DIV/0!</text:p>
          </table:table-cell>
          <table:table-cell table:style-name="ce12" table:formula="of:=[.J120] / ([.I120] + [.J120])"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74" calcext:value-type="float">
            <text:p>74</text:p>
          </table:table-cell>
          <table:table-cell table:style-name="ce21" table:number-columns-repeated="6"/>
          <table:table-cell table:style-name="ce22" table:formula="of:=[.K120] * [.H120] * [.Y120]" office:value-type="string" office:string-value="" calcext:value-type="error">
            <text:p>#REF!</text:p>
          </table:table-cell>
          <table:table-cell table:style-name="ce21"/>
          <table:table-cell table:style-name="ce22" table:formula="of:= ([.AA120] / 9.80665) / [.X120]" office:value-type="float" office:value="0" calcext:value-type="float">
            <text:p>0</text:p>
          </table:table-cell>
          <table:table-cell table:style-name="ce22" office:value-type="float" office:value="1" calcext:value-type="float">
            <text:p>1</text:p>
          </table:table-cell>
          <table:table-cell table:style-name="ce22" table:formula="of:=(0.01 * [.AH120] * 0.66 * [.AB120]) * [.AG120]" office:value-type="float" office:value="0" calcext:value-type="float">
            <text:p>0</text:p>
          </table:table-cell>
          <table:table-cell table:style-name="ce24" office:value-type="float" office:value="2400" calcext:value-type="float">
            <text:p>2400</text:p>
          </table:table-cell>
          <table:table-cell table:style-name="ce35"/>
          <table:table-cell table:style-name="ce39" office:value-type="string" calcext:value-type="string">
            <text:p>See foldingRadSmall</text:p>
          </table:table-cell>
          <table:table-cell table:number-columns-repeated="986"/>
        </table:table-row>
        <table:table-row table:style-name="ro2">
          <table:table-cell table:style-name="ce9" office:value-type="string" calcext:value-type="string">
            <text:p>x</text:p>
          </table:table-cell>
          <table:table-cell table:style-name="ce9" office:value-type="string" calcext:value-type="string">
            <text:p>foldingRadLarge</text:p>
          </table:table-cell>
          <table:table-cell table:style-name="ce9" office:value-type="string" calcext:value-type="string">
            <text:p>Thermal Control System (large)</text:p>
          </table:table-cell>
          <table:table-cell table:style-name="ce12" office:value-type="string" calcext:value-type="string">
            <text:p>Radial</text:p>
          </table:table-cell>
          <table:table-cell table:style-name="ce12"/>
          <table:table-cell table:style-name="ce13" table:formula="of:=VLOOKUP(&quot;CROSS_SECTION_AREA&quot;; INDIRECT(&quot;$&quot; &amp; [.D121] &amp; &quot;.A1:$&quot; &amp; [.D121] &amp; &quot;.B64&quot;); 2; 0)" office:value-type="string" office:string-value="" calcext:value-type="error">
            <text:p>#REF!</text:p>
          </table:table-cell>
          <table:table-cell table:style-name="ce12"/>
          <table:table-cell table:style-name="ce12" table:formula="of:=1000 * [.F121] * [.G121]" office:value-type="string" office:string-value="" calcext:value-type="error">
            <text:p>#REF!</text:p>
          </table:table-cell>
          <table:table-cell table:style-name="ce12" table:number-columns-repeated="3"/>
          <table:table-cell table:style-name="ce12" table:formula="of:=([.J121] / [.K121]) / [.H121]" office:value-type="string" office:string-value="" calcext:value-type="error">
            <text:p>#DIV/0!</text:p>
          </table:table-cell>
          <table:table-cell table:style-name="ce12" table:formula="of:=[.J121] / ([.I121] + [.J121])" office:value-type="string" office:string-value="" calcext:value-type="error">
            <text:p>#DIV/0!</text:p>
          </table:table-cell>
          <table:table-cell table:style-name="ce12" table:number-columns-repeated="6"/>
          <table:table-cell table:style-name="ce19" office:value-type="string" calcext:value-type="string">
            <text:p>Downscaled ISS HRSR (Heat Rejection System Radiators)</text:p>
          </table:table-cell>
          <table:table-cell table:style-name="ce21" table:number-columns-repeated="3"/>
          <table:table-cell table:style-name="ce21" office:value-type="float" office:value="567" calcext:value-type="float">
            <text:p>567</text:p>
          </table:table-cell>
          <table:table-cell table:style-name="ce21" table:number-columns-repeated="6"/>
          <table:table-cell table:style-name="ce22" table:formula="of:=[.K121] * [.H121] * [.Y121]" office:value-type="string" office:string-value="" calcext:value-type="error">
            <text:p>#REF!</text:p>
          </table:table-cell>
          <table:table-cell table:style-name="ce21"/>
          <table:table-cell table:style-name="ce22" table:formula="of:= ([.AA121] / 9.80665) / [.X121]" office:value-type="float" office:value="0" calcext:value-type="float">
            <text:p>0</text:p>
          </table:table-cell>
          <table:table-cell table:style-name="ce22" office:value-type="float" office:value="1" calcext:value-type="float">
            <text:p>1</text:p>
          </table:table-cell>
          <table:table-cell table:style-name="ce22" table:formula="of:=(0.01 * [.AH121] * 0.66 * [.AB121]) * [.AG121]" office:value-type="float" office:value="0" calcext:value-type="float">
            <text:p>0</text:p>
          </table:table-cell>
          <table:table-cell table:style-name="ce24" office:value-type="float" office:value="8100" calcext:value-type="float">
            <text:p>8100</text:p>
          </table:table-cell>
          <table:table-cell table:style-name="ce35"/>
          <table:table-cell table:style-name="ce39" office:value-type="string" calcext:value-type="string">
            <text:p>See foldingRadSmall</text:p>
          </table:table-cell>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JetEngine</text:p>
          </table:table-cell>
          <table:table-cell table:style-name="ce9" office:value-type="string" calcext:value-type="string">
            <text:p>J-33 "Wheesley" Basic Jet Engine</text:p>
          </table:table-cell>
          <table:table-cell table:style-name="ce12" office:value-type="string" calcext:value-type="string">
            <text:p>1250mm</text:p>
          </table:table-cell>
          <table:table-cell table:style-name="ce13" table:formula="of:=VLOOKUP(&quot;RADIUS&quot;; INDIRECT(&quot;$&quot; &amp; [.D122] &amp; &quot;.A1:$&quot; &amp; [.D122] &amp; &quot;.B64&quot;); 2; 0)" office:value-type="float" office:value="0.625" calcext:value-type="float">
            <text:p>0.625</text:p>
          </table:table-cell>
          <table:table-cell table:style-name="ce13" table:formula="of:=VLOOKUP(&quot;CROSS_SECTION_AREA&quot;; INDIRECT(&quot;$&quot; &amp; [.D122] &amp; &quot;.A1:$&quot; &amp; [.D122] &amp; &quot;.B64&quot;); 2; 0)" office:value-type="float" office:value="1.22718463030851" calcext:value-type="float">
            <text:p>1.2271846303</text:p>
          </table:table-cell>
          <table:table-cell table:style-name="ce12"/>
          <table:table-cell table:style-name="ce12" table:formula="of:=1000 * [.F122] * [.G122]" office:value-type="float" office:value="0" calcext:value-type="float">
            <text:p>0</text:p>
          </table:table-cell>
          <table:table-cell table:style-name="ce12" office:value-type="float" office:value="1500" calcext:value-type="float">
            <text:p>1500</text:p>
          </table:table-cell>
          <table:table-cell table:style-name="ce12"/>
          <table:table-cell table:style-name="ce12" office:value-type="float" office:value="1" calcext:value-type="float">
            <text:p>1</text:p>
          </table:table-cell>
          <table:table-cell table:style-name="ce12" table:formula="of:=([.J122] / [.K122]) / [.H122]" office:value-type="string" office:string-value="" calcext:value-type="error">
            <text:p>#DIV/0!</text:p>
          </table:table-cell>
          <table:table-cell table:style-name="ce12" table:formula="of:=[.J122] / ([.I122] + [.J122])"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80" calcext:value-type="float">
            <text:p>80</text:p>
          </table:table-cell>
          <table:table-cell table:number-columns-repeated="2" table:style-name="ce12" office:value-type="float" office:value="9600" calcext:value-type="float">
            <text:p>9600</text:p>
          </table:table-cell>
          <table:table-cell table:style-name="ce12" office:value-type="string" calcext:value-type="string">
            <text:p>LF</text:p>
          </table:table-cell>
          <table:table-cell table:style-name="ce18" office:value-type="string" calcext:value-type="string">
            <text:p>Increased specific impulse and reduced heat generation to make it viable for cruising on larger bodies</text:p>
          </table:table-cell>
          <table:table-cell table:style-name="ce21" table:number-columns-repeated="7"/>
          <table:table-cell table:number-columns-repeated="2" table:style-name="ce21" office:value-type="float" office:value="13000" calcext:value-type="float">
            <text:p>13000</text:p>
          </table:table-cell>
          <table:table-cell table:style-name="ce21"/>
          <table:table-cell table:style-name="ce22" table:formula="of:=[.K122] * [.H122] * [.Y122]" office:value-type="float" office:value="0" calcext:value-type="float">
            <text:p>0</text:p>
          </table:table-cell>
          <table:table-cell table:style-name="ce21"/>
          <table:table-cell table:style-name="ce22" table:formula="of:= ([.AA122] / 9.80665) / [.X122]" office:value-type="string" office:string-value="" calcext:value-type="error">
            <text:p>#DIV/0!</text:p>
          </table:table-cell>
          <table:table-cell table:style-name="ce22" office:value-type="float" office:value="1" calcext:value-type="float">
            <text:p>1</text:p>
          </table:table-cell>
          <table:table-cell table:style-name="ce16" office:value-type="float" office:value="31" calcext:value-type="float">
            <text:p>31</text:p>
          </table:table-cell>
          <table:table-cell table:style-name="ce24" office:value-type="float" office:value="1280" calcext:value-type="float">
            <text:p>1280</text:p>
          </table:table-cell>
          <table:table-cell table:style-name="ce28"/>
          <table:table-cell table:style-name="ce39"/>
          <table:table-cell table:number-columns-repeated="986"/>
        </table:table-row>
        <table:table-row table:style-name="ro10">
          <table:table-cell table:style-name="ce9" office:value-type="string" calcext:value-type="string">
            <text:p>x</text:p>
          </table:table-cell>
          <table:table-cell table:style-name="ce9" office:value-type="string" calcext:value-type="string">
            <text:p>turboFanEngine</text:p>
          </table:table-cell>
          <table:table-cell table:style-name="ce9" office:value-type="string" calcext:value-type="string">
            <text:p>J-X4 "Whiplash" Turbo Ramjet Engine</text:p>
          </table:table-cell>
          <table:table-cell table:style-name="ce12" office:value-type="string" calcext:value-type="string">
            <text:p>1250mm</text:p>
          </table:table-cell>
          <table:table-cell table:style-name="ce13" table:formula="of:=VLOOKUP(&quot;RADIUS&quot;; INDIRECT(&quot;$&quot; &amp; [.D123] &amp; &quot;.A1:$&quot; &amp; [.D123] &amp; &quot;.B64&quot;); 2; 0)" office:value-type="float" office:value="0.625" calcext:value-type="float">
            <text:p>0.625</text:p>
          </table:table-cell>
          <table:table-cell table:style-name="ce13" table:formula="of:=VLOOKUP(&quot;CROSS_SECTION_AREA&quot;; INDIRECT(&quot;$&quot; &amp; [.D123] &amp; &quot;.A1:$&quot; &amp; [.D123] &amp; &quot;.B64&quot;); 2; 0)" office:value-type="float" office:value="1.22718463030851" calcext:value-type="float">
            <text:p>1.2271846303</text:p>
          </table:table-cell>
          <table:table-cell table:style-name="ce12"/>
          <table:table-cell table:style-name="ce12" table:formula="of:=1000 * [.F123] * [.G123]" office:value-type="float" office:value="0" calcext:value-type="float">
            <text:p>0</text:p>
          </table:table-cell>
          <table:table-cell table:style-name="ce12" office:value-type="float" office:value="1800" calcext:value-type="float">
            <text:p>1800</text:p>
          </table:table-cell>
          <table:table-cell table:style-name="ce12"/>
          <table:table-cell table:style-name="ce12" office:value-type="float" office:value="1" calcext:value-type="float">
            <text:p>1</text:p>
          </table:table-cell>
          <table:table-cell table:style-name="ce12" table:formula="of:=([.J123] / [.K123]) / [.H123]" office:value-type="string" office:string-value="" calcext:value-type="error">
            <text:p>#DIV/0!</text:p>
          </table:table-cell>
          <table:table-cell table:style-name="ce12" table:formula="of:=[.J123] / ([.I123] + [.J123])"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30" calcext:value-type="float">
            <text:p>130</text:p>
          </table:table-cell>
          <table:table-cell table:number-columns-repeated="2" table:style-name="ce12" office:value-type="float" office:value="4000" calcext:value-type="float">
            <text:p>4000</text:p>
          </table:table-cell>
          <table:table-cell table:style-name="ce12" office:value-type="string" calcext:value-type="string">
            <text:p>LF</text:p>
          </table:table-cell>
          <table:table-cell table:style-name="ce19" office:value-type="string" calcext:value-type="string">
            <text:p>Increased specific impulse and reduced heat generation to make it viable for cruising on larger bodies</text:p>
          </table:table-cell>
          <table:table-cell table:style-name="ce21" table:number-columns-repeated="7"/>
          <table:table-cell table:number-columns-repeated="2" table:style-name="ce21" office:value-type="float" office:value="6000" calcext:value-type="float">
            <text:p>6000</text:p>
          </table:table-cell>
          <table:table-cell table:style-name="ce21"/>
          <table:table-cell table:style-name="ce22" table:formula="of:=[.K123] * [.H123] * [.Y123]" office:value-type="float" office:value="0" calcext:value-type="float">
            <text:p>0</text:p>
          </table:table-cell>
          <table:table-cell table:style-name="ce21"/>
          <table:table-cell table:style-name="ce22" table:formula="of:= ([.AA123] / 9.80665) / [.X123]" office:value-type="string" office:string-value="" calcext:value-type="error">
            <text:p>#DIV/0!</text:p>
          </table:table-cell>
          <table:table-cell table:style-name="ce22" office:value-type="float" office:value="1" calcext:value-type="float">
            <text:p>1</text:p>
          </table:table-cell>
          <table:table-cell table:style-name="ce16" office:value-type="float" office:value="55" calcext:value-type="float">
            <text:p>55</text:p>
          </table:table-cell>
          <table:table-cell table:style-name="ce24" office:value-type="float" office:value="3200" calcext:value-type="float">
            <text:p>3200</text:p>
          </table:table-cell>
          <table:table-cell table:style-name="ce28" office:value-type="string" calcext:value-type="string">
            <text:p>Tweaked ISP and heat generation to achieve comparable range and cruising speed capabilities as a J58 given the same mass ratio (the stock J-X4 would overheat and explode during sustained mach 3+ flight). Couldn't use the same specs as the real J58 as that'd require AJE to work</text:p>
          </table:table-cell>
          <table:table-cell table:style-name="ce39"/>
          <table:table-cell table:number-columns-repeated="986"/>
        </table:table-row>
        <table:table-row table:style-name="ro10">
          <table:table-cell table:style-name="ce9" office:value-type="string" calcext:value-type="string">
            <text:p>x</text:p>
          </table:table-cell>
          <table:table-cell table:style-name="ce9" office:value-type="string" calcext:value-type="string">
            <text:p>SSME</text:p>
          </table:table-cell>
          <table:table-cell table:style-name="ce9" office:value-type="string" calcext:value-type="string">
            <text:p>S3 KS-25 "Vector" Liquid Fuel Engine</text:p>
          </table:table-cell>
          <table:table-cell table:style-name="ce12" office:value-type="string" calcext:value-type="string">
            <text:p>1250mm</text:p>
          </table:table-cell>
          <table:table-cell table:style-name="ce13" table:formula="of:=VLOOKUP(&quot;RADIUS&quot;; INDIRECT(&quot;$&quot; &amp; [.D124] &amp; &quot;.A1:$&quot; &amp; [.D124] &amp; &quot;.B64&quot;); 2; 0)" office:value-type="float" office:value="0.625" calcext:value-type="float">
            <text:p>0.625</text:p>
          </table:table-cell>
          <table:table-cell table:style-name="ce13" table:formula="of:=VLOOKUP(&quot;CROSS_SECTION_AREA&quot;; INDIRECT(&quot;$&quot; &amp; [.D124] &amp; &quot;.A1:$&quot; &amp; [.D124] &amp; &quot;.B64&quot;); 2; 0)" office:value-type="float" office:value="1.22718463030851" calcext:value-type="float">
            <text:p>1.2271846303</text:p>
          </table:table-cell>
          <table:table-cell table:style-name="ce12"/>
          <table:table-cell table:style-name="ce12" table:formula="of:=1000 * [.F124] * [.G124]" office:value-type="float" office:value="0" calcext:value-type="float">
            <text:p>0</text:p>
          </table:table-cell>
          <table:table-cell table:style-name="ce12" office:value-type="float" office:value="4" calcext:value-type="float">
            <text:p>4</text:p>
          </table:table-cell>
          <table:table-cell table:style-name="ce12"/>
          <table:table-cell table:style-name="ce12" office:value-type="float" office:value="1" calcext:value-type="float">
            <text:p>1</text:p>
          </table:table-cell>
          <table:table-cell table:style-name="ce12" table:formula="of:=([.J124] / [.K124]) / [.H124]" office:value-type="string" office:string-value="" calcext:value-type="error">
            <text:p>#DIV/0!</text:p>
          </table:table-cell>
          <table:table-cell table:style-name="ce12" table:formula="of:=[.J124] / ([.I124] + [.J124])" office:value-type="float" office:value="0" calcext:value-type="float">
            <text:p>0</text:p>
          </table:table-cell>
          <table:table-cell table:style-name="ce12" office:value-type="string" calcext:value-type="string">
            <text:p>x</text:p>
          </table:table-cell>
          <table:table-cell table:style-name="ce12"/>
          <table:table-cell table:style-name="ce12" office:value-type="float" office:value="1000000" calcext:value-type="float">
            <text:p>1000000</text:p>
          </table:table-cell>
          <table:table-cell table:style-name="ce12" office:value-type="float" office:value="315" calcext:value-type="float">
            <text:p>315</text:p>
          </table:table-cell>
          <table:table-cell table:style-name="ce12" office:value-type="float" office:value="295" calcext:value-type="float">
            <text:p>295</text:p>
          </table:table-cell>
          <table:table-cell table:style-name="ce12" office:value-type="string" calcext:value-type="string">
            <text:p>LF+O</text:p>
          </table:table-cell>
          <table:table-cell table:style-name="ce18" office:value-type="string" calcext:value-type="string">
            <text:p>Aerojet Rocketdyne RS-25 (Space Shuttle Main Engine)</text:p>
          </table:table-cell>
          <table:table-cell table:style-name="ce21" office:value-type="float" office:value="2.4384" calcext:value-type="float">
            <text:p>2.4384</text:p>
          </table:table-cell>
          <table:table-cell table:style-name="ce21" table:number-columns-repeated="2"/>
          <table:table-cell table:style-name="ce21" office:value-type="float" office:value="835" calcext:value-type="float">
            <text:p>835</text:p>
          </table:table-cell>
          <table:table-cell table:style-name="ce21" table:number-columns-repeated="2"/>
          <table:table-cell table:style-name="ce21" office:value-type="float" office:value="598637" calcext:value-type="float">
            <text:p>598637</text:p>
          </table:table-cell>
          <table:table-cell table:style-name="ce21" office:value-type="float" office:value="453" calcext:value-type="float">
            <text:p>453</text:p>
          </table:table-cell>
          <table:table-cell table:style-name="ce21" office:value-type="float" office:value="363" calcext:value-type="float">
            <text:p>363</text:p>
          </table:table-cell>
          <table:table-cell table:style-name="ce21" office:value-type="string" calcext:value-type="string">
            <text:p>LH2+LOX</text:p>
          </table:table-cell>
          <table:table-cell table:style-name="ce22" table:formula="of:=[.K124] * [.H124] * [.Y124]" office:value-type="float" office:value="0" calcext:value-type="float">
            <text:p>0</text:p>
          </table:table-cell>
          <table:table-cell table:style-name="ce21"/>
          <table:table-cell table:style-name="ce22" table:formula="of:= ([.AA124] / 9.80665) / [.X124]" office:value-type="float" office:value="73.1065694117926" calcext:value-type="float">
            <text:p>73.1065694118</text:p>
          </table:table-cell>
          <table:table-cell table:style-name="ce22" office:value-type="float" office:value="1" calcext:value-type="float">
            <text:p>1</text:p>
          </table:table-cell>
          <table:table-cell table:style-name="ce16" office:value-type="float" office:value="179" calcext:value-type="float">
            <text:p>179</text:p>
          </table:table-cell>
          <table:table-cell table:style-name="ce24" office:value-type="float" office:value="21000" calcext:value-type="float">
            <text:p>21000</text:p>
          </table:table-cell>
          <table:table-cell table:style-name="ce28" office:value-type="string" calcext:value-type="string">
            <text:p>Thrust downscaled to from real SSME according to the square root rule. This is less than the stock Vector, but let's face it, that one is massively overpowered for a 1.25m core. What it loses in thrust makes up in efficiency. Mass scaled to retain the same TWR. Given that it doesn't overheat as much for its TWR and ISP, the price tag went up</text:p>
          </table:table-cell>
          <table:table-cell table:style-name="ce39"/>
          <table:table-cell table:number-columns-repeated="986"/>
        </table:table-row>
        <table:table-row table:style-name="ro6">
          <table:table-cell table:style-name="ce9" office:value-type="string" calcext:value-type="string">
            <text:p>x</text:p>
          </table:table-cell>
          <table:table-cell table:style-name="ce9" office:value-type="string" calcext:value-type="string">
            <text:p>MK1CrewCabin</text:p>
          </table:table-cell>
          <table:table-cell table:style-name="ce9" office:value-type="string" calcext:value-type="string">
            <text:p>A cozy passenger cabin derived from a business jet and upgraded for use in spacecraft.</text:p>
          </table:table-cell>
          <table:table-cell table:style-name="ce12" office:value-type="string" calcext:value-type="string">
            <text:p>1250mm</text:p>
          </table:table-cell>
          <table:table-cell table:style-name="ce12"/>
          <table:table-cell table:style-name="ce13" table:formula="of:=VLOOKUP(&quot;CROSS_SECTION_AREA&quot;; INDIRECT(&quot;$&quot; &amp; [.D125] &amp; &quot;.A1:$&quot; &amp; [.D125] &amp; &quot;.B64&quot;); 2; 0)" office:value-type="float" office:value="1.22718463030851" calcext:value-type="float">
            <text:p>1.2271846303</text:p>
          </table:table-cell>
          <table:table-cell table:style-name="ce12" office:value-type="float" office:value="1.921" calcext:value-type="float">
            <text:p>1.921</text:p>
          </table:table-cell>
          <table:table-cell table:style-name="ce12" table:formula="of:=1000 * [.F125] * [.G125]" office:value-type="float" office:value="2357.42167482265" calcext:value-type="float">
            <text:p>2357.4216748227</text:p>
          </table:table-cell>
          <table:table-cell table:style-name="ce12" office:value-type="float" office:value="1000" calcext:value-type="float">
            <text:p>1000</text:p>
          </table:table-cell>
          <table:table-cell table:style-name="ce12" table:number-columns-repeated="2"/>
          <table:table-cell table:style-name="ce12" table:formula="of:=([.J125] / [.K125]) / [.H125]" office:value-type="string" office:string-value="" calcext:value-type="error">
            <text:p>#DIV/0!</text:p>
          </table:table-cell>
          <table:table-cell table:style-name="ce12" table:formula="of:=[.J125] / ([.I125] + [.J125])" office:value-type="float" office:value="0" calcext:value-type="float">
            <text:p>0</text:p>
          </table:table-cell>
          <table:table-cell table:style-name="ce12" table:number-columns-repeated="6"/>
          <table:table-cell table:style-name="ce18" office:value-type="string" calcext:value-type="string">
            <text:p>No real life counterpart</text:p>
          </table:table-cell>
          <table:table-cell table:style-name="ce21" table:number-columns-repeated="3"/>
          <table:table-cell table:style-name="ce21" office:value-type="float" office:value="416" calcext:value-type="float">
            <text:p>416</text:p>
          </table:table-cell>
          <table:table-cell table:style-name="ce21" table:number-columns-repeated="6"/>
          <table:table-cell table:style-name="ce22" table:formula="of:=[.K125] * [.H125] * [.Y125]" office:value-type="float" office:value="0" calcext:value-type="float">
            <text:p>0</text:p>
          </table:table-cell>
          <table:table-cell table:style-name="ce21"/>
          <table:table-cell table:style-name="ce22" table:formula="of:= ([.AA125] / 9.80665) / [.X125]" office:value-type="float" office:value="0" calcext:value-type="float">
            <text:p>0</text:p>
          </table:table-cell>
          <table:table-cell table:style-name="ce22" office:value-type="float" office:value="1" calcext:value-type="float">
            <text:p>1</text:p>
          </table:table-cell>
          <table:table-cell table:style-name="ce22" table:formula="of:=(0.01 * [.AH125] * 0.66 * [.AB125]) * [.AG125]" office:value-type="float" office:value="0" calcext:value-type="float">
            <text:p>0</text:p>
          </table:table-cell>
          <table:table-cell table:style-name="ce24"/>
          <table:table-cell table:style-name="ce35" office:value-type="string" calcext:value-type="string">
            <text:p>Mass scaled according to the same metrics as the Hitchhiker</text:p>
          </table:table-cell>
          <table:table-cell table:style-name="ce39" office:value-type="string" calcext:value-type="string">
            <text:p>150kg added for infrastructure</text:p>
          </table:table-cell>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6] &amp; &quot;.A1:$&quot; &amp; [.D126] &amp; &quot;.B64&quot;); 2; 0)" office:value-type="string" office:string-value="" calcext:value-type="error">
            <text:p>#REF!</text:p>
          </table:table-cell>
          <table:table-cell table:style-name="ce12"/>
          <table:table-cell table:style-name="ce12" table:formula="of:=1000 * [.F126] * [.G126]" office:value-type="string" office:string-value="" calcext:value-type="error">
            <text:p>#REF!</text:p>
          </table:table-cell>
          <table:table-cell table:style-name="ce12" table:number-columns-repeated="3"/>
          <table:table-cell table:style-name="ce12" table:formula="of:=([.J126] / [.K126]) / [.H126]" office:value-type="string" office:string-value="" calcext:value-type="error">
            <text:p>#DIV/0!</text:p>
          </table:table-cell>
          <table:table-cell table:style-name="ce12" table:formula="of:=[.J126] / ([.I126] + [.J12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6] * [.H126] * [.Y126]" office:value-type="string" office:string-value="" calcext:value-type="error">
            <text:p>#REF!</text:p>
          </table:table-cell>
          <table:table-cell table:style-name="ce21"/>
          <table:table-cell table:style-name="ce22" table:formula="of:= ([.AA126] / 9.80665) / [.X126]" office:value-type="string" office:string-value="" calcext:value-type="error">
            <text:p>#DIV/0!</text:p>
          </table:table-cell>
          <table:table-cell table:style-name="ce22" office:value-type="float" office:value="1" calcext:value-type="float">
            <text:p>1</text:p>
          </table:table-cell>
          <table:table-cell table:style-name="ce22" table:formula="of:=(0.01 * [.AH126] * 0.66 * [.AB126]) * [.AG12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7] &amp; &quot;.A1:$&quot; &amp; [.D127] &amp; &quot;.B64&quot;); 2; 0)" office:value-type="string" office:string-value="" calcext:value-type="error">
            <text:p>#REF!</text:p>
          </table:table-cell>
          <table:table-cell table:style-name="ce12"/>
          <table:table-cell table:style-name="ce12" table:formula="of:=1000 * [.F127] * [.G127]" office:value-type="string" office:string-value="" calcext:value-type="error">
            <text:p>#REF!</text:p>
          </table:table-cell>
          <table:table-cell table:style-name="ce12" table:number-columns-repeated="3"/>
          <table:table-cell table:style-name="ce12" table:formula="of:=([.J127] / [.K127]) / [.H127]" office:value-type="string" office:string-value="" calcext:value-type="error">
            <text:p>#DIV/0!</text:p>
          </table:table-cell>
          <table:table-cell table:style-name="ce12" table:formula="of:=[.J127] / ([.I127] + [.J12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7] * [.H127] * [.Y127]" office:value-type="string" office:string-value="" calcext:value-type="error">
            <text:p>#REF!</text:p>
          </table:table-cell>
          <table:table-cell table:style-name="ce21"/>
          <table:table-cell table:style-name="ce22" table:formula="of:= ([.AA127] / 9.80665) / [.X127]" office:value-type="string" office:string-value="" calcext:value-type="error">
            <text:p>#DIV/0!</text:p>
          </table:table-cell>
          <table:table-cell table:style-name="ce22" office:value-type="float" office:value="1" calcext:value-type="float">
            <text:p>1</text:p>
          </table:table-cell>
          <table:table-cell table:style-name="ce22" table:formula="of:=(0.01 * [.AH127] * 0.66 * [.AB127]) * [.AG12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8] &amp; &quot;.A1:$&quot; &amp; [.D128] &amp; &quot;.B64&quot;); 2; 0)" office:value-type="string" office:string-value="" calcext:value-type="error">
            <text:p>#REF!</text:p>
          </table:table-cell>
          <table:table-cell table:style-name="ce12"/>
          <table:table-cell table:style-name="ce12" table:formula="of:=1000 * [.F128] * [.G128]" office:value-type="string" office:string-value="" calcext:value-type="error">
            <text:p>#REF!</text:p>
          </table:table-cell>
          <table:table-cell table:style-name="ce12" table:number-columns-repeated="3"/>
          <table:table-cell table:style-name="ce12" table:formula="of:=([.J128] / [.K128]) / [.H128]" office:value-type="string" office:string-value="" calcext:value-type="error">
            <text:p>#DIV/0!</text:p>
          </table:table-cell>
          <table:table-cell table:style-name="ce12" table:formula="of:=[.J128] / ([.I128] + [.J12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8] * [.H128] * [.Y128]" office:value-type="string" office:string-value="" calcext:value-type="error">
            <text:p>#REF!</text:p>
          </table:table-cell>
          <table:table-cell table:style-name="ce21"/>
          <table:table-cell table:style-name="ce22" table:formula="of:= ([.AA128] / 9.80665) / [.X128]" office:value-type="string" office:string-value="" calcext:value-type="error">
            <text:p>#DIV/0!</text:p>
          </table:table-cell>
          <table:table-cell table:style-name="ce22" office:value-type="float" office:value="1" calcext:value-type="float">
            <text:p>1</text:p>
          </table:table-cell>
          <table:table-cell table:style-name="ce22" table:formula="of:=(0.01 * [.AH128] * 0.66 * [.AB128]) * [.AG12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29] &amp; &quot;.A1:$&quot; &amp; [.D129] &amp; &quot;.B64&quot;); 2; 0)" office:value-type="string" office:string-value="" calcext:value-type="error">
            <text:p>#REF!</text:p>
          </table:table-cell>
          <table:table-cell table:style-name="ce12"/>
          <table:table-cell table:style-name="ce12" table:formula="of:=1000 * [.F129] * [.G129]" office:value-type="string" office:string-value="" calcext:value-type="error">
            <text:p>#REF!</text:p>
          </table:table-cell>
          <table:table-cell table:style-name="ce12" table:number-columns-repeated="3"/>
          <table:table-cell table:style-name="ce12" table:formula="of:=([.J129] / [.K129]) / [.H129]" office:value-type="string" office:string-value="" calcext:value-type="error">
            <text:p>#DIV/0!</text:p>
          </table:table-cell>
          <table:table-cell table:style-name="ce12" table:formula="of:=[.J129] / ([.I129] + [.J12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29] * [.H129] * [.Y129]" office:value-type="string" office:string-value="" calcext:value-type="error">
            <text:p>#REF!</text:p>
          </table:table-cell>
          <table:table-cell table:style-name="ce21"/>
          <table:table-cell table:style-name="ce22" table:formula="of:= ([.AA129] / 9.80665) / [.X129]" office:value-type="string" office:string-value="" calcext:value-type="error">
            <text:p>#DIV/0!</text:p>
          </table:table-cell>
          <table:table-cell table:style-name="ce22" office:value-type="float" office:value="1" calcext:value-type="float">
            <text:p>1</text:p>
          </table:table-cell>
          <table:table-cell table:style-name="ce22" table:formula="of:=(0.01 * [.AH129] * 0.66 * [.AB129]) * [.AG12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0] &amp; &quot;.A1:$&quot; &amp; [.D130] &amp; &quot;.B64&quot;); 2; 0)" office:value-type="string" office:string-value="" calcext:value-type="error">
            <text:p>#REF!</text:p>
          </table:table-cell>
          <table:table-cell table:style-name="ce12"/>
          <table:table-cell table:style-name="ce12" table:formula="of:=1000 * [.F130] * [.G130]" office:value-type="string" office:string-value="" calcext:value-type="error">
            <text:p>#REF!</text:p>
          </table:table-cell>
          <table:table-cell table:style-name="ce12" table:number-columns-repeated="3"/>
          <table:table-cell table:style-name="ce12" table:formula="of:=([.J130] / [.K130]) / [.H130]" office:value-type="string" office:string-value="" calcext:value-type="error">
            <text:p>#DIV/0!</text:p>
          </table:table-cell>
          <table:table-cell table:style-name="ce12" table:formula="of:=[.J130] / ([.I130] + [.J13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0] * [.H130] * [.Y130]" office:value-type="string" office:string-value="" calcext:value-type="error">
            <text:p>#REF!</text:p>
          </table:table-cell>
          <table:table-cell table:style-name="ce21"/>
          <table:table-cell table:style-name="ce22" table:formula="of:= ([.AA130] / 9.80665) / [.X130]" office:value-type="string" office:string-value="" calcext:value-type="error">
            <text:p>#DIV/0!</text:p>
          </table:table-cell>
          <table:table-cell table:style-name="ce22" office:value-type="float" office:value="1" calcext:value-type="float">
            <text:p>1</text:p>
          </table:table-cell>
          <table:table-cell table:style-name="ce22" table:formula="of:=(0.01 * [.AH130] * 0.66 * [.AB130]) * [.AG13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1] &amp; &quot;.A1:$&quot; &amp; [.D131] &amp; &quot;.B64&quot;); 2; 0)" office:value-type="string" office:string-value="" calcext:value-type="error">
            <text:p>#REF!</text:p>
          </table:table-cell>
          <table:table-cell table:style-name="ce12"/>
          <table:table-cell table:style-name="ce12" table:formula="of:=1000 * [.F131] * [.G131]" office:value-type="string" office:string-value="" calcext:value-type="error">
            <text:p>#REF!</text:p>
          </table:table-cell>
          <table:table-cell table:style-name="ce12" table:number-columns-repeated="3"/>
          <table:table-cell table:style-name="ce12" table:formula="of:=([.J131] / [.K131]) / [.H131]" office:value-type="string" office:string-value="" calcext:value-type="error">
            <text:p>#DIV/0!</text:p>
          </table:table-cell>
          <table:table-cell table:style-name="ce12" table:formula="of:=[.J131] / ([.I131] + [.J13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1] * [.H131] * [.Y131]" office:value-type="string" office:string-value="" calcext:value-type="error">
            <text:p>#REF!</text:p>
          </table:table-cell>
          <table:table-cell table:style-name="ce21"/>
          <table:table-cell table:style-name="ce22" table:formula="of:= ([.AA131] / 9.80665) / [.X131]" office:value-type="string" office:string-value="" calcext:value-type="error">
            <text:p>#DIV/0!</text:p>
          </table:table-cell>
          <table:table-cell table:style-name="ce22" office:value-type="float" office:value="1" calcext:value-type="float">
            <text:p>1</text:p>
          </table:table-cell>
          <table:table-cell table:style-name="ce22" table:formula="of:=(0.01 * [.AH131] * 0.66 * [.AB131]) * [.AG13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2] &amp; &quot;.A1:$&quot; &amp; [.D132] &amp; &quot;.B64&quot;); 2; 0)" office:value-type="string" office:string-value="" calcext:value-type="error">
            <text:p>#REF!</text:p>
          </table:table-cell>
          <table:table-cell table:style-name="ce12"/>
          <table:table-cell table:style-name="ce12" table:formula="of:=1000 * [.F132] * [.G132]" office:value-type="string" office:string-value="" calcext:value-type="error">
            <text:p>#REF!</text:p>
          </table:table-cell>
          <table:table-cell table:style-name="ce12" table:number-columns-repeated="3"/>
          <table:table-cell table:style-name="ce12" table:formula="of:=([.J132] / [.K132]) / [.H132]" office:value-type="string" office:string-value="" calcext:value-type="error">
            <text:p>#DIV/0!</text:p>
          </table:table-cell>
          <table:table-cell table:style-name="ce12" table:formula="of:=[.J132] / ([.I132] + [.J13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2] * [.H132] * [.Y132]" office:value-type="string" office:string-value="" calcext:value-type="error">
            <text:p>#REF!</text:p>
          </table:table-cell>
          <table:table-cell table:style-name="ce21"/>
          <table:table-cell table:style-name="ce22" table:formula="of:= ([.AA132] / 9.80665) / [.X132]" office:value-type="string" office:string-value="" calcext:value-type="error">
            <text:p>#DIV/0!</text:p>
          </table:table-cell>
          <table:table-cell table:style-name="ce22" office:value-type="float" office:value="1" calcext:value-type="float">
            <text:p>1</text:p>
          </table:table-cell>
          <table:table-cell table:style-name="ce22" table:formula="of:=(0.01 * [.AH132] * 0.66 * [.AB132]) * [.AG13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3] &amp; &quot;.A1:$&quot; &amp; [.D133] &amp; &quot;.B64&quot;); 2; 0)" office:value-type="string" office:string-value="" calcext:value-type="error">
            <text:p>#REF!</text:p>
          </table:table-cell>
          <table:table-cell table:style-name="ce12"/>
          <table:table-cell table:style-name="ce12" table:formula="of:=1000 * [.F133] * [.G133]" office:value-type="string" office:string-value="" calcext:value-type="error">
            <text:p>#REF!</text:p>
          </table:table-cell>
          <table:table-cell table:style-name="ce12" table:number-columns-repeated="3"/>
          <table:table-cell table:style-name="ce12" table:formula="of:=([.J133] / [.K133]) / [.H133]" office:value-type="string" office:string-value="" calcext:value-type="error">
            <text:p>#DIV/0!</text:p>
          </table:table-cell>
          <table:table-cell table:style-name="ce12" table:formula="of:=[.J133] / ([.I133] + [.J13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3] * [.H133] * [.Y133]" office:value-type="string" office:string-value="" calcext:value-type="error">
            <text:p>#REF!</text:p>
          </table:table-cell>
          <table:table-cell table:style-name="ce21"/>
          <table:table-cell table:style-name="ce22" table:formula="of:= ([.AA133] / 9.80665) / [.X133]" office:value-type="string" office:string-value="" calcext:value-type="error">
            <text:p>#DIV/0!</text:p>
          </table:table-cell>
          <table:table-cell table:style-name="ce22" office:value-type="float" office:value="1" calcext:value-type="float">
            <text:p>1</text:p>
          </table:table-cell>
          <table:table-cell table:style-name="ce22" table:formula="of:=(0.01 * [.AH133] * 0.66 * [.AB133]) * [.AG13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4] &amp; &quot;.A1:$&quot; &amp; [.D134] &amp; &quot;.B64&quot;); 2; 0)" office:value-type="string" office:string-value="" calcext:value-type="error">
            <text:p>#REF!</text:p>
          </table:table-cell>
          <table:table-cell table:style-name="ce12"/>
          <table:table-cell table:style-name="ce12" table:formula="of:=1000 * [.F134] * [.G134]" office:value-type="string" office:string-value="" calcext:value-type="error">
            <text:p>#REF!</text:p>
          </table:table-cell>
          <table:table-cell table:style-name="ce12" table:number-columns-repeated="3"/>
          <table:table-cell table:style-name="ce12" table:formula="of:=([.J134] / [.K134]) / [.H134]" office:value-type="string" office:string-value="" calcext:value-type="error">
            <text:p>#DIV/0!</text:p>
          </table:table-cell>
          <table:table-cell table:style-name="ce12" table:formula="of:=[.J134] / ([.I134] + [.J13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4] * [.H134] * [.Y134]" office:value-type="string" office:string-value="" calcext:value-type="error">
            <text:p>#REF!</text:p>
          </table:table-cell>
          <table:table-cell table:style-name="ce21"/>
          <table:table-cell table:style-name="ce22" table:formula="of:= ([.AA134] / 9.80665) / [.X134]" office:value-type="string" office:string-value="" calcext:value-type="error">
            <text:p>#DIV/0!</text:p>
          </table:table-cell>
          <table:table-cell table:style-name="ce22" office:value-type="float" office:value="1" calcext:value-type="float">
            <text:p>1</text:p>
          </table:table-cell>
          <table:table-cell table:style-name="ce22" table:formula="of:=(0.01 * [.AH134] * 0.66 * [.AB134]) * [.AG13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5] &amp; &quot;.A1:$&quot; &amp; [.D135] &amp; &quot;.B64&quot;); 2; 0)" office:value-type="string" office:string-value="" calcext:value-type="error">
            <text:p>#REF!</text:p>
          </table:table-cell>
          <table:table-cell table:style-name="ce12"/>
          <table:table-cell table:style-name="ce12" table:formula="of:=1000 * [.F135] * [.G135]" office:value-type="string" office:string-value="" calcext:value-type="error">
            <text:p>#REF!</text:p>
          </table:table-cell>
          <table:table-cell table:style-name="ce12" table:number-columns-repeated="3"/>
          <table:table-cell table:style-name="ce12" table:formula="of:=([.J135] / [.K135]) / [.H135]" office:value-type="string" office:string-value="" calcext:value-type="error">
            <text:p>#DIV/0!</text:p>
          </table:table-cell>
          <table:table-cell table:style-name="ce12" table:formula="of:=[.J135] / ([.I135] + [.J13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5] * [.H135] * [.Y135]" office:value-type="string" office:string-value="" calcext:value-type="error">
            <text:p>#REF!</text:p>
          </table:table-cell>
          <table:table-cell table:style-name="ce21"/>
          <table:table-cell table:style-name="ce22" table:formula="of:= ([.AA135] / 9.80665) / [.X135]" office:value-type="string" office:string-value="" calcext:value-type="error">
            <text:p>#DIV/0!</text:p>
          </table:table-cell>
          <table:table-cell table:style-name="ce22" office:value-type="float" office:value="1" calcext:value-type="float">
            <text:p>1</text:p>
          </table:table-cell>
          <table:table-cell table:style-name="ce22" table:formula="of:=(0.01 * [.AH135] * 0.66 * [.AB135]) * [.AG13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6] &amp; &quot;.A1:$&quot; &amp; [.D136] &amp; &quot;.B64&quot;); 2; 0)" office:value-type="string" office:string-value="" calcext:value-type="error">
            <text:p>#REF!</text:p>
          </table:table-cell>
          <table:table-cell table:style-name="ce12"/>
          <table:table-cell table:style-name="ce12" table:formula="of:=1000 * [.F136] * [.G136]" office:value-type="string" office:string-value="" calcext:value-type="error">
            <text:p>#REF!</text:p>
          </table:table-cell>
          <table:table-cell table:style-name="ce12" table:number-columns-repeated="3"/>
          <table:table-cell table:style-name="ce12" table:formula="of:=([.J136] / [.K136]) / [.H136]" office:value-type="string" office:string-value="" calcext:value-type="error">
            <text:p>#DIV/0!</text:p>
          </table:table-cell>
          <table:table-cell table:style-name="ce12" table:formula="of:=[.J136] / ([.I136] + [.J13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6] * [.H136] * [.Y136]" office:value-type="string" office:string-value="" calcext:value-type="error">
            <text:p>#REF!</text:p>
          </table:table-cell>
          <table:table-cell table:style-name="ce21"/>
          <table:table-cell table:style-name="ce22" table:formula="of:= ([.AA136] / 9.80665) / [.X136]" office:value-type="string" office:string-value="" calcext:value-type="error">
            <text:p>#DIV/0!</text:p>
          </table:table-cell>
          <table:table-cell table:style-name="ce22" office:value-type="float" office:value="1" calcext:value-type="float">
            <text:p>1</text:p>
          </table:table-cell>
          <table:table-cell table:style-name="ce22" table:formula="of:=(0.01 * [.AH136] * 0.66 * [.AB136]) * [.AG13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7] &amp; &quot;.A1:$&quot; &amp; [.D137] &amp; &quot;.B64&quot;); 2; 0)" office:value-type="string" office:string-value="" calcext:value-type="error">
            <text:p>#REF!</text:p>
          </table:table-cell>
          <table:table-cell table:style-name="ce12"/>
          <table:table-cell table:style-name="ce12" table:formula="of:=1000 * [.F137] * [.G137]" office:value-type="string" office:string-value="" calcext:value-type="error">
            <text:p>#REF!</text:p>
          </table:table-cell>
          <table:table-cell table:style-name="ce12" table:number-columns-repeated="3"/>
          <table:table-cell table:style-name="ce12" table:formula="of:=([.J137] / [.K137]) / [.H137]" office:value-type="string" office:string-value="" calcext:value-type="error">
            <text:p>#DIV/0!</text:p>
          </table:table-cell>
          <table:table-cell table:style-name="ce12" table:formula="of:=[.J137] / ([.I137] + [.J13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7] * [.H137] * [.Y137]" office:value-type="string" office:string-value="" calcext:value-type="error">
            <text:p>#REF!</text:p>
          </table:table-cell>
          <table:table-cell table:style-name="ce21"/>
          <table:table-cell table:style-name="ce22" table:formula="of:= ([.AA137] / 9.80665) / [.X137]" office:value-type="string" office:string-value="" calcext:value-type="error">
            <text:p>#DIV/0!</text:p>
          </table:table-cell>
          <table:table-cell table:style-name="ce22" office:value-type="float" office:value="1" calcext:value-type="float">
            <text:p>1</text:p>
          </table:table-cell>
          <table:table-cell table:style-name="ce22" table:formula="of:=(0.01 * [.AH137] * 0.66 * [.AB137]) * [.AG13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8] &amp; &quot;.A1:$&quot; &amp; [.D138] &amp; &quot;.B64&quot;); 2; 0)" office:value-type="string" office:string-value="" calcext:value-type="error">
            <text:p>#REF!</text:p>
          </table:table-cell>
          <table:table-cell table:style-name="ce12"/>
          <table:table-cell table:style-name="ce12" table:formula="of:=1000 * [.F138] * [.G138]" office:value-type="string" office:string-value="" calcext:value-type="error">
            <text:p>#REF!</text:p>
          </table:table-cell>
          <table:table-cell table:style-name="ce12" table:number-columns-repeated="3"/>
          <table:table-cell table:style-name="ce12" table:formula="of:=([.J138] / [.K138]) / [.H138]" office:value-type="string" office:string-value="" calcext:value-type="error">
            <text:p>#DIV/0!</text:p>
          </table:table-cell>
          <table:table-cell table:style-name="ce12" table:formula="of:=[.J138] / ([.I138] + [.J13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8] * [.H138] * [.Y138]" office:value-type="string" office:string-value="" calcext:value-type="error">
            <text:p>#REF!</text:p>
          </table:table-cell>
          <table:table-cell table:style-name="ce21"/>
          <table:table-cell table:style-name="ce22" table:formula="of:= ([.AA138] / 9.80665) / [.X138]" office:value-type="string" office:string-value="" calcext:value-type="error">
            <text:p>#DIV/0!</text:p>
          </table:table-cell>
          <table:table-cell table:style-name="ce22" office:value-type="float" office:value="1" calcext:value-type="float">
            <text:p>1</text:p>
          </table:table-cell>
          <table:table-cell table:style-name="ce22" table:formula="of:=(0.01 * [.AH138] * 0.66 * [.AB138]) * [.AG13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39] &amp; &quot;.A1:$&quot; &amp; [.D139] &amp; &quot;.B64&quot;); 2; 0)" office:value-type="string" office:string-value="" calcext:value-type="error">
            <text:p>#REF!</text:p>
          </table:table-cell>
          <table:table-cell table:style-name="ce12"/>
          <table:table-cell table:style-name="ce12" table:formula="of:=1000 * [.F139] * [.G139]" office:value-type="string" office:string-value="" calcext:value-type="error">
            <text:p>#REF!</text:p>
          </table:table-cell>
          <table:table-cell table:style-name="ce12" table:number-columns-repeated="3"/>
          <table:table-cell table:style-name="ce12" table:formula="of:=([.J139] / [.K139]) / [.H139]" office:value-type="string" office:string-value="" calcext:value-type="error">
            <text:p>#DIV/0!</text:p>
          </table:table-cell>
          <table:table-cell table:style-name="ce12" table:formula="of:=[.J139] / ([.I139] + [.J13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39] * [.H139] * [.Y139]" office:value-type="string" office:string-value="" calcext:value-type="error">
            <text:p>#REF!</text:p>
          </table:table-cell>
          <table:table-cell table:style-name="ce21"/>
          <table:table-cell table:style-name="ce22" table:formula="of:= ([.AA139] / 9.80665) / [.X139]" office:value-type="string" office:string-value="" calcext:value-type="error">
            <text:p>#DIV/0!</text:p>
          </table:table-cell>
          <table:table-cell table:style-name="ce22" office:value-type="float" office:value="1" calcext:value-type="float">
            <text:p>1</text:p>
          </table:table-cell>
          <table:table-cell table:style-name="ce22" table:formula="of:=(0.01 * [.AH139] * 0.66 * [.AB139]) * [.AG13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0] &amp; &quot;.A1:$&quot; &amp; [.D140] &amp; &quot;.B64&quot;); 2; 0)" office:value-type="string" office:string-value="" calcext:value-type="error">
            <text:p>#REF!</text:p>
          </table:table-cell>
          <table:table-cell table:style-name="ce12"/>
          <table:table-cell table:style-name="ce12" table:formula="of:=1000 * [.F140] * [.G140]" office:value-type="string" office:string-value="" calcext:value-type="error">
            <text:p>#REF!</text:p>
          </table:table-cell>
          <table:table-cell table:style-name="ce12" table:number-columns-repeated="3"/>
          <table:table-cell table:style-name="ce12" table:formula="of:=([.J140] / [.K140]) / [.H140]" office:value-type="string" office:string-value="" calcext:value-type="error">
            <text:p>#DIV/0!</text:p>
          </table:table-cell>
          <table:table-cell table:style-name="ce12" table:formula="of:=[.J140] / ([.I140] + [.J14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0] * [.H140] * [.Y140]" office:value-type="string" office:string-value="" calcext:value-type="error">
            <text:p>#REF!</text:p>
          </table:table-cell>
          <table:table-cell table:style-name="ce21"/>
          <table:table-cell table:style-name="ce22" table:formula="of:= ([.AA140] / 9.80665) / [.X140]" office:value-type="string" office:string-value="" calcext:value-type="error">
            <text:p>#DIV/0!</text:p>
          </table:table-cell>
          <table:table-cell table:style-name="ce22" office:value-type="float" office:value="1" calcext:value-type="float">
            <text:p>1</text:p>
          </table:table-cell>
          <table:table-cell table:style-name="ce22" table:formula="of:=(0.01 * [.AH140] * 0.66 * [.AB140]) * [.AG14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1] &amp; &quot;.A1:$&quot; &amp; [.D141] &amp; &quot;.B64&quot;); 2; 0)" office:value-type="string" office:string-value="" calcext:value-type="error">
            <text:p>#REF!</text:p>
          </table:table-cell>
          <table:table-cell table:style-name="ce12"/>
          <table:table-cell table:style-name="ce12" table:formula="of:=1000 * [.F141] * [.G141]" office:value-type="string" office:string-value="" calcext:value-type="error">
            <text:p>#REF!</text:p>
          </table:table-cell>
          <table:table-cell table:style-name="ce12" table:number-columns-repeated="3"/>
          <table:table-cell table:style-name="ce12" table:formula="of:=([.J141] / [.K141]) / [.H141]" office:value-type="string" office:string-value="" calcext:value-type="error">
            <text:p>#DIV/0!</text:p>
          </table:table-cell>
          <table:table-cell table:style-name="ce12" table:formula="of:=[.J141] / ([.I141] + [.J14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1] * [.H141] * [.Y141]" office:value-type="string" office:string-value="" calcext:value-type="error">
            <text:p>#REF!</text:p>
          </table:table-cell>
          <table:table-cell table:style-name="ce21"/>
          <table:table-cell table:style-name="ce22" table:formula="of:= ([.AA141] / 9.80665) / [.X141]" office:value-type="string" office:string-value="" calcext:value-type="error">
            <text:p>#DIV/0!</text:p>
          </table:table-cell>
          <table:table-cell table:style-name="ce22" office:value-type="float" office:value="1" calcext:value-type="float">
            <text:p>1</text:p>
          </table:table-cell>
          <table:table-cell table:style-name="ce22" table:formula="of:=(0.01 * [.AH141] * 0.66 * [.AB141]) * [.AG14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2] &amp; &quot;.A1:$&quot; &amp; [.D142] &amp; &quot;.B64&quot;); 2; 0)" office:value-type="string" office:string-value="" calcext:value-type="error">
            <text:p>#REF!</text:p>
          </table:table-cell>
          <table:table-cell table:style-name="ce12"/>
          <table:table-cell table:style-name="ce12" table:formula="of:=1000 * [.F142] * [.G142]" office:value-type="string" office:string-value="" calcext:value-type="error">
            <text:p>#REF!</text:p>
          </table:table-cell>
          <table:table-cell table:style-name="ce12" table:number-columns-repeated="3"/>
          <table:table-cell table:style-name="ce12" table:formula="of:=([.J142] / [.K142]) / [.H142]" office:value-type="string" office:string-value="" calcext:value-type="error">
            <text:p>#DIV/0!</text:p>
          </table:table-cell>
          <table:table-cell table:style-name="ce12" table:formula="of:=[.J142] / ([.I142] + [.J14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2] * [.H142] * [.Y142]" office:value-type="string" office:string-value="" calcext:value-type="error">
            <text:p>#REF!</text:p>
          </table:table-cell>
          <table:table-cell table:style-name="ce21"/>
          <table:table-cell table:style-name="ce22" table:formula="of:= ([.AA142] / 9.80665) / [.X142]" office:value-type="string" office:string-value="" calcext:value-type="error">
            <text:p>#DIV/0!</text:p>
          </table:table-cell>
          <table:table-cell table:style-name="ce22" office:value-type="float" office:value="1" calcext:value-type="float">
            <text:p>1</text:p>
          </table:table-cell>
          <table:table-cell table:style-name="ce22" table:formula="of:=(0.01 * [.AH142] * 0.66 * [.AB142]) * [.AG14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3] &amp; &quot;.A1:$&quot; &amp; [.D143] &amp; &quot;.B64&quot;); 2; 0)" office:value-type="string" office:string-value="" calcext:value-type="error">
            <text:p>#REF!</text:p>
          </table:table-cell>
          <table:table-cell table:style-name="ce12"/>
          <table:table-cell table:style-name="ce12" table:formula="of:=1000 * [.F143] * [.G143]" office:value-type="string" office:string-value="" calcext:value-type="error">
            <text:p>#REF!</text:p>
          </table:table-cell>
          <table:table-cell table:style-name="ce12" table:number-columns-repeated="3"/>
          <table:table-cell table:style-name="ce12" table:formula="of:=([.J143] / [.K143]) / [.H143]" office:value-type="string" office:string-value="" calcext:value-type="error">
            <text:p>#DIV/0!</text:p>
          </table:table-cell>
          <table:table-cell table:style-name="ce12" table:formula="of:=[.J143] / ([.I143] + [.J14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3] * [.H143] * [.Y143]" office:value-type="string" office:string-value="" calcext:value-type="error">
            <text:p>#REF!</text:p>
          </table:table-cell>
          <table:table-cell table:style-name="ce21"/>
          <table:table-cell table:style-name="ce22" table:formula="of:= ([.AA143] / 9.80665) / [.X143]" office:value-type="string" office:string-value="" calcext:value-type="error">
            <text:p>#DIV/0!</text:p>
          </table:table-cell>
          <table:table-cell table:style-name="ce22" office:value-type="float" office:value="1" calcext:value-type="float">
            <text:p>1</text:p>
          </table:table-cell>
          <table:table-cell table:style-name="ce22" table:formula="of:=(0.01 * [.AH143] * 0.66 * [.AB143]) * [.AG14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4] &amp; &quot;.A1:$&quot; &amp; [.D144] &amp; &quot;.B64&quot;); 2; 0)" office:value-type="string" office:string-value="" calcext:value-type="error">
            <text:p>#REF!</text:p>
          </table:table-cell>
          <table:table-cell table:style-name="ce12"/>
          <table:table-cell table:style-name="ce12" table:formula="of:=1000 * [.F144] * [.G144]" office:value-type="string" office:string-value="" calcext:value-type="error">
            <text:p>#REF!</text:p>
          </table:table-cell>
          <table:table-cell table:style-name="ce12" table:number-columns-repeated="3"/>
          <table:table-cell table:style-name="ce12" table:formula="of:=([.J144] / [.K144]) / [.H144]" office:value-type="string" office:string-value="" calcext:value-type="error">
            <text:p>#DIV/0!</text:p>
          </table:table-cell>
          <table:table-cell table:style-name="ce12" table:formula="of:=[.J144] / ([.I144] + [.J14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4] * [.H144] * [.Y144]" office:value-type="string" office:string-value="" calcext:value-type="error">
            <text:p>#REF!</text:p>
          </table:table-cell>
          <table:table-cell table:style-name="ce21"/>
          <table:table-cell table:style-name="ce22" table:formula="of:= ([.AA144] / 9.80665) / [.X144]" office:value-type="string" office:string-value="" calcext:value-type="error">
            <text:p>#DIV/0!</text:p>
          </table:table-cell>
          <table:table-cell table:style-name="ce22" office:value-type="float" office:value="1" calcext:value-type="float">
            <text:p>1</text:p>
          </table:table-cell>
          <table:table-cell table:style-name="ce22" table:formula="of:=(0.01 * [.AH144] * 0.66 * [.AB144]) * [.AG14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5] &amp; &quot;.A1:$&quot; &amp; [.D145] &amp; &quot;.B64&quot;); 2; 0)" office:value-type="string" office:string-value="" calcext:value-type="error">
            <text:p>#REF!</text:p>
          </table:table-cell>
          <table:table-cell table:style-name="ce12"/>
          <table:table-cell table:style-name="ce12" table:formula="of:=1000 * [.F145] * [.G145]" office:value-type="string" office:string-value="" calcext:value-type="error">
            <text:p>#REF!</text:p>
          </table:table-cell>
          <table:table-cell table:style-name="ce12" table:number-columns-repeated="3"/>
          <table:table-cell table:style-name="ce12" table:formula="of:=([.J145] / [.K145]) / [.H145]" office:value-type="string" office:string-value="" calcext:value-type="error">
            <text:p>#DIV/0!</text:p>
          </table:table-cell>
          <table:table-cell table:style-name="ce12" table:formula="of:=[.J145] / ([.I145] + [.J14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5] * [.H145] * [.Y145]" office:value-type="string" office:string-value="" calcext:value-type="error">
            <text:p>#REF!</text:p>
          </table:table-cell>
          <table:table-cell table:style-name="ce21"/>
          <table:table-cell table:style-name="ce22" table:formula="of:= ([.AA145] / 9.80665) / [.X145]" office:value-type="string" office:string-value="" calcext:value-type="error">
            <text:p>#DIV/0!</text:p>
          </table:table-cell>
          <table:table-cell table:style-name="ce22" office:value-type="float" office:value="1" calcext:value-type="float">
            <text:p>1</text:p>
          </table:table-cell>
          <table:table-cell table:style-name="ce22" table:formula="of:=(0.01 * [.AH145] * 0.66 * [.AB145]) * [.AG14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6] &amp; &quot;.A1:$&quot; &amp; [.D146] &amp; &quot;.B64&quot;); 2; 0)" office:value-type="string" office:string-value="" calcext:value-type="error">
            <text:p>#REF!</text:p>
          </table:table-cell>
          <table:table-cell table:style-name="ce12"/>
          <table:table-cell table:style-name="ce12" table:formula="of:=1000 * [.F146] * [.G146]" office:value-type="string" office:string-value="" calcext:value-type="error">
            <text:p>#REF!</text:p>
          </table:table-cell>
          <table:table-cell table:style-name="ce12" table:number-columns-repeated="3"/>
          <table:table-cell table:style-name="ce12" table:formula="of:=([.J146] / [.K146]) / [.H146]" office:value-type="string" office:string-value="" calcext:value-type="error">
            <text:p>#DIV/0!</text:p>
          </table:table-cell>
          <table:table-cell table:style-name="ce12" table:formula="of:=[.J146] / ([.I146] + [.J14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6] * [.H146] * [.Y146]" office:value-type="string" office:string-value="" calcext:value-type="error">
            <text:p>#REF!</text:p>
          </table:table-cell>
          <table:table-cell table:style-name="ce21"/>
          <table:table-cell table:style-name="ce22" table:formula="of:= ([.AA146] / 9.80665) / [.X146]" office:value-type="string" office:string-value="" calcext:value-type="error">
            <text:p>#DIV/0!</text:p>
          </table:table-cell>
          <table:table-cell table:style-name="ce22" office:value-type="float" office:value="1" calcext:value-type="float">
            <text:p>1</text:p>
          </table:table-cell>
          <table:table-cell table:style-name="ce22" table:formula="of:=(0.01 * [.AH146] * 0.66 * [.AB146]) * [.AG14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7] &amp; &quot;.A1:$&quot; &amp; [.D147] &amp; &quot;.B64&quot;); 2; 0)" office:value-type="string" office:string-value="" calcext:value-type="error">
            <text:p>#REF!</text:p>
          </table:table-cell>
          <table:table-cell table:style-name="ce12"/>
          <table:table-cell table:style-name="ce12" table:formula="of:=1000 * [.F147] * [.G147]" office:value-type="string" office:string-value="" calcext:value-type="error">
            <text:p>#REF!</text:p>
          </table:table-cell>
          <table:table-cell table:style-name="ce12" table:number-columns-repeated="3"/>
          <table:table-cell table:style-name="ce12" table:formula="of:=([.J147] / [.K147]) / [.H147]" office:value-type="string" office:string-value="" calcext:value-type="error">
            <text:p>#DIV/0!</text:p>
          </table:table-cell>
          <table:table-cell table:style-name="ce12" table:formula="of:=[.J147] / ([.I147] + [.J14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7] * [.H147] * [.Y147]" office:value-type="string" office:string-value="" calcext:value-type="error">
            <text:p>#REF!</text:p>
          </table:table-cell>
          <table:table-cell table:style-name="ce21"/>
          <table:table-cell table:style-name="ce22" table:formula="of:= ([.AA147] / 9.80665) / [.X147]" office:value-type="string" office:string-value="" calcext:value-type="error">
            <text:p>#DIV/0!</text:p>
          </table:table-cell>
          <table:table-cell table:style-name="ce22" office:value-type="float" office:value="1" calcext:value-type="float">
            <text:p>1</text:p>
          </table:table-cell>
          <table:table-cell table:style-name="ce22" table:formula="of:=(0.01 * [.AH147] * 0.66 * [.AB147]) * [.AG14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8] &amp; &quot;.A1:$&quot; &amp; [.D148] &amp; &quot;.B64&quot;); 2; 0)" office:value-type="string" office:string-value="" calcext:value-type="error">
            <text:p>#REF!</text:p>
          </table:table-cell>
          <table:table-cell table:style-name="ce12"/>
          <table:table-cell table:style-name="ce12" table:formula="of:=1000 * [.F148] * [.G148]" office:value-type="string" office:string-value="" calcext:value-type="error">
            <text:p>#REF!</text:p>
          </table:table-cell>
          <table:table-cell table:style-name="ce12" table:number-columns-repeated="3"/>
          <table:table-cell table:style-name="ce12" table:formula="of:=([.J148] / [.K148]) / [.H148]" office:value-type="string" office:string-value="" calcext:value-type="error">
            <text:p>#DIV/0!</text:p>
          </table:table-cell>
          <table:table-cell table:style-name="ce12" table:formula="of:=[.J148] / ([.I148] + [.J14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8] * [.H148] * [.Y148]" office:value-type="string" office:string-value="" calcext:value-type="error">
            <text:p>#REF!</text:p>
          </table:table-cell>
          <table:table-cell table:style-name="ce21"/>
          <table:table-cell table:style-name="ce22" table:formula="of:= ([.AA148] / 9.80665) / [.X148]" office:value-type="string" office:string-value="" calcext:value-type="error">
            <text:p>#DIV/0!</text:p>
          </table:table-cell>
          <table:table-cell table:style-name="ce22" office:value-type="float" office:value="1" calcext:value-type="float">
            <text:p>1</text:p>
          </table:table-cell>
          <table:table-cell table:style-name="ce22" table:formula="of:=(0.01 * [.AH148] * 0.66 * [.AB148]) * [.AG14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49] &amp; &quot;.A1:$&quot; &amp; [.D149] &amp; &quot;.B64&quot;); 2; 0)" office:value-type="string" office:string-value="" calcext:value-type="error">
            <text:p>#REF!</text:p>
          </table:table-cell>
          <table:table-cell table:style-name="ce12"/>
          <table:table-cell table:style-name="ce12" table:formula="of:=1000 * [.F149] * [.G149]" office:value-type="string" office:string-value="" calcext:value-type="error">
            <text:p>#REF!</text:p>
          </table:table-cell>
          <table:table-cell table:style-name="ce12" table:number-columns-repeated="3"/>
          <table:table-cell table:style-name="ce12" table:formula="of:=([.J149] / [.K149]) / [.H149]" office:value-type="string" office:string-value="" calcext:value-type="error">
            <text:p>#DIV/0!</text:p>
          </table:table-cell>
          <table:table-cell table:style-name="ce12" table:formula="of:=[.J149] / ([.I149] + [.J14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49] * [.H149] * [.Y149]" office:value-type="string" office:string-value="" calcext:value-type="error">
            <text:p>#REF!</text:p>
          </table:table-cell>
          <table:table-cell table:style-name="ce21"/>
          <table:table-cell table:style-name="ce22" table:formula="of:= ([.AA149] / 9.80665) / [.X149]" office:value-type="string" office:string-value="" calcext:value-type="error">
            <text:p>#DIV/0!</text:p>
          </table:table-cell>
          <table:table-cell table:style-name="ce22" office:value-type="float" office:value="1" calcext:value-type="float">
            <text:p>1</text:p>
          </table:table-cell>
          <table:table-cell table:style-name="ce22" table:formula="of:=(0.01 * [.AH149] * 0.66 * [.AB149]) * [.AG14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0] &amp; &quot;.A1:$&quot; &amp; [.D150] &amp; &quot;.B64&quot;); 2; 0)" office:value-type="string" office:string-value="" calcext:value-type="error">
            <text:p>#REF!</text:p>
          </table:table-cell>
          <table:table-cell table:style-name="ce12"/>
          <table:table-cell table:style-name="ce12" table:formula="of:=1000 * [.F150] * [.G150]" office:value-type="string" office:string-value="" calcext:value-type="error">
            <text:p>#REF!</text:p>
          </table:table-cell>
          <table:table-cell table:style-name="ce12" table:number-columns-repeated="3"/>
          <table:table-cell table:style-name="ce12" table:formula="of:=([.J150] / [.K150]) / [.H150]" office:value-type="string" office:string-value="" calcext:value-type="error">
            <text:p>#DIV/0!</text:p>
          </table:table-cell>
          <table:table-cell table:style-name="ce12" table:formula="of:=[.J150] / ([.I150] + [.J15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0] * [.H150] * [.Y150]" office:value-type="string" office:string-value="" calcext:value-type="error">
            <text:p>#REF!</text:p>
          </table:table-cell>
          <table:table-cell table:style-name="ce21"/>
          <table:table-cell table:style-name="ce22" table:formula="of:= ([.AA150] / 9.80665) / [.X150]" office:value-type="string" office:string-value="" calcext:value-type="error">
            <text:p>#DIV/0!</text:p>
          </table:table-cell>
          <table:table-cell table:style-name="ce22" office:value-type="float" office:value="1" calcext:value-type="float">
            <text:p>1</text:p>
          </table:table-cell>
          <table:table-cell table:style-name="ce22" table:formula="of:=(0.01 * [.AH150] * 0.66 * [.AB150]) * [.AG15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1] &amp; &quot;.A1:$&quot; &amp; [.D151] &amp; &quot;.B64&quot;); 2; 0)" office:value-type="string" office:string-value="" calcext:value-type="error">
            <text:p>#REF!</text:p>
          </table:table-cell>
          <table:table-cell table:style-name="ce12"/>
          <table:table-cell table:style-name="ce12" table:formula="of:=1000 * [.F151] * [.G151]" office:value-type="string" office:string-value="" calcext:value-type="error">
            <text:p>#REF!</text:p>
          </table:table-cell>
          <table:table-cell table:style-name="ce12" table:number-columns-repeated="3"/>
          <table:table-cell table:style-name="ce12" table:formula="of:=([.J151] / [.K151]) / [.H151]" office:value-type="string" office:string-value="" calcext:value-type="error">
            <text:p>#DIV/0!</text:p>
          </table:table-cell>
          <table:table-cell table:style-name="ce12" table:formula="of:=[.J151] / ([.I151] + [.J15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1] * [.H151] * [.Y151]" office:value-type="string" office:string-value="" calcext:value-type="error">
            <text:p>#REF!</text:p>
          </table:table-cell>
          <table:table-cell table:style-name="ce21"/>
          <table:table-cell table:style-name="ce22" table:formula="of:= ([.AA151] / 9.80665) / [.X151]" office:value-type="string" office:string-value="" calcext:value-type="error">
            <text:p>#DIV/0!</text:p>
          </table:table-cell>
          <table:table-cell table:style-name="ce22" office:value-type="float" office:value="1" calcext:value-type="float">
            <text:p>1</text:p>
          </table:table-cell>
          <table:table-cell table:style-name="ce22" table:formula="of:=(0.01 * [.AH151] * 0.66 * [.AB151]) * [.AG15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2] &amp; &quot;.A1:$&quot; &amp; [.D152] &amp; &quot;.B64&quot;); 2; 0)" office:value-type="string" office:string-value="" calcext:value-type="error">
            <text:p>#REF!</text:p>
          </table:table-cell>
          <table:table-cell table:style-name="ce12"/>
          <table:table-cell table:style-name="ce12" table:formula="of:=1000 * [.F152] * [.G152]" office:value-type="string" office:string-value="" calcext:value-type="error">
            <text:p>#REF!</text:p>
          </table:table-cell>
          <table:table-cell table:style-name="ce12" table:number-columns-repeated="3"/>
          <table:table-cell table:style-name="ce12" table:formula="of:=([.J152] / [.K152]) / [.H152]" office:value-type="string" office:string-value="" calcext:value-type="error">
            <text:p>#DIV/0!</text:p>
          </table:table-cell>
          <table:table-cell table:style-name="ce12" table:formula="of:=[.J152] / ([.I152] + [.J15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2] * [.H152] * [.Y152]" office:value-type="string" office:string-value="" calcext:value-type="error">
            <text:p>#REF!</text:p>
          </table:table-cell>
          <table:table-cell table:style-name="ce21"/>
          <table:table-cell table:style-name="ce22" table:formula="of:= ([.AA152] / 9.80665) / [.X152]" office:value-type="string" office:string-value="" calcext:value-type="error">
            <text:p>#DIV/0!</text:p>
          </table:table-cell>
          <table:table-cell table:style-name="ce22" office:value-type="float" office:value="1" calcext:value-type="float">
            <text:p>1</text:p>
          </table:table-cell>
          <table:table-cell table:style-name="ce22" table:formula="of:=(0.01 * [.AH152] * 0.66 * [.AB152]) * [.AG15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3] &amp; &quot;.A1:$&quot; &amp; [.D153] &amp; &quot;.B64&quot;); 2; 0)" office:value-type="string" office:string-value="" calcext:value-type="error">
            <text:p>#REF!</text:p>
          </table:table-cell>
          <table:table-cell table:style-name="ce12"/>
          <table:table-cell table:style-name="ce12" table:formula="of:=1000 * [.F153] * [.G153]" office:value-type="string" office:string-value="" calcext:value-type="error">
            <text:p>#REF!</text:p>
          </table:table-cell>
          <table:table-cell table:style-name="ce12" table:number-columns-repeated="3"/>
          <table:table-cell table:style-name="ce12" table:formula="of:=([.J153] / [.K153]) / [.H153]" office:value-type="string" office:string-value="" calcext:value-type="error">
            <text:p>#DIV/0!</text:p>
          </table:table-cell>
          <table:table-cell table:style-name="ce12" table:formula="of:=[.J153] / ([.I153] + [.J15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3] * [.H153] * [.Y153]" office:value-type="string" office:string-value="" calcext:value-type="error">
            <text:p>#REF!</text:p>
          </table:table-cell>
          <table:table-cell table:style-name="ce21"/>
          <table:table-cell table:style-name="ce22" table:formula="of:= ([.AA153] / 9.80665) / [.X153]" office:value-type="string" office:string-value="" calcext:value-type="error">
            <text:p>#DIV/0!</text:p>
          </table:table-cell>
          <table:table-cell table:style-name="ce22" office:value-type="float" office:value="1" calcext:value-type="float">
            <text:p>1</text:p>
          </table:table-cell>
          <table:table-cell table:style-name="ce22" table:formula="of:=(0.01 * [.AH153] * 0.66 * [.AB153]) * [.AG15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4] &amp; &quot;.A1:$&quot; &amp; [.D154] &amp; &quot;.B64&quot;); 2; 0)" office:value-type="string" office:string-value="" calcext:value-type="error">
            <text:p>#REF!</text:p>
          </table:table-cell>
          <table:table-cell table:style-name="ce12"/>
          <table:table-cell table:style-name="ce12" table:formula="of:=1000 * [.F154] * [.G154]" office:value-type="string" office:string-value="" calcext:value-type="error">
            <text:p>#REF!</text:p>
          </table:table-cell>
          <table:table-cell table:style-name="ce12" table:number-columns-repeated="3"/>
          <table:table-cell table:style-name="ce12" table:formula="of:=([.J154] / [.K154]) / [.H154]" office:value-type="string" office:string-value="" calcext:value-type="error">
            <text:p>#DIV/0!</text:p>
          </table:table-cell>
          <table:table-cell table:style-name="ce12" table:formula="of:=[.J154] / ([.I154] + [.J15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4] * [.H154] * [.Y154]" office:value-type="string" office:string-value="" calcext:value-type="error">
            <text:p>#REF!</text:p>
          </table:table-cell>
          <table:table-cell table:style-name="ce21"/>
          <table:table-cell table:style-name="ce22" table:formula="of:= ([.AA154] / 9.80665) / [.X154]" office:value-type="string" office:string-value="" calcext:value-type="error">
            <text:p>#DIV/0!</text:p>
          </table:table-cell>
          <table:table-cell table:style-name="ce22" office:value-type="float" office:value="1" calcext:value-type="float">
            <text:p>1</text:p>
          </table:table-cell>
          <table:table-cell table:style-name="ce22" table:formula="of:=(0.01 * [.AH154] * 0.66 * [.AB154]) * [.AG15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5] &amp; &quot;.A1:$&quot; &amp; [.D155] &amp; &quot;.B64&quot;); 2; 0)" office:value-type="string" office:string-value="" calcext:value-type="error">
            <text:p>#REF!</text:p>
          </table:table-cell>
          <table:table-cell table:style-name="ce12"/>
          <table:table-cell table:style-name="ce12" table:formula="of:=1000 * [.F155] * [.G155]" office:value-type="string" office:string-value="" calcext:value-type="error">
            <text:p>#REF!</text:p>
          </table:table-cell>
          <table:table-cell table:style-name="ce12" table:number-columns-repeated="3"/>
          <table:table-cell table:style-name="ce12" table:formula="of:=([.J155] / [.K155]) / [.H155]" office:value-type="string" office:string-value="" calcext:value-type="error">
            <text:p>#DIV/0!</text:p>
          </table:table-cell>
          <table:table-cell table:style-name="ce12" table:formula="of:=[.J155] / ([.I155] + [.J15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5] * [.H155] * [.Y155]" office:value-type="string" office:string-value="" calcext:value-type="error">
            <text:p>#REF!</text:p>
          </table:table-cell>
          <table:table-cell table:style-name="ce21"/>
          <table:table-cell table:style-name="ce22" table:formula="of:= ([.AA155] / 9.80665) / [.X155]" office:value-type="string" office:string-value="" calcext:value-type="error">
            <text:p>#DIV/0!</text:p>
          </table:table-cell>
          <table:table-cell table:style-name="ce22" office:value-type="float" office:value="1" calcext:value-type="float">
            <text:p>1</text:p>
          </table:table-cell>
          <table:table-cell table:style-name="ce22" table:formula="of:=(0.01 * [.AH155] * 0.66 * [.AB155]) * [.AG15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6] &amp; &quot;.A1:$&quot; &amp; [.D156] &amp; &quot;.B64&quot;); 2; 0)" office:value-type="string" office:string-value="" calcext:value-type="error">
            <text:p>#REF!</text:p>
          </table:table-cell>
          <table:table-cell table:style-name="ce12"/>
          <table:table-cell table:style-name="ce12" table:formula="of:=1000 * [.F156] * [.G156]" office:value-type="string" office:string-value="" calcext:value-type="error">
            <text:p>#REF!</text:p>
          </table:table-cell>
          <table:table-cell table:style-name="ce12" table:number-columns-repeated="3"/>
          <table:table-cell table:style-name="ce12" table:formula="of:=([.J156] / [.K156]) / [.H156]" office:value-type="string" office:string-value="" calcext:value-type="error">
            <text:p>#DIV/0!</text:p>
          </table:table-cell>
          <table:table-cell table:style-name="ce12" table:formula="of:=[.J156] / ([.I156] + [.J15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6] * [.H156] * [.Y156]" office:value-type="string" office:string-value="" calcext:value-type="error">
            <text:p>#REF!</text:p>
          </table:table-cell>
          <table:table-cell table:style-name="ce21"/>
          <table:table-cell table:style-name="ce22" table:formula="of:= ([.AA156] / 9.80665) / [.X156]" office:value-type="string" office:string-value="" calcext:value-type="error">
            <text:p>#DIV/0!</text:p>
          </table:table-cell>
          <table:table-cell table:style-name="ce22" office:value-type="float" office:value="1" calcext:value-type="float">
            <text:p>1</text:p>
          </table:table-cell>
          <table:table-cell table:style-name="ce22" table:formula="of:=(0.01 * [.AH156] * 0.66 * [.AB156]) * [.AG15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7] &amp; &quot;.A1:$&quot; &amp; [.D157] &amp; &quot;.B64&quot;); 2; 0)" office:value-type="string" office:string-value="" calcext:value-type="error">
            <text:p>#REF!</text:p>
          </table:table-cell>
          <table:table-cell table:style-name="ce12"/>
          <table:table-cell table:style-name="ce12" table:formula="of:=1000 * [.F157] * [.G157]" office:value-type="string" office:string-value="" calcext:value-type="error">
            <text:p>#REF!</text:p>
          </table:table-cell>
          <table:table-cell table:style-name="ce12" table:number-columns-repeated="3"/>
          <table:table-cell table:style-name="ce12" table:formula="of:=([.J157] / [.K157]) / [.H157]" office:value-type="string" office:string-value="" calcext:value-type="error">
            <text:p>#DIV/0!</text:p>
          </table:table-cell>
          <table:table-cell table:style-name="ce12" table:formula="of:=[.J157] / ([.I157] + [.J15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7] * [.H157] * [.Y157]" office:value-type="string" office:string-value="" calcext:value-type="error">
            <text:p>#REF!</text:p>
          </table:table-cell>
          <table:table-cell table:style-name="ce21"/>
          <table:table-cell table:style-name="ce22" table:formula="of:= ([.AA157] / 9.80665) / [.X157]" office:value-type="string" office:string-value="" calcext:value-type="error">
            <text:p>#DIV/0!</text:p>
          </table:table-cell>
          <table:table-cell table:style-name="ce22" office:value-type="float" office:value="1" calcext:value-type="float">
            <text:p>1</text:p>
          </table:table-cell>
          <table:table-cell table:style-name="ce22" table:formula="of:=(0.01 * [.AH157] * 0.66 * [.AB157]) * [.AG15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8] &amp; &quot;.A1:$&quot; &amp; [.D158] &amp; &quot;.B64&quot;); 2; 0)" office:value-type="string" office:string-value="" calcext:value-type="error">
            <text:p>#REF!</text:p>
          </table:table-cell>
          <table:table-cell table:style-name="ce12"/>
          <table:table-cell table:style-name="ce12" table:formula="of:=1000 * [.F158] * [.G158]" office:value-type="string" office:string-value="" calcext:value-type="error">
            <text:p>#REF!</text:p>
          </table:table-cell>
          <table:table-cell table:style-name="ce12" table:number-columns-repeated="3"/>
          <table:table-cell table:style-name="ce12" table:formula="of:=([.J158] / [.K158]) / [.H158]" office:value-type="string" office:string-value="" calcext:value-type="error">
            <text:p>#DIV/0!</text:p>
          </table:table-cell>
          <table:table-cell table:style-name="ce12" table:formula="of:=[.J158] / ([.I158] + [.J15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8] * [.H158] * [.Y158]" office:value-type="string" office:string-value="" calcext:value-type="error">
            <text:p>#REF!</text:p>
          </table:table-cell>
          <table:table-cell table:style-name="ce21"/>
          <table:table-cell table:style-name="ce22" table:formula="of:= ([.AA158] / 9.80665) / [.X158]" office:value-type="string" office:string-value="" calcext:value-type="error">
            <text:p>#DIV/0!</text:p>
          </table:table-cell>
          <table:table-cell table:style-name="ce22" office:value-type="float" office:value="1" calcext:value-type="float">
            <text:p>1</text:p>
          </table:table-cell>
          <table:table-cell table:style-name="ce22" table:formula="of:=(0.01 * [.AH158] * 0.66 * [.AB158]) * [.AG15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59] &amp; &quot;.A1:$&quot; &amp; [.D159] &amp; &quot;.B64&quot;); 2; 0)" office:value-type="string" office:string-value="" calcext:value-type="error">
            <text:p>#REF!</text:p>
          </table:table-cell>
          <table:table-cell table:style-name="ce12"/>
          <table:table-cell table:style-name="ce12" table:formula="of:=1000 * [.F159] * [.G159]" office:value-type="string" office:string-value="" calcext:value-type="error">
            <text:p>#REF!</text:p>
          </table:table-cell>
          <table:table-cell table:style-name="ce12" table:number-columns-repeated="3"/>
          <table:table-cell table:style-name="ce12" table:formula="of:=([.J159] / [.K159]) / [.H159]" office:value-type="string" office:string-value="" calcext:value-type="error">
            <text:p>#DIV/0!</text:p>
          </table:table-cell>
          <table:table-cell table:style-name="ce12" table:formula="of:=[.J159] / ([.I159] + [.J15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59] * [.H159] * [.Y159]" office:value-type="string" office:string-value="" calcext:value-type="error">
            <text:p>#REF!</text:p>
          </table:table-cell>
          <table:table-cell table:style-name="ce21"/>
          <table:table-cell table:style-name="ce22" table:formula="of:= ([.AA159] / 9.80665) / [.X159]" office:value-type="string" office:string-value="" calcext:value-type="error">
            <text:p>#DIV/0!</text:p>
          </table:table-cell>
          <table:table-cell table:style-name="ce22" office:value-type="float" office:value="1" calcext:value-type="float">
            <text:p>1</text:p>
          </table:table-cell>
          <table:table-cell table:style-name="ce22" table:formula="of:=(0.01 * [.AH159] * 0.66 * [.AB159]) * [.AG15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0] &amp; &quot;.A1:$&quot; &amp; [.D160] &amp; &quot;.B64&quot;); 2; 0)" office:value-type="string" office:string-value="" calcext:value-type="error">
            <text:p>#REF!</text:p>
          </table:table-cell>
          <table:table-cell table:style-name="ce12"/>
          <table:table-cell table:style-name="ce12" table:formula="of:=1000 * [.F160] * [.G160]" office:value-type="string" office:string-value="" calcext:value-type="error">
            <text:p>#REF!</text:p>
          </table:table-cell>
          <table:table-cell table:style-name="ce12" table:number-columns-repeated="3"/>
          <table:table-cell table:style-name="ce12" table:formula="of:=([.J160] / [.K160]) / [.H160]" office:value-type="string" office:string-value="" calcext:value-type="error">
            <text:p>#DIV/0!</text:p>
          </table:table-cell>
          <table:table-cell table:style-name="ce12" table:formula="of:=[.J160] / ([.I160] + [.J16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0] * [.H160] * [.Y160]" office:value-type="string" office:string-value="" calcext:value-type="error">
            <text:p>#REF!</text:p>
          </table:table-cell>
          <table:table-cell table:style-name="ce21"/>
          <table:table-cell table:style-name="ce22" table:formula="of:= ([.AA160] / 9.80665) / [.X160]" office:value-type="string" office:string-value="" calcext:value-type="error">
            <text:p>#DIV/0!</text:p>
          </table:table-cell>
          <table:table-cell table:style-name="ce22" office:value-type="float" office:value="1" calcext:value-type="float">
            <text:p>1</text:p>
          </table:table-cell>
          <table:table-cell table:style-name="ce22" table:formula="of:=(0.01 * [.AH160] * 0.66 * [.AB160]) * [.AG16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1] &amp; &quot;.A1:$&quot; &amp; [.D161] &amp; &quot;.B64&quot;); 2; 0)" office:value-type="string" office:string-value="" calcext:value-type="error">
            <text:p>#REF!</text:p>
          </table:table-cell>
          <table:table-cell table:style-name="ce12"/>
          <table:table-cell table:style-name="ce12" table:formula="of:=1000 * [.F161] * [.G161]" office:value-type="string" office:string-value="" calcext:value-type="error">
            <text:p>#REF!</text:p>
          </table:table-cell>
          <table:table-cell table:style-name="ce12" table:number-columns-repeated="3"/>
          <table:table-cell table:style-name="ce12" table:formula="of:=([.J161] / [.K161]) / [.H161]" office:value-type="string" office:string-value="" calcext:value-type="error">
            <text:p>#DIV/0!</text:p>
          </table:table-cell>
          <table:table-cell table:style-name="ce12" table:formula="of:=[.J161] / ([.I161] + [.J16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1] * [.H161] * [.Y161]" office:value-type="string" office:string-value="" calcext:value-type="error">
            <text:p>#REF!</text:p>
          </table:table-cell>
          <table:table-cell table:style-name="ce21"/>
          <table:table-cell table:style-name="ce22" table:formula="of:= ([.AA161] / 9.80665) / [.X161]" office:value-type="string" office:string-value="" calcext:value-type="error">
            <text:p>#DIV/0!</text:p>
          </table:table-cell>
          <table:table-cell table:style-name="ce22" office:value-type="float" office:value="1" calcext:value-type="float">
            <text:p>1</text:p>
          </table:table-cell>
          <table:table-cell table:style-name="ce22" table:formula="of:=(0.01 * [.AH161] * 0.66 * [.AB161]) * [.AG16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2] &amp; &quot;.A1:$&quot; &amp; [.D162] &amp; &quot;.B64&quot;); 2; 0)" office:value-type="string" office:string-value="" calcext:value-type="error">
            <text:p>#REF!</text:p>
          </table:table-cell>
          <table:table-cell table:style-name="ce12"/>
          <table:table-cell table:style-name="ce12" table:formula="of:=1000 * [.F162] * [.G162]" office:value-type="string" office:string-value="" calcext:value-type="error">
            <text:p>#REF!</text:p>
          </table:table-cell>
          <table:table-cell table:style-name="ce12" table:number-columns-repeated="3"/>
          <table:table-cell table:style-name="ce12" table:formula="of:=([.J162] / [.K162]) / [.H162]" office:value-type="string" office:string-value="" calcext:value-type="error">
            <text:p>#DIV/0!</text:p>
          </table:table-cell>
          <table:table-cell table:style-name="ce12" table:formula="of:=[.J162] / ([.I162] + [.J16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2] * [.H162] * [.Y162]" office:value-type="string" office:string-value="" calcext:value-type="error">
            <text:p>#REF!</text:p>
          </table:table-cell>
          <table:table-cell table:style-name="ce21"/>
          <table:table-cell table:style-name="ce22" table:formula="of:= ([.AA162] / 9.80665) / [.X162]" office:value-type="string" office:string-value="" calcext:value-type="error">
            <text:p>#DIV/0!</text:p>
          </table:table-cell>
          <table:table-cell table:style-name="ce22" office:value-type="float" office:value="1" calcext:value-type="float">
            <text:p>1</text:p>
          </table:table-cell>
          <table:table-cell table:style-name="ce22" table:formula="of:=(0.01 * [.AH162] * 0.66 * [.AB162]) * [.AG16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3] &amp; &quot;.A1:$&quot; &amp; [.D163] &amp; &quot;.B64&quot;); 2; 0)" office:value-type="string" office:string-value="" calcext:value-type="error">
            <text:p>#REF!</text:p>
          </table:table-cell>
          <table:table-cell table:style-name="ce12"/>
          <table:table-cell table:style-name="ce12" table:formula="of:=1000 * [.F163] * [.G163]" office:value-type="string" office:string-value="" calcext:value-type="error">
            <text:p>#REF!</text:p>
          </table:table-cell>
          <table:table-cell table:style-name="ce12" table:number-columns-repeated="3"/>
          <table:table-cell table:style-name="ce12" table:formula="of:=([.J163] / [.K163]) / [.H163]" office:value-type="string" office:string-value="" calcext:value-type="error">
            <text:p>#DIV/0!</text:p>
          </table:table-cell>
          <table:table-cell table:style-name="ce12" table:formula="of:=[.J163] / ([.I163] + [.J16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3] * [.H163] * [.Y163]" office:value-type="string" office:string-value="" calcext:value-type="error">
            <text:p>#REF!</text:p>
          </table:table-cell>
          <table:table-cell table:style-name="ce21"/>
          <table:table-cell table:style-name="ce22" table:formula="of:= ([.AA163] / 9.80665) / [.X163]" office:value-type="string" office:string-value="" calcext:value-type="error">
            <text:p>#DIV/0!</text:p>
          </table:table-cell>
          <table:table-cell table:style-name="ce22" office:value-type="float" office:value="1" calcext:value-type="float">
            <text:p>1</text:p>
          </table:table-cell>
          <table:table-cell table:style-name="ce22" table:formula="of:=(0.01 * [.AH163] * 0.66 * [.AB163]) * [.AG16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4] &amp; &quot;.A1:$&quot; &amp; [.D164] &amp; &quot;.B64&quot;); 2; 0)" office:value-type="string" office:string-value="" calcext:value-type="error">
            <text:p>#REF!</text:p>
          </table:table-cell>
          <table:table-cell table:style-name="ce12"/>
          <table:table-cell table:style-name="ce12" table:formula="of:=1000 * [.F164] * [.G164]" office:value-type="string" office:string-value="" calcext:value-type="error">
            <text:p>#REF!</text:p>
          </table:table-cell>
          <table:table-cell table:style-name="ce12" table:number-columns-repeated="3"/>
          <table:table-cell table:style-name="ce12" table:formula="of:=([.J164] / [.K164]) / [.H164]" office:value-type="string" office:string-value="" calcext:value-type="error">
            <text:p>#DIV/0!</text:p>
          </table:table-cell>
          <table:table-cell table:style-name="ce12" table:formula="of:=[.J164] / ([.I164] + [.J16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4] * [.H164] * [.Y164]" office:value-type="string" office:string-value="" calcext:value-type="error">
            <text:p>#REF!</text:p>
          </table:table-cell>
          <table:table-cell table:style-name="ce21"/>
          <table:table-cell table:style-name="ce22" table:formula="of:= ([.AA164] / 9.80665) / [.X164]" office:value-type="string" office:string-value="" calcext:value-type="error">
            <text:p>#DIV/0!</text:p>
          </table:table-cell>
          <table:table-cell table:style-name="ce22" office:value-type="float" office:value="1" calcext:value-type="float">
            <text:p>1</text:p>
          </table:table-cell>
          <table:table-cell table:style-name="ce22" table:formula="of:=(0.01 * [.AH164] * 0.66 * [.AB164]) * [.AG16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5] &amp; &quot;.A1:$&quot; &amp; [.D165] &amp; &quot;.B64&quot;); 2; 0)" office:value-type="string" office:string-value="" calcext:value-type="error">
            <text:p>#REF!</text:p>
          </table:table-cell>
          <table:table-cell table:style-name="ce12"/>
          <table:table-cell table:style-name="ce12" table:formula="of:=1000 * [.F165] * [.G165]" office:value-type="string" office:string-value="" calcext:value-type="error">
            <text:p>#REF!</text:p>
          </table:table-cell>
          <table:table-cell table:style-name="ce12" table:number-columns-repeated="3"/>
          <table:table-cell table:style-name="ce12" table:formula="of:=([.J165] / [.K165]) / [.H165]" office:value-type="string" office:string-value="" calcext:value-type="error">
            <text:p>#DIV/0!</text:p>
          </table:table-cell>
          <table:table-cell table:style-name="ce12" table:formula="of:=[.J165] / ([.I165] + [.J16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5] * [.H165] * [.Y165]" office:value-type="string" office:string-value="" calcext:value-type="error">
            <text:p>#REF!</text:p>
          </table:table-cell>
          <table:table-cell table:style-name="ce21"/>
          <table:table-cell table:style-name="ce22" table:formula="of:= ([.AA165] / 9.80665) / [.X165]" office:value-type="string" office:string-value="" calcext:value-type="error">
            <text:p>#DIV/0!</text:p>
          </table:table-cell>
          <table:table-cell table:style-name="ce22" office:value-type="float" office:value="1" calcext:value-type="float">
            <text:p>1</text:p>
          </table:table-cell>
          <table:table-cell table:style-name="ce22" table:formula="of:=(0.01 * [.AH165] * 0.66 * [.AB165]) * [.AG16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6] &amp; &quot;.A1:$&quot; &amp; [.D166] &amp; &quot;.B64&quot;); 2; 0)" office:value-type="string" office:string-value="" calcext:value-type="error">
            <text:p>#REF!</text:p>
          </table:table-cell>
          <table:table-cell table:style-name="ce12"/>
          <table:table-cell table:style-name="ce12" table:formula="of:=1000 * [.F166] * [.G166]" office:value-type="string" office:string-value="" calcext:value-type="error">
            <text:p>#REF!</text:p>
          </table:table-cell>
          <table:table-cell table:style-name="ce12" table:number-columns-repeated="3"/>
          <table:table-cell table:style-name="ce12" table:formula="of:=([.J166] / [.K166]) / [.H166]" office:value-type="string" office:string-value="" calcext:value-type="error">
            <text:p>#DIV/0!</text:p>
          </table:table-cell>
          <table:table-cell table:style-name="ce12" table:formula="of:=[.J166] / ([.I166] + [.J16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6] * [.H166] * [.Y166]" office:value-type="string" office:string-value="" calcext:value-type="error">
            <text:p>#REF!</text:p>
          </table:table-cell>
          <table:table-cell table:style-name="ce21"/>
          <table:table-cell table:style-name="ce22" table:formula="of:= ([.AA166] / 9.80665) / [.X166]" office:value-type="string" office:string-value="" calcext:value-type="error">
            <text:p>#DIV/0!</text:p>
          </table:table-cell>
          <table:table-cell table:style-name="ce22" office:value-type="float" office:value="1" calcext:value-type="float">
            <text:p>1</text:p>
          </table:table-cell>
          <table:table-cell table:style-name="ce22" table:formula="of:=(0.01 * [.AH166] * 0.66 * [.AB166]) * [.AG16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7] &amp; &quot;.A1:$&quot; &amp; [.D167] &amp; &quot;.B64&quot;); 2; 0)" office:value-type="string" office:string-value="" calcext:value-type="error">
            <text:p>#REF!</text:p>
          </table:table-cell>
          <table:table-cell table:style-name="ce12"/>
          <table:table-cell table:style-name="ce12" table:formula="of:=1000 * [.F167] * [.G167]" office:value-type="string" office:string-value="" calcext:value-type="error">
            <text:p>#REF!</text:p>
          </table:table-cell>
          <table:table-cell table:style-name="ce12" table:number-columns-repeated="3"/>
          <table:table-cell table:style-name="ce12" table:formula="of:=([.J167] / [.K167]) / [.H167]" office:value-type="string" office:string-value="" calcext:value-type="error">
            <text:p>#DIV/0!</text:p>
          </table:table-cell>
          <table:table-cell table:style-name="ce12" table:formula="of:=[.J167] / ([.I167] + [.J16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7] * [.H167] * [.Y167]" office:value-type="string" office:string-value="" calcext:value-type="error">
            <text:p>#REF!</text:p>
          </table:table-cell>
          <table:table-cell table:style-name="ce21"/>
          <table:table-cell table:style-name="ce22" table:formula="of:= ([.AA167] / 9.80665) / [.X167]" office:value-type="string" office:string-value="" calcext:value-type="error">
            <text:p>#DIV/0!</text:p>
          </table:table-cell>
          <table:table-cell table:style-name="ce22" office:value-type="float" office:value="1" calcext:value-type="float">
            <text:p>1</text:p>
          </table:table-cell>
          <table:table-cell table:style-name="ce22" table:formula="of:=(0.01 * [.AH167] * 0.66 * [.AB167]) * [.AG16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8] &amp; &quot;.A1:$&quot; &amp; [.D168] &amp; &quot;.B64&quot;); 2; 0)" office:value-type="string" office:string-value="" calcext:value-type="error">
            <text:p>#REF!</text:p>
          </table:table-cell>
          <table:table-cell table:style-name="ce12"/>
          <table:table-cell table:style-name="ce12" table:formula="of:=1000 * [.F168] * [.G168]" office:value-type="string" office:string-value="" calcext:value-type="error">
            <text:p>#REF!</text:p>
          </table:table-cell>
          <table:table-cell table:style-name="ce12" table:number-columns-repeated="3"/>
          <table:table-cell table:style-name="ce12" table:formula="of:=([.J168] / [.K168]) / [.H168]" office:value-type="string" office:string-value="" calcext:value-type="error">
            <text:p>#DIV/0!</text:p>
          </table:table-cell>
          <table:table-cell table:style-name="ce12" table:formula="of:=[.J168] / ([.I168] + [.J16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8] * [.H168] * [.Y168]" office:value-type="string" office:string-value="" calcext:value-type="error">
            <text:p>#REF!</text:p>
          </table:table-cell>
          <table:table-cell table:style-name="ce21"/>
          <table:table-cell table:style-name="ce22" table:formula="of:= ([.AA168] / 9.80665) / [.X168]" office:value-type="string" office:string-value="" calcext:value-type="error">
            <text:p>#DIV/0!</text:p>
          </table:table-cell>
          <table:table-cell table:style-name="ce22" office:value-type="float" office:value="1" calcext:value-type="float">
            <text:p>1</text:p>
          </table:table-cell>
          <table:table-cell table:style-name="ce22" table:formula="of:=(0.01 * [.AH168] * 0.66 * [.AB168]) * [.AG16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69] &amp; &quot;.A1:$&quot; &amp; [.D169] &amp; &quot;.B64&quot;); 2; 0)" office:value-type="string" office:string-value="" calcext:value-type="error">
            <text:p>#REF!</text:p>
          </table:table-cell>
          <table:table-cell table:style-name="ce12"/>
          <table:table-cell table:style-name="ce12" table:formula="of:=1000 * [.F169] * [.G169]" office:value-type="string" office:string-value="" calcext:value-type="error">
            <text:p>#REF!</text:p>
          </table:table-cell>
          <table:table-cell table:style-name="ce12" table:number-columns-repeated="3"/>
          <table:table-cell table:style-name="ce12" table:formula="of:=([.J169] / [.K169]) / [.H169]" office:value-type="string" office:string-value="" calcext:value-type="error">
            <text:p>#DIV/0!</text:p>
          </table:table-cell>
          <table:table-cell table:style-name="ce12" table:formula="of:=[.J169] / ([.I169] + [.J16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69] * [.H169] * [.Y169]" office:value-type="string" office:string-value="" calcext:value-type="error">
            <text:p>#REF!</text:p>
          </table:table-cell>
          <table:table-cell table:style-name="ce21"/>
          <table:table-cell table:style-name="ce22" table:formula="of:= ([.AA169] / 9.80665) / [.X169]" office:value-type="string" office:string-value="" calcext:value-type="error">
            <text:p>#DIV/0!</text:p>
          </table:table-cell>
          <table:table-cell table:style-name="ce22" office:value-type="float" office:value="1" calcext:value-type="float">
            <text:p>1</text:p>
          </table:table-cell>
          <table:table-cell table:style-name="ce22" table:formula="of:=(0.01 * [.AH169] * 0.66 * [.AB169]) * [.AG16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0] &amp; &quot;.A1:$&quot; &amp; [.D170] &amp; &quot;.B64&quot;); 2; 0)" office:value-type="string" office:string-value="" calcext:value-type="error">
            <text:p>#REF!</text:p>
          </table:table-cell>
          <table:table-cell table:style-name="ce12"/>
          <table:table-cell table:style-name="ce12" table:formula="of:=1000 * [.F170] * [.G170]" office:value-type="string" office:string-value="" calcext:value-type="error">
            <text:p>#REF!</text:p>
          </table:table-cell>
          <table:table-cell table:style-name="ce12" table:number-columns-repeated="3"/>
          <table:table-cell table:style-name="ce12" table:formula="of:=([.J170] / [.K170]) / [.H170]" office:value-type="string" office:string-value="" calcext:value-type="error">
            <text:p>#DIV/0!</text:p>
          </table:table-cell>
          <table:table-cell table:style-name="ce12" table:formula="of:=[.J170] / ([.I170] + [.J17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0] * [.H170] * [.Y170]" office:value-type="string" office:string-value="" calcext:value-type="error">
            <text:p>#REF!</text:p>
          </table:table-cell>
          <table:table-cell table:style-name="ce21"/>
          <table:table-cell table:style-name="ce22" table:formula="of:= ([.AA170] / 9.80665) / [.X170]" office:value-type="string" office:string-value="" calcext:value-type="error">
            <text:p>#DIV/0!</text:p>
          </table:table-cell>
          <table:table-cell table:style-name="ce22" office:value-type="float" office:value="1" calcext:value-type="float">
            <text:p>1</text:p>
          </table:table-cell>
          <table:table-cell table:style-name="ce22" table:formula="of:=(0.01 * [.AH170] * 0.66 * [.AB170]) * [.AG17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1] &amp; &quot;.A1:$&quot; &amp; [.D171] &amp; &quot;.B64&quot;); 2; 0)" office:value-type="string" office:string-value="" calcext:value-type="error">
            <text:p>#REF!</text:p>
          </table:table-cell>
          <table:table-cell table:style-name="ce12"/>
          <table:table-cell table:style-name="ce12" table:formula="of:=1000 * [.F171] * [.G171]" office:value-type="string" office:string-value="" calcext:value-type="error">
            <text:p>#REF!</text:p>
          </table:table-cell>
          <table:table-cell table:style-name="ce12" table:number-columns-repeated="3"/>
          <table:table-cell table:style-name="ce12" table:formula="of:=([.J171] / [.K171]) / [.H171]" office:value-type="string" office:string-value="" calcext:value-type="error">
            <text:p>#DIV/0!</text:p>
          </table:table-cell>
          <table:table-cell table:style-name="ce12" table:formula="of:=[.J171] / ([.I171] + [.J17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1] * [.H171] * [.Y171]" office:value-type="string" office:string-value="" calcext:value-type="error">
            <text:p>#REF!</text:p>
          </table:table-cell>
          <table:table-cell table:style-name="ce21"/>
          <table:table-cell table:style-name="ce22" table:formula="of:= ([.AA171] / 9.80665) / [.X171]" office:value-type="string" office:string-value="" calcext:value-type="error">
            <text:p>#DIV/0!</text:p>
          </table:table-cell>
          <table:table-cell table:style-name="ce22" office:value-type="float" office:value="1" calcext:value-type="float">
            <text:p>1</text:p>
          </table:table-cell>
          <table:table-cell table:style-name="ce22" table:formula="of:=(0.01 * [.AH171] * 0.66 * [.AB171]) * [.AG17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2] &amp; &quot;.A1:$&quot; &amp; [.D172] &amp; &quot;.B64&quot;); 2; 0)" office:value-type="string" office:string-value="" calcext:value-type="error">
            <text:p>#REF!</text:p>
          </table:table-cell>
          <table:table-cell table:style-name="ce12"/>
          <table:table-cell table:style-name="ce12" table:formula="of:=1000 * [.F172] * [.G172]" office:value-type="string" office:string-value="" calcext:value-type="error">
            <text:p>#REF!</text:p>
          </table:table-cell>
          <table:table-cell table:style-name="ce12" table:number-columns-repeated="3"/>
          <table:table-cell table:style-name="ce12" table:formula="of:=([.J172] / [.K172]) / [.H172]" office:value-type="string" office:string-value="" calcext:value-type="error">
            <text:p>#DIV/0!</text:p>
          </table:table-cell>
          <table:table-cell table:style-name="ce12" table:formula="of:=[.J172] / ([.I172] + [.J17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2] * [.H172] * [.Y172]" office:value-type="string" office:string-value="" calcext:value-type="error">
            <text:p>#REF!</text:p>
          </table:table-cell>
          <table:table-cell table:style-name="ce21"/>
          <table:table-cell table:style-name="ce22" table:formula="of:= ([.AA172] / 9.80665) / [.X172]" office:value-type="string" office:string-value="" calcext:value-type="error">
            <text:p>#DIV/0!</text:p>
          </table:table-cell>
          <table:table-cell table:style-name="ce22" office:value-type="float" office:value="1" calcext:value-type="float">
            <text:p>1</text:p>
          </table:table-cell>
          <table:table-cell table:style-name="ce22" table:formula="of:=(0.01 * [.AH172] * 0.66 * [.AB172]) * [.AG17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3] &amp; &quot;.A1:$&quot; &amp; [.D173] &amp; &quot;.B64&quot;); 2; 0)" office:value-type="string" office:string-value="" calcext:value-type="error">
            <text:p>#REF!</text:p>
          </table:table-cell>
          <table:table-cell table:style-name="ce12"/>
          <table:table-cell table:style-name="ce12" table:formula="of:=1000 * [.F173] * [.G173]" office:value-type="string" office:string-value="" calcext:value-type="error">
            <text:p>#REF!</text:p>
          </table:table-cell>
          <table:table-cell table:style-name="ce12" table:number-columns-repeated="3"/>
          <table:table-cell table:style-name="ce12" table:formula="of:=([.J173] / [.K173]) / [.H173]" office:value-type="string" office:string-value="" calcext:value-type="error">
            <text:p>#DIV/0!</text:p>
          </table:table-cell>
          <table:table-cell table:style-name="ce12" table:formula="of:=[.J173] / ([.I173] + [.J17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3] * [.H173] * [.Y173]" office:value-type="string" office:string-value="" calcext:value-type="error">
            <text:p>#REF!</text:p>
          </table:table-cell>
          <table:table-cell table:style-name="ce21"/>
          <table:table-cell table:style-name="ce22" table:formula="of:= ([.AA173] / 9.80665) / [.X173]" office:value-type="string" office:string-value="" calcext:value-type="error">
            <text:p>#DIV/0!</text:p>
          </table:table-cell>
          <table:table-cell table:style-name="ce22" office:value-type="float" office:value="1" calcext:value-type="float">
            <text:p>1</text:p>
          </table:table-cell>
          <table:table-cell table:style-name="ce22" table:formula="of:=(0.01 * [.AH173] * 0.66 * [.AB173]) * [.AG17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4] &amp; &quot;.A1:$&quot; &amp; [.D174] &amp; &quot;.B64&quot;); 2; 0)" office:value-type="string" office:string-value="" calcext:value-type="error">
            <text:p>#REF!</text:p>
          </table:table-cell>
          <table:table-cell table:style-name="ce12"/>
          <table:table-cell table:style-name="ce12" table:formula="of:=1000 * [.F174] * [.G174]" office:value-type="string" office:string-value="" calcext:value-type="error">
            <text:p>#REF!</text:p>
          </table:table-cell>
          <table:table-cell table:style-name="ce12" table:number-columns-repeated="3"/>
          <table:table-cell table:style-name="ce12" table:formula="of:=([.J174] / [.K174]) / [.H174]" office:value-type="string" office:string-value="" calcext:value-type="error">
            <text:p>#DIV/0!</text:p>
          </table:table-cell>
          <table:table-cell table:style-name="ce12" table:formula="of:=[.J174] / ([.I174] + [.J17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4] * [.H174] * [.Y174]" office:value-type="string" office:string-value="" calcext:value-type="error">
            <text:p>#REF!</text:p>
          </table:table-cell>
          <table:table-cell table:style-name="ce21"/>
          <table:table-cell table:style-name="ce22" table:formula="of:= ([.AA174] / 9.80665) / [.X174]" office:value-type="string" office:string-value="" calcext:value-type="error">
            <text:p>#DIV/0!</text:p>
          </table:table-cell>
          <table:table-cell table:style-name="ce22" office:value-type="float" office:value="1" calcext:value-type="float">
            <text:p>1</text:p>
          </table:table-cell>
          <table:table-cell table:style-name="ce22" table:formula="of:=(0.01 * [.AH174] * 0.66 * [.AB174]) * [.AG17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5] &amp; &quot;.A1:$&quot; &amp; [.D175] &amp; &quot;.B64&quot;); 2; 0)" office:value-type="string" office:string-value="" calcext:value-type="error">
            <text:p>#REF!</text:p>
          </table:table-cell>
          <table:table-cell table:style-name="ce12"/>
          <table:table-cell table:style-name="ce12" table:formula="of:=1000 * [.F175] * [.G175]" office:value-type="string" office:string-value="" calcext:value-type="error">
            <text:p>#REF!</text:p>
          </table:table-cell>
          <table:table-cell table:style-name="ce12" table:number-columns-repeated="3"/>
          <table:table-cell table:style-name="ce12" table:formula="of:=([.J175] / [.K175]) / [.H175]" office:value-type="string" office:string-value="" calcext:value-type="error">
            <text:p>#DIV/0!</text:p>
          </table:table-cell>
          <table:table-cell table:style-name="ce12" table:formula="of:=[.J175] / ([.I175] + [.J17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5] * [.H175] * [.Y175]" office:value-type="string" office:string-value="" calcext:value-type="error">
            <text:p>#REF!</text:p>
          </table:table-cell>
          <table:table-cell table:style-name="ce21"/>
          <table:table-cell table:style-name="ce22" table:formula="of:= ([.AA175] / 9.80665) / [.X175]" office:value-type="string" office:string-value="" calcext:value-type="error">
            <text:p>#DIV/0!</text:p>
          </table:table-cell>
          <table:table-cell table:style-name="ce22" office:value-type="float" office:value="1" calcext:value-type="float">
            <text:p>1</text:p>
          </table:table-cell>
          <table:table-cell table:style-name="ce22" table:formula="of:=(0.01 * [.AH175] * 0.66 * [.AB175]) * [.AG17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6] &amp; &quot;.A1:$&quot; &amp; [.D176] &amp; &quot;.B64&quot;); 2; 0)" office:value-type="string" office:string-value="" calcext:value-type="error">
            <text:p>#REF!</text:p>
          </table:table-cell>
          <table:table-cell table:style-name="ce12"/>
          <table:table-cell table:style-name="ce12" table:formula="of:=1000 * [.F176] * [.G176]" office:value-type="string" office:string-value="" calcext:value-type="error">
            <text:p>#REF!</text:p>
          </table:table-cell>
          <table:table-cell table:style-name="ce12" table:number-columns-repeated="3"/>
          <table:table-cell table:style-name="ce12" table:formula="of:=([.J176] / [.K176]) / [.H176]" office:value-type="string" office:string-value="" calcext:value-type="error">
            <text:p>#DIV/0!</text:p>
          </table:table-cell>
          <table:table-cell table:style-name="ce12" table:formula="of:=[.J176] / ([.I176] + [.J17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6] * [.H176] * [.Y176]" office:value-type="string" office:string-value="" calcext:value-type="error">
            <text:p>#REF!</text:p>
          </table:table-cell>
          <table:table-cell table:style-name="ce21"/>
          <table:table-cell table:style-name="ce22" table:formula="of:= ([.AA176] / 9.80665) / [.X176]" office:value-type="string" office:string-value="" calcext:value-type="error">
            <text:p>#DIV/0!</text:p>
          </table:table-cell>
          <table:table-cell table:style-name="ce22" office:value-type="float" office:value="1" calcext:value-type="float">
            <text:p>1</text:p>
          </table:table-cell>
          <table:table-cell table:style-name="ce22" table:formula="of:=(0.01 * [.AH176] * 0.66 * [.AB176]) * [.AG17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7] &amp; &quot;.A1:$&quot; &amp; [.D177] &amp; &quot;.B64&quot;); 2; 0)" office:value-type="string" office:string-value="" calcext:value-type="error">
            <text:p>#REF!</text:p>
          </table:table-cell>
          <table:table-cell table:style-name="ce12"/>
          <table:table-cell table:style-name="ce12" table:formula="of:=1000 * [.F177] * [.G177]" office:value-type="string" office:string-value="" calcext:value-type="error">
            <text:p>#REF!</text:p>
          </table:table-cell>
          <table:table-cell table:style-name="ce12" table:number-columns-repeated="3"/>
          <table:table-cell table:style-name="ce12" table:formula="of:=([.J177] / [.K177]) / [.H177]" office:value-type="string" office:string-value="" calcext:value-type="error">
            <text:p>#DIV/0!</text:p>
          </table:table-cell>
          <table:table-cell table:style-name="ce12" table:formula="of:=[.J177] / ([.I177] + [.J17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7] * [.H177] * [.Y177]" office:value-type="string" office:string-value="" calcext:value-type="error">
            <text:p>#REF!</text:p>
          </table:table-cell>
          <table:table-cell table:style-name="ce21"/>
          <table:table-cell table:style-name="ce22" table:formula="of:= ([.AA177] / 9.80665) / [.X177]" office:value-type="string" office:string-value="" calcext:value-type="error">
            <text:p>#DIV/0!</text:p>
          </table:table-cell>
          <table:table-cell table:style-name="ce22" office:value-type="float" office:value="1" calcext:value-type="float">
            <text:p>1</text:p>
          </table:table-cell>
          <table:table-cell table:style-name="ce22" table:formula="of:=(0.01 * [.AH177] * 0.66 * [.AB177]) * [.AG17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8] &amp; &quot;.A1:$&quot; &amp; [.D178] &amp; &quot;.B64&quot;); 2; 0)" office:value-type="string" office:string-value="" calcext:value-type="error">
            <text:p>#REF!</text:p>
          </table:table-cell>
          <table:table-cell table:style-name="ce12"/>
          <table:table-cell table:style-name="ce12" table:formula="of:=1000 * [.F178] * [.G178]" office:value-type="string" office:string-value="" calcext:value-type="error">
            <text:p>#REF!</text:p>
          </table:table-cell>
          <table:table-cell table:style-name="ce12" table:number-columns-repeated="3"/>
          <table:table-cell table:style-name="ce12" table:formula="of:=([.J178] / [.K178]) / [.H178]" office:value-type="string" office:string-value="" calcext:value-type="error">
            <text:p>#DIV/0!</text:p>
          </table:table-cell>
          <table:table-cell table:style-name="ce12" table:formula="of:=[.J178] / ([.I178] + [.J17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8] * [.H178] * [.Y178]" office:value-type="string" office:string-value="" calcext:value-type="error">
            <text:p>#REF!</text:p>
          </table:table-cell>
          <table:table-cell table:style-name="ce21"/>
          <table:table-cell table:style-name="ce22" table:formula="of:= ([.AA178] / 9.80665) / [.X178]" office:value-type="string" office:string-value="" calcext:value-type="error">
            <text:p>#DIV/0!</text:p>
          </table:table-cell>
          <table:table-cell table:style-name="ce22" office:value-type="float" office:value="1" calcext:value-type="float">
            <text:p>1</text:p>
          </table:table-cell>
          <table:table-cell table:style-name="ce22" table:formula="of:=(0.01 * [.AH178] * 0.66 * [.AB178]) * [.AG17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79] &amp; &quot;.A1:$&quot; &amp; [.D179] &amp; &quot;.B64&quot;); 2; 0)" office:value-type="string" office:string-value="" calcext:value-type="error">
            <text:p>#REF!</text:p>
          </table:table-cell>
          <table:table-cell table:style-name="ce12"/>
          <table:table-cell table:style-name="ce12" table:formula="of:=1000 * [.F179] * [.G179]" office:value-type="string" office:string-value="" calcext:value-type="error">
            <text:p>#REF!</text:p>
          </table:table-cell>
          <table:table-cell table:style-name="ce12" table:number-columns-repeated="3"/>
          <table:table-cell table:style-name="ce12" table:formula="of:=([.J179] / [.K179]) / [.H179]" office:value-type="string" office:string-value="" calcext:value-type="error">
            <text:p>#DIV/0!</text:p>
          </table:table-cell>
          <table:table-cell table:style-name="ce12" table:formula="of:=[.J179] / ([.I179] + [.J17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79] * [.H179] * [.Y179]" office:value-type="string" office:string-value="" calcext:value-type="error">
            <text:p>#REF!</text:p>
          </table:table-cell>
          <table:table-cell table:style-name="ce21"/>
          <table:table-cell table:style-name="ce22" table:formula="of:= ([.AA179] / 9.80665) / [.X179]" office:value-type="string" office:string-value="" calcext:value-type="error">
            <text:p>#DIV/0!</text:p>
          </table:table-cell>
          <table:table-cell table:style-name="ce22" office:value-type="float" office:value="1" calcext:value-type="float">
            <text:p>1</text:p>
          </table:table-cell>
          <table:table-cell table:style-name="ce22" table:formula="of:=(0.01 * [.AH179] * 0.66 * [.AB179]) * [.AG17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0] &amp; &quot;.A1:$&quot; &amp; [.D180] &amp; &quot;.B64&quot;); 2; 0)" office:value-type="string" office:string-value="" calcext:value-type="error">
            <text:p>#REF!</text:p>
          </table:table-cell>
          <table:table-cell table:style-name="ce12"/>
          <table:table-cell table:style-name="ce12" table:formula="of:=1000 * [.F180] * [.G180]" office:value-type="string" office:string-value="" calcext:value-type="error">
            <text:p>#REF!</text:p>
          </table:table-cell>
          <table:table-cell table:style-name="ce12" table:number-columns-repeated="3"/>
          <table:table-cell table:style-name="ce12" table:formula="of:=([.J180] / [.K180]) / [.H180]" office:value-type="string" office:string-value="" calcext:value-type="error">
            <text:p>#DIV/0!</text:p>
          </table:table-cell>
          <table:table-cell table:style-name="ce12" table:formula="of:=[.J180] / ([.I180] + [.J18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0] * [.H180] * [.Y180]" office:value-type="string" office:string-value="" calcext:value-type="error">
            <text:p>#REF!</text:p>
          </table:table-cell>
          <table:table-cell table:style-name="ce21"/>
          <table:table-cell table:style-name="ce22" table:formula="of:= ([.AA180] / 9.80665) / [.X180]" office:value-type="string" office:string-value="" calcext:value-type="error">
            <text:p>#DIV/0!</text:p>
          </table:table-cell>
          <table:table-cell table:style-name="ce22" office:value-type="float" office:value="1" calcext:value-type="float">
            <text:p>1</text:p>
          </table:table-cell>
          <table:table-cell table:style-name="ce22" table:formula="of:=(0.01 * [.AH180] * 0.66 * [.AB180]) * [.AG18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1] &amp; &quot;.A1:$&quot; &amp; [.D181] &amp; &quot;.B64&quot;); 2; 0)" office:value-type="string" office:string-value="" calcext:value-type="error">
            <text:p>#REF!</text:p>
          </table:table-cell>
          <table:table-cell table:style-name="ce12"/>
          <table:table-cell table:style-name="ce12" table:formula="of:=1000 * [.F181] * [.G181]" office:value-type="string" office:string-value="" calcext:value-type="error">
            <text:p>#REF!</text:p>
          </table:table-cell>
          <table:table-cell table:style-name="ce12" table:number-columns-repeated="3"/>
          <table:table-cell table:style-name="ce12" table:formula="of:=([.J181] / [.K181]) / [.H181]" office:value-type="string" office:string-value="" calcext:value-type="error">
            <text:p>#DIV/0!</text:p>
          </table:table-cell>
          <table:table-cell table:style-name="ce12" table:formula="of:=[.J181] / ([.I181] + [.J18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1] * [.H181] * [.Y181]" office:value-type="string" office:string-value="" calcext:value-type="error">
            <text:p>#REF!</text:p>
          </table:table-cell>
          <table:table-cell table:style-name="ce21"/>
          <table:table-cell table:style-name="ce22" table:formula="of:= ([.AA181] / 9.80665) / [.X181]" office:value-type="string" office:string-value="" calcext:value-type="error">
            <text:p>#DIV/0!</text:p>
          </table:table-cell>
          <table:table-cell table:style-name="ce22" office:value-type="float" office:value="1" calcext:value-type="float">
            <text:p>1</text:p>
          </table:table-cell>
          <table:table-cell table:style-name="ce22" table:formula="of:=(0.01 * [.AH181] * 0.66 * [.AB181]) * [.AG18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2] &amp; &quot;.A1:$&quot; &amp; [.D182] &amp; &quot;.B64&quot;); 2; 0)" office:value-type="string" office:string-value="" calcext:value-type="error">
            <text:p>#REF!</text:p>
          </table:table-cell>
          <table:table-cell table:style-name="ce12"/>
          <table:table-cell table:style-name="ce12" table:formula="of:=1000 * [.F182] * [.G182]" office:value-type="string" office:string-value="" calcext:value-type="error">
            <text:p>#REF!</text:p>
          </table:table-cell>
          <table:table-cell table:style-name="ce12" table:number-columns-repeated="3"/>
          <table:table-cell table:style-name="ce12" table:formula="of:=([.J182] / [.K182]) / [.H182]" office:value-type="string" office:string-value="" calcext:value-type="error">
            <text:p>#DIV/0!</text:p>
          </table:table-cell>
          <table:table-cell table:style-name="ce12" table:formula="of:=[.J182] / ([.I182] + [.J18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2] * [.H182] * [.Y182]" office:value-type="string" office:string-value="" calcext:value-type="error">
            <text:p>#REF!</text:p>
          </table:table-cell>
          <table:table-cell table:style-name="ce21"/>
          <table:table-cell table:style-name="ce22" table:formula="of:= ([.AA182] / 9.80665) / [.X182]" office:value-type="string" office:string-value="" calcext:value-type="error">
            <text:p>#DIV/0!</text:p>
          </table:table-cell>
          <table:table-cell table:style-name="ce22" office:value-type="float" office:value="1" calcext:value-type="float">
            <text:p>1</text:p>
          </table:table-cell>
          <table:table-cell table:style-name="ce22" table:formula="of:=(0.01 * [.AH182] * 0.66 * [.AB182]) * [.AG18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3] &amp; &quot;.A1:$&quot; &amp; [.D183] &amp; &quot;.B64&quot;); 2; 0)" office:value-type="string" office:string-value="" calcext:value-type="error">
            <text:p>#REF!</text:p>
          </table:table-cell>
          <table:table-cell table:style-name="ce12"/>
          <table:table-cell table:style-name="ce12" table:formula="of:=1000 * [.F183] * [.G183]" office:value-type="string" office:string-value="" calcext:value-type="error">
            <text:p>#REF!</text:p>
          </table:table-cell>
          <table:table-cell table:style-name="ce12" table:number-columns-repeated="3"/>
          <table:table-cell table:style-name="ce12" table:formula="of:=([.J183] / [.K183]) / [.H183]" office:value-type="string" office:string-value="" calcext:value-type="error">
            <text:p>#DIV/0!</text:p>
          </table:table-cell>
          <table:table-cell table:style-name="ce12" table:formula="of:=[.J183] / ([.I183] + [.J18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3] * [.H183] * [.Y183]" office:value-type="string" office:string-value="" calcext:value-type="error">
            <text:p>#REF!</text:p>
          </table:table-cell>
          <table:table-cell table:style-name="ce21"/>
          <table:table-cell table:style-name="ce22" table:formula="of:= ([.AA183] / 9.80665) / [.X183]" office:value-type="string" office:string-value="" calcext:value-type="error">
            <text:p>#DIV/0!</text:p>
          </table:table-cell>
          <table:table-cell table:style-name="ce22" office:value-type="float" office:value="1" calcext:value-type="float">
            <text:p>1</text:p>
          </table:table-cell>
          <table:table-cell table:style-name="ce22" table:formula="of:=(0.01 * [.AH183] * 0.66 * [.AB183]) * [.AG18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4] &amp; &quot;.A1:$&quot; &amp; [.D184] &amp; &quot;.B64&quot;); 2; 0)" office:value-type="string" office:string-value="" calcext:value-type="error">
            <text:p>#REF!</text:p>
          </table:table-cell>
          <table:table-cell table:style-name="ce12"/>
          <table:table-cell table:style-name="ce12" table:formula="of:=1000 * [.F184] * [.G184]" office:value-type="string" office:string-value="" calcext:value-type="error">
            <text:p>#REF!</text:p>
          </table:table-cell>
          <table:table-cell table:style-name="ce12" table:number-columns-repeated="3"/>
          <table:table-cell table:style-name="ce12" table:formula="of:=([.J184] / [.K184]) / [.H184]" office:value-type="string" office:string-value="" calcext:value-type="error">
            <text:p>#DIV/0!</text:p>
          </table:table-cell>
          <table:table-cell table:style-name="ce12" table:formula="of:=[.J184] / ([.I184] + [.J18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4] * [.H184] * [.Y184]" office:value-type="string" office:string-value="" calcext:value-type="error">
            <text:p>#REF!</text:p>
          </table:table-cell>
          <table:table-cell table:style-name="ce21"/>
          <table:table-cell table:style-name="ce22" table:formula="of:= ([.AA184] / 9.80665) / [.X184]" office:value-type="string" office:string-value="" calcext:value-type="error">
            <text:p>#DIV/0!</text:p>
          </table:table-cell>
          <table:table-cell table:style-name="ce22" office:value-type="float" office:value="1" calcext:value-type="float">
            <text:p>1</text:p>
          </table:table-cell>
          <table:table-cell table:style-name="ce22" table:formula="of:=(0.01 * [.AH184] * 0.66 * [.AB184]) * [.AG18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5] &amp; &quot;.A1:$&quot; &amp; [.D185] &amp; &quot;.B64&quot;); 2; 0)" office:value-type="string" office:string-value="" calcext:value-type="error">
            <text:p>#REF!</text:p>
          </table:table-cell>
          <table:table-cell table:style-name="ce12"/>
          <table:table-cell table:style-name="ce12" table:formula="of:=1000 * [.F185] * [.G185]" office:value-type="string" office:string-value="" calcext:value-type="error">
            <text:p>#REF!</text:p>
          </table:table-cell>
          <table:table-cell table:style-name="ce12" table:number-columns-repeated="3"/>
          <table:table-cell table:style-name="ce12" table:formula="of:=([.J185] / [.K185]) / [.H185]" office:value-type="string" office:string-value="" calcext:value-type="error">
            <text:p>#DIV/0!</text:p>
          </table:table-cell>
          <table:table-cell table:style-name="ce12" table:formula="of:=[.J185] / ([.I185] + [.J18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5] * [.H185] * [.Y185]" office:value-type="string" office:string-value="" calcext:value-type="error">
            <text:p>#REF!</text:p>
          </table:table-cell>
          <table:table-cell table:style-name="ce21"/>
          <table:table-cell table:style-name="ce22" table:formula="of:= ([.AA185] / 9.80665) / [.X185]" office:value-type="string" office:string-value="" calcext:value-type="error">
            <text:p>#DIV/0!</text:p>
          </table:table-cell>
          <table:table-cell table:style-name="ce22" office:value-type="float" office:value="1" calcext:value-type="float">
            <text:p>1</text:p>
          </table:table-cell>
          <table:table-cell table:style-name="ce22" table:formula="of:=(0.01 * [.AH185] * 0.66 * [.AB185]) * [.AG18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6] &amp; &quot;.A1:$&quot; &amp; [.D186] &amp; &quot;.B64&quot;); 2; 0)" office:value-type="string" office:string-value="" calcext:value-type="error">
            <text:p>#REF!</text:p>
          </table:table-cell>
          <table:table-cell table:style-name="ce12"/>
          <table:table-cell table:style-name="ce12" table:formula="of:=1000 * [.F186] * [.G186]" office:value-type="string" office:string-value="" calcext:value-type="error">
            <text:p>#REF!</text:p>
          </table:table-cell>
          <table:table-cell table:style-name="ce12" table:number-columns-repeated="3"/>
          <table:table-cell table:style-name="ce12" table:formula="of:=([.J186] / [.K186]) / [.H186]" office:value-type="string" office:string-value="" calcext:value-type="error">
            <text:p>#DIV/0!</text:p>
          </table:table-cell>
          <table:table-cell table:style-name="ce12" table:formula="of:=[.J186] / ([.I186] + [.J18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6] * [.H186] * [.Y186]" office:value-type="string" office:string-value="" calcext:value-type="error">
            <text:p>#REF!</text:p>
          </table:table-cell>
          <table:table-cell table:style-name="ce21"/>
          <table:table-cell table:style-name="ce22" table:formula="of:= ([.AA186] / 9.80665) / [.X186]" office:value-type="string" office:string-value="" calcext:value-type="error">
            <text:p>#DIV/0!</text:p>
          </table:table-cell>
          <table:table-cell table:style-name="ce22" office:value-type="float" office:value="1" calcext:value-type="float">
            <text:p>1</text:p>
          </table:table-cell>
          <table:table-cell table:style-name="ce22" table:formula="of:=(0.01 * [.AH186] * 0.66 * [.AB186]) * [.AG18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7] &amp; &quot;.A1:$&quot; &amp; [.D187] &amp; &quot;.B64&quot;); 2; 0)" office:value-type="string" office:string-value="" calcext:value-type="error">
            <text:p>#REF!</text:p>
          </table:table-cell>
          <table:table-cell table:style-name="ce12"/>
          <table:table-cell table:style-name="ce12" table:formula="of:=1000 * [.F187] * [.G187]" office:value-type="string" office:string-value="" calcext:value-type="error">
            <text:p>#REF!</text:p>
          </table:table-cell>
          <table:table-cell table:style-name="ce12" table:number-columns-repeated="3"/>
          <table:table-cell table:style-name="ce12" table:formula="of:=([.J187] / [.K187]) / [.H187]" office:value-type="string" office:string-value="" calcext:value-type="error">
            <text:p>#DIV/0!</text:p>
          </table:table-cell>
          <table:table-cell table:style-name="ce12" table:formula="of:=[.J187] / ([.I187] + [.J18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7] * [.H187] * [.Y187]" office:value-type="string" office:string-value="" calcext:value-type="error">
            <text:p>#REF!</text:p>
          </table:table-cell>
          <table:table-cell table:style-name="ce21"/>
          <table:table-cell table:style-name="ce22" table:formula="of:= ([.AA187] / 9.80665) / [.X187]" office:value-type="string" office:string-value="" calcext:value-type="error">
            <text:p>#DIV/0!</text:p>
          </table:table-cell>
          <table:table-cell table:style-name="ce22" office:value-type="float" office:value="1" calcext:value-type="float">
            <text:p>1</text:p>
          </table:table-cell>
          <table:table-cell table:style-name="ce22" table:formula="of:=(0.01 * [.AH187] * 0.66 * [.AB187]) * [.AG18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8] &amp; &quot;.A1:$&quot; &amp; [.D188] &amp; &quot;.B64&quot;); 2; 0)" office:value-type="string" office:string-value="" calcext:value-type="error">
            <text:p>#REF!</text:p>
          </table:table-cell>
          <table:table-cell table:style-name="ce12"/>
          <table:table-cell table:style-name="ce12" table:formula="of:=1000 * [.F188] * [.G188]" office:value-type="string" office:string-value="" calcext:value-type="error">
            <text:p>#REF!</text:p>
          </table:table-cell>
          <table:table-cell table:style-name="ce12" table:number-columns-repeated="3"/>
          <table:table-cell table:style-name="ce12" table:formula="of:=([.J188] / [.K188]) / [.H188]" office:value-type="string" office:string-value="" calcext:value-type="error">
            <text:p>#DIV/0!</text:p>
          </table:table-cell>
          <table:table-cell table:style-name="ce12" table:formula="of:=[.J188] / ([.I188] + [.J18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8] * [.H188] * [.Y188]" office:value-type="string" office:string-value="" calcext:value-type="error">
            <text:p>#REF!</text:p>
          </table:table-cell>
          <table:table-cell table:style-name="ce21"/>
          <table:table-cell table:style-name="ce22" table:formula="of:= ([.AA188] / 9.80665) / [.X188]" office:value-type="string" office:string-value="" calcext:value-type="error">
            <text:p>#DIV/0!</text:p>
          </table:table-cell>
          <table:table-cell table:style-name="ce22" office:value-type="float" office:value="1" calcext:value-type="float">
            <text:p>1</text:p>
          </table:table-cell>
          <table:table-cell table:style-name="ce22" table:formula="of:=(0.01 * [.AH188] * 0.66 * [.AB188]) * [.AG18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89] &amp; &quot;.A1:$&quot; &amp; [.D189] &amp; &quot;.B64&quot;); 2; 0)" office:value-type="string" office:string-value="" calcext:value-type="error">
            <text:p>#REF!</text:p>
          </table:table-cell>
          <table:table-cell table:style-name="ce12"/>
          <table:table-cell table:style-name="ce12" table:formula="of:=1000 * [.F189] * [.G189]" office:value-type="string" office:string-value="" calcext:value-type="error">
            <text:p>#REF!</text:p>
          </table:table-cell>
          <table:table-cell table:style-name="ce12" table:number-columns-repeated="3"/>
          <table:table-cell table:style-name="ce12" table:formula="of:=([.J189] / [.K189]) / [.H189]" office:value-type="string" office:string-value="" calcext:value-type="error">
            <text:p>#DIV/0!</text:p>
          </table:table-cell>
          <table:table-cell table:style-name="ce12" table:formula="of:=[.J189] / ([.I189] + [.J18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89] * [.H189] * [.Y189]" office:value-type="string" office:string-value="" calcext:value-type="error">
            <text:p>#REF!</text:p>
          </table:table-cell>
          <table:table-cell table:style-name="ce21"/>
          <table:table-cell table:style-name="ce22" table:formula="of:= ([.AA189] / 9.80665) / [.X189]" office:value-type="string" office:string-value="" calcext:value-type="error">
            <text:p>#DIV/0!</text:p>
          </table:table-cell>
          <table:table-cell table:style-name="ce22" office:value-type="float" office:value="1" calcext:value-type="float">
            <text:p>1</text:p>
          </table:table-cell>
          <table:table-cell table:style-name="ce22" table:formula="of:=(0.01 * [.AH189] * 0.66 * [.AB189]) * [.AG18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0] &amp; &quot;.A1:$&quot; &amp; [.D190] &amp; &quot;.B64&quot;); 2; 0)" office:value-type="string" office:string-value="" calcext:value-type="error">
            <text:p>#REF!</text:p>
          </table:table-cell>
          <table:table-cell table:style-name="ce12"/>
          <table:table-cell table:style-name="ce12" table:formula="of:=1000 * [.F190] * [.G190]" office:value-type="string" office:string-value="" calcext:value-type="error">
            <text:p>#REF!</text:p>
          </table:table-cell>
          <table:table-cell table:style-name="ce12" table:number-columns-repeated="3"/>
          <table:table-cell table:style-name="ce12" table:formula="of:=([.J190] / [.K190]) / [.H190]" office:value-type="string" office:string-value="" calcext:value-type="error">
            <text:p>#DIV/0!</text:p>
          </table:table-cell>
          <table:table-cell table:style-name="ce12" table:formula="of:=[.J190] / ([.I190] + [.J19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0] * [.H190] * [.Y190]" office:value-type="string" office:string-value="" calcext:value-type="error">
            <text:p>#REF!</text:p>
          </table:table-cell>
          <table:table-cell table:style-name="ce21"/>
          <table:table-cell table:style-name="ce22" table:formula="of:= ([.AA190] / 9.80665) / [.X190]" office:value-type="string" office:string-value="" calcext:value-type="error">
            <text:p>#DIV/0!</text:p>
          </table:table-cell>
          <table:table-cell table:style-name="ce22" office:value-type="float" office:value="1" calcext:value-type="float">
            <text:p>1</text:p>
          </table:table-cell>
          <table:table-cell table:style-name="ce22" table:formula="of:=(0.01 * [.AH190] * 0.66 * [.AB190]) * [.AG19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1] &amp; &quot;.A1:$&quot; &amp; [.D191] &amp; &quot;.B64&quot;); 2; 0)" office:value-type="string" office:string-value="" calcext:value-type="error">
            <text:p>#REF!</text:p>
          </table:table-cell>
          <table:table-cell table:style-name="ce12"/>
          <table:table-cell table:style-name="ce12" table:formula="of:=1000 * [.F191] * [.G191]" office:value-type="string" office:string-value="" calcext:value-type="error">
            <text:p>#REF!</text:p>
          </table:table-cell>
          <table:table-cell table:style-name="ce12" table:number-columns-repeated="3"/>
          <table:table-cell table:style-name="ce12" table:formula="of:=([.J191] / [.K191]) / [.H191]" office:value-type="string" office:string-value="" calcext:value-type="error">
            <text:p>#DIV/0!</text:p>
          </table:table-cell>
          <table:table-cell table:style-name="ce12" table:formula="of:=[.J191] / ([.I191] + [.J19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1] * [.H191] * [.Y191]" office:value-type="string" office:string-value="" calcext:value-type="error">
            <text:p>#REF!</text:p>
          </table:table-cell>
          <table:table-cell table:style-name="ce21"/>
          <table:table-cell table:style-name="ce22" table:formula="of:= ([.AA191] / 9.80665) / [.X191]" office:value-type="string" office:string-value="" calcext:value-type="error">
            <text:p>#DIV/0!</text:p>
          </table:table-cell>
          <table:table-cell table:style-name="ce22" office:value-type="float" office:value="1" calcext:value-type="float">
            <text:p>1</text:p>
          </table:table-cell>
          <table:table-cell table:style-name="ce22" table:formula="of:=(0.01 * [.AH191] * 0.66 * [.AB191]) * [.AG19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2] &amp; &quot;.A1:$&quot; &amp; [.D192] &amp; &quot;.B64&quot;); 2; 0)" office:value-type="string" office:string-value="" calcext:value-type="error">
            <text:p>#REF!</text:p>
          </table:table-cell>
          <table:table-cell table:style-name="ce12"/>
          <table:table-cell table:style-name="ce12" table:formula="of:=1000 * [.F192] * [.G192]" office:value-type="string" office:string-value="" calcext:value-type="error">
            <text:p>#REF!</text:p>
          </table:table-cell>
          <table:table-cell table:style-name="ce12" table:number-columns-repeated="3"/>
          <table:table-cell table:style-name="ce12" table:formula="of:=([.J192] / [.K192]) / [.H192]" office:value-type="string" office:string-value="" calcext:value-type="error">
            <text:p>#DIV/0!</text:p>
          </table:table-cell>
          <table:table-cell table:style-name="ce12" table:formula="of:=[.J192] / ([.I192] + [.J19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2] * [.H192] * [.Y192]" office:value-type="string" office:string-value="" calcext:value-type="error">
            <text:p>#REF!</text:p>
          </table:table-cell>
          <table:table-cell table:style-name="ce21"/>
          <table:table-cell table:style-name="ce22" table:formula="of:= ([.AA192] / 9.80665) / [.X192]" office:value-type="string" office:string-value="" calcext:value-type="error">
            <text:p>#DIV/0!</text:p>
          </table:table-cell>
          <table:table-cell table:style-name="ce22" office:value-type="float" office:value="1" calcext:value-type="float">
            <text:p>1</text:p>
          </table:table-cell>
          <table:table-cell table:style-name="ce22" table:formula="of:=(0.01 * [.AH192] * 0.66 * [.AB192]) * [.AG19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3] &amp; &quot;.A1:$&quot; &amp; [.D193] &amp; &quot;.B64&quot;); 2; 0)" office:value-type="string" office:string-value="" calcext:value-type="error">
            <text:p>#REF!</text:p>
          </table:table-cell>
          <table:table-cell table:style-name="ce12"/>
          <table:table-cell table:style-name="ce12" table:formula="of:=1000 * [.F193] * [.G193]" office:value-type="string" office:string-value="" calcext:value-type="error">
            <text:p>#REF!</text:p>
          </table:table-cell>
          <table:table-cell table:style-name="ce12" table:number-columns-repeated="3"/>
          <table:table-cell table:style-name="ce12" table:formula="of:=([.J193] / [.K193]) / [.H193]" office:value-type="string" office:string-value="" calcext:value-type="error">
            <text:p>#DIV/0!</text:p>
          </table:table-cell>
          <table:table-cell table:style-name="ce12" table:formula="of:=[.J193] / ([.I193] + [.J19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3] * [.H193] * [.Y193]" office:value-type="string" office:string-value="" calcext:value-type="error">
            <text:p>#REF!</text:p>
          </table:table-cell>
          <table:table-cell table:style-name="ce21"/>
          <table:table-cell table:style-name="ce22" table:formula="of:= ([.AA193] / 9.80665) / [.X193]" office:value-type="string" office:string-value="" calcext:value-type="error">
            <text:p>#DIV/0!</text:p>
          </table:table-cell>
          <table:table-cell table:style-name="ce22" office:value-type="float" office:value="1" calcext:value-type="float">
            <text:p>1</text:p>
          </table:table-cell>
          <table:table-cell table:style-name="ce22" table:formula="of:=(0.01 * [.AH193] * 0.66 * [.AB193]) * [.AG19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4] &amp; &quot;.A1:$&quot; &amp; [.D194] &amp; &quot;.B64&quot;); 2; 0)" office:value-type="string" office:string-value="" calcext:value-type="error">
            <text:p>#REF!</text:p>
          </table:table-cell>
          <table:table-cell table:style-name="ce12"/>
          <table:table-cell table:style-name="ce12" table:formula="of:=1000 * [.F194] * [.G194]" office:value-type="string" office:string-value="" calcext:value-type="error">
            <text:p>#REF!</text:p>
          </table:table-cell>
          <table:table-cell table:style-name="ce12" table:number-columns-repeated="3"/>
          <table:table-cell table:style-name="ce12" table:formula="of:=([.J194] / [.K194]) / [.H194]" office:value-type="string" office:string-value="" calcext:value-type="error">
            <text:p>#DIV/0!</text:p>
          </table:table-cell>
          <table:table-cell table:style-name="ce12" table:formula="of:=[.J194] / ([.I194] + [.J19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4] * [.H194] * [.Y194]" office:value-type="string" office:string-value="" calcext:value-type="error">
            <text:p>#REF!</text:p>
          </table:table-cell>
          <table:table-cell table:style-name="ce21"/>
          <table:table-cell table:style-name="ce22" table:formula="of:= ([.AA194] / 9.80665) / [.X194]" office:value-type="string" office:string-value="" calcext:value-type="error">
            <text:p>#DIV/0!</text:p>
          </table:table-cell>
          <table:table-cell table:style-name="ce22" office:value-type="float" office:value="1" calcext:value-type="float">
            <text:p>1</text:p>
          </table:table-cell>
          <table:table-cell table:style-name="ce22" table:formula="of:=(0.01 * [.AH194] * 0.66 * [.AB194]) * [.AG19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5] &amp; &quot;.A1:$&quot; &amp; [.D195] &amp; &quot;.B64&quot;); 2; 0)" office:value-type="string" office:string-value="" calcext:value-type="error">
            <text:p>#REF!</text:p>
          </table:table-cell>
          <table:table-cell table:style-name="ce12"/>
          <table:table-cell table:style-name="ce12" table:formula="of:=1000 * [.F195] * [.G195]" office:value-type="string" office:string-value="" calcext:value-type="error">
            <text:p>#REF!</text:p>
          </table:table-cell>
          <table:table-cell table:style-name="ce12" table:number-columns-repeated="3"/>
          <table:table-cell table:style-name="ce12" table:formula="of:=([.J195] / [.K195]) / [.H195]" office:value-type="string" office:string-value="" calcext:value-type="error">
            <text:p>#DIV/0!</text:p>
          </table:table-cell>
          <table:table-cell table:style-name="ce12" table:formula="of:=[.J195] / ([.I195] + [.J19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5] * [.H195] * [.Y195]" office:value-type="string" office:string-value="" calcext:value-type="error">
            <text:p>#REF!</text:p>
          </table:table-cell>
          <table:table-cell table:style-name="ce21"/>
          <table:table-cell table:style-name="ce22" table:formula="of:= ([.AA195] / 9.80665) / [.X195]" office:value-type="string" office:string-value="" calcext:value-type="error">
            <text:p>#DIV/0!</text:p>
          </table:table-cell>
          <table:table-cell table:style-name="ce22" office:value-type="float" office:value="1" calcext:value-type="float">
            <text:p>1</text:p>
          </table:table-cell>
          <table:table-cell table:style-name="ce22" table:formula="of:=(0.01 * [.AH195] * 0.66 * [.AB195]) * [.AG19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6] &amp; &quot;.A1:$&quot; &amp; [.D196] &amp; &quot;.B64&quot;); 2; 0)" office:value-type="string" office:string-value="" calcext:value-type="error">
            <text:p>#REF!</text:p>
          </table:table-cell>
          <table:table-cell table:style-name="ce12"/>
          <table:table-cell table:style-name="ce12" table:formula="of:=1000 * [.F196] * [.G196]" office:value-type="string" office:string-value="" calcext:value-type="error">
            <text:p>#REF!</text:p>
          </table:table-cell>
          <table:table-cell table:style-name="ce12" table:number-columns-repeated="3"/>
          <table:table-cell table:style-name="ce12" table:formula="of:=([.J196] / [.K196]) / [.H196]" office:value-type="string" office:string-value="" calcext:value-type="error">
            <text:p>#DIV/0!</text:p>
          </table:table-cell>
          <table:table-cell table:style-name="ce12" table:formula="of:=[.J196] / ([.I196] + [.J19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6] * [.H196] * [.Y196]" office:value-type="string" office:string-value="" calcext:value-type="error">
            <text:p>#REF!</text:p>
          </table:table-cell>
          <table:table-cell table:style-name="ce21"/>
          <table:table-cell table:style-name="ce22" table:formula="of:= ([.AA196] / 9.80665) / [.X196]" office:value-type="string" office:string-value="" calcext:value-type="error">
            <text:p>#DIV/0!</text:p>
          </table:table-cell>
          <table:table-cell table:style-name="ce22" office:value-type="float" office:value="1" calcext:value-type="float">
            <text:p>1</text:p>
          </table:table-cell>
          <table:table-cell table:style-name="ce22" table:formula="of:=(0.01 * [.AH196] * 0.66 * [.AB196]) * [.AG19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7] &amp; &quot;.A1:$&quot; &amp; [.D197] &amp; &quot;.B64&quot;); 2; 0)" office:value-type="string" office:string-value="" calcext:value-type="error">
            <text:p>#REF!</text:p>
          </table:table-cell>
          <table:table-cell table:style-name="ce12"/>
          <table:table-cell table:style-name="ce12" table:formula="of:=1000 * [.F197] * [.G197]" office:value-type="string" office:string-value="" calcext:value-type="error">
            <text:p>#REF!</text:p>
          </table:table-cell>
          <table:table-cell table:style-name="ce12" table:number-columns-repeated="3"/>
          <table:table-cell table:style-name="ce12" table:formula="of:=([.J197] / [.K197]) / [.H197]" office:value-type="string" office:string-value="" calcext:value-type="error">
            <text:p>#DIV/0!</text:p>
          </table:table-cell>
          <table:table-cell table:style-name="ce12" table:formula="of:=[.J197] / ([.I197] + [.J19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7] * [.H197] * [.Y197]" office:value-type="string" office:string-value="" calcext:value-type="error">
            <text:p>#REF!</text:p>
          </table:table-cell>
          <table:table-cell table:style-name="ce21"/>
          <table:table-cell table:style-name="ce22" table:formula="of:= ([.AA197] / 9.80665) / [.X197]" office:value-type="string" office:string-value="" calcext:value-type="error">
            <text:p>#DIV/0!</text:p>
          </table:table-cell>
          <table:table-cell table:style-name="ce22" office:value-type="float" office:value="1" calcext:value-type="float">
            <text:p>1</text:p>
          </table:table-cell>
          <table:table-cell table:style-name="ce22" table:formula="of:=(0.01 * [.AH197] * 0.66 * [.AB197]) * [.AG19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8] &amp; &quot;.A1:$&quot; &amp; [.D198] &amp; &quot;.B64&quot;); 2; 0)" office:value-type="string" office:string-value="" calcext:value-type="error">
            <text:p>#REF!</text:p>
          </table:table-cell>
          <table:table-cell table:style-name="ce12"/>
          <table:table-cell table:style-name="ce12" table:formula="of:=1000 * [.F198] * [.G198]" office:value-type="string" office:string-value="" calcext:value-type="error">
            <text:p>#REF!</text:p>
          </table:table-cell>
          <table:table-cell table:style-name="ce12" table:number-columns-repeated="3"/>
          <table:table-cell table:style-name="ce12" table:formula="of:=([.J198] / [.K198]) / [.H198]" office:value-type="string" office:string-value="" calcext:value-type="error">
            <text:p>#DIV/0!</text:p>
          </table:table-cell>
          <table:table-cell table:style-name="ce12" table:formula="of:=[.J198] / ([.I198] + [.J19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8] * [.H198] * [.Y198]" office:value-type="string" office:string-value="" calcext:value-type="error">
            <text:p>#REF!</text:p>
          </table:table-cell>
          <table:table-cell table:style-name="ce21"/>
          <table:table-cell table:style-name="ce22" table:formula="of:= ([.AA198] / 9.80665) / [.X198]" office:value-type="string" office:string-value="" calcext:value-type="error">
            <text:p>#DIV/0!</text:p>
          </table:table-cell>
          <table:table-cell table:style-name="ce22" office:value-type="float" office:value="1" calcext:value-type="float">
            <text:p>1</text:p>
          </table:table-cell>
          <table:table-cell table:style-name="ce22" table:formula="of:=(0.01 * [.AH198] * 0.66 * [.AB198]) * [.AG19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199] &amp; &quot;.A1:$&quot; &amp; [.D199] &amp; &quot;.B64&quot;); 2; 0)" office:value-type="string" office:string-value="" calcext:value-type="error">
            <text:p>#REF!</text:p>
          </table:table-cell>
          <table:table-cell table:style-name="ce12"/>
          <table:table-cell table:style-name="ce12" table:formula="of:=1000 * [.F199] * [.G199]" office:value-type="string" office:string-value="" calcext:value-type="error">
            <text:p>#REF!</text:p>
          </table:table-cell>
          <table:table-cell table:style-name="ce12" table:number-columns-repeated="3"/>
          <table:table-cell table:style-name="ce12" table:formula="of:=([.J199] / [.K199]) / [.H199]" office:value-type="string" office:string-value="" calcext:value-type="error">
            <text:p>#DIV/0!</text:p>
          </table:table-cell>
          <table:table-cell table:style-name="ce12" table:formula="of:=[.J199] / ([.I199] + [.J19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199] * [.H199] * [.Y199]" office:value-type="string" office:string-value="" calcext:value-type="error">
            <text:p>#REF!</text:p>
          </table:table-cell>
          <table:table-cell table:style-name="ce21"/>
          <table:table-cell table:style-name="ce22" table:formula="of:= ([.AA199] / 9.80665) / [.X199]" office:value-type="string" office:string-value="" calcext:value-type="error">
            <text:p>#DIV/0!</text:p>
          </table:table-cell>
          <table:table-cell table:style-name="ce22" office:value-type="float" office:value="1" calcext:value-type="float">
            <text:p>1</text:p>
          </table:table-cell>
          <table:table-cell table:style-name="ce22" table:formula="of:=(0.01 * [.AH199] * 0.66 * [.AB199]) * [.AG19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0] &amp; &quot;.A1:$&quot; &amp; [.D200] &amp; &quot;.B64&quot;); 2; 0)" office:value-type="string" office:string-value="" calcext:value-type="error">
            <text:p>#REF!</text:p>
          </table:table-cell>
          <table:table-cell table:style-name="ce12"/>
          <table:table-cell table:style-name="ce12" table:formula="of:=1000 * [.F200] * [.G200]" office:value-type="string" office:string-value="" calcext:value-type="error">
            <text:p>#REF!</text:p>
          </table:table-cell>
          <table:table-cell table:style-name="ce12" table:number-columns-repeated="3"/>
          <table:table-cell table:style-name="ce12" table:formula="of:=([.J200] / [.K200]) / [.H200]" office:value-type="string" office:string-value="" calcext:value-type="error">
            <text:p>#DIV/0!</text:p>
          </table:table-cell>
          <table:table-cell table:style-name="ce12" table:formula="of:=[.J200] / ([.I200] + [.J20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0] * [.H200] * [.Y200]" office:value-type="string" office:string-value="" calcext:value-type="error">
            <text:p>#REF!</text:p>
          </table:table-cell>
          <table:table-cell table:style-name="ce21"/>
          <table:table-cell table:style-name="ce22" table:formula="of:= ([.AA200] / 9.80665) / [.X200]" office:value-type="string" office:string-value="" calcext:value-type="error">
            <text:p>#DIV/0!</text:p>
          </table:table-cell>
          <table:table-cell table:style-name="ce22" office:value-type="float" office:value="1" calcext:value-type="float">
            <text:p>1</text:p>
          </table:table-cell>
          <table:table-cell table:style-name="ce22" table:formula="of:=(0.01 * [.AH200] * 0.66 * [.AB200]) * [.AG20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1] &amp; &quot;.A1:$&quot; &amp; [.D201] &amp; &quot;.B64&quot;); 2; 0)" office:value-type="string" office:string-value="" calcext:value-type="error">
            <text:p>#REF!</text:p>
          </table:table-cell>
          <table:table-cell table:style-name="ce12"/>
          <table:table-cell table:style-name="ce12" table:formula="of:=1000 * [.F201] * [.G201]" office:value-type="string" office:string-value="" calcext:value-type="error">
            <text:p>#REF!</text:p>
          </table:table-cell>
          <table:table-cell table:style-name="ce12" table:number-columns-repeated="3"/>
          <table:table-cell table:style-name="ce12" table:formula="of:=([.J201] / [.K201]) / [.H201]" office:value-type="string" office:string-value="" calcext:value-type="error">
            <text:p>#DIV/0!</text:p>
          </table:table-cell>
          <table:table-cell table:style-name="ce12" table:formula="of:=[.J201] / ([.I201] + [.J20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1] * [.H201] * [.Y201]" office:value-type="string" office:string-value="" calcext:value-type="error">
            <text:p>#REF!</text:p>
          </table:table-cell>
          <table:table-cell table:style-name="ce21"/>
          <table:table-cell table:style-name="ce22" table:formula="of:= ([.AA201] / 9.80665) / [.X201]" office:value-type="string" office:string-value="" calcext:value-type="error">
            <text:p>#DIV/0!</text:p>
          </table:table-cell>
          <table:table-cell table:style-name="ce22" office:value-type="float" office:value="1" calcext:value-type="float">
            <text:p>1</text:p>
          </table:table-cell>
          <table:table-cell table:style-name="ce22" table:formula="of:=(0.01 * [.AH201] * 0.66 * [.AB201]) * [.AG20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2] &amp; &quot;.A1:$&quot; &amp; [.D202] &amp; &quot;.B64&quot;); 2; 0)" office:value-type="string" office:string-value="" calcext:value-type="error">
            <text:p>#REF!</text:p>
          </table:table-cell>
          <table:table-cell table:style-name="ce12"/>
          <table:table-cell table:style-name="ce12" table:formula="of:=1000 * [.F202] * [.G202]" office:value-type="string" office:string-value="" calcext:value-type="error">
            <text:p>#REF!</text:p>
          </table:table-cell>
          <table:table-cell table:style-name="ce12" table:number-columns-repeated="3"/>
          <table:table-cell table:style-name="ce12" table:formula="of:=([.J202] / [.K202]) / [.H202]" office:value-type="string" office:string-value="" calcext:value-type="error">
            <text:p>#DIV/0!</text:p>
          </table:table-cell>
          <table:table-cell table:style-name="ce12" table:formula="of:=[.J202] / ([.I202] + [.J20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2] * [.H202] * [.Y202]" office:value-type="string" office:string-value="" calcext:value-type="error">
            <text:p>#REF!</text:p>
          </table:table-cell>
          <table:table-cell table:style-name="ce21"/>
          <table:table-cell table:style-name="ce22" table:formula="of:= ([.AA202] / 9.80665) / [.X202]" office:value-type="string" office:string-value="" calcext:value-type="error">
            <text:p>#DIV/0!</text:p>
          </table:table-cell>
          <table:table-cell table:style-name="ce22" office:value-type="float" office:value="1" calcext:value-type="float">
            <text:p>1</text:p>
          </table:table-cell>
          <table:table-cell table:style-name="ce22" table:formula="of:=(0.01 * [.AH202] * 0.66 * [.AB202]) * [.AG20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3] &amp; &quot;.A1:$&quot; &amp; [.D203] &amp; &quot;.B64&quot;); 2; 0)" office:value-type="string" office:string-value="" calcext:value-type="error">
            <text:p>#REF!</text:p>
          </table:table-cell>
          <table:table-cell table:style-name="ce12"/>
          <table:table-cell table:style-name="ce12" table:formula="of:=1000 * [.F203] * [.G203]" office:value-type="string" office:string-value="" calcext:value-type="error">
            <text:p>#REF!</text:p>
          </table:table-cell>
          <table:table-cell table:style-name="ce12" table:number-columns-repeated="3"/>
          <table:table-cell table:style-name="ce12" table:formula="of:=([.J203] / [.K203]) / [.H203]" office:value-type="string" office:string-value="" calcext:value-type="error">
            <text:p>#DIV/0!</text:p>
          </table:table-cell>
          <table:table-cell table:style-name="ce12" table:formula="of:=[.J203] / ([.I203] + [.J20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3] * [.H203] * [.Y203]" office:value-type="string" office:string-value="" calcext:value-type="error">
            <text:p>#REF!</text:p>
          </table:table-cell>
          <table:table-cell table:style-name="ce21"/>
          <table:table-cell table:style-name="ce22" table:formula="of:= ([.AA203] / 9.80665) / [.X203]" office:value-type="string" office:string-value="" calcext:value-type="error">
            <text:p>#DIV/0!</text:p>
          </table:table-cell>
          <table:table-cell table:style-name="ce22" office:value-type="float" office:value="1" calcext:value-type="float">
            <text:p>1</text:p>
          </table:table-cell>
          <table:table-cell table:style-name="ce22" table:formula="of:=(0.01 * [.AH203] * 0.66 * [.AB203]) * [.AG20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4] &amp; &quot;.A1:$&quot; &amp; [.D204] &amp; &quot;.B64&quot;); 2; 0)" office:value-type="string" office:string-value="" calcext:value-type="error">
            <text:p>#REF!</text:p>
          </table:table-cell>
          <table:table-cell table:style-name="ce12"/>
          <table:table-cell table:style-name="ce12" table:formula="of:=1000 * [.F204] * [.G204]" office:value-type="string" office:string-value="" calcext:value-type="error">
            <text:p>#REF!</text:p>
          </table:table-cell>
          <table:table-cell table:style-name="ce12" table:number-columns-repeated="3"/>
          <table:table-cell table:style-name="ce12" table:formula="of:=([.J204] / [.K204]) / [.H204]" office:value-type="string" office:string-value="" calcext:value-type="error">
            <text:p>#DIV/0!</text:p>
          </table:table-cell>
          <table:table-cell table:style-name="ce12" table:formula="of:=[.J204] / ([.I204] + [.J20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4] * [.H204] * [.Y204]" office:value-type="string" office:string-value="" calcext:value-type="error">
            <text:p>#REF!</text:p>
          </table:table-cell>
          <table:table-cell table:style-name="ce21"/>
          <table:table-cell table:style-name="ce22" table:formula="of:= ([.AA204] / 9.80665) / [.X204]" office:value-type="string" office:string-value="" calcext:value-type="error">
            <text:p>#DIV/0!</text:p>
          </table:table-cell>
          <table:table-cell table:style-name="ce22" office:value-type="float" office:value="1" calcext:value-type="float">
            <text:p>1</text:p>
          </table:table-cell>
          <table:table-cell table:style-name="ce22" table:formula="of:=(0.01 * [.AH204] * 0.66 * [.AB204]) * [.AG20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5] &amp; &quot;.A1:$&quot; &amp; [.D205] &amp; &quot;.B64&quot;); 2; 0)" office:value-type="string" office:string-value="" calcext:value-type="error">
            <text:p>#REF!</text:p>
          </table:table-cell>
          <table:table-cell table:style-name="ce12"/>
          <table:table-cell table:style-name="ce12" table:formula="of:=1000 * [.F205] * [.G205]" office:value-type="string" office:string-value="" calcext:value-type="error">
            <text:p>#REF!</text:p>
          </table:table-cell>
          <table:table-cell table:style-name="ce12" table:number-columns-repeated="3"/>
          <table:table-cell table:style-name="ce12" table:formula="of:=([.J205] / [.K205]) / [.H205]" office:value-type="string" office:string-value="" calcext:value-type="error">
            <text:p>#DIV/0!</text:p>
          </table:table-cell>
          <table:table-cell table:style-name="ce12" table:formula="of:=[.J205] / ([.I205] + [.J20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5] * [.H205] * [.Y205]" office:value-type="string" office:string-value="" calcext:value-type="error">
            <text:p>#REF!</text:p>
          </table:table-cell>
          <table:table-cell table:style-name="ce21"/>
          <table:table-cell table:style-name="ce22" table:formula="of:= ([.AA205] / 9.80665) / [.X205]" office:value-type="string" office:string-value="" calcext:value-type="error">
            <text:p>#DIV/0!</text:p>
          </table:table-cell>
          <table:table-cell table:style-name="ce22" office:value-type="float" office:value="1" calcext:value-type="float">
            <text:p>1</text:p>
          </table:table-cell>
          <table:table-cell table:style-name="ce22" table:formula="of:=(0.01 * [.AH205] * 0.66 * [.AB205]) * [.AG20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6] &amp; &quot;.A1:$&quot; &amp; [.D206] &amp; &quot;.B64&quot;); 2; 0)" office:value-type="string" office:string-value="" calcext:value-type="error">
            <text:p>#REF!</text:p>
          </table:table-cell>
          <table:table-cell table:style-name="ce12"/>
          <table:table-cell table:style-name="ce12" table:formula="of:=1000 * [.F206] * [.G206]" office:value-type="string" office:string-value="" calcext:value-type="error">
            <text:p>#REF!</text:p>
          </table:table-cell>
          <table:table-cell table:style-name="ce12" table:number-columns-repeated="3"/>
          <table:table-cell table:style-name="ce12" table:formula="of:=([.J206] / [.K206]) / [.H206]" office:value-type="string" office:string-value="" calcext:value-type="error">
            <text:p>#DIV/0!</text:p>
          </table:table-cell>
          <table:table-cell table:style-name="ce12" table:formula="of:=[.J206] / ([.I206] + [.J20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6] * [.H206] * [.Y206]" office:value-type="string" office:string-value="" calcext:value-type="error">
            <text:p>#REF!</text:p>
          </table:table-cell>
          <table:table-cell table:style-name="ce21"/>
          <table:table-cell table:style-name="ce22" table:formula="of:= ([.AA206] / 9.80665) / [.X206]" office:value-type="string" office:string-value="" calcext:value-type="error">
            <text:p>#DIV/0!</text:p>
          </table:table-cell>
          <table:table-cell table:style-name="ce22" office:value-type="float" office:value="1" calcext:value-type="float">
            <text:p>1</text:p>
          </table:table-cell>
          <table:table-cell table:style-name="ce22" table:formula="of:=(0.01 * [.AH206] * 0.66 * [.AB206]) * [.AG20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7] &amp; &quot;.A1:$&quot; &amp; [.D207] &amp; &quot;.B64&quot;); 2; 0)" office:value-type="string" office:string-value="" calcext:value-type="error">
            <text:p>#REF!</text:p>
          </table:table-cell>
          <table:table-cell table:style-name="ce12"/>
          <table:table-cell table:style-name="ce12" table:formula="of:=1000 * [.F207] * [.G207]" office:value-type="string" office:string-value="" calcext:value-type="error">
            <text:p>#REF!</text:p>
          </table:table-cell>
          <table:table-cell table:style-name="ce12" table:number-columns-repeated="3"/>
          <table:table-cell table:style-name="ce12" table:formula="of:=([.J207] / [.K207]) / [.H207]" office:value-type="string" office:string-value="" calcext:value-type="error">
            <text:p>#DIV/0!</text:p>
          </table:table-cell>
          <table:table-cell table:style-name="ce12" table:formula="of:=[.J207] / ([.I207] + [.J20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7] * [.H207] * [.Y207]" office:value-type="string" office:string-value="" calcext:value-type="error">
            <text:p>#REF!</text:p>
          </table:table-cell>
          <table:table-cell table:style-name="ce21"/>
          <table:table-cell table:style-name="ce22" table:formula="of:= ([.AA207] / 9.80665) / [.X207]" office:value-type="string" office:string-value="" calcext:value-type="error">
            <text:p>#DIV/0!</text:p>
          </table:table-cell>
          <table:table-cell table:style-name="ce22" office:value-type="float" office:value="1" calcext:value-type="float">
            <text:p>1</text:p>
          </table:table-cell>
          <table:table-cell table:style-name="ce22" table:formula="of:=(0.01 * [.AH207] * 0.66 * [.AB207]) * [.AG20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8] &amp; &quot;.A1:$&quot; &amp; [.D208] &amp; &quot;.B64&quot;); 2; 0)" office:value-type="string" office:string-value="" calcext:value-type="error">
            <text:p>#REF!</text:p>
          </table:table-cell>
          <table:table-cell table:style-name="ce12"/>
          <table:table-cell table:style-name="ce12" table:formula="of:=1000 * [.F208] * [.G208]" office:value-type="string" office:string-value="" calcext:value-type="error">
            <text:p>#REF!</text:p>
          </table:table-cell>
          <table:table-cell table:style-name="ce12" table:number-columns-repeated="3"/>
          <table:table-cell table:style-name="ce12" table:formula="of:=([.J208] / [.K208]) / [.H208]" office:value-type="string" office:string-value="" calcext:value-type="error">
            <text:p>#DIV/0!</text:p>
          </table:table-cell>
          <table:table-cell table:style-name="ce12" table:formula="of:=[.J208] / ([.I208] + [.J20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8] * [.H208] * [.Y208]" office:value-type="string" office:string-value="" calcext:value-type="error">
            <text:p>#REF!</text:p>
          </table:table-cell>
          <table:table-cell table:style-name="ce21"/>
          <table:table-cell table:style-name="ce22" table:formula="of:= ([.AA208] / 9.80665) / [.X208]" office:value-type="string" office:string-value="" calcext:value-type="error">
            <text:p>#DIV/0!</text:p>
          </table:table-cell>
          <table:table-cell table:style-name="ce22" office:value-type="float" office:value="1" calcext:value-type="float">
            <text:p>1</text:p>
          </table:table-cell>
          <table:table-cell table:style-name="ce22" table:formula="of:=(0.01 * [.AH208] * 0.66 * [.AB208]) * [.AG20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09] &amp; &quot;.A1:$&quot; &amp; [.D209] &amp; &quot;.B64&quot;); 2; 0)" office:value-type="string" office:string-value="" calcext:value-type="error">
            <text:p>#REF!</text:p>
          </table:table-cell>
          <table:table-cell table:style-name="ce12"/>
          <table:table-cell table:style-name="ce12" table:formula="of:=1000 * [.F209] * [.G209]" office:value-type="string" office:string-value="" calcext:value-type="error">
            <text:p>#REF!</text:p>
          </table:table-cell>
          <table:table-cell table:style-name="ce12" table:number-columns-repeated="3"/>
          <table:table-cell table:style-name="ce12" table:formula="of:=([.J209] / [.K209]) / [.H209]" office:value-type="string" office:string-value="" calcext:value-type="error">
            <text:p>#DIV/0!</text:p>
          </table:table-cell>
          <table:table-cell table:style-name="ce12" table:formula="of:=[.J209] / ([.I209] + [.J20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09] * [.H209] * [.Y209]" office:value-type="string" office:string-value="" calcext:value-type="error">
            <text:p>#REF!</text:p>
          </table:table-cell>
          <table:table-cell table:style-name="ce21"/>
          <table:table-cell table:style-name="ce22" table:formula="of:= ([.AA209] / 9.80665) / [.X209]" office:value-type="string" office:string-value="" calcext:value-type="error">
            <text:p>#DIV/0!</text:p>
          </table:table-cell>
          <table:table-cell table:style-name="ce22" office:value-type="float" office:value="1" calcext:value-type="float">
            <text:p>1</text:p>
          </table:table-cell>
          <table:table-cell table:style-name="ce22" table:formula="of:=(0.01 * [.AH209] * 0.66 * [.AB209]) * [.AG20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0] &amp; &quot;.A1:$&quot; &amp; [.D210] &amp; &quot;.B64&quot;); 2; 0)" office:value-type="string" office:string-value="" calcext:value-type="error">
            <text:p>#REF!</text:p>
          </table:table-cell>
          <table:table-cell table:style-name="ce12"/>
          <table:table-cell table:style-name="ce12" table:formula="of:=1000 * [.F210] * [.G210]" office:value-type="string" office:string-value="" calcext:value-type="error">
            <text:p>#REF!</text:p>
          </table:table-cell>
          <table:table-cell table:style-name="ce12" table:number-columns-repeated="3"/>
          <table:table-cell table:style-name="ce12" table:formula="of:=([.J210] / [.K210]) / [.H210]" office:value-type="string" office:string-value="" calcext:value-type="error">
            <text:p>#DIV/0!</text:p>
          </table:table-cell>
          <table:table-cell table:style-name="ce12" table:formula="of:=[.J210] / ([.I210] + [.J21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0] * [.H210] * [.Y210]" office:value-type="string" office:string-value="" calcext:value-type="error">
            <text:p>#REF!</text:p>
          </table:table-cell>
          <table:table-cell table:style-name="ce21"/>
          <table:table-cell table:style-name="ce22" table:formula="of:= ([.AA210] / 9.80665) / [.X210]" office:value-type="string" office:string-value="" calcext:value-type="error">
            <text:p>#DIV/0!</text:p>
          </table:table-cell>
          <table:table-cell table:style-name="ce22" office:value-type="float" office:value="1" calcext:value-type="float">
            <text:p>1</text:p>
          </table:table-cell>
          <table:table-cell table:style-name="ce22" table:formula="of:=(0.01 * [.AH210] * 0.66 * [.AB210]) * [.AG21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1] &amp; &quot;.A1:$&quot; &amp; [.D211] &amp; &quot;.B64&quot;); 2; 0)" office:value-type="string" office:string-value="" calcext:value-type="error">
            <text:p>#REF!</text:p>
          </table:table-cell>
          <table:table-cell table:style-name="ce12"/>
          <table:table-cell table:style-name="ce12" table:formula="of:=1000 * [.F211] * [.G211]" office:value-type="string" office:string-value="" calcext:value-type="error">
            <text:p>#REF!</text:p>
          </table:table-cell>
          <table:table-cell table:style-name="ce12" table:number-columns-repeated="3"/>
          <table:table-cell table:style-name="ce12" table:formula="of:=([.J211] / [.K211]) / [.H211]" office:value-type="string" office:string-value="" calcext:value-type="error">
            <text:p>#DIV/0!</text:p>
          </table:table-cell>
          <table:table-cell table:style-name="ce12" table:formula="of:=[.J211] / ([.I211] + [.J21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1] * [.H211] * [.Y211]" office:value-type="string" office:string-value="" calcext:value-type="error">
            <text:p>#REF!</text:p>
          </table:table-cell>
          <table:table-cell table:style-name="ce21"/>
          <table:table-cell table:style-name="ce22" table:formula="of:= ([.AA211] / 9.80665) / [.X211]" office:value-type="string" office:string-value="" calcext:value-type="error">
            <text:p>#DIV/0!</text:p>
          </table:table-cell>
          <table:table-cell table:style-name="ce22" office:value-type="float" office:value="1" calcext:value-type="float">
            <text:p>1</text:p>
          </table:table-cell>
          <table:table-cell table:style-name="ce22" table:formula="of:=(0.01 * [.AH211] * 0.66 * [.AB211]) * [.AG21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2] &amp; &quot;.A1:$&quot; &amp; [.D212] &amp; &quot;.B64&quot;); 2; 0)" office:value-type="string" office:string-value="" calcext:value-type="error">
            <text:p>#REF!</text:p>
          </table:table-cell>
          <table:table-cell table:style-name="ce12"/>
          <table:table-cell table:style-name="ce12" table:formula="of:=1000 * [.F212] * [.G212]" office:value-type="string" office:string-value="" calcext:value-type="error">
            <text:p>#REF!</text:p>
          </table:table-cell>
          <table:table-cell table:style-name="ce12" table:number-columns-repeated="3"/>
          <table:table-cell table:style-name="ce12" table:formula="of:=([.J212] / [.K212]) / [.H212]" office:value-type="string" office:string-value="" calcext:value-type="error">
            <text:p>#DIV/0!</text:p>
          </table:table-cell>
          <table:table-cell table:style-name="ce12" table:formula="of:=[.J212] / ([.I212] + [.J21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2] * [.H212] * [.Y212]" office:value-type="string" office:string-value="" calcext:value-type="error">
            <text:p>#REF!</text:p>
          </table:table-cell>
          <table:table-cell table:style-name="ce21"/>
          <table:table-cell table:style-name="ce22" table:formula="of:= ([.AA212] / 9.80665) / [.X212]" office:value-type="string" office:string-value="" calcext:value-type="error">
            <text:p>#DIV/0!</text:p>
          </table:table-cell>
          <table:table-cell table:style-name="ce22" office:value-type="float" office:value="1" calcext:value-type="float">
            <text:p>1</text:p>
          </table:table-cell>
          <table:table-cell table:style-name="ce22" table:formula="of:=(0.01 * [.AH212] * 0.66 * [.AB212]) * [.AG21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3] &amp; &quot;.A1:$&quot; &amp; [.D213] &amp; &quot;.B64&quot;); 2; 0)" office:value-type="string" office:string-value="" calcext:value-type="error">
            <text:p>#REF!</text:p>
          </table:table-cell>
          <table:table-cell table:style-name="ce12"/>
          <table:table-cell table:style-name="ce12" table:formula="of:=1000 * [.F213] * [.G213]" office:value-type="string" office:string-value="" calcext:value-type="error">
            <text:p>#REF!</text:p>
          </table:table-cell>
          <table:table-cell table:style-name="ce12" table:number-columns-repeated="3"/>
          <table:table-cell table:style-name="ce12" table:formula="of:=([.J213] / [.K213]) / [.H213]" office:value-type="string" office:string-value="" calcext:value-type="error">
            <text:p>#DIV/0!</text:p>
          </table:table-cell>
          <table:table-cell table:style-name="ce12" table:formula="of:=[.J213] / ([.I213] + [.J21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3] * [.H213] * [.Y213]" office:value-type="string" office:string-value="" calcext:value-type="error">
            <text:p>#REF!</text:p>
          </table:table-cell>
          <table:table-cell table:style-name="ce21"/>
          <table:table-cell table:style-name="ce22" table:formula="of:= ([.AA213] / 9.80665) / [.X213]" office:value-type="string" office:string-value="" calcext:value-type="error">
            <text:p>#DIV/0!</text:p>
          </table:table-cell>
          <table:table-cell table:style-name="ce22" office:value-type="float" office:value="1" calcext:value-type="float">
            <text:p>1</text:p>
          </table:table-cell>
          <table:table-cell table:style-name="ce22" table:formula="of:=(0.01 * [.AH213] * 0.66 * [.AB213]) * [.AG21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4] &amp; &quot;.A1:$&quot; &amp; [.D214] &amp; &quot;.B64&quot;); 2; 0)" office:value-type="string" office:string-value="" calcext:value-type="error">
            <text:p>#REF!</text:p>
          </table:table-cell>
          <table:table-cell table:style-name="ce12"/>
          <table:table-cell table:style-name="ce12" table:formula="of:=1000 * [.F214] * [.G214]" office:value-type="string" office:string-value="" calcext:value-type="error">
            <text:p>#REF!</text:p>
          </table:table-cell>
          <table:table-cell table:style-name="ce12" table:number-columns-repeated="3"/>
          <table:table-cell table:style-name="ce12" table:formula="of:=([.J214] / [.K214]) / [.H214]" office:value-type="string" office:string-value="" calcext:value-type="error">
            <text:p>#DIV/0!</text:p>
          </table:table-cell>
          <table:table-cell table:style-name="ce12" table:formula="of:=[.J214] / ([.I214] + [.J21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4] * [.H214] * [.Y214]" office:value-type="string" office:string-value="" calcext:value-type="error">
            <text:p>#REF!</text:p>
          </table:table-cell>
          <table:table-cell table:style-name="ce21"/>
          <table:table-cell table:style-name="ce22" table:formula="of:= ([.AA214] / 9.80665) / [.X214]" office:value-type="string" office:string-value="" calcext:value-type="error">
            <text:p>#DIV/0!</text:p>
          </table:table-cell>
          <table:table-cell table:style-name="ce22" office:value-type="float" office:value="1" calcext:value-type="float">
            <text:p>1</text:p>
          </table:table-cell>
          <table:table-cell table:style-name="ce22" table:formula="of:=(0.01 * [.AH214] * 0.66 * [.AB214]) * [.AG21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5] &amp; &quot;.A1:$&quot; &amp; [.D215] &amp; &quot;.B64&quot;); 2; 0)" office:value-type="string" office:string-value="" calcext:value-type="error">
            <text:p>#REF!</text:p>
          </table:table-cell>
          <table:table-cell table:style-name="ce12"/>
          <table:table-cell table:style-name="ce12" table:formula="of:=1000 * [.F215] * [.G215]" office:value-type="string" office:string-value="" calcext:value-type="error">
            <text:p>#REF!</text:p>
          </table:table-cell>
          <table:table-cell table:style-name="ce12" table:number-columns-repeated="3"/>
          <table:table-cell table:style-name="ce12" table:formula="of:=([.J215] / [.K215]) / [.H215]" office:value-type="string" office:string-value="" calcext:value-type="error">
            <text:p>#DIV/0!</text:p>
          </table:table-cell>
          <table:table-cell table:style-name="ce12" table:formula="of:=[.J215] / ([.I215] + [.J21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5] * [.H215] * [.Y215]" office:value-type="string" office:string-value="" calcext:value-type="error">
            <text:p>#REF!</text:p>
          </table:table-cell>
          <table:table-cell table:style-name="ce21"/>
          <table:table-cell table:style-name="ce22" table:formula="of:= ([.AA215] / 9.80665) / [.X215]" office:value-type="string" office:string-value="" calcext:value-type="error">
            <text:p>#DIV/0!</text:p>
          </table:table-cell>
          <table:table-cell table:style-name="ce22" office:value-type="float" office:value="1" calcext:value-type="float">
            <text:p>1</text:p>
          </table:table-cell>
          <table:table-cell table:style-name="ce22" table:formula="of:=(0.01 * [.AH215] * 0.66 * [.AB215]) * [.AG21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6] &amp; &quot;.A1:$&quot; &amp; [.D216] &amp; &quot;.B64&quot;); 2; 0)" office:value-type="string" office:string-value="" calcext:value-type="error">
            <text:p>#REF!</text:p>
          </table:table-cell>
          <table:table-cell table:style-name="ce12"/>
          <table:table-cell table:style-name="ce12" table:formula="of:=1000 * [.F216] * [.G216]" office:value-type="string" office:string-value="" calcext:value-type="error">
            <text:p>#REF!</text:p>
          </table:table-cell>
          <table:table-cell table:style-name="ce12" table:number-columns-repeated="3"/>
          <table:table-cell table:style-name="ce12" table:formula="of:=([.J216] / [.K216]) / [.H216]" office:value-type="string" office:string-value="" calcext:value-type="error">
            <text:p>#DIV/0!</text:p>
          </table:table-cell>
          <table:table-cell table:style-name="ce12" table:formula="of:=[.J216] / ([.I216] + [.J21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6] * [.H216] * [.Y216]" office:value-type="string" office:string-value="" calcext:value-type="error">
            <text:p>#REF!</text:p>
          </table:table-cell>
          <table:table-cell table:style-name="ce21"/>
          <table:table-cell table:style-name="ce22" table:formula="of:= ([.AA216] / 9.80665) / [.X216]" office:value-type="string" office:string-value="" calcext:value-type="error">
            <text:p>#DIV/0!</text:p>
          </table:table-cell>
          <table:table-cell table:style-name="ce22" office:value-type="float" office:value="1" calcext:value-type="float">
            <text:p>1</text:p>
          </table:table-cell>
          <table:table-cell table:style-name="ce22" table:formula="of:=(0.01 * [.AH216] * 0.66 * [.AB216]) * [.AG21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7] &amp; &quot;.A1:$&quot; &amp; [.D217] &amp; &quot;.B64&quot;); 2; 0)" office:value-type="string" office:string-value="" calcext:value-type="error">
            <text:p>#REF!</text:p>
          </table:table-cell>
          <table:table-cell table:style-name="ce12"/>
          <table:table-cell table:style-name="ce12" table:formula="of:=1000 * [.F217] * [.G217]" office:value-type="string" office:string-value="" calcext:value-type="error">
            <text:p>#REF!</text:p>
          </table:table-cell>
          <table:table-cell table:style-name="ce12" table:number-columns-repeated="3"/>
          <table:table-cell table:style-name="ce12" table:formula="of:=([.J217] / [.K217]) / [.H217]" office:value-type="string" office:string-value="" calcext:value-type="error">
            <text:p>#DIV/0!</text:p>
          </table:table-cell>
          <table:table-cell table:style-name="ce12" table:formula="of:=[.J217] / ([.I217] + [.J21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7] * [.H217] * [.Y217]" office:value-type="string" office:string-value="" calcext:value-type="error">
            <text:p>#REF!</text:p>
          </table:table-cell>
          <table:table-cell table:style-name="ce21"/>
          <table:table-cell table:style-name="ce22" table:formula="of:= ([.AA217] / 9.80665) / [.X217]" office:value-type="string" office:string-value="" calcext:value-type="error">
            <text:p>#DIV/0!</text:p>
          </table:table-cell>
          <table:table-cell table:style-name="ce22" office:value-type="float" office:value="1" calcext:value-type="float">
            <text:p>1</text:p>
          </table:table-cell>
          <table:table-cell table:style-name="ce22" table:formula="of:=(0.01 * [.AH217] * 0.66 * [.AB217]) * [.AG21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8] &amp; &quot;.A1:$&quot; &amp; [.D218] &amp; &quot;.B64&quot;); 2; 0)" office:value-type="string" office:string-value="" calcext:value-type="error">
            <text:p>#REF!</text:p>
          </table:table-cell>
          <table:table-cell table:style-name="ce12"/>
          <table:table-cell table:style-name="ce12" table:formula="of:=1000 * [.F218] * [.G218]" office:value-type="string" office:string-value="" calcext:value-type="error">
            <text:p>#REF!</text:p>
          </table:table-cell>
          <table:table-cell table:style-name="ce12" table:number-columns-repeated="3"/>
          <table:table-cell table:style-name="ce12" table:formula="of:=([.J218] / [.K218]) / [.H218]" office:value-type="string" office:string-value="" calcext:value-type="error">
            <text:p>#DIV/0!</text:p>
          </table:table-cell>
          <table:table-cell table:style-name="ce12" table:formula="of:=[.J218] / ([.I218] + [.J21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8] * [.H218] * [.Y218]" office:value-type="string" office:string-value="" calcext:value-type="error">
            <text:p>#REF!</text:p>
          </table:table-cell>
          <table:table-cell table:style-name="ce21"/>
          <table:table-cell table:style-name="ce22" table:formula="of:= ([.AA218] / 9.80665) / [.X218]" office:value-type="string" office:string-value="" calcext:value-type="error">
            <text:p>#DIV/0!</text:p>
          </table:table-cell>
          <table:table-cell table:style-name="ce22" office:value-type="float" office:value="1" calcext:value-type="float">
            <text:p>1</text:p>
          </table:table-cell>
          <table:table-cell table:style-name="ce22" table:formula="of:=(0.01 * [.AH218] * 0.66 * [.AB218]) * [.AG21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19] &amp; &quot;.A1:$&quot; &amp; [.D219] &amp; &quot;.B64&quot;); 2; 0)" office:value-type="string" office:string-value="" calcext:value-type="error">
            <text:p>#REF!</text:p>
          </table:table-cell>
          <table:table-cell table:style-name="ce12"/>
          <table:table-cell table:style-name="ce12" table:formula="of:=1000 * [.F219] * [.G219]" office:value-type="string" office:string-value="" calcext:value-type="error">
            <text:p>#REF!</text:p>
          </table:table-cell>
          <table:table-cell table:style-name="ce12" table:number-columns-repeated="3"/>
          <table:table-cell table:style-name="ce12" table:formula="of:=([.J219] / [.K219]) / [.H219]" office:value-type="string" office:string-value="" calcext:value-type="error">
            <text:p>#DIV/0!</text:p>
          </table:table-cell>
          <table:table-cell table:style-name="ce12" table:formula="of:=[.J219] / ([.I219] + [.J21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19] * [.H219] * [.Y219]" office:value-type="string" office:string-value="" calcext:value-type="error">
            <text:p>#REF!</text:p>
          </table:table-cell>
          <table:table-cell table:style-name="ce21"/>
          <table:table-cell table:style-name="ce22" table:formula="of:= ([.AA219] / 9.80665) / [.X219]" office:value-type="string" office:string-value="" calcext:value-type="error">
            <text:p>#DIV/0!</text:p>
          </table:table-cell>
          <table:table-cell table:style-name="ce22" office:value-type="float" office:value="1" calcext:value-type="float">
            <text:p>1</text:p>
          </table:table-cell>
          <table:table-cell table:style-name="ce22" table:formula="of:=(0.01 * [.AH219] * 0.66 * [.AB219]) * [.AG21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0] &amp; &quot;.A1:$&quot; &amp; [.D220] &amp; &quot;.B64&quot;); 2; 0)" office:value-type="string" office:string-value="" calcext:value-type="error">
            <text:p>#REF!</text:p>
          </table:table-cell>
          <table:table-cell table:style-name="ce12"/>
          <table:table-cell table:style-name="ce12" table:formula="of:=1000 * [.F220] * [.G220]" office:value-type="string" office:string-value="" calcext:value-type="error">
            <text:p>#REF!</text:p>
          </table:table-cell>
          <table:table-cell table:style-name="ce12" table:number-columns-repeated="3"/>
          <table:table-cell table:style-name="ce12" table:formula="of:=([.J220] / [.K220]) / [.H220]" office:value-type="string" office:string-value="" calcext:value-type="error">
            <text:p>#DIV/0!</text:p>
          </table:table-cell>
          <table:table-cell table:style-name="ce12" table:formula="of:=[.J220] / ([.I220] + [.J22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0] * [.H220] * [.Y220]" office:value-type="string" office:string-value="" calcext:value-type="error">
            <text:p>#REF!</text:p>
          </table:table-cell>
          <table:table-cell table:style-name="ce21"/>
          <table:table-cell table:style-name="ce22" table:formula="of:= ([.AA220] / 9.80665) / [.X220]" office:value-type="string" office:string-value="" calcext:value-type="error">
            <text:p>#DIV/0!</text:p>
          </table:table-cell>
          <table:table-cell table:style-name="ce22" office:value-type="float" office:value="1" calcext:value-type="float">
            <text:p>1</text:p>
          </table:table-cell>
          <table:table-cell table:style-name="ce22" table:formula="of:=(0.01 * [.AH220] * 0.66 * [.AB220]) * [.AG22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1] &amp; &quot;.A1:$&quot; &amp; [.D221] &amp; &quot;.B64&quot;); 2; 0)" office:value-type="string" office:string-value="" calcext:value-type="error">
            <text:p>#REF!</text:p>
          </table:table-cell>
          <table:table-cell table:style-name="ce12"/>
          <table:table-cell table:style-name="ce12" table:formula="of:=1000 * [.F221] * [.G221]" office:value-type="string" office:string-value="" calcext:value-type="error">
            <text:p>#REF!</text:p>
          </table:table-cell>
          <table:table-cell table:style-name="ce12" table:number-columns-repeated="3"/>
          <table:table-cell table:style-name="ce12" table:formula="of:=([.J221] / [.K221]) / [.H221]" office:value-type="string" office:string-value="" calcext:value-type="error">
            <text:p>#DIV/0!</text:p>
          </table:table-cell>
          <table:table-cell table:style-name="ce12" table:formula="of:=[.J221] / ([.I221] + [.J22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1] * [.H221] * [.Y221]" office:value-type="string" office:string-value="" calcext:value-type="error">
            <text:p>#REF!</text:p>
          </table:table-cell>
          <table:table-cell table:style-name="ce21"/>
          <table:table-cell table:style-name="ce22" table:formula="of:= ([.AA221] / 9.80665) / [.X221]" office:value-type="string" office:string-value="" calcext:value-type="error">
            <text:p>#DIV/0!</text:p>
          </table:table-cell>
          <table:table-cell table:style-name="ce22" office:value-type="float" office:value="1" calcext:value-type="float">
            <text:p>1</text:p>
          </table:table-cell>
          <table:table-cell table:style-name="ce22" table:formula="of:=(0.01 * [.AH221] * 0.66 * [.AB221]) * [.AG22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2] &amp; &quot;.A1:$&quot; &amp; [.D222] &amp; &quot;.B64&quot;); 2; 0)" office:value-type="string" office:string-value="" calcext:value-type="error">
            <text:p>#REF!</text:p>
          </table:table-cell>
          <table:table-cell table:style-name="ce12"/>
          <table:table-cell table:style-name="ce12" table:formula="of:=1000 * [.F222] * [.G222]" office:value-type="string" office:string-value="" calcext:value-type="error">
            <text:p>#REF!</text:p>
          </table:table-cell>
          <table:table-cell table:style-name="ce12" table:number-columns-repeated="3"/>
          <table:table-cell table:style-name="ce12" table:formula="of:=([.J222] / [.K222]) / [.H222]" office:value-type="string" office:string-value="" calcext:value-type="error">
            <text:p>#DIV/0!</text:p>
          </table:table-cell>
          <table:table-cell table:style-name="ce12" table:formula="of:=[.J222] / ([.I222] + [.J22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2] * [.H222] * [.Y222]" office:value-type="string" office:string-value="" calcext:value-type="error">
            <text:p>#REF!</text:p>
          </table:table-cell>
          <table:table-cell table:style-name="ce21"/>
          <table:table-cell table:style-name="ce22" table:formula="of:= ([.AA222] / 9.80665) / [.X222]" office:value-type="string" office:string-value="" calcext:value-type="error">
            <text:p>#DIV/0!</text:p>
          </table:table-cell>
          <table:table-cell table:style-name="ce22" office:value-type="float" office:value="1" calcext:value-type="float">
            <text:p>1</text:p>
          </table:table-cell>
          <table:table-cell table:style-name="ce22" table:formula="of:=(0.01 * [.AH222] * 0.66 * [.AB222]) * [.AG22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3] &amp; &quot;.A1:$&quot; &amp; [.D223] &amp; &quot;.B64&quot;); 2; 0)" office:value-type="string" office:string-value="" calcext:value-type="error">
            <text:p>#REF!</text:p>
          </table:table-cell>
          <table:table-cell table:style-name="ce12"/>
          <table:table-cell table:style-name="ce12" table:formula="of:=1000 * [.F223] * [.G223]" office:value-type="string" office:string-value="" calcext:value-type="error">
            <text:p>#REF!</text:p>
          </table:table-cell>
          <table:table-cell table:style-name="ce12" table:number-columns-repeated="3"/>
          <table:table-cell table:style-name="ce12" table:formula="of:=([.J223] / [.K223]) / [.H223]" office:value-type="string" office:string-value="" calcext:value-type="error">
            <text:p>#DIV/0!</text:p>
          </table:table-cell>
          <table:table-cell table:style-name="ce12" table:formula="of:=[.J223] / ([.I223] + [.J22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3] * [.H223] * [.Y223]" office:value-type="string" office:string-value="" calcext:value-type="error">
            <text:p>#REF!</text:p>
          </table:table-cell>
          <table:table-cell table:style-name="ce21"/>
          <table:table-cell table:style-name="ce22" table:formula="of:= ([.AA223] / 9.80665) / [.X223]" office:value-type="string" office:string-value="" calcext:value-type="error">
            <text:p>#DIV/0!</text:p>
          </table:table-cell>
          <table:table-cell table:style-name="ce22" office:value-type="float" office:value="1" calcext:value-type="float">
            <text:p>1</text:p>
          </table:table-cell>
          <table:table-cell table:style-name="ce22" table:formula="of:=(0.01 * [.AH223] * 0.66 * [.AB223]) * [.AG22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4] &amp; &quot;.A1:$&quot; &amp; [.D224] &amp; &quot;.B64&quot;); 2; 0)" office:value-type="string" office:string-value="" calcext:value-type="error">
            <text:p>#REF!</text:p>
          </table:table-cell>
          <table:table-cell table:style-name="ce12"/>
          <table:table-cell table:style-name="ce12" table:formula="of:=1000 * [.F224] * [.G224]" office:value-type="string" office:string-value="" calcext:value-type="error">
            <text:p>#REF!</text:p>
          </table:table-cell>
          <table:table-cell table:style-name="ce12" table:number-columns-repeated="3"/>
          <table:table-cell table:style-name="ce12" table:formula="of:=([.J224] / [.K224]) / [.H224]" office:value-type="string" office:string-value="" calcext:value-type="error">
            <text:p>#DIV/0!</text:p>
          </table:table-cell>
          <table:table-cell table:style-name="ce12" table:formula="of:=[.J224] / ([.I224] + [.J22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4] * [.H224] * [.Y224]" office:value-type="string" office:string-value="" calcext:value-type="error">
            <text:p>#REF!</text:p>
          </table:table-cell>
          <table:table-cell table:style-name="ce21"/>
          <table:table-cell table:style-name="ce22" table:formula="of:= ([.AA224] / 9.80665) / [.X224]" office:value-type="string" office:string-value="" calcext:value-type="error">
            <text:p>#DIV/0!</text:p>
          </table:table-cell>
          <table:table-cell table:style-name="ce22" office:value-type="float" office:value="1" calcext:value-type="float">
            <text:p>1</text:p>
          </table:table-cell>
          <table:table-cell table:style-name="ce22" table:formula="of:=(0.01 * [.AH224] * 0.66 * [.AB224]) * [.AG22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5] &amp; &quot;.A1:$&quot; &amp; [.D225] &amp; &quot;.B64&quot;); 2; 0)" office:value-type="string" office:string-value="" calcext:value-type="error">
            <text:p>#REF!</text:p>
          </table:table-cell>
          <table:table-cell table:style-name="ce12"/>
          <table:table-cell table:style-name="ce12" table:formula="of:=1000 * [.F225] * [.G225]" office:value-type="string" office:string-value="" calcext:value-type="error">
            <text:p>#REF!</text:p>
          </table:table-cell>
          <table:table-cell table:style-name="ce12" table:number-columns-repeated="3"/>
          <table:table-cell table:style-name="ce12" table:formula="of:=([.J225] / [.K225]) / [.H225]" office:value-type="string" office:string-value="" calcext:value-type="error">
            <text:p>#DIV/0!</text:p>
          </table:table-cell>
          <table:table-cell table:style-name="ce12" table:formula="of:=[.J225] / ([.I225] + [.J22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5] * [.H225] * [.Y225]" office:value-type="string" office:string-value="" calcext:value-type="error">
            <text:p>#REF!</text:p>
          </table:table-cell>
          <table:table-cell table:style-name="ce21"/>
          <table:table-cell table:style-name="ce22" table:formula="of:= ([.AA225] / 9.80665) / [.X225]" office:value-type="string" office:string-value="" calcext:value-type="error">
            <text:p>#DIV/0!</text:p>
          </table:table-cell>
          <table:table-cell table:style-name="ce22" office:value-type="float" office:value="1" calcext:value-type="float">
            <text:p>1</text:p>
          </table:table-cell>
          <table:table-cell table:style-name="ce22" table:formula="of:=(0.01 * [.AH225] * 0.66 * [.AB225]) * [.AG22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6] &amp; &quot;.A1:$&quot; &amp; [.D226] &amp; &quot;.B64&quot;); 2; 0)" office:value-type="string" office:string-value="" calcext:value-type="error">
            <text:p>#REF!</text:p>
          </table:table-cell>
          <table:table-cell table:style-name="ce12"/>
          <table:table-cell table:style-name="ce12" table:formula="of:=1000 * [.F226] * [.G226]" office:value-type="string" office:string-value="" calcext:value-type="error">
            <text:p>#REF!</text:p>
          </table:table-cell>
          <table:table-cell table:style-name="ce12" table:number-columns-repeated="3"/>
          <table:table-cell table:style-name="ce12" table:formula="of:=([.J226] / [.K226]) / [.H226]" office:value-type="string" office:string-value="" calcext:value-type="error">
            <text:p>#DIV/0!</text:p>
          </table:table-cell>
          <table:table-cell table:style-name="ce12" table:formula="of:=[.J226] / ([.I226] + [.J22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6] * [.H226] * [.Y226]" office:value-type="string" office:string-value="" calcext:value-type="error">
            <text:p>#REF!</text:p>
          </table:table-cell>
          <table:table-cell table:style-name="ce21"/>
          <table:table-cell table:style-name="ce22" table:formula="of:= ([.AA226] / 9.80665) / [.X226]" office:value-type="string" office:string-value="" calcext:value-type="error">
            <text:p>#DIV/0!</text:p>
          </table:table-cell>
          <table:table-cell table:style-name="ce22" office:value-type="float" office:value="1" calcext:value-type="float">
            <text:p>1</text:p>
          </table:table-cell>
          <table:table-cell table:style-name="ce22" table:formula="of:=(0.01 * [.AH226] * 0.66 * [.AB226]) * [.AG22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7] &amp; &quot;.A1:$&quot; &amp; [.D227] &amp; &quot;.B64&quot;); 2; 0)" office:value-type="string" office:string-value="" calcext:value-type="error">
            <text:p>#REF!</text:p>
          </table:table-cell>
          <table:table-cell table:style-name="ce12"/>
          <table:table-cell table:style-name="ce12" table:formula="of:=1000 * [.F227] * [.G227]" office:value-type="string" office:string-value="" calcext:value-type="error">
            <text:p>#REF!</text:p>
          </table:table-cell>
          <table:table-cell table:style-name="ce12" table:number-columns-repeated="3"/>
          <table:table-cell table:style-name="ce12" table:formula="of:=([.J227] / [.K227]) / [.H227]" office:value-type="string" office:string-value="" calcext:value-type="error">
            <text:p>#DIV/0!</text:p>
          </table:table-cell>
          <table:table-cell table:style-name="ce12" table:formula="of:=[.J227] / ([.I227] + [.J22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7] * [.H227] * [.Y227]" office:value-type="string" office:string-value="" calcext:value-type="error">
            <text:p>#REF!</text:p>
          </table:table-cell>
          <table:table-cell table:style-name="ce21"/>
          <table:table-cell table:style-name="ce22" table:formula="of:= ([.AA227] / 9.80665) / [.X227]" office:value-type="string" office:string-value="" calcext:value-type="error">
            <text:p>#DIV/0!</text:p>
          </table:table-cell>
          <table:table-cell table:style-name="ce22" office:value-type="float" office:value="1" calcext:value-type="float">
            <text:p>1</text:p>
          </table:table-cell>
          <table:table-cell table:style-name="ce22" table:formula="of:=(0.01 * [.AH227] * 0.66 * [.AB227]) * [.AG22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8] &amp; &quot;.A1:$&quot; &amp; [.D228] &amp; &quot;.B64&quot;); 2; 0)" office:value-type="string" office:string-value="" calcext:value-type="error">
            <text:p>#REF!</text:p>
          </table:table-cell>
          <table:table-cell table:style-name="ce12"/>
          <table:table-cell table:style-name="ce12" table:formula="of:=1000 * [.F228] * [.G228]" office:value-type="string" office:string-value="" calcext:value-type="error">
            <text:p>#REF!</text:p>
          </table:table-cell>
          <table:table-cell table:style-name="ce12" table:number-columns-repeated="3"/>
          <table:table-cell table:style-name="ce12" table:formula="of:=([.J228] / [.K228]) / [.H228]" office:value-type="string" office:string-value="" calcext:value-type="error">
            <text:p>#DIV/0!</text:p>
          </table:table-cell>
          <table:table-cell table:style-name="ce12" table:formula="of:=[.J228] / ([.I228] + [.J22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8] * [.H228] * [.Y228]" office:value-type="string" office:string-value="" calcext:value-type="error">
            <text:p>#REF!</text:p>
          </table:table-cell>
          <table:table-cell table:style-name="ce21"/>
          <table:table-cell table:style-name="ce22" table:formula="of:= ([.AA228] / 9.80665) / [.X228]" office:value-type="string" office:string-value="" calcext:value-type="error">
            <text:p>#DIV/0!</text:p>
          </table:table-cell>
          <table:table-cell table:style-name="ce22" office:value-type="float" office:value="1" calcext:value-type="float">
            <text:p>1</text:p>
          </table:table-cell>
          <table:table-cell table:style-name="ce22" table:formula="of:=(0.01 * [.AH228] * 0.66 * [.AB228]) * [.AG22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29] &amp; &quot;.A1:$&quot; &amp; [.D229] &amp; &quot;.B64&quot;); 2; 0)" office:value-type="string" office:string-value="" calcext:value-type="error">
            <text:p>#REF!</text:p>
          </table:table-cell>
          <table:table-cell table:style-name="ce12"/>
          <table:table-cell table:style-name="ce12" table:formula="of:=1000 * [.F229] * [.G229]" office:value-type="string" office:string-value="" calcext:value-type="error">
            <text:p>#REF!</text:p>
          </table:table-cell>
          <table:table-cell table:style-name="ce12" table:number-columns-repeated="3"/>
          <table:table-cell table:style-name="ce12" table:formula="of:=([.J229] / [.K229]) / [.H229]" office:value-type="string" office:string-value="" calcext:value-type="error">
            <text:p>#DIV/0!</text:p>
          </table:table-cell>
          <table:table-cell table:style-name="ce12" table:formula="of:=[.J229] / ([.I229] + [.J22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29] * [.H229] * [.Y229]" office:value-type="string" office:string-value="" calcext:value-type="error">
            <text:p>#REF!</text:p>
          </table:table-cell>
          <table:table-cell table:style-name="ce21"/>
          <table:table-cell table:style-name="ce22" table:formula="of:= ([.AA229] / 9.80665) / [.X229]" office:value-type="string" office:string-value="" calcext:value-type="error">
            <text:p>#DIV/0!</text:p>
          </table:table-cell>
          <table:table-cell table:style-name="ce22" office:value-type="float" office:value="1" calcext:value-type="float">
            <text:p>1</text:p>
          </table:table-cell>
          <table:table-cell table:style-name="ce22" table:formula="of:=(0.01 * [.AH229] * 0.66 * [.AB229]) * [.AG22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0] &amp; &quot;.A1:$&quot; &amp; [.D230] &amp; &quot;.B64&quot;); 2; 0)" office:value-type="string" office:string-value="" calcext:value-type="error">
            <text:p>#REF!</text:p>
          </table:table-cell>
          <table:table-cell table:style-name="ce12"/>
          <table:table-cell table:style-name="ce12" table:formula="of:=1000 * [.F230] * [.G230]" office:value-type="string" office:string-value="" calcext:value-type="error">
            <text:p>#REF!</text:p>
          </table:table-cell>
          <table:table-cell table:style-name="ce12" table:number-columns-repeated="3"/>
          <table:table-cell table:style-name="ce12" table:formula="of:=([.J230] / [.K230]) / [.H230]" office:value-type="string" office:string-value="" calcext:value-type="error">
            <text:p>#DIV/0!</text:p>
          </table:table-cell>
          <table:table-cell table:style-name="ce12" table:formula="of:=[.J230] / ([.I230] + [.J23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0] * [.H230] * [.Y230]" office:value-type="string" office:string-value="" calcext:value-type="error">
            <text:p>#REF!</text:p>
          </table:table-cell>
          <table:table-cell table:style-name="ce21"/>
          <table:table-cell table:style-name="ce22" table:formula="of:= ([.AA230] / 9.80665) / [.X230]" office:value-type="string" office:string-value="" calcext:value-type="error">
            <text:p>#DIV/0!</text:p>
          </table:table-cell>
          <table:table-cell table:style-name="ce22" office:value-type="float" office:value="1" calcext:value-type="float">
            <text:p>1</text:p>
          </table:table-cell>
          <table:table-cell table:style-name="ce22" table:formula="of:=(0.01 * [.AH230] * 0.66 * [.AB230]) * [.AG23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1] &amp; &quot;.A1:$&quot; &amp; [.D231] &amp; &quot;.B64&quot;); 2; 0)" office:value-type="string" office:string-value="" calcext:value-type="error">
            <text:p>#REF!</text:p>
          </table:table-cell>
          <table:table-cell table:style-name="ce12"/>
          <table:table-cell table:style-name="ce12" table:formula="of:=1000 * [.F231] * [.G231]" office:value-type="string" office:string-value="" calcext:value-type="error">
            <text:p>#REF!</text:p>
          </table:table-cell>
          <table:table-cell table:style-name="ce12" table:number-columns-repeated="3"/>
          <table:table-cell table:style-name="ce12" table:formula="of:=([.J231] / [.K231]) / [.H231]" office:value-type="string" office:string-value="" calcext:value-type="error">
            <text:p>#DIV/0!</text:p>
          </table:table-cell>
          <table:table-cell table:style-name="ce12" table:formula="of:=[.J231] / ([.I231] + [.J23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1] * [.H231] * [.Y231]" office:value-type="string" office:string-value="" calcext:value-type="error">
            <text:p>#REF!</text:p>
          </table:table-cell>
          <table:table-cell table:style-name="ce21"/>
          <table:table-cell table:style-name="ce22" table:formula="of:= ([.AA231] / 9.80665) / [.X231]" office:value-type="string" office:string-value="" calcext:value-type="error">
            <text:p>#DIV/0!</text:p>
          </table:table-cell>
          <table:table-cell table:style-name="ce22" office:value-type="float" office:value="1" calcext:value-type="float">
            <text:p>1</text:p>
          </table:table-cell>
          <table:table-cell table:style-name="ce22" table:formula="of:=(0.01 * [.AH231] * 0.66 * [.AB231]) * [.AG23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2] &amp; &quot;.A1:$&quot; &amp; [.D232] &amp; &quot;.B64&quot;); 2; 0)" office:value-type="string" office:string-value="" calcext:value-type="error">
            <text:p>#REF!</text:p>
          </table:table-cell>
          <table:table-cell table:style-name="ce12"/>
          <table:table-cell table:style-name="ce12" table:formula="of:=1000 * [.F232] * [.G232]" office:value-type="string" office:string-value="" calcext:value-type="error">
            <text:p>#REF!</text:p>
          </table:table-cell>
          <table:table-cell table:style-name="ce12" table:number-columns-repeated="3"/>
          <table:table-cell table:style-name="ce12" table:formula="of:=([.J232] / [.K232]) / [.H232]" office:value-type="string" office:string-value="" calcext:value-type="error">
            <text:p>#DIV/0!</text:p>
          </table:table-cell>
          <table:table-cell table:style-name="ce12" table:formula="of:=[.J232] / ([.I232] + [.J23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2] * [.H232] * [.Y232]" office:value-type="string" office:string-value="" calcext:value-type="error">
            <text:p>#REF!</text:p>
          </table:table-cell>
          <table:table-cell table:style-name="ce21"/>
          <table:table-cell table:style-name="ce22" table:formula="of:= ([.AA232] / 9.80665) / [.X232]" office:value-type="string" office:string-value="" calcext:value-type="error">
            <text:p>#DIV/0!</text:p>
          </table:table-cell>
          <table:table-cell table:style-name="ce22" office:value-type="float" office:value="1" calcext:value-type="float">
            <text:p>1</text:p>
          </table:table-cell>
          <table:table-cell table:style-name="ce22" table:formula="of:=(0.01 * [.AH232] * 0.66 * [.AB232]) * [.AG23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3] &amp; &quot;.A1:$&quot; &amp; [.D233] &amp; &quot;.B64&quot;); 2; 0)" office:value-type="string" office:string-value="" calcext:value-type="error">
            <text:p>#REF!</text:p>
          </table:table-cell>
          <table:table-cell table:style-name="ce12"/>
          <table:table-cell table:style-name="ce12" table:formula="of:=1000 * [.F233] * [.G233]" office:value-type="string" office:string-value="" calcext:value-type="error">
            <text:p>#REF!</text:p>
          </table:table-cell>
          <table:table-cell table:style-name="ce12" table:number-columns-repeated="3"/>
          <table:table-cell table:style-name="ce12" table:formula="of:=([.J233] / [.K233]) / [.H233]" office:value-type="string" office:string-value="" calcext:value-type="error">
            <text:p>#DIV/0!</text:p>
          </table:table-cell>
          <table:table-cell table:style-name="ce12" table:formula="of:=[.J233] / ([.I233] + [.J23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3] * [.H233] * [.Y233]" office:value-type="string" office:string-value="" calcext:value-type="error">
            <text:p>#REF!</text:p>
          </table:table-cell>
          <table:table-cell table:style-name="ce21"/>
          <table:table-cell table:style-name="ce22" table:formula="of:= ([.AA233] / 9.80665) / [.X233]" office:value-type="string" office:string-value="" calcext:value-type="error">
            <text:p>#DIV/0!</text:p>
          </table:table-cell>
          <table:table-cell table:style-name="ce22" office:value-type="float" office:value="1" calcext:value-type="float">
            <text:p>1</text:p>
          </table:table-cell>
          <table:table-cell table:style-name="ce22" table:formula="of:=(0.01 * [.AH233] * 0.66 * [.AB233]) * [.AG23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4] &amp; &quot;.A1:$&quot; &amp; [.D234] &amp; &quot;.B64&quot;); 2; 0)" office:value-type="string" office:string-value="" calcext:value-type="error">
            <text:p>#REF!</text:p>
          </table:table-cell>
          <table:table-cell table:style-name="ce12"/>
          <table:table-cell table:style-name="ce12" table:formula="of:=1000 * [.F234] * [.G234]" office:value-type="string" office:string-value="" calcext:value-type="error">
            <text:p>#REF!</text:p>
          </table:table-cell>
          <table:table-cell table:style-name="ce12" table:number-columns-repeated="3"/>
          <table:table-cell table:style-name="ce12" table:formula="of:=([.J234] / [.K234]) / [.H234]" office:value-type="string" office:string-value="" calcext:value-type="error">
            <text:p>#DIV/0!</text:p>
          </table:table-cell>
          <table:table-cell table:style-name="ce12" table:formula="of:=[.J234] / ([.I234] + [.J23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4] * [.H234] * [.Y234]" office:value-type="string" office:string-value="" calcext:value-type="error">
            <text:p>#REF!</text:p>
          </table:table-cell>
          <table:table-cell table:style-name="ce21"/>
          <table:table-cell table:style-name="ce22" table:formula="of:= ([.AA234] / 9.80665) / [.X234]" office:value-type="string" office:string-value="" calcext:value-type="error">
            <text:p>#DIV/0!</text:p>
          </table:table-cell>
          <table:table-cell table:style-name="ce22" office:value-type="float" office:value="1" calcext:value-type="float">
            <text:p>1</text:p>
          </table:table-cell>
          <table:table-cell table:style-name="ce22" table:formula="of:=(0.01 * [.AH234] * 0.66 * [.AB234]) * [.AG23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5] &amp; &quot;.A1:$&quot; &amp; [.D235] &amp; &quot;.B64&quot;); 2; 0)" office:value-type="string" office:string-value="" calcext:value-type="error">
            <text:p>#REF!</text:p>
          </table:table-cell>
          <table:table-cell table:style-name="ce12"/>
          <table:table-cell table:style-name="ce12" table:formula="of:=1000 * [.F235] * [.G235]" office:value-type="string" office:string-value="" calcext:value-type="error">
            <text:p>#REF!</text:p>
          </table:table-cell>
          <table:table-cell table:style-name="ce12" table:number-columns-repeated="3"/>
          <table:table-cell table:style-name="ce12" table:formula="of:=([.J235] / [.K235]) / [.H235]" office:value-type="string" office:string-value="" calcext:value-type="error">
            <text:p>#DIV/0!</text:p>
          </table:table-cell>
          <table:table-cell table:style-name="ce12" table:formula="of:=[.J235] / ([.I235] + [.J23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5] * [.H235] * [.Y235]" office:value-type="string" office:string-value="" calcext:value-type="error">
            <text:p>#REF!</text:p>
          </table:table-cell>
          <table:table-cell table:style-name="ce21"/>
          <table:table-cell table:style-name="ce22" table:formula="of:= ([.AA235] / 9.80665) / [.X235]" office:value-type="string" office:string-value="" calcext:value-type="error">
            <text:p>#DIV/0!</text:p>
          </table:table-cell>
          <table:table-cell table:style-name="ce22" office:value-type="float" office:value="1" calcext:value-type="float">
            <text:p>1</text:p>
          </table:table-cell>
          <table:table-cell table:style-name="ce22" table:formula="of:=(0.01 * [.AH235] * 0.66 * [.AB235]) * [.AG23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6] &amp; &quot;.A1:$&quot; &amp; [.D236] &amp; &quot;.B64&quot;); 2; 0)" office:value-type="string" office:string-value="" calcext:value-type="error">
            <text:p>#REF!</text:p>
          </table:table-cell>
          <table:table-cell table:style-name="ce12"/>
          <table:table-cell table:style-name="ce12" table:formula="of:=1000 * [.F236] * [.G236]" office:value-type="string" office:string-value="" calcext:value-type="error">
            <text:p>#REF!</text:p>
          </table:table-cell>
          <table:table-cell table:style-name="ce12" table:number-columns-repeated="3"/>
          <table:table-cell table:style-name="ce12" table:formula="of:=([.J236] / [.K236]) / [.H236]" office:value-type="string" office:string-value="" calcext:value-type="error">
            <text:p>#DIV/0!</text:p>
          </table:table-cell>
          <table:table-cell table:style-name="ce12" table:formula="of:=[.J236] / ([.I236] + [.J23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6] * [.H236] * [.Y236]" office:value-type="string" office:string-value="" calcext:value-type="error">
            <text:p>#REF!</text:p>
          </table:table-cell>
          <table:table-cell table:style-name="ce21"/>
          <table:table-cell table:style-name="ce22" table:formula="of:= ([.AA236] / 9.80665) / [.X236]" office:value-type="string" office:string-value="" calcext:value-type="error">
            <text:p>#DIV/0!</text:p>
          </table:table-cell>
          <table:table-cell table:style-name="ce22" office:value-type="float" office:value="1" calcext:value-type="float">
            <text:p>1</text:p>
          </table:table-cell>
          <table:table-cell table:style-name="ce22" table:formula="of:=(0.01 * [.AH236] * 0.66 * [.AB236]) * [.AG23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7] &amp; &quot;.A1:$&quot; &amp; [.D237] &amp; &quot;.B64&quot;); 2; 0)" office:value-type="string" office:string-value="" calcext:value-type="error">
            <text:p>#REF!</text:p>
          </table:table-cell>
          <table:table-cell table:style-name="ce12"/>
          <table:table-cell table:style-name="ce12" table:formula="of:=1000 * [.F237] * [.G237]" office:value-type="string" office:string-value="" calcext:value-type="error">
            <text:p>#REF!</text:p>
          </table:table-cell>
          <table:table-cell table:style-name="ce12" table:number-columns-repeated="3"/>
          <table:table-cell table:style-name="ce12" table:formula="of:=([.J237] / [.K237]) / [.H237]" office:value-type="string" office:string-value="" calcext:value-type="error">
            <text:p>#DIV/0!</text:p>
          </table:table-cell>
          <table:table-cell table:style-name="ce12" table:formula="of:=[.J237] / ([.I237] + [.J23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7] * [.H237] * [.Y237]" office:value-type="string" office:string-value="" calcext:value-type="error">
            <text:p>#REF!</text:p>
          </table:table-cell>
          <table:table-cell table:style-name="ce21"/>
          <table:table-cell table:style-name="ce22" table:formula="of:= ([.AA237] / 9.80665) / [.X237]" office:value-type="string" office:string-value="" calcext:value-type="error">
            <text:p>#DIV/0!</text:p>
          </table:table-cell>
          <table:table-cell table:style-name="ce22" office:value-type="float" office:value="1" calcext:value-type="float">
            <text:p>1</text:p>
          </table:table-cell>
          <table:table-cell table:style-name="ce22" table:formula="of:=(0.01 * [.AH237] * 0.66 * [.AB237]) * [.AG23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8] &amp; &quot;.A1:$&quot; &amp; [.D238] &amp; &quot;.B64&quot;); 2; 0)" office:value-type="string" office:string-value="" calcext:value-type="error">
            <text:p>#REF!</text:p>
          </table:table-cell>
          <table:table-cell table:style-name="ce12"/>
          <table:table-cell table:style-name="ce12" table:formula="of:=1000 * [.F238] * [.G238]" office:value-type="string" office:string-value="" calcext:value-type="error">
            <text:p>#REF!</text:p>
          </table:table-cell>
          <table:table-cell table:style-name="ce12" table:number-columns-repeated="3"/>
          <table:table-cell table:style-name="ce12" table:formula="of:=([.J238] / [.K238]) / [.H238]" office:value-type="string" office:string-value="" calcext:value-type="error">
            <text:p>#DIV/0!</text:p>
          </table:table-cell>
          <table:table-cell table:style-name="ce12" table:formula="of:=[.J238] / ([.I238] + [.J23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8] * [.H238] * [.Y238]" office:value-type="string" office:string-value="" calcext:value-type="error">
            <text:p>#REF!</text:p>
          </table:table-cell>
          <table:table-cell table:style-name="ce21"/>
          <table:table-cell table:style-name="ce22" table:formula="of:= ([.AA238] / 9.80665) / [.X238]" office:value-type="string" office:string-value="" calcext:value-type="error">
            <text:p>#DIV/0!</text:p>
          </table:table-cell>
          <table:table-cell table:style-name="ce22" office:value-type="float" office:value="1" calcext:value-type="float">
            <text:p>1</text:p>
          </table:table-cell>
          <table:table-cell table:style-name="ce22" table:formula="of:=(0.01 * [.AH238] * 0.66 * [.AB238]) * [.AG23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39] &amp; &quot;.A1:$&quot; &amp; [.D239] &amp; &quot;.B64&quot;); 2; 0)" office:value-type="string" office:string-value="" calcext:value-type="error">
            <text:p>#REF!</text:p>
          </table:table-cell>
          <table:table-cell table:style-name="ce12"/>
          <table:table-cell table:style-name="ce12" table:formula="of:=1000 * [.F239] * [.G239]" office:value-type="string" office:string-value="" calcext:value-type="error">
            <text:p>#REF!</text:p>
          </table:table-cell>
          <table:table-cell table:style-name="ce12" table:number-columns-repeated="3"/>
          <table:table-cell table:style-name="ce12" table:formula="of:=([.J239] / [.K239]) / [.H239]" office:value-type="string" office:string-value="" calcext:value-type="error">
            <text:p>#DIV/0!</text:p>
          </table:table-cell>
          <table:table-cell table:style-name="ce12" table:formula="of:=[.J239] / ([.I239] + [.J23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39] * [.H239] * [.Y239]" office:value-type="string" office:string-value="" calcext:value-type="error">
            <text:p>#REF!</text:p>
          </table:table-cell>
          <table:table-cell table:style-name="ce21"/>
          <table:table-cell table:style-name="ce22" table:formula="of:= ([.AA239] / 9.80665) / [.X239]" office:value-type="string" office:string-value="" calcext:value-type="error">
            <text:p>#DIV/0!</text:p>
          </table:table-cell>
          <table:table-cell table:style-name="ce22" office:value-type="float" office:value="1" calcext:value-type="float">
            <text:p>1</text:p>
          </table:table-cell>
          <table:table-cell table:style-name="ce22" table:formula="of:=(0.01 * [.AH239] * 0.66 * [.AB239]) * [.AG23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0] &amp; &quot;.A1:$&quot; &amp; [.D240] &amp; &quot;.B64&quot;); 2; 0)" office:value-type="string" office:string-value="" calcext:value-type="error">
            <text:p>#REF!</text:p>
          </table:table-cell>
          <table:table-cell table:style-name="ce12"/>
          <table:table-cell table:style-name="ce12" table:formula="of:=1000 * [.F240] * [.G240]" office:value-type="string" office:string-value="" calcext:value-type="error">
            <text:p>#REF!</text:p>
          </table:table-cell>
          <table:table-cell table:style-name="ce12" table:number-columns-repeated="3"/>
          <table:table-cell table:style-name="ce12" table:formula="of:=([.J240] / [.K240]) / [.H240]" office:value-type="string" office:string-value="" calcext:value-type="error">
            <text:p>#DIV/0!</text:p>
          </table:table-cell>
          <table:table-cell table:style-name="ce12" table:formula="of:=[.J240] / ([.I240] + [.J24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0] * [.H240] * [.Y240]" office:value-type="string" office:string-value="" calcext:value-type="error">
            <text:p>#REF!</text:p>
          </table:table-cell>
          <table:table-cell table:style-name="ce21"/>
          <table:table-cell table:style-name="ce22" table:formula="of:= ([.AA240] / 9.80665) / [.X240]" office:value-type="string" office:string-value="" calcext:value-type="error">
            <text:p>#DIV/0!</text:p>
          </table:table-cell>
          <table:table-cell table:style-name="ce22" office:value-type="float" office:value="1" calcext:value-type="float">
            <text:p>1</text:p>
          </table:table-cell>
          <table:table-cell table:style-name="ce22" table:formula="of:=(0.01 * [.AH240] * 0.66 * [.AB240]) * [.AG24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1] &amp; &quot;.A1:$&quot; &amp; [.D241] &amp; &quot;.B64&quot;); 2; 0)" office:value-type="string" office:string-value="" calcext:value-type="error">
            <text:p>#REF!</text:p>
          </table:table-cell>
          <table:table-cell table:style-name="ce12"/>
          <table:table-cell table:style-name="ce12" table:formula="of:=1000 * [.F241] * [.G241]" office:value-type="string" office:string-value="" calcext:value-type="error">
            <text:p>#REF!</text:p>
          </table:table-cell>
          <table:table-cell table:style-name="ce12" table:number-columns-repeated="3"/>
          <table:table-cell table:style-name="ce12" table:formula="of:=([.J241] / [.K241]) / [.H241]" office:value-type="string" office:string-value="" calcext:value-type="error">
            <text:p>#DIV/0!</text:p>
          </table:table-cell>
          <table:table-cell table:style-name="ce12" table:formula="of:=[.J241] / ([.I241] + [.J24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1] * [.H241] * [.Y241]" office:value-type="string" office:string-value="" calcext:value-type="error">
            <text:p>#REF!</text:p>
          </table:table-cell>
          <table:table-cell table:style-name="ce21"/>
          <table:table-cell table:style-name="ce22" table:formula="of:= ([.AA241] / 9.80665) / [.X241]" office:value-type="string" office:string-value="" calcext:value-type="error">
            <text:p>#DIV/0!</text:p>
          </table:table-cell>
          <table:table-cell table:style-name="ce22" office:value-type="float" office:value="1" calcext:value-type="float">
            <text:p>1</text:p>
          </table:table-cell>
          <table:table-cell table:style-name="ce22" table:formula="of:=(0.01 * [.AH241] * 0.66 * [.AB241]) * [.AG24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2] &amp; &quot;.A1:$&quot; &amp; [.D242] &amp; &quot;.B64&quot;); 2; 0)" office:value-type="string" office:string-value="" calcext:value-type="error">
            <text:p>#REF!</text:p>
          </table:table-cell>
          <table:table-cell table:style-name="ce12"/>
          <table:table-cell table:style-name="ce12" table:formula="of:=1000 * [.F242] * [.G242]" office:value-type="string" office:string-value="" calcext:value-type="error">
            <text:p>#REF!</text:p>
          </table:table-cell>
          <table:table-cell table:style-name="ce12" table:number-columns-repeated="3"/>
          <table:table-cell table:style-name="ce12" table:formula="of:=([.J242] / [.K242]) / [.H242]" office:value-type="string" office:string-value="" calcext:value-type="error">
            <text:p>#DIV/0!</text:p>
          </table:table-cell>
          <table:table-cell table:style-name="ce12" table:formula="of:=[.J242] / ([.I242] + [.J24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2] * [.H242] * [.Y242]" office:value-type="string" office:string-value="" calcext:value-type="error">
            <text:p>#REF!</text:p>
          </table:table-cell>
          <table:table-cell table:style-name="ce21"/>
          <table:table-cell table:style-name="ce22" table:formula="of:= ([.AA242] / 9.80665) / [.X242]" office:value-type="string" office:string-value="" calcext:value-type="error">
            <text:p>#DIV/0!</text:p>
          </table:table-cell>
          <table:table-cell table:style-name="ce22" office:value-type="float" office:value="1" calcext:value-type="float">
            <text:p>1</text:p>
          </table:table-cell>
          <table:table-cell table:style-name="ce22" table:formula="of:=(0.01 * [.AH242] * 0.66 * [.AB242]) * [.AG242]"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3] &amp; &quot;.A1:$&quot; &amp; [.D243] &amp; &quot;.B64&quot;); 2; 0)" office:value-type="string" office:string-value="" calcext:value-type="error">
            <text:p>#REF!</text:p>
          </table:table-cell>
          <table:table-cell table:style-name="ce12"/>
          <table:table-cell table:style-name="ce12" table:formula="of:=1000 * [.F243] * [.G243]" office:value-type="string" office:string-value="" calcext:value-type="error">
            <text:p>#REF!</text:p>
          </table:table-cell>
          <table:table-cell table:style-name="ce12" table:number-columns-repeated="3"/>
          <table:table-cell table:style-name="ce12" table:formula="of:=([.J243] / [.K243]) / [.H243]" office:value-type="string" office:string-value="" calcext:value-type="error">
            <text:p>#DIV/0!</text:p>
          </table:table-cell>
          <table:table-cell table:style-name="ce12" table:formula="of:=[.J243] / ([.I243] + [.J24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3] * [.H243] * [.Y243]" office:value-type="string" office:string-value="" calcext:value-type="error">
            <text:p>#REF!</text:p>
          </table:table-cell>
          <table:table-cell table:style-name="ce21"/>
          <table:table-cell table:style-name="ce22" table:formula="of:= ([.AA243] / 9.80665) / [.X243]" office:value-type="string" office:string-value="" calcext:value-type="error">
            <text:p>#DIV/0!</text:p>
          </table:table-cell>
          <table:table-cell table:style-name="ce22" office:value-type="float" office:value="1" calcext:value-type="float">
            <text:p>1</text:p>
          </table:table-cell>
          <table:table-cell table:style-name="ce22" table:formula="of:=(0.01 * [.AH243] * 0.66 * [.AB243]) * [.AG243]"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4] &amp; &quot;.A1:$&quot; &amp; [.D244] &amp; &quot;.B64&quot;); 2; 0)" office:value-type="string" office:string-value="" calcext:value-type="error">
            <text:p>#REF!</text:p>
          </table:table-cell>
          <table:table-cell table:style-name="ce12"/>
          <table:table-cell table:style-name="ce12" table:formula="of:=1000 * [.F244] * [.G244]" office:value-type="string" office:string-value="" calcext:value-type="error">
            <text:p>#REF!</text:p>
          </table:table-cell>
          <table:table-cell table:style-name="ce12" table:number-columns-repeated="3"/>
          <table:table-cell table:style-name="ce12" table:formula="of:=([.J244] / [.K244]) / [.H244]" office:value-type="string" office:string-value="" calcext:value-type="error">
            <text:p>#DIV/0!</text:p>
          </table:table-cell>
          <table:table-cell table:style-name="ce12" table:formula="of:=[.J244] / ([.I244] + [.J244])"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4] * [.H244] * [.Y244]" office:value-type="string" office:string-value="" calcext:value-type="error">
            <text:p>#REF!</text:p>
          </table:table-cell>
          <table:table-cell table:style-name="ce21"/>
          <table:table-cell table:style-name="ce22" table:formula="of:= ([.AA244] / 9.80665) / [.X244]" office:value-type="string" office:string-value="" calcext:value-type="error">
            <text:p>#DIV/0!</text:p>
          </table:table-cell>
          <table:table-cell table:style-name="ce22" office:value-type="float" office:value="1" calcext:value-type="float">
            <text:p>1</text:p>
          </table:table-cell>
          <table:table-cell table:style-name="ce22" table:formula="of:=(0.01 * [.AH244] * 0.66 * [.AB244]) * [.AG244]"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5] &amp; &quot;.A1:$&quot; &amp; [.D245] &amp; &quot;.B64&quot;); 2; 0)" office:value-type="string" office:string-value="" calcext:value-type="error">
            <text:p>#REF!</text:p>
          </table:table-cell>
          <table:table-cell table:style-name="ce12"/>
          <table:table-cell table:style-name="ce12" table:formula="of:=1000 * [.F245] * [.G245]" office:value-type="string" office:string-value="" calcext:value-type="error">
            <text:p>#REF!</text:p>
          </table:table-cell>
          <table:table-cell table:style-name="ce12" table:number-columns-repeated="3"/>
          <table:table-cell table:style-name="ce12" table:formula="of:=([.J245] / [.K245]) / [.H245]" office:value-type="string" office:string-value="" calcext:value-type="error">
            <text:p>#DIV/0!</text:p>
          </table:table-cell>
          <table:table-cell table:style-name="ce12" table:formula="of:=[.J245] / ([.I245] + [.J245])"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5] * [.H245] * [.Y245]" office:value-type="string" office:string-value="" calcext:value-type="error">
            <text:p>#REF!</text:p>
          </table:table-cell>
          <table:table-cell table:style-name="ce21"/>
          <table:table-cell table:style-name="ce22" table:formula="of:= ([.AA245] / 9.80665) / [.X245]" office:value-type="string" office:string-value="" calcext:value-type="error">
            <text:p>#DIV/0!</text:p>
          </table:table-cell>
          <table:table-cell table:style-name="ce22" office:value-type="float" office:value="1" calcext:value-type="float">
            <text:p>1</text:p>
          </table:table-cell>
          <table:table-cell table:style-name="ce22" table:formula="of:=(0.01 * [.AH245] * 0.66 * [.AB245]) * [.AG245]"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6] &amp; &quot;.A1:$&quot; &amp; [.D246] &amp; &quot;.B64&quot;); 2; 0)" office:value-type="string" office:string-value="" calcext:value-type="error">
            <text:p>#REF!</text:p>
          </table:table-cell>
          <table:table-cell table:style-name="ce12"/>
          <table:table-cell table:style-name="ce12" table:formula="of:=1000 * [.F246] * [.G246]" office:value-type="string" office:string-value="" calcext:value-type="error">
            <text:p>#REF!</text:p>
          </table:table-cell>
          <table:table-cell table:style-name="ce12" table:number-columns-repeated="3"/>
          <table:table-cell table:style-name="ce12" table:formula="of:=([.J246] / [.K246]) / [.H246]" office:value-type="string" office:string-value="" calcext:value-type="error">
            <text:p>#DIV/0!</text:p>
          </table:table-cell>
          <table:table-cell table:style-name="ce12" table:formula="of:=[.J246] / ([.I246] + [.J246])"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6] * [.H246] * [.Y246]" office:value-type="string" office:string-value="" calcext:value-type="error">
            <text:p>#REF!</text:p>
          </table:table-cell>
          <table:table-cell table:style-name="ce21"/>
          <table:table-cell table:style-name="ce22" table:formula="of:= ([.AA246] / 9.80665) / [.X246]" office:value-type="string" office:string-value="" calcext:value-type="error">
            <text:p>#DIV/0!</text:p>
          </table:table-cell>
          <table:table-cell table:style-name="ce22" office:value-type="float" office:value="1" calcext:value-type="float">
            <text:p>1</text:p>
          </table:table-cell>
          <table:table-cell table:style-name="ce22" table:formula="of:=(0.01 * [.AH246] * 0.66 * [.AB246]) * [.AG246]"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7] &amp; &quot;.A1:$&quot; &amp; [.D247] &amp; &quot;.B64&quot;); 2; 0)" office:value-type="string" office:string-value="" calcext:value-type="error">
            <text:p>#REF!</text:p>
          </table:table-cell>
          <table:table-cell table:style-name="ce12"/>
          <table:table-cell table:style-name="ce12" table:formula="of:=1000 * [.F247] * [.G247]" office:value-type="string" office:string-value="" calcext:value-type="error">
            <text:p>#REF!</text:p>
          </table:table-cell>
          <table:table-cell table:style-name="ce12" table:number-columns-repeated="3"/>
          <table:table-cell table:style-name="ce12" table:formula="of:=([.J247] / [.K247]) / [.H247]" office:value-type="string" office:string-value="" calcext:value-type="error">
            <text:p>#DIV/0!</text:p>
          </table:table-cell>
          <table:table-cell table:style-name="ce12" table:formula="of:=[.J247] / ([.I247] + [.J247])"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7] * [.H247] * [.Y247]" office:value-type="string" office:string-value="" calcext:value-type="error">
            <text:p>#REF!</text:p>
          </table:table-cell>
          <table:table-cell table:style-name="ce21"/>
          <table:table-cell table:style-name="ce22" table:formula="of:= ([.AA247] / 9.80665) / [.X247]" office:value-type="string" office:string-value="" calcext:value-type="error">
            <text:p>#DIV/0!</text:p>
          </table:table-cell>
          <table:table-cell table:style-name="ce22" office:value-type="float" office:value="1" calcext:value-type="float">
            <text:p>1</text:p>
          </table:table-cell>
          <table:table-cell table:style-name="ce22" table:formula="of:=(0.01 * [.AH247] * 0.66 * [.AB247]) * [.AG247]"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8] &amp; &quot;.A1:$&quot; &amp; [.D248] &amp; &quot;.B64&quot;); 2; 0)" office:value-type="string" office:string-value="" calcext:value-type="error">
            <text:p>#REF!</text:p>
          </table:table-cell>
          <table:table-cell table:style-name="ce12"/>
          <table:table-cell table:style-name="ce12" table:formula="of:=1000 * [.F248] * [.G248]" office:value-type="string" office:string-value="" calcext:value-type="error">
            <text:p>#REF!</text:p>
          </table:table-cell>
          <table:table-cell table:style-name="ce12" table:number-columns-repeated="3"/>
          <table:table-cell table:style-name="ce12" table:formula="of:=([.J248] / [.K248]) / [.H248]" office:value-type="string" office:string-value="" calcext:value-type="error">
            <text:p>#DIV/0!</text:p>
          </table:table-cell>
          <table:table-cell table:style-name="ce12" table:formula="of:=[.J248] / ([.I248] + [.J248])"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8] * [.H248] * [.Y248]" office:value-type="string" office:string-value="" calcext:value-type="error">
            <text:p>#REF!</text:p>
          </table:table-cell>
          <table:table-cell table:style-name="ce21"/>
          <table:table-cell table:style-name="ce22" table:formula="of:= ([.AA248] / 9.80665) / [.X248]" office:value-type="string" office:string-value="" calcext:value-type="error">
            <text:p>#DIV/0!</text:p>
          </table:table-cell>
          <table:table-cell table:style-name="ce22" office:value-type="float" office:value="1" calcext:value-type="float">
            <text:p>1</text:p>
          </table:table-cell>
          <table:table-cell table:style-name="ce22" table:formula="of:=(0.01 * [.AH248] * 0.66 * [.AB248]) * [.AG248]"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49] &amp; &quot;.A1:$&quot; &amp; [.D249] &amp; &quot;.B64&quot;); 2; 0)" office:value-type="string" office:string-value="" calcext:value-type="error">
            <text:p>#REF!</text:p>
          </table:table-cell>
          <table:table-cell table:style-name="ce12"/>
          <table:table-cell table:style-name="ce12" table:formula="of:=1000 * [.F249] * [.G249]" office:value-type="string" office:string-value="" calcext:value-type="error">
            <text:p>#REF!</text:p>
          </table:table-cell>
          <table:table-cell table:style-name="ce12" table:number-columns-repeated="3"/>
          <table:table-cell table:style-name="ce12" table:formula="of:=([.J249] / [.K249]) / [.H249]" office:value-type="string" office:string-value="" calcext:value-type="error">
            <text:p>#DIV/0!</text:p>
          </table:table-cell>
          <table:table-cell table:style-name="ce12" table:formula="of:=[.J249] / ([.I249] + [.J249])"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49] * [.H249] * [.Y249]" office:value-type="string" office:string-value="" calcext:value-type="error">
            <text:p>#REF!</text:p>
          </table:table-cell>
          <table:table-cell table:style-name="ce21"/>
          <table:table-cell table:style-name="ce22" table:formula="of:= ([.AA249] / 9.80665) / [.X249]" office:value-type="string" office:string-value="" calcext:value-type="error">
            <text:p>#DIV/0!</text:p>
          </table:table-cell>
          <table:table-cell table:style-name="ce22" office:value-type="float" office:value="1" calcext:value-type="float">
            <text:p>1</text:p>
          </table:table-cell>
          <table:table-cell table:style-name="ce22" table:formula="of:=(0.01 * [.AH249] * 0.66 * [.AB249]) * [.AG249]"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0] &amp; &quot;.A1:$&quot; &amp; [.D250] &amp; &quot;.B64&quot;); 2; 0)" office:value-type="string" office:string-value="" calcext:value-type="error">
            <text:p>#REF!</text:p>
          </table:table-cell>
          <table:table-cell table:style-name="ce12"/>
          <table:table-cell table:style-name="ce12" table:formula="of:=1000 * [.F250] * [.G250]" office:value-type="string" office:string-value="" calcext:value-type="error">
            <text:p>#REF!</text:p>
          </table:table-cell>
          <table:table-cell table:style-name="ce12" table:number-columns-repeated="3"/>
          <table:table-cell table:style-name="ce12" table:formula="of:=([.J250] / [.K250]) / [.H250]" office:value-type="string" office:string-value="" calcext:value-type="error">
            <text:p>#DIV/0!</text:p>
          </table:table-cell>
          <table:table-cell table:style-name="ce12" table:formula="of:=[.J250] / ([.I250] + [.J250])"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0] * [.H250] * [.Y250]" office:value-type="string" office:string-value="" calcext:value-type="error">
            <text:p>#REF!</text:p>
          </table:table-cell>
          <table:table-cell table:style-name="ce21"/>
          <table:table-cell table:style-name="ce22" table:formula="of:= ([.AA250] / 9.80665) / [.X250]" office:value-type="string" office:string-value="" calcext:value-type="error">
            <text:p>#DIV/0!</text:p>
          </table:table-cell>
          <table:table-cell table:style-name="ce22" office:value-type="float" office:value="1" calcext:value-type="float">
            <text:p>1</text:p>
          </table:table-cell>
          <table:table-cell table:style-name="ce22" table:formula="of:=(0.01 * [.AH250] * 0.66 * [.AB250]) * [.AG250]"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1] &amp; &quot;.A1:$&quot; &amp; [.D251] &amp; &quot;.B64&quot;); 2; 0)" office:value-type="string" office:string-value="" calcext:value-type="error">
            <text:p>#REF!</text:p>
          </table:table-cell>
          <table:table-cell table:style-name="ce12"/>
          <table:table-cell table:style-name="ce12" table:formula="of:=1000 * [.F251] * [.G251]" office:value-type="string" office:string-value="" calcext:value-type="error">
            <text:p>#REF!</text:p>
          </table:table-cell>
          <table:table-cell table:style-name="ce12" table:number-columns-repeated="3"/>
          <table:table-cell table:style-name="ce12" table:formula="of:=([.J251] / [.K251]) / [.H251]" office:value-type="string" office:string-value="" calcext:value-type="error">
            <text:p>#DIV/0!</text:p>
          </table:table-cell>
          <table:table-cell table:style-name="ce12" table:formula="of:=[.J251] / ([.I251] + [.J251])"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1] * [.H251] * [.Y251]" office:value-type="string" office:string-value="" calcext:value-type="error">
            <text:p>#REF!</text:p>
          </table:table-cell>
          <table:table-cell table:style-name="ce21"/>
          <table:table-cell table:style-name="ce22" table:formula="of:= ([.AA251] / 9.80665) / [.X251]" office:value-type="string" office:string-value="" calcext:value-type="error">
            <text:p>#DIV/0!</text:p>
          </table:table-cell>
          <table:table-cell table:style-name="ce22" office:value-type="float" office:value="1" calcext:value-type="float">
            <text:p>1</text:p>
          </table:table-cell>
          <table:table-cell table:style-name="ce22" table:formula="of:=(0.01 * [.AH251] * 0.66 * [.AB251]) * [.AG251]" office:value-type="string" office:string-value="" calcext:value-type="error">
            <text:p>#DIV/0!</text:p>
          </table:table-cell>
          <table:table-cell table:style-name="ce24"/>
          <table:table-cell table:style-name="ce35"/>
          <table:table-cell table:style-name="ce39"/>
          <table:table-cell table:number-columns-repeated="986"/>
        </table:table-row>
        <table:table-row table:style-name="ro2">
          <table:table-cell table:style-name="ce9" table:number-columns-repeated="3"/>
          <table:table-cell table:style-name="ce12" table:number-columns-repeated="2"/>
          <table:table-cell table:style-name="ce13" table:formula="of:=VLOOKUP(&quot;CROSS_SECTION_AREA&quot;; INDIRECT(&quot;$&quot; &amp; [.D252] &amp; &quot;.A1:$&quot; &amp; [.D252] &amp; &quot;.B64&quot;); 2; 0)" office:value-type="string" office:string-value="" calcext:value-type="error">
            <text:p>#REF!</text:p>
          </table:table-cell>
          <table:table-cell table:style-name="ce12"/>
          <table:table-cell table:style-name="ce12" table:formula="of:=1000 * [.F252] * [.G252]" office:value-type="string" office:string-value="" calcext:value-type="error">
            <text:p>#REF!</text:p>
          </table:table-cell>
          <table:table-cell table:style-name="ce12" table:number-columns-repeated="3"/>
          <table:table-cell table:style-name="ce12" table:formula="of:=([.J252] / [.K252]) / [.H252]" office:value-type="string" office:string-value="" calcext:value-type="error">
            <text:p>#DIV/0!</text:p>
          </table:table-cell>
          <table:table-cell table:style-name="ce12" table:formula="of:=[.J252] / ([.I252] + [.J252])"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2] * [.H252] * [.Y252]" office:value-type="string" office:string-value="" calcext:value-type="error">
            <text:p>#REF!</text:p>
          </table:table-cell>
          <table:table-cell table:style-name="ce21"/>
          <table:table-cell table:style-name="ce22" table:formula="of:= ([.AA252] / 9.80665) / [.X252]" office:value-type="string" office:string-value="" calcext:value-type="error">
            <text:p>#DIV/0!</text:p>
          </table:table-cell>
          <table:table-cell table:style-name="ce22" office:value-type="float" office:value="1" calcext:value-type="float">
            <text:p>1</text:p>
          </table:table-cell>
          <table:table-cell table:style-name="ce22" table:formula="of:=(0.01 * [.AH252] * 0.66 * [.AB252]) * [.AG252]" office:value-type="string" office:string-value="" calcext:value-type="error">
            <text:p>#DIV/0!</text:p>
          </table:table-cell>
          <table:table-cell table:style-name="ce24"/>
          <table:table-cell table:style-name="ce35"/>
          <table:table-cell table:number-columns-repeated="987"/>
        </table:table-row>
        <table:table-row table:style-name="ro2">
          <table:table-cell table:style-name="ce9" table:number-columns-repeated="3"/>
          <table:table-cell table:style-name="ce12" table:number-columns-repeated="2"/>
          <table:table-cell table:style-name="ce13" table:formula="of:=VLOOKUP(&quot;CROSS_SECTION_AREA&quot;; INDIRECT(&quot;$&quot; &amp; [.D253] &amp; &quot;.A1:$&quot; &amp; [.D253] &amp; &quot;.B64&quot;); 2; 0)" office:value-type="string" office:string-value="" calcext:value-type="error">
            <text:p>#REF!</text:p>
          </table:table-cell>
          <table:table-cell table:style-name="ce12"/>
          <table:table-cell table:style-name="ce12" table:formula="of:=1000 * [.F253] * [.G253]" office:value-type="string" office:string-value="" calcext:value-type="error">
            <text:p>#REF!</text:p>
          </table:table-cell>
          <table:table-cell table:style-name="ce12" table:number-columns-repeated="3"/>
          <table:table-cell table:style-name="ce12" table:formula="of:=([.J253] / [.K253]) / [.H253]" office:value-type="string" office:string-value="" calcext:value-type="error">
            <text:p>#DIV/0!</text:p>
          </table:table-cell>
          <table:table-cell table:style-name="ce12" table:formula="of:=[.J253] / ([.I253] + [.J253])" office:value-type="string" office:string-value="" calcext:value-type="error">
            <text:p>#DIV/0!</text:p>
          </table:table-cell>
          <table:table-cell table:style-name="ce12" table:number-columns-repeated="6"/>
          <table:table-cell table:style-name="ce18"/>
          <table:table-cell table:style-name="ce21" table:number-columns-repeated="10"/>
          <table:table-cell table:style-name="ce22" table:formula="of:=[.K253] * [.H253] * [.Y253]" office:value-type="string" office:string-value="" calcext:value-type="error">
            <text:p>#REF!</text:p>
          </table:table-cell>
          <table:table-cell table:style-name="ce21"/>
          <table:table-cell table:style-name="ce22" table:formula="of:= ([.AA253] / 9.80665) / [.X253]" office:value-type="string" office:string-value="" calcext:value-type="error">
            <text:p>#DIV/0!</text:p>
          </table:table-cell>
          <table:table-cell table:style-name="ce22" office:value-type="float" office:value="1" calcext:value-type="float">
            <text:p>1</text:p>
          </table:table-cell>
          <table:table-cell table:style-name="ce22" table:formula="of:=(0.01 * [.AH253] * 0.66 * [.AB253]) * [.AG253]" office:value-type="string" office:string-value="" calcext:value-type="error">
            <text:p>#DIV/0!</text:p>
          </table:table-cell>
          <table:table-cell table:style-name="ce24"/>
          <table:table-cell table:style-name="ce35"/>
          <table:table-cell table:number-columns-repeated="987"/>
        </table:table-row>
        <table:table-row table:style-name="ro2" table:number-rows-repeated="1048322">
          <table:table-cell table:number-columns-repeated="1024"/>
        </table:table-row>
        <table:table-row table:style-name="ro2">
          <table:table-cell table:number-columns-repeated="1024"/>
        </table:table-row>
      </table:table>
      <table:table table:name="Tank calculation" table:style-name="ta1">
        <table:table-column table:style-name="co19" table:default-cell-style-name="Default"/>
        <table:table-column table:style-name="co24" table:default-cell-style-name="Default"/>
        <table:table-column table:style-name="co25" table:default-cell-style-name="Default"/>
        <table:table-row table:style-name="ro2">
          <table:table-cell office:value-type="string" calcext:value-type="string">
            <text:p>KSP_UNIT_LF_L</text:p>
          </table:table-cell>
          <table:table-cell office:value-type="float" office:value="5" calcext:value-type="float">
            <text:p>5</text:p>
          </table:table-cell>
          <table:table-cell/>
        </table:table-row>
        <table:table-row table:style-name="ro2">
          <table:table-cell office:value-type="string" calcext:value-type="string">
            <text:p>KSP_UNIT_SF_L</text:p>
          </table:table-cell>
          <table:table-cell office:value-type="float" office:value="7.5" calcext:value-type="float">
            <text:p>7.5</text:p>
          </table:table-cell>
          <table:table-cell/>
        </table:table-row>
        <table:table-row table:style-name="ro2">
          <table:table-cell office:value-type="string" calcext:value-type="string">
            <text:p>KSP_UNIT_O_L</text:p>
          </table:table-cell>
          <table:table-cell office:value-type="float" office:value="5" calcext:value-type="float">
            <text:p>5</text:p>
          </table:table-cell>
          <table:table-cell/>
        </table:table-row>
        <table:table-row table:style-name="ro2">
          <table:table-cell office:value-type="string" calcext:value-type="string">
            <text:p>KSP_UNIT_MP_L</text:p>
          </table:table-cell>
          <table:table-cell office:value-type="float" office:value="4" calcext:value-type="float">
            <text:p>4</text:p>
          </table:table-cell>
          <table:table-cell/>
        </table:table-row>
        <table:table-row table:style-name="ro2">
          <table:table-cell office:value-type="string" calcext:value-type="string">
            <text:p>KSP_LFO_DENSITY</text:p>
          </table:table-cell>
          <table:table-cell office:value-type="float" office:value="0.899" calcext:value-type="float">
            <text:p>0.899</text:p>
          </table:table-cell>
          <table:table-cell office:value-type="string" calcext:value-type="string">
            <text:p>assumed to be liquid methane and oxygen</text:p>
          </table:table-cell>
        </table:table-row>
        <table:table-row table:style-name="ro2">
          <table:table-cell table:number-columns-repeated="3"/>
        </table:table-row>
        <table:table-row table:style-name="ro2">
          <table:table-cell office:value-type="string" calcext:value-type="string">
            <text:p>RADIUS</text:p>
          </table:table-cell>
          <table:table-cell office:value-type="float" office:value="0.625" calcext:value-type="float">
            <text:p>0.625</text:p>
          </table:table-cell>
          <table:table-cell/>
        </table:table-row>
        <table:table-row table:style-name="ro2">
          <table:table-cell office:value-type="string" calcext:value-type="string">
            <text:p>ASPECT_RATIO</text:p>
          </table:table-cell>
          <table:table-cell office:value-type="float" office:value="0.419191919" calcext:value-type="float">
            <text:p>0.419191919</text:p>
          </table:table-cell>
          <table:table-cell/>
        </table:table-row>
        <table:table-row table:style-name="ro2">
          <table:table-cell office:value-type="string" calcext:value-type="string">
            <text:p>HEIGHT</text:p>
          </table:table-cell>
          <table:table-cell table:formula="of:=[.B7] * [.B8]" office:value-type="float" office:value="0.261994949375" calcext:value-type="float">
            <text:p>0.2619949494</text:p>
          </table:table-cell>
          <table:table-cell/>
        </table:table-row>
        <table:table-row table:style-name="ro2">
          <table:table-cell office:value-type="string" calcext:value-type="string">
            <text:p>VOLUME</text:p>
          </table:table-cell>
          <table:table-cell table:formula="of:= (PI() * ([.B7] / 2) ^ 2) * [.B9]" office:value-type="float" office:value="0.0803790437728642" calcext:value-type="float">
            <text:p>0.0803790438</text:p>
          </table:table-cell>
          <table:table-cell/>
        </table:table-row>
      </table:table>
      <table:table table:name="Misc Calc" table:style-name="ta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10"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ce30"/>
        <table:table-column table:style-name="co40" table:default-cell-style-name="Default"/>
        <table:table-column table:style-name="co41" table:default-cell-style-name="Default"/>
        <table:table-column table:style-name="co2" table:number-columns-repeated="1005" table:default-cell-style-name="Default"/>
        <table:table-row table:style-name="ro2">
          <table:table-cell table:style-name="ce29"/>
          <table:table-cell table:style-name="ce29" office:value-type="string" calcext:value-type="string">
            <text:p>DIAMETER</text:p>
          </table:table-cell>
          <table:table-cell table:style-name="ce29" office:value-type="string" calcext:value-type="string">
            <text:p>STRUCT</text:p>
          </table:table-cell>
          <table:table-cell table:style-name="ce29" office:value-type="string" calcext:value-type="string">
            <text:p>RCS</text:p>
          </table:table-cell>
          <table:table-cell table:style-name="ce29" office:value-type="string" calcext:value-type="string">
            <text:p>RECOVERY</text:p>
          </table:table-cell>
          <table:table-cell table:style-name="ce29" office:value-type="string" calcext:value-type="string">
            <text:p>NAVIGATION</text:p>
          </table:table-cell>
          <table:table-cell table:style-name="ce29" office:value-type="string" calcext:value-type="string">
            <text:p>TELEMETRY</text:p>
          </table:table-cell>
          <table:table-cell table:style-name="ce29" office:value-type="string" calcext:value-type="string">
            <text:p>ELECTRICAL</text:p>
          </table:table-cell>
          <table:table-cell table:style-name="ce29" office:value-type="string" calcext:value-type="string">
            <text:p>COMMS</text:p>
          </table:table-cell>
          <table:table-cell table:style-name="ce29" office:value-type="string" calcext:value-type="string">
            <text:p>SEATS &amp; PROV</text:p>
          </table:table-cell>
          <table:table-cell table:style-name="ce29" office:value-type="string" calcext:value-type="string">
            <text:p>ENV_CS</text:p>
          </table:table-cell>
          <table:table-cell table:style-name="ce29" office:value-type="string" calcext:value-type="string">
            <text:p>MISC_CONT</text:p>
          </table:table-cell>
          <table:table-cell table:style-name="ce29" office:value-type="string" calcext:value-type="string">
            <text:p>TOTAL</text:p>
          </table:table-cell>
          <table:table-cell table:style-name="ce29" office:value-type="string" calcext:value-type="string">
            <text:p>PROPELLANT</text:p>
          </table:table-cell>
          <table:table-cell table:style-name="ce29" office:value-type="string" calcext:value-type="string">
            <text:p>SURFACE_AREA</text:p>
          </table:table-cell>
          <table:table-cell table:style-name="ce29" office:value-type="string" calcext:value-type="string">
            <text:p>TARGET_SIZE</text:p>
          </table:table-cell>
          <table:table-cell table:style-name="ce29" office:value-type="string" calcext:value-type="string">
            <text:p>TARGET_AREA</text:p>
          </table:table-cell>
          <table:table-cell table:style-name="ce29" office:value-type="string" calcext:value-type="string">
            <text:p>AREA_RATIO</text:p>
          </table:table-cell>
          <table:table-cell table:style-name="ce29" office:value-type="string" calcext:value-type="string">
            <text:p>TARGET_MASS</text:p>
          </table:table-cell>
          <table:table-cell table:style-name="ce29" office:value-type="string" calcext:value-type="string">
            <text:p>TARGET_PROPELLANT</text:p>
          </table:table-cell>
          <table:table-cell table:style-name="ce29" table:number-columns-repeated="1004"/>
        </table:table-row>
        <table:table-row table:style-name="ro2">
          <table:table-cell office:value-type="string" calcext:value-type="string">
            <text:p>MERCURY</text:p>
          </table:table-cell>
          <table:table-cell office:value-type="float" office:value="1.9" calcext:value-type="float">
            <text:p>1.9</text:p>
          </table:table-cell>
          <table:table-cell office:value-type="float" office:value="340" calcext:value-type="float">
            <text:p>340</text:p>
          </table:table-cell>
          <table:table-cell office:value-type="float" office:value="40" calcext:value-type="float">
            <text:p>40</text:p>
          </table:table-cell>
          <table:table-cell office:value-type="float" office:value="60" calcext:value-type="float">
            <text:p>60</text:p>
          </table:table-cell>
          <table:table-cell office:value-type="float" office:value="40" calcext:value-type="float">
            <text:p>40</text:p>
          </table:table-cell>
          <table:table-cell office:value-type="float" office:value="50" calcext:value-type="float">
            <text:p>50</text:p>
          </table:table-cell>
          <table:table-cell office:value-type="float" office:value="80" calcext:value-type="float">
            <text:p>80</text:p>
          </table:table-cell>
          <table:table-cell office:value-type="float" office:value="20" calcext:value-type="float">
            <text:p>20</text:p>
          </table:table-cell>
          <table:table-cell office:value-type="float" office:value="80" calcext:value-type="float">
            <text:p>80</text:p>
          </table:table-cell>
          <table:table-cell office:value-type="float" office:value="50" calcext:value-type="float">
            <text:p>50</text:p>
          </table:table-cell>
          <table:table-cell/>
          <table:table-cell table:formula="of:=SUM([.C2:.L2])" office:value-type="float" office:value="760" calcext:value-type="float">
            <text:p>760</text:p>
          </table:table-cell>
          <table:table-cell office:value-type="float" office:value="14" calcext:value-type="float">
            <text:p>14</text:p>
          </table:table-cell>
          <table:table-cell table:formula="of:=(PI() * (([.B2] * 0.5) ^ 2))" office:value-type="float" office:value="2.83528736986479" calcext:value-type="float">
            <text:p>2.8352873699</text:p>
          </table:table-cell>
          <table:table-cell office:value-type="float" office:value="1.25" calcext:value-type="float">
            <text:p>1.25</text:p>
          </table:table-cell>
          <table:table-cell table:formula="of:=(PI() * (([.P2] * 0.5) ^ 2))" office:value-type="float" office:value="1.22718463030851" calcext:value-type="float">
            <text:p>1.2271846303</text:p>
          </table:table-cell>
          <table:table-cell table:formula="of:=[.Q2] / [.O2]" office:value-type="float" office:value="0.432825484764543" calcext:value-type="float">
            <text:p>0.4328254848</text:p>
          </table:table-cell>
          <table:table-cell table:formula="of:=(75 * [.P2]) + [.M2] * (([.P2] / [.B2])^3)" office:value-type="float" office:value="310.162742382272" calcext:value-type="float">
            <text:p>310.1627423823</text:p>
          </table:table-cell>
          <table:table-cell table:formula="of:=([.N2] / [.M2]) * [.S2]" office:value-type="float" office:value="5.71352420177869" calcext:value-type="float">
            <text:p>5.7135242018</text:p>
          </table:table-cell>
          <table:table-cell table:number-columns-repeated="1004"/>
        </table:table-row>
        <table:table-row table:style-name="ro2">
          <table:table-cell office:value-type="string" calcext:value-type="string">
            <text:p>GEMINI</text:p>
          </table:table-cell>
          <table:table-cell office:value-type="float" office:value="2.3" calcext:value-type="float">
            <text:p>2.3</text:p>
          </table:table-cell>
          <table:table-cell office:value-type="float" office:value="638" calcext:value-type="float">
            <text:p>638</text:p>
          </table:table-cell>
          <table:table-cell office:value-type="float" office:value="133" calcext:value-type="float">
            <text:p>133</text:p>
          </table:table-cell>
          <table:table-cell office:value-type="float" office:value="98" calcext:value-type="float">
            <text:p>98</text:p>
          </table:table-cell>
          <table:table-cell office:value-type="float" office:value="63" calcext:value-type="float">
            <text:p>63</text:p>
          </table:table-cell>
          <table:table-cell office:value-type="float" office:value="51" calcext:value-type="float">
            <text:p>51</text:p>
          </table:table-cell>
          <table:table-cell office:value-type="float" office:value="126" calcext:value-type="float">
            <text:p>126</text:p>
          </table:table-cell>
          <table:table-cell office:value-type="float" office:value="26" calcext:value-type="float">
            <text:p>26</text:p>
          </table:table-cell>
          <table:table-cell office:value-type="float" office:value="426" calcext:value-type="float">
            <text:p>426</text:p>
          </table:table-cell>
          <table:table-cell/>
          <table:table-cell office:value-type="float" office:value="100" calcext:value-type="float">
            <text:p>100</text:p>
          </table:table-cell>
          <table:table-cell table:formula="of:=SUM([.C3:.L3])" office:value-type="float" office:value="1661" calcext:value-type="float">
            <text:p>1661</text:p>
          </table:table-cell>
          <table:table-cell office:value-type="float" office:value="33" calcext:value-type="float">
            <text:p>33</text:p>
          </table:table-cell>
          <table:table-cell table:formula="of:=(PI() * (([.B3] * 0.5) ^ 2))" office:value-type="float" office:value="4.1547562843725" calcext:value-type="float">
            <text:p>4.1547562844</text:p>
          </table:table-cell>
          <table:table-cell office:value-type="float" office:value="1.25" calcext:value-type="float">
            <text:p>1.25</text:p>
          </table:table-cell>
          <table:table-cell table:formula="of:=(PI() * (([.P3] * 0.5) ^ 2))" office:value-type="float" office:value="1.22718463030851" calcext:value-type="float">
            <text:p>1.2271846303</text:p>
          </table:table-cell>
          <table:table-cell table:formula="of:=[.Q3] / [.O3]" office:value-type="float" office:value="0.295368620037807" calcext:value-type="float">
            <text:p>0.29536862</text:p>
          </table:table-cell>
          <table:table-cell table:formula="of:=(75 * [.P3]) + [.M3] * (([.P3] / [.B3])^3)" office:value-type="float" office:value="360.384390153695" calcext:value-type="float">
            <text:p>360.3843901537</text:p>
          </table:table-cell>
          <table:table-cell table:formula="of:=([.N3] / [.M3]) * [.S3]" office:value-type="float" office:value="7.15995477126546" calcext:value-type="float">
            <text:p>7.1599547713</text:p>
          </table:table-cell>
          <table:table-cell table:number-columns-repeated="1004"/>
        </table:table-row>
        <table:table-row table:style-name="ro2">
          <table:table-cell office:value-type="string" calcext:value-type="string">
            <text:p>APOLLO</text:p>
          </table:table-cell>
          <table:table-cell office:value-type="float" office:value="3.9" calcext:value-type="float">
            <text:p>3.9</text:p>
          </table:table-cell>
          <table:table-cell office:value-type="float" office:value="1567" calcext:value-type="float">
            <text:p>1567</text:p>
          </table:table-cell>
          <table:table-cell office:value-type="float" office:value="400" calcext:value-type="float">
            <text:p>400</text:p>
          </table:table-cell>
          <table:table-cell office:value-type="float" office:value="245" calcext:value-type="float">
            <text:p>245</text:p>
          </table:table-cell>
          <table:table-cell office:value-type="float" office:value="505" calcext:value-type="float">
            <text:p>505</text:p>
          </table:table-cell>
          <table:table-cell office:value-type="float" office:value="200" calcext:value-type="float">
            <text:p>200</text:p>
          </table:table-cell>
          <table:table-cell office:value-type="float" office:value="700" calcext:value-type="float">
            <text:p>700</text:p>
          </table:table-cell>
          <table:table-cell office:value-type="float" office:value="100" calcext:value-type="float">
            <text:p>100</text:p>
          </table:table-cell>
          <table:table-cell office:value-type="float" office:value="550" calcext:value-type="float">
            <text:p>550</text:p>
          </table:table-cell>
          <table:table-cell table:number-columns-repeated="2" office:value-type="float" office:value="200" calcext:value-type="float">
            <text:p>200</text:p>
          </table:table-cell>
          <table:table-cell table:formula="of:=SUM([.C4:.L4])" office:value-type="float" office:value="4667" calcext:value-type="float">
            <text:p>4667</text:p>
          </table:table-cell>
          <table:table-cell office:value-type="float" office:value="75" calcext:value-type="float">
            <text:p>75</text:p>
          </table:table-cell>
          <table:table-cell table:formula="of:=(PI() * (([.B4] * 0.5) ^ 2))" office:value-type="float" office:value="11.9459060652752" calcext:value-type="float">
            <text:p>11.9459060653</text:p>
          </table:table-cell>
          <table:table-cell office:value-type="float" office:value="2.5" calcext:value-type="float">
            <text:p>2.5</text:p>
          </table:table-cell>
          <table:table-cell table:formula="of:=(PI() * (([.P4] * 0.5) ^ 2))" office:value-type="float" office:value="4.90873852123405" calcext:value-type="float">
            <text:p>4.9087385212</text:p>
          </table:table-cell>
          <table:table-cell table:formula="of:=[.Q4] / [.O4]" office:value-type="float" office:value="0.410913872452334" calcext:value-type="float">
            <text:p>0.4109138725</text:p>
          </table:table-cell>
          <table:table-cell table:formula="of:=(75 * [.P4]) + [.M4] * (([.P4] / [.B4])^3)" office:value-type="float" office:value="1416.81733508657" calcext:value-type="float">
            <text:p>1416.8173350866</text:p>
          </table:table-cell>
          <table:table-cell table:formula="of:=([.N4] / [.M4]) * [.S4]" office:value-type="float" office:value="22.7686522673007" calcext:value-type="float">
            <text:p>22.7686522673</text:p>
          </table:table-cell>
          <table:table-cell table:number-columns-repeated="1004"/>
        </table:table-row>
        <table:table-row table:style-name="ro2">
          <table:table-cell table:number-columns-repeated="12"/>
          <table:table-cell office:value-type="float" office:value="10000" calcext:value-type="float">
            <text:p>10000</text:p>
          </table:table-cell>
          <table:table-cell table:number-columns-repeated="3"/>
          <table:table-cell table:style-name="Default"/>
          <table:table-cell table:number-columns-repeated="1007"/>
        </table:table-row>
      </table:table>
      <table:table table:name="625mm" table:style-name="ta1">
        <table:table-column table:style-name="co42" table:default-cell-style-name="Default"/>
        <table:table-column table:style-name="co2" table:default-cell-style-name="Default"/>
        <table:table-row table:style-name="ro2">
          <table:table-cell office:value-type="string" calcext:value-type="string">
            <text:p>RADIUS</text:p>
          </table:table-cell>
          <table:table-cell table:formula="of:=0.625 * 0.5" office:value-type="float" office:value="0.3125" calcext:value-type="float">
            <text:p>0.3125</text:p>
          </table:table-cell>
        </table:table-row>
        <table:table-row table:style-name="ro2">
          <table:table-cell office:value-type="string" calcext:value-type="string">
            <text:p>CROSS_SECTION_AREA</text:p>
          </table:table-cell>
          <table:table-cell table:formula="of:=PI() * ([.B1] ^ 2)" office:value-type="float" office:value="0.306796157577128" calcext:value-type="float">
            <text:p>0.3067961576</text:p>
          </table:table-cell>
        </table:table-row>
      </table:table>
      <table:table table:name="125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1.25 * 0.5" office:value-type="float" office:value="0.625" calcext:value-type="float">
            <text:p>0.625</text:p>
          </table:table-cell>
        </table:table-row>
        <table:table-row table:style-name="ro2">
          <table:table-cell table:style-name="ce30" office:value-type="string" calcext:value-type="string">
            <text:p>CROSS_SECTION_AREA</text:p>
          </table:table-cell>
          <table:table-cell table:formula="of:=PI() * ([.B1] ^ 2)" office:value-type="float" office:value="1.22718463030851" calcext:value-type="float">
            <text:p>1.2271846303</text:p>
          </table:table-cell>
        </table:table-row>
      </table:table>
      <table:table table:name="250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2.5 * 0.5" office:value-type="float" office:value="1.25" calcext:value-type="float">
            <text:p>1.25</text:p>
          </table:table-cell>
        </table:table-row>
        <table:table-row table:style-name="ro2">
          <table:table-cell table:style-name="ce30" office:value-type="string" calcext:value-type="string">
            <text:p>CROSS_SECTION_AREA</text:p>
          </table:table-cell>
          <table:table-cell table:formula="of:=PI() * ([.B1] ^ 2)" office:value-type="float" office:value="4.90873852123405" calcext:value-type="float">
            <text:p>4.9087385212</text:p>
          </table:table-cell>
        </table:table-row>
      </table:table>
      <table:table table:name="3750mm" table:style-name="ta1">
        <table:table-column table:style-name="co43" table:default-cell-style-name="Default"/>
        <table:table-column table:style-name="co2" table:default-cell-style-name="Default"/>
        <table:table-row table:style-name="ro2">
          <table:table-cell office:value-type="string" calcext:value-type="string">
            <text:p>RADIUS</text:p>
          </table:table-cell>
          <table:table-cell table:formula="of:=3.75 * 0.5" office:value-type="float" office:value="1.875" calcext:value-type="float">
            <text:p>1.875</text:p>
          </table:table-cell>
        </table:table-row>
        <table:table-row table:style-name="ro2">
          <table:table-cell table:style-name="ce30" office:value-type="string" calcext:value-type="string">
            <text:p>CROSS_SECTION_AREA</text:p>
          </table:table-cell>
          <table:table-cell table:formula="of:=PI() * ([.B1] ^ 2)" office:value-type="float" office:value="11.0446616727766" calcext:value-type="float">
            <text:p>11.0446616728</text:p>
          </table:table-cell>
        </table:table-row>
      </table:table>
      <table:table table:name="mk2" table:style-name="ta1">
        <table:table-column table:style-name="co44" table:default-cell-style-name="Default"/>
        <table:table-column table:style-name="co2" table:default-cell-style-name="Default"/>
        <table:table-row table:style-name="ro2">
          <table:table-cell office:value-type="string" calcext:value-type="string">
            <text:p>RADIUS_MIN</text:p>
          </table:table-cell>
          <table:table-cell table:formula="of:= 1.504 * 0.5" office:value-type="float" office:value="0.752" calcext:value-type="float">
            <text:p>0.752</text:p>
          </table:table-cell>
        </table:table-row>
        <table:table-row table:style-name="ro2">
          <table:table-cell office:value-type="string" calcext:value-type="string">
            <text:p>HALF_WIDTH</text:p>
          </table:table-cell>
          <table:table-cell table:formula="of:= 2.541 * 0.5" office:value-type="float" office:value="1.2705" calcext:value-type="float">
            <text:p>1.2705</text:p>
          </table:table-cell>
        </table:table-row>
        <table:table-row table:style-name="ro2">
          <table:table-cell office:value-type="string" calcext:value-type="string">
            <text:p>QUARTER_EDGE_WIDTH</text:p>
          </table:table-cell>
          <table:table-cell table:formula="of:= 0.3 * 0.5" office:value-type="float" office:value="0.15" calcext:value-type="float">
            <text:p>0.15</text:p>
          </table:table-cell>
        </table:table-row>
        <table:table-row table:style-name="ro2">
          <table:table-cell office:value-type="string" calcext:value-type="string">
            <text:p>SECTOR_CHORD</text:p>
          </table:table-cell>
          <table:table-cell office:value-type="float" office:value="0.368" calcext:value-type="float">
            <text:p>0.368</text:p>
          </table:table-cell>
        </table:table-row>
        <table:table-row table:style-name="ro2">
          <table:table-cell office:value-type="string" calcext:value-type="string">
            <text:p>SECTOR_ANGLE_QUARTER</text:p>
          </table:table-cell>
          <table:table-cell table:formula="of:=ASIN([.B4] / [.B1])" office:value-type="float" office:value="0.511357677446223" calcext:value-type="float">
            <text:p>0.5113576774</text:p>
          </table:table-cell>
        </table:table-row>
        <table:table-row table:style-name="ro2">
          <table:table-cell office:value-type="string" calcext:value-type="string">
            <text:p>INTERNAL_HYPOTENUSE</text:p>
          </table:table-cell>
          <table:table-cell table:formula="of:=(([.B2] ^ 2) + ([.B3] ^ 2)) ^ 0.5" office:value-type="float" office:value="1.27932413797286" calcext:value-type="float">
            <text:p>1.279324138</text:p>
          </table:table-cell>
        </table:table-row>
        <table:table-row table:style-name="ro2">
          <table:table-cell office:value-type="string" calcext:value-type="string">
            <text:p>LARGE_TRIANGLE_SIDE_OUTER</text:p>
          </table:table-cell>
          <table:table-cell table:formula="of:=(([.B6] ^ 2) - ([.B1] ^ 2)) ^ 0.5" office:value-type="float" office:value="1.03497161796834" calcext:value-type="float">
            <text:p>1.034971618</text:p>
          </table:table-cell>
        </table:table-row>
        <table:table-row table:style-name="ro2">
          <table:table-cell office:value-type="string" calcext:value-type="string">
            <text:p>SLIM_TRIANGLE_AREA</text:p>
          </table:table-cell>
          <table:table-cell table:formula="of:= [.B2] * [.B3] * 0.5" office:value-type="float" office:value="0.0952875" calcext:value-type="float">
            <text:p>0.0952875</text:p>
          </table:table-cell>
        </table:table-row>
        <table:table-row table:style-name="ro2">
          <table:table-cell office:value-type="string" calcext:value-type="string">
            <text:p>LARGE_TRIANGLE_AREA</text:p>
          </table:table-cell>
          <table:table-cell table:formula="of:=[.B1] * [.B7] * 0.5" office:value-type="float" office:value="0.389149328356095" calcext:value-type="float">
            <text:p>0.3891493284</text:p>
          </table:table-cell>
        </table:table-row>
        <table:table-row table:style-name="ro2">
          <table:table-cell office:value-type="string" calcext:value-type="string">
            <text:p>CIRCLE_SECTOR_AREA</text:p>
          </table:table-cell>
          <table:table-cell table:formula="of:=(PI() * ([.B1] ^ 2)) * ([.B5] / (2 * PI()))" office:value-type="float" office:value="0.144587406013274" calcext:value-type="float">
            <text:p>0.144587406</text:p>
          </table:table-cell>
        </table:table-row>
        <table:table-row table:style-name="ro2">
          <table:table-cell table:style-name="ce30" office:value-type="string" calcext:value-type="string">
            <text:p>CROSS_SECTION_AREA</text:p>
          </table:table-cell>
          <table:table-cell table:formula="of:=([.B8] + [.B9] + [.B10]) * 4" office:value-type="float" office:value="2.51609693747748" calcext:value-type="float">
            <text:p>2.5160969375</text:p>
          </table:table-cell>
        </table:table-row>
      </table:table>
      <table:table table:name="mk3" table:style-name="ta1">
        <table:table-column table:style-name="co45" table:default-cell-style-name="Default"/>
        <table:table-column table:style-name="co2" table:default-cell-style-name="Default"/>
        <table:table-row table:style-name="ro2">
          <table:table-cell office:value-type="string" calcext:value-type="string">
            <text:p>RADIUS_MAX</text:p>
          </table:table-cell>
          <table:table-cell table:formula="of:= 3.75 * 0.5" office:value-type="float" office:value="1.875" calcext:value-type="float">
            <text:p>1.875</text:p>
          </table:table-cell>
        </table:table-row>
        <table:table-row table:style-name="ro2">
          <table:table-cell office:value-type="string" calcext:value-type="string">
            <text:p>MIN_RADIUS</text:p>
          </table:table-cell>
          <table:table-cell table:formula="of:= 3.249 * 0.5" office:value-type="float" office:value="1.6245" calcext:value-type="float">
            <text:p>1.6245</text:p>
          </table:table-cell>
        </table:table-row>
        <table:table-row table:style-name="ro2">
          <table:table-cell office:value-type="string" calcext:value-type="string">
            <text:p>CYLINDRICAL_CROSS_SECTION</text:p>
          </table:table-cell>
          <table:table-cell table:formula="of:= PI() * ([.B1] ^ 2)" office:value-type="float" office:value="11.0446616727766" calcext:value-type="float">
            <text:p>11.0446616728</text:p>
          </table:table-cell>
        </table:table-row>
        <table:table-row table:style-name="ro2">
          <table:table-cell office:value-type="string" calcext:value-type="string">
            <text:p>QUARTER_CYLINDER_AREA</text:p>
          </table:table-cell>
          <table:table-cell table:formula="of:=[.B3] * 0.25" office:value-type="float" office:value="2.76116541819415" calcext:value-type="float">
            <text:p>2.7611654182</text:p>
          </table:table-cell>
        </table:table-row>
        <table:table-row table:style-name="ro2">
          <table:table-cell office:value-type="string" calcext:value-type="string">
            <text:p>QUARTER_CYLINDER_SEGMENT_ANGLE</text:p>
          </table:table-cell>
          <table:table-cell table:formula="of:=ACOS([.B2] / [.B1])" office:value-type="float" office:value="0.522849096374298" calcext:value-type="float">
            <text:p>0.5228490964</text:p>
          </table:table-cell>
        </table:table-row>
        <table:table-row table:style-name="ro2">
          <table:table-cell office:value-type="string" calcext:value-type="string">
            <text:p>QUARTER_CYLINDER_CHORD_LENGTH</text:p>
          </table:table-cell>
          <table:table-cell table:style-name="ce30" table:formula="of:=[.B1] * SIN(ACOS([.B2] / [.B1]))" office:value-type="float" office:value="0.936282409318897" calcext:value-type="float">
            <text:p>0.9362824093</text:p>
          </table:table-cell>
        </table:table-row>
        <table:table-row table:style-name="ro2">
          <table:table-cell office:value-type="string" calcext:value-type="string">
            <text:p>QUARTER_CYLINDER_SECTOR_AREA</text:p>
          </table:table-cell>
          <table:table-cell table:formula="of:=[.B3] / (2 * PI()) * [.B5]" office:value-type="float" office:value="0.919070677220446" calcext:value-type="float">
            <text:p>0.9190706772</text:p>
          </table:table-cell>
        </table:table-row>
        <table:table-row table:style-name="ro2">
          <table:table-cell office:value-type="string" calcext:value-type="string">
            <text:p>QUARTER_TRIANGLE_AREA</text:p>
          </table:table-cell>
          <table:table-cell table:formula="of:=([.B2] * [.B6]) * 0.5" office:value-type="float" office:value="0.760495386969275" calcext:value-type="float">
            <text:p>0.760495387</text:p>
          </table:table-cell>
        </table:table-row>
        <table:table-row table:style-name="ro2">
          <table:table-cell office:value-type="string" calcext:value-type="string">
            <text:p>QUARTER_SEGMENT_AREA</text:p>
          </table:table-cell>
          <table:table-cell table:formula="of:=[.B7] - [.B8]" office:value-type="float" office:value="0.158575290251171" calcext:value-type="float">
            <text:p>0.1585752903</text:p>
          </table:table-cell>
        </table:table-row>
        <table:table-row table:style-name="ro2">
          <table:table-cell table:style-name="ce30" office:value-type="string" calcext:value-type="string">
            <text:p>CROSS_SECTION_AREA</text:p>
          </table:table-cell>
          <table:table-cell table:formula="of:= [.B3] - ([.B9] * 4)" office:value-type="float" office:value="10.4103605117719" calcext:value-type="float">
            <text:p>10.4103605118</text:p>
          </table:table-cell>
        </table:table-row>
      </table:table>
      <table:table table:name="Radiators" table:style-name="ta1">
        <table:table-column table:style-name="co46" table:default-cell-style-name="Default"/>
        <table:table-column table:style-name="co2" table:default-cell-style-name="Default"/>
        <table:table-column table:style-name="co47" table:number-columns-repeated="2" table:default-cell-style-name="Default"/>
        <table:table-column table:style-name="co48" table:default-cell-style-name="Default"/>
        <table:table-column table:style-name="co2" table:default-cell-style-name="Default"/>
        <table:table-column table:style-name="co7" table:default-cell-style-name="Default"/>
        <table:table-column table:style-name="co48" table:default-cell-style-name="ce30"/>
        <table:table-column table:style-name="co2" table:default-cell-style-name="ce30"/>
        <table:table-column table:style-name="co2" table:number-columns-repeated="1014" table:default-cell-style-name="Default"/>
        <table:table-row table:style-name="ro10">
          <table:table-cell table:style-name="ce31"/>
          <table:table-cell table:style-name="ce31" office:value-type="string" calcext:value-type="string">
            <text:p>Total mass</text:p>
            <text:p>-</text:p>
            <text:p>Provided</text:p>
            <text:p>(KG)</text:p>
          </table:table-cell>
          <table:table-cell table:style-name="ce31" office:value-type="string" calcext:value-type="string">
            <text:p>Panel</text:p>
            <text:p>Width</text:p>
            <text:p>(m)</text:p>
          </table:table-cell>
          <table:table-cell table:style-name="ce31" office:value-type="string" calcext:value-type="string">
            <text:p>Panel</text:p>
            <text:p>Height</text:p>
            <text:p>(m)</text:p>
          </table:table-cell>
          <table:table-cell table:style-name="ce31" office:value-type="string" calcext:value-type="string">
            <text:p>Framing</text:p>
            <text:p>width</text:p>
            <text:p>(m)</text:p>
          </table:table-cell>
          <table:table-cell table:style-name="ce31" office:value-type="string" calcext:value-type="string">
            <text:p>Panels</text:p>
            <text:p>per</text:p>
            <text:p>ORU</text:p>
          </table:table-cell>
          <table:table-cell table:style-name="ce31" office:value-type="string" calcext:value-type="string">
            <text:p>ORUs</text:p>
          </table:table-cell>
          <table:table-cell table:style-name="ce31" office:value-type="string" calcext:value-type="string">
            <office:annotation draw:style-name="gr1" draw:text-style-name="P2" svg:width="2.899cm" svg:height="1.386cm" svg:x="24.093cm" svg:y="0cm" draw:caption-point-x="-0.61cm" draw:caption-point-y="0.01cm">
              <dc:date>2015-11-16T00:00:00</dc:date>
              <text:p text:style-name="P2"><text:span text:style-name="T1">Don't forget gaps in area calculation</text:span></text:p>
            </office:annotation>
            <text:p>Total</text:p>
            <text:p>area</text:p>
          </table:table-cell>
          <table:table-cell table:style-name="ce31" office:value-type="string" calcext:value-type="string">
            <text:p>Equivalent</text:p>
            <text:p>cube</text:p>
            <text:p>side</text:p>
          </table:table-cell>
          <table:table-cell table:style-name="ce31" office:value-type="string" calcext:value-type="string">
            <office:annotation draw:style-name="gr1" draw:text-style-name="P2" svg:width="2.899cm" svg:height="2.176cm" svg:x="28.608cm" svg:y="0cm" draw:caption-point-x="-0.61cm" draw:caption-point-y="0.01cm">
              <dc:date>2015-11-16T00:00:00</dc:date>
              <text:p text:style-name="P2"><text:span text:style-name="T1">Rounded up to the next integer multiple of “equivalent cube size” * 10</text:span></text:p>
            </office:annotation>
            <text:p>Total mass</text:p>
            <text:p>-</text:p>
            <text:p>Calculated</text:p>
          </table:table-cell>
          <table:table-cell table:style-name="ce31" table:number-columns-repeated="1013"/>
        </table:table-row>
        <table:table-row table:style-name="ro2">
          <table:table-cell table:style-name="ce32"/>
          <table:table-cell table:style-name="ce33" table:number-columns-repeated="3"/>
          <table:table-cell table:style-name="ce32" table:number-columns-repeated="3"/>
          <table:table-cell table:style-name="ce34" table:formula="of:=[.C2] * [.D2]" office:value-type="float" office:value="0" calcext:value-type="float">
            <text:p>0</text:p>
          </table:table-cell>
          <table:table-cell table:style-name="ce32" table:formula="of:=[.H2] ^ 0.5" office:value-type="float" office:value="0" calcext:value-type="float">
            <text:p>0</text:p>
          </table:table-cell>
          <table:table-cell table:style-name="ce32" table:number-columns-repeated="1014"/>
        </table:table-row>
        <table:table-row table:style-name="ro2">
          <table:table-cell office:value-type="string" calcext:value-type="string">
            <text:p>Radiator Panel (small)</text:p>
          </table:table-cell>
          <table:table-cell/>
          <table:table-cell office:value-type="float" office:value="0.719" calcext:value-type="float">
            <text:p>0.719</text:p>
          </table:table-cell>
          <table:table-cell office:value-type="float" office:value="0.854" calcext:value-type="float">
            <text:p>0.854</text:p>
          </table:table-cell>
          <table:table-cell table:number-columns-repeated="3"/>
          <table:table-cell table:style-name="Default" table:formula="of:=[.C3] * [.D3]" office:value-type="float" office:value="0.614026" calcext:value-type="float">
            <text:p>0.614026</text:p>
          </table:table-cell>
          <table:table-cell table:formula="of:=[.H3] ^ 0.5" office:value-type="float" office:value="0.78359811127899" calcext:value-type="float">
            <text:p>0.7835981113</text:p>
          </table:table-cell>
          <table:table-cell office:value-type="float" office:value="6" calcext:value-type="float">
            <text:p>6</text:p>
          </table:table-cell>
          <table:table-cell table:number-columns-repeated="1013"/>
        </table:table-row>
        <table:table-row table:style-name="ro2">
          <table:table-cell office:value-type="string" calcext:value-type="string">
            <text:p>Radiator Panel (large)</text:p>
          </table:table-cell>
          <table:table-cell/>
          <table:table-cell office:value-type="float" office:value="1.027" calcext:value-type="float">
            <text:p>1.027</text:p>
          </table:table-cell>
          <table:table-cell office:value-type="float" office:value="2.253" calcext:value-type="float">
            <text:p>2.253</text:p>
          </table:table-cell>
          <table:table-cell table:number-columns-repeated="3"/>
          <table:table-cell table:style-name="Default" table:formula="of:=[.C4] * [.D4]" office:value-type="float" office:value="2.313831" calcext:value-type="float">
            <text:p>2.313831</text:p>
          </table:table-cell>
          <table:table-cell table:formula="of:=[.H4] ^ 0.5" office:value-type="float" office:value="1.52112819972545" calcext:value-type="float">
            <text:p>1.5211281997</text:p>
          </table:table-cell>
          <table:table-cell table:formula="of:= CEILING((([.I4] / [.I$3]) ^ 3) * [.J$3]; CEILING([.I4] * 10; 1))" office:value-type="float" office:value="48" calcext:value-type="float">
            <text:p>48</text:p>
          </table:table-cell>
          <table:table-cell table:number-columns-repeated="1013"/>
        </table:table-row>
        <table:table-row table:style-name="ro2">
          <table:table-cell table:style-name="ce32" office:value-type="string" calcext:value-type="string">
            <text:p>ISS Radiator wing</text:p>
          </table:table-cell>
          <table:table-cell table:style-name="ce32" table:formula="of:= 350 + 1122.64 * 3" office:value-type="float" office:value="3717.92" calcext:value-type="float">
            <office:annotation draw:style-name="gr1" draw:text-style-name="P2" svg:width="2.899cm" svg:height="0.991cm" svg:x="9.719cm" svg:y="1.486cm" draw:caption-point-x="-0.61cm" draw:caption-point-y="1.51cm">
              <dc:date>2015-11-16T00:00:00</dc:date>
              <text:p text:style-name="P2"><text:span text:style-name="T1">We assume a 350kg truss</text:span></text:p>
            </office:annotation>
            <text:p>3717.92</text:p>
          </table:table-cell>
          <table:table-cell table:style-name="ce32" office:value-type="float" office:value="2.86" calcext:value-type="float">
            <text:p>2.86</text:p>
          </table:table-cell>
          <table:table-cell table:style-name="ce32" office:value-type="float" office:value="3.4" calcext:value-type="float">
            <text:p>3.4</text:p>
          </table:table-cell>
          <table:table-cell table:style-name="ce32" office:value-type="float" office:value="0.06" calcext:value-type="float">
            <text:p>0.06</text:p>
          </table:table-cell>
          <table:table-cell table:style-name="ce32" office:value-type="float" office:value="8" calcext:value-type="float">
            <text:p>8</text:p>
          </table:table-cell>
          <table:table-cell table:style-name="ce32" office:value-type="float" office:value="3" calcext:value-type="float">
            <text:p>3</text:p>
          </table:table-cell>
          <table:table-cell table:style-name="ce34" table:formula="of:=(([.C5] * [.F5]) + ([.E5] * ([.F5] - 1))) * (([.D5] * [.G5]) + ([.E5] * ([.G5] + 1)))" office:value-type="float" office:value="243.252" calcext:value-type="float">
            <text:p>243.252</text:p>
          </table:table-cell>
          <table:table-cell table:style-name="ce32" table:formula="of:=[.H5] ^ 0.5" office:value-type="float" office:value="15.5965380774068" calcext:value-type="float">
            <text:p>15.5965380774</text:p>
          </table:table-cell>
          <table:table-cell table:style-name="ce32" table:number-columns-repeated="1014"/>
        </table:table-row>
        <table:table-row table:style-name="ro2">
          <table:table-cell office:value-type="string" calcext:value-type="string">
            <text:p>Thermal Control System (small)</text:p>
          </table:table-cell>
          <table:table-cell/>
          <table:table-cell office:value-type="float" office:value="0.535" calcext:value-type="float">
            <text:p>0.535</text:p>
          </table:table-cell>
          <table:table-cell office:value-type="float" office:value="0.502" calcext:value-type="float">
            <text:p>0.502</text:p>
          </table:table-cell>
          <table:table-cell office:value-type="float" office:value="0.01" calcext:value-type="float">
            <text:p>0.01</text:p>
          </table:table-cell>
          <table:table-cell office:value-type="float" office:value="7.5" calcext:value-type="float">
            <text:p>7.5</text:p>
          </table:table-cell>
          <table:table-cell office:value-type="float" office:value="1" calcext:value-type="float">
            <text:p>1</text:p>
          </table:table-cell>
          <table:table-cell table:formula="of:=(([.C6] * [.F6]) + ([.E6] * ([.F6] - 1))) * (([.D6] * [.G6]) + ([.E6] * ([.G6] + 1)))" office:value-type="float" office:value="2.128455" calcext:value-type="float">
            <text:p>2.128455</text:p>
          </table:table-cell>
          <table:table-cell table:formula="of:=[.H6] ^ 0.5" office:value-type="float" office:value="1.45892254763575" calcext:value-type="float">
            <text:p>1.4589225476</text:p>
          </table:table-cell>
          <table:table-cell table:formula="of:=CEILING((([.I6] / [.I$5]) ^ 3) * [.B$5]; CEILING([.I6] * 10; 1))" office:value-type="float" office:value="15" calcext:value-type="float">
            <text:p>15</text:p>
          </table:table-cell>
          <table:table-cell table:number-columns-repeated="1013"/>
        </table:table-row>
        <table:table-row table:style-name="ro2">
          <table:table-cell office:value-type="string" calcext:value-type="string">
            <text:p>Thermal Control System (medium)</text:p>
          </table:table-cell>
          <table:table-cell/>
          <table:table-cell office:value-type="float" office:value="0.984" calcext:value-type="float">
            <text:p>0.984</text:p>
          </table:table-cell>
          <table:table-cell office:value-type="float" office:value="1.712" calcext:value-type="float">
            <text:p>1.712</text:p>
          </table:table-cell>
          <table:table-cell office:value-type="float" office:value="0.018" calcext:value-type="float">
            <text:p>0.018</text:p>
          </table:table-cell>
          <table:table-cell office:value-type="float" office:value="7.5" calcext:value-type="float">
            <text:p>7.5</text:p>
          </table:table-cell>
          <table:table-cell office:value-type="float" office:value="1" calcext:value-type="float">
            <text:p>1</text:p>
          </table:table-cell>
          <table:table-cell table:formula="of:=(([.C7] * [.F7]) + ([.E7] * ([.F7] - 1))) * (([.D7] * [.G7]) + ([.E7] * ([.G7] + 1)))" office:value-type="float" office:value="13.104756" calcext:value-type="float">
            <text:p>13.104756</text:p>
          </table:table-cell>
          <table:table-cell table:formula="of:=[.H7] ^ 0.5" office:value-type="float" office:value="3.62004917093677" calcext:value-type="float">
            <text:p>3.6200491709</text:p>
          </table:table-cell>
          <table:table-cell table:formula="of:=CEILING((([.I7] / [.I$5]) ^ 3) * [.B$5]; CEILING([.I7] * 10; 1))" office:value-type="float" office:value="74" calcext:value-type="float">
            <text:p>74</text:p>
          </table:table-cell>
          <table:table-cell table:number-columns-repeated="1013"/>
        </table:table-row>
        <table:table-row table:style-name="ro2">
          <table:table-cell office:value-type="string" calcext:value-type="string">
            <text:p>Thermal Control System (large)</text:p>
          </table:table-cell>
          <table:table-cell/>
          <table:table-cell office:value-type="float" office:value="1.23" calcext:value-type="float">
            <text:p>1.23</text:p>
          </table:table-cell>
          <table:table-cell office:value-type="float" office:value="2.254" calcext:value-type="float">
            <text:p>2.254</text:p>
          </table:table-cell>
          <table:table-cell office:value-type="float" office:value="0.03" calcext:value-type="float">
            <text:p>0.03</text:p>
          </table:table-cell>
          <table:table-cell office:value-type="float" office:value="7.5" calcext:value-type="float">
            <text:p>7.5</text:p>
          </table:table-cell>
          <table:table-cell office:value-type="float" office:value="3" calcext:value-type="float">
            <text:p>3</text:p>
          </table:table-cell>
          <table:table-cell table:formula="of:=(([.C8] * [.F8]) + ([.E8] * ([.F8] - 1))) * (([.D8] * [.G8]) + ([.E8] * ([.G8] + 1)))" office:value-type="float" office:value="64.82844" calcext:value-type="float">
            <text:p>64.82844</text:p>
          </table:table-cell>
          <table:table-cell table:formula="of:=[.H8] ^ 0.5" office:value-type="float" office:value="8.05161101892038" calcext:value-type="float">
            <text:p>8.0516110189</text:p>
          </table:table-cell>
          <table:table-cell table:formula="of:=CEILING((([.I8] / [.I$5]) ^ 3) * [.B$5]; CEILING([.I8] * 10; 1))" office:value-type="float" office:value="567" calcext:value-type="float">
            <text:p>567</text:p>
          </table:table-cell>
          <table:table-cell table:number-columns-repeated="1013"/>
        </table:table-row>
      </table:table>
      <table:named-expressions/>
      <table:database-ranges>
        <table:database-range table:name="__Anonymous_Sheet_DB__1" table:target-range-address="parts.A1:parts.AL104">
          <table:sort>
            <table:sort-by table:field-number="3" table:data-type="automatic"/>
            <table:sort-by table:field-number="33" table:data-type="automatic"/>
            <table:sort-by table:field-number="8"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N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N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2">00/00/0000</text:date>, <text:time style:data-style-name="N2" text:time-value="22:16:09.8562122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o Venchiarutti</meta:initial-creator>
    <meta:creation-date>2015-09-11T19:47:57.122778793</meta:creation-date>
    <dc:date>2016-05-02T01:08:43.664475366</dc:date>
    <dc:creator>Fabio Venchiarutti</dc:creator>
    <meta:editing-duration>P5DT10M16S</meta:editing-duration>
    <meta:editing-cycles>296</meta:editing-cycles>
    <meta:generator>LibreOffice/4.2.8.2$Linux_X86_64 LibreOffice_project/420m0$Build-2</meta:generator>
    <meta:document-statistic meta:table-count="11" meta:cell-count="4187" meta:object-count="1"/>
  </office:meta>
</office:document-meta>
</file>